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Poltavska Oblast(23:05). Red Alert: aerial threat. Sirens sounding. Take cover now!</text:span>
</text:h>
      <text:p text:style-name="P4">
Authors: liveuamap (Language: en)</text:p>
      <text:p text:style-name="P4">
Time: 2023-05-19T17:06:00</text:p>
      <text:p text:style-name="P4">
Location: Poltavska Oblast (Latitude:49.47656 Longtitude:33.81759)</text:p>
      <text:p text:style-name="P4">
Videos: []</text:p>
      <text:p text:style-name="P4">
Images: []</text:p>
      <text:p text:style-name="P4">
Tags: ["Europe", "Central and Eastern Europe"]</text:p>
      <text:p text:style-name="P4">
ID: 22564063</text:p>
      <!--METADATA-->
      <text:p text:style-name="P4">
Poltavska Oblast(23:05). Red Alert: aerial threat. Sirens sounding. Take covernow!</text:p>
      <text:p text:style-name="P4">
News Collection Link: <text:a xlink:type="simple" xlink:href="https://liveuamap.com/en/2023/19-may-poltavska-oblast2305-red-alert-aerial-g" text:style-name="Internet_20_link" text:visited-style-name="Visited_20_Internet_20_Link">
https://liveuamap.com/en/2023/19-may-poltavska-oblast2305-red-alert-aerial-g</text:a>
</text:p>
      <text:p text:style-name="P4">
Source: <text:a xlink:type="simple" xlink:href="https://t.me/suspilnepoltava/11242" text:style-name="Internet_20_link" text:visited-style-name="Visited_20_Internet_20_Link">
https://t.me/suspilnepoltava/11242</text:a>
</text:p>
      <!--NEWS-->
      <text:h text:style-name="P10" text:outline-level="1">
<text:span text:style-name="T4">
Dnipro, Dnipropetrovska Oblast, Donetsk Oblast, Zaporizka Oblast(23:05). Red Alert: aerial th...</text:span>
</text:h>
      <text:p text:style-name="P4">
Authors: liveuamap (Language: en)</text:p>
      <text:p text:style-name="P4">
Time: 2023-05-19T17:07:00</text:p>
      <text:p text:style-name="P4">
Location: Dnipro (Latitude:48.4589 Longtitude:35.03942)</text:p>
      <text:p text:style-name="P4">
Videos: []</text:p>
      <text:p text:style-name="P4">
Images: []</text:p>
      <text:p text:style-name="P4">
Tags: ["Europe", "Central and Eastern Europe"]</text:p>
      <text:p text:style-name="P4">
ID: 22564064</text:p>
      <!--METADATA-->
      <text:p text:style-name="P4">
Dnipro, Dnipropetrovska Oblast, Donetsk Oblast, Zaporizka Oblast(23:05). RedAlert: aerial threat. Sirens sounding. Take cover now!</text:p>
      <text:p text:style-name="P4">
News Collection Link: <text:a xlink:type="simple" xlink:href="https://liveuamap.com/en/2023/19-may-dnipro-dnipropetrovska-oblast-donetsk-g" text:style-name="Internet_20_link" text:visited-style-name="Visited_20_Internet_20_Link">
https://liveuamap.com/en/2023/19-may-dnipro-dnipropetrovska-oblast-donetsk-g</text:a>
</text:p>
      <text:p text:style-name="P4">
Source: <text:a xlink:type="simple" xlink:href="https://t.me/air_alert_ua/46025" text:style-name="Internet_20_link" text:visited-style-name="Visited_20_Internet_20_Link">
https://t.me/air_alert_ua/46025</text:a>
</text:p>
      <!--NEWS-->
      <text:h text:style-name="P10" text:outline-level="1">
<text:span text:style-name="T4">
Kharkiv, Kharkivska Oblast(23:07). Red Alert: aerial threat. Sirens sounding. Take cover now!</text:span>
</text:h>
      <text:p text:style-name="P4">
Authors: liveuamap (Language: en)</text:p>
      <text:p text:style-name="P4">
Time: 2023-05-19T17:08:00</text:p>
      <text:p text:style-name="P4">
Location: Kharkiv (Latitude:49.98169 Longtitude:36.25245)</text:p>
      <text:p text:style-name="P4">
Videos: []</text:p>
      <text:p text:style-name="P4">
Images: []</text:p>
      <text:p text:style-name="P4">
Tags: ["Europe", "Central and Eastern Europe"]</text:p>
      <text:p text:style-name="P4">
ID: 22564065</text:p>
      <!--METADATA-->
      <text:p text:style-name="P4">
Kharkiv, Kharkivska Oblast(23:07). Red Alert: aerial threat. Sirens sounding.Take cover now!</text:p>
      <text:p text:style-name="P4">
News Collection Link: <text:a xlink:type="simple" xlink:href="https://liveuamap.com/en/2023/19-may-kharkiv-kharkivska-oblast2307-red-alerg" text:style-name="Internet_20_link" text:visited-style-name="Visited_20_Internet_20_Link">
https://liveuamap.com/en/2023/19-may-kharkiv-kharkivska-oblast2307-red-alerg</text:a>
</text:p>
      <text:p text:style-name="P4">
Source: <text:a xlink:type="simple" xlink:href="https://t.me/suspilnekharkiv/25011" text:style-name="Internet_20_link" text:visited-style-name="Visited_20_Internet_20_Link">
https://t.me/suspilnekharkiv/25011</text:a>
</text:p>
      <!--NEWS-->
      <text:h text:style-name="P10" text:outline-level="1">
<text:span text:style-name="T4">
Chernihivska Oblast(23:25). Red Alert: aerial threat. Sirens sounding. Take cover now!</text:span>
</text:h>
      <text:p text:style-name="P4">
Authors: liveuamap (Language: en)</text:p>
      <text:p text:style-name="P4">
Time: 2023-05-19T17:26:00</text:p>
      <text:p text:style-name="P4">
Location: Chernihivska Oblast (Latitude:51.33333000 Longtitude:32.00000000)</text:p>
      <text:p text:style-name="P4">
Videos: []</text:p>
      <text:p text:style-name="P4">
Images: []</text:p>
      <text:p text:style-name="P4">
Tags: ["Europe", "Central and Eastern Europe"]</text:p>
      <text:p text:style-name="P4">
ID: 22564066</text:p>
      <!--METADATA-->
      <text:p text:style-name="P4">
Chernihivska Oblast(23:25). Red Alert: aerial threat. Sirens sounding. Takecover now!</text:p>
      <text:p text:style-name="P4">
News Collection Link: <text:a xlink:type="simple" xlink:href="https://liveuamap.com/en/2023/19-may-chernihivska-oblast2325-red-alert-aerig" text:style-name="Internet_20_link" text:visited-style-name="Visited_20_Internet_20_Link">
https://liveuamap.com/en/2023/19-may-chernihivska-oblast2325-red-alert-aerig</text:a>
</text:p>
      <text:p text:style-name="P4">
Source: <text:a xlink:type="simple" xlink:href="https://t.me/air_alert_ua/46027" text:style-name="Internet_20_link" text:visited-style-name="Visited_20_Internet_20_Link">
https://t.me/air_alert_ua/46027</text:a>
</text:p>
      <!--NEWS-->
      <text:h text:style-name="P10" text:outline-level="1">
<text:span text:style-name="T4">
Kyiv, Kyiv Oblast(23:27). Red Alert: aerial threat. Sirens sounding. Take cover now!</text:span>
</text:h>
      <text:p text:style-name="P4">
Authors: liveuamap (Language: en)</text:p>
      <text:p text:style-name="P4">
Time: 2023-05-19T17:29:00</text:p>
      <text:p text:style-name="P4">
Location: Kyiv (Latitude:50.44343 Longtitude:30.53022)</text:p>
      <text:p text:style-name="P4">
Videos: []</text:p>
      <text:p text:style-name="P4">
Images: []</text:p>
      <text:p text:style-name="P4">
Tags: ["Europe", "Central and Eastern Europe"]</text:p>
      <text:p text:style-name="P4">
ID: 22564067</text:p>
      <!--METADATA-->
      <text:p text:style-name="P4">
Kyiv, Kyiv Oblast(23:27). Red Alert: aerial threat. Sirens sounding. Takecover now!</text:p>
      <text:p text:style-name="P4">
News Collection Link: <text:a xlink:type="simple" xlink:href="https://liveuamap.com/en/2023/19-may-kyiv-kyiv-oblast2327-red-alert-aerial-g" text:style-name="Internet_20_link" text:visited-style-name="Visited_20_Internet_20_Link">
https://liveuamap.com/en/2023/19-may-kyiv-kyiv-oblast2327-red-alert-aerial-g</text:a>
</text:p>
      <text:p text:style-name="P4">
Source: <text:a xlink:type="simple" xlink:href="https://t.me/air_alert_ua/46028" text:style-name="Internet_20_link" text:visited-style-name="Visited_20_Internet_20_Link">
https://t.me/air_alert_ua/46028</text:a>
</text:p>
      <!--NEWS-->
      <text:h text:style-name="P10" text:outline-level="1">
<text:span text:style-name="T4">
Zhytomyr, Zhytomyrska Oblast(23:55). Red Alert: aerial threat. Sirens sounding. Take cover now!</text:span>
</text:h>
      <text:p text:style-name="P4">
Authors: liveuamap (Language: en)</text:p>
      <text:p text:style-name="P4">
Time: 2023-05-19T17:57:00</text:p>
      <text:p text:style-name="P4">
Location: Zhytomyr (Latitude:50.26487000 Longtitude:28.67669000)</text:p>
      <text:p text:style-name="P4">
Videos: []</text:p>
      <text:p text:style-name="P4">
Images: []</text:p>
      <text:p text:style-name="P4">
Tags: ["Europe", "Central and Eastern Europe"]</text:p>
      <text:p text:style-name="P4">
ID: 22564069</text:p>
      <!--METADATA-->
      <text:p text:style-name="P4">
Zhytomyr, Zhytomyrska Oblast(23:55). Red Alert: aerial threat. Sirenssounding. Take cover now!</text:p>
      <text:p text:style-name="P4">
News Collection Link: <text:a xlink:type="simple" xlink:href="https://liveuamap.com/en/2023/19-may-zhytomyr-zhytomyrska-oblast2355-red-alg" text:style-name="Internet_20_link" text:visited-style-name="Visited_20_Internet_20_Link">
https://liveuamap.com/en/2023/19-may-zhytomyr-zhytomyrska-oblast2355-red-alg</text:a>
</text:p>
      <text:p text:style-name="P4">
Source: <text:a xlink:type="simple" xlink:href="https://t.me/air_alert_ua/46035" text:style-name="Internet_20_link" text:visited-style-name="Visited_20_Internet_20_Link">
https://t.me/air_alert_ua/46035</text:a>
</text:p>
      <!--NEWS-->
      <text:h text:style-name="P10" text:outline-level="1">
<text:span text:style-name="T4">
Khmelnytska Oblast(00:50). Red Alert: aerial threat. Sirens sounding. Take cover now!</text:span>
</text:h>
      <text:p text:style-name="P4">
Authors: liveuamap (Language: en)</text:p>
      <text:p text:style-name="P4">
Time: 2023-05-19T18:52:00</text:p>
      <text:p text:style-name="P4">
Location: Khmelnytska Oblast (Latitude:49.50000000 Longtitude:27.00000000)</text:p>
      <text:p text:style-name="P4">
Videos: []</text:p>
      <text:p text:style-name="P4">
Images: []</text:p>
      <text:p text:style-name="P4">
Tags: ["Europe", "Central and Eastern Europe"]</text:p>
      <text:p text:style-name="P4">
ID: 22564075</text:p>
      <!--METADATA-->
      <text:p text:style-name="P4">
Khmelnytska Oblast(00:50). Red Alert: aerial threat. Sirens sounding. Takecover now!</text:p>
      <text:p text:style-name="P4">
News Collection Link: <text:a xlink:type="simple" xlink:href="https://liveuamap.com/en/2023/19-may-khmelnytska-oblast0050-red-alert-aeriag" text:style-name="Internet_20_link" text:visited-style-name="Visited_20_Internet_20_Link">
https://liveuamap.com/en/2023/19-may-khmelnytska-oblast0050-red-alert-aeriag</text:a>
</text:p>
      <text:p text:style-name="P4">
Source: <text:a xlink:type="simple" xlink:href="https://t.me/air_alert_ua/46038" text:style-name="Internet_20_link" text:visited-style-name="Visited_20_Internet_20_Link">
https://t.me/air_alert_ua/46038</text:a>
</text:p>
      <!--NEWS-->
      <text:h text:style-name="P10" text:outline-level="1">
<text:span text:style-name="T4">
Rivne, Rivnenska Oblast(01:19). Red Alert: aerial threat. Sirens sounding. Take cover now!</text:span>
</text:h>
      <text:p text:style-name="P4">
Authors: liveuamap (Language: en)</text:p>
      <text:p text:style-name="P4">
Time: 2023-05-19T19:20:00</text:p>
      <text:p text:style-name="P4">
Location: Rivne (Latitude:50.6034445 Longtitude:26.257603168487)</text:p>
      <text:p text:style-name="P4">
Videos: []</text:p>
      <text:p text:style-name="P4">
Images: []</text:p>
      <text:p text:style-name="P4">
Tags: ["Europe", "Central and Eastern Europe"]</text:p>
      <text:p text:style-name="P4">
ID: 22564079</text:p>
      <!--METADATA-->
      <text:p text:style-name="P4">
Rivne, Rivnenska Oblast(01:19). Red Alert: aerial threat. Sirens sounding.Take cover now!</text:p>
      <text:p text:style-name="P4">
News Collection Link: <text:a xlink:type="simple" xlink:href="https://liveuamap.com/en/2023/19-may-rivne-rivnenska-oblast0119-red-alert-ag" text:style-name="Internet_20_link" text:visited-style-name="Visited_20_Internet_20_Link">
https://liveuamap.com/en/2023/19-may-rivne-rivnenska-oblast0119-red-alert-ag</text:a>
</text:p>
      <text:p text:style-name="P4">
Source: <text:a xlink:type="simple" xlink:href="https://t.me/air_alert_ua/46041" text:style-name="Internet_20_link" text:visited-style-name="Visited_20_Internet_20_Link">
https://t.me/air_alert_ua/46041</text:a>
</text:p>
      <!--NEWS-->
      <text:h text:style-name="P10" text:outline-level="1">
<text:span text:style-name="T4">
Zaporizka Oblast(02:31). Red Alert: aerial threat. Sirens sounding. Take cover now!</text:span>
</text:h>
      <text:p text:style-name="P4">
Authors: liveuamap (Language: en)</text:p>
      <text:p text:style-name="P4">
Time: 2023-05-19T20:32:00</text:p>
      <text:p text:style-name="P4">
Location: Zaporizka Oblast (Latitude:47.612021 Longtitude:35.765261)</text:p>
      <text:p text:style-name="P4">
Videos: []</text:p>
      <text:p text:style-name="P4">
Images: []</text:p>
      <text:p text:style-name="P4">
Tags: ["Europe", "Central and Eastern Europe"]</text:p>
      <text:p text:style-name="P4">
ID: 22564080</text:p>
      <!--METADATA-->
      <text:p text:style-name="P4">
Zaporizka Oblast(02:31). Red Alert: aerial threat. Sirens sounding. Take covernow!</text:p>
      <text:p text:style-name="P4">
News Collection Link: <text:a xlink:type="simple" xlink:href="https://liveuamap.com/en/2023/20-may-zaporizka-oblast0231-red-alert-aerial-g" text:style-name="Internet_20_link" text:visited-style-name="Visited_20_Internet_20_Link">
https://liveuamap.com/en/2023/20-may-zaporizka-oblast0231-red-alert-aerial-g</text:a>
</text:p>
      <text:p text:style-name="P4">
Source: <text:a xlink:type="simple" xlink:href="https://t.me/air_alert_ua/46046" text:style-name="Internet_20_link" text:visited-style-name="Visited_20_Internet_20_Link">
https://t.me/air_alert_ua/46046</text:a>
</text:p>
      <!--NEWS-->
      <text:h text:style-name="P10" text:outline-level="1">
<text:span text:style-name="T4">
Kherson, Khersonska Oblast(02:51). Red Alert: aerial threat. Sirens sounding. Take cover now!</text:span>
</text:h>
      <text:p text:style-name="P4">
Authors: liveuamap (Language: en)</text:p>
      <text:p text:style-name="P4">
Time: 2023-05-19T20:52:00</text:p>
      <text:p text:style-name="P4">
Location: Kherson (Latitude:46.6563 Longtitude:32.61739)</text:p>
      <text:p text:style-name="P4">
Videos: []</text:p>
      <text:p text:style-name="P4">
Images: []</text:p>
      <text:p text:style-name="P4">
Tags: ["Europe", "Central and Eastern Europe"]</text:p>
      <text:p text:style-name="P4">
ID: 22564082</text:p>
      <!--METADATA-->
      <text:p text:style-name="P4">
Kherson, Khersonska Oblast(02:51). Red Alert: aerial threat. Sirens sounding.Take cover now!</text:p>
      <text:p text:style-name="P4">
News Collection Link: <text:a xlink:type="simple" xlink:href="https://liveuamap.com/en/2023/20-may-kherson-khersonska-oblast0251-red-alerg" text:style-name="Internet_20_link" text:visited-style-name="Visited_20_Internet_20_Link">
https://liveuamap.com/en/2023/20-may-kherson-khersonska-oblast0251-red-alerg</text:a>
</text:p>
      <text:p text:style-name="P4">
Source: <text:a xlink:type="simple" xlink:href="https://t.me/air_alert_ua/46047" text:style-name="Internet_20_link" text:visited-style-name="Visited_20_Internet_20_Link">
https://t.me/air_alert_ua/46047</text:a>
</text:p>
      <!--NEWS-->
      <text:h text:style-name="P10" text:outline-level="1">
<text:span text:style-name="T4">
Donetsk Oblast(03:13). Red Alert: aerial threat. Sirens sounding. Take cover now!</text:span>
</text:h>
      <text:p text:style-name="P4">
Authors: liveuamap (Language: en)</text:p>
      <text:p text:style-name="P4">
Time: 2023-05-19T21:16:00</text:p>
      <text:p text:style-name="P4">
Location: Donetsk Oblast (Latitude:48.72792 Longtitude:37.5773)</text:p>
      <text:p text:style-name="P4">
Videos: []</text:p>
      <text:p text:style-name="P4">
Images: []</text:p>
      <text:p text:style-name="P4">
Tags: ["Europe", "Central and Eastern Europe"]</text:p>
      <text:p text:style-name="P4">
ID: 22564084</text:p>
      <!--METADATA-->
      <text:p text:style-name="P4">
Donetsk Oblast(03:13). Red Alert: aerial threat. Sirens sounding. Take covernow!</text:p>
      <text:p text:style-name="P4">
News Collection Link: <text:a xlink:type="simple" xlink:href="https://liveuamap.com/en/2023/20-may-donetsk-oblast0313-red-alert-aerial-thg" text:style-name="Internet_20_link" text:visited-style-name="Visited_20_Internet_20_Link">
https://liveuamap.com/en/2023/20-may-donetsk-oblast0313-red-alert-aerial-thg</text:a>
</text:p>
      <text:p text:style-name="P4">
Source: <text:a xlink:type="simple" xlink:href="https://t.me/air_alert_ua/46048" text:style-name="Internet_20_link" text:visited-style-name="Visited_20_Internet_20_Link">
https://t.me/air_alert_ua/46048</text:a>
</text:p>
      <!--NEWS-->
      <text:h text:style-name="P10" text:outline-level="1">
<text:span text:style-name="T4">
росіяни хочуть психологічно виснажити наш національний опір — Ганна Маляр</text:span>
</text:h>
      <text:p text:style-name="P4">
Author: ['Дмитро Чалий']</text:p>
      <text:p text:style-name="P4">
Time: 2023-05-19T63:00:00-04:00</text:p>
      <text:p text:style-name="P4">
Description: Про це під час телевізійного марафону «Єдині новини» розповіла заступник Міністр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3.jpg" text:style-name="Internet_20_link" text:visited-style-name="Visited_20_Internet_20_Link">
bahmut-3.jpg</text:a>
']</text:p>
      <text:p text:style-name="P4">
Tags: ['ГАННА МАЛЯР', 'ЄДИНІ НОВИНИ', 'ОПІР']</text:p>
      <text:p text:style-name="P4">
Category: News</text:p>
      <!--METADATA-->
      <text:p text:style-name="P4">
<draw:frame draw:style-name="fr1" draw:name="Image2" text:anchor-type="as-char" svg:width="6.9236in" svg:height="3.894525in" draw:z-index="0">
<draw:image xlink:href="../Images/AРМІЯINFORM/2023-05-19T63-00-00-04-00/bahmut-3.jpg" xlink:type="simple" xlink:show="embed" xlink:actuate="onLoad" draw:mime-type="image/jpeg"/>
</draw:frame>
Ілюстративне фото</text:p>
      <text:p text:style-name="P4">
Про це під час телевізійного марафону <text:a xlink:type="simple" xlink:href="https://www.youtube.com/live/WY8sDvZdWEA" text:style-name="Internet_20_link" text:visited-style-name="Visited_20_Internet_20_Link">
«Єдиніновини»</text:a>
 розповіла заступникМіністра оборони України Ганна Маляр.</text:p>
      <text:p text:style-name="P4">
— Протягом останнього місяця ми спостерігаємо збільшення ворожих обстрілів поприкордонних областях півночі і тих, які межують з рф. Вони почали більшезнищувати об’єкти цивільної інфраструктури і, на жаль, в нас є загиблігромадяни. В такий спосіб вони залякують цивільне населення. Вони хочутьвиснажити у психологічний спосіб наш національний опір. Адже в нас зараз націядуже об’єднана, потужна та сильна, — зазначила Ганна Маляр.</text:p>
      <text:p text:style-name="P4">
Крім того, за її словами, ворог хоче тримати наші війська, які перебувають напівночі, у постійній напрузі.</text:p>
      <text:p text:style-name="P4">
— Вони не хочуть, аби ми задіяли підрозділи з півночі на інших напрямках. Воницього дуже бояться, — зазначила Ганна Маляр.</text:p>
      <text:p text:style-name="P4">
Також вона додала, що, вдаючись до таких обстрілів, противник шукає нашіслабкі місця, проте ключову ціль, яку вони поставили, — захоплення всієїУкраїни, вони не можуть подужати, і тому діють такими фрагментами.</text:p>
      <text:p text:style-name="P4">
Source: <text:a xlink:type="simple" xlink:href="https://armyinform.com.ua/2023/05/19/rosiyany-hochut-psyhologichno-vysnazhyty-nash-naczionalnyj-opir-ganna-malyar/" text:style-name="Internet_20_link" text:visited-style-name="Visited_20_Internet_20_Link">
https://armyinform.com.ua/2023/05/19/rosiyany-hochut-psyhologichno-vysnazhyty-nash-naczionalnyj-opir-ganna-malyar/</text:a>
</text:p>
      <!--NEWS-->
      <text:h text:style-name="P10" text:outline-level="1">
<text:span text:style-name="T4">
Українські науковці отримали премію імені Бориса Патона за вагомий внесок у підтримку боєздатності ЗС України</text:span>
</text:h>
      <text:p text:style-name="P4">
Author: ['Володимир Загребельний']</text:p>
      <text:p text:style-name="P4">
Time: 2023-05-19T78:00:00-04:00</text:p>
      <text:p text:style-name="P4">
Description: У середмісті столиці 19 травня відбулось нагородження переможців Національної прем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remiya-golovna.jpg" text:style-name="Internet_20_link" text:visited-style-name="Visited_20_Internet_20_Link">
premiya-golovna.jpg</text:a>
', '<text:a xlink:type="simple" xlink:href="https://armyinform.com.ua/wp-content/uploads/2023/05/premiya-002-150x150.jpg" text:style-name="Internet_20_link" text:visited-style-name="Visited_20_Internet_20_Link">
premiya-002-150x150.jpg</text:a>
', '<text:a xlink:type="simple" xlink:href="https://armyinform.com.ua/wp-content/uploads/2023/05/premiya-004-150x150.jpg" text:style-name="Internet_20_link" text:visited-style-name="Visited_20_Internet_20_Link">
premiya-004-150x150.jpg</text:a>
', '<text:a xlink:type="simple" xlink:href="https://armyinform.com.ua/wp-content/uploads/2023/05/premiya-003-150x150.jpg" text:style-name="Internet_20_link" text:visited-style-name="Visited_20_Internet_20_Link">
premiya-003-150x150.jpg</text:a>
', '<text:a xlink:type="simple" xlink:href="https://armyinform.com.ua/wp-content/uploads/2023/05/premiya-005-150x150.jpg" text:style-name="Internet_20_link" text:visited-style-name="Visited_20_Internet_20_Link">
premiya-005-150x150.jpg</text:a>
', '<text:a xlink:type="simple" xlink:href="https://armyinform.com.ua/wp-content/uploads/2023/05/premiya-005-1-150x150.jpg" text:style-name="Internet_20_link" text:visited-style-name="Visited_20_Internet_20_Link">
premiya-005-1-150x150.jpg</text:a>
', '<text:a xlink:type="simple" xlink:href="https://armyinform.com.ua/wp-content/uploads/2023/05/premiya-006-150x150.jpg" text:style-name="Internet_20_link" text:visited-style-name="Visited_20_Internet_20_Link">
premiya-006-150x150.jpg</text:a>
', '<text:a xlink:type="simple" xlink:href="https://armyinform.com.ua/wp-content/uploads/2023/05/premiya-007-150x150.jpg" text:style-name="Internet_20_link" text:visited-style-name="Visited_20_Internet_20_Link">
premiya-007-150x150.jpg</text:a>
', '<text:a xlink:type="simple" xlink:href="https://armyinform.com.ua/wp-content/uploads/2023/05/premiya-008-150x150.jpg" text:style-name="Internet_20_link" text:visited-style-name="Visited_20_Internet_20_Link">
premiya-008-150x150.jpg</text:a>
', '<text:a xlink:type="simple" xlink:href="https://armyinform.com.ua/wp-content/uploads/2023/05/premiya-009-150x150.jpg" text:style-name="Internet_20_link" text:visited-style-name="Visited_20_Internet_20_Link">
premiya-009-150x150.jpg</text:a>
', '<text:a xlink:type="simple" xlink:href="https://armyinform.com.ua/wp-content/uploads/2023/05/premiya-010-150x150.jpg" text:style-name="Internet_20_link" text:visited-style-name="Visited_20_Internet_20_Link">
premiya-010-150x150.jpg</text:a>
', '<text:a xlink:type="simple" xlink:href="https://armyinform.com.ua/wp-content/uploads/2023/05/premiya-012-150x150.jpg" text:style-name="Internet_20_link" text:visited-style-name="Visited_20_Internet_20_Link">
premiya-012-150x150.jpg</text:a>
', '<text:a xlink:type="simple" xlink:href="https://armyinform.com.ua/wp-content/uploads/2022/12/volodymyr-zagrebelnyj-2.jpg" text:style-name="Internet_20_link" text:visited-style-name="Visited_20_Internet_20_Link">
volodymyr-zagrebelnyj-2.jpg</text:a>
']</text:p>
      <text:p text:style-name="P4">
Tags: ['НАУКОВЦІ', 'ПРЕМІЯ ІМЕНІ ПАТОНА']</text:p>
      <text:p text:style-name="P4">
Category: News</text:p>
      <!--METADATA-->
      <text:p text:style-name="P4">
<draw:frame draw:style-name="fr1" draw:name="Image3" text:anchor-type="as-char" svg:width="6.9236in" svg:height="4.615733in" draw:z-index="0">
<draw:image xlink:href="../Images/AРМІЯINFORM/2023-05-19T78-00-00-04-00/premiya-golovna.jpg" xlink:type="simple" xlink:show="embed" xlink:actuate="onLoad" draw:mime-type="image/jpeg"/>
</draw:frame>
</text:p>
      <text:p text:style-name="P4">
У середмісті столиці 19 травня відбулось нагородження переможців Національноїпремії України імені Бориса Патона. На підставі подання Комітету з Державнихпремій України в галузі науки і техніки<text:a xlink:type="simple" xlink:href="https://www.president.gov.ua/documents/8082022-45021" text:style-name="Internet_20_link" text:visited-style-name="Visited_20_Internet_20_Link">
Указом</text:a>
 Президента України ВолодимираЗеленського присуджено Національну премію України імені Бориса Патона 2022року колективам дослідників п’ятьох українських вишів у сферах медицини іВійськово-промислового комплексу.</text:p>
      <text:p text:style-name="P4">
«Без потужної передової науки надзвичайно важко захищати державу від зазіханняагресора, забезпечити її сталий розвиток та гідне майбутнє. Самепрофесійність… Нині Україна потребує фахових рішень для оборони і ліквідаціїнаслідків війни», — наголосив Президент України Володимир Зеленський у своємузверненні до науковців.</text:p>
      <text:p text:style-name="P4">
<text:a xlink:type="simple" xlink:href="https://armyinform.com.ua/wp-content/uploads/2023/05/premiya-002.jpg" text:style-name="Internet_20_link" text:visited-style-name="Visited_20_Internet_20_Link">
<draw:frame draw:style-name="fr1" draw:name="Image4" text:anchor-type="as-char" svg:width="6.9236in" svg:height="6.9236in" draw:z-index="0">
<draw:image xlink:href="../Images/AРМІЯINFORM/2023-05-19T78-00-00-04-00/premiya-002-150x150.jpg" xlink:type="simple" xlink:show="embed" xlink:actuate="onLoad" draw:mime-type="image/jpeg"/>
</draw:frame>
</text:a>
</text:p>
      <text:p text:style-name="P4">
<text:a xlink:type="simple" xlink:href="https://armyinform.com.ua/wp-content/uploads/2023/05/premiya-004.jpg" text:style-name="Internet_20_link" text:visited-style-name="Visited_20_Internet_20_Link">
<draw:frame draw:style-name="fr1" draw:name="Image5" text:anchor-type="as-char" svg:width="6.9236in" svg:height="6.9236in" draw:z-index="0">
<draw:image xlink:href="../Images/AРМІЯINFORM/2023-05-19T78-00-00-04-00/premiya-004-150x150.jpg" xlink:type="simple" xlink:show="embed" xlink:actuate="onLoad" draw:mime-type="image/jpeg"/>
</draw:frame>
</text:a>
</text:p>
      <text:p text:style-name="P4">
Подякував науковцям за внесок, який вони роблять для перемоги України, ізаступник начальника Генерального штабу Збройних Сил України генерал-майорВолодимир Коваль.</text:p>
      <text:p text:style-name="P4">
«У ці складні часи, незважаючи на всі спроби ворога, наші науковці сьогодні єгарантами наших перемог і звитяг», — наголосив він, презентуючи роботуколективу Української військово-медичної академії «Медичне забезпечення Силоборони на засадах єдиного медичного простору». Зазначимо, що саме за неївиконавці отримали цю почесну премію.</text:p>
      <text:p text:style-name="P4">
Автори роботи науково обґрунтували, розробили та впровадили на державномурівні функціонально-організаційну модель медичного забезпечення Сил оборони назасадах єдиного медичного простору в умовах бойових дій.</text:p>
      <text:p text:style-name="P4">
<text:a xlink:type="simple" xlink:href="https://armyinform.com.ua/wp-content/uploads/2023/05/premiya-003.jpg" text:style-name="Internet_20_link" text:visited-style-name="Visited_20_Internet_20_Link">
<draw:frame draw:style-name="fr1" draw:name="Image6" text:anchor-type="as-char" svg:width="6.9236in" svg:height="6.9236in" draw:z-index="0">
<draw:image xlink:href="../Images/AРМІЯINFORM/2023-05-19T78-00-00-04-00/premiya-003-150x150.jpg" xlink:type="simple" xlink:show="embed" xlink:actuate="onLoad" draw:mime-type="image/jpeg"/>
</draw:frame>
</text:a>
</text:p>
      <text:p text:style-name="P4">
<text:a xlink:type="simple" xlink:href="https://armyinform.com.ua/wp-content/uploads/2023/05/premiya-005.jpg" text:style-name="Internet_20_link" text:visited-style-name="Visited_20_Internet_20_Link">
<draw:frame draw:style-name="fr1" draw:name="Image7" text:anchor-type="as-char" svg:width="6.9236in" svg:height="6.9236in" draw:z-index="0">
<draw:image xlink:href="../Images/AРМІЯINFORM/2023-05-19T78-00-00-04-00/premiya-005-150x150.jpg" xlink:type="simple" xlink:show="embed" xlink:actuate="onLoad" draw:mime-type="image/jpeg"/>
</draw:frame>
</text:a>
</text:p>
      <text:p text:style-name="P4">
Заступник начальника Генерального штабу Збройних Сил України генерал-майорВолодимир Коваль подякував науковцям за той внесок, який вони роблять дляперемоги України.</text:p>
      <text:p text:style-name="P4">
«У ці складні часи, не дивлячись на всі спроби ворога, наші науковці сьогодніє гарантами наших перемог і звитяг», — наголосив генерал-майор ВолодимирКоваль.</text:p>
      <text:p text:style-name="P4">
Він також презентував роботу колектив Української військово-медичної академії«Медичне забезпечення сил оборони на засадах єдиного медичного простору»,виконавці якої отримали премію. Автори науково обґрунтували, розробили тавпровадили на державному рівні функціонально-організаційну модель медичногозабезпечення Сил оборони на засадах єдиного медичного простору в умовахбойових дій.</text:p>
      <text:p text:style-name="P4">
Серед цьогорічних переможців:</text:p>
      <ul>
        <li>
колектив <text:span text:style-name="T4">
Київського національного університету технологій та дизайну</text:span>
 за роботу «Технології для систем захисту військовослужбовців: функціональні матеріали, композити та покриття», який створив технології виготовлення нового покоління захисних покриттів та екранізуючих текстильних матеріалів від дії неіонізуючого електромагнітного випромінювання; текстильних матеріалів з антибактеріальними та антимікозними властивостями;  * науковці з <text:span text:style-name="T4">
Національного медичного університету імені О.О. Богомольця</text:span>
 з напрацюванням «Організація екстреної медичної допомоги та лікування гострої крововтрати в умовах бойових дій та клінічній практиці»;  * науковці з <text:span text:style-name="T4">
Київського національного університету імені Тараса Шевченка</text:span>
 створили високоефективний синтез речовин для ранніх стадій створення нових лікарських препаратів, що є важливою складовою безпеки та обороноздатності України;  * <text:span text:style-name="T4">
Херсонський національний технічний університет</text:span>
 за розробку інноваційної технології створення матеріалів для виготовлення виробів зі спеціальними захисними характеристиками — антимікробною активністю, гігієнічністю, зносо- і вогнестійкістю.</li>
      </ul>
      <text:p text:style-name="P4">
<text:a xlink:type="simple" xlink:href="https://armyinform.com.ua/wp-content/uploads/2023/05/premiya-005-1.jpg" text:style-name="Internet_20_link" text:visited-style-name="Visited_20_Internet_20_Link">
<draw:frame draw:style-name="fr1" draw:name="Image8" text:anchor-type="as-char" svg:width="6.9236in" svg:height="6.9236in" draw:z-index="0">
<draw:image xlink:href="../Images/AРМІЯINFORM/2023-05-19T78-00-00-04-00/premiya-005-1-150x150.jpg" xlink:type="simple" xlink:show="embed" xlink:actuate="onLoad" draw:mime-type="image/jpeg"/>
</draw:frame>
</text:a>
</text:p>
      <text:p text:style-name="P4">
<text:a xlink:type="simple" xlink:href="https://armyinform.com.ua/wp-content/uploads/2023/05/premiya-006.jpg" text:style-name="Internet_20_link" text:visited-style-name="Visited_20_Internet_20_Link">
<draw:frame draw:style-name="fr1" draw:name="Image9" text:anchor-type="as-char" svg:width="6.9236in" svg:height="6.9236in" draw:z-index="0">
<draw:image xlink:href="../Images/AРМІЯINFORM/2023-05-19T78-00-00-04-00/premiya-006-150x150.jpg" xlink:type="simple" xlink:show="embed" xlink:actuate="onLoad" draw:mime-type="image/jpeg"/>
</draw:frame>
</text:a>
</text:p>
      <text:p text:style-name="P4">
<text:a xlink:type="simple" xlink:href="https://armyinform.com.ua/wp-content/uploads/2023/05/premiya-007.jpg" text:style-name="Internet_20_link" text:visited-style-name="Visited_20_Internet_20_Link">
<draw:frame draw:style-name="fr1" draw:name="Image10" text:anchor-type="as-char" svg:width="6.9236in" svg:height="6.9236in" draw:z-index="0">
<draw:image xlink:href="../Images/AРМІЯINFORM/2023-05-19T78-00-00-04-00/premiya-007-150x150.jpg" xlink:type="simple" xlink:show="embed" xlink:actuate="onLoad" draw:mime-type="image/jpeg"/>
</draw:frame>
</text:a>
</text:p>
      <text:p text:style-name="P4">
<text:a xlink:type="simple" xlink:href="https://armyinform.com.ua/wp-content/uploads/2023/05/premiya-008.jpg" text:style-name="Internet_20_link" text:visited-style-name="Visited_20_Internet_20_Link">
<draw:frame draw:style-name="fr1" draw:name="Image11" text:anchor-type="as-char" svg:width="6.9236in" svg:height="6.9236in" draw:z-index="0">
<draw:image xlink:href="../Images/AРМІЯINFORM/2023-05-19T78-00-00-04-00/premiya-008-150x150.jpg" xlink:type="simple" xlink:show="embed" xlink:actuate="onLoad" draw:mime-type="image/jpeg"/>
</draw:frame>
</text:a>
</text:p>
      <text:p text:style-name="P4">
<text:a xlink:type="simple" xlink:href="https://armyinform.com.ua/wp-content/uploads/2023/05/premiya-009.jpg" text:style-name="Internet_20_link" text:visited-style-name="Visited_20_Internet_20_Link">
<draw:frame draw:style-name="fr1" draw:name="Image12" text:anchor-type="as-char" svg:width="6.9236in" svg:height="6.9236in" draw:z-index="0">
<draw:image xlink:href="../Images/AРМІЯINFORM/2023-05-19T78-00-00-04-00/premiya-009-150x150.jpg" xlink:type="simple" xlink:show="embed" xlink:actuate="onLoad" draw:mime-type="image/jpeg"/>
</draw:frame>
</text:a>
</text:p>
      <text:p text:style-name="P4">
<text:a xlink:type="simple" xlink:href="https://armyinform.com.ua/wp-content/uploads/2023/05/premiya-010.jpg" text:style-name="Internet_20_link" text:visited-style-name="Visited_20_Internet_20_Link">
<draw:frame draw:style-name="fr1" draw:name="Image13" text:anchor-type="as-char" svg:width="6.9236in" svg:height="6.9236in" draw:z-index="0">
<draw:image xlink:href="../Images/AРМІЯINFORM/2023-05-19T78-00-00-04-00/premiya-010-150x150.jpg" xlink:type="simple" xlink:show="embed" xlink:actuate="onLoad" draw:mime-type="image/jpeg"/>
</draw:frame>
</text:a>
</text:p>
      <text:p text:style-name="P4">
<text:a xlink:type="simple" xlink:href="https://armyinform.com.ua/wp-content/uploads/2023/05/premiya-012.jpg" text:style-name="Internet_20_link" text:visited-style-name="Visited_20_Internet_20_Link">
<draw:frame draw:style-name="fr1" draw:name="Image14" text:anchor-type="as-char" svg:width="6.9236in" svg:height="6.9236in" draw:z-index="0">
<draw:image xlink:href="../Images/AРМІЯINFORM/2023-05-19T78-00-00-04-00/premiya-012-150x150.jpg" xlink:type="simple" xlink:show="embed" xlink:actuate="onLoad" draw:mime-type="image/jpeg"/>
</draw:frame>
</text:a>
</text:p>
      <text:p text:style-name="P4">
Нагородження відбулось напередодні Дня науки — професійного свята працівниківнауки України, яке відзначають щорічно у третю суботу травня.</text:p>
      <text:p text:style-name="P4">
Премія присуджується: за видатні наукові дослідження, які сприяють дальшомурозвитку гуманітарних, природничих і технічних наук, позитивно впливають насуспільний прогрес і утверджують високий авторитет вітчизняної науки у світі;за розроблення та впровадження нової техніки, матеріалів і технологій, новихспособів і методів лікування та профілактики захворювань, що відповідаютьрівню світових досягнень; за роботи, які становлять значний внесок у вирішенняпроблем охорони навколишнього природного середовища та забезпеченняекологічної безпеки; за створення підручників для закладів загальної середньоїосвіти, професійної (професійно-технічної) освіти, фахової передвищої освіти,вищої освіти, що відповідають сучасним вимогам і сприяють ефективномуопануванню знань, істотно впливають на поліпшення підготовки майбутніхспеціалістів.</text:p>
      <text:p text:style-name="P4">
<text:span text:style-name="T5">
Фото авторів</text:span>
</text:p>
      <text:p text:style-name="P4">
<draw:frame draw:style-name="fr1" draw:name="Image15" text:anchor-type="as-char" svg:width="6.9236in" svg:height="6.9236in" draw:z-index="0">
<draw:image xlink:href="../Images/AРМІЯINFORM/2023-05-19T78-00-00-04-00/volodymyr-zagrebelnyj-2.jpg" xlink:type="simple" xlink:show="embed" xlink:actuate="onLoad" draw:mime-type="image/jpeg"/>
</draw:frame>
</text:p>
      <text:p text:style-name="P4">
<text:a xlink:type="simple" xlink:href="https://armyinform.com.ua/army-authors/volodymyr-zagrebelnyj/" text:style-name="Internet_20_link" text:visited-style-name="Visited_20_Internet_20_Link">
Володимир Загребельний</text:a>
</text:p>
      <text:p text:style-name="P4">
Кореспондент АрміяInform</text:p>
      <text:p text:style-name="P4">
Source: <text:a xlink:type="simple" xlink:href="https://armyinform.com.ua/2023/05/19/ukrayinski-naukovczi-otrymaly-premiyu-imeni-borysa-patona-za-vagomyj-vnesok-u-pidtrymku-boyezdatnosti-zs-ukrayiny/" text:style-name="Internet_20_link" text:visited-style-name="Visited_20_Internet_20_Link">
https://armyinform.com.ua/2023/05/19/ukrayinski-naukovczi-otrymaly-premiyu-imeni-borysa-patona-za-vagomyj-vnesok-u-pidtrymku-boyezdatnosti-zs-ukrayiny/</text:a>
</text:p>
      <!--NEWS-->
      <text:h text:style-name="P10" text:outline-level="1">
<text:span text:style-name="T4">
Які документи необхідні для проходження ВЛК</text:span>
</text:h>
      <text:p text:style-name="P4">
Author: ['АРМІЯINFORM']</text:p>
      <text:p text:style-name="P4">
Time: 2023-05-19T86:00:00-04:00</text:p>
      <text:p text:style-name="P4">
Description: Список документів, необхідних для проходження військово-лікарської комісії (ВЛ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eformiviyskovolikarskikhkomisiybuti-e1683788675641.jpg" text:style-name="Internet_20_link" text:visited-style-name="Visited_20_Internet_20_Link">
reformiviyskovolikarskikhkomisiybuti-e1683788675641.jpg</text:a>
', '<text:a xlink:type="simple" xlink:href="https://armyinform.com.ua/wp-content/uploads/2023/05/dokumenty-vlk.jpg" text:style-name="Internet_20_link" text:visited-style-name="Visited_20_Internet_20_Link">
dokumenty-vlk.jpg</text:a>
']</text:p>
      <text:p text:style-name="P4">
Tags: ['ВЛК']</text:p>
      <text:p text:style-name="P4">
Category: News</text:p>
      <!--METADATA-->
      <text:p text:style-name="P4">
<draw:frame draw:style-name="fr1" draw:name="Image16" text:anchor-type="as-char" svg:width="6.9236in" svg:height="4.255034in" draw:z-index="0">
<draw:image xlink:href="../Images/AРМІЯINFORM/2023-05-19T86-00-00-04-00/reformiviyskovolikarskikhkomisiybuti-e1683788675641.jpg" xlink:type="simple" xlink:show="embed" xlink:actuate="onLoad" draw:mime-type="image/jpeg"/>
</draw:frame>
</text:p>
      <text:p text:style-name="P4">
Список документів, необхідних для проходження військово-лікарської комісії(ВЛК), <text:a xlink:type="simple" xlink:href="https://t.me/militarymediacenter/" text:style-name="Internet_20_link" text:visited-style-name="Visited_20_Internet_20_Link">
оприлюднив</text:a>
 Military Media Center.</text:p>
      <text:p text:style-name="P4">
<text:span text:style-name="T4">
Документи, необхідні для проходження ВЛК</text:span>
</text:p>
      <ol>
        <li>
направлення на медичний огляд ВЛК;  2. медична книжка, медичні довідки, результати оглядів та обстежень;  3. посвідчення особи (військовий квиток або посвідчення офіцера);  4. медична характеристика (необов’язковий документ у воєнний час);  5. службова характеристика (необов’язковий документ у воєнний час);  6. оригінал довідки про обставини травми від твоєї військової частини АБО засвідчена копія акту про нещасний випадок;  7. посвідчення УБД (за наявністю);  8. витяги з особових справ та інші довідкові матеріали для військовослужбовців-учасників бойових дій.</li>
      </ol>
      <text:p text:style-name="P4">
<draw:frame draw:style-name="fr1" draw:name="Image17" text:anchor-type="as-char" svg:width="6.9236in" svg:height="7.926841in" draw:z-index="0">
<draw:image xlink:href="../Images/AРМІЯINFORM/2023-05-19T86-00-00-04-00/dokumenty-vlk.jpg" xlink:type="simple" xlink:show="embed" xlink:actuate="onLoad" draw:mime-type="image/jpeg"/>
</draw:frame>
</text:p>
      <text:p text:style-name="P4">
Витяги можуть бути у вигляді ксерокопій, однак завірені відповіднимипосадовими особами та печаткою військової частини.</text:p>
      <text:p text:style-name="P4">
<text:span text:style-name="T4">
Якщо виникли запитання по ВЛК:</text:span>
  0800 500 442  turbota.mil.gov.ua</text:p>
      <text:p text:style-name="P4">
Source: <text:a xlink:type="simple" xlink:href="https://armyinform.com.ua/2023/05/19/yaki-dokumenty-neobhidni-dlya-prohodzhennya-vlk/" text:style-name="Internet_20_link" text:visited-style-name="Visited_20_Internet_20_Link">
https://armyinform.com.ua/2023/05/19/yaki-dokumenty-neobhidni-dlya-prohodzhennya-vlk/</text:a>
</text:p>
      <!--NEWS-->
      <text:h text:style-name="P10" text:outline-level="1">
<text:span text:style-name="T4">
Найближчим часом будуть оголошені торги щодо організації харчування військовослужбовців Збройних Сил України</text:span>
</text:h>
      <text:p text:style-name="P4">
Author: ['Андрій Задубінний']</text:p>
      <text:p text:style-name="P4">
Time: 2023-05-19T96:00:00-04:00</text:p>
      <text:p text:style-name="P4">
Description: У Міністерстві оборони України відбулася робоча зустріч з обговорення питань організ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240ebd8-34c4-4023-8068-5bf46b2767aa.jpg" text:style-name="Internet_20_link" text:visited-style-name="Visited_20_Internet_20_Link">
e240ebd8-34c4-4023-8068-5bf46b2767aa.jpg</text:a>
', '<text:a xlink:type="simple" xlink:href="https://armyinform.com.ua/wp-content/uploads/2023/05/5440768e-d9bf-4201-9a84-26eed84b99ac.jpg" text:style-name="Internet_20_link" text:visited-style-name="Visited_20_Internet_20_Link">
5440768e-d9bf-4201-9a84-26eed84b99ac.jpg</text:a>
', '<text:a xlink:type="simple" xlink:href="https://armyinform.com.ua/wp-content/uploads/2023/05/8001cfa2-ef7b-4ad3-9e00-06718110a2d9.jpg" text:style-name="Internet_20_link" text:visited-style-name="Visited_20_Internet_20_Link">
8001cfa2-ef7b-4ad3-9e00-06718110a2d9.jpg</text:a>
', '<text:a xlink:type="simple" xlink:href="https://armyinform.com.ua/wp-content/uploads/2023/05/db539dfa-6a78-48d3-b2e5-4f5143eb4032.jpg" text:style-name="Internet_20_link" text:visited-style-name="Visited_20_Internet_20_Link">
db539dfa-6a78-48d3-b2e5-4f5143eb4032.jpg</text:a>
']</text:p>
      <text:p text:style-name="P4">
Tags: ['STOPRUSSIA', 'ВІЙНА', 'ВТОРГНЕННЯ РФ', 'ОРГАНІЗАЦІЯ ХАРЧУВАННЯ ЗС УКРАЇНИ', 'РЕФОРМА ХАРЧУВАННЯ']</text:p>
      <text:p text:style-name="P4">
Category: News</text:p>
      <!--METADATA-->
      <text:p text:style-name="P4">
<draw:frame draw:style-name="fr1" draw:name="Image18" text:anchor-type="as-char" svg:width="6.9236in" svg:height="2.77521in" draw:z-index="0">
<draw:image xlink:href="../Images/AРМІЯINFORM/2023-05-19T96-00-00-04-00/e240ebd8-34c4-4023-8068-5bf46b2767aa.jpg" xlink:type="simple" xlink:show="embed" xlink:actuate="onLoad" draw:mime-type="image/jpeg"/>
</draw:frame>
</text:p>
      <text:p text:style-name="P4">
У Міністерстві оборони України відбулася робоча зустріч з обговорення питаньорганізації харчування військовослужбовців Збройних Сил України. У заході, наякому головував заступник Міністра оборони України Денис Шарапов, брали участьпредставники уповноважених підрозділів Міноборони, Збройних Сил, члениГромадської антикорупційної ради та учасники ринку. На зустрічі булопрезентовано порядок організації та проведення закупівель продуктів харчуванняза Каталогом для потреб ЗСУ у 2023 році.</text:p>
      <text:p text:style-name="P4">
<draw:frame draw:style-name="fr1" draw:name="Image19" text:anchor-type="as-char" svg:width="6.9236in" svg:height="4.621503in" draw:z-index="0">
<draw:image xlink:href="../Images/AРМІЯINFORM/2023-05-19T96-00-00-04-00/5440768e-d9bf-4201-9a84-26eed84b99ac.jpg" xlink:type="simple" xlink:show="embed" xlink:actuate="onLoad" draw:mime-type="image/jpeg"/>
</draw:frame>
</text:p>
      <text:p text:style-name="P4">
На початку заходу заступник Міністра оборони Денис Шарапов відзначивпозитивний факт широкого представництва зацікавлених представників бізнесу,постачальників, ритейлерів, які відгукнулися на пропозицію взяти участь уробочій зустрічі. Він анонсував, що Міністерство оборони планує найближчимчасом оголосити торги щодо організації харчування військовослужбовців ЗбройнихСил. Присутніх було ознайомлено з основними принципами, за якимиздійснюватимуться такі закупівлі.</text:p>
      <text:p text:style-name="P4">
— Я радий бачити, що у нас на нараді присутні багато представників потенційнихпостачальників. Днями ми розпочинаємо процедуру закупівлі продуктів харчуваннядля Збройних Сил на друге півріччя 2023 року, — наголосив заступник Міністраоборони України Денис Шарапов.</text:p>
      <text:p text:style-name="P4">
Він також повідомив, що в оборонному відомстві створено колегіальний орган,який буде проводити процедури торгів та відбору переможців.</text:p>
      <text:p text:style-name="P4">
— Функцію організації та проведення закупівель для потреб ЗСУ, оприлюдненняінформації щодо проведення закупівель та розгляд пропозицій постачальниківзараз покладено на колегіальний орган — комісію Міноборони з питань обороннихзакупівель за напрямком тилового забезпечення. Це незалежний орган, на який немають впливу посадові особи Міноборони. Комісія визначить технічні ікваліфікаційні вимоги та подасть оголошення для оприлюднення у системіProzorro. Зверну увагу, що до складу комісії входять і представникиГромадської антикорупційної ради при Міноборони. На відміну від попередніх,нинішня процедура передбачає відкриті та прозорі торги із застосуваннямсистеми Prozorro, — зазначив Денис Шарапов.</text:p>
      <text:p text:style-name="P4">
Тимчасово виконувач обов’язків директора Департаменту державних закупівель тапостачання матеріальних ресурсів Максим Гриценко провів презентацію, під часякої ознайомив присутніх з предметом закупівлі, основними вимогами допостачальників та процедурою проведення торгів.</text:p>
      <text:p text:style-name="P4">
<draw:frame draw:style-name="fr1" draw:name="Image20" text:anchor-type="as-char" svg:width="6.9236in" svg:height="4.621503in" draw:z-index="0">
<draw:image xlink:href="../Images/AРМІЯINFORM/2023-05-19T96-00-00-04-00/8001cfa2-ef7b-4ad3-9e00-06718110a2d9.jpg" xlink:type="simple" xlink:show="embed" xlink:actuate="onLoad" draw:mime-type="image/jpeg"/>
</draw:frame>
</text:p>
      <text:p text:style-name="P4">
Максим Гриценко зауважив, що на початку широкомасштабного вторгненняможливості постачальників продуктів харчування були критично обмеженими, щобгодувати армію, що значно збільшилася.</text:p>
      <text:p text:style-name="P4">
— Зараз даємо можливість усім охочим постачальникам заявитися на торги,пропонувати адекватну ціну і дотримуватися усіх критеріїв. Серед новацій також— запровадження граничних цін, що має на меті не допустити навмисногозавищення ціни постачальником на окремі категорії продуктів, — додав МаксимГриценко.</text:p>
      <text:p text:style-name="P4">
Зокрема, предмет закупівлі комплектів харчування буде поділено на 22 лоти іззбереженням обов’язкового дотримання принципу «їжа їде за військовим». Тобто,продукти повинні постачатись туди, де перебуває військова частина із перелікуу відповідному договорі.</text:p>
      <text:p text:style-name="P4">
За словами Максима Гриценка, досить оптимістичним є той факт, що багатокомпаній, взяли участь в робочій зустрічі.</text:p>
      <text:p text:style-name="P4">
— Я сподіваюсь, що найближчим часом вони нададуть свої пропозиції і завдякиконкуренції ми отримаємо якісне харчування за зваженою ціною, — зазначивМаксим Гриценко.</text:p>
      <text:p text:style-name="P4">
Активними учасниками робочої зустрічі були члени Громадської антикорупційноїради при Міноборони.</text:p>
      <text:p text:style-name="P4">
По завершенню робочою наради представник Громадської антикорупційної ради ОлегСвірко відмітив конструктивну позицію оборонного відомства щодо організаціїсистеми харчування Збройних Сил.</text:p>
      <text:p text:style-name="P4">
<draw:frame draw:style-name="fr1" draw:name="Image21" text:anchor-type="as-char" svg:width="6.9236in" svg:height="4.621503in" draw:z-index="0">
<draw:image xlink:href="../Images/AРМІЯINFORM/2023-05-19T96-00-00-04-00/db539dfa-6a78-48d3-b2e5-4f5143eb4032.jpg" xlink:type="simple" xlink:show="embed" xlink:actuate="onLoad" draw:mime-type="image/jpeg"/>
</draw:frame>
</text:p>
      <text:p text:style-name="P4">
— Якщо говорити про систему харчування, то вона передова. Це, по суті, системахарчування армій країн НАТО, яка у 2015 році дещо поспіхом була впроваджена унас. Саме через поспіх виникли ті проблеми, які зараз призводять до скандалів.Армію потрібно годувати вже сьогодні, а для того, щоб удосконалити чиннімеханізми щодо їхньої прозорості, потрібен час і розрахунки. Те, що я бачузараз — це безперечно шлях вперед. Сьогодні ми побачили проміжну системуорганізації харчування ЗСУ, яка ще потребує вдосконалення. Але найбільшетішить конструктивна позиція Міноборони в цьому питанні, — зазначив ОлегСвірко.</text:p>
      <text:p text:style-name="P4">
<text:span text:style-name="T4">
<text:span text:style-name="T5">
Фото Дмитра Юрченка</text:span>
</text:span>
</text:p>
      <text:p text:style-name="P4">
Source: <text:a xlink:type="simple" xlink:href="https://armyinform.com.ua/2023/05/19/najblyzhchym-chasom-budut-ogolosheni-torgy-shhodo-organizacziyi-harchuvannya-vijskovosluzhbovcziv-zbrojnyh-syl/" text:style-name="Internet_20_link" text:visited-style-name="Visited_20_Internet_20_Link">
https://armyinform.com.ua/2023/05/19/najblyzhchym-chasom-budut-ogolosheni-torgy-shhodo-organizacziyi-harchuvannya-vijskovosluzhbovcziv-zbrojnyh-syl/</text:a>
</text:p>
      <!--NEWS-->
      <text:h text:style-name="P10" text:outline-level="1">
<text:span text:style-name="T4">
Ткаченко: Ніхто не збирається закривати Телеграм</text:span>
</text:h>
      <text:p text:style-name="P4">
Authors: Ukrinform (Person)</text:p>
      <text:p text:style-name="P4">
Publisher: Укринформ (Organization)</text:p>
      <text:p text:style-name="P4">
Published Time: 2023-05-20T-132:56:44+03:00</text:p>
      <text:p text:style-name="P4">
Modified Time: 2023-05-20T14:56:44+03:00</text:p>
      <text:p text:style-name="P4">
Description: Міністерство культури та інформполітики не планує ініціювати закриття Телеграму. — Укрінформ.</text:p>
      <text:p text:style-name="P4">
Images: ['<text:a xlink:type="simple" xlink:href="https://static.ukrinform.com/photos/2023_03/thumb_files/630_360_1680089704-293.jpg" text:style-name="Internet_20_link" text:visited-style-name="Visited_20_Internet_20_Link">
630_360_16800...</text:a>
']</text:p>
      <text:p text:style-name="P4">
Tags: ['Ткаченко', 'Telegram']</text:p>
      <text:p text:style-name="P4">
Type: Article</text:p>
      <!--METADATA-->
      <text:p text:style-name="P4">
<draw:frame draw:style-name="fr1" draw:name="Image22" text:anchor-type="as-char" svg:width="6.9236in" svg:height="3.956343in" draw:z-index="0">
<draw:image xlink:href="../Images/yкринформ/2023-05-20T-132-56-44-03-00/630_360_1680089704-293.jpg" xlink:type="simple" xlink:show="embed" xlink:actuate="onLoad" draw:mime-type="image/jpeg"/>
</draw:frame>
Міністерство культури та інформполітики не планує ініціювати закриттяТелеграму.</text:p>
      <text:p text:style-name="P4">
Про це повідомив міністр культури та інформаційної політики Олександр Ткаченкопід час відкриття відреставрованого центрального входу в Національному музеїнародної архітектури та побуту України в Пирогові, передає кореспондентУкрінформу.</text:p>
      <text:p text:style-name="P4">
"Ніхто не збирається закривати Телеграм", - сказав очільник МКІП.</text:p>
      <text:p text:style-name="P4">
Таку відповідь <text:a xlink:type="simple" xlink:href="https://www.ukrinform.ua/tag-tkacenko" text:style-name="Internet_20_link" text:visited-style-name="Visited_20_Internet_20_Link">
 </text:a>
 дав на питанняодного з журналістів про те, як будуть "наводити порядок в Телеграмі, чи несуперечить це принципам свободи слова і чи не краще розвивати критичнеставлення до інформації, аніж закривати інформмайданчик".</text:p>
      <text:p text:style-name="P4">
<text:span text:style-name="T4">
Читайте також:</text:span>
 <text:a xlink:type="simple" xlink:href="https://www.ukrinform.ua/rubric-society/3685831-tkacenko-ne-bacit-zrostanna-popularnosti-telegramkanaliv-v-ukraini.html" text:style-name="Internet_20_link" text:visited-style-name="Visited_20_Internet_20_Link">
 <text:span text:style-name="T4">
Ткаченко</text:span>
 <text:span text:style-name="T4">
бачить</text:span>
 <text:span text:style-name="T4">
зростання</text:span>
 <text:span text:style-name="T4">
популярності</text:span>
<text:span text:style-name="T4">
Телеграм</text:span>
 <text:span text:style-name="T4">
каналів</text:span>
 <text:span text:style-name="T4">
Україні</text:span>
 </text:a>
</text:p>
      <text:p text:style-name="P4">
Як повідомлялося, очільник МКІП в інтерв'ю "Інтерфакс-Україна" зазначав, щотриває дискусія про "певне регулювання" Телеграму.</text:p>
      <text:p text:style-name="P4">
Source: <text:a xlink:type="simple" xlink:href="https://www.ukrinform.ua/rubric-society/3711864-tkacenko-nihto-ne-zbiraetsa-zakrivati-telegram.html" text:style-name="Internet_20_link" text:visited-style-name="Visited_20_Internet_20_Link">
https://www.ukrinform.ua/rubric-society/3711864-tkacenko-nihto-ne-zbiraetsa-zakrivati-telegram.html</text:a>
</text:p>
      <!--NEWS-->
      <text:h text:style-name="P10" text:outline-level="1">
<text:span text:style-name="T4">
На Харківщині чоловік підірвався у власному дворі</text:span>
</text:h>
      <text:p text:style-name="P4">
Authors: Ukrinform (Person)</text:p>
      <text:p text:style-name="P4">
Publisher: Укринформ (Organization)</text:p>
      <text:p text:style-name="P4">
Published Time: 2023-05-20T-134:47:00+03:00</text:p>
      <text:p text:style-name="P4">
Modified Time: 2023-05-20T14:47:00+03:00</text:p>
      <text:p text:style-name="P4">
Description: У селі Руські Тишки на Харківщині 43-річний чоловік підірвався на міні «Пелюстка». Постраждалого госпіталізували. — Укрінформ.</text:p>
      <text:p text:style-name="P4">
Images: ['<text:a xlink:type="simple" xlink:href="https://static.ukrinform.com/photos/2023_03/thumb_files/630_360_1679835922-775.jpg" text:style-name="Internet_20_link" text:visited-style-name="Visited_20_Internet_20_Link">
630_360_16798...</text:a>
']</text:p>
      <text:p text:style-name="P4">
Tags: ['Міна', 'Вибух', 'Харківщина', 'Війна з Росією']</text:p>
      <text:p text:style-name="P4">
Type: Article</text:p>
      <!--METADATA-->
      <text:p text:style-name="P4">
<draw:frame draw:style-name="fr1" draw:name="Image23" text:anchor-type="as-char" svg:width="6.9236in" svg:height="3.956343in" draw:z-index="0">
<draw:image xlink:href="../Images/yкринформ/2023-05-20T-134-47-00-03-00/630_360_1679835922-775.jpg" xlink:type="simple" xlink:show="embed" xlink:actuate="onLoad" draw:mime-type="image/jpeg"/>
</draw:frame>
 У селіРуські Тишки на Харківщині 43-річний чоловік підірвався на міні «Пелюстка».Постраждалого госпіталізували.</text:p>
      <text:p text:style-name="P4">
Про це в <text:a xlink:type="simple" xlink:href="https://t.me/synegubov/6243" text:style-name="Internet_20_link" text:visited-style-name="Visited_20_Internet_20_Link">
 </text:a>
 повідомив начальник Харківської ОВАОлег Синєгубов, передає Укрінформ.</text:p>
      <text:p text:style-name="P4">
«Сьогодні у с. Руські Тишки Харківського району 43-річний чоловік наступив навласному подвір’ї на <text:a xlink:type="simple" xlink:href="https://www.ukrinform.ua/tag-mina" text:style-name="Internet_20_link" text:visited-style-name="Visited_20_Internet_20_Link">
 </text:a>
 «Пелюстка», -написав Синєгубов.</text:p>
      <text:p text:style-name="P4">
За його словами, постраждалого госпіталізували у стані середньої тяжкості.Наразі лікарі надають йому необхідну допомогу.</text:p>
      <text:p text:style-name="P4">
Упродовж минулої доби піротехніки ДСНС обстежили на Харківщині понад 8 гатериторії та знешкодили 82 вибухонебезпечні предмети.</text:p>
      <text:p text:style-name="P4">
<text:span text:style-name="T4">
Читайте також:</text:span>
 <text:a xlink:type="simple" xlink:href="https://www.ukrinform.ua/rubric-regions/3711827-na-hersonsini-traktorist-pidirvavsa-na-vibuhivci.html" text:style-name="Internet_20_link" text:visited-style-name="Visited_20_Internet_20_Link">
 <text:span text:style-name="T4">
Херсонщині</text:span>
 <text:span text:style-name="T4">
тракторист</text:span>
 <text:span text:style-name="T4">
підірвався</text:span>
<text:span text:style-name="T4">
вибухівці</text:span>
 </text:a>
</text:p>
      <text:p text:style-name="P4">
Як повідомляв <text:a xlink:type="simple" xlink:href="https://www.ukrinform.ua/rubric-regions/3711303-na-harkivsini-pidirvavsa-colovik-namagavsa-sam-zneskoditi-vibuhivku.html" text:style-name="Internet_20_link" text:visited-style-name="Visited_20_Internet_20_Link">
 </text:a>
 , уселі Сніжківка Ізюмського району Харківської області на власному подвір'їпідірвався чоловік, який намагався знешкодити вибухонебезпечний предмет.</text:p>
      <text:p text:style-name="P4">
Source: <text:a xlink:type="simple" xlink:href="https://www.ukrinform.ua/rubric-regions/3711839-na-harkivsini-colovik-pidirvavsa-u-vlasnomu-dvori.html" text:style-name="Internet_20_link" text:visited-style-name="Visited_20_Internet_20_Link">
https://www.ukrinform.ua/rubric-regions/3711839-na-harkivsini-colovik-pidirvavsa-u-vlasnomu-dvori.html</text:a>
</text:p>
      <!--NEWS-->
      <text:h text:style-name="P10" text:outline-level="1">
<text:span text:style-name="T4">
At Sivershchyna and Slobozhanschyna directions Russian army shelled Bleshnya, Karpovychi of C...</text:span>
</text:h>
      <text:p text:style-name="P4">
Authors: liveuamap (Language: en)</text:p>
      <text:p text:style-name="P4">
Time: 2023-05-20T-14:18:00</text:p>
      <text:p text:style-name="P4">
Location: Vovchansk (Latitude:50.01193 Longtitude:37.91553)</text:p>
      <text:p text:style-name="P4">
Videos: []</text:p>
      <text:p text:style-name="P4">
Images: []</text:p>
      <text:p text:style-name="P4">
Tags: ["Russia"]</text:p>
      <text:p text:style-name="P4">
ID: 22564190</text:p>
      <!--METADATA-->
      <text:p text:style-name="P4">
At Sivershchyna and Slobozhanschyna directions Russian army shelled Bleshnya,Karpovychi of Chernihiv region; Malushyne, Shpyl, Volfyne, Oleksiyivka, Sadky,Motrytsya, Turya, Slavhorod, Verkhnya Pozhnya and Pozhnya of Sumy region, alsoUdy, Hatysche, Pletenivka, Pokalyane, Budarky, Zemlyanky and Topoli of Kharkivregion. Russian aviation conducted airstrikes at Hlyboke, Pletenivka andZemlyanky of Kharkiv region, - General Staff of Armed Forces of Ukraine saysin the morning report</text:p>
      <text:p text:style-name="P4">
News Collection Link: <text:a xlink:type="simple" xlink:href="https://liveuamap.com/en/2023/20-may-at-sivershchyna-and-slobozhanschyna-directions-russian" text:style-name="Internet_20_link" text:visited-style-name="Visited_20_Internet_20_Link">
https://liveuamap.com/en/2023/20-may-at-sivershchyna-and-slobozhanschyna-directions-russian</text:a>
</text:p>
      <text:p text:style-name="P4">
Source: <text:a xlink:type="simple" xlink:href="https://t.me/lumsrc/4843" text:style-name="Internet_20_link" text:visited-style-name="Visited_20_Internet_20_Link">
https://t.me/lumsrc/4843</text:a>
</text:p>
      <!--NEWS-->
      <text:h text:style-name="P10" text:outline-level="1">
<text:span text:style-name="T4">
At Kupiansk direction Russian army shelled Fyholivka, Novomlynsk, Petropavlivka, Dvorichna, Z...</text:span>
</text:h>
      <text:p text:style-name="P4">
Authors: liveuamap (Language: en)</text:p>
      <text:p text:style-name="P4">
Time: 2023-05-20T-16:18:00</text:p>
      <text:p text:style-name="P4">
Location: Kupiansk (Latitude:49.63884 Longtitude:37.90472)</text:p>
      <text:p text:style-name="P4">
Videos: []</text:p>
      <text:p text:style-name="P4">
Images: []</text:p>
      <text:p text:style-name="P4">
Tags: ["Russia"]</text:p>
      <text:p text:style-name="P4">
ID: 22564183</text:p>
      <!--METADATA-->
      <text:p text:style-name="P4">
At Kupiansk direction Russian army shelled Fyholivka, Novomlynsk,Petropavlivka, Dvorichna, Zapadne, Masutivka, Lyman Pershyy, Kyslivka,Kotlyarivka, Tabayivka, Berestove of Kharkiv region and Stelmakhivka ofLuhansk region. Hryhorivka, Vilshana and Kyslivka of Kharkiv region, - GeneralStaff of Armed Forces of Ukraine says in the morning report</text:p>
      <text:p text:style-name="P4">
News Collection Link: <text:a xlink:type="simple" xlink:href="https://liveuamap.com/en/2023/20-may-at-kupiansk-direction-russian-army-shelled-fyholivka" text:style-name="Internet_20_link" text:visited-style-name="Visited_20_Internet_20_Link">
https://liveuamap.com/en/2023/20-may-at-kupiansk-direction-russian-army-shelled-fyholivka</text:a>
</text:p>
      <text:p text:style-name="P4">
Source: <text:a xlink:type="simple" xlink:href="https://t.me/lumsrc/4844" text:style-name="Internet_20_link" text:visited-style-name="Visited_20_Internet_20_Link">
https://t.me/lumsrc/4844</text:a>
</text:p>
      <!--NEWS-->
      <text:h text:style-name="P10" text:outline-level="1">
<text:span text:style-name="T4">
At Lyman direction Russian army shelled Studenok of Kharkiv region; Makiyivka, Nevske, Biloho...</text:span>
</text:h>
      <text:p text:style-name="P4">
Authors: liveuamap (Language: en)</text:p>
      <text:p text:style-name="P4">
Time: 2023-05-20T-18:18:00</text:p>
      <text:p text:style-name="P4">
Location: Lyman (Latitude:49.1624 Longtitude:37.95055)</text:p>
      <text:p text:style-name="P4">
Videos: []</text:p>
      <text:p text:style-name="P4">
Images: []</text:p>
      <text:p text:style-name="P4">
Tags: ["Russia"]</text:p>
      <text:p text:style-name="P4">
ID: 22564176</text:p>
      <!--METADATA-->
      <text:p text:style-name="P4">
At Lyman direction Russian army shelled Studenok of Kharkiv region; Makiyivka,Nevske, Bilohorivka of Luhansk region and Verkhnokamyanske and Spirne ofDonetsk region. Russian aviation conducted airstrikes at Novolubivka andDibrova of Luhansk region, - General Staff of Armed Forces of Ukraine says inthe morning report</text:p>
      <text:p text:style-name="P4">
News Collection Link: <text:a xlink:type="simple" xlink:href="https://liveuamap.com/en/2023/20-may-at-lyman-direction-russian-army-shelled-studenok-of" text:style-name="Internet_20_link" text:visited-style-name="Visited_20_Internet_20_Link">
https://liveuamap.com/en/2023/20-may-at-lyman-direction-russian-army-shelled-studenok-of</text:a>
</text:p>
      <text:p text:style-name="P4">
Source: <text:a xlink:type="simple" xlink:href="https://t.me/lumsrc/4845" text:style-name="Internet_20_link" text:visited-style-name="Visited_20_Internet_20_Link">
https://t.me/lumsrc/4845</text:a>
</text:p>
      <!--NEWS-->
      <text:h text:style-name="P10" text:outline-level="1">
<text:span text:style-name="T4">
At Bakhmut direction Russian army shelled Vasukivka, Orikhovo-Vasylivka, Hryhorivka, Bohdaniv...</text:span>
</text:h>
      <text:p text:style-name="P4">
Authors: liveuamap (Language: en)</text:p>
      <text:p text:style-name="P4">
Time: 2023-05-20T-20:18:00</text:p>
      <text:p text:style-name="P4">
Location: Loskutivka,Luhans'ka oblast (Latitude:48.4843 Longtitude:37.87331)</text:p>
      <text:p text:style-name="P4">
Videos: []</text:p>
      <text:p text:style-name="P4">
Images: []</text:p>
      <text:p text:style-name="P4">
Tags: ["Russia"]</text:p>
      <text:p text:style-name="P4">
ID: 22564167</text:p>
      <!--METADATA-->
      <text:p text:style-name="P4">
At Bakhmut direction Russian army shelled Vasukivka, Orikhovo-Vasylivka,Hryhorivka, Bohdanivka, Bakhmut, Ivanivske, Chasiv Yar, Predtechyne, BilaHora, Dyliyivka, Druzhba and Pivnichne of Donetsk region. Russian aviationconducted airstrikes at Fedorivka, Orikhovo-Vasylivka, Bakhmut, Khromove,Ivanivske, Stupochky, Bila Hora, - General Staff of Armed Forces of Ukrainesays in the morning report</text:p>
      <text:p text:style-name="P4">
News Collection Link: <text:a xlink:type="simple" xlink:href="https://liveuamap.com/en/2023/20-may-at-bakhmut-direction-russian-army-shelled-vasukivka" text:style-name="Internet_20_link" text:visited-style-name="Visited_20_Internet_20_Link">
https://liveuamap.com/en/2023/20-may-at-bakhmut-direction-russian-army-shelled-vasukivka</text:a>
</text:p>
      <text:p text:style-name="P4">
Source: <text:a xlink:type="simple" xlink:href="https://t.me/lumsrc/4846" text:style-name="Internet_20_link" text:visited-style-name="Visited_20_Internet_20_Link">
https://t.me/lumsrc/4846</text:a>
</text:p>
      <!--NEWS-->
      <text:h text:style-name="P10" text:outline-level="1">
<text:span text:style-name="T4">
Рідні полонених «азовців» розповіли в ролику, як чекають на своїх героїв</text:span>
</text:h>
      <text:p text:style-name="P4">
Authors: Ukrinform (Person)</text:p>
      <text:p text:style-name="P4">
Publisher: Укринформ (Organization)</text:p>
      <text:p text:style-name="P4">
Published Time: 2023-05-20T-21:39:00+03:00</text:p>
      <text:p text:style-name="P4">
Modified Time: 2023-05-20T23:39:00+03:00</text:p>
      <text:p text:style-name="P4">
Description: Родини захисників Азовсталі, які перебувають у російському полоні, записали щемливе відео про те, як чекають на своїх героїв удома. — Укрінформ.</text:p>
      <text:p text:style-name="P4">
Images: ['<text:a xlink:type="simple" xlink:href="https://static.ukrinform.com/photos/2018_08/thumb_files/630_360_1533127461-4038.jpeg" text:style-name="Internet_20_link" text:visited-style-name="Visited_20_Internet_20_Link">
630_360_15331...</text:a>
']</text:p>
      <text:p text:style-name="P4">
Tags: ['Азов', 'Азовсталь', 'Маріуполь', 'Відеоролик', 'Полонені', 'Війна з Росією']</text:p>
      <text:p text:style-name="P4">
Type: Article</text:p>
      <!--METADATA-->
      <text:p text:style-name="P4">
<draw:frame draw:style-name="fr1" draw:name="Image24" text:anchor-type="as-char" svg:width="6.9236in" svg:height="3.956343in" draw:z-index="0">
<draw:image xlink:href="../Images/yкринформ/2023-05-20T-21-39-00-03-00/630_360_1533127461-4038.jpeg" xlink:type="simple" xlink:show="embed" xlink:actuate="onLoad" draw:mime-type="image/jpeg"/>
</draw:frame>
 Родинизахисників Азовсталі, які перебувають у російському полоні, записали щемливевідео про те, як чекають на своїх героїв удома.</text:p>
      <text:p text:style-name="P4">
Як передає Укрінформ, про це Асоціація родин захисників Азовсталі повідомляє у<text:a xlink:type="simple" xlink:href="https://www.facebook.com/AzovstalFamilies/" text:style-name="Internet_20_link" text:visited-style-name="Visited_20_Internet_20_Link">
 </text:a>
 .</text:p>
      <text:p text:style-name="P4">
20 травня минає рік від виходу оборонців Маріуполя із заводу Азовсталь уворожий полон. "Рік, сповнений болю та безнадії понад двох тисяч родин, ущоденній надії на чудо повернення свого героя додому", - зазначають вАсоціації.</text:p>
      <text:p text:style-name="P4">
"Ці кадри – про розпач і надію водночас. Цілий рік матері, сестри, дружини такохані бійців з "Азову" не знають нічого про своїх рідних. Єдине, що додає силта енергії, – це спогади з минулого та речі, які нагадують про дорогу серцюлюдину. Попри велику тугу на серці, віра цих жінок у найскоріше отриманняїхньої щасливої звістки лишається незгасимою", - ідеться у повідомленні.</text:p>
      <text:p text:style-name="P4">
Асоціація родин захисників <text:a xlink:type="simple" xlink:href="https://www.ukrinform.ua/tag-azovstal" text:style-name="Internet_20_link" text:visited-style-name="Visited_20_Internet_20_Link">
 </text:a>
наголосила, що чекає на повернення гарнізону "Маріуполь" додому і на "ту мить,коли наші сталеві герої зможуть побачити це відео та пишатися своїми не меншсталевими сімʼями".</text:p>
      <text:p text:style-name="P4">
<text:span text:style-name="T4">
Читайте також:</text:span>
 <text:a xlink:type="simple" xlink:href="https://www.ukrinform.ua/rubric-society/3711786-asociacia-rodin-zahisnikiv-azovstali-pidgotuvala-rolik-pro-86-dniv-sprotivu-ukrainskih-geroiv.html" text:style-name="Internet_20_link" text:visited-style-name="Visited_20_Internet_20_Link">
 <text:span text:style-name="T4">
ролик</text:span>
 </text:a>
</text:p>
      <text:p text:style-name="P4">
Як повідомлялося, 20 травня 2022 року гарнізон у Маріуполі вийшов у почеснийполон заради порятунку поранених і гідного поховання тих, хто загинув наАзовсталі.</text:p>
      <text:p text:style-name="P4">
Частина захисників уже повернулася додому, але понад 1900 залишаються вросійському полоні, з них близько 700 бійців полку "Азов". Уже 365 днів вонине мають зв'язку з рідними.</text:p>
      <text:p text:style-name="P4">
Source: <text:a xlink:type="simple" xlink:href="https://www.ukrinform.ua/rubric-ato/3712031-ridni-polonenih-azovciv-rozpovili-v-roliku-ak-cekaut-na-svoih-geroiv.html" text:style-name="Internet_20_link" text:visited-style-name="Visited_20_Internet_20_Link">
https://www.ukrinform.ua/rubric-ato/3712031-ridni-polonenih-azovciv-rozpovili-v-roliku-ak-cekaut-na-svoih-geroiv.html</text:a>
</text:p>
      <!--NEWS-->
      <text:h text:style-name="P10" text:outline-level="1">
<text:span text:style-name="T4">
At Avdiyivka direction Russian army shelled Novokalynove, Berdychi, Avdiyivka, Tonenke, Pervo...</text:span>
</text:h>
      <text:p text:style-name="P4">
Authors: liveuamap (Language: en)</text:p>
      <text:p text:style-name="P4">
Time: 2023-05-20T-22:18:00</text:p>
      <text:p text:style-name="P4">
Location: Donetsk Oblast (Latitude:48.05755 Longtitude:37.56861)</text:p>
      <text:p text:style-name="P4">
Videos: []</text:p>
      <text:p text:style-name="P4">
Images: []</text:p>
      <text:p text:style-name="P4">
Tags: ["Russia"]</text:p>
      <text:p text:style-name="P4">
ID: 22564161</text:p>
      <!--METADATA-->
      <text:p text:style-name="P4">
At Avdiyivka direction Russian army shelled Novokalynove, Berdychi, Avdiyivka,Tonenke, Pervomayske, Karlivka and Nevelske of Donetsk region. Russianaviation conducted airstrikes at Avdiyivka, - General Staff of Armed Forces ofUkraine says in the morning report</text:p>
      <text:p text:style-name="P4">
News Collection Link: <text:a xlink:type="simple" xlink:href="https://liveuamap.com/en/2023/20-may-at-avdiyivka-direction-russian-army-shelled-novokalynove" text:style-name="Internet_20_link" text:visited-style-name="Visited_20_Internet_20_Link">
https://liveuamap.com/en/2023/20-may-at-avdiyivka-direction-russian-army-shelled-novokalynove</text:a>
</text:p>
      <text:p text:style-name="P4">
Source: <text:a xlink:type="simple" xlink:href="https://t.me/lumsrc/4847" text:style-name="Internet_20_link" text:visited-style-name="Visited_20_Internet_20_Link">
https://t.me/lumsrc/4847</text:a>
</text:p>
      <!--NEWS-->
      <text:h text:style-name="P10" text:outline-level="1">
<text:span text:style-name="T4">
Італія розглядає можливість навчання українських пілотів - Мелоні</text:span>
</text:h>
      <text:p text:style-name="P4">
Authors: Ukrinform (Person)</text:p>
      <text:p text:style-name="P4">
Publisher: Укринформ (Organization)</text:p>
      <text:p text:style-name="P4">
Published Time: 2023-05-20T-23:16:00+03:00</text:p>
      <text:p text:style-name="P4">
Modified Time: 2023-05-20T23:16:00+03:00</text:p>
      <text:p text:style-name="P4">
Description: Італія розглядає спільно із союзниками можливість навчання українських пілотів на військових літаках західних зразків. — Укрінформ.</text:p>
      <text:p text:style-name="P4">
Images: ['<text:a xlink:type="simple" xlink:href="https://static.ukrinform.com/photos/2023_04/thumb_files/630_360_1682515821-916.jpg" text:style-name="Internet_20_link" text:visited-style-name="Visited_20_Internet_20_Link">
630_360_16825...</text:a>
']</text:p>
      <text:p text:style-name="P4">
Tags: ['Авіація', 'Італія', 'Війна з Росією', 'Джорджа Мелоні', 'Коаліція винищувачів']</text:p>
      <text:p text:style-name="P4">
Type: Article</text:p>
      <!--METADATA-->
      <text:p text:style-name="P4">
<draw:frame draw:style-name="fr1" draw:name="Image25" text:anchor-type="as-char" svg:width="6.9236in" svg:height="3.956343in" draw:z-index="0">
<draw:image xlink:href="../Images/yкринформ/2023-05-20T-23-16-00-03-00/630_360_1682515821-916.jpg" xlink:type="simple" xlink:show="embed" xlink:actuate="onLoad" draw:mime-type="image/jpeg"/>
</draw:frame>
 Італіярозглядає спільно із союзниками можливість навчання українських пілотів навійськових літаках західних зразків.</text:p>
      <text:p text:style-name="P4">
Як передає Укрінформ, про це на пресконференції повідомила прем‘єр-міністрІталії Джорджа Мелоні, яка взяла участь у саміті G7, що відбувається в Японії.</text:p>
      <text:p text:style-name="P4">
«Це рішення, яке ми ще не ухвалили і яке оцінюємо разом із союзниками», -сказала вона, коментуючи ймовірність навчання українських льотчиків на <text:a xlink:type="simple" xlink:href="https://www.ukrinform.ua/tag-vinisuvac" text:style-name="Internet_20_link" text:visited-style-name="Visited_20_Internet_20_Link">
</text:a>
 F-16.</text:p>
      <text:p text:style-name="P4">
<text:span text:style-name="T4">
Читайте також:</text:span>
 <text:a xlink:type="simple" xlink:href="https://www.ukrinform.ua/rubric-ato/3711575-ssa-pidtrimali-koaliciu-vinisuvaciv-zelenskij-vitae-risenna-bajdena.html" text:style-name="Internet_20_link" text:visited-style-name="Visited_20_Internet_20_Link">
 <text:span text:style-name="T4">
коаліцію</text:span>
 </text:a>
</text:p>
      <text:p text:style-name="P4">
При цьому Мелоні зауважила, що Італія не має на озброєнні винищувачів F-16,тому не зможе постачати їх Україні.</text:p>
      <text:p text:style-name="P4">
Як повідомляв Укрінформ, <text:a xlink:type="simple" xlink:href="https://www.ukrinform.ua/amp/rubric-polytics/3711829-zelenskij-obgovoriv-z-meloni-pidgotovku-ukrainskih-pilotiv.html" text:style-name="Internet_20_link" text:visited-style-name="Visited_20_Internet_20_Link">
 </text:a>
 і у межах робочого візиту до Японії, де відбувається саміт«Групи семи».</text:p>
      <text:p text:style-name="P4">
Source: <text:a xlink:type="simple" xlink:href="https://www.ukrinform.ua/rubric-ato/3712030-italia-rozgladae-mozlivist-navcanna-ukrainskih-pilotiv-meloni.html" text:style-name="Internet_20_link" text:visited-style-name="Visited_20_Internet_20_Link">
https://www.ukrinform.ua/rubric-ato/3712030-italia-rozgladae-mozlivist-navcanna-ukrainskih-pilotiv-meloni.html</text:a>
</text:p>
      <!--NEWS-->
      <text:h text:style-name="P10" text:outline-level="1">
<text:span text:style-name="T4">
At Maryinka direction Russian army shelled Krasnohorivka, Heorhiyivka, Maryinka, Kurakhove an...</text:span>
</text:h>
      <text:p text:style-name="P4">
Authors: liveuamap (Language: en)</text:p>
      <text:p text:style-name="P4">
Time: 2023-05-20T-24:18:00</text:p>
      <text:p text:style-name="P4">
Location: Donetsk (Latitude:47.87076 Longtitude:37.35403)</text:p>
      <text:p text:style-name="P4">
Videos: []</text:p>
      <text:p text:style-name="P4">
Images: []</text:p>
      <text:p text:style-name="P4">
Tags: ["Russia"]</text:p>
      <text:p text:style-name="P4">
ID: 22564160</text:p>
      <!--METADATA-->
      <text:p text:style-name="P4">
At Maryinka direction Russian army shelled Krasnohorivka, Heorhiyivka,Maryinka, Kurakhove and Katerynivka of Donetsk region, - General Staff ofArmed Forces of Ukraine says in the morning report</text:p>
      <text:p text:style-name="P4">
News Collection Link: <text:a xlink:type="simple" xlink:href="https://liveuamap.com/en/2023/20-may-at-maryinka-direction-russian-army-shelled-krasnohorivka" text:style-name="Internet_20_link" text:visited-style-name="Visited_20_Internet_20_Link">
https://liveuamap.com/en/2023/20-may-at-maryinka-direction-russian-army-shelled-krasnohorivka</text:a>
</text:p>
      <text:p text:style-name="P4">
Source: <text:a xlink:type="simple" xlink:href="https://t.me/lumsrc/4848" text:style-name="Internet_20_link" text:visited-style-name="Visited_20_Internet_20_Link">
https://t.me/lumsrc/4848</text:a>
</text:p>
      <!--NEWS-->
      <text:h text:style-name="P10" text:outline-level="1">
<text:span text:style-name="T4">
Визначилася перша суперниця Світоліної на турнірі WTA250 у Страсбурі</text:span>
</text:h>
      <text:p text:style-name="P4">
Authors: Ukrinform (Person)</text:p>
      <text:p text:style-name="P4">
Publisher: Укринформ (Organization)</text:p>
      <text:p text:style-name="P4">
Published Time: 2023-05-20T-25:11:12+03:00</text:p>
      <text:p text:style-name="P4">
Modified Time: 2023-05-20T23:11:12+03:00</text:p>
      <text:p text:style-name="P4">
Description: Ці змагання для тенісистки передуватимуть Ролан Гаррос. — Укрінформ.</text:p>
      <text:p text:style-name="P4">
Images: ['<text:a xlink:type="simple" xlink:href="https://static.ukrinform.com/photos/2023_05/thumb_files/630_360_1684613411-371.jpg" text:style-name="Internet_20_link" text:visited-style-name="Visited_20_Internet_20_Link">
630_360_16846...</text:a>
']</text:p>
      <text:p text:style-name="P4">
Tags: ['Світоліна', 'Теніс']</text:p>
      <text:p text:style-name="P4">
Type: Article</text:p>
      <!--METADATA-->
      <text:p text:style-name="P4">
<draw:frame draw:style-name="fr1" draw:name="Image26" text:anchor-type="as-char" svg:width="6.9236in" svg:height="3.956343in" draw:z-index="0">
<draw:image xlink:href="../Images/yкринформ/2023-05-20T-25-11-12-03-00/630_360_1684613411-371.jpg" xlink:type="simple" xlink:show="embed" xlink:actuate="onLoad" draw:mime-type="image/jpeg"/>
</draw:frame>
 Цізмагання для тенісистки передуватимуть Ролан Гаррос.</text:p>
      <text:p text:style-name="P4">
Світоліна завдяки wild card від організаторів стартуватиме на турнірі WTA250 уСтрасбурі після участі у Мастерсі у Римі, передає Укрінформ.</text:p>
      <text:p text:style-name="P4">
Ґрунтовий турнір у Страсбурі розпочнеться у неділю, 21 травня. Ці змаганнястануть для екслідерки національного заліку сьомими після повернення у теніс.</text:p>
      <text:p text:style-name="P4">
У першому колі Світоліна зустрінеться з американкою Луїзою Чиріко, яка наразізаймає 242-е місце в заліку WTA. Для тенісисток матч у Страсбурі стане другимочним протистоянням у кар'єрі. У 2015 році українка у двох сетах перемогласвою суперницю на старті ґрунтового турніру WTA250 у Боготі.</text:p>
      <text:p text:style-name="P4">
Переможниця пари Світоліна - Чиріко зустрінеться у другому колі з сильнішою упротистоянні Кеті Волинець проти Елізе Мертенс.</text:p>
      <text:p text:style-name="P4">
<text:span text:style-name="T4">
Читайте також:</text:span>
 <text:a xlink:type="simple" xlink:href="https://www.ukrinform.ua/rubric-sports/3711981-sacko-peremig-marcenka-v-kvalifikacii-turniru-u-svejcarii.html" text:style-name="Internet_20_link" text:visited-style-name="Visited_20_Internet_20_Link">
 <text:span text:style-name="T4">
Марченка</text:span>
 </text:a>
</text:p>
      <text:p text:style-name="P4">
Як повідомляв Укрінформ, окрім Світоліної на змаганнях у Страсбурі Українабуде представлена у парній сітці, де виступить Надія Кіченок. Її напарницеюстане бельгійка Кімберлі Ціммерман.</text:p>
      <text:p text:style-name="P4">
Фото: btu.org.ua</text:p>
      <text:p text:style-name="P4">
Source: <text:a xlink:type="simple" xlink:href="https://www.ukrinform.ua/rubric-sports/3712029-viznacilasa-persa-supernica-svitolinoi-na-turniri-wta250-u-strasburi.html" text:style-name="Internet_20_link" text:visited-style-name="Visited_20_Internet_20_Link">
https://www.ukrinform.ua/rubric-sports/3712029-viznacilasa-persa-supernica-svitolinoi-na-turniri-wta250-u-strasburi.html</text:a>
</text:p>
      <!--NEWS-->
      <text:h text:style-name="P10" text:outline-level="1">
<text:span text:style-name="T4">
At Shakhtarske direction Russian army shelled Novomykhaylivka, Vuhledar, Bohoyavlenka, Maksym...</text:span>
</text:h>
      <text:p text:style-name="P4">
Authors: liveuamap (Language: en)</text:p>
      <text:p text:style-name="P4">
Time: 2023-05-20T-26:18:00</text:p>
      <text:p text:style-name="P4">
Location: Donetsk (Latitude:47.79217 Longtitude:36.96934)</text:p>
      <text:p text:style-name="P4">
Videos: []</text:p>
      <text:p text:style-name="P4">
Images: []</text:p>
      <text:p text:style-name="P4">
Tags: ["Russia"]</text:p>
      <text:p text:style-name="P4">
ID: 22564158</text:p>
      <!--METADATA-->
      <text:p text:style-name="P4">
At Shakhtarske direction Russian army shelled Novomykhaylivka, Vuhledar,Bohoyavlenka, Maksymivka, Zolota Nyva and Velyka Novosilka. Russian aviationconducted airstrikes at Vuhledar, Prechystivka and Zolota Nyva, - GeneralStaff of Armed Forces of Ukraine says in the morning report</text:p>
      <text:p text:style-name="P4">
News Collection Link: <text:a xlink:type="simple" xlink:href="https://liveuamap.com/en/2023/20-may-at-shakhtarske-direction-russian-army-shelled-novomykhaylivka" text:style-name="Internet_20_link" text:visited-style-name="Visited_20_Internet_20_Link">
https://liveuamap.com/en/2023/20-may-at-shakhtarske-direction-russian-army-shelled-novomykhaylivka</text:a>
</text:p>
      <text:p text:style-name="P4">
Source: <text:a xlink:type="simple" xlink:href="https://t.me/lumsrc/4849" text:style-name="Internet_20_link" text:visited-style-name="Visited_20_Internet_20_Link">
https://t.me/lumsrc/4849</text:a>
</text:p>
      <!--NEWS-->
      <text:h text:style-name="P10" text:outline-level="1">
<text:span text:style-name="T4">
Збірна України здобула «срібло» у командному багатоборстві на ЧЄ з художньої гімнастики</text:span>
</text:h>
      <text:p text:style-name="P4">
Authors: Ukrinform (Person)</text:p>
      <text:p text:style-name="P4">
Publisher: Укринформ (Organization)</text:p>
      <text:p text:style-name="P4">
Published Time: 2023-05-20T-27:01:14+03:00</text:p>
      <text:p text:style-name="P4">
Modified Time: 2023-05-20T23:01:14+03:00</text:p>
      <text:p text:style-name="P4">
Description: Це перша з 2020 року медаль України на ЧЄ з художньої гімнастики. — Укрінформ.</text:p>
      <text:p text:style-name="P4">
Images: ['<text:a xlink:type="simple" xlink:href="https://static.ukrinform.com/photos/2023_05/thumb_files/630_360_1684612765-999.jpg" text:style-name="Internet_20_link" text:visited-style-name="Visited_20_Internet_20_Link">
630_360_16846...</text:a>
']</text:p>
      <text:p text:style-name="P4">
Tags: ['Гімнастика']</text:p>
      <text:p text:style-name="P4">
Type: Article</text:p>
      <!--METADATA-->
      <text:p text:style-name="P4">
<draw:frame draw:style-name="fr1" draw:name="Image27" text:anchor-type="as-char" svg:width="6.9236in" svg:height="3.956343in" draw:z-index="0">
<draw:image xlink:href="../Images/yкринформ/2023-05-20T-27-01-14-03-00/630_360_1684612765-999.jpg" xlink:type="simple" xlink:show="embed" xlink:actuate="onLoad" draw:mime-type="image/jpeg"/>
</draw:frame>
 Це першаз 2020 року медаль України на ЧЄ з художньої гімнастики.</text:p>
      <text:p text:style-name="P4">
Збірна України з художньої гімнастики здобула срібло у командномубагатоборстві на чемпіонаті Європи у Баку, передає Укрінформ.</text:p>
      <text:p text:style-name="P4">
Українки здобули медаль за сумою оцінок індивідуальних спортсменок і дорослихкоманд в групових вправах.</text:p>
      <text:p text:style-name="P4">
У індивідуальній першості Україну представили: Вікторія Онопрієнко, ПолінаКаріка та Поліна Городнича. У групових вправах: Анастасія Возняк, Єва Мелещук,Марія Височанська, Дарина Дуда, Діана Баєва та Єлизавета Азза.</text:p>
      <text:p text:style-name="P4">
Перемогу здобула Болгарія, «бронза» - в Ізраїлю.</text:p>
      <text:p text:style-name="P4">
Це перша нагорода України за три роки на Євро з художньої гімнастики. Востаннємедалі Україна брала на домашньому чемпіонаті Європи в 2020 році - тоді турнірзакінчила з шістьмома нагородами (3+2+1). У команді тоді українки взагалістали чемпіонками, випередивши Ізраїль.</text:p>
      <text:p text:style-name="P4">
У медальному заліку чемпіонату Європи Україна перед заключним змагальним днемзаймає четверте місце з одним «сріблом». Очолює його Болгарія, яка вже здобуласім нагород, п'ять з яких золоті.</text:p>
      <text:p text:style-name="P4">
<text:span text:style-name="T4">
Читайте також:</text:span>
 <text:a xlink:type="simple" xlink:href="https://www.ukrinform.ua/rubric-sports/3711593-zbirna-ukraini-vidibralasa-v-usi-pat-finaliv-na-ce-z-hudoznoi-gimnastiki.html" text:style-name="Internet_20_link" text:visited-style-name="Visited_20_Internet_20_Link">
 </text:a>
</text:p>
      <text:p text:style-name="P4">
Як повідомляв Укрінформ, завтра, 21 травня відбудеться останній день ЧЄ,Вікторія Онопрієнко змагатиметься у чотирьох фіналах (обруч, м'яч, булави,стрічка)</text:p>
      <text:p text:style-name="P4">
Фото: ukraine-rg.com.ua</text:p>
      <text:p text:style-name="P4">
Source: <text:a xlink:type="simple" xlink:href="https://www.ukrinform.ua/rubric-sports/3712027-zbirna-ukraini-zdobula-sriblo-u-komandnomu-bagatoborstvi-na-ce-z-hudoznoi-gimnastiki.html" text:style-name="Internet_20_link" text:visited-style-name="Visited_20_Internet_20_Link">
https://www.ukrinform.ua/rubric-sports/3712027-zbirna-ukraini-zdobula-sriblo-u-komandnomu-bagatoborstvi-na-ce-z-hudoznoi-gimnastiki.html</text:a>
</text:p>
      <!--NEWS-->
      <text:h text:style-name="P10" text:outline-level="1">
<text:span text:style-name="T4">
Керівник Rheinmetall розкрив деталі українсько-німецького виробництва броньованої техніки</text:span>
</text:h>
      <text:p text:style-name="P4">
Authors: Ukrinform (Person)</text:p>
      <text:p text:style-name="P4">
Publisher: Укринформ (Organization)</text:p>
      <text:p text:style-name="P4">
Published Time: 2023-05-20T-30:54:00+03:00</text:p>
      <text:p text:style-name="P4">
Modified Time: 2023-05-20T22:54:00+03:00</text:p>
      <text:p text:style-name="P4">
Description: Керівник німецької компанії Rheinmetall Армін Паппергер розкрив деталі щодо спільного українсько-німецького виробництва озброєнь. — Укрінформ.</text:p>
      <text:p text:style-name="P4">
Images: ['<text:a xlink:type="simple" xlink:href="https://static.ukrinform.com/photos/2023_05/thumb_files/630_360_1684612364-512.jpg" text:style-name="Internet_20_link" text:visited-style-name="Visited_20_Internet_20_Link">
630_360_16846...</text:a>
', '<text:a xlink:type="simple" xlink:href="https://static.ukrinform.com/photos/2023_05/1684612364-587.jpg" text:style-name="Internet_20_link" text:visited-style-name="Visited_20_Internet_20_Link">
1684612364-58...</text:a>
']</text:p>
      <text:p text:style-name="P4">
Tags: ['Німеччина', 'Україна', 'Зброя', 'Військова техніка']</text:p>
      <text:p text:style-name="P4">
Type: Article</text:p>
      <!--METADATA-->
      <text:p text:style-name="P4">
<draw:frame draw:style-name="fr1" draw:name="Image28" text:anchor-type="as-char" svg:width="6.9236in" svg:height="3.956343in" draw:z-index="0">
<draw:image xlink:href="../Images/yкринформ/2023-05-20T-30-54-00-03-00/630_360_1684612364-512.jpg" xlink:type="simple" xlink:show="embed" xlink:actuate="onLoad" draw:mime-type="image/jpeg"/>
</draw:frame>
 Керівникнімецької компанії Rheinmetall Армін Паппергер розкрив деталі щодо спільногоукраїнсько-німецького виробництва озброєнь.</text:p>
      <text:p text:style-name="P4">
Як передає Укрінформ, про це він розповів виданню <text:a xlink:type="simple" xlink:href="https://m.bild.de/politik/inland/politik-inland/diese-panzer-will-rheinmetall-in-der-ukraine-bauen-83994458.bildMobile.html" text:style-name="Internet_20_link" text:visited-style-name="Visited_20_Internet_20_Link">
</text:a>
 .</text:p>
      <text:p text:style-name="P4">
Він зазначив, що влітку розпочнеться виробництво боєприпасів для зенітноїсамохідної установки Gepard. Нині на заводі в Унтерлюсі, що в Нижній Саксонії,вводиться в експлуатацію нова лінія з виробництва. Але Rheinmetall хоче, абиустановки будували в <text:a xlink:type="simple" xlink:href="https://www.ukrinform.ua/tag-ukraina" text:style-name="Internet_20_link" text:visited-style-name="Visited_20_Internet_20_Link">
 </text:a>
 .</text:p>
      <text:p text:style-name="P4">
<draw:frame draw:style-name="fr1" draw:name="Image29" text:anchor-type="as-char" svg:width="6.9236in" svg:height="3.894525in" draw:z-index="0">
<draw:image xlink:href="../Images/yкринформ/2023-05-20T-30-54-00-03-00/1684612364-587.jpg" xlink:type="simple" xlink:show="embed" xlink:actuate="onLoad" draw:mime-type="image/jpeg"/>
</draw:frame>
</text:p>
      <text:p text:style-name="P4">
Для цього буде створено спільне підприємству з українською державною компанією"Укроборонпром".</text:p>
      <text:p text:style-name="P4">
"Почнемо з технічного обслуговування й ремонту наявних машин, а також хочемоякнайшвидше виробляти бронетехніку, наприклад, транспортні танки Fuchs", -зазначив Паппергер. Україна також зацікавлена в сучасному танку Panther ібойовій машині піхоти Lynx, додав він.</text:p>
      <text:p text:style-name="P4">
<text:span text:style-name="T4">
Читайте також:</text:span>
 <text:a xlink:type="simple" xlink:href="https://www.ukrinform.ua/rubric-ato/3709018-solc-ogolosiv-pro-vidilenna-ukraini-novogo-paketa-vijskovoi-dopomogi.html" text:style-name="Internet_20_link" text:visited-style-name="Visited_20_Internet_20_Link">
 </text:a>
</text:p>
      <text:p text:style-name="P4">
Він також розповів, що Німеччина вже поставила в Україну 18 сучасних танківLeopard-2 і 40 Marder. Українські військові пройшли відповідну підготовку уБундесвері в Німеччині.</text:p>
      <text:p text:style-name="P4">
<text:span text:style-name="T5">
Фото: Julian Stratenschulte/dpa</text:span>
</text:p>
      <text:p text:style-name="P4">
Source: <text:a xlink:type="simple" xlink:href="https://www.ukrinform.ua/rubric-ato/3712026-kerivnik-rheinmetall-rozkriv-detali-ukrainskonimeckogo-virobnictva-bronovanoi-tehniki.html" text:style-name="Internet_20_link" text:visited-style-name="Visited_20_Internet_20_Link">
https://www.ukrinform.ua/rubric-ato/3712026-kerivnik-rheinmetall-rozkriv-detali-ukrainskonimeckogo-virobnictva-bronovanoi-tehniki.html</text:a>
</text:p>
      <!--NEWS-->
      <text:h text:style-name="P10" text:outline-level="1">
<text:span text:style-name="T4">
У Дніпрі пролунав вибух - ЗМІ</text:span>
</text:h>
      <text:p text:style-name="P4">
Authors: Ukrinform (Person)</text:p>
      <text:p text:style-name="P4">
Publisher: Укринформ (Organization)</text:p>
      <text:p text:style-name="P4">
Published Time: 2023-05-20T-32:40:00+03:00</text:p>
      <text:p text:style-name="P4">
Modified Time: 2023-05-20T22:40:00+03:00</text:p>
      <text:p text:style-name="P4">
Description: У Дніпрі було чути вибух, на території міста та області оголошено повітряну тривогу.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Дніпро', 'Вибух', 'Повітряна тривога']</text:p>
      <text:p text:style-name="P4">
Type: Article</text:p>
      <!--METADATA-->
      <text:p text:style-name="P4">
<draw:frame draw:style-name="fr1" draw:name="Image30" text:anchor-type="as-char" svg:width="6.9236in" svg:height="3.956343in" draw:z-index="0">
<draw:image xlink:href="../Images/yкринформ/2023-05-20T-32-40-00-03-00/630_360_1538997483-946.jpg" xlink:type="simple" xlink:show="embed" xlink:actuate="onLoad" draw:mime-type="image/jpeg"/>
</draw:frame>
 У Дніпрібуло чути вибух, на території міста та області оголошено повітряну тривогу.</text:p>
      <text:p text:style-name="P4">
Як передає Укрінформ, про це повідомляє <text:a xlink:type="simple" xlink:href="https://t.me/s/suspilnenews" text:style-name="Internet_20_link" text:visited-style-name="Visited_20_Internet_20_Link">
 </text:a>
 .</text:p>
      <text:p text:style-name="P4">
"У Дніпрі пролунав <text:a xlink:type="simple" xlink:href="https://www.ukrinform.ua/tag-vibuh" text:style-name="Internet_20_link" text:visited-style-name="Visited_20_Internet_20_Link">
 </text:a>
 ", - ідеться вдописі.</text:p>
      <text:p text:style-name="P4">
<text:span text:style-name="T4">
Читайте також:</text:span>
 <text:a xlink:type="simple" xlink:href="https://www.ukrinform.ua/rubric-ato/3711162-u-krivomu-rozi-prolunali-vibuhi.html" text:style-name="Internet_20_link" text:visited-style-name="Visited_20_Internet_20_Link">
 <text:span text:style-name="T4">
вибух</text:span>
 </text:a>
</text:p>
      <text:p text:style-name="P4">
На території місті та області оголошена повітряна тривога.</text:p>
      <text:p text:style-name="P4">
Source: <text:a xlink:type="simple" xlink:href="https://www.ukrinform.ua/rubric-ato/3712025-u-dnipri-prolunav-vibuh-zmi.html" text:style-name="Internet_20_link" text:visited-style-name="Visited_20_Internet_20_Link">
https://www.ukrinform.ua/rubric-ato/3712025-u-dnipri-prolunav-vibuh-zmi.html</text:a>
</text:p>
      <!--NEWS-->
      <text:h text:style-name="P10" text:outline-level="1">
<text:span text:style-name="T4">
Ворог за день сім разів обстріляв прикордоння Сумщини, пошкоджені два будинки</text:span>
</text:h>
      <text:p text:style-name="P4">
Authors: Ukrinform (Person)</text:p>
      <text:p text:style-name="P4">
Publisher: Укринформ (Organization)</text:p>
      <text:p text:style-name="P4">
Published Time: 2023-05-20T-34:21:00+03:00</text:p>
      <text:p text:style-name="P4">
Modified Time: 2023-05-20T22:21:00+03:00</text:p>
      <text:p text:style-name="P4">
Description: Російські війська протягом 20 травня обстріляли чотири прикордонні громади Сумської області, загалом зафіксовано 56 вибухів.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ибух', 'Війна з Росією', 'Артилерія']</text:p>
      <text:p text:style-name="P4">
Type: Article</text:p>
      <!--METADATA-->
      <text:p text:style-name="P4">
<draw:frame draw:style-name="fr1" draw:name="Image31" text:anchor-type="as-char" svg:width="6.9236in" svg:height="3.956343in" draw:z-index="0">
<draw:image xlink:href="../Images/yкринформ/2023-05-20T-34-21-00-03-00/630_360_1479558145-5682.jpg" xlink:type="simple" xlink:show="embed" xlink:actuate="onLoad" draw:mime-type="image/jpeg"/>
</draw:frame>
Російські війська протягом 20 травня обстріляли чотири прикордонні громадиСумської області, загалом зафіксовано 56 вибухів.</text:p>
      <text:p text:style-name="P4">
Як передає Укрінформ, про це у <text:a xlink:type="simple" xlink:href="https://www.facebook.com/sumska.oda/" text:style-name="Internet_20_link" text:visited-style-name="Visited_20_Internet_20_Link">
</text:a>
 повідомляє Сумська ОВА.</text:p>
      <text:p text:style-name="P4">
«Протягом дня росіяни здійснили сім обстрілів прикордоння. Зафіксовано 56вибухів», - ідеться в повідомленні.</text:p>
      <text:p text:style-name="P4">
Обстрілів зазнали Білопільська, Хотінська, Краснопільська та Юнаківськагромади.</text:p>
      <text:p text:style-name="P4">
По Білопільській громаді росіяни випустили з мінометів 38 мін.</text:p>
      <text:p text:style-name="P4">
Юнаківську громаду ворог обстріляв з артилерії, випустивши чотири снаряди.</text:p>
      <text:p text:style-name="P4">
<text:span text:style-name="T4">
Читайте також:</text:span>
 <text:a xlink:type="simple" xlink:href="https://www.ukrinform.ua/rubric-ato/3711487-vijska-rf-trici-obstrilali-prikordonna-cernigivsini-i-sumsini.html" text:style-name="Internet_20_link" text:visited-style-name="Visited_20_Internet_20_Link">
 <text:span text:style-name="T4">
Сумщин</text:span>
 </text:a>
</text:p>
      <text:p text:style-name="P4">
Під вогнем російської артилерії перебувала й Краснопільська громада,зафіксовано сім вибухів.</text:p>
      <text:p text:style-name="P4">
Окрім того, ворог гатив з артилерії по Хотінській громаді - сім вибухів. Тутпошкоджено два приватні житлові будинки.</text:p>
      <text:p text:style-name="P4">
Як повідомляв Укрінформ, 19 травня <text:a xlink:type="simple" xlink:href="http://www.ukrinform.ua/rubric-ato/3711636-vorog-17-raziv-obstrilav-prikordonna-sumsini-zagalom-131-vibuh.html" text:style-name="Internet_20_link" text:visited-style-name="Visited_20_Internet_20_Link">
 </text:a>
 прикордонні громади Сумської області, зафіксовано 131вибух.</text:p>
      <text:p text:style-name="P4">
Source: <text:a xlink:type="simple" xlink:href="https://www.ukrinform.ua/rubric-ato/3712009-vorog-za-den-sim-raziv-obstrilav-prikordonna-sumsini-poskodzeni-dva-budinki.html" text:style-name="Internet_20_link" text:visited-style-name="Visited_20_Internet_20_Link">
https://www.ukrinform.ua/rubric-ato/3712009-vorog-za-den-sim-raziv-obstrilav-prikordonna-sumsini-poskodzeni-dva-budinki.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5-20T-36:06:00+03:00</text:p>
      <text:p text:style-name="P4">
Modified Time: 2023-05-20T22:06: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32" text:anchor-type="as-char" svg:width="6.9236in" svg:height="3.956343in" draw:z-index="0">
<draw:image xlink:href="../Images/yкринформ/2023-05-20T-36-06-00-03-00/630_360_1645107758-865.jpg" xlink:type="simple" xlink:show="embed" xlink:actuate="onLoad" draw:mime-type="image/jpeg"/>
</draw:frame>
Українське національне інформаційне агентство «Укрінформ» шукаєредактора/редакторку для 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ОП вітає рішення Євросоюзу про обмеження для компаній, які допомагали Росії обходити санкції</text:span>
</text:h>
      <text:p text:style-name="P4">
Authors: Ukrinform (Person)</text:p>
      <text:p text:style-name="P4">
Publisher: Укринформ (Organization)</text:p>
      <text:p text:style-name="P4">
Published Time: 2023-05-20T-39:49:00+03:00</text:p>
      <text:p text:style-name="P4">
Modified Time: 2023-05-20T21:49:00+03:00</text:p>
      <text:p text:style-name="P4">
Description: В Офісі Президента вітають рішення ЄС запровадити санкції проти більш ніж 90 компаній, які допомагали Росії обходити запроваджені обмеження. — Укрінформ.</text:p>
      <text:p text:style-name="P4">
Images: ['<text:a xlink:type="simple" xlink:href="https://static.ukrinform.com/photos/2023_04/thumb_files/630_360_1681461745-184.jpg" text:style-name="Internet_20_link" text:visited-style-name="Visited_20_Internet_20_Link">
630_360_16814...</text:a>
']</text:p>
      <text:p text:style-name="P4">
Tags: ['Євросоюз', 'Санкції', 'Єрмак', 'Офіс Президента']</text:p>
      <text:p text:style-name="P4">
Type: Article</text:p>
      <!--METADATA-->
      <text:p text:style-name="P4">
<draw:frame draw:style-name="fr1" draw:name="Image33" text:anchor-type="as-char" svg:width="6.9236in" svg:height="3.956343in" draw:z-index="0">
<draw:image xlink:href="../Images/yкринформ/2023-05-20T-39-49-00-03-00/630_360_1681461745-184.jpg" xlink:type="simple" xlink:show="embed" xlink:actuate="onLoad" draw:mime-type="image/jpeg"/>
</draw:frame>
 В ОфісіПрезидента вітають рішення ЄС запровадити санкції проти більш ніж 90 компаній,які допомагали Росії обходити запроваджені обмеження.</text:p>
      <text:p text:style-name="P4">
Про це повідомив керівник Офісу Президента Андрій Єрмак у <text:a xlink:type="simple" xlink:href="http://t.me/ermaka2022/2736" text:style-name="Internet_20_link" text:visited-style-name="Visited_20_Internet_20_Link">
</text:a>
 , передає Укрінформ.</text:p>
      <text:p text:style-name="P4">
«Рішення ЄС запровадити санкції проти більш ніж 90 неросійських компаній, якідопомагали РФ обходити санкції, можна тільки вітати», - написав він.</text:p>
      <text:p text:style-name="P4">
Єрмак зауважив, що спроби ворога обходити санкції будуть завжди, «алепокарання за допомогу їм у цьому має бути жорстким».</text:p>
      <text:p text:style-name="P4">
<text:span text:style-name="T4">
Читайте також:</text:span>
 <text:a xlink:type="simple" xlink:href="https://www.ukrinform.ua/rubric-economy/3711958-cerez-sankcii-na-naftu-rosia-vtratila-40-milardiv.html" text:style-name="Internet_20_link" text:visited-style-name="Visited_20_Internet_20_Link">
 <text:span text:style-name="T4">
санкції</text:span>
 </text:a>
</text:p>
      <text:p text:style-name="P4">
Як повідомляв Укрінформ, уряди США та Японії запровадили нові <text:a xlink:type="simple" xlink:href="https://www.ukrinform.ua/tag-sankcii" text:style-name="Internet_20_link" text:visited-style-name="Visited_20_Internet_20_Link">
</text:a>
 проти сотень осіб та організацій,пов'язаних з війною Росії проти України, оскільки "Група семи" підтвердиласвою рішучість посилити відповідальність РФ за вторгнення в Україну.</text:p>
      <text:p text:style-name="P4">
<text:span text:style-name="T5">
Фото: Shutterstock</text:span>
</text:p>
      <text:p text:style-name="P4">
Source: <text:a xlink:type="simple" xlink:href="https://www.ukrinform.ua/rubric-economy/3712012-op-vitae-risenna-evrosouzu-pro-obmezenna-dla-kompanij-aki-dopomagali-rf-obhoditi-sankcii.html" text:style-name="Internet_20_link" text:visited-style-name="Visited_20_Internet_20_Link">
https://www.ukrinform.ua/rubric-economy/3712012-op-vitae-risenna-evrosouzu-pro-obmezenna-dla-kompanij-aki-dopomagali-rf-obhoditi-sankcii.html</text:a>
</text:p>
      <!--NEWS-->
      <text:h text:style-name="P10" text:outline-level="1">
<text:span text:style-name="T4">
«Манчестер Сіті» достроково став чемпіоном Англії</text:span>
</text:h>
      <text:p text:style-name="P4">
Authors: Ukrinform (Person)</text:p>
      <text:p text:style-name="P4">
Publisher: Укринформ (Organization)</text:p>
      <text:p text:style-name="P4">
Published Time: 2023-05-20T-41:48:36+03:00</text:p>
      <text:p text:style-name="P4">
Modified Time: 2023-05-20T21:48:36+03:00</text:p>
      <text:p text:style-name="P4">
Description: За 35 турів «Манчестер Сіті» набрав 85 очок. — Укрінформ.</text:p>
      <text:p text:style-name="P4">
Images: ['<text:a xlink:type="simple" xlink:href="https://static.ukrinform.com/photos/2023_05/thumb_files/630_360_1684608426-646.jpg" text:style-name="Internet_20_link" text:visited-style-name="Visited_20_Internet_20_Link">
630_360_16846...</text:a>
']</text:p>
      <text:p text:style-name="P4">
Tags: ['Арсенал', 'Футбол', 'Манчестер Сіті', 'АПЛ']</text:p>
      <text:p text:style-name="P4">
Type: Article</text:p>
      <!--METADATA-->
      <text:p text:style-name="P4">
<draw:frame draw:style-name="fr1" draw:name="Image34" text:anchor-type="as-char" svg:width="6.9236in" svg:height="3.956343in" draw:z-index="0">
<draw:image xlink:href="../Images/yкринформ/2023-05-20T-41-48-36-03-00/630_360_1684608426-646.jpg" xlink:type="simple" xlink:show="embed" xlink:actuate="onLoad" draw:mime-type="image/jpeg"/>
</draw:frame>
 За 35турів «Манчестер Сіті» набрав 85 очок.</text:p>
      <text:p text:style-name="P4">
«Манчестер Сіті» достроково став чемпіоном Англії завдяки поразці «Арсенала» вматчі 37-го туру з «Ноттінгем Форест» (0:1), передає Укрінформ.</text:p>
      <text:p text:style-name="P4">
В «Арсенала» залишився один матч у запасі й 4 бали відставання від першогомісця. Сезон для команди Зінченка фактично закінчено. Нижче другого місцялондонці не опустяться, а вже восени зіграють в Лізі чемпіонів.</text:p>
      <text:p text:style-name="P4">
Олександр Зінченко матч проти «Ноттінгема» пропустив через травму.</text:p>
      <text:p text:style-name="P4">
Це третій поспіль титул «містян» і десятий загалом. Під керівництвом ПепаГвардіоли «Сіті» здобув 5 з 10 чемпіонств.</text:p>
      <text:p text:style-name="P4">
<text:span text:style-name="T4">
Читайте також:</text:span>
 <text:a xlink:type="simple" xlink:href="https://www.ukrinform.ua/rubric-sports/3711013-koventri-ta-luton-zigraut-u-finali-plejoff-za-vihid-do-apl.html" text:style-name="Internet_20_link" text:visited-style-name="Visited_20_Internet_20_Link">
 <text:span text:style-name="T4">
АПЛ</text:span>
 </text:a>
</text:p>
      <text:p text:style-name="P4">
За 35 турів «Манчестер Сіті» набрав 85 очок, різниця забитих та пропущенихголів - 92:31.</text:p>
      <text:p text:style-name="P4">
Фото: Getty Images</text:p>
      <text:p text:style-name="P4">
Source: <text:a xlink:type="simple" xlink:href="https://www.ukrinform.ua/rubric-sports/3712011-mancester-siti-dostrokovo-stav-cempionom-anglii.html" text:style-name="Internet_20_link" text:visited-style-name="Visited_20_Internet_20_Link">
https://www.ukrinform.ua/rubric-sports/3712011-mancester-siti-dostrokovo-stav-cempionom-anglii.html</text:a>
</text:p>
      <!--NEWS-->
      <text:h text:style-name="P10" text:outline-level="1">
<text:span text:style-name="T4">
У Харкові спекли рекордну паляницю з полуницею</text:span>
</text:h>
      <text:p text:style-name="P4">
Authors: Ukrinform (Person)</text:p>
      <text:p text:style-name="P4">
Publisher: Укринформ (Organization)</text:p>
      <text:p text:style-name="P4">
Published Time: 2023-05-20T-43:48:00+03:00</text:p>
      <text:p text:style-name="P4">
Modified Time: 2023-05-20T21:48:00+03:00</text:p>
      <text:p text:style-name="P4">
Description: У Харкові спекли рекордну паляницю з полуницею діаметром 4 м 60 см. — Укрінформ.</text:p>
      <text:p text:style-name="P4">
Images: ['<text:a xlink:type="simple" xlink:href="https://static.ukrinform.com/photos/2023_05/thumb_files/630_360_1684608321-853.jpg" text:style-name="Internet_20_link" text:visited-style-name="Visited_20_Internet_20_Link">
630_360_16846...</text:a>
']</text:p>
      <text:p text:style-name="P4">
Tags: ['Рекорд', 'Харків', 'Паляниця']</text:p>
      <text:p text:style-name="P4">
Type: Article</text:p>
      <!--METADATA-->
      <text:p text:style-name="P4">
<draw:frame draw:style-name="fr1" draw:name="Image35" text:anchor-type="as-char" svg:width="6.9236in" svg:height="3.956343in" draw:z-index="0">
<draw:image xlink:href="../Images/yкринформ/2023-05-20T-43-48-00-03-00/630_360_1684608321-853.jpg" xlink:type="simple" xlink:show="embed" xlink:actuate="onLoad" draw:mime-type="image/jpeg"/>
</draw:frame>
 У Харковіспекли рекордну паляницю з полуницею діаметром 4 м 60 см.</text:p>
      <text:p text:style-name="P4">
Як передає Укрінформ, про це повідомила керівниця Національного реєструрекордів України Лана Вєтрова у <text:a xlink:type="simple" xlink:href="https://www.facebook.com/permalink.php" text:style-name="Internet_20_link" text:visited-style-name="Visited_20_Internet_20_Link">
</text:a>
.</text:p>
      <text:p text:style-name="P4">
Вона наголосила, що в українців є перевірочне слово: "Паляниця!" Так мивпізнаємо своїх. А ось <text:a xlink:type="simple" xlink:href="https://www.ukrinform.ua/tag-harkiv" text:style-name="Internet_20_link" text:visited-style-name="Visited_20_Internet_20_Link">
 </text:a>
 вирішили, щоцього мало. І запропонували свій варіант: "Паляниця з полуницею!"</text:p>
      <text:p text:style-name="P4">
«Найбільшу паляницю з полуницею діаметром 4 м 60 см на рекорд представив ТЦНікольський. І роздавали її тільки тим, хто міг тричі ці кодові словаповторити і не збитися, бо це - ну вже точно свої!» - підкреслила Лана.</text:p>
      <text:p text:style-name="P4">
<text:span text:style-name="T4">
Читайте також:</text:span>
 <text:a xlink:type="simple" xlink:href="https://www.ukrinform.ua/rubric-diaspora/3710961-u-pekini-na-festivali-predstavili-ukrainsku-kulturu-j-tradicijnu-kuhnu.html" text:style-name="Internet_20_link" text:visited-style-name="Visited_20_Internet_20_Link">
 </text:a>
</text:p>
      <text:p text:style-name="P4">
Попередній рекорд в Харкові був зареєстрований 18 квітня. В Салтівці –найбільшому районі міста, який також найбільше постраждав від війни, булостворено найбільшу Салтівську писанку, зображену фарбою на асфальті. Малюнок"Нескорені" має розміри 23.4 м х 17 м. До його створення на різних етапахроботи були залучені майже 750 харків'ян.</text:p>
      <text:p text:style-name="P4">
<text:span text:style-name="T5">
Фото: Лана Вєтрова / Фейсбук</text:span>
</text:p>
      <text:p text:style-name="P4">
Source: <text:a xlink:type="simple" xlink:href="https://www.ukrinform.ua/rubric-regions/3712010-u-harkovi-spekli-rekordnu-palanicu-z-poluniceu.html" text:style-name="Internet_20_link" text:visited-style-name="Visited_20_Internet_20_Link">
https://www.ukrinform.ua/rubric-regions/3712010-u-harkovi-spekli-rekordnu-palanicu-z-poluniceu.html</text:a>
</text:p>
      <!--NEWS-->
      <text:h text:style-name="P10" text:outline-level="1">
<text:span text:style-name="T4">
Папа Франциск доручив кардиналу Зуппі спецмісію, пов’язану з війною в Україні</text:span>
</text:h>
      <text:p text:style-name="P4">
Authors: Ukrinform (Person)</text:p>
      <text:p text:style-name="P4">
Publisher: Укринформ (Organization)</text:p>
      <text:p text:style-name="P4">
Published Time: 2023-05-20T-45:32:00+03:00</text:p>
      <text:p text:style-name="P4">
Modified Time: 2023-05-20T21:32:00+03:00</text:p>
      <text:p text:style-name="P4">
Description: Папа Римський Франциск доручив кардиналові Маттео Зуппі спеціальну місію, пов’язану з війною в Україні, деталі якої ще не визначені. — Укрінформ.</text:p>
      <text:p text:style-name="P4">
Images: ['<text:a xlink:type="simple" xlink:href="https://static.ukrinform.com/photos/2023_05/thumb_files/630_360_1684607487-496.jpeg" text:style-name="Internet_20_link" text:visited-style-name="Visited_20_Internet_20_Link">
630_360_16846...</text:a>
']</text:p>
      <text:p text:style-name="P4">
Tags: ['Папа Франциск', 'Україна', 'Ватикан', 'Війна з Росією']</text:p>
      <text:p text:style-name="P4">
Type: Article</text:p>
      <!--METADATA-->
      <text:p text:style-name="P4">
<draw:frame draw:style-name="fr1" draw:name="Image36" text:anchor-type="as-char" svg:width="6.9236in" svg:height="3.956343in" draw:z-index="0">
<draw:image xlink:href="../Images/yкринформ/2023-05-20T-45-32-00-03-00/630_360_1684607487-496.jpeg" xlink:type="simple" xlink:show="embed" xlink:actuate="onLoad" draw:mime-type="image/jpeg"/>
</draw:frame>
 ПапаРимський Франциск доручив кардиналові Маттео Зуппі спеціальну місію, пов’язануз війною в Україні, деталі якої ще не визначені.</text:p>
      <text:p text:style-name="P4">
Як передає Укрінформ, про це повідомляє <text:a xlink:type="simple" xlink:href="https://www.vaticannews.va/uk/vatican-city/news/2023-05/zuppi-misija-schodo-vijny-v-ukrajini.html" text:style-name="Internet_20_link" text:visited-style-name="Visited_20_Internet_20_Link">
</text:a>
 .</text:p>
      <text:p text:style-name="P4">
«Можу підтвердити, що <text:a xlink:type="simple" xlink:href="https://www.ukrinform.ua/tag-papa-francisk" text:style-name="Internet_20_link" text:visited-style-name="Visited_20_Internet_20_Link">
 </text:a>
 довіривкардиналові Маттео Зуппі, архиєпископу Болоньї та голові Конференціїіталійських єпископів, завдання провести місію, в погодженні з Державнимсекретаріатом, яка б могла посприяти послабленню напруженості у війні вУкраїні, в надії, яка ніколи не згасала у Святішого Отця, на те, що це зможезапочаткувати мирні процеси. Час цієї місії, як і спосіб її звершення, наданий час вивчаються», – йдеться в заяві, яку поширив речник Святого ПрестолуМаттео Бруні.</text:p>
      <text:p text:style-name="P4">
Як повідомлялося, 1 травня глава католицької церкви Папа Римський Францискзаявив, що Ватикан бере участь у миротворчій місії, щоб спробувати покластикрай війні Росії проти України.</text:p>
      <text:p text:style-name="P4">
<text:span text:style-name="T4">
Читайте також:</text:span>
 <text:a xlink:type="simple" xlink:href="https://www.ukrinform.ua/rubric-society/3708876-u-vatikani-rozpovili-podrobici-zustrici-zelenskogo-z-papou-franciskom.html" text:style-name="Internet_20_link" text:visited-style-name="Visited_20_Internet_20_Link">
 </text:a>
</text:p>
      <text:p text:style-name="P4">
<text:a xlink:type="simple" xlink:href="https://www.ukrinform.ua/rubric-polytics/3711118-papa-francisk-planue-vidpraviti-delegacii-v-ukrainu-i-rosiu-dla-pripinenna-vijni.html" text:style-name="Internet_20_link" text:visited-style-name="Visited_20_Internet_20_Link">
 </text:a>
 дляпосередництва у припиненні вогню. Кардинал Маттео Зуппі з Болоньї поїде доКиєва на переговори із Президентом України Володимиром Зеленським.</text:p>
      <text:p text:style-name="P4">
<text:span text:style-name="T5">
Фото: www.vaticannews.va</text:span>
</text:p>
      <text:p text:style-name="P4">
Source: <text:a xlink:type="simple" xlink:href="https://www.ukrinform.ua/rubric-society/3712007-papa-francisk-doruciv-kardinalu-zuppi-specmisiu-povazanu-z-vijnou-v-ukraini.html" text:style-name="Internet_20_link" text:visited-style-name="Visited_20_Internet_20_Link">
https://www.ukrinform.ua/rubric-society/3712007-papa-francisk-doruciv-kardinalu-zuppi-specmisiu-povazanu-z-vijnou-v-ukraini.html</text:a>
</text:p>
      <!--NEWS-->
      <text:h text:style-name="P10" text:outline-level="1">
<text:span text:style-name="T4">
Метальник молота Кохан здобув перемогу на українській літній Універсіаді</text:span>
</text:h>
      <text:p text:style-name="P4">
Authors: Ukrinform (Person)</text:p>
      <text:p text:style-name="P4">
Publisher: Укринформ (Organization)</text:p>
      <text:p text:style-name="P4">
Published Time: 2023-05-20T-47:23:15+03:00</text:p>
      <text:p text:style-name="P4">
Modified Time: 2023-05-20T21:23:15+03:00</text:p>
      <text:p text:style-name="P4">
Description: Українець виконав усі шість спроб за 72 метри. — Укрінформ.</text:p>
      <text:p text:style-name="P4">
Images: ['<text:a xlink:type="simple" xlink:href="https://static.ukrinform.com/photos/2023_05/thumb_files/630_360_1684606896-252.jpg" text:style-name="Internet_20_link" text:visited-style-name="Visited_20_Internet_20_Link">
630_360_16846...</text:a>
']</text:p>
      <text:p text:style-name="P4">
Tags: ['Легка атлетика']</text:p>
      <text:p text:style-name="P4">
Type: Article</text:p>
      <!--METADATA-->
      <text:p text:style-name="P4">
<draw:frame draw:style-name="fr1" draw:name="Image37" text:anchor-type="as-char" svg:width="6.9236in" svg:height="3.956343in" draw:z-index="0">
<draw:image xlink:href="../Images/yкринформ/2023-05-20T-47-23-15-03-00/630_360_1684606896-252.jpg" xlink:type="simple" xlink:show="embed" xlink:actuate="onLoad" draw:mime-type="image/jpeg"/>
</draw:frame>
 Українецьвиконав усі шість спроб за 72 метри.</text:p>
      <text:p text:style-name="P4">
Український метальник молота Михайло Кохан став переможцем літньоїУніверсіади, передає Укрінформ.</text:p>
      <text:p text:style-name="P4">
Змагання відбулися у п'ятницю, 19 травня, у Львові. Кохан за результатамизмагань виявився єдиним метальником, що виконав усі шість спроб за 72 метра.</text:p>
      <text:p text:style-name="P4">
Це перший турнір, на якому український спортсмен взяв участь післявідсторонення від міжнародних заходів, що отримав від федерації легкоїатлетики України.</text:p>
      <text:p text:style-name="P4">
<text:span text:style-name="T4">
Читайте також:</text:span>
 <text:a xlink:type="simple" xlink:href="https://www.ukrinform.ua/rubric-sports/3681395-molotoboec-kohan-vigrav-zoloto-kubka-evropi2023-u-portugalii.html" text:style-name="Internet_20_link" text:visited-style-name="Visited_20_Internet_20_Link">
 </text:a>
</text:p>
      <text:p text:style-name="P4">
Як повідомляв Укрінформ, на турнірі в Лейрії Кохан «порушив етичні нормиповедінки під час участі в складі офіційної делегації національної збірноїУкраїни», до яких саме дій вдався спортсмен, у ФЛАУ не зазначають.</text:p>
      <text:p text:style-name="P4">
Фото: btu.org.ua</text:p>
      <text:p text:style-name="P4">
Source: <text:a xlink:type="simple" xlink:href="https://www.ukrinform.ua/rubric-sports/3712004-metalnik-molota-kohan-zdobuv-peremogu-na-ukrainskij-litnij-universiadi.html" text:style-name="Internet_20_link" text:visited-style-name="Visited_20_Internet_20_Link">
https://www.ukrinform.ua/rubric-sports/3712004-metalnik-molota-kohan-zdobuv-peremogu-na-ukrainskij-litnij-universiadi.html</text:a>
</text:p>
      <!--NEWS-->
      <text:h text:style-name="P10" text:outline-level="1">
<text:span text:style-name="T4">
Відбувся перший матч фінальної серії футзальної Екстра-ліги України</text:span>
</text:h>
      <text:p text:style-name="P4">
Authors: Ukrinform (Person)</text:p>
      <text:p text:style-name="P4">
Publisher: Укринформ (Organization)</text:p>
      <text:p text:style-name="P4">
Published Time: 2023-05-20T-49:13:52+03:00</text:p>
      <text:p text:style-name="P4">
Modified Time: 2023-05-20T21:13:52+03:00</text:p>
      <text:p text:style-name="P4">
Description: Перший матч фіналу ЧУ виграв «ХІТ». — Укрінформ.</text:p>
      <text:p text:style-name="P4">
Images: ['<text:a xlink:type="simple" xlink:href="https://static.ukrinform.com/photos/2023_05/thumb_files/630_360_1684606347-906.jpg" text:style-name="Internet_20_link" text:visited-style-name="Visited_20_Internet_20_Link">
630_360_16846...</text:a>
']</text:p>
      <text:p text:style-name="P4">
Tags: ['футзал']</text:p>
      <text:p text:style-name="P4">
Type: Article</text:p>
      <!--METADATA-->
      <text:p text:style-name="P4">
<draw:frame draw:style-name="fr1" draw:name="Image38" text:anchor-type="as-char" svg:width="6.9236in" svg:height="3.956343in" draw:z-index="0">
<draw:image xlink:href="../Images/yкринформ/2023-05-20T-49-13-52-03-00/630_360_1684606347-906.jpg" xlink:type="simple" xlink:show="embed" xlink:actuate="onLoad" draw:mime-type="image/jpeg"/>
</draw:frame>
 Першийматч фіналу ЧУ виграв «ХІТ».</text:p>
      <text:p text:style-name="P4">
«Ураган» та «ХІТ» зіграли перший матч фіналу футзального Чемпіонату України –2:1, передає Укрінформ.</text:p>
      <text:p text:style-name="P4">
Основний час матчу завершився з рахунком 1:1. На 32-й хвилині відзначився ІгорКорсун, який вивів івано-франківців уперед. Однак через 4 хвилини найкращийбомбардир цього сезону Євген Жук зрівняв рахунок, забивши 30-й гол у кампанії.</text:p>
      <text:p text:style-name="P4">
Поєдинок перейшов до екстратаймів. На 43-й хвилині м'яч після удару гравцякиян відрикошетив у ворота «Урагану» від Корсуна. У підсумку перший матчфіналу ЧУ завершився з рахунком 2:1 на користь «ХІТу».</text:p>
      <text:p text:style-name="P4">
Матч пройшов у Івано-Франківську. Завтра, 21 травня, на цьому майданчикувідбудеться 2-й поєдинок серії. Потім команди переїдуть до Києва, девідбудеться третя зустріч – 27 травня. За необхідності 4-й та 5-й матчіпройдуть 28 та 31 травня.</text:p>
      <text:p text:style-name="P4">
<text:span text:style-name="T4">
Читайте також:</text:span>
 <text:a xlink:type="simple" xlink:href="https://www.ukrinform.ua/rubric-sports/3710165-zbirna-ukraini-z-futzalu-otrimala-supernikiv-u-finalnomu-turniri-uniorskogo-evro2023.html" text:style-name="Internet_20_link" text:visited-style-name="Visited_20_Internet_20_Link">
 <text:span text:style-name="T4">
футзал</text:span>
 </text:a>
</text:p>
      <text:p text:style-name="P4">
Як повідомляв Укрінформ, «Ураган» у півфіналі здолав рівненський «Кардинал-Рівнестандарт», рахунок серії – 3:1.</text:p>
      <text:p text:style-name="P4">
Фото: uragan.if.ua</text:p>
      <text:p text:style-name="P4">
Source: <text:a xlink:type="simple" xlink:href="https://www.ukrinform.ua/rubric-sports/3712002-vidbuvsa-persij-matc-finalnoi-serii-futzalnoi-ekstraligi-ukraini.html" text:style-name="Internet_20_link" text:visited-style-name="Visited_20_Internet_20_Link">
https://www.ukrinform.ua/rubric-sports/3712002-vidbuvsa-persij-matc-finalnoi-serii-futzalnoi-ekstraligi-ukraini.html</text:a>
</text:p>
      <!--NEWS-->
      <text:h text:style-name="P10" text:outline-level="1">
<text:span text:style-name="T4">
Російський фейк про «зникнення» Залужного пов'язаний із піком напруги в Бахмуті - Маляр</text:span>
</text:h>
      <text:p text:style-name="P4">
Authors: Ukrinform (Person)</text:p>
      <text:p text:style-name="P4">
Publisher: Укринформ (Organization)</text:p>
      <text:p text:style-name="P4">
Published Time: 2023-05-20T-51:12:00+03:00</text:p>
      <text:p text:style-name="P4">
Modified Time: 2023-05-20T21:12:00+03:00</text:p>
      <text:p text:style-name="P4">
Description: Запуск росіянами фейкової інформації про нібито зникнення Головнокомандувача ЗСУ Валерія Залужного пояснюється піком напруги в Бахмуті. — Укрінформ.</text:p>
      <text:p text:style-name="P4">
Images: ['<text:a xlink:type="simple" xlink:href="https://static.ukrinform.com/photos/2022_08/thumb_files/630_360_1660222321-926.jpg" text:style-name="Internet_20_link" text:visited-style-name="Visited_20_Internet_20_Link">
630_360_16602...</text:a>
']</text:p>
      <text:p text:style-name="P4">
Tags: ['Бахмут', 'Фейк', 'Валерій Залужний', 'Війна з Росією', 'Ганна Маляр']</text:p>
      <text:p text:style-name="P4">
Type: Article</text:p>
      <!--METADATA-->
      <text:p text:style-name="P4">
<draw:frame draw:style-name="fr1" draw:name="Image39" text:anchor-type="as-char" svg:width="6.9236in" svg:height="3.956343in" draw:z-index="0">
<draw:image xlink:href="../Images/yкринформ/2023-05-20T-51-12-00-03-00/630_360_1660222321-926.jpg" xlink:type="simple" xlink:show="embed" xlink:actuate="onLoad" draw:mime-type="image/jpeg"/>
</draw:frame>
 Запускросіянами фейкової інформації про нібито зникнення Головнокомандувача ЗСУВалерія Залужного пояснюється піком напруги в Бахмуті.</text:p>
      <text:p text:style-name="P4">
Як передає Укрінформ, про це заступниця міністра оборони Ганна Малярповідомила у <text:a xlink:type="simple" xlink:href="http://t.me/annamaliar/771" text:style-name="Internet_20_link" text:visited-style-name="Visited_20_Internet_20_Link">
 </text:a>
 .</text:p>
      <text:p text:style-name="P4">
"Росіяни запустили інформаційну хвилю про нібито зникнення нашогоГоловнокомандувача Валерія Федоровича Залужного. Главком на місці. Робить своюроботу. Щойно спілкувалися. Це типова інформаційна технологія, спрямована надеморалізацію нашого війська. По часу дії вона дуже коротка - від декількохгодин до одного дня. Бо інформацію легко перевірити. А ефект від неїочікується у разі влучного моменту поширення та масовості", - написала Маляр.</text:p>
      <text:p text:style-name="P4">
За її словами, момент поширення <text:a xlink:type="simple" xlink:href="https://www.ukrinform.ua/tag-fejk" text:style-name="Internet_20_link" text:visited-style-name="Visited_20_Internet_20_Link">
 </text:a>
зрозумілий - пік напруги в Бахмуті. Росіяни розраховують, що деморалізаціянавіть кількох українських військових може полегшити їм ситуацію.</text:p>
      <text:p text:style-name="P4">
<text:span text:style-name="T4">
Читайте також:</text:span>
 <text:a xlink:type="simple" xlink:href="https://www.ukrinform.ua/rubric-ato/3711854-perekidanna-vorogom-dodatkovih-sil-do-bahmuta-svidcit-pro-proval-ih-nastupu-usov.html" text:style-name="Internet_20_link" text:visited-style-name="Visited_20_Internet_20_Link">
 <text:span text:style-name="T4">
Бахмут</text:span>
 </text:a>
</text:p>
      <text:p text:style-name="P4">
"Власне, заради цього і купа передчасних повідомлень про "взяття" Бахмута", -підкреслила Маляр.</text:p>
      <text:p text:style-name="P4">
Як повідомляв Укрінформ, у Бахмуті Донецької області ситуація критична, разоміз тим Збройні сили України тримають оборону в районі "Літак".</text:p>
      <text:p text:style-name="P4">
Source: <text:a xlink:type="simple" xlink:href="https://www.ukrinform.ua/rubric-ato/3712001-rosijskij-fejk-pro-zniknenna-zaluznogo-povazanij-iz-pikom-naprugi-v-bahmuti-malar.html" text:style-name="Internet_20_link" text:visited-style-name="Visited_20_Internet_20_Link">
https://www.ukrinform.ua/rubric-ato/3712001-rosijskij-fejk-pro-zniknenna-zaluznogo-povazanij-iz-pikom-naprugi-v-bahmuti-malar.html</text:a>
</text:p>
      <!--NEWS-->
      <text:h text:style-name="P10" text:outline-level="1">
<text:span text:style-name="T4">
Гурт Kalush Orchestra підтримав полонених захисників «Азовсталі»</text:span>
</text:h>
      <text:p text:style-name="P4">
Authors: Ukrinform (Person)</text:p>
      <text:p text:style-name="P4">
Publisher: Укринформ (Organization)</text:p>
      <text:p text:style-name="P4">
Published Time: 2023-05-20T-53:03:00+03:00</text:p>
      <text:p text:style-name="P4">
Modified Time: 2023-05-20T21:03:00+03:00</text:p>
      <text:p text:style-name="P4">
Description: Гурт Kalush Orchestra записав відео зі словами підтримки для полонених захисників «Азовсталі» та їх родин. — Укрінформ.</text:p>
      <text:p text:style-name="P4">
Images: ['<text:a xlink:type="simple" xlink:href="https://static.ukrinform.com/photos/2023_05/thumb_files/630_360_1684605737-853.jpg" text:style-name="Internet_20_link" text:visited-style-name="Visited_20_Internet_20_Link">
630_360_16846...</text:a>
']</text:p>
      <text:p text:style-name="P4">
Tags: ['Азовсталь', 'Полонені', 'Kalush Orchestra', 'Війна з Росією']</text:p>
      <text:p text:style-name="P4">
Type: Article</text:p>
      <!--METADATA-->
      <text:p text:style-name="P4">
<draw:frame draw:style-name="fr1" draw:name="Image40" text:anchor-type="as-char" svg:width="6.9236in" svg:height="3.956343in" draw:z-index="0">
<draw:image xlink:href="../Images/yкринформ/2023-05-20T-53-03-00-03-00/630_360_1684605737-853.jpg" xlink:type="simple" xlink:show="embed" xlink:actuate="onLoad" draw:mime-type="image/jpeg"/>
</draw:frame>
 ГуртKalush Orchestra записав відео зі словами підтримки для полонених захисників«Азовсталі» та їх родин.</text:p>
      <text:p text:style-name="P4">
Про це Асоціація родин захисників «Азовсталі» повідомила у <text:a xlink:type="simple" xlink:href="https://t.me/AzovstalFamilies/1748" text:style-name="Internet_20_link" text:visited-style-name="Visited_20_Internet_20_Link">
</text:a>
 , передає Укрінформ.</text:p>
      <text:p text:style-name="P4">
"Сьогодні рівно рік, як частина наших захисників з " <text:a xlink:type="simple" xlink:href="https://www.ukrinform.ua/tag-azovstal" text:style-name="Internet_20_link" text:visited-style-name="Visited_20_Internet_20_Link">
</text:a>
 " досі залишаються у полоні. Мивіримо, що скоро кожен син, чоловік, дружина, мама повернуться до своїхрідних. Віримо у нашу Перемогу"- йдеться у зверненні гурту.</text:p>
      <text:p text:style-name="P4">
Зазначається, що Kalush Orchestra підтримують гарнізон «Маріуполь» не вперше –у травні 2022-го, коли бої на «Азовсталі» досягли піку катастрофи, виконавцізакликали врятувати Маріуполь та «Азовсталь» у прямому ефірі на Євробаченні,попри прямі заборони правилами міжнародного конкурсу вчиняти такі дії. Тодімеседж про потребу негайного порятунку захисників вивів «Азовсталь» у топзапитів в Google по всій Європі. Влітку того ж року гурт передав 5 мільйонівгривень на реабілітацію повернених з полону героїв.</text:p>
      <text:p text:style-name="P4">
<text:span text:style-name="T4">
Читайте також:</text:span>
 <text:a xlink:type="simple" xlink:href="https://www.ukrinform.ua/rubric-culture/3711990-u-kievi-pokazali-vistavu-azovstal-golosi.html" text:style-name="Internet_20_link" text:visited-style-name="Visited_20_Internet_20_Link">
 <text:span text:style-name="T4">
виставу</text:span>
 </text:a>
</text:p>
      <text:p text:style-name="P4">
Як повідомлялося, родичі захисників "Азовсталі" наполягають на закріпленні взаконодавстві України статусу військовослужбовців, звільнених з полону, абисформувати культуру поводження з військовополоненими та порядок їхньоїреабілітації.</text:p>
      <text:p text:style-name="P4">
За рік до України вдалося повернути близько 500 захисників "Азовсталі", щеблизько 2 000 досі перебувають у російському полоні.</text:p>
      <text:p text:style-name="P4">
Source: <text:a xlink:type="simple" xlink:href="https://www.ukrinform.ua/rubric-culture/3711999-gurt-kalush-orchestra-pidtrimav-polonenih-zahisnikiv-azovstali.html" text:style-name="Internet_20_link" text:visited-style-name="Visited_20_Internet_20_Link">
https://www.ukrinform.ua/rubric-culture/3711999-gurt-kalush-orchestra-pidtrimav-polonenih-zahisnikiv-azovstali.html</text:a>
</text:p>
      <!--NEWS-->
      <text:h text:style-name="P10" text:outline-level="1">
<text:span text:style-name="T4">
У разі розблокування портів Миколаєва Україна зможе збільшити експорт зерна вдвічі – Сольський</text:span>
</text:h>
      <text:p text:style-name="P4">
Authors: Ukrinform (Person)</text:p>
      <text:p text:style-name="P4">
Publisher: Укринформ (Organization)</text:p>
      <text:p text:style-name="P4">
Published Time: 2023-05-20T-55:00:04+03:00</text:p>
      <text:p text:style-name="P4">
Modified Time: 2023-05-20T21:00:04+03:00</text:p>
      <text:p text:style-name="P4">
Description: Україна збільшить експорт агропродукції вдвічі, якщо вдасться розблокувати порти в Миколаєві. — Укрінформ.</text:p>
      <text:p text:style-name="P4">
Images: ['<text:a xlink:type="simple" xlink:href="https://static.ukrinform.com/photos/2023_01/thumb_files/630_360_1672835822-745.jpg" text:style-name="Internet_20_link" text:visited-style-name="Visited_20_Internet_20_Link">
630_360_16728...</text:a>
']</text:p>
      <text:p text:style-name="P4">
Tags: ['Експорт', 'Миколаїв', 'Зерно', 'Єдині новини']</text:p>
      <text:p text:style-name="P4">
Type: Article</text:p>
      <!--METADATA-->
      <text:p text:style-name="P4">
<draw:frame draw:style-name="fr1" draw:name="Image41" text:anchor-type="as-char" svg:width="6.9236in" svg:height="3.956343in" draw:z-index="0">
<draw:image xlink:href="../Images/yкринформ/2023-05-20T-55-00-04-03-00/630_360_1672835822-745.jpg" xlink:type="simple" xlink:show="embed" xlink:actuate="onLoad" draw:mime-type="image/jpeg"/>
</draw:frame>
 Україназбільшить експорт агропродукції вдвічі, якщо вдасться розблокувати порти вМиколаєві.</text:p>
      <text:p text:style-name="P4">
Як передає Укрінформ, про це в ефірі телемарафону «Єдині новини» сказавміністр аграрної політики та продовольства Микола Сольський.</text:p>
      <text:p text:style-name="P4">
"Велике значення має Миколаїв, тому що він співставний по розмірах з портамиВеликої Одеси, з його розблокуванням Україна може збільшити приблизно вдвічіекспорт, здешевити логістику, відповідно, українське аграрії отримають більшегрошей», – сказав Сольський.</text:p>
      <text:p text:style-name="P4">
За його словами, важливе не тільки відкриття <text:a xlink:type="simple" xlink:href="https://www.ukrinform.ua/tag-mikolaiv" text:style-name="Internet_20_link" text:visited-style-name="Visited_20_Internet_20_Link">
 </text:a>
 , а й кількість суден, які пропускаються на Босфорі. Тому що, якщоїх буде недостатньо, не важливо, скільки портів будуть відкритими, це нічогоне дасть.</text:p>
      <text:p text:style-name="P4">
«Також важливо говорити про тих людей, які готові працювати на цих суднах,оскільки фактор небезпеки залишається суттєвим», – додав Сольський.</text:p>
      <text:p text:style-name="P4">
<text:span text:style-name="T4">
Читайте також:</text:span>
 <text:a xlink:type="simple" xlink:href="https://www.ukrinform.ua/rubric-economy/3711442-v-ukraini-se-zalisilos-blizko-10-miljoniv-tonn-zerna-na-eksport.html" text:style-name="Internet_20_link" text:visited-style-name="Visited_20_Internet_20_Link">
 </text:a>
</text:p>
      <text:p text:style-name="P4">
Як повідомлялося, Україна звернулася до ООН і Туреччини, які є підписантами тагарантами "зернової ініціативи", з пропозицією внести миколаївські порти вугоду, проте вони поки що цієї можливості не підтвердили.</text:p>
      <text:p text:style-name="P4">
Source: <text:a xlink:type="simple" xlink:href="https://www.ukrinform.ua/rubric-economy/3711996-u-razi-rozblokuvanna-portiv-mikolaeva-ukraina-zmoze-zbilsiti-eksport-zerna-vdvici-solskij.html" text:style-name="Internet_20_link" text:visited-style-name="Visited_20_Internet_20_Link">
https://www.ukrinform.ua/rubric-economy/3711996-u-razi-rozblokuvanna-portiv-mikolaeva-ukraina-zmoze-zbilsiti-eksport-zerna-vdvici-solskij.html</text:a>
</text:p>
      <!--NEWS-->
      <text:h text:style-name="P10" text:outline-level="1">
<text:span text:style-name="T4">
У Чорному морі РФ тримає два ракетоносії із вісьмома калібрами</text:span>
</text:h>
      <text:p text:style-name="P4">
Authors: Ukrinform (Person)</text:p>
      <text:p text:style-name="P4">
Publisher: Укринформ (Organization)</text:p>
      <text:p text:style-name="P4">
Published Time: 2023-05-20T-58:55:00+03:00</text:p>
      <text:p text:style-name="P4">
Modified Time: 2023-05-20T20:55:00+03:00</text:p>
      <text:p text:style-name="P4">
Description: На бойовому чергуванні в Чорному морі Російська Федерація тримає два ракетоносії, які мають вісім ракет “Калібр”. — Укрінформ.</text:p>
      <text:p text:style-name="P4">
Images: ['<text:a xlink:type="simple" xlink:href="https://static.ukrinform.com/photos/2016_03/thumb_files/630_360_1459411837-1303-foto-milru.jpg" text:style-name="Internet_20_link" text:visited-style-name="Visited_20_Internet_20_Link">
630_360_14594...</text:a>
']</text:p>
      <text:p text:style-name="P4">
Tags: ['Ракета', ' Чорне море', 'Підводний човен', 'Війна з Росією']</text:p>
      <text:p text:style-name="P4">
Type: Article</text:p>
      <!--METADATA-->
      <text:p text:style-name="P4">
<draw:frame draw:style-name="fr1" draw:name="Image42" text:anchor-type="as-char" svg:width="6.9236in" svg:height="3.956343in" draw:z-index="0">
<draw:image xlink:href="../Images/yкринформ/2023-05-20T-58-55-00-03-00/630_360_1459411837-1303-foto-milru.jpg" xlink:type="simple" xlink:show="embed" xlink:actuate="onLoad" draw:mime-type="image/jpeg"/>
</draw:frame>
 На бойовому чергуванні в Чорному морі Російська Федерація тримаєдва ракетоносії, які мають вісім ракет “Калібр”.</text:p>
      <text:p text:style-name="P4">
Як передає Укрінформ, про це Оперативне командування “Південь” повідомляє у <text:a xlink:type="simple" xlink:href="https://www.facebook.com/OperationalCommandSouth/posts/pfbid02pRpyzK822ZNy4u1UbfeJhchCJEa52duw791VKa2YZXKzjn21uCtpzXFjd2p9AmJxl" text:style-name="Internet_20_link" text:visited-style-name="Visited_20_Internet_20_Link">
</text:a>
.</text:p>
      <text:p text:style-name="P4">
“Ворог збільшив кількість ракетоносіїв в <text:a xlink:type="simple" xlink:href="https://www.ukrinform.ua/tag-corne-more" text:style-name="Internet_20_link" text:visited-style-name="Visited_20_Internet_20_Link">
 </text:a>
 вдвічі: наразі на бойовому чергуванні два підводних ракетоносії,споряджені вісьмома “Калібрами”, - ідеться в повідомленні.</text:p>
      <text:p text:style-name="P4">
В ОК “Південь” передали, що враховуючи посилення розвідувальної ворожоїактивності за допомогою безпілотників та наявну інформацію про імовірнуготовність ворожої авіації до застосування, варто бути уважними до сигналівповітряної тривоги.</text:p>
      <text:p text:style-name="P4">
<text:span text:style-name="T4">
Читайте також:</text:span>
 <text:a xlink:type="simple" xlink:href="https://www.ukrinform.ua/rubric-world/3711125-rosia-mae-namir-i-zdatnist-atakuvati-pidvodni-energeticni-ta-komunikacijni-linii-zahodu-volles.html" text:style-name="Internet_20_link" text:visited-style-name="Visited_20_Internet_20_Link">
 </text:a>
</text:p>
      <text:p text:style-name="P4">
Як повідомляв <text:a xlink:type="simple" xlink:href="https://www.ukrinform.ua/rubric-ato/3711764-u-cornomu-mori-rosia-trimae-odin-raketonosij-iz-cotirma-kalibrami.html" text:style-name="Internet_20_link" text:visited-style-name="Visited_20_Internet_20_Link">
 </text:a>
 , станом на 10:30 20травня у Чорному морі Росія тримала один ракетоносій із чотирма “Калібрами”.</text:p>
      <text:p text:style-name="P4">
Source: <text:a xlink:type="simple" xlink:href="https://www.ukrinform.ua/rubric-ato/3711995-u-cornomu-mori-rf-trimae-dva-raketonosii-iz-vismoma-kalibrami.html" text:style-name="Internet_20_link" text:visited-style-name="Visited_20_Internet_20_Link">
https://www.ukrinform.ua/rubric-ato/3711995-u-cornomu-mori-rf-trimae-dva-raketonosii-iz-vismoma-kalibrami.html</text:a>
</text:p>
      <!--NEWS-->
      <text:h text:style-name="P10" text:outline-level="1">
<text:span text:style-name="T4">
У МКС відреагували на оголошення Москвою в розшук прокурора суду</text:span>
</text:h>
      <text:p text:style-name="P4">
Authors: Ukrinform (Person)</text:p>
      <text:p text:style-name="P4">
Publisher: Укринформ (Organization)</text:p>
      <text:p text:style-name="P4">
Published Time: 2023-05-20T-60:54:29+03:00</text:p>
      <text:p text:style-name="P4">
Modified Time: 2023-05-20T20:54:29+03:00</text:p>
      <text:p text:style-name="P4">
Description: Міжнародний кримінальний суд, який видав ордер на арешт російського диктатора Володимира Путіна, відреагував на оголошення РФ у розшук його прокурора. — Укрінформ.</text:p>
      <text:p text:style-name="P4">
Images: ['<text:a xlink:type="simple" xlink:href="https://static.ukrinform.com/photos/2021_04/thumb_files/630_360_1617459818-607.jpg" text:style-name="Internet_20_link" text:visited-style-name="Visited_20_Internet_20_Link">
630_360_16174...</text:a>
']</text:p>
      <text:p text:style-name="P4">
Tags: ['Розшук', 'Росія', 'Міжнародний кримінальний суд']</text:p>
      <text:p text:style-name="P4">
Type: Article</text:p>
      <!--METADATA-->
      <text:p text:style-name="P4">
<draw:frame draw:style-name="fr1" draw:name="Image43" text:anchor-type="as-char" svg:width="6.9236in" svg:height="3.956343in" draw:z-index="0">
<draw:image xlink:href="../Images/yкринформ/2023-05-20T-60-54-29-03-00/630_360_1617459818-607.jpg" xlink:type="simple" xlink:show="embed" xlink:actuate="onLoad" draw:mime-type="image/jpeg"/>
</draw:frame>
Міжнародний кримінальний суд, який видав ордер на арешт російського диктатораВолодимира Путіна, відреагував на оголошення РФ у розшук його прокурора.</text:p>
      <text:p text:style-name="P4">
Як передає Укрінформ, про це повідомляється на сайті <text:a xlink:type="simple" xlink:href="http://www.icc-cpi.int/news/icc-statement-reports-coercive-measures-against-officials" text:style-name="Internet_20_link" text:visited-style-name="Visited_20_Internet_20_Link">
 </text:a>
</text:p>
      <text:p text:style-name="P4">
У заяві МКС сказано, що установа усвідомлює та глибоко стурбовананеобґрунтованими та невиправданими примусовими заходами, які, якповідомляється, вжито проти посадових осіб МКС, зокрема, прокурора Суду тасуддів Палати попереднього провадження II владою Російської Федерації.</text:p>
      <text:p text:style-name="P4">
Зазначається, що МКС вважає такі заходи неприйнятними, тому Суд і надалі буде«неухильно виконувати свій законний мандат із забезпечення відповідальності занайтяжчі злочини, що викликають занепокоєння міжнародної спільноти загалом».</text:p>
      <text:p text:style-name="P4">
МКС твердо підтримує свій персонал та посадових осіб, і, згідно з заявою,оприлюдненою раніше сьогодні президентством Асамблеї держав-учасниць суду,закликає всі держави-учасниці та зацікавлені сторони Римського статутуактивізувати свої зусилля для захисту Суду та його персоналу, а такожзабезпечити його спроможність надалі виконувати свій незалежний мандат,підкреслюється в заяві.</text:p>
      <text:p text:style-name="P4">
<text:span text:style-name="T4">
Читайте також:</text:span>
 <text:a xlink:type="simple" xlink:href="https://www.ukrinform.ua/rubric-ato/3704917-pisla-orderu-mks-dla-putina-rf-stala-obereznisou-u-pitanni-ukrainskih-ditej-ekspert-obse.html" text:style-name="Internet_20_link" text:visited-style-name="Visited_20_Internet_20_Link">
 <text:span text:style-name="T4">
ордер</text:span>
 </text:a>
</text:p>
      <text:p text:style-name="P4">
Як повідомлялося, міністерство внутрішніх справ РФ <text:a xlink:type="simple" xlink:href="https://www.ukrinform.ua/rubric-world/3711513-u-rosii-ogolosili-v-rozsuk-prokurora-mks-akij-vidav-order-na-arest-putina.html" text:style-name="Internet_20_link" text:visited-style-name="Visited_20_Internet_20_Link">
</text:a>
 прокурора Міжнародногокримінального суду Каріма Хана, який видав ордер на арешт президента РосіїВолодимира Путіна та російського дитячого омбудсмена Марії Львової-Бєловоїчерез викрадення дітей з України.</text:p>
      <text:p text:style-name="P4">
17 березня Палата попереднього провадження МКС <text:a xlink:type="simple" xlink:href="https://www.ukrinform.ua/rubric-world/3683849-miznarodnij-kriminalnij-sud-vidav-order-na-arest-putina.html" text:style-name="Internet_20_link" text:visited-style-name="Visited_20_Internet_20_Link">
</text:a>
 Путіна та Львової-Бєлової.</text:p>
      <text:p text:style-name="P4">
Президента РФ та уповноважену президента РФ у справах дитини підозрюють увоєнних злочинах - незаконних депортації та переміщенні населення, зокремадітей, з тимчасово окупованої території України щонайменше з 24 лютого 2022року.</text:p>
      <text:p text:style-name="P4">
Source: <text:a xlink:type="simple" xlink:href="https://www.ukrinform.ua/rubric-world/3711994-u-mks-vidreaguvali-na-ogolosenna-moskvou-v-rozsuk-prokurora-sudu.html" text:style-name="Internet_20_link" text:visited-style-name="Visited_20_Internet_20_Link">
https://www.ukrinform.ua/rubric-world/3711994-u-mks-vidreaguvali-na-ogolosenna-moskvou-v-rozsuk-prokurora-sudu.html</text:a>
</text:p>
      <!--NEWS-->
      <text:h text:style-name="P10" text:outline-level="1">
<text:span text:style-name="T4">
Нідерланди скасували угоду про продаж F-16 приватній компанії – ЗМІ</text:span>
</text:h>
      <text:p text:style-name="P4">
Authors: Ukrinform (Person)</text:p>
      <text:p text:style-name="P4">
Publisher: Укринформ (Organization)</text:p>
      <text:p text:style-name="P4">
Published Time: 2023-05-20T-62:43:32+03:00</text:p>
      <text:p text:style-name="P4">
Modified Time: 2023-05-20T20:43:32+03:00</text:p>
      <text:p text:style-name="P4">
Description: Нідерланди скасували угоду про продаж винищувачів F-16 приватній компанії Draken International, припускають, що вони можуть опинитися в Україні. — Укрінформ.</text:p>
      <text:p text:style-name="P4">
Images: ['<text:a xlink:type="simple" xlink:href="https://static.ukrinform.com/photos/2015_10/thumb_files/630_360_1445999950-2748-f-16.jpg" text:style-name="Internet_20_link" text:visited-style-name="Visited_20_Internet_20_Link">
630_360_14459...</text:a>
']</text:p>
      <text:p text:style-name="P4">
Tags: ['Нідерланди', 'Україна', 'Продаж', 'Винищувач']</text:p>
      <text:p text:style-name="P4">
Type: Article</text:p>
      <!--METADATA-->
      <text:p text:style-name="P4">
<draw:frame draw:style-name="fr1" draw:name="Image44" text:anchor-type="as-char" svg:width="6.9236in" svg:height="3.956343in" draw:z-index="0">
<draw:image xlink:href="../Images/yкринформ/2023-05-20T-62-43-32-03-00/630_360_1445999950-2748-f-16.jpg" xlink:type="simple" xlink:show="embed" xlink:actuate="onLoad" draw:mime-type="image/jpeg"/>
</draw:frame>
Нідерланди скасували угоду про продаж винищувачів F-16 приватній компаніїDraken International, припускають, що вони можуть опинитися в Україні.</text:p>
      <text:p text:style-name="P4">
Про це повідомляє Укрінформ з посиланням на <text:a xlink:type="simple" xlink:href="https://twitter.com/oryxspioenkop/status/1659875567712325633" text:style-name="Internet_20_link" text:visited-style-name="Visited_20_Internet_20_Link">
</text:a>
 Oryxspioenkop.</text:p>
      <text:p text:style-name="P4">
“Нідерланди скасували угоду про продаж F-16, що залишилися, компанії DrakenInternational, тож легко здогадатися, де вони насправді опиняться”, - йдетьсяу повідомленні.</text:p>
      <text:p text:style-name="P4">
За даними <text:a xlink:type="simple" xlink:href="http://www.scramble.nl/military-news/dutch-mod-sells-f-16s" text:style-name="Internet_20_link" text:visited-style-name="Visited_20_Internet_20_Link">
 </text:a>
 ,компанія Draken International начебто мала отримати 40 винищувачів F-16. Перші12 винищувачів Нідерландами вже були продані у 2022 році.</text:p>
      <text:p text:style-name="P4">
У 2021 році Міноборони <text:a xlink:type="simple" xlink:href="https://www.ukrinform.ua/tag-niderlandi" text:style-name="Internet_20_link" text:visited-style-name="Visited_20_Internet_20_Link">
 </text:a>
повідомляло, що 28 винищувачів мають бути виведені з експлуатації до травня2024 року.</text:p>
      <text:p text:style-name="P4">
У ЗМІ припускають, що ймовірно, ці винищувачі F-16 будуть передані на потребиПовітряних сил Збройних сил України.</text:p>
      <text:p text:style-name="P4">
<text:span text:style-name="T4">
Читайте також:</text:span>
 <text:a xlink:type="simple" xlink:href="https://www.ukrinform.ua/rubric-ato/3711112-zelenskij-pro-f16-mi-neodminno-pobacimo-v-ukrainskomu-nebi-bojovih-sokoliv.html" text:style-name="Internet_20_link" text:visited-style-name="Visited_20_Internet_20_Link">
 </text:a>
</text:p>
      <text:p text:style-name="P4">
Як повідомляв Укрінформ, прем'єр-міністр Нідерландів Марк Рютте <text:a xlink:type="simple" xlink:href="https://www.ukrinform.ua/rubric-ato/3706676-rutte-niderlandi-obgovoruut-zi-ssa-britanieu-ta-danieu-peredacu-ukraini-f16.html" text:style-name="Internet_20_link" text:visited-style-name="Visited_20_Internet_20_Link">
</text:a>
 , що Нідерланди разом ізпартнерами опрацьовують варіанти постачання Україні винищувачів F-16, табу вцьому питанні немає.</text:p>
      <text:p text:style-name="P4">
Президент США Джо Байден запевнив лідерів “Групи семи”, що Сполучені Штатипідтримають зусилля з підготовки українських пілотів на літаках західногозразка, включно з F-16.</text:p>
      <text:p text:style-name="P4">
За інформацією західних ЗМІ, раніше в американській адміністрації дализрозуміти європейським союзникам, що США не перешкоджатимуть їм у постачаннівинищувачів F-16 в Україну.</text:p>
      <text:p text:style-name="P4">
Source: <text:a xlink:type="simple" xlink:href="https://www.ukrinform.ua/rubric-world/3711993-niderlandi-skasuvali-ugodu-pro-prodaz-f16-privatnij-kompanii-zmi.html" text:style-name="Internet_20_link" text:visited-style-name="Visited_20_Internet_20_Link">
https://www.ukrinform.ua/rubric-world/3711993-niderlandi-skasuvali-ugodu-pro-prodaz-f16-privatnij-kompanii-zmi.html</text:a>
</text:p>
      <!--NEWS-->
      <text:h text:style-name="P10" text:outline-level="1">
<text:span text:style-name="T4">
Романчук зійшов з дистанції на КС з плавання на відкритій воді</text:span>
</text:h>
      <text:p text:style-name="P4">
Authors: Ukrinform (Person)</text:p>
      <text:p text:style-name="P4">
Publisher: Укринформ (Organization)</text:p>
      <text:p text:style-name="P4">
Published Time: 2023-05-20T-69:09:00+03:00</text:p>
      <text:p text:style-name="P4">
Modified Time: 2023-05-20T20:09:00+03:00</text:p>
      <text:p text:style-name="P4">
Description: Український плавець припинив виступ на четвертому колі дистанції. — Укрінформ.</text:p>
      <text:p text:style-name="P4">
Images: ['<text:a xlink:type="simple" xlink:href="https://static.ukrinform.com/photos/2023_05/thumb_files/630_360_1684602437-899.jpeg" text:style-name="Internet_20_link" text:visited-style-name="Visited_20_Internet_20_Link">
630_360_16846...</text:a>
']</text:p>
      <text:p text:style-name="P4">
Tags: ['Романчук', 'плавання']</text:p>
      <text:p text:style-name="P4">
Type: Article</text:p>
      <!--METADATA-->
      <text:p text:style-name="P4">
<draw:frame draw:style-name="fr1" draw:name="Image45" text:anchor-type="as-char" svg:width="6.9236in" svg:height="3.956343in" draw:z-index="0">
<draw:image xlink:href="../Images/yкринформ/2023-05-20T-69-09-00-03-00/630_360_1684602437-899.jpeg" xlink:type="simple" xlink:show="embed" xlink:actuate="onLoad" draw:mime-type="image/jpeg"/>
</draw:frame>
Український плавець припинив виступ на четвертому колі дистанції.</text:p>
      <text:p text:style-name="P4">
Лідер збірної України з плавання Михайло Романчук зійшов з дистанції на етапіКубка світу з плавання на відкритій воді, що проходить в італійському Гольфо-Аранчі, <text:a xlink:type="simple" xlink:href="https://suspilne.media/482254-mihajlo-romancuk-zijsov-z-distancii-na-kubku-svitu-z-plavanna-na-vidkritij-vodi-so-stalosa/" text:style-name="Internet_20_link" text:visited-style-name="Visited_20_Internet_20_Link">
 </text:a>
 Суспільне Спорт,передає Укрінформ.</text:p>
      <text:p text:style-name="P4">
Романчук розпочав заплив у топ-3, поступово втративши лідируючі позиції. Тимне менш, перед четвертим колом український плавець займав дев'яте місце ізнезначним відставанням від лідерів.</text:p>
      <text:p text:style-name="P4">
На четвертому колі проміжного результату Романчука онлайн система незафіксувала. А згодом, після запливу, український атлет <text:a xlink:type="simple" xlink:href="https://www.instagram.com/stories/misha_romanchuk/3106813172680586340/" text:style-name="Internet_20_link" text:visited-style-name="Visited_20_Internet_20_Link">
</text:a>
 насвоїй сторінці в Інстаграмі сторіз, на якому видно, як він тримається заобличчя після підйому з води на пірс.</text:p>
      <text:p text:style-name="P4">
«Це сталося на третьому колі, практично чотири кола пропливли. Був якийсь зіталійців, хто точно - сказати не можу, адже їх було 33. Наслідки - ніякі,просто дуже болить ніс. Сподіваюся, щоб до вечора він не опух, і я зміг далітренуватися та плавати. Мені незрозуміло, як це відбулося, бо я залишаввдосталь місця. Навіщо взагалі пхатися? Не було причини, це серединадистанції, все попереду», - сказав Романчук.</text:p>
      <text:p text:style-name="P4">
Переможцем Кубка світу в Гольфо-Аранчі став угорець Крістоф Разовські. Нафініші дистанції він випередив італійця Домініка Ачеренцу на 2.50 секунди.</text:p>
      <text:p text:style-name="P4">
<text:span text:style-name="T4">
Читайте також:</text:span>
 <text:a xlink:type="simple" xlink:href="https://www.ukrinform.ua/rubric-sports/3696970-ukrainski-plavci-zdobuli-u-svecii-11-medalej-ta-5-olimpijskih-licenzij.html" text:style-name="Internet_20_link" text:visited-style-name="Visited_20_Internet_20_Link">
 </text:a>
</text:p>
      <text:p text:style-name="P4">
Як повідомляв Укрінформ, це другий старт Романчука у кар'єрі на рівні Кубкасвіту на дистанції 10 км. У 2022 році в Німеччині він став срібним призером.</text:p>
      <text:p text:style-name="P4">
Фото: Getty Images</text:p>
      <text:p text:style-name="P4">
Source: <text:a xlink:type="simple" xlink:href="https://www.ukrinform.ua/rubric-sports/3711984-romancuk-zijsov-z-distancii-na-kubku-svitu-z-plavanna-na-vidkritij-vodi.html" text:style-name="Internet_20_link" text:visited-style-name="Visited_20_Internet_20_Link">
https://www.ukrinform.ua/rubric-sports/3711984-romancuk-zijsov-z-distancii-na-kubku-svitu-z-plavanna-na-vidkritij-vodi.html</text:a>
</text:p>
      <!--NEWS-->
      <text:h text:style-name="P10" text:outline-level="1">
<text:span text:style-name="T4">
Ukrainian air defense shot down 20 Shahed drones and 1 reconnaissance Merlin-VR drone</text:span>
</text:h>
      <text:p text:style-name="P4">
Authors: liveuamap (Language: en)</text:p>
      <text:p text:style-name="P4">
Time: 2023-05-20T01:59:00</text:p>
      <text:p text:style-name="P4">
Location: Kyiv, Kyiv city (Latitude:50.46308 Longtitude:30.52946)</text:p>
      <text:p text:style-name="P4">
Videos: []</text:p>
      <text:p text:style-name="P4">
Images: ["<text:a xlink:type="simple" xlink:href="https://liveuamap.com/pics/2023/05/20/22564125_0.jpg" text:style-name="Internet_20_link" text:visited-style-name="Visited_20_Internet_20_Link">
22564125_0.jpg</text:a>
"]</text:p>
      <text:p text:style-name="P4">
Tags: ["Europe", "Central and Eastern Europe"]</text:p>
      <text:p text:style-name="P4">
ID: 22564125</text:p>
      <!--METADATA-->
      <text:p text:style-name="P4">
Ukrainian air defense shot down 20 Shahed drones and 1 reconnaissance Merlin-VR drone</text:p>
      <text:p text:style-name="P4">
<draw:frame draw:style-name="fr1" draw:name="Image46" text:anchor-type="as-char" svg:width="6.9236in" svg:height="6.9236in" draw:z-index="0">
<draw:image xlink:href="../Images/liveuamap/2023-05-20T01-59-00/22564125_0.jpg" xlink:type="simple" xlink:show="embed" xlink:actuate="onLoad" draw:mime-type="image/jpeg"/>
</draw:frame>
</text:p>
      <text:p text:style-name="P4">
News Collection Link: <text:a xlink:type="simple" xlink:href="https://liveuamap.com/en/2023/20-may-ukrainian-air-defense-shot-down-20-shahed-drones-and" text:style-name="Internet_20_link" text:visited-style-name="Visited_20_Internet_20_Link">
https://liveuamap.com/en/2023/20-may-ukrainian-air-defense-shot-down-20-shahed-drones-and</text:a>
</text:p>
      <text:p text:style-name="P4">
Source: <text:a xlink:type="simple" xlink:href="https://t.me/kpszsu/2526" text:style-name="Internet_20_link" text:visited-style-name="Visited_20_Internet_20_Link">
https://t.me/kpszsu/2526</text:a>
</text:p>
      <!--NEWS-->
      <text:h text:style-name="P10" text:outline-level="1">
<text:span text:style-name="T4">
Air defense was active in Mariupol</text:span>
</text:h>
      <text:p text:style-name="P4">
Authors: liveuamap (Language: en)</text:p>
      <text:p text:style-name="P4">
Time: 2023-05-20T02:36:46</text:p>
      <text:p text:style-name="P4">
Location: Mariupol', Donetsk Oblast (Latitude:47.10495 Longtitude:37.48295)</text:p>
      <text:p text:style-name="P4">
Videos: []</text:p>
      <text:p text:style-name="P4">
Images: ["<text:a xlink:type="simple" xlink:href="https://liveuamap.com/pics/2023/05/20/22564100_0.jpg" text:style-name="Internet_20_link" text:visited-style-name="Visited_20_Internet_20_Link">
22564100_0.jpg</text:a>
", "<text:a xlink:type="simple" xlink:href="https://liveuamap.com/pics/2023/05/20/22564100_1.jpg" text:style-name="Internet_20_link" text:visited-style-name="Visited_20_Internet_20_Link">
22564100_1.jpg</text:a>
"]</text:p>
      <text:p text:style-name="P4">
Tags: ["Minsk Monitor", "Europe"]</text:p>
      <text:p text:style-name="P4">
ID: 22564100</text:p>
      <!--METADATA-->
      <text:p text:style-name="P4">
Air defense was active in Mariupol</text:p>
      <text:p text:style-name="P4">
<draw:frame draw:style-name="fr1" draw:name="Image47" text:anchor-type="as-char" svg:width="6.9236in" svg:height="9.231467in" draw:z-index="0">
<draw:image xlink:href="../Images/liveuamap/2023-05-20T02-36-46/22564100_0.jpg" xlink:type="simple" xlink:show="embed" xlink:actuate="onLoad" draw:mime-type="image/jpeg"/>
</draw:frame>
<draw:frame draw:style-name="fr1" draw:name="Image48" text:anchor-type="as-char" svg:width="6.9236in" svg:height="8.668044in" draw:z-index="0">
<draw:image xlink:href="../Images/liveuamap/2023-05-20T02-36-46/22564100_1.jpg" xlink:type="simple" xlink:show="embed" xlink:actuate="onLoad" draw:mime-type="image/jpeg"/>
</draw:frame>
</text:p>
      <text:p text:style-name="P4">
News Collection Link: <text:a xlink:type="simple" xlink:href="https://liveuamap.com/en/2023/20-may-air-defense-was-active-in-mariupol-" text:style-name="Internet_20_link" text:visited-style-name="Visited_20_Internet_20_Link">
https://liveuamap.com/en/2023/20-may-air-defense-was-active-in-mariupol-</text:a>
</text:p>
      <text:p text:style-name="P4">
Source: <text:a xlink:type="simple" xlink:href="https://t.me/mariupolnow/29386" text:style-name="Internet_20_link" text:visited-style-name="Visited_20_Internet_20_Link">
https://t.me/mariupolnow/29386</text:a>
</text:p>
      <!--NEWS-->
      <text:h text:style-name="P10" text:outline-level="1">
<text:span text:style-name="T4">
2 person killed as result of Russian shelling in Beryslav</text:span>
</text:h>
      <text:p text:style-name="P4">
Authors: liveuamap (Language: en)</text:p>
      <text:p text:style-name="P4">
Time: 2023-05-20T02:38:11</text:p>
      <text:p text:style-name="P4">
Location: Kherson (Latitude:46.83648 Longtitude:33.41801)</text:p>
      <text:p text:style-name="P4">
Videos: []</text:p>
      <text:p text:style-name="P4">
Images: []</text:p>
      <text:p text:style-name="P4">
Tags: ["Europe", "Central and Eastern Europe"]</text:p>
      <text:p text:style-name="P4">
ID: 22564101</text:p>
      <!--METADATA-->
      <text:p text:style-name="P4">
2 person killed as result of Russian shelling in Beryslav</text:p>
      <text:p text:style-name="P4">
News Collection Link: <text:a xlink:type="simple" xlink:href="https://liveuamap.com/en/2023/20-may-2-person-killed-as-result-of-russian-shelling-in-beryslav" text:style-name="Internet_20_link" text:visited-style-name="Visited_20_Internet_20_Link">
https://liveuamap.com/en/2023/20-may-2-person-killed-as-result-of-russian-shelling-in-beryslav</text:a>
</text:p>
      <text:p text:style-name="P4">
Source: <text:a xlink:type="simple" xlink:href="https://t.me/suspilnenews/20923" text:style-name="Internet_20_link" text:visited-style-name="Visited_20_Internet_20_Link">
https://t.me/suspilnenews/20923</text:a>
</text:p>
      <!--NEWS-->
      <text:h text:style-name="P10" text:outline-level="1">
<text:span text:style-name="T4">
Donetsk Oblast(08:46). Red Alert: aerial threat. Sirens sounding. Take cover now!</text:span>
</text:h>
      <text:p text:style-name="P4">
Authors: liveuamap (Language: en)</text:p>
      <text:p text:style-name="P4">
Time: 2023-05-20T02:48:00</text:p>
      <text:p text:style-name="P4">
Location: Donetsk Oblast (Latitude:48.72711 Longtitude:37.5769)</text:p>
      <text:p text:style-name="P4">
Videos: []</text:p>
      <text:p text:style-name="P4">
Images: []</text:p>
      <text:p text:style-name="P4">
Tags: ["Europe", "Central and Eastern Europe"]</text:p>
      <text:p text:style-name="P4">
ID: 22564102</text:p>
      <!--METADATA-->
      <text:p text:style-name="P4">
Donetsk Oblast(08:46). Red Alert: aerial threat. Sirens sounding. Take covernow!</text:p>
      <text:p text:style-name="P4">
News Collection Link: <text:a xlink:type="simple" xlink:href="https://liveuamap.com/en/2023/20-may-donetsk-oblast0846-red-alert-aerial-thg" text:style-name="Internet_20_link" text:visited-style-name="Visited_20_Internet_20_Link">
https://liveuamap.com/en/2023/20-may-donetsk-oblast0846-red-alert-aerial-thg</text:a>
</text:p>
      <text:p text:style-name="P4">
Source: <text:a xlink:type="simple" xlink:href="https://t.me/air_alert_ua/46055" text:style-name="Internet_20_link" text:visited-style-name="Visited_20_Internet_20_Link">
https://t.me/air_alert_ua/46055</text:a>
</text:p>
      <!--NEWS-->
      <text:h text:style-name="P10" text:outline-level="1">
<text:span text:style-name="T4">
President Zelensky has arrived in Hiroshima for G7 summit</text:span>
</text:h>
      <text:p text:style-name="P4">
Authors: liveuamap (Language: en)</text:p>
      <text:p text:style-name="P4">
Time: 2023-05-20T03:22:56</text:p>
      <text:p text:style-name="P4">
Location: Hiroshima (Latitude:34.43993 Longtitude:132.9191)</text:p>
      <text:p text:style-name="P4">
Videos: []</text:p>
      <text:p text:style-name="P4">
Images: ["<text:a xlink:type="simple" xlink:href="https://liveuamap.com/pics/2023/05/20/22564103_0.jpg" text:style-name="Internet_20_link" text:visited-style-name="Visited_20_Internet_20_Link">
22564103_0.jpg</text:a>
", "<text:a xlink:type="simple" xlink:href="https://liveuamap.com/pics/2023/05/20/22564103_1.jpg" text:style-name="Internet_20_link" text:visited-style-name="Visited_20_Internet_20_Link">
22564103_1.jpg</text:a>
"]</text:p>
      <text:p text:style-name="P4">
Tags: []</text:p>
      <text:p text:style-name="P4">
ID: 22564103</text:p>
      <!--METADATA-->
      <text:p text:style-name="P4">
President Zelensky has arrived in Hiroshima for G7 summit</text:p>
      <text:p text:style-name="P4">
<draw:frame draw:style-name="fr1" draw:name="Image49" text:anchor-type="as-char" svg:width="6.9236in" svg:height="4.474376in" draw:z-index="0">
<draw:image xlink:href="../Images/liveuamap/2023-05-20T03-22-56/22564103_0.jpg" xlink:type="simple" xlink:show="embed" xlink:actuate="onLoad" draw:mime-type="image/jpeg"/>
</draw:frame>
<draw:frame draw:style-name="fr1" draw:name="Image50" text:anchor-type="as-char" svg:width="6.9236in" svg:height="4.586885in" draw:z-index="0">
<draw:image xlink:href="../Images/liveuamap/2023-05-20T03-22-56/22564103_1.jpg" xlink:type="simple" xlink:show="embed" xlink:actuate="onLoad" draw:mime-type="image/jpeg"/>
</draw:frame>
</text:p>
      <text:p text:style-name="P4">
News Collection Link: <text:a xlink:type="simple" xlink:href="https://liveuamap.com/en/2023/20-may-president-zelensky-has-arrived-in-hiroshima-for-g7" text:style-name="Internet_20_link" text:visited-style-name="Visited_20_Internet_20_Link">
https://liveuamap.com/en/2023/20-may-president-zelensky-has-arrived-in-hiroshima-for-g7</text:a>
</text:p>
      <text:p text:style-name="P4">
Source: <text:a xlink:type="simple" xlink:href="https://t.me/espresotb/63044" text:style-name="Internet_20_link" text:visited-style-name="Visited_20_Internet_20_Link">
https://t.me/espresotb/63044</text:a>
</text:p>
      <!--NEWS-->
      <text:h text:style-name="P10" text:outline-level="1">
<text:span text:style-name="T4">
Russian army conducted 6 missile strikes, 62 airstrikes and 65 shelling with MLRS across Ukra...</text:span>
</text:h>
      <text:p text:style-name="P4">
Authors: liveuamap (Language: en)</text:p>
      <text:p text:style-name="P4">
Time: 2023-05-20T04:18:00</text:p>
      <text:p text:style-name="P4">
Location: Kharkiv, Kharkiv Oblast (Latitude:46.71409 Longtitude:32.65257)</text:p>
      <text:p text:style-name="P4">
Videos: []</text:p>
      <text:p text:style-name="P4">
Images: []</text:p>
      <text:p text:style-name="P4">
Tags: ["Russia"]</text:p>
      <text:p text:style-name="P4">
ID: 22564192</text:p>
      <!--METADATA-->
      <text:p text:style-name="P4">
Russian army conducted 6 missile strikes, 62 airstrikes and 65 shelling withMLRS across Ukraine, including in Kryvyi Rih of Dnipropetrovsk region,Stepnohirsk of Zaporizhzhia region, Beryslav and Zelenivka of Kherson region,- General Staff of Armed Forces of Ukraine says in the morning report</text:p>
      <text:p text:style-name="P4">
News Collection Link: <text:a xlink:type="simple" xlink:href="https://liveuamap.com/en/2023/20-may-russian-army-conducted-6-missile-strikes-62-airstrikes" text:style-name="Internet_20_link" text:visited-style-name="Visited_20_Internet_20_Link">
https://liveuamap.com/en/2023/20-may-russian-army-conducted-6-missile-strikes-62-airstrikes</text:a>
</text:p>
      <text:p text:style-name="P4">
Source: <text:a xlink:type="simple" xlink:href="https://t.me/lumsrc/4842" text:style-name="Internet_20_link" text:visited-style-name="Visited_20_Internet_20_Link">
https://t.me/lumsrc/4842</text:a>
</text:p>
      <!--NEWS-->
      <text:h text:style-name="P10" text:outline-level="1">
<text:span text:style-name="T4">
Russian forces conducting offensive actions at Lyman, Bakhmut, Avdiivka, Shakhtarske and Mary...</text:span>
</text:h>
      <text:p text:style-name="P4">
Authors: liveuamap (Language: en)</text:p>
      <text:p text:style-name="P4">
Time: 2023-05-20T04:20:24</text:p>
      <text:p text:style-name="P4">
Location: Donetsk (Latitude:48.08771 Longtitude:37.59899)</text:p>
      <text:p text:style-name="P4">
Videos: []</text:p>
      <text:p text:style-name="P4">
Images: []</text:p>
      <text:p text:style-name="P4">
Tags: ["Russia"]</text:p>
      <text:p text:style-name="P4">
ID: 22564153</text:p>
      <!--METADATA-->
      <text:p text:style-name="P4">
Russian forces conducting offensive actions at Lyman, Bakhmut, Avdiivka,Shakhtarske and Maryinka directions. Ukrainian military had 80 combatengagements with and Russian forces near Bakhmut, Maryinka, Avdiyivka, Stepoveand Novomykhaylivka, Bilohorivka of Luhansk region, Ivanivske and Bila Hora,Novokalynove and Pervomayske, - General Staff of Armed Forces of Ukraine saysin the morning report</text:p>
      <text:p text:style-name="P4">
News Collection Link: <text:a xlink:type="simple" xlink:href="https://liveuamap.com/en/2023/20-may-russian-forces-conducting-offensive-actions-at-lyman" text:style-name="Internet_20_link" text:visited-style-name="Visited_20_Internet_20_Link">
https://liveuamap.com/en/2023/20-may-russian-forces-conducting-offensive-actions-at-lyman</text:a>
</text:p>
      <text:p text:style-name="P4">
Source: <text:a xlink:type="simple" xlink:href="https://t.me/lumsrc/4851" text:style-name="Internet_20_link" text:visited-style-name="Visited_20_Internet_20_Link">
https://t.me/lumsrc/4851</text:a>
</text:p>
      <!--NEWS-->
      <text:h text:style-name="P10" text:outline-level="1">
<text:span text:style-name="T4">
At Zaporizhzhia and Kherson directions Russian army shelled Huliaipole, Novodanylivka, Mali S...</text:span>
</text:h>
      <text:p text:style-name="P4">
Authors: liveuamap (Language: en)</text:p>
      <text:p text:style-name="P4">
Time: 2023-05-20T04:22:03</text:p>
      <text:p text:style-name="P4">
Location: Kherson (Latitude:46.64048 Longtitude:32.59987)</text:p>
      <text:p text:style-name="P4">
Videos: []</text:p>
      <text:p text:style-name="P4">
Images: []</text:p>
      <text:p text:style-name="P4">
Tags: ["Russia"]</text:p>
      <text:p text:style-name="P4">
ID: 22564154</text:p>
      <!--METADATA-->
      <text:p text:style-name="P4">
At Zaporizhzhia and Kherson directions Russian army shelled Huliaipole,Novodanylivka, Mali Scherbaky, Stepove, Kamyanske and Plavni of Zaporizhzhiaregion; also Zolota Balka, Beryslav, Zelenivka, Stepanivka, Kizomys andKherson city. Russian aviation conducted airstrike at Kizomys, - General Staffof Armed Forces of Ukraine says in the morning report</text:p>
      <text:p text:style-name="P4">
News Collection Link: <text:a xlink:type="simple" xlink:href="https://liveuamap.com/en/2023/20-may-at-zaporizhzhia-and-kherson-directions-russian-army" text:style-name="Internet_20_link" text:visited-style-name="Visited_20_Internet_20_Link">
https://liveuamap.com/en/2023/20-may-at-zaporizhzhia-and-kherson-directions-russian-army</text:a>
</text:p>
      <text:p text:style-name="P4">
Source: <text:a xlink:type="simple" xlink:href="https://t.me/lumsrc/4850" text:style-name="Internet_20_link" text:visited-style-name="Visited_20_Internet_20_Link">
https://t.me/lumsrc/4850</text:a>
</text:p>
      <!--NEWS-->
      <text:h text:style-name="P10" text:outline-level="1">
<text:span text:style-name="T4">
Russian media report of foiled infiltration attempt of Ukrainian saboteur group at the border...</text:span>
</text:h>
      <text:p text:style-name="P4">
Authors: liveuamap (Language: en)</text:p>
      <text:p text:style-name="P4">
Time: 2023-05-20T05:28:44</text:p>
      <text:p text:style-name="P4">
Location: Belgorod (Latitude:50.36431 Longtitude:36.23289)</text:p>
      <text:p text:style-name="P4">
Videos: []</text:p>
      <text:p text:style-name="P4">
Images: []</text:p>
      <text:p text:style-name="P4">
Tags: ["Russia", "Europe"]</text:p>
      <text:p text:style-name="P4">
ID: 22564198</text:p>
      <!--METADATA-->
      <text:p text:style-name="P4">
Russian media report of foiled infiltration attempt of Ukrainian saboteurgroup at the border near Krasnyi Khutir village of Belgorod region</text:p>
      <text:p text:style-name="P4">
News Collection Link: <text:a xlink:type="simple" xlink:href="https://liveuamap.com/en/2023/20-may-russian-media-report-of-foiled-infiltration-attempt" text:style-name="Internet_20_link" text:visited-style-name="Visited_20_Internet_20_Link">
https://liveuamap.com/en/2023/20-may-russian-media-report-of-foiled-infiltration-attempt</text:a>
</text:p>
      <text:p text:style-name="P4">
Source: <text:a xlink:type="simple" xlink:href="https://t.me/bazabazon/17805" text:style-name="Internet_20_link" text:visited-style-name="Visited_20_Internet_20_Link">
https://t.me/bazabazon/17805</text:a>
</text:p>
      <!--NEWS-->
      <text:h text:style-name="P10" text:outline-level="1">
<text:span text:style-name="T4">
Drone was shot down near Antonovka village of Belgorod region yesterday evening</text:span>
</text:h>
      <text:p text:style-name="P4">
Authors: liveuamap (Language: en)</text:p>
      <text:p text:style-name="P4">
Time: 2023-05-20T05:29:55</text:p>
      <text:p text:style-name="P4">
Location: Belgorod, Belgorodskaya oblast' (Latitude:50.54616 Longtitude:35.75638)</text:p>
      <text:p text:style-name="P4">
Videos: []</text:p>
      <text:p text:style-name="P4">
Images: []</text:p>
      <text:p text:style-name="P4">
Tags: ["Russia", "Central and Eastern Europe"]</text:p>
      <text:p text:style-name="P4">
ID: 22564199</text:p>
      <!--METADATA-->
      <text:p text:style-name="P4">
Drone was shot down near Antonovka village of Belgorod region yesterdayevening</text:p>
      <text:p text:style-name="P4">
News Collection Link: <text:a xlink:type="simple" xlink:href="https://liveuamap.com/en/2023/20-may-drone-was-shot-down-near-antonovka-village-of-belgorod" text:style-name="Internet_20_link" text:visited-style-name="Visited_20_Internet_20_Link">
https://liveuamap.com/en/2023/20-may-drone-was-shot-down-near-antonovka-village-of-belgorod</text:a>
</text:p>
      <text:p text:style-name="P4">
Source: <text:a xlink:type="simple" xlink:href="https://t.me/bazabazon/17806" text:style-name="Internet_20_link" text:visited-style-name="Visited_20_Internet_20_Link">
https://t.me/bazabazon/17806</text:a>
</text:p>
      <!--NEWS-->
      <text:h text:style-name="P10" text:outline-level="1">
<text:span text:style-name="T4">
Kharkiv, Kharkivska Oblast(11:49). Red Alert: aerial threat. Sirens sounding. Take cover now!</text:span>
</text:h>
      <text:p text:style-name="P4">
Authors: liveuamap (Language: en)</text:p>
      <text:p text:style-name="P4">
Time: 2023-05-20T05:50:00</text:p>
      <text:p text:style-name="P4">
Location: Kharkiv (Latitude:49.98081000 Longtitude:36.25272000)</text:p>
      <text:p text:style-name="P4">
Videos: []</text:p>
      <text:p text:style-name="P4">
Images: []</text:p>
      <text:p text:style-name="P4">
Tags: ["Europe", "Central and Eastern Europe"]</text:p>
      <text:p text:style-name="P4">
ID: 22564201</text:p>
      <!--METADATA-->
      <text:p text:style-name="P4">
Kharkiv, Kharkivska Oblast(11:49). Red Alert: aerial threat. Sirens sounding.Take cover now!</text:p>
      <text:p text:style-name="P4">
News Collection Link: <text:a xlink:type="simple" xlink:href="https://liveuamap.com/en/2023/20-may-kharkiv-kharkivska-oblast1149-red-alerg" text:style-name="Internet_20_link" text:visited-style-name="Visited_20_Internet_20_Link">
https://liveuamap.com/en/2023/20-may-kharkiv-kharkivska-oblast1149-red-alerg</text:a>
</text:p>
      <text:p text:style-name="P4">
Source: <text:a xlink:type="simple" xlink:href="https://t.me/suspilnekharkiv/25021" text:style-name="Internet_20_link" text:visited-style-name="Visited_20_Internet_20_Link">
https://t.me/suspilnekharkiv/25021</text:a>
</text:p>
      <!--NEWS-->
      <text:h text:style-name="P10" text:outline-level="1">
<text:span text:style-name="T4">
Zaporizka Oblast, Donetsk Oblast, Dnipro, Dnipropetrovska Oblast(11:50). Red Alert: aerial th...</text:span>
</text:h>
      <text:p text:style-name="P4">
Authors: liveuamap (Language: en)</text:p>
      <text:p text:style-name="P4">
Time: 2023-05-20T05:52:00</text:p>
      <text:p text:style-name="P4">
Location: Zaporizka Oblast (Latitude:47.613191 Longtitude:35.764741)</text:p>
      <text:p text:style-name="P4">
Videos: []</text:p>
      <text:p text:style-name="P4">
Images: []</text:p>
      <text:p text:style-name="P4">
Tags: ["Europe", "Central and Eastern Europe"]</text:p>
      <text:p text:style-name="P4">
ID: 22564202</text:p>
      <!--METADATA-->
      <text:p text:style-name="P4">
Zaporizka Oblast, Donetsk Oblast, Dnipro, Dnipropetrovska Oblast(11:50). RedAlert: aerial threat. Sirens sounding. Take cover now!</text:p>
      <text:p text:style-name="P4">
News Collection Link: <text:a xlink:type="simple" xlink:href="https://liveuamap.com/en/2023/20-may-zaporizka-oblast-donetsk-oblast-dniprog" text:style-name="Internet_20_link" text:visited-style-name="Visited_20_Internet_20_Link">
https://liveuamap.com/en/2023/20-may-zaporizka-oblast-donetsk-oblast-dniprog</text:a>
</text:p>
      <text:p text:style-name="P4">
Source: <text:a xlink:type="simple" xlink:href="https://t.me/air_alert_ua/46062" text:style-name="Internet_20_link" text:visited-style-name="Visited_20_Internet_20_Link">
https://t.me/air_alert_ua/46062</text:a>
</text:p>
      <!--NEWS-->
      <text:h text:style-name="P10" text:outline-level="1">
<text:span text:style-name="T4">
Donetsk Oblast(13:53). Red Alert: aerial threat. Sirens sounding. Take cover now!</text:span>
</text:h>
      <text:p text:style-name="P4">
Authors: liveuamap (Language: en)</text:p>
      <text:p text:style-name="P4">
Time: 2023-05-20T07:54:00</text:p>
      <text:p text:style-name="P4">
Location: Donetsk Oblast (Latitude:48.72743 Longtitude:37.57743)</text:p>
      <text:p text:style-name="P4">
Videos: []</text:p>
      <text:p text:style-name="P4">
Images: []</text:p>
      <text:p text:style-name="P4">
Tags: ["Europe", "Central and Eastern Europe"]</text:p>
      <text:p text:style-name="P4">
ID: 22564204</text:p>
      <!--METADATA-->
      <text:p text:style-name="P4">
Donetsk Oblast(13:53). Red Alert: aerial threat. Sirens sounding. Take covernow!</text:p>
      <text:p text:style-name="P4">
News Collection Link: <text:a xlink:type="simple" xlink:href="https://liveuamap.com/en/2023/20-may-donetsk-oblast1353-red-alert-aerial-thg" text:style-name="Internet_20_link" text:visited-style-name="Visited_20_Internet_20_Link">
https://liveuamap.com/en/2023/20-may-donetsk-oblast1353-red-alert-aerial-thg</text:a>
</text:p>
      <text:p text:style-name="P4">
Source: <text:a xlink:type="simple" xlink:href="https://t.me/air_alert_ua/46068" text:style-name="Internet_20_link" text:visited-style-name="Visited_20_Internet_20_Link">
https://t.me/air_alert_ua/46068</text:a>
</text:p>
      <!--NEWS-->
      <text:h text:style-name="P10" text:outline-level="1">
<text:span text:style-name="T4">
Zaporizka Oblast(13:55). Red Alert: aerial threat. Sirens sounding. Take cover now!</text:span>
</text:h>
      <text:p text:style-name="P4">
Authors: liveuamap (Language: en)</text:p>
      <text:p text:style-name="P4">
Time: 2023-05-20T07:57:00</text:p>
      <text:p text:style-name="P4">
Location: Zaporizka Oblast (Latitude:47.611081 Longtitude:35.764951)</text:p>
      <text:p text:style-name="P4">
Videos: []</text:p>
      <text:p text:style-name="P4">
Images: []</text:p>
      <text:p text:style-name="P4">
Tags: ["Europe", "Central and Eastern Europe"]</text:p>
      <text:p text:style-name="P4">
ID: 22564205</text:p>
      <!--METADATA-->
      <text:p text:style-name="P4">
Zaporizka Oblast(13:55). Red Alert: aerial threat. Sirens sounding. Take covernow!</text:p>
      <text:p text:style-name="P4">
News Collection Link: <text:a xlink:type="simple" xlink:href="https://liveuamap.com/en/2023/20-may-zaporizka-oblast1355-red-alert-aerial-g" text:style-name="Internet_20_link" text:visited-style-name="Visited_20_Internet_20_Link">
https://liveuamap.com/en/2023/20-may-zaporizka-oblast1355-red-alert-aerial-g</text:a>
</text:p>
      <text:p text:style-name="P4">
Source: <text:a xlink:type="simple" xlink:href="https://t.me/air_alert_ua/46069" text:style-name="Internet_20_link" text:visited-style-name="Visited_20_Internet_20_Link">
https://t.me/air_alert_ua/46069</text:a>
</text:p>
      <!--NEWS-->
      <text:h text:style-name="P10" text:outline-level="1">
<text:span text:style-name="T4">
Kharkiv, Kharkivska Oblast(14:02). Red Alert: aerial threat. Sirens sounding. Take cover now!</text:span>
</text:h>
      <text:p text:style-name="P4">
Authors: liveuamap (Language: en)</text:p>
      <text:p text:style-name="P4">
Time: 2023-05-20T08:03:00</text:p>
      <text:p text:style-name="P4">
Location: Kharkiv (Latitude:49.97968 Longtitude:36.25367)</text:p>
      <text:p text:style-name="P4">
Videos: []</text:p>
      <text:p text:style-name="P4">
Images: []</text:p>
      <text:p text:style-name="P4">
Tags: ["Europe", "Central and Eastern Europe"]</text:p>
      <text:p text:style-name="P4">
ID: 22564207</text:p>
      <!--METADATA-->
      <text:p text:style-name="P4">
Kharkiv, Kharkivska Oblast(14:02). Red Alert: aerial threat. Sirens sounding.Take cover now!</text:p>
      <text:p text:style-name="P4">
News Collection Link: <text:a xlink:type="simple" xlink:href="https://liveuamap.com/en/2023/20-may-kharkiv-kharkivska-oblast1402-red-alerg" text:style-name="Internet_20_link" text:visited-style-name="Visited_20_Internet_20_Link">
https://liveuamap.com/en/2023/20-may-kharkiv-kharkivska-oblast1402-red-alerg</text:a>
</text:p>
      <text:p text:style-name="P4">
Source: <text:a xlink:type="simple" xlink:href="https://t.me/air_alert_ua/46070" text:style-name="Internet_20_link" text:visited-style-name="Visited_20_Internet_20_Link">
https://t.me/air_alert_ua/46070</text:a>
</text:p>
      <!--NEWS-->
      <text:h text:style-name="P10" text:outline-level="1">
<text:span text:style-name="T4">
Zaporizka Oblast(15:24). Red Alert: aerial threat. Sirens sounding. Take cover now!</text:span>
</text:h>
      <text:p text:style-name="P4">
Authors: liveuamap (Language: en)</text:p>
      <text:p text:style-name="P4">
Time: 2023-05-20T09:24:00</text:p>
      <text:p text:style-name="P4">
Location: Zaporizka Oblast (Latitude:47.612601 Longtitude:35.764801)</text:p>
      <text:p text:style-name="P4">
Videos: []</text:p>
      <text:p text:style-name="P4">
Images: []</text:p>
      <text:p text:style-name="P4">
Tags: ["Europe", "Central and Eastern Europe"]</text:p>
      <text:p text:style-name="P4">
ID: 22564210</text:p>
      <!--METADATA-->
      <text:p text:style-name="P4">
Zaporizka Oblast(15:24). Red Alert: aerial threat. Sirens sounding. Take covernow!</text:p>
      <text:p text:style-name="P4">
News Collection Link: <text:a xlink:type="simple" xlink:href="https://liveuamap.com/en/2023/20-may-zaporizka-oblast1524-red-alert-aerial-g" text:style-name="Internet_20_link" text:visited-style-name="Visited_20_Internet_20_Link">
https://liveuamap.com/en/2023/20-may-zaporizka-oblast1524-red-alert-aerial-g</text:a>
</text:p>
      <text:p text:style-name="P4">
Source: <text:a xlink:type="simple" xlink:href="https://t.me/suspilnezaporizhzhya/12977" text:style-name="Internet_20_link" text:visited-style-name="Visited_20_Internet_20_Link">
https://t.me/suspilnezaporizhzhya/12977</text:a>
</text:p>
      <!--NEWS-->
      <text:h text:style-name="P10" text:outline-level="1">
<text:span text:style-name="T4">
Sumska Oblast(15:24). Red Alert: aerial threat. Sirens sounding. Take cover now!</text:span>
</text:h>
      <text:p text:style-name="P4">
Authors: liveuamap (Language: en)</text:p>
      <text:p text:style-name="P4">
Time: 2023-05-20T09:26:00</text:p>
      <text:p text:style-name="P4">
Location: Sumska Oblast (Latitude:51.00000000 Longtitude:34.00000000)</text:p>
      <text:p text:style-name="P4">
Videos: []</text:p>
      <text:p text:style-name="P4">
Images: []</text:p>
      <text:p text:style-name="P4">
Tags: ["Europe", "Central and Eastern Europe"]</text:p>
      <text:p text:style-name="P4">
ID: 22564211</text:p>
      <!--METADATA-->
      <text:p text:style-name="P4">
Sumska Oblast(15:24). Red Alert: aerial threat. Sirens sounding. Take covernow!</text:p>
      <text:p text:style-name="P4">
News Collection Link: <text:a xlink:type="simple" xlink:href="https://liveuamap.com/en/2023/20-may-sumska-oblast1524-red-alert-aerial-thrg" text:style-name="Internet_20_link" text:visited-style-name="Visited_20_Internet_20_Link">
https://liveuamap.com/en/2023/20-may-sumska-oblast1524-red-alert-aerial-thrg</text:a>
</text:p>
      <text:p text:style-name="P4">
Source: <text:a xlink:type="simple" xlink:href="https://t.me/air_alert_ua/46081" text:style-name="Internet_20_link" text:visited-style-name="Visited_20_Internet_20_Link">
https://t.me/air_alert_ua/46081</text:a>
</text:p>
      <!--NEWS-->
      <text:h text:style-name="P10" text:outline-level="1">
<text:span text:style-name="T4">
Kirovohradska Oblast, Cherkaska Oblast(15:33). Red Alert: aerial threat. Sirens sounding. Tak...</text:span>
</text:h>
      <text:p text:style-name="P4">
Authors: liveuamap (Language: en)</text:p>
      <text:p text:style-name="P4">
Time: 2023-05-20T09:35:00</text:p>
      <text:p text:style-name="P4">
Location: Kirovohradska Oblast (Latitude:48.50000000 Longtitude:32.00000000)</text:p>
      <text:p text:style-name="P4">
Videos: []</text:p>
      <text:p text:style-name="P4">
Images: []</text:p>
      <text:p text:style-name="P4">
Tags: ["Europe", "Central and Eastern Europe"]</text:p>
      <text:p text:style-name="P4">
ID: 22564212</text:p>
      <!--METADATA-->
      <text:p text:style-name="P4">
Kirovohradska Oblast, Cherkaska Oblast(15:33). Red Alert: aerial threat.Sirens sounding. Take cover now!</text:p>
      <text:p text:style-name="P4">
News Collection Link: <text:a xlink:type="simple" xlink:href="https://liveuamap.com/en/2023/20-may-kirovohradska-oblast-cherkaska-oblast1g" text:style-name="Internet_20_link" text:visited-style-name="Visited_20_Internet_20_Link">
https://liveuamap.com/en/2023/20-may-kirovohradska-oblast-cherkaska-oblast1g</text:a>
</text:p>
      <text:p text:style-name="P4">
Source: <text:a xlink:type="simple" xlink:href="https://t.me/air_alert_ua/46085" text:style-name="Internet_20_link" text:visited-style-name="Visited_20_Internet_20_Link">
https://t.me/air_alert_ua/46085</text:a>
</text:p>
      <!--NEWS-->
      <text:h text:style-name="P10" text:outline-level="1">
<text:span text:style-name="T4">
Zaporizka Oblast(16:26). Red Alert: aerial threat. Sirens sounding. Take cover now!</text:span>
</text:h>
      <text:p text:style-name="P4">
Authors: liveuamap (Language: en)</text:p>
      <text:p text:style-name="P4">
Time: 2023-05-20T10:27:00</text:p>
      <text:p text:style-name="P4">
Location: Zaporizka Oblast (Latitude:47.613231 Longtitude:35.764791)</text:p>
      <text:p text:style-name="P4">
Videos: []</text:p>
      <text:p text:style-name="P4">
Images: []</text:p>
      <text:p text:style-name="P4">
Tags: ["Europe", "Central and Eastern Europe"]</text:p>
      <text:p text:style-name="P4">
ID: 22564215</text:p>
      <!--METADATA-->
      <text:p text:style-name="P4">
Zaporizka Oblast(16:26). Red Alert: aerial threat. Sirens sounding. Take covernow!</text:p>
      <text:p text:style-name="P4">
News Collection Link: <text:a xlink:type="simple" xlink:href="https://liveuamap.com/en/2023/20-may-zaporizka-oblast1626-red-alert-aerial-g" text:style-name="Internet_20_link" text:visited-style-name="Visited_20_Internet_20_Link">
https://liveuamap.com/en/2023/20-may-zaporizka-oblast1626-red-alert-aerial-g</text:a>
</text:p>
      <text:p text:style-name="P4">
Source: <text:a xlink:type="simple" xlink:href="https://t.me/air_alert_ua/46095" text:style-name="Internet_20_link" text:visited-style-name="Visited_20_Internet_20_Link">
https://t.me/air_alert_ua/46095</text:a>
</text:p>
      <!--NEWS-->
      <text:h text:style-name="P10" text:outline-level="1">
<text:span text:style-name="T4">
Explosions reported in Tokmak</text:span>
</text:h>
      <text:p text:style-name="P4">
Authors: liveuamap (Language: en)</text:p>
      <text:p text:style-name="P4">
Time: 2023-05-20T10:53:14</text:p>
      <text:p text:style-name="P4">
Location: Zaporizhiye (Latitude:47.23331 Longtitude:35.71552)</text:p>
      <text:p text:style-name="P4">
Videos: []</text:p>
      <text:p text:style-name="P4">
Images: []</text:p>
      <text:p text:style-name="P4">
Tags: ["Europe", "Central and Eastern Europe"]</text:p>
      <text:p text:style-name="P4">
ID: 22564216</text:p>
      <!--METADATA-->
      <text:p text:style-name="P4">
Explosions reported in Tokmak</text:p>
      <text:p text:style-name="P4">
News Collection Link: <text:a xlink:type="simple" xlink:href="https://liveuamap.com/en/2023/20-may-explosions-reported-in-tokmak-" text:style-name="Internet_20_link" text:visited-style-name="Visited_20_Internet_20_Link">
https://liveuamap.com/en/2023/20-may-explosions-reported-in-tokmak-</text:a>
</text:p>
      <text:p text:style-name="P4">
Source: <text:a xlink:type="simple" xlink:href="https://t.me/Tsaplienko/32170" text:style-name="Internet_20_link" text:visited-style-name="Visited_20_Internet_20_Link">
https://t.me/Tsaplienko/32170</text:a>
</text:p>
      <!--NEWS-->
      <text:h text:style-name="P10" text:outline-level="1">
<text:span text:style-name="T4">
Керівний склад «Азову» перебуває на закритому режимному об’єкті в Туреччині – дружина «Редіса»</text:span>
</text:h>
      <text:p text:style-name="P4">
Authors: Ukrinform (Person)</text:p>
      <text:p text:style-name="P4">
Publisher: Укринформ (Organization)</text:p>
      <text:p text:style-name="P4">
Published Time: 2023-05-20T12:18:00+03:00</text:p>
      <text:p text:style-name="P4">
Modified Time: 2023-05-20T12:18:00+03:00</text:p>
      <text:p text:style-name="P4">
Description: Керівний склад маріупольського гарнізону бригади Національної гвардії України "Азов" перебуває на закритому режимному об’єкті в Туреччині. — Укрінформ.</text:p>
      <text:p text:style-name="P4">
Images: ['<text:a xlink:type="simple" xlink:href="https://static.ukrinform.com/photos/2023_05/thumb_files/630_360_1684568419-417.jpg" text:style-name="Internet_20_link" text:visited-style-name="Visited_20_Internet_20_Link">
630_360_16845...</text:a>
']</text:p>
      <text:p text:style-name="P4">
Tags: ['Азов', 'Туреччина', 'Війна з Росією']</text:p>
      <text:p text:style-name="P4">
Type: Article</text:p>
      <!--METADATA-->
      <text:p text:style-name="P4">
<draw:frame draw:style-name="fr1" draw:name="Image51" text:anchor-type="as-char" svg:width="6.9236in" svg:height="3.956343in" draw:z-index="0">
<draw:image xlink:href="../Images/yкринформ/2023-05-20T12-18-00-03-00/630_360_1684568419-417.jpg" xlink:type="simple" xlink:show="embed" xlink:actuate="onLoad" draw:mime-type="image/jpeg"/>
</draw:frame>
 Керівнийсклад маріупольського гарнізону бригади Національної гвардії України "Азов"перебуває на закритому режимному об’єкті в Туреччині.</text:p>
      <text:p text:style-name="P4">
Про це дружина голови бригади НГУ "Азов" Катерина Прокопенко розповіла в <text:a xlink:type="simple" xlink:href="https://www.ukrinform.ua/rubric-ato/3711747-katerina-prokopenko-zasnovnica-asociacii-simej-zahisnikiv-azovstali.html" text:style-name="Internet_20_link" text:visited-style-name="Visited_20_Internet_20_Link">
</text:a>
 .</text:p>
      <text:p text:style-name="P4">
«Вони на закритому режимному об'єкті. Навіть ми не знаємо, де конкретно. Вонине на курорті і не на морі. У них є певний режим, регламентовані дзвінки,розклад. Вони не зазнають тортур, як в Росії, але, тим не менше, вони неповністю на свободі», – сказала вона.</text:p>
      <text:p text:style-name="P4">
Прокопенко також зауважила, що керівний склад "Азову" в <text:a xlink:type="simple" xlink:href="https://www.ukrinform.ua/tag-tureccina" text:style-name="Internet_20_link" text:visited-style-name="Visited_20_Internet_20_Link">
</text:a>
 володіє поточною інформацією проросійсько-українську війну.</text:p>
      <text:p text:style-name="P4">
"Ми всі розуміємо, що, якби вони залишилися в полоні довше в тих умовах, тосталися б невідворотні процеси з їхнім станом. Я вдячна всім причетним за те,що вдалось його (Дениса "Редіса" Прокопенка - ред.) дістати з того пекла.Тепер важлива задача — повернути чоловіка на Батьківщину», – підкреслилаПрокопенко.</text:p>
      <text:p text:style-name="P4">
<text:span text:style-name="T4">
Читайте також:</text:span>
 <text:a xlink:type="simple" xlink:href="https://www.ukrinform.ua/rubric-society/3711786-asociacia-rodin-zahisnikiv-azovstali-pidgotuvala-rolik-pro-86-dniv-sprotivu-ukrainskih-geroiv.html" text:style-name="Internet_20_link" text:visited-style-name="Visited_20_Internet_20_Link">
 </text:a>
</text:p>
      <text:p text:style-name="P4">
Водночас вона висловила сподівання, що офіцерів повернуть в Україну найближчимчасом.</text:p>
      <text:p text:style-name="P4">
Як повідомлялося, 20 травня – річниця виходу захисників Маріуполя з"Азовсталі". Упродовж цього періоду з російського полону вдалося повернутиблизько 500 оборонців.</text:p>
      <text:p text:style-name="P4">
Source: <text:a xlink:type="simple" xlink:href="https://www.ukrinform.ua/rubric-society/3711791-kerivnij-sklad-azovu-perebuvae-na-zakritomu-rezimnomu-obekti-v-tureccini-druzina-redisa.html" text:style-name="Internet_20_link" text:visited-style-name="Visited_20_Internet_20_Link">
https://www.ukrinform.ua/rubric-society/3711791-kerivnij-sklad-azovu-perebuvae-na-zakritomu-rezimnomu-obekti-v-tureccini-druzina-redisa.html</text:a>
</text:p>
      <!--NEWS-->
      <text:h text:style-name="P10" text:outline-level="1">
<text:span text:style-name="T4">
Жіноча збірна України з баскетболу 3х3 сенсаційно перемогла Німеччину</text:span>
</text:h>
      <text:p text:style-name="P4">
Authors: Ukrinform (Person)</text:p>
      <text:p text:style-name="P4">
Publisher: Укринформ (Organization)</text:p>
      <text:p text:style-name="P4">
Published Time: 2023-05-20T12:18:25+03:00</text:p>
      <text:p text:style-name="P4">
Modified Time: 2023-05-20T12:18:25+03:00</text:p>
      <text:p text:style-name="P4">
Description: Жіноча збірна України 3х3 з перемоги стартувала на етапі жіночої Світової ліги в азербайджанськомі місті Астара. — Укрінформ.</text:p>
      <text:p text:style-name="P4">
Images: ['<text:a xlink:type="simple" xlink:href="https://static.ukrinform.com/photos/2023_05/thumb_files/630_360_1684573852-987.jpg" text:style-name="Internet_20_link" text:visited-style-name="Visited_20_Internet_20_Link">
630_360_16845...</text:a>
']</text:p>
      <text:p text:style-name="P4">
Tags: ['Баскетбол', 'Німеччина', 'Збірна України', 'Жінки']</text:p>
      <text:p text:style-name="P4">
Type: Article</text:p>
      <!--METADATA-->
      <text:p text:style-name="P4">
<draw:frame draw:style-name="fr1" draw:name="Image52" text:anchor-type="as-char" svg:width="6.9236in" svg:height="3.956343in" draw:z-index="0">
<draw:image xlink:href="../Images/yкринформ/2023-05-20T12-18-25-03-00/630_360_1684573852-987.jpg" xlink:type="simple" xlink:show="embed" xlink:actuate="onLoad" draw:mime-type="image/jpeg"/>
</draw:frame>
 Жіночазбірна України 3х3 з перемоги стартувала на етапі жіночої Світової ліги вазербайджанськомі місті Астара.</text:p>
      <text:p text:style-name="P4">
Наша команда у складі Христини Філевич, Оксани Моллової, Вероніки Космач таМіріам Уро-Ніле <text:a xlink:type="simple" xlink:href="https://fbu.ua/news/zbrna-ukrani-3h3-stvorila-sensacyu-na-start-zhnocho-svtovo-ser-v-astar" text:style-name="Internet_20_link" text:visited-style-name="Visited_20_Internet_20_Link">
 </text:a>
 над першої сіяної збірной Німеччини - 15:14,передає Укрінформ. Зробивши ставку на надійну гру в захисті, наша командавитримала стартовий тиск суперника і далі вийшла вперед, максимально виграючи3 очки - 12:9. Німеччина зрівняла рахунок, але влучання Філевич за 9 секунд дофінальної сирени стало вирішальним.</text:p>
      <text:p text:style-name="P4">
<text:span text:style-name="T4">
Читайте також:</text:span>
 <text:a xlink:type="simple" xlink:href="https://www.ukrinform.ua/rubric-sports/3707631-colovica-zbirna-ukraini-z-basketbolu-3h3-istoria-vistupiv-na-evro.html" text:style-name="Internet_20_link" text:visited-style-name="Visited_20_Internet_20_Link">
 </text:a>
</text:p>
      <text:p text:style-name="P4">
У другому матчі групового етапу Україна зіграє проти Єгипту. Для виходу доплей-офф нашій команді потрібна перемога.</text:p>
      <text:p text:style-name="P4">
Фото: fbu.ua.</text:p>
      <text:p text:style-name="P4">
Source: <text:a xlink:type="simple" xlink:href="https://www.ukrinform.ua/rubric-sports/3711790-zinoca-zbirna-ukraini-z-basketbolu-3h3-sensacijno-peremogla-nimeccinu.html" text:style-name="Internet_20_link" text:visited-style-name="Visited_20_Internet_20_Link">
https://www.ukrinform.ua/rubric-sports/3711790-zinoca-zbirna-ukraini-z-basketbolu-3h3-sensacijno-peremogla-nimeccinu.html</text:a>
</text:p>
      <!--NEWS-->
      <text:h text:style-name="P10" text:outline-level="1">
<text:span text:style-name="T4">
Танцюра, Сирський і Залужний: Міноборони зафіксувало ворожі фейки про «загибель» командувачів</text:span>
</text:h>
      <text:p text:style-name="P4">
Authors: Ukrinform (Person)</text:p>
      <text:p text:style-name="P4">
Publisher: Укринформ (Organization)</text:p>
      <text:p text:style-name="P4">
Published Time: 2023-05-20T12:29:00+03:00</text:p>
      <text:p text:style-name="P4">
Modified Time: 2023-05-20T12:29:00+03:00</text:p>
      <text:p text:style-name="P4">
Description: Міністерство оборони за останні два тижні зафіксувало три ворожі фейкові новини про "загибель" українських військових командувачів, тому питання персональної безпеки військово-політичного керівництва України нині має стратегічне значення. — Укрінформ.</text:p>
      <text:p text:style-name="P4">
Images: ['<text:a xlink:type="simple" xlink:href="https://static.ukrinform.com/photos/2019_11/thumb_files/630_360_1572860754-412.jpg" text:style-name="Internet_20_link" text:visited-style-name="Visited_20_Internet_20_Link">
630_360_15728...</text:a>
']</text:p>
      <text:p text:style-name="P4">
Tags: ['Фейк', 'Міноборони', 'Валерій Залужний', 'Єдині новини']</text:p>
      <text:p text:style-name="P4">
Type: Article</text:p>
      <!--METADATA-->
      <text:p text:style-name="P4">
<draw:frame draw:style-name="fr1" draw:name="Image53" text:anchor-type="as-char" svg:width="6.9236in" svg:height="3.956343in" draw:z-index="0">
<draw:image xlink:href="../Images/yкринформ/2023-05-20T12-29-00-03-00/630_360_1572860754-412.jpg" xlink:type="simple" xlink:show="embed" xlink:actuate="onLoad" draw:mime-type="image/jpeg"/>
</draw:frame>
Міністерство оборони за останні два тижні зафіксувало три ворожі фейковіновини про "загибель" українських військових командувачів, тому питанняперсональної безпеки військово-політичного керівництва України нині маєстратегічне значення.</text:p>
      <text:p text:style-name="P4">
Як передає Укрінформ, про це розповіла заступниця міністра оборони УкраїниГанна Маляр в ефірі телемарафону "Єдині новини".</text:p>
      <text:p text:style-name="P4">
"Протягом останніх двох тижнів ми зафіксували три ворожі <text:a xlink:type="simple" xlink:href="https://www.ukrinform.ua/tag-fejk" text:style-name="Internet_20_link" text:visited-style-name="Visited_20_Internet_20_Link">
</text:a>
 новини про "загибель" наших командувачів.В хронологічному порядку: Танцюра, Сирський, Залужний. З одного боку, цепросто перевірити і спростувати. Власне, що і було зроблено. З іншого - требарозуміти, що росіяни схильні до фальшстартів і нерідко працівники їхньогоінформаційного фронту видають інформацію, не отримавши підтвердження відбезпосередніх виконавців", - сказала Маляр.</text:p>
      <text:p text:style-name="P4">
За її словами, нині об‘єктивністю є те, що протягом війни ворог будезацікавлений у знищенні нашого військово-політичного керівництва, тож питанняїх персональної безпеки наразі має стратегічне значення.</text:p>
      <text:p text:style-name="P4">
<text:span text:style-name="T4">
Читайте також:</text:span>
 <text:a xlink:type="simple" xlink:href="https://www.ukrinform.ua/rubric-polytics/3508466-u-berezni-gotuvavsa-zamah-na-vijskovopoliticne-kerivnictvo-ukraini-enin.html" text:style-name="Internet_20_link" text:visited-style-name="Visited_20_Internet_20_Link">
 </text:a>
</text:p>
      <text:p text:style-name="P4">
Раніше радник керівника Офісу Президента <text:a xlink:type="simple" xlink:href="https://www.ukrinform.ua/rubric-ato/3424625-v-op-narahuvali-bils-ak-desat-sprob-zamahu-na-zelenskogo.html" text:style-name="Internet_20_link" text:visited-style-name="Visited_20_Internet_20_Link">
 </text:a>
 ,що Президент України Володимир Зеленський пережив вже більш як десять спробзамахів на його життя.</text:p>
      <text:p text:style-name="P4">
Source: <text:a xlink:type="simple" xlink:href="https://www.ukrinform.ua/rubric-ato/3711795-tancura-sirskij-i-zaluznij-minoboroni-zafiksuvalo-vorozi-fejki-pro-zagibel-komanduvaciv.html" text:style-name="Internet_20_link" text:visited-style-name="Visited_20_Internet_20_Link">
https://www.ukrinform.ua/rubric-ato/3711795-tancura-sirskij-i-zaluznij-minoboroni-zafiksuvalo-vorozi-fejki-pro-zagibel-komanduvaciv.html</text:a>
</text:p>
      <!--NEWS-->
      <text:h text:style-name="P10" text:outline-level="1">
<text:span text:style-name="T4">
ХК «Сокіл» підписав контракт з ексфорвардом збірної України Ромащенком</text:span>
</text:h>
      <text:p text:style-name="P4">
Authors: Ukrinform (Person)</text:p>
      <text:p text:style-name="P4">
Publisher: Укринформ (Organization)</text:p>
      <text:p text:style-name="P4">
Published Time: 2023-05-20T12:37:02+03:00</text:p>
      <text:p text:style-name="P4">
Modified Time: 2023-05-20T12:37:02+03:00</text:p>
      <text:p text:style-name="P4">
Description: 30-річний нападник Руслан Ромащенко став першим новачком київського хокейного клубу «Сокола» у міжсезонні-2023. — Укрінформ.</text:p>
      <text:p text:style-name="P4">
Images: ['<text:a xlink:type="simple" xlink:href="https://static.ukrinform.com/photos/2023_05/thumb_files/630_360_1684575274-234.jpg" text:style-name="Internet_20_link" text:visited-style-name="Visited_20_Internet_20_Link">
630_360_16845...</text:a>
']</text:p>
      <text:p text:style-name="P4">
Tags: ['хокей', 'Україна', 'Збірна України', 'Київ']</text:p>
      <text:p text:style-name="P4">
Type: Article</text:p>
      <!--METADATA-->
      <text:p text:style-name="P4">
<draw:frame draw:style-name="fr1" draw:name="Image54" text:anchor-type="as-char" svg:width="6.9236in" svg:height="3.956343in" draw:z-index="0">
<draw:image xlink:href="../Images/yкринформ/2023-05-20T12-37-02-03-00/630_360_1684575274-234.jpg" xlink:type="simple" xlink:show="embed" xlink:actuate="onLoad" draw:mime-type="image/jpeg"/>
</draw:frame>
 30-річнийнападник Руслан Ромащенко став першим новачком київського хокейного клубу«Сокола» у міжсезонні-2023.</text:p>
      <text:p text:style-name="P4">
До лав чинних чемпіонів України <text:a xlink:type="simple" xlink:href="https://fhu.com.ua/news/ruslan-romashhenko-perehodyt-z-legiona-v-sokil/" text:style-name="Internet_20_link" text:visited-style-name="Visited_20_Internet_20_Link">
 </text:a>
 з калуського «Легіона», передаєУкрінформ.</text:p>
      <text:p text:style-name="P4">
Руслан Романщенко народився у Харкові. На професійному рівні почав виступати ускладі сумських «Ворон». Пвсля цього грав за «Вінницькі Гайдамаки»,«Харківські Акули», київський «Компаньйон», донецьку «Молоду гвардію»,казахстанський «Бейбарис», «Донбас», білоцерківський «Білий Барс», харківське«Динамо», херсонський «Дніпро», «Маріуполь» та «Краматорськ».</text:p>
      <text:p text:style-name="P4">
У 2021 році Ромащенко приймав рішення про завершення кар’єри, але повернувсявосени 2022-го, на запрошення «Легіона». За калуський клуб минулого сезонуРуслан провів 32 матчі, в яких закинув 18 шайб і зробив 28 передач.</text:p>
      <text:p text:style-name="P4">
Загалом у чемпіонатах України Ромащенко провів 409 матчів (109 шайб і 180передач).</text:p>
      <text:p text:style-name="P4">
<text:span text:style-name="T4">
Читайте також:</text:span>
 <text:a xlink:type="simple" xlink:href="https://www.ukrinform.ua/rubric-sports/3709398-kapitan-zbirnoi-ukraini-z-hokeu-merezko-prodovzit-kareru-u-slovaccini.html" text:style-name="Internet_20_link" text:visited-style-name="Visited_20_Internet_20_Link">
 <text:span text:style-name="T4">
хокею</text:span>
 </text:a>
</text:p>
      <text:p text:style-name="P4">
У 2019-2020 роках Ромащенко отримував виклики з національної збірної України,за яку провів в олімпійській кваліфікації та міжнародних турнірах 12 матчів, уяких закинув 1 шайбу і зробив 2 асисти.</text:p>
      <text:p text:style-name="P4">
Фото: fhu.com.ua.</text:p>
      <text:p text:style-name="P4">
Source: <text:a xlink:type="simple" xlink:href="https://www.ukrinform.ua/rubric-sports/3711797-hk-sokil-pidpisav-kontrakt-z-eksforvardom-zbirnoi-ukraini-romasenkom.html" text:style-name="Internet_20_link" text:visited-style-name="Visited_20_Internet_20_Link">
https://www.ukrinform.ua/rubric-sports/3711797-hk-sokil-pidpisav-kontrakt-z-eksforvardom-zbirnoi-ukraini-romasenkom.html</text:a>
</text:p>
      <!--NEWS-->
      <text:h text:style-name="P10" text:outline-level="1">
<text:span text:style-name="T4">
G7 закликає прийняти міжнародні технічні стандарти для штучного інтелекту</text:span>
</text:h>
      <text:p text:style-name="P4">
Authors: Ukrinform (Person)</text:p>
      <text:p text:style-name="P4">
Publisher: Укринформ (Organization)</text:p>
      <text:p text:style-name="P4">
Published Time: 2023-05-20T12:43:00+03:00</text:p>
      <text:p text:style-name="P4">
Modified Time: 2023-05-20T12:43:00+03:00</text:p>
      <text:p text:style-name="P4">
Description: Лідери країн "Групи семи" (G7) в суботу закликали до розробки і прийняття міжнародних технічних стандартів для надійності штучного інтелекту (ШІ). — Укрінформ.</text:p>
      <text:p text:style-name="P4">
Images: ['<text:a xlink:type="simple" xlink:href="https://static.ukrinform.com/photos/2017_10/thumb_files/630_360_1508432338-3802.jpeg" text:style-name="Internet_20_link" text:visited-style-name="Visited_20_Internet_20_Link">
630_360_15084...</text:a>
']</text:p>
      <text:p text:style-name="P4">
Tags: ['Японія', 'Технології', 'Велика сімка', 'Штучний інтелект']</text:p>
      <text:p text:style-name="P4">
Type: Article</text:p>
      <!--METADATA-->
      <text:p text:style-name="P4">
<draw:frame draw:style-name="fr1" draw:name="Image55" text:anchor-type="as-char" svg:width="6.9236in" svg:height="3.956343in" draw:z-index="0">
<draw:image xlink:href="../Images/yкринформ/2023-05-20T12-43-00-03-00/630_360_1508432338-3802.jpeg" xlink:type="simple" xlink:show="embed" xlink:actuate="onLoad" draw:mime-type="image/jpeg"/>
</draw:frame>
 Лідерикраїн "Групи семи" (G7) в суботу закликали до розробки і прийняття міжнароднихтехнічних стандартів для надійності штучного інтелекту (ШІ).</text:p>
      <text:p text:style-name="P4">
Як передає Укрінформ, про це повідомляє <text:a xlink:type="simple" xlink:href="https://www.reuters.com/world/g7-calls-adoption-international-technical-standards-ai-2023-05-20/" text:style-name="Internet_20_link" text:visited-style-name="Visited_20_Internet_20_Link">
</text:a>
 .</text:p>
      <text:p text:style-name="P4">
Глави урядів домовилися до кінця цього року створити міністерський форум підназвою "Хіросімський процес <text:a xlink:type="simple" xlink:href="https://www.ukrinform.ua/tag-stucnij-intelekt" text:style-name="Internet_20_link" text:visited-style-name="Visited_20_Internet_20_Link">
 </text:a>
" для обговорення питань, пов'язаних з інструментами генеративного штучногоінтелекту, таких як права інтелектуальної власності та дезінформація.</text:p>
      <text:p text:style-name="P4">
Хоча лідери "Групи семи" визнали, що підходи до досягнення "спільного баченняі мети надійного штучного інтелекту можуть відрізнятися", вони заявили, що"управління цифровою економікою повинно й надалі оновлюватися відповідно доспільних демократичних цінностей".</text:p>
      <text:p text:style-name="P4">
Зазначається, що угода була досягнута після того, як Європейський Союз,представлений в G7, в цьому місяці наблизився до прийняття законодавства, щорегулює технологію штучного інтелекту, потенційно першого у світі всеосяжногозакону про штучний інтелект.</text:p>
      <text:p text:style-name="P4">
<text:span text:style-name="T4">
Читайте також:</text:span>
 <text:a xlink:type="simple" xlink:href="https://www.ukrinform.ua/rubric-technology/3710002-rasmussen-zaklikae-vstanoviti-miznarodni-standarti-vikoristanna-stucnogo-intelektu.html" text:style-name="Internet_20_link" text:visited-style-name="Visited_20_Internet_20_Link">
 <text:span text:style-name="T4">
штучного</text:span>
 <text:span text:style-name="T4">
інтелекту</text:span>
</text:a>
</text:p>
      <text:p text:style-name="P4">
"Ми хочемо, щоб системи ШІ були точними, надійними, безпечними інедискримінаційними, незалежно від їх походження", - заявила в п'ятницюпрезидент Європейської комісії Урсула фон дер Ляєн.</text:p>
      <text:p text:style-name="P4">
Як повідомляв <text:a xlink:type="simple" xlink:href="https://www.ukrinform.ua/rubric-technology/3710328-rozrobnik-chatgpt-zaklikav-kongres-ssa-do-reguluvanna-stucnogo-intelektu.html" text:style-name="Internet_20_link" text:visited-style-name="Visited_20_Internet_20_Link">
 </text:a>
 , генеральний директор OpenAI та розробник чат-ботаChatGPT Сем Альтман закликав американських законодавців регулювати штучнийінтелект.</text:p>
      <text:p text:style-name="P4">
Source: <text:a xlink:type="simple" xlink:href="https://www.ukrinform.ua/rubric-technology/3711800-g7-zaklikae-prijnati-miznarodni-tehnicni-standarti-dla-stucnogo-intelektu.html" text:style-name="Internet_20_link" text:visited-style-name="Visited_20_Internet_20_Link">
https://www.ukrinform.ua/rubric-technology/3711800-g7-zaklikae-prijnati-miznarodni-tehnicni-standarti-dla-stucnogo-intelektu.html</text:a>
</text:p>
      <!--NEWS-->
      <text:h text:style-name="P10" text:outline-level="1">
<text:span text:style-name="T4">
Лубінець закликав Amnesty International не піддаватися на російські наративи</text:span>
</text:h>
      <text:p text:style-name="P4">
Authors: Ukrinform (Person)</text:p>
      <text:p text:style-name="P4">
Publisher: Укринформ (Organization)</text:p>
      <text:p text:style-name="P4">
Published Time: 2023-05-20T12:45:26+03:00</text:p>
      <text:p text:style-name="P4">
Modified Time: 2023-05-20T12:45:26+03:00</text:p>
      <text:p text:style-name="P4">
Description: Уповноважений Верховної Ради з прав людини Дмитро Лубінець зустрівся з делегацією міжнародної організації Amnesty International і закликав їх не піддаватися на російські інформаційні наративи, інакше вони втратять свій авторитет і репутацію остаточно. — Укрінформ.</text:p>
      <text:p text:style-name="P4">
Images: ['<text:a xlink:type="simple" xlink:href="https://static.ukrinform.com/photos/2023_05/thumb_files/630_360_1683218234-452.jpg" text:style-name="Internet_20_link" text:visited-style-name="Visited_20_Internet_20_Link">
630_360_16832...</text:a>
']</text:p>
      <text:p text:style-name="P4">
Tags: ['Amnesty International', 'Росія', 'Дмитро Лубінець']</text:p>
      <text:p text:style-name="P4">
Type: Article</text:p>
      <!--METADATA-->
      <text:p text:style-name="P4">
<draw:frame draw:style-name="fr1" draw:name="Image56" text:anchor-type="as-char" svg:width="6.9236in" svg:height="3.956343in" draw:z-index="0">
<draw:image xlink:href="../Images/yкринформ/2023-05-20T12-45-26-03-00/630_360_1683218234-452.jpg" xlink:type="simple" xlink:show="embed" xlink:actuate="onLoad" draw:mime-type="image/jpeg"/>
</draw:frame>
Уповноважений Верховної Ради з прав людини Дмитро Лубінець зустрівся зделегацією міжнародної організації Amnesty International і закликав їх непіддаватися на російські інформаційні наративи, інакше вони втратять свійавторитет і репутацію остаточно.</text:p>
      <text:p text:style-name="P4">
Як передає Укрінформ, про це розповів Лубінець у <text:a xlink:type="simple" xlink:href="http://t.me/dmytro_lubinetzs/2499" text:style-name="Internet_20_link" text:visited-style-name="Visited_20_Internet_20_Link">
</text:a>
</text:p>
      <text:p text:style-name="P4">
"Після тривалих роздумів, все ж вирішив погодитися на зустріч із <text:a xlink:type="simple" xlink:href="https://www.ukrinform.ua/tag-amnesty-international" text:style-name="Internet_20_link" text:visited-style-name="Visited_20_Internet_20_Link">
</text:a>
 . Насамперед особистокерівнику дослідницької роботи, заступнику Регіонального ДиректораРегіонального Офісу Amnesty International у Східній Європі та Центральній АзіїДенису Крівошеєву, озвучив свою позицію стосовно їх «відомої» заяви, у якійвони звинуватили ЗСУ в тому, що їхня бойова тактика загрожує населенню нашоїдержави", - сказав він.</text:p>
      <text:p text:style-name="P4">
Лубінець нагадав, що цю "відому тезу" моментально взяла на озброєння російськапропаганда.</text:p>
      <text:p text:style-name="P4">
"Зазначив, що РФ на 100% використала той звіт у своїй пропаганді. Він ставнайганебнішим від початку російської агресії, яка розпочалася з 2014-го року.Такої кількості інформаційних вкидів негативного характеру, які ми отримали якдержава, ще не було. Наголосив представникам делегації, що порівнявши Українуз державою-агресором, вони напряму підіграли РФ", - розповів омбудсмен.</text:p>
      <text:p text:style-name="P4">
Він зауважив, що Росія розпочала цю ганебну війну, щодня вбиваючи нашихгромадян, а інформація зі звіту Amnesty International була використана самепроти України та українців.</text:p>
      <text:p text:style-name="P4">
Лубінець заявив, що зовсім не здивований, що організація Amnesty Internationalзазнала репутаційних втрат, її лави залишили авторитетні люди, а доповіді йзвіти тепер - непомічені, нецікаві суспільству, неавторитетні.</text:p>
      <text:p text:style-name="P4">
За словами Омбудсмена, після всіх зібраних відгуків Amnesty International маєзробити висновки і усвідомить, що між жертвою та агресором не можна ставитизнак дорівнює.</text:p>
      <text:p text:style-name="P4">
"Тому закликаю їх та інші організації, які працюють в Україні висвітлюватипідтверджені факти, правдиву та перевірену інформацію, і не піддаватися наросійські провокації та інформаційні наративи! Адже йдеться про репутацію ідовіру. І чи залишається ця довіра з боку українського суспільства до колисьавторитетної правозахисної міжнародної організації, питання риторичне", -підкреслив він.</text:p>
      <text:p text:style-name="P4">
Лубінець також запевнив, що офіс Уповноваженого завжди відкритий та готовийнадати перевірену та підтверджену інформацію, якою володіє, а про Українунеобхідно говорити тільки правду.</text:p>
      <text:p text:style-name="P4">
<text:span text:style-name="T4">
Читайте також:</text:span>
 <text:a xlink:type="simple" xlink:href="https://www.ukrinform.ua/rubric-world/3702046-nezalezni-eksperti-rozkritikuvali-skandalnij-zvit-amnesty-sodo-ukrainskih-vijskovih-nyt.html" text:style-name="Internet_20_link" text:visited-style-name="Visited_20_Internet_20_Link">
 </text:a>
</text:p>
      <text:p text:style-name="P4">
Як повідомляв Укрінформ, у серпні 2022 року Amnesty International опиниласяпід вогнем критики не лише представників української влади, а й міжнароднихекспертів після оприлюднення доповіді, що українські військові нібитонезаконно завдають «шкоди мирним жителям», базуючись поблизу населенихпунктів.</text:p>
      <text:p text:style-name="P4">
Російська пропаганда негайно використала цю доповідь для звинувачень на адресуКиєва.</text:p>
      <text:p text:style-name="P4">
Незалежні від Amnesty International критики вказували, що дослідження ігноруєреалії воєнного часу і морально ставить знак рівності між агресором тажертвою.</text:p>
      <text:p text:style-name="P4">
Source: <text:a xlink:type="simple" xlink:href="https://www.ukrinform.ua/rubric-polytics/3711802-lubinec-zaklikav-amnesty-international-ne-piddavatisa-na-rosijski-narativi.html" text:style-name="Internet_20_link" text:visited-style-name="Visited_20_Internet_20_Link">
https://www.ukrinform.ua/rubric-polytics/3711802-lubinec-zaklikav-amnesty-international-ne-piddavatisa-na-rosijski-narativi.html</text:a>
</text:p>
      <!--NEWS-->
      <text:h text:style-name="P10" text:outline-level="1">
<text:span text:style-name="T4">
СБУ викрила в Україні ще 12 проросійських агітаторів</text:span>
</text:h>
      <text:p text:style-name="P4">
Authors: Ukrinform (Person)</text:p>
      <text:p text:style-name="P4">
Publisher: Укринформ (Organization)</text:p>
      <text:p text:style-name="P4">
Published Time: 2023-05-20T12:53:00+03:00</text:p>
      <text:p text:style-name="P4">
Modified Time: 2023-05-20T12:53:00+03:00</text:p>
      <text:p text:style-name="P4">
Description: Служба безпеки України викрила у різних регіонах України 12 проросійських агітаторів, які поширювали антиукраїнський контент в Інтернеті. — Укрінформ.</text:p>
      <text:p text:style-name="P4">
Images: ['<text:a xlink:type="simple" xlink:href="https://static.ukrinform.com/photos/2023_05/thumb_files/630_360_1684576258-142.jpg" text:style-name="Internet_20_link" text:visited-style-name="Visited_20_Internet_20_Link">
630_360_16845...</text:a>
']</text:p>
      <text:p text:style-name="P4">
Tags: ['Пропаганда', 'СБУ', 'Затримання', 'Війна з Росією']</text:p>
      <text:p text:style-name="P4">
Type: Article</text:p>
      <!--METADATA-->
      <text:p text:style-name="P4">
<draw:frame draw:style-name="fr1" draw:name="Image57" text:anchor-type="as-char" svg:width="6.9236in" svg:height="3.956343in" draw:z-index="0">
<draw:image xlink:href="../Images/yкринформ/2023-05-20T12-53-00-03-00/630_360_1684576258-142.jpg" xlink:type="simple" xlink:show="embed" xlink:actuate="onLoad" draw:mime-type="image/jpeg"/>
</draw:frame>
 Службабезпеки України викрила у різних регіонах України 12 проросійських агітаторів,які поширювали антиукраїнський контент в Інтернеті.</text:p>
      <text:p text:style-name="P4">
Як передає Укрінформ, про це СБУ повідомляє у <text:a xlink:type="simple" xlink:href="https://t.me/SBUkr/8366" text:style-name="Internet_20_link" text:visited-style-name="Visited_20_Internet_20_Link">
 </text:a>
 .</text:p>
      <text:p text:style-name="P4">
Так, у Полтавській області вісім років тюрми загрожує двом ворожим <text:a xlink:type="simple" xlink:href="https://www.ukrinform.ua/tag-propaganda" text:style-name="Internet_20_link" text:visited-style-name="Visited_20_Internet_20_Link">
</text:a>
 . Один з них – працівник місцевогопідприємства критичної інфраструктури, який прославляв повномасштабневторгнення в Україну.</text:p>
      <text:p text:style-name="P4">
Інший фігурант «просував» в інтернеті ідею встановлення в українських містахпам’ятників Кадирову.</text:p>
      <text:p text:style-name="P4">
У Дніпропетровській області викрито колишнього місцевого комерсанта, щогероїзував бойовиків ПВК «Вагнер» та виправдовував їхню участь у штурміукраїнських міст на сході України. Деструктивні «гасла» він поширював черезінтернет, а також під час спілкування зі знайомими.</text:p>
      <text:p text:style-name="P4">
У Донецькій області нейтралізований цілий «осередок» проросійських інтернет-агітаторів. До нього входило четверо жителів регіону, які вихваляли бойовиківтерористичних організацій «Л/ДНР», задіяних на східному фронті.</text:p>
      <text:p text:style-name="P4">
У Кіровоградській області затримано мешканця Онуфрієвського району. У своїхдописах в соцмережі «Одноклассники» він називав «незаконним» звільненняХерсона.</text:p>
      <text:p text:style-name="P4">
У Чернігівській області повідомлено про підозру ще двом ворожим агітаторам. Навласних акаунтах у соцмережах вони розміщували пропагандистські дописи, якіпідхоплювали російські інтернет-групи.</text:p>
      <text:p text:style-name="P4">
Встановлено, що син однієї з фігуранток є російським військовим, з яким вонаперебувала на постійному зв’язку.</text:p>
      <text:p text:style-name="P4">
<text:span text:style-name="T4">
Читайте також:</text:span>
 <text:a xlink:type="simple" xlink:href="https://www.ukrinform.ua/rubric-regions/3711203-sbu-vikrila-klirika-upc-mp-akij-dopomagav-zagarbnikam-v-izumi.html" text:style-name="Internet_20_link" text:visited-style-name="Visited_20_Internet_20_Link">
 <text:span text:style-name="T4">
СБУ</text:span>
 </text:a>
</text:p>
      <text:p text:style-name="P4">
У Рівненській області задокументовано підривну діяльність двох громадянок РФ,що мають посвідки на постійне проживання в Україні.</text:p>
      <text:p text:style-name="P4">
У заборонених соцмережах вони дискредитували українських захисників тасхвалювали злочини російських загарбників з Бурятії проти цивільногонаселення.</text:p>
      <text:p text:style-name="P4">
За всіма викритими фактами тривають слідчі дії для встановлення всіх обставинзлочинів і притягнення винних до відповідальності.</text:p>
      <text:p text:style-name="P4">
Як повідомляв <text:a xlink:type="simple" xlink:href="https://www.ukrinform.ua/rubric-kyiv/3710333-sbu-vikrila-sistoh-kian-aki-zasvitili-robotu-ppo.html" text:style-name="Internet_20_link" text:visited-style-name="Visited_20_Internet_20_Link">
 </text:a>
 , СБУ встановила особи шістьохжителів столиці, які незаконно поширювали інформацію про роботу силпротиповітряної оборони під час масованої ракетної атаки росіян на Київ 16травня.</text:p>
      <text:p text:style-name="P4">
<text:span text:style-name="T5">
Фото: СБУ</text:span>
</text:p>
      <text:p text:style-name="P4">
Source: <text:a xlink:type="simple" xlink:href="https://www.ukrinform.ua/rubric-society/3711803-sbu-vikrila-v-ukraini-se-12-prorosijskih-agitatoriv.html" text:style-name="Internet_20_link" text:visited-style-name="Visited_20_Internet_20_Link">
https://www.ukrinform.ua/rubric-society/3711803-sbu-vikrila-v-ukraini-se-12-prorosijskih-agitatoriv.html</text:a>
</text:p>
      <!--NEWS-->
      <text:h text:style-name="P10" text:outline-level="1">
<text:span text:style-name="T4">
Росія не може запропонувати Глобальному Півдню нічого, крім зброї та найманців – фон дер Ляєн</text:span>
</text:h>
      <text:p text:style-name="P4">
Authors: Ukrinform (Person)</text:p>
      <text:p text:style-name="P4">
Publisher: Укринформ (Organization)</text:p>
      <text:p text:style-name="P4">
Published Time: 2023-05-20T12:56:35+03:00</text:p>
      <text:p text:style-name="P4">
Modified Time: 2023-05-20T12:56:35+03:00</text:p>
      <text:p text:style-name="P4">
Description: Країни Глобального Півдня дедалі більше розглядають співробітництво з ЄС та країнами «Групи семи» як нову можливість для власного розвитку, оскільки на практиці Росія та подібні до неї країни не можуть запропонувати їм нічого, окрім зброї та найманців. — Укрінформ.</text:p>
      <text:p text:style-name="P4">
Images: ['<text:a xlink:type="simple" xlink:href="https://static.ukrinform.com/photos/2021_03/thumb_files/630_360_1616006548-711.jpg" text:style-name="Internet_20_link" text:visited-style-name="Visited_20_Internet_20_Link">
630_360_16160...</text:a>
']</text:p>
      <text:p text:style-name="P4">
Tags: ['Африка', 'Велика сімка', 'Росія', 'Фон дер Ляєн']</text:p>
      <text:p text:style-name="P4">
Type: Article</text:p>
      <!--METADATA-->
      <text:p text:style-name="P4">
<draw:frame draw:style-name="fr1" draw:name="Image58" text:anchor-type="as-char" svg:width="6.9236in" svg:height="3.956343in" draw:z-index="0">
<draw:image xlink:href="../Images/yкринформ/2023-05-20T12-56-35-03-00/630_360_1616006548-711.jpg" xlink:type="simple" xlink:show="embed" xlink:actuate="onLoad" draw:mime-type="image/jpeg"/>
</draw:frame>
 КраїниГлобального Півдня дедалі більше розглядають співробітництво з ЄС та країнами«Групи семи» як нову можливість для власного розвитку, оскільки на практиціРосія та подібні до неї країни не можуть запропонувати їм нічого, окрім зброїта найманців.</text:p>
      <text:p text:style-name="P4">
Як повідомляє Укрінформ, про це сьогодні у Хіросімі, де відбувається саміт G7,заявила Президент Європейської Комісії Урсула фон дер Ляєн. Відповіднаінформація оприлюднена сьогодні <text:a xlink:type="simple" xlink:href="http://ec.europa.eu/commission/presscorner/detail/en/statement_23_2825" text:style-name="Internet_20_link" text:visited-style-name="Visited_20_Internet_20_Link">
</text:a>
 .</text:p>
      <text:p text:style-name="P4">
«Глобальна пандемія… кліматичні зміни та шокуючий ефект російської війни дляцін на енергію та продовольство спричинили потужний удар по світовійекономіці, але особливо – по Глобальному Півдню. Багато країн, щорозвиваються, шукають надійні джерела фінансування. Ініціатива «Один пояс,один шлях» виглядає як добра та дешева пропозиція. Але багато країнГлобального Півдня вже мають поганий досвід у відносинах з Китаєм, оскількикитайські кредити призвели до боргової кризи. А все, що може запропонувати цимкраїнам <text:a xlink:type="simple" xlink:href="https://www.ukrinform.ua/tag-rosia" text:style-name="Internet_20_link" text:visited-style-name="Visited_20_Internet_20_Link">
 </text:a>
 – це зброя й найманці», -зауважила Президент Єврокомісії.</text:p>
      <text:p text:style-name="P4">
За її словами, з цієї причини багато країн Глобального Півдня шукаютьальтернативні рішення. Для групи G7 та для її партнерів це відкриває новевікно можливостей. Вони можуть запропонувати взаємовигідне партнерство дляекономік, що розвиваються, та мають бажання до конструктивної співпраці. Але уцих зусиллях, за її словами, країни Заходу мають бути швидкими та дужеконкретними.</text:p>
      <text:p text:style-name="P4">
«Наша велика перевага, у порівнянні з іншими, є широкий пакет, що ми можемозапропонувати. Ми можемо об’єднати гравців з приватного та банківськогосекторів за одним столом. Ми також концентруємося на виробництві доданоївартості для наших країн-партнерів. Тому що вони хочуть рухатися до місця увиробничому ланцюзі, виробляти кінцеву продукцію, або напівфабрикати. Тож миможемо допомагати не лише у видобутку сировинних матеріалів, але також у їхобробці та збагаченні на місцях», - сказала Урсула фон дер Ляєн.</text:p>
      <text:p text:style-name="P4">
Вона також назвала серед переваг країн Заходу в партнерстві з ГлобальнимПівднем здатність поєднувати значний капітал із пропозицією сучаснихтехнологій, що є можливим завдяки зусиллям приватного сектору. В свою чергу,офіційні інституції можуть відігравати свою роль у зниженні ризиків для такихінвестицій, та запропонувати такі інструменти як гарантії за кредитами таоперації із змішаного фінансування.</text:p>
      <text:p text:style-name="P4">
За інформацією Президента Єврокомісії, в рамках Партнерства з глобальнихінвестицій та інфраструктури, яке було започатковано рік тому, вжереалізуються більш як 90 проєктів на різних континентах, зокрема, у такихсферах як виробництво «зеленого» водню, підводних та супутникових комунікацій,залізничного сполучення тощо.</text:p>
      <text:p text:style-name="P4">
<text:span text:style-name="T4">
Читайте також:</text:span>
 <text:a xlink:type="simple" xlink:href="https://www.ukrinform.ua/rubric-economy/3709471-mzs-u-razi-zupinki-zernovogo-koridoru-cerez-misac-zrostut-potoki-bizenciv-z-afriki-do-es.html" text:style-name="Internet_20_link" text:visited-style-name="Visited_20_Internet_20_Link">
 <text:span text:style-name="T4">
Африки</text:span>
 </text:a>
</text:p>
      <text:p text:style-name="P4">
Як повідомлялося, в Японії триває 48-й саміт «Групи семи», який продовжуватимероботу до 21 травня. Його учасники розглядають шляхи забезпечення стійкостіглобальної економіки, в тому числі, за наслідками пандемії коронавірусу таросійської агресії проти України.</text:p>
      <text:p text:style-name="P4">
Source: <text:a xlink:type="simple" xlink:href="https://www.ukrinform.ua/rubric-world/3711805-rosia-ne-moze-zaproponuvati-globalnomu-pivdnu-nicogo-krim-zbroi-ta-najmanciv-fon-der-laen.html" text:style-name="Internet_20_link" text:visited-style-name="Visited_20_Internet_20_Link">
https://www.ukrinform.ua/rubric-world/3711805-rosia-ne-moze-zaproponuvati-globalnomu-pivdnu-nicogo-krim-zbroi-ta-najmanciv-fon-der-laen.html</text:a>
</text:p>
      <!--NEWS-->
      <text:h text:style-name="P10" text:outline-level="1">
<text:span text:style-name="T4">
Зеленський зустрівся в Японії з Сунаком</text:span>
</text:h>
      <text:p text:style-name="P4">
Authors: Ukrinform (Person)</text:p>
      <text:p text:style-name="P4">
Publisher: Укринформ (Organization)</text:p>
      <text:p text:style-name="P4">
Published Time: 2023-05-20T13:00:00+03:00</text:p>
      <text:p text:style-name="P4">
Modified Time: 2023-05-20T13:00:00+03:00</text:p>
      <text:p text:style-name="P4">
Description: Президент України Володимир Зеленський зустрівся у рамках візиту до Японії із Прем’єр-міністром Великої Британії Ріші Сунаком. — Укрінформ.</text:p>
      <text:p text:style-name="P4">
Images: ['<text:a xlink:type="simple" xlink:href="https://static.ukrinform.com/photos/2023_05/thumb_files/630_360_1684576966-614.jpeg" text:style-name="Internet_20_link" text:visited-style-name="Visited_20_Internet_20_Link">
630_360_16845...</text:a>
', '<text:a xlink:type="simple" xlink:href="https://static.ukrinform.com/photos/2023_05/1684576966-785.jpeg" text:style-name="Internet_20_link" text:visited-style-name="Visited_20_Internet_20_Link">
1684576966-78...</text:a>
', '<text:a xlink:type="simple" xlink:href="https://static.ukrinform.com/photos/2023_05/1684577236-603.jpeg" text:style-name="Internet_20_link" text:visited-style-name="Visited_20_Internet_20_Link">
1684577236-60...</text:a>
']</text:p>
      <text:p text:style-name="P4">
Tags: ['Японія', 'Зеленський', 'Ріші Сунак']</text:p>
      <text:p text:style-name="P4">
Type: Article</text:p>
      <!--METADATA-->
      <text:p text:style-name="P4">
<draw:frame draw:style-name="fr1" draw:name="Image59" text:anchor-type="as-char" svg:width="6.9236in" svg:height="3.956343in" draw:z-index="0">
<draw:image xlink:href="../Images/yкринформ/2023-05-20T13-00-00-03-00/630_360_1684576966-614.jpeg" xlink:type="simple" xlink:show="embed" xlink:actuate="onLoad" draw:mime-type="image/jpeg"/>
</draw:frame>
 ПрезидентУкраїни Володимир Зеленський зустрівся у рамках візиту до Японії із Прем’єр-міністром Великої Британії Ріші Сунаком.</text:p>
      <text:p text:style-name="P4">
Як передає Укрінформ, про це повідомляється на <text:a xlink:type="simple" xlink:href="http://www.president.gov.ua/news/u-yaponiyi-prezident-ukrayini-zustrivsya-z-premyer-ministrom-83017" text:style-name="Internet_20_link" text:visited-style-name="Visited_20_Internet_20_Link">
</text:a>
</text:p>
      <text:p text:style-name="P4">
"У межах робочого візиту до Японії для участі в саміті країн «Групи семи»Президент України Володимир Зеленський провів зустріч із Прем’єр-міністромВеликої Британії Ріші Сунаком", - йдеться у повідомленні.</text:p>
      <text:p text:style-name="P4">
<draw:frame draw:style-name="fr1" draw:name="Image60" text:anchor-type="as-char" svg:width="6.9236in" svg:height="4.617948in" draw:z-index="0">
<draw:image xlink:href="../Images/yкринформ/2023-05-20T13-00-00-03-00/1684576966-785.jpeg" xlink:type="simple" xlink:show="embed" xlink:actuate="onLoad" draw:mime-type="image/jpeg"/>
</draw:frame>
</text:p>
      <text:p text:style-name="P4">
<draw:frame draw:style-name="fr1" draw:name="Image61" text:anchor-type="as-char" svg:width="6.9236in" svg:height="4.617948in" draw:z-index="0">
<draw:image xlink:href="../Images/yкринформ/2023-05-20T13-00-00-03-00/1684577236-603.jpeg" xlink:type="simple" xlink:show="embed" xlink:actuate="onLoad" draw:mime-type="image/jpeg"/>
</draw:frame>
</text:p>
      <text:p text:style-name="P4">
Глава держави подякував Прем’єр-міністру Великої Британії за лідерствоСполученого Королівства у міжнародній коаліції винищувачів.</text:p>
      <text:p text:style-name="P4">
<text:span text:style-name="T4">
Читайте також:</text:span>
 <text:a xlink:type="simple" xlink:href="https://www.ukrinform.ua/rubric-polytics/3711731-zelenskij-anonsuvav-vazlivi-zustrici-v-aponii-zadla-nablizenna-miru.html" text:style-name="Internet_20_link" text:visited-style-name="Visited_20_Internet_20_Link">
 <text:span text:style-name="T4">
Зеленський</text:span>
 </text:a>
</text:p>
      <text:p text:style-name="P4">
Сторони обговорили подальшу реалізацію домовленостей, досягнутих у межахвізиту Президента України до Великої Британії, який відбувся 14 травня.</text:p>
      <text:p text:style-name="P4">
Зеленський і Сунак обмінялися думками щодо розвитку двосторонніх відносин міжУкраїною та Великою Британією і скоординували позиції напередодні участі ГлавиУкраїнської держави в саміті «Групи семи».</text:p>
      <text:p text:style-name="P4">
<text:span text:style-name="T4">
Читайте також:</text:span>
 <text:a xlink:type="simple" xlink:href="https://www.ukrinform.ua/rubric-world/3711782-ssa-ta-aponia-zaprovadili-novi-sankcii-proti-rosii.html" text:style-name="Internet_20_link" text:visited-style-name="Visited_20_Internet_20_Link">
 </text:a>
</text:p>
      <text:p text:style-name="P4">
Як повідомляв Укрінформ, Президент України <text:a xlink:type="simple" xlink:href="https://www.ukrinform.ua/tag-zelenskij" text:style-name="Internet_20_link" text:visited-style-name="Visited_20_Internet_20_Link">
 </text:a>
 особисто буде присутній на зустрічі з лідерами країн «Групи семи» вХіросімі у неділю, 21 травня, що відбудеться в рамках саміту G7.</text:p>
      <text:p text:style-name="P4">
Це перша поїздка Зеленського до Японії, країни-господарки саміту G7, відпочатку війни Росії проти України в лютому минулого року.</text:p>
      <text:p text:style-name="P4">
В уряді Японії повідомили, що український Президент також планує провестидвосторонні переговори з Прем’єр-міністром Японії Фуміо Кішіда.</text:p>
      <text:p text:style-name="P4">
<text:span text:style-name="T5">
Фото: ОП</text:span>
</text:p>
      <text:p text:style-name="P4">
Source: <text:a xlink:type="simple" xlink:href="https://www.ukrinform.ua/rubric-polytics/3711806-zelenskij-zustrivsa-v-aponii-z-sunakom.html" text:style-name="Internet_20_link" text:visited-style-name="Visited_20_Internet_20_Link">
https://www.ukrinform.ua/rubric-polytics/3711806-zelenskij-zustrivsa-v-aponii-z-sunakom.html</text:a>
</text:p>
      <!--NEWS-->
      <text:h text:style-name="P10" text:outline-level="1">
<text:span text:style-name="T4">
На Бахмутському напрямку бої тривають за кожен метр території – Сирський</text:span>
</text:h>
      <text:p text:style-name="P4">
Authors: Ukrinform (Person)</text:p>
      <text:p text:style-name="P4">
Publisher: Укринформ (Organization)</text:p>
      <text:p text:style-name="P4">
Published Time: 2023-05-20T13:05:00+03:00</text:p>
      <text:p text:style-name="P4">
Modified Time: 2023-05-20T13:05:00+03:00</text:p>
      <text:p text:style-name="P4">
Description: На Бахмутському напрямку тривають бої за кожен метр території. — Укрінформ.</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Сирський', 'Війна з Росією']</text:p>
      <text:p text:style-name="P4">
Type: Article</text:p>
      <!--METADATA-->
      <text:p text:style-name="P4">
<draw:frame draw:style-name="fr1" draw:name="Image62" text:anchor-type="as-char" svg:width="6.9236in" svg:height="3.956343in" draw:z-index="0">
<draw:image xlink:href="../Images/yкринформ/2023-05-20T13-05-00-03-00/630_360_1682412645-576.png" xlink:type="simple" xlink:show="embed" xlink:actuate="onLoad" draw:mime-type="image/png"/>
</draw:frame>
 НаБахмутському напрямку тривають бої за кожен метр території.</text:p>
      <text:p text:style-name="P4">
Як передає Укрінформ, про це командувач Сухопутних військ ЗСУ ОлександрСирський повідомляє у <text:a xlink:type="simple" xlink:href="http://t.me/osirskiy/79" text:style-name="Internet_20_link" text:visited-style-name="Visited_20_Internet_20_Link">
 </text:a>
 .</text:p>
      <text:p text:style-name="P4">
_Відео:<text:a xlink:type="simple" xlink:href="https://t.me/osirskiy/79" text:style-name="Internet_20_link" text:visited-style-name="Visited_20_Internet_20_Link">
 </text:a>
 _</text:p>
      <text:p text:style-name="P4">
"Бахмутський напрямок. Працюють ССО. Тривають бої за кожен метр території.Сили оборони продовжують рух", - написав Сирський.</text:p>
      <text:p text:style-name="P4">
<text:span text:style-name="T4">
Читайте також:</text:span>
 <text:a xlink:type="simple" xlink:href="https://www.ukrinform.ua/rubric-ato/3711689-sili-oboroni-znisili-vze-202-430-vijskovih-rf.html" text:style-name="Internet_20_link" text:visited-style-name="Visited_20_Internet_20_Link">
 </text:a>
</text:p>
      <text:p text:style-name="P4">
Як повідомляв Укрінформ, за даними британської розвідки, за останні чотири дніРосія <text:a xlink:type="simple" xlink:href="https://www.ukrinform.ua/rubric-ato/3711738-rf-perekinula-kilka-bataljoniv-dla-posilenna-bahmutskogo-napramku-britanska-rozvidka.html" text:style-name="Internet_20_link" text:visited-style-name="Visited_20_Internet_20_Link">
 </text:a>
 дляпосилення Бахмутського напрямку.</text:p>
      <text:p text:style-name="P4">
<text:span text:style-name="T5">
Фото: Ліберов Костянтин</text:span>
</text:p>
      <text:p text:style-name="P4">
Source: <text:a xlink:type="simple" xlink:href="https://www.ukrinform.ua/rubric-ato/3711807-na-bahmutskomu-napramku-boi-trivaut-za-kozen-metr-teritorii-sirskij.html" text:style-name="Internet_20_link" text:visited-style-name="Visited_20_Internet_20_Link">
https://www.ukrinform.ua/rubric-ato/3711807-na-bahmutskomu-napramku-boi-trivaut-za-kozen-metr-teritorii-sirskij.html</text:a>
</text:p>
      <!--NEWS-->
      <text:h text:style-name="P10" text:outline-level="1">
<text:span text:style-name="T4">
Через ворожі обстріли без світла залишились споживачі у шести областях</text:span>
</text:h>
      <text:p text:style-name="P4">
Authors: Ukrinform (Person)</text:p>
      <text:p text:style-name="P4">
Publisher: Укринформ (Organization)</text:p>
      <text:p text:style-name="P4">
Published Time: 2023-05-20T13:07:00+03:00</text:p>
      <text:p text:style-name="P4">
Modified Time: 2023-05-20T13:07:00+03:00</text:p>
      <text:p text:style-name="P4">
Description: Пошкоджень енергетичної інфраструктури внаслідок чергової атаки російських військ у ніч на 20 травня немає, через попередні ворожі обстріли знеструмлені споживачі у Донецькій, Запорізькій, Сумській, Харківській, Херсонській та Чернігівській областях. — Укрінформ.</text:p>
      <text:p text:style-name="P4">
Images: ['<text:a xlink:type="simple" xlink:href="https://static.ukrinform.com/photos/2016_02/thumb_files/630_360_1456760162-5290.jpg" text:style-name="Internet_20_link" text:visited-style-name="Visited_20_Internet_20_Link">
630_360_14567...</text:a>
']</text:p>
      <text:p text:style-name="P4">
Tags: ['Електроенергія', 'Міненерго', 'Обстріл', 'Війна з Росією']</text:p>
      <text:p text:style-name="P4">
Type: Article</text:p>
      <!--METADATA-->
      <text:p text:style-name="P4">
<draw:frame draw:style-name="fr1" draw:name="Image63" text:anchor-type="as-char" svg:width="6.9236in" svg:height="3.956343in" draw:z-index="0">
<draw:image xlink:href="../Images/yкринформ/2023-05-20T13-07-00-03-00/630_360_1456760162-5290.jpg" xlink:type="simple" xlink:show="embed" xlink:actuate="onLoad" draw:mime-type="image/jpeg"/>
</draw:frame>
Пошкоджень енергетичної інфраструктури внаслідок чергової атаки російськихвійськ у ніч на 20 травня немає, через попередні ворожі обстріли знеструмленіспоживачі у Донецькій, Запорізькій, Сумській, Харківській, Херсонській таЧернігівській областях.</text:p>
      <text:p text:style-name="P4">
Як передає Укрінформ, про це Міністерство енергетики України повідомило у <text:a xlink:type="simple" xlink:href="https://www.facebook.com/minenergoUkraine/posts/pfbid07smhRuw91FF3WobQJahGxPSnKRhvxJzs4vN2Zbtm5za2aq47i6BHTAScn9nrZKccl" text:style-name="Internet_20_link" text:visited-style-name="Visited_20_Internet_20_Link">
</text:a>
.</text:p>
      <text:p text:style-name="P4">
"Уночі ворог завдав чергового масованого удару дронами по північних областяхкраїни, зокрема Київщині. Пошкоджень енергетичної інфраструктури незафіксовано", — зазначили у відомстві.</text:p>
      <text:p text:style-name="P4">
У Донецькій області внаслідок ворожого обстрілу знеструмлені п'ять населенихпунктів — без світла залишилися 5,3 тисячі споживачів.</text:p>
      <text:p text:style-name="P4">
Через попередні удари російської армії <text:a xlink:type="simple" xlink:href="https://www.ukrinform.ua/tag-elektroenergia" text:style-name="Internet_20_link" text:visited-style-name="Visited_20_Internet_20_Link">
 </text:a>
 відсутнє у частини споживачів у Донецькій, Запорізькій,Сумській, Харківській, Херсонській і Чернігівській областях.</text:p>
      <text:p text:style-name="P4">
Через технологічні порушення зафіксоване відключення 5 тисяч споживачів уКиєві та області. Переважна більшість із них уже заживлена. Ремонтні роботитривають.</text:p>
      <text:p text:style-name="P4">
У Миколаївській області через несприятливі погодні умови знеструмлені шістьнаселених пунктів, без світла залишилася понад тисяча споживачів. Триваютьвідновлювальні роботи.</text:p>
      <text:p text:style-name="P4">
Загалом за добу енергетики повернули електропостачання 10,6 тисячамспоживачів, зокрема у прифронтових областях.</text:p>
      <text:p text:style-name="P4">
Як зауважили в Міненерго, експорт електроенергії не планується. Імпорт ізМолдови та Словаччини становить понад 200 МВт.</text:p>
      <text:p text:style-name="P4">
<text:span text:style-name="T4">
Читайте також:</text:span>
 <text:a xlink:type="simple" xlink:href="https://www.ukrinform.ua/rubric-economy/3710107-ukraina-gotue-energosistemu-do-zimi-z-urahuvannam-mozlivih-vijskovih-zagroz-galusenko.html" text:style-name="Internet_20_link" text:visited-style-name="Visited_20_Internet_20_Link">
 </text:a>
</text:p>
      <text:p text:style-name="P4">
Триває ремонтна кампанія об’єктів генерації та мережевої інфраструктури вмежах підготовки до нового опалювального сезону.</text:p>
      <text:p text:style-name="P4">
"Водночас обмеження для побутових споживачів не застосовуються. Енергетичнасистема працює стабільно", — додали в міністерстві.</text:p>
      <text:p text:style-name="P4">
Як повідомляв Укрінформ, за даними Укренерго станом на 19 травня, генераціяУкраїни повністю забезпечує потреби споживачів в електроенергії. Водночасгромадян закликали заощаджувати електрику у вечірні години у зв'язку ізпошкодженням магістральних ліній унаслідок чергової атаки російських військ.</text:p>
      <text:p text:style-name="P4">
Source: <text:a xlink:type="simple" xlink:href="https://www.ukrinform.ua/rubric-regions/3711810-cerez-vorozi-obstrili-bez-svitla-zalisilis-spozivaci-u-sesti-oblastah.html" text:style-name="Internet_20_link" text:visited-style-name="Visited_20_Internet_20_Link">
https://www.ukrinform.ua/rubric-regions/3711810-cerez-vorozi-obstrili-bez-svitla-zalisilis-spozivaci-u-sesti-oblastah.html</text:a>
</text:p>
      <!--NEWS-->
      <text:h text:style-name="P10" text:outline-level="1">
<text:span text:style-name="T4">
Захисник ФК «Динамо» Попов не зіграє з «Олександрією» через травму</text:span>
</text:h>
      <text:p text:style-name="P4">
Authors: Ukrinform (Person)</text:p>
      <text:p text:style-name="P4">
Publisher: Укринформ (Organization)</text:p>
      <text:p text:style-name="P4">
Published Time: 2023-05-20T13:27:45+03:00</text:p>
      <text:p text:style-name="P4">
Modified Time: 2023-05-20T13:27:45+03:00</text:p>
      <text:p text:style-name="P4">
Description: Центральний захисник київського футбольного клубу «Динамо» Денис Попов отримав пошкодження литкового м'яза і не зможе зіграти у матчі УПЛ проти «Олександрії». — Укрінформ.</text:p>
      <text:p text:style-name="P4">
Images: ['<text:a xlink:type="simple" xlink:href="https://static.ukrinform.com/photos/2023_05/thumb_files/630_360_1684578251-361.jpg" text:style-name="Internet_20_link" text:visited-style-name="Visited_20_Internet_20_Link">
630_360_16845...</text:a>
']</text:p>
      <text:p text:style-name="P4">
Tags: ['Динамо', 'Футбол', 'Україна', 'Олександрія', 'Попов']</text:p>
      <text:p text:style-name="P4">
Type: Article</text:p>
      <!--METADATA-->
      <text:p text:style-name="P4">
<draw:frame draw:style-name="fr1" draw:name="Image64" text:anchor-type="as-char" svg:width="6.9236in" svg:height="3.956343in" draw:z-index="0">
<draw:image xlink:href="../Images/yкринформ/2023-05-20T13-27-45-03-00/630_360_1684578251-361.jpg" xlink:type="simple" xlink:show="embed" xlink:actuate="onLoad" draw:mime-type="image/jpeg"/>
</draw:frame>
Центральний захисник київського футбольного клубу «Динамо» Денис Попов отримавпошкодження литкового м'яза і не зможе зіграти у матчі УПЛ проти«Олександрії».</text:p>
      <text:p text:style-name="P4">
Орієнтовний термін відновлення гравця - <text:a xlink:type="simple" xlink:href="https://fcdynamo.com/news/denis-popov-ne-zigraye-z-oleksandriyeyu-cherez-travmu" text:style-name="Internet_20_link" text:visited-style-name="Visited_20_Internet_20_Link">
 </text:a>
 , передає Укрінформ.</text:p>
      <text:p text:style-name="P4">
Матч «Олександрія» – «Динамо» відбудеться сьогодні.</text:p>
      <text:p text:style-name="P4">
Нагадаємо, що на поєдинок заявлені такі гравці уиян:</text:p>
      <text:p text:style-name="P4">
голкіпери - Бущан, Нещерет, Моргун;</text:p>
      <text:p text:style-name="P4">
захисники - Сирота, Вівчаренко, Тимчик, Дячук, Боль, Малиш, Караваєв;</text:p>
      <text:p text:style-name="P4">
<text:span text:style-name="T4">
Читайте також:</text:span>
 <text:a xlink:type="simple" xlink:href="https://www.ukrinform.ua/rubric-sports/3711708-u-subotu-prodovzitsa-27j-tur-futbolnoi-premerligi-ukraini.html" text:style-name="Internet_20_link" text:visited-style-name="Visited_20_Internet_20_Link">
 </text:a>
</text:p>
      <text:p text:style-name="P4">
півзахисники -Гармаш, Буяльський, Лонвейк, Андрієвський, Яцик, Царенко,Кабаєв, Сидорчук, Рамадані, Беніто, Перріс, Шепелєв, Волошин;</text:p>
      <text:p text:style-name="P4">
форварди - Ванат, Рамірес.</text:p>
      <text:p text:style-name="P4">
Фото: fcdynamo.com.</text:p>
      <text:p text:style-name="P4">
Source: <text:a xlink:type="simple" xlink:href="https://www.ukrinform.ua/rubric-sports/3711821-zahisnik-fk-dinamo-popov-ne-zigrae-z-oleksandrieu-cerez-travmu.html" text:style-name="Internet_20_link" text:visited-style-name="Visited_20_Internet_20_Link">
https://www.ukrinform.ua/rubric-sports/3711821-zahisnik-fk-dinamo-popov-ne-zigrae-z-oleksandrieu-cerez-travmu.html</text:a>
</text:p>
      <!--NEWS-->
      <text:h text:style-name="P10" text:outline-level="1">
<text:span text:style-name="T4">
Лідери G7 узгодили план протидії «озброєній енергетиці» Росії</text:span>
</text:h>
      <text:p text:style-name="P4">
Authors: Ukrinform (Person)</text:p>
      <text:p text:style-name="P4">
Publisher: Укринформ (Organization)</text:p>
      <text:p text:style-name="P4">
Published Time: 2023-05-20T13:28:02+03:00</text:p>
      <text:p text:style-name="P4">
Modified Time: 2023-05-20T13:28:02+03:00</text:p>
      <text:p text:style-name="P4">
Description: Лідери країн «Групи семи» ухвалили план протидії таким ризикам, як «озброєння енергетики» Росії. — Укрінформ.</text:p>
      <text:p text:style-name="P4">
Images: ['<text:a xlink:type="simple" xlink:href="https://static.ukrinform.com/photos/2018_06/thumb_files/630_360_1528600995-9562.jpg" text:style-name="Internet_20_link" text:visited-style-name="Visited_20_Internet_20_Link">
630_360_15286...</text:a>
']</text:p>
      <text:p text:style-name="P4">
Tags: ['Енергетика', 'Велика сімка', 'Росія', 'Безпека']</text:p>
      <text:p text:style-name="P4">
Type: Article</text:p>
      <!--METADATA-->
      <text:p text:style-name="P4">
<draw:frame draw:style-name="fr1" draw:name="Image65" text:anchor-type="as-char" svg:width="6.9236in" svg:height="3.956343in" draw:z-index="0">
<draw:image xlink:href="../Images/yкринформ/2023-05-20T13-28-02-03-00/630_360_1528600995-9562.jpg" xlink:type="simple" xlink:show="embed" xlink:actuate="onLoad" draw:mime-type="image/jpeg"/>
</draw:frame>
 Лідерикраїн «Групи семи» ухвалили план протидії таким ризикам, як «озброєнняенергетики» Росії.</text:p>
      <text:p text:style-name="P4">
Про це повідомляє <text:a xlink:type="simple" xlink:href="http://edition.cnn.com/europe/live-news/russia-ukraine-war-news-05-20-23/h_3ec4fa0dfdc0eac00c2504ea9771e394" text:style-name="Internet_20_link" text:visited-style-name="Visited_20_Internet_20_Link">
 </text:a>
 із посиланням на спільнузаяву, передає Укрінформ.</text:p>
      <text:p text:style-name="P4">
«Ми будемо працювати разом, щоб гарантувати, що спроби використати економічнузалежність як зброю, змушуючи членів <text:a xlink:type="simple" xlink:href="https://www.ukrinform.ua/tag-velika-simka" text:style-name="Internet_20_link" text:visited-style-name="Visited_20_Internet_20_Link">
 </text:a>
 і наших партнерів, включаючи малі економіки, виконувати вимоги іпідкорятися, зазнають невдачі і зіткнуться з наслідками», - йдеться в заяві.</text:p>
      <text:p text:style-name="P4">
Лідери G7 заявили, що на підставі висновків про нещодавні випадки використанняенергетичної та інших економічних залежностей, вони рішуче виступають протитакої поведінки.</text:p>
      <text:p text:style-name="P4">
<text:span text:style-name="T4">
Читайте також:</text:span>
 <text:a xlink:type="simple" xlink:href="https://www.ukrinform.ua/rubric-world/3711805-rosia-ne-moze-zaproponuvati-globalnomu-pivdnu-nicogo-krim-zbroi-ta-najmanciv-fon-der-laen.html" text:style-name="Internet_20_link" text:visited-style-name="Visited_20_Internet_20_Link">
 </text:a>
</text:p>
      <text:p text:style-name="P4">
Як повідомляв Укрінформ, уряди США та Японії <text:a xlink:type="simple" xlink:href="https://www.ukrinform.ua/rubric-world/3711782-ssa-ta-aponia-zaprovadili-novi-sankcii-proti-rosii.html" text:style-name="Internet_20_link" text:visited-style-name="Visited_20_Internet_20_Link">
</text:a>
 проти сотень людей та організацій, пов'язаних звійною Росії проти України, оскільки «Група семи» підтвердила свою рішучістьпідвищити відповідальність Москви за її вторгнення в Україну.</text:p>
      <text:p text:style-name="P4">
Source: <text:a xlink:type="simple" xlink:href="https://www.ukrinform.ua/rubric-economy/3711822-lideri-g7-uzgodili-plan-protidii-ozbroenij-energetici-rosii.html" text:style-name="Internet_20_link" text:visited-style-name="Visited_20_Internet_20_Link">
https://www.ukrinform.ua/rubric-economy/3711822-lideri-g7-uzgodili-plan-protidii-ozbroenij-energetici-rosii.html</text:a>
</text:p>
      <!--NEWS-->
      <text:h text:style-name="P10" text:outline-level="1">
<text:span text:style-name="T4">
У Києві відбулася хода «Чекаємо додому героїв Маріуполя»</text:span>
</text:h>
      <text:p text:style-name="P4">
Authors: Ukrinform (Person)</text:p>
      <text:p text:style-name="P4">
Publisher: Укринформ (Organization)</text:p>
      <text:p text:style-name="P4">
Published Time: 2023-05-20T13:31:16+03:00</text:p>
      <text:p text:style-name="P4">
Modified Time: 2023-05-20T13:31:16+03:00</text:p>
      <text:p text:style-name="P4">
Description: У Києві у суботу відбулася хода «Чекаємо додому героїв Маріуполя». — Укрінформ.</text:p>
      <text:p text:style-name="P4">
Images: ['<text:a xlink:type="simple" xlink:href="https://static.ukrinform.com/photos/2023_05/thumb_files/630_360_1684578405-8235.jpeg" text:style-name="Internet_20_link" text:visited-style-name="Visited_20_Internet_20_Link">
630_360_16845...</text:a>
', '<text:a xlink:type="simple" xlink:href="https://static.ukrinform.com/photos/2023_05/thumb_files/630_360_1684578404-6027.jpeg" text:style-name="Internet_20_link" text:visited-style-name="Visited_20_Internet_20_Link">
630_360_16845...</text:a>
', '<text:a xlink:type="simple" xlink:href="https://static.ukrinform.com/photos/2023_05/thumb_files/630_360_1684578404-8182.jpeg" text:style-name="Internet_20_link" text:visited-style-name="Visited_20_Internet_20_Link">
630_360_16845...</text:a>
', '<text:a xlink:type="simple" xlink:href="https://static.ukrinform.com/photos/2023_05/thumb_files/630_360_1684578404-9174.jpeg" text:style-name="Internet_20_link" text:visited-style-name="Visited_20_Internet_20_Link">
630_360_16845...</text:a>
', '<text:a xlink:type="simple" xlink:href="https://static.ukrinform.com/photos/2023_05/thumb_files/630_360_1684578404-3256.jpeg" text:style-name="Internet_20_link" text:visited-style-name="Visited_20_Internet_20_Link">
630_360_16845...</text:a>
', '<text:a xlink:type="simple" xlink:href="https://static.ukrinform.com/photos/2023_05/thumb_files/630_360_1684578404-2241.jpeg" text:style-name="Internet_20_link" text:visited-style-name="Visited_20_Internet_20_Link">
630_360_16845...</text:a>
', '<text:a xlink:type="simple" xlink:href="https://static.ukrinform.com/photos/2023_05/thumb_files/630_360_1684578404-7064.jpeg" text:style-name="Internet_20_link" text:visited-style-name="Visited_20_Internet_20_Link">
630_360_16845...</text:a>
', '<text:a xlink:type="simple" xlink:href="https://static.ukrinform.com/photos/2023_05/thumb_files/630_360_1684578405-4489.jpeg" text:style-name="Internet_20_link" text:visited-style-name="Visited_20_Internet_20_Link">
630_360_16845...</text:a>
', '<text:a xlink:type="simple" xlink:href="https://static.ukrinform.com/photos/2023_05/thumb_files/630_360_1684578405-1247.jpeg" text:style-name="Internet_20_link" text:visited-style-name="Visited_20_Internet_20_Link">
630_360_16845...</text:a>
', '<text:a xlink:type="simple" xlink:href="https://static.ukrinform.com/photos/2023_05/thumb_files/630_360_1684578405-4916.jpeg" text:style-name="Internet_20_link" text:visited-style-name="Visited_20_Internet_20_Link">
630_360_16845...</text:a>
', '<text:a xlink:type="simple" xlink:href="https://static.ukrinform.com/photos/2023_05/thumb_files/630_360_1684578405-1557.jpeg" text:style-name="Internet_20_link" text:visited-style-name="Visited_20_Internet_20_Link">
630_360_16845...</text:a>
', '<text:a xlink:type="simple" xlink:href="https://static.ukrinform.com/photos/2023_05/thumb_files/630_360_1684578405-7583.jpeg" text:style-name="Internet_20_link" text:visited-style-name="Visited_20_Internet_20_Link">
630_360_16845...</text:a>
']</text:p>
      <text:p text:style-name="P4">
Tags: ['Азовсталь', 'Маріуполь', 'Військові', 'Київ']</text:p>
      <text:p text:style-name="P4">
Type: Article</text:p>
      <!--METADATA-->
      <text:p text:style-name="P4">
<draw:frame draw:style-name="fr1" draw:name="Image66" text:anchor-type="as-char" svg:width="6.9236in" svg:height="3.956343in" draw:z-index="0">
<draw:image xlink:href="../Images/yкринформ/2023-05-20T13-31-16-03-00/630_360_1684578405-8235.jpeg" xlink:type="simple" xlink:show="embed" xlink:actuate="onLoad" draw:mime-type="image/jpeg"/>
</draw:frame>
 У Києвіу суботу відбулася хода «Чекаємо додому героїв Маріуполя».</text:p>
      <text:p text:style-name="P4">
Як повідомляє кореспондент Укрінформу, хода розпочалася в парку ім. Шевченка.</text:p>
      <text:p text:style-name="P4">
<draw:frame draw:style-name="fr1" draw:name="Image67" text:anchor-type="as-char" svg:width="6.9236in" svg:height="3.956343in" draw:z-index="0">
<draw:image xlink:href="../Images/yкринформ/2023-05-20T13-31-16-03-00/630_360_1684578404-6027.jpeg" xlink:type="simple" xlink:show="embed" xlink:actuate="onLoad" draw:mime-type="image/jpeg"/>
</draw:frame>
 У Києвівідбулася хода «Чекаємо додому героїв Маріуполя» / Фото: Наталія Молчанова  <text:a xlink:type="simple" xlink:href="https://static.ukrinform.com/photos/2023_05/1684578404-6027.jpeg" text:style-name="Internet_20_link" text:visited-style-name="Visited_20_Internet_20_Link">
<draw:frame draw:style-name="fr1" draw:name="Image68" text:anchor-type="as-char" svg:width="6.9236in" svg:height="3.956343in" draw:z-index="0">
<draw:image xlink:href="../Images/yкринформ/2023-05-20T13-31-16-03-00/630_360_1684578404-6027.jpeg" xlink:type="simple" xlink:show="embed" xlink:actuate="onLoad" draw:mime-type="image/jpeg"/>
</draw:frame>
</text:a>
 <text:a xlink:type="simple" xlink:href="https://static.ukrinform.com/photos/2023_05/1684578404-8182.jpeg" text:style-name="Internet_20_link" text:visited-style-name="Visited_20_Internet_20_Link">
<draw:frame draw:style-name="fr1" draw:name="Image69" text:anchor-type="as-char" svg:width="6.9236in" svg:height="3.956343in" draw:z-index="0">
<draw:image xlink:href="../Images/yкринформ/2023-05-20T13-31-16-03-00/630_360_1684578404-8182.jpeg" xlink:type="simple" xlink:show="embed" xlink:actuate="onLoad" draw:mime-type="image/jpeg"/>
</draw:frame>
</text:a>
 <text:a xlink:type="simple" xlink:href="https://static.ukrinform.com/photos/2023_05/1684578404-9174.jpeg" text:style-name="Internet_20_link" text:visited-style-name="Visited_20_Internet_20_Link">
<draw:frame draw:style-name="fr1" draw:name="Image70" text:anchor-type="as-char" svg:width="6.9236in" svg:height="3.956343in" draw:z-index="0">
<draw:image xlink:href="../Images/yкринформ/2023-05-20T13-31-16-03-00/630_360_1684578404-9174.jpeg" xlink:type="simple" xlink:show="embed" xlink:actuate="onLoad" draw:mime-type="image/jpeg"/>
</draw:frame>
</text:a>
 <text:a xlink:type="simple" xlink:href="https://static.ukrinform.com/photos/2023_05/1684578404-3256.jpeg" text:style-name="Internet_20_link" text:visited-style-name="Visited_20_Internet_20_Link">
<draw:frame draw:style-name="fr1" draw:name="Image71" text:anchor-type="as-char" svg:width="6.9236in" svg:height="3.956343in" draw:z-index="0">
<draw:image xlink:href="../Images/yкринформ/2023-05-20T13-31-16-03-00/630_360_1684578404-3256.jpeg" xlink:type="simple" xlink:show="embed" xlink:actuate="onLoad" draw:mime-type="image/jpeg"/>
</draw:frame>
</text:a>
 <text:a xlink:type="simple" xlink:href="https://static.ukrinform.com/photos/2023_05/1684578404-2241.jpeg" text:style-name="Internet_20_link" text:visited-style-name="Visited_20_Internet_20_Link">
<draw:frame draw:style-name="fr1" draw:name="Image72" text:anchor-type="as-char" svg:width="6.9236in" svg:height="3.956343in" draw:z-index="0">
<draw:image xlink:href="../Images/yкринформ/2023-05-20T13-31-16-03-00/630_360_1684578404-2241.jpeg" xlink:type="simple" xlink:show="embed" xlink:actuate="onLoad" draw:mime-type="image/jpeg"/>
</draw:frame>
</text:a>
 <text:a xlink:type="simple" xlink:href="https://static.ukrinform.com/photos/2023_05/1684578404-7064.jpeg" text:style-name="Internet_20_link" text:visited-style-name="Visited_20_Internet_20_Link">
<draw:frame draw:style-name="fr1" draw:name="Image73" text:anchor-type="as-char" svg:width="6.9236in" svg:height="3.956343in" draw:z-index="0">
<draw:image xlink:href="../Images/yкринформ/2023-05-20T13-31-16-03-00/630_360_1684578404-7064.jpeg" xlink:type="simple" xlink:show="embed" xlink:actuate="onLoad" draw:mime-type="image/jpeg"/>
</draw:frame>
</text:a>
 <text:a xlink:type="simple" xlink:href="https://static.ukrinform.com/photos/2023_05/1684578405-4489.jpeg" text:style-name="Internet_20_link" text:visited-style-name="Visited_20_Internet_20_Link">
<draw:frame draw:style-name="fr1" draw:name="Image74" text:anchor-type="as-char" svg:width="6.9236in" svg:height="3.956343in" draw:z-index="0">
<draw:image xlink:href="../Images/yкринформ/2023-05-20T13-31-16-03-00/630_360_1684578405-4489.jpeg" xlink:type="simple" xlink:show="embed" xlink:actuate="onLoad" draw:mime-type="image/jpeg"/>
</draw:frame>
</text:a>
 <text:a xlink:type="simple" xlink:href="https://static.ukrinform.com/photos/2023_05/1684578405-1247.jpeg" text:style-name="Internet_20_link" text:visited-style-name="Visited_20_Internet_20_Link">
<draw:frame draw:style-name="fr1" draw:name="Image75" text:anchor-type="as-char" svg:width="6.9236in" svg:height="3.956343in" draw:z-index="0">
<draw:image xlink:href="../Images/yкринформ/2023-05-20T13-31-16-03-00/630_360_1684578405-1247.jpeg" xlink:type="simple" xlink:show="embed" xlink:actuate="onLoad" draw:mime-type="image/jpeg"/>
</draw:frame>
</text:a>
 <text:a xlink:type="simple" xlink:href="https://static.ukrinform.com/photos/2023_05/1684578405-4916.jpeg" text:style-name="Internet_20_link" text:visited-style-name="Visited_20_Internet_20_Link">
<draw:frame draw:style-name="fr1" draw:name="Image76" text:anchor-type="as-char" svg:width="6.9236in" svg:height="3.956343in" draw:z-index="0">
<draw:image xlink:href="../Images/yкринформ/2023-05-20T13-31-16-03-00/630_360_1684578405-4916.jpeg" xlink:type="simple" xlink:show="embed" xlink:actuate="onLoad" draw:mime-type="image/jpeg"/>
</draw:frame>
</text:a>
 <text:a xlink:type="simple" xlink:href="https://static.ukrinform.com/photos/2023_05/1684578405-1557.jpeg" text:style-name="Internet_20_link" text:visited-style-name="Visited_20_Internet_20_Link">
<draw:frame draw:style-name="fr1" draw:name="Image77" text:anchor-type="as-char" svg:width="6.9236in" svg:height="3.956343in" draw:z-index="0">
<draw:image xlink:href="../Images/yкринформ/2023-05-20T13-31-16-03-00/630_360_1684578405-1557.jpeg" xlink:type="simple" xlink:show="embed" xlink:actuate="onLoad" draw:mime-type="image/jpeg"/>
</draw:frame>
</text:a>
 <text:a xlink:type="simple" xlink:href="https://static.ukrinform.com/photos/2023_05/1684578405-8235.jpeg" text:style-name="Internet_20_link" text:visited-style-name="Visited_20_Internet_20_Link">
<draw:frame draw:style-name="fr1" draw:name="Image78" text:anchor-type="as-char" svg:width="6.9236in" svg:height="3.956343in" draw:z-index="0">
<draw:image xlink:href="../Images/yкринформ/2023-05-20T13-31-16-03-00/630_360_1684578405-8235.jpeg" xlink:type="simple" xlink:show="embed" xlink:actuate="onLoad" draw:mime-type="image/jpeg"/>
</draw:frame>
</text:a>
 <text:a xlink:type="simple" xlink:href="https://static.ukrinform.com/photos/2023_05/1684578405-7583.jpeg" text:style-name="Internet_20_link" text:visited-style-name="Visited_20_Internet_20_Link">
<draw:frame draw:style-name="fr1" draw:name="Image79" text:anchor-type="as-char" svg:width="6.9236in" svg:height="3.956343in" draw:z-index="0">
<draw:image xlink:href="../Images/yкринформ/2023-05-20T13-31-16-03-00/630_360_1684578405-7583.jpeg" xlink:type="simple" xlink:show="embed" xlink:actuate="onLoad" draw:mime-type="image/jpeg"/>
</draw:frame>
</text:a>
</text:p>
      <text:p text:style-name="P4">
Учасники акції пройшли бульваром Шевченка, Хрещатиком до Майдану Незалежності.</text:p>
      <text:p text:style-name="P4">
Участь в акції взяли кілька сотень членів родин бійців Маріупольськогогарнізону, військових, ветеранів.</text:p>
      <text:p text:style-name="P4">
"Є публічні дані, що близько 2,5 тис. захисників <text:a xlink:type="simple" xlink:href="https://www.ukrinform.ua/tag-mariupol" text:style-name="Internet_20_link" text:visited-style-name="Visited_20_Internet_20_Link">
</text:a>
 вийшли. Ми можемо констатувати, щопонад 500 захисників Азовсталі вдалося повернути з російського полону. Цяробота триває, працює Координаційний штаб з питань поводження з полоненими, цеокреме завдання і темп, яка в фокусі уваги Президента. Вся країна працює.Результати обов'язково будуть. Робота не зупиняється, і паралельно йде процеспідготовки декількох обмінних операцій. Добрі новини будуть", - сказав укоментарі Укрінформу представник ГУР МОУ Андрій Юсов.</text:p>
      <text:p text:style-name="P4">
<text:span text:style-name="T4">
Читайте також:</text:span>
 <text:a xlink:type="simple" xlink:href="https://www.ukrinform.ua/rubric-society/3711786-asociacia-rodin-zahisnikiv-azovstali-pidgotuvala-rolik-pro-86-dniv-sprotivu-ukrainskih-geroiv.html" text:style-name="Internet_20_link" text:visited-style-name="Visited_20_Internet_20_Link">
 </text:a>
</text:p>
      <text:p text:style-name="P4">
Як зазначила на акції мати загиблого захисника Владислава Литвиненка ВіраЛитвиненко, гарнізон Маріуполя відтягнув на себе майже втричі переважаючі силиворога. Проти них було використано всі можливі види озброєння - фосфорні,протибункерні бомби.</text:p>
      <text:p text:style-name="P4">
"Вони мали свої мрії, свої плани на майбутнє, вони хотіли жити. Багато хто зних не встигли створити родини, народити своїх дітей, вони дуже хотіли жити,але не пошкодували життя заради нас, вони виграли час для країни. Ми маємопам'ятати про їх найвищий ступінь самопожертви - віддати життя зарадиБатьківщини", - сказала Віра Литвиненко.</text:p>
      <text:p text:style-name="P4">
Вона закликала підписати петицію про вшанування пам'яті полеглих бійців, якізахищали Маріуполь та Азовсталь.</text:p>
      <text:p text:style-name="P4">
Учасники акції вшанували загиблих хвилиною мовчання.</text:p>
      <text:p text:style-name="P4">
Також у суботу, 20 травня, о 18:00 в Українському домі відбудеться вистава«Азовсталь. Голоси» для власників квитків. На Софійській площі відкриєтьсяінсталяція-символ стійкості та віри наших військовополонених із «Азовсталі».</text:p>
      <text:p text:style-name="P4">
Окрім того, пам'ятні заходи пройдуть в Броварах, Львові та Черкасах.</text:p>
      <text:p text:style-name="P4">
<text:span text:style-name="T4">
Читайте також:</text:span>
 <text:a xlink:type="simple" xlink:href="https://www.ukrinform.ua/rubric-kyiv/3711581-u-kievi-vidkrilasa-vistavka-prisvacena-oboroni-mariupola.html" text:style-name="Internet_20_link" text:visited-style-name="Visited_20_Internet_20_Link">
 </text:a>
</text:p>
      <text:p text:style-name="P4">
Як повідомлялося, родичі захисників "Азовсталі" наполягають на закріпленні взаконодавстві України статусу <text:a xlink:type="simple" xlink:href="https://www.ukrinform.ua/tag-vijskovi" text:style-name="Internet_20_link" text:visited-style-name="Visited_20_Internet_20_Link">
 </text:a>
звільнених з полону, аби сформувати культуру поводження з військовополоненимита порядок їхньої реабілітації.</text:p>
      <text:p text:style-name="P4">
Протягом року до України вдалося повернути близько 500 захисників "Азовсталі",ще <text:a xlink:type="simple" xlink:href="https://www.ukrinform.ua/rubric-ato/3709966-u-rosijskomu-poloni-dosi-perebuvaut-blizko-2000-oboronciv-azovstali.html" text:style-name="Internet_20_link" text:visited-style-name="Visited_20_Internet_20_Link">
 </text:a>
 у російському полоні.</text:p>
      <text:p text:style-name="P4">
Source: <text:a xlink:type="simple" xlink:href="https://www.ukrinform.ua/rubric-kyiv/3711823-u-kievi-vidbulasa-hoda-cekaemo-dodomu-geroiv-mariupola.html" text:style-name="Internet_20_link" text:visited-style-name="Visited_20_Internet_20_Link">
https://www.ukrinform.ua/rubric-kyiv/3711823-u-kievi-vidbulasa-hoda-cekaemo-dodomu-geroiv-mariupola.html</text:a>
</text:p>
      <!--NEWS-->
      <text:h text:style-name="P10" text:outline-level="1">
<text:span text:style-name="T4">
Президент ПАРЄ: Україні самій вирішувати, коли проводити вибори</text:span>
</text:h>
      <text:p text:style-name="P4">
Authors: Ukrinform (Person)</text:p>
      <text:p text:style-name="P4">
Publisher: Укринформ (Organization)</text:p>
      <text:p text:style-name="P4">
Published Time: 2023-05-20T13:36:00+03:00</text:p>
      <text:p text:style-name="P4">
Modified Time: 2023-05-20T13:36:00+03:00</text:p>
      <text:p text:style-name="P4">
Description: Президент Парламентської асамблеї Ради Європи Тіні Кокс визнає, що Конституція України не дозволяє проведення виборів під час воєнного стану, і тому вважає, що рішення з цього приводу мають ухвалювати лише уряд, парламент та народ України. — Укрінформ.</text:p>
      <text:p text:style-name="P4">
Images: ['<text:a xlink:type="simple" xlink:href="https://static.ukrinform.com/photos/2022_12/thumb_files/630_360_1671925905-403.jpg" text:style-name="Internet_20_link" text:visited-style-name="Visited_20_Internet_20_Link">
630_360_16719...</text:a>
']</text:p>
      <text:p text:style-name="P4">
Tags: ['ПАРЄ', 'Україна', 'Вибори', 'Воєнний стан']</text:p>
      <text:p text:style-name="P4">
Type: Article</text:p>
      <!--METADATA-->
      <text:p text:style-name="P4">
<draw:frame draw:style-name="fr1" draw:name="Image80" text:anchor-type="as-char" svg:width="6.9236in" svg:height="3.956343in" draw:z-index="0">
<draw:image xlink:href="../Images/yкринформ/2023-05-20T13-36-00-03-00/630_360_1671925905-403.jpg" xlink:type="simple" xlink:show="embed" xlink:actuate="onLoad" draw:mime-type="image/jpeg"/>
</draw:frame>
 ПрезидентПарламентської асамблеї Ради Європи Тіні Кокс визнає, що Конституція Українине дозволяє проведення виборів під час воєнного стану, і тому вважає, щорішення з цього приводу мають ухвалювати лише уряд, парламент та народУкраїни.</text:p>
      <text:p text:style-name="P4">
Як передає Укрінформ з посиланням на <text:a xlink:type="simple" xlink:href="https://www.coe.int/uk/web/kyiv/-/pace-president-tiny-kox-it-is-up-to-the-government-parliament-and-the-people-of-ukraine-to-decide-when-and-how-to-conduct-elections" text:style-name="Internet_20_link" text:visited-style-name="Visited_20_Internet_20_Link">
</text:a>
 , про це Кокс заявив під час онлайн-розмови з головоюправління громадянської мережі ОПОРА Ольгою Айвазовською.</text:p>
      <text:p text:style-name="P4">
"Зрозуміло, що ваша Конституція не дозволяє проводити <text:a xlink:type="simple" xlink:href="https://www.ukrinform.ua/tag-vibori" text:style-name="Internet_20_link" text:visited-style-name="Visited_20_Internet_20_Link">
</text:a>
 під час дії воєнного стану. Стан справна сьогодні саме такий. Тому нині ваша країна не має права проводити вибори.Це зрозуміло, і я хотів би чітко на цьому наголосити", - сказав президентПАРЄ.</text:p>
      <text:p text:style-name="P4">
Водночас він вказав на те, що "без виборів демократія не може функціонуватиналежним чином". "Тобто, я хочу сказати уряду, парламенту і народу України, щосаме у ваших руках прийняття рішення: чи будуть вибори і коли саме вонивідбудуться. Поки діє воєнний стан і ваша Конституція залишається такою, якоювона є, виборів бути не може. Але рано чи пізно момент настане, і відбудутьсявибори. Моя порада — починати готуватися до них якомога швидше", - сказавКокс.</text:p>
      <text:p text:style-name="P4">
За його словами, "всі в Україні згодні з тим, що, зрештою, саме народ Українивирішує, хто представлятиме його у Верховній Раді та в уряді".</text:p>
      <text:p text:style-name="P4">
"Доки ваш уряд і парламент вважають, що слід дотримуватися Конституції, дотивибори неможливі. Втім, це, звісно, в руках вашого уряду і парламенту –можливо змінити Конституцію і зробити так, щоб воєнний стан був скасований напевний період, або дозволити проведення виборів в інший спосіб. Тобто, я хочусказати, що не потрібно залишати на розсуд російського агресора те, чи будутьу вас вибори і коли саме вони мають відбутися. Бо зрозуміло, що на підставічинного законодавства України виборів бути не може. І також зрозуміло, щовоєнний стан може бути скасований лише тоді, коли закінчиться війна", - заявивпрезидент ПАРЄ.</text:p>
      <text:p text:style-name="P4">
Він також наголосив, що росіяни повинні вивести війська з вашої країни. "Так,війна повинна закінчитися якомога швидше — і вона закінчиться тоді, коли Росіяприпинить незаконну агресивну війну проти України і виведе всі свої війська зукраїнської території. Це те, що ми повинні памʼятати щодня. І самеукраїнський народ повинен вирішувати, коли і за яких умов він хочевикористовувати свою демократію", - зазначив Кокс.</text:p>
      <text:p text:style-name="P4">
<text:span text:style-name="T4">
Читайте також:</text:span>
 <text:a xlink:type="simple" xlink:href="https://www.ukrinform.ua/rubric-polytics/3710110-prezident-pare-planue-vidvidati-ukrainu.html" text:style-name="Internet_20_link" text:visited-style-name="Visited_20_Internet_20_Link">
 <text:span text:style-name="T4">
ПАРЄ</text:span>
 </text:a>
</text:p>
      <text:p text:style-name="P4">
Як відомо, раніше президент Парламентської асамблеї Ради Європи Тіні Кокс вінтерв’ю "Європейській правді" наполягав на необхідності проведення Україноюпарламентських і президентських виборів навіть за умови воєнного стану –українська влада повинна придумати, як відповісти на цей виклик.</text:p>
      <text:p text:style-name="P4">
На ці його слова відреагував секретар РНБО Олексій Данілов, який наголосив, щодо завершення воєнного стану в Україні не буде виборів, оскільки це суперечитьнашій Конституції.</text:p>
      <text:p text:style-name="P4">
Source: <text:a xlink:type="simple" xlink:href="https://www.ukrinform.ua/rubric-polytics/3711826-prezident-pare-ukraini-samij-virisuvati-koli-provoditi-vibori.html" text:style-name="Internet_20_link" text:visited-style-name="Visited_20_Internet_20_Link">
https://www.ukrinform.ua/rubric-polytics/3711826-prezident-pare-ukraini-samij-virisuvati-koli-provoditi-vibori.html</text:a>
</text:p>
      <!--NEWS-->
      <text:h text:style-name="P10" text:outline-level="1">
<text:span text:style-name="T4">
На Херсонщині тракторист підірвався на вибухівці</text:span>
</text:h>
      <text:p text:style-name="P4">
Authors: Ukrinform (Person)</text:p>
      <text:p text:style-name="P4">
Publisher: Укринформ (Organization)</text:p>
      <text:p text:style-name="P4">
Published Time: 2023-05-20T13:37:41+03:00</text:p>
      <text:p text:style-name="P4">
Modified Time: 2023-05-20T13:37:41+03:00</text:p>
      <text:p text:style-name="P4">
Description: Поблизу села Клапая на Херсонщині тракторист підірвався на вибухівці та отримав множинні осколкові поранення. — Укрінформ.</text:p>
      <text:p text:style-name="P4">
Images: ['<text:a xlink:type="simple" xlink:href="https://static.ukrinform.com/photos/2023_02/thumb_files/630_360_1676281282-210.jpg" text:style-name="Internet_20_link" text:visited-style-name="Visited_20_Internet_20_Link">
630_360_16762...</text:a>
']</text:p>
      <text:p text:style-name="P4">
Tags: ['Херсонщина', 'Вибухівка', 'Війна з Росією', 'Трактор']</text:p>
      <text:p text:style-name="P4">
Type: Article</text:p>
      <!--METADATA-->
      <text:p text:style-name="P4">
<draw:frame draw:style-name="fr1" draw:name="Image81" text:anchor-type="as-char" svg:width="6.9236in" svg:height="3.956343in" draw:z-index="0">
<draw:image xlink:href="../Images/yкринформ/2023-05-20T13-37-41-03-00/630_360_1676281282-210.jpg" xlink:type="simple" xlink:show="embed" xlink:actuate="onLoad" draw:mime-type="image/jpeg"/>
</draw:frame>
 Поблизусела Клапая на Херсонщині тракторист підірвався на вибухівці та отримавмножинні осколкові поранення.</text:p>
      <text:p text:style-name="P4">
Як передає Укрінформ, про це в <text:a xlink:type="simple" xlink:href="http://t.me/khersonskaODA/5984" text:style-name="Internet_20_link" text:visited-style-name="Visited_20_Internet_20_Link">
 </text:a>
 повідомилаХерсонська ОВА.</text:p>
      <text:p text:style-name="P4">
«На Херсонщині на російській вибухівці підірвався ще один тракторист. Поблизусела Клапая внаслідок підриву трактора на вибухівці поранення отримав48-річний чоловік», - йдеться у повідомленні.</text:p>
      <text:p text:style-name="P4">
У постраждалого діагностували множинні осколкові поранення. Чоловіка доставилидо найближчого медзакладу, де йому надали допомогу. Від госпіталізації вінвідмовився.</text:p>
      <text:p text:style-name="P4">
<text:span text:style-name="T4">
Читайте також:</text:span>
 <text:a xlink:type="simple" xlink:href="https://www.ukrinform.ua/rubric-regions/3711303-na-harkivsini-pidirvavsa-colovik-namagavsa-sam-zneskoditi-vibuhivku.html" text:style-name="Internet_20_link" text:visited-style-name="Visited_20_Internet_20_Link">
 <text:span text:style-name="T4">
підірвався</text:span>
 </text:a>
</text:p>
      <text:p text:style-name="P4">
Як повідомляв Укрінформ, у Високопільській громаді <text:a xlink:type="simple" xlink:href="https://www.ukrinform.ua/tag-hersonsina" text:style-name="Internet_20_link" text:visited-style-name="Visited_20_Internet_20_Link">
</text:a>
 трактор підірвався на російськійміні, водій дістав тяжкі травми.</text:p>
      <text:p text:style-name="P4">
<text:span text:style-name="T5">
Фото ілюстративне</text:span>
</text:p>
      <text:p text:style-name="P4">
Source: <text:a xlink:type="simple" xlink:href="https://www.ukrinform.ua/rubric-regions/3711827-na-hersonsini-traktorist-pidirvavsa-na-vibuhivci.html" text:style-name="Internet_20_link" text:visited-style-name="Visited_20_Internet_20_Link">
https://www.ukrinform.ua/rubric-regions/3711827-na-hersonsini-traktorist-pidirvavsa-na-vibuhivci.html</text:a>
</text:p>
      <!--NEWS-->
      <text:h text:style-name="P10" text:outline-level="1">
<text:span text:style-name="T4">
Зеленський обговорив з Мелоні підготовку українських пілотів</text:span>
</text:h>
      <text:p text:style-name="P4">
Authors: Ukrinform (Person)</text:p>
      <text:p text:style-name="P4">
Publisher: Укринформ (Organization)</text:p>
      <text:p text:style-name="P4">
Published Time: 2023-05-20T13:39:00+03:00</text:p>
      <text:p text:style-name="P4">
Modified Time: 2023-05-20T13:39:00+03:00</text:p>
      <text:p text:style-name="P4">
Description: У межах робочого візиту до Японії для участі в саміті країн «Групи семи» Президент України Володимир Зеленський провів зустріч із Прем’єр-міністром Італійської Республіки Джорджею Мелоні. — Укрінформ.</text:p>
      <text:p text:style-name="P4">
Images: ['<text:a xlink:type="simple" xlink:href="https://static.ukrinform.com/photos/2023_05/thumb_files/630_360_1684579147-854.jpeg" text:style-name="Internet_20_link" text:visited-style-name="Visited_20_Internet_20_Link">
630_360_16845...</text:a>
']</text:p>
      <text:p text:style-name="P4">
Tags: ['Велика сімка', 'Зеленський', 'Джорджа Мелоні']</text:p>
      <text:p text:style-name="P4">
Type: Article</text:p>
      <!--METADATA-->
      <text:p text:style-name="P4">
<draw:frame draw:style-name="fr1" draw:name="Image82" text:anchor-type="as-char" svg:width="6.9236in" svg:height="3.956343in" draw:z-index="0">
<draw:image xlink:href="../Images/yкринформ/2023-05-20T13-39-00-03-00/630_360_1684579147-854.jpeg" xlink:type="simple" xlink:show="embed" xlink:actuate="onLoad" draw:mime-type="image/jpeg"/>
</draw:frame>
 У межахробочого візиту до Японії для участі в саміті країн «Групи семи» ПрезидентУкраїни Володимир Зеленський провів зустріч із Прем’єр-міністром ІталійськоїРеспубліки Джорджею Мелоні.</text:p>
      <text:p text:style-name="P4">
Про це повідомляє <text:a xlink:type="simple" xlink:href="http://www.president.gov.ua/news/volodimir-zelenskij-u-yaponiyi-proviv-zustrich-iz-premyer-mi-83021" text:style-name="Internet_20_link" text:visited-style-name="Visited_20_Internet_20_Link">
 </text:a>
 Офісу Президента, передаєУкрінформ.</text:p>
      <text:p text:style-name="P4">
«Сторони відзначили важливість продовження діалогу між Україною та Італієющодо вагомих питань двосторонніх відносин. Володимир Зеленський і ДжорджаМелоні також обговорили перші результати візиту Президента України до Італії,який відбувся 13 травня», - йдеться у повідомленні.</text:p>
      <text:p text:style-name="P4">
Зокрема, під час зустрічі йшлося про оборонну та політичну підтримку нашоїкраїни з боку Італійської Республіки.</text:p>
      <text:p text:style-name="P4">
Президент України наголосив на необхідності вдосконалення спроможностіпротиповітряної оборони, включно з підготовкою наших пілотів.</text:p>
      <text:p text:style-name="P4">
<text:span text:style-name="T5">
Відео: ОП</text:span>
</text:p>
      <text:p text:style-name="P4">
Лідери скоординували позиції напередодні участі Зеленського в саміті держав«Групи семи».</text:p>
      <text:p text:style-name="P4">
<text:span text:style-name="T4">
Читайте також:</text:span>
 <text:a xlink:type="simple" xlink:href="https://www.ukrinform.ua/rubric-world/3711782-ssa-ta-aponia-zaprovadili-novi-sankcii-proti-rosii.html" text:style-name="Internet_20_link" text:visited-style-name="Visited_20_Internet_20_Link">
 </text:a>
</text:p>
      <text:p text:style-name="P4">
Як повідомляв Укрінформ, також в межах візиту до Японії Президент України <text:a xlink:type="simple" xlink:href="https://www.ukrinform.ua/rubric-polytics/3711806-zelenskij-zustrivsa-v-aponii-z-sunakom.html" text:style-name="Internet_20_link" text:visited-style-name="Visited_20_Internet_20_Link">
</text:a>
 із Прем’єр-міністром Великої Британії Ріші Сунаком. підчас якої обговорили подальшу реалізацію домовленостей, досягнутих у межахвізиту Президента України до Великої Британії, що відбувся 14 травня.</text:p>
      <text:p text:style-name="P4">
<text:span text:style-name="T5">
Фото: ОП</text:span>
</text:p>
      <text:p text:style-name="P4">
Source: <text:a xlink:type="simple" xlink:href="https://www.ukrinform.ua/rubric-polytics/3711829-zelenskij-obgovoriv-z-meloni-pidgotovku-ukrainskih-pilotiv.html" text:style-name="Internet_20_link" text:visited-style-name="Visited_20_Internet_20_Link">
https://www.ukrinform.ua/rubric-polytics/3711829-zelenskij-obgovoriv-z-meloni-pidgotovku-ukrainskih-pilotiv.html</text:a>
</text:p>
      <!--NEWS-->
      <text:h text:style-name="P10" text:outline-level="1">
<text:span text:style-name="T4">
Ткаченко обговорив із музейниками розвиток сфери у воєнний час</text:span>
</text:h>
      <text:p text:style-name="P4">
Authors: Ukrinform (Person)</text:p>
      <text:p text:style-name="P4">
Publisher: Укринформ (Organization)</text:p>
      <text:p text:style-name="P4">
Published Time: 2023-05-20T13:45:00+03:00</text:p>
      <text:p text:style-name="P4">
Modified Time: 2023-05-20T13:45:00+03:00</text:p>
      <text:p text:style-name="P4">
Description: Міністр культури та інформаційної політики України Олександр Ткаченко під час зустрічі із з керівниками музеїв та заповідників в Національному музеї народної архітектури та побуту України обговорив розвиток сфери згідно зі змінами воєнного часу. — Укрінформ.</text:p>
      <text:p text:style-name="P4">
Images: ['<text:a xlink:type="simple" xlink:href="https://static.ukrinform.com/photos/2023_05/thumb_files/630_360_1684579372-230.jpg" text:style-name="Internet_20_link" text:visited-style-name="Visited_20_Internet_20_Link">
630_360_16845...</text:a>
', '<text:a xlink:type="simple" xlink:href="https://static.ukrinform.com/photos/2023_05/1684579371-281.jpg" text:style-name="Internet_20_link" text:visited-style-name="Visited_20_Internet_20_Link">
1684579371-28...</text:a>
', '<text:a xlink:type="simple" xlink:href="https://static.ukrinform.com/photos/2023_05/1684579371-217.jpg" text:style-name="Internet_20_link" text:visited-style-name="Visited_20_Internet_20_Link">
1684579371-21...</text:a>
']</text:p>
      <text:p text:style-name="P4">
Tags: ['Культура', 'Музей', 'Ткаченко', 'МКІП ']</text:p>
      <text:p text:style-name="P4">
Type: Article</text:p>
      <!--METADATA-->
      <text:p text:style-name="P4">
<draw:frame draw:style-name="fr1" draw:name="Image83" text:anchor-type="as-char" svg:width="6.9236in" svg:height="3.956343in" draw:z-index="0">
<draw:image xlink:href="../Images/yкринформ/2023-05-20T13-45-00-03-00/630_360_1684579372-230.jpg" xlink:type="simple" xlink:show="embed" xlink:actuate="onLoad" draw:mime-type="image/jpeg"/>
</draw:frame>
 Міністркультури та інформаційної політики України Олександр Ткаченко під час зустрічііз з керівниками музеїв та заповідників в Національному музеї народноїархітектури та побуту України обговорив розвиток сфери згідно зі змінамивоєнного часу.</text:p>
      <text:p text:style-name="P4">
Як передає Укрінформ, про це Ткаченко повідомляє у <text:a xlink:type="simple" xlink:href="https://t.me/otkachenkokyiv/3591" text:style-name="Internet_20_link" text:visited-style-name="Visited_20_Internet_20_Link">
</text:a>
 .</text:p>
      <text:p text:style-name="P4">
"Обговорили виклики та плани на найближчий час - розвиток сфери згідно змінвоєнного часу, важливість створення стратегії розвитку заповідників,безбарʼєрність та інклюзивність <text:a xlink:type="simple" xlink:href="https://www.ukrinform.ua/tag-muzej" text:style-name="Internet_20_link" text:visited-style-name="Visited_20_Internet_20_Link">
 </text:a>
продукту та інфраструктури, долучення до програм ментального здоровʼя,переосмислення музейних просторів та їх сенсів, розвиток державного приватногопартнерства, зміни до законодавства та адаптація його до сучасних потреб", -зазначив Ткаченко.</text:p>
      <text:p text:style-name="P4">
<draw:frame draw:style-name="fr1" draw:name="Image84" text:anchor-type="as-char" svg:width="6.9236in" svg:height="4.626723in" draw:z-index="0">
<draw:image xlink:href="../Images/yкринформ/2023-05-20T13-45-00-03-00/1684579371-281.jpg" xlink:type="simple" xlink:show="embed" xlink:actuate="onLoad" draw:mime-type="image/jpeg"/>
</draw:frame>
</text:p>
      <text:p text:style-name="P4">
За його словами, музейна сфера сьогодні стоїть перед викликами, але важкі часивідкривають нові можливості.</text:p>
      <text:p text:style-name="P4">
<draw:frame draw:style-name="fr1" draw:name="Image85" text:anchor-type="as-char" svg:width="6.9236in" svg:height="4.626723in" draw:z-index="0">
<draw:image xlink:href="../Images/yкринформ/2023-05-20T13-45-00-03-00/1684579371-217.jpg" xlink:type="simple" xlink:show="embed" xlink:actuate="onLoad" draw:mime-type="image/jpeg"/>
</draw:frame>
</text:p>
      <text:p text:style-name="P4">
"Я бачу як деякі колеги вже користуються цим, адаптуючись та випереджаючи час.Тому впевнений, що нам під силу не тільки зберегти, а й якісно розвинутимузейну сферу. Дякую всім за наснагу розвиватись, за діалог та нові ідеї", -наголосив Ткаченко.</text:p>
      <text:p text:style-name="P4">
<text:span text:style-name="T4">
Читайте також:</text:span>
 <text:a xlink:type="simple" xlink:href="https://www.ukrinform.ua/rubric-culture/3711548-ukrainski-muzejniki-dla-obminu-dosvidom-vidvidaut-francuzki-institucii.html" text:style-name="Internet_20_link" text:visited-style-name="Visited_20_Internet_20_Link">
 <text:span text:style-name="T4">
музей</text:span>
 </text:a>
</text:p>
      <text:p text:style-name="P4">
Як повідомляв <text:a xlink:type="simple" xlink:href="https://www.ukrinform.ua/rubric-culture/3711023-zapovidnik-sofia-kiivska-provodit-zahodi-z-nagodi-miznarodnogo-dna-muzeiv.html" text:style-name="Internet_20_link" text:visited-style-name="Visited_20_Internet_20_Link">
 </text:a>
 ,протягом 18-21 травня на території Національного заповідника «Софія Київська»проходять квести, екскурсії та виставки з нагоди Міжнародного дня музеїв.</text:p>
      <text:p text:style-name="P4">
<text:span text:style-name="T5">
Фото: Tkachenko.UA</text:span>
</text:p>
      <text:p text:style-name="P4">
Source: <text:a xlink:type="simple" xlink:href="https://www.ukrinform.ua/rubric-culture/3711835-tkacenko-obgovoriv-iz-muzejnikami-rozvitok-sferi-u-voennij-cas.html" text:style-name="Internet_20_link" text:visited-style-name="Visited_20_Internet_20_Link">
https://www.ukrinform.ua/rubric-culture/3711835-tkacenko-obgovoriv-iz-muzejnikami-rozvitok-sferi-u-voennij-cas.html</text:a>
</text:p>
      <!--NEWS-->
      <text:h text:style-name="P10" text:outline-level="1">
<text:span text:style-name="T4">
Ворог підтягує у Бахмут повітряно-десантні й мотострілецькі підрозділи - Череватий</text:span>
</text:h>
      <text:p text:style-name="P4">
Authors: Ukrinform (Person)</text:p>
      <text:p text:style-name="P4">
Publisher: Укринформ (Organization)</text:p>
      <text:p text:style-name="P4">
Published Time: 2023-05-20T13:46:00+03:00</text:p>
      <text:p text:style-name="P4">
Modified Time: 2023-05-20T13:46:00+03:00</text:p>
      <text:p text:style-name="P4">
Description: Упродовж минулої доби на Бахмутському напрямку відбулося 17 боєзіткнень із російськими окупаційними військами. Сили оборони знищили 92 та поранили 156 загарбників. — Укрінформ.</text:p>
      <text:p text:style-name="P4">
Images: ['<text:a xlink:type="simple" xlink:href="https://static.ukrinform.com/photos/2023_04/thumb_files/630_360_1682412643-256.png" text:style-name="Internet_20_link" text:visited-style-name="Visited_20_Internet_20_Link">
630_360_16824...</text:a>
']</text:p>
      <text:p text:style-name="P4">
Tags: ['Бахмут', 'Схід України', 'Війна з Росією', 'Єдині новини']</text:p>
      <text:p text:style-name="P4">
Type: Article</text:p>
      <!--METADATA-->
      <text:p text:style-name="P4">
<draw:frame draw:style-name="fr1" draw:name="Image86" text:anchor-type="as-char" svg:width="6.9236in" svg:height="3.956343in" draw:z-index="0">
<draw:image xlink:href="../Images/yкринформ/2023-05-20T13-46-00-03-00/630_360_1682412643-256.png" xlink:type="simple" xlink:show="embed" xlink:actuate="onLoad" draw:mime-type="image/png"/>
</draw:frame>
 Упродовжминулої доби на Бахмутському напрямку відбулося 17 боєзіткнень із російськимиокупаційними військами. Сили оборони знищили 92 та поранили 156 загарбників.</text:p>
      <text:p text:style-name="P4">
Про це в ефірі телемарафону "Єдині новини" повідомив речник Східногоугруповання військ ЗСУ Сергій Череватий, передає кореспондент Укрінформу.</text:p>
      <text:p text:style-name="P4">
"За минулу добу на Бахмутському напрямку відбулося 17 боєзіткнень, у якихворог втратив 92 окупантів, 156 зазнали поранень. Також було підбито 2 ворожімашини піхоти, 5 гармат, 1 самохідну установку "Гвоздика", 5 БПЛА і знищено 13складів боєприпасів", - розповів Череватий.</text:p>
      <text:p text:style-name="P4">
Він підкреслив, що Бахмут залишається головною пріоритетною ціллю дляагресора. Ворог туди, крім угруповання "Вагнер", підтягує повітряно-десантні ймотострілецькі підрозділи, продовжує накривати щільним вогнем наші позиції.Лише за цю добу російські загарбники 414 разів накривали позиції українськихСил оборони ствольною і реактивною артилерією.</text:p>
      <text:p text:style-name="P4">
<text:span text:style-name="T4">
Читайте також:</text:span>
 <text:a xlink:type="simple" xlink:href="https://www.ukrinform.ua/rubric-ato/3711582-u-peredmisti-bahmuta-tempi-prosuvanna-zsu-deso-znizilis-malar.html" text:style-name="Internet_20_link" text:visited-style-name="Visited_20_Internet_20_Link">
 <text:span text:style-name="T4">
Бахмут</text:span>
 </text:a>
</text:p>
      <text:p text:style-name="P4">
Відповідаючи на питання, чому російська пропаганда активно розганяє інформаціюпро захоплення Бахмута, Череватий зазначив, що для ворога важливо розганяти цюінформаційну хвилю, бо він так і не зміг за 9,5 місяців захопити районнийцентр, а втрати поніс просто колосальні. "На фоні цього їм потрібно покластихоч якийсь трофей", - зауважив він..</text:p>
      <text:p text:style-name="P4">
За словами речника Східного угруповання військ ЗСУ, українські підрозділистоять у південно-західній частині Бахмута, обороняють її та не дають ворогузахопити наші позиції.</text:p>
      <text:p text:style-name="P4">
<text:span text:style-name="T4">
Читайте також:</text:span>
 <text:a xlink:type="simple" xlink:href="https://www.ukrinform.ua/rubric-ato/3711807-na-bahmutskomu-napramku-boi-trivaut-za-kozen-metr-teritorii-sirskij.html" text:style-name="Internet_20_link" text:visited-style-name="Visited_20_Internet_20_Link">
 <text:span text:style-name="T4">
Бахмут</text:span>
 </text:a>
</text:p>
      <text:p text:style-name="P4">
Як повідомляв Укрінформ, на за даними британської розвідки, за останні чотиридні Росія <text:a xlink:type="simple" xlink:href="https://www.ukrinform.ua/rubric-ato/3711738-rf-perekinula-kilka-bataljoniv-dla-posilenna-bahmutskogo-napramku-britanska-rozvidka.html" text:style-name="Internet_20_link" text:visited-style-name="Visited_20_Internet_20_Link">
 </text:a>
</text:p>
      <text:p text:style-name="P4">
<text:span text:style-name="T5">
Фото: Ліберов Констянтин</text:span>
</text:p>
      <text:p text:style-name="P4">
Source: <text:a xlink:type="simple" xlink:href="https://www.ukrinform.ua/rubric-ato/3711834-vorog-pidtague-u-bahmut-povitranodesantni-j-motostrilecki-pidrozdili-cerevatij.html" text:style-name="Internet_20_link" text:visited-style-name="Visited_20_Internet_20_Link">
https://www.ukrinform.ua/rubric-ato/3711834-vorog-pidtague-u-bahmut-povitranodesantni-j-motostrilecki-pidrozdili-cerevatij.html</text:a>
</text:p>
      <!--NEWS-->
      <text:h text:style-name="P10" text:outline-level="1">
<text:span text:style-name="T4">
НХЛ: «Вегас» здолав «Даллас» у грі фіналу Західної конференції Кубка Стенлі</text:span>
</text:h>
      <text:p text:style-name="P4">
Authors: Ukrinform (Person)</text:p>
      <text:p text:style-name="P4">
Publisher: Укринформ (Organization)</text:p>
      <text:p text:style-name="P4">
Published Time: 2023-05-20T13:50:16+03:00</text:p>
      <text:p text:style-name="P4">
Modified Time: 2023-05-20T13:50:16+03:00</text:p>
      <text:p text:style-name="P4">
Description: Стартувала фінальна серія Кубка стенлі Національної хокейної ліги між «Вегасом» та «Далласом».  — Укрінформ.</text:p>
      <text:p text:style-name="P4">
Images: ['<text:a xlink:type="simple" xlink:href="https://static.ukrinform.com/photos/2023_05/thumb_files/630_360_1684579702-620.jpeg" text:style-name="Internet_20_link" text:visited-style-name="Visited_20_Internet_20_Link">
630_360_16845...</text:a>
']</text:p>
      <text:p text:style-name="P4">
Tags: ['хокей', 'Канада', 'НХЛ', 'США']</text:p>
      <text:p text:style-name="P4">
Type: Article</text:p>
      <!--METADATA-->
      <text:p text:style-name="P4">
<draw:frame draw:style-name="fr1" draw:name="Image87" text:anchor-type="as-char" svg:width="6.9236in" svg:height="3.956343in" draw:z-index="0">
<draw:image xlink:href="../Images/yкринформ/2023-05-20T13-50-16-03-00/630_360_1684579702-620.jpeg" xlink:type="simple" xlink:show="embed" xlink:actuate="onLoad" draw:mime-type="image/jpeg"/>
</draw:frame>
Стартувала фінальна серія Кубка стенлі Національної хокейної ліги між«Вегасом» та «Далласом».</text:p>
      <text:p text:style-name="P4">
Зустріч завершилася перемогою «Вегаса» у першому овертаймі - 4:3 (0:1, 1:0,2:2, 1:0), передає Укрінформ.</text:p>
      <text:p text:style-name="P4">
<text:span text:style-name="T4">
Читайте також:</text:span>
 <text:a xlink:type="simple" xlink:href="https://www.ukrinform.ua/rubric-sports/3711797-hk-sokil-pidpisav-kontrakt-z-eksforvardom-zbirnoi-ukraini-romasenkom.html" text:style-name="Internet_20_link" text:visited-style-name="Visited_20_Internet_20_Link">
 </text:a>
</text:p>
      <text:p text:style-name="P4">
Тактим чином, «Вегас» веде у серії із загальним рахунком 1:0.</text:p>
      <text:p text:style-name="P4">
Фото: twitter.com/NHL.</text:p>
      <text:p text:style-name="P4">
Source: <text:a xlink:type="simple" xlink:href="https://www.ukrinform.ua/rubric-sports/3711837-nhl-vegas-zdolav-dallas-u-gri-finalu-zahidnoi-konferencii-kubka-stenli.html" text:style-name="Internet_20_link" text:visited-style-name="Visited_20_Internet_20_Link">
https://www.ukrinform.ua/rubric-sports/3711837-nhl-vegas-zdolav-dallas-u-gri-finalu-zahidnoi-konferencii-kubka-stenli.html</text:a>
</text:p>
      <!--NEWS-->
      <text:h text:style-name="P10" text:outline-level="1">
<text:span text:style-name="T4">
росіяни обстрілюють Токмак та Молочанськ, аби примусити людей «евакуюватися» - Федоров</text:span>
</text:h>
      <text:p text:style-name="P4">
Authors: Ukrinform (Person)</text:p>
      <text:p text:style-name="P4">
Publisher: Укринформ (Organization)</text:p>
      <text:p text:style-name="P4">
Published Time: 2023-05-20T13:58:20+03:00</text:p>
      <text:p text:style-name="P4">
Modified Time: 2023-05-20T13:58:20+03:00</text:p>
      <text:p text:style-name="P4">
Description: Ворожа армія обстрілює Токмак та Молочанськ у Запорізькій області з метою змусити людей виїхати. — Укрінформ.</text:p>
      <text:p text:style-name="P4">
Images: ['<text:a xlink:type="simple" xlink:href="https://static.ukrinform.com/photos/2022_11/thumb_files/630_360_1667485446-953.jpg" text:style-name="Internet_20_link" text:visited-style-name="Visited_20_Internet_20_Link">
630_360_16674...</text:a>
']</text:p>
      <text:p text:style-name="P4">
Tags: ['Обстріл', 'Запоріжжя', 'Війна з Росією', 'Єдині новини']</text:p>
      <text:p text:style-name="P4">
Type: Article</text:p>
      <!--METADATA-->
      <text:p text:style-name="P4">
<draw:frame draw:style-name="fr1" draw:name="Image88" text:anchor-type="as-char" svg:width="6.9236in" svg:height="3.956343in" draw:z-index="0">
<draw:image xlink:href="../Images/yкринформ/2023-05-20T13-58-20-03-00/630_360_1667485446-953.jpg" xlink:type="simple" xlink:show="embed" xlink:actuate="onLoad" draw:mime-type="image/jpeg"/>
</draw:frame>
 Ворожаармія обстрілює Токмак та Молочанськ у Запорізькій області з метою змуситилюдей виїхати.</text:p>
      <text:p text:style-name="P4">
Про це в ефірі національного телемарафону "Єдині новини" сказав міський головаМелітополя Іван Федоров, передає Укрінформ.</text:p>
      <text:p text:style-name="P4">
"Вчора були ворожі обстріли Токмака та Молочанська, однак у своїхпропагандистських ЗМІ ворог одразу звинуватив наші ЗСУ. Але мешканціповідомляють, що бачать, звідки ведуться обстріли - з окупованих територій.Такими <text:a xlink:type="simple" xlink:href="https://www.ukrinform.ua/tag-obstril" text:style-name="Internet_20_link" text:visited-style-name="Visited_20_Internet_20_Link">
 </text:a>
 ворог намагаєтьсяорганізувати евакуацію, яку розпочав два тижні тому", - сказав він.</text:p>
      <text:p text:style-name="P4">
<text:span text:style-name="T4">
Читайте також:</text:span>
 <text:a xlink:type="simple" xlink:href="https://www.ukrinform.ua/rubric-ato/3708611-zagarbniki-vlastovuut-provokacii-z-vibuhami-sob-vtekti-z-okupovanih-teritorij-fedorov.html" text:style-name="Internet_20_link" text:visited-style-name="Visited_20_Internet_20_Link">
 <text:span text:style-name="T4">
Федоров</text:span>
 </text:a>
</text:p>
      <text:p text:style-name="P4">
Федоров додав, що місцеве населення не хоче евакуюватися, всі чекають надеокупацію. На додаток, Федоров говорить, що навіть ті, хто евакуювався доБердянська, повертаються додому.</text:p>
      <text:p text:style-name="P4">
<text:span text:style-name="T4">
Читайте також:</text:span>
 <text:a xlink:type="simple" xlink:href="https://www.ukrinform.ua/rubric-regions/3711103-rosiani-zatopluut-pola-na-okupovanij-castini-zaporizza.html" text:style-name="Internet_20_link" text:visited-style-name="Visited_20_Internet_20_Link">
 </text:a>
</text:p>
      <text:p text:style-name="P4">
Раніше повідомлялось, що російські загарбники оголосили евакуацію з майже двохдесятків тимчасово окупованих населених пунктів.</text:p>
      <text:p text:style-name="P4">
Source: <text:a xlink:type="simple" xlink:href="https://www.ukrinform.ua/rubric-regions/3711841-rosiani-obstriluut-tokmak-ta-molocansk-abi-primusiti-ludej-evakuuvatisa-fedorov.html" text:style-name="Internet_20_link" text:visited-style-name="Visited_20_Internet_20_Link">
https://www.ukrinform.ua/rubric-regions/3711841-rosiani-obstriluut-tokmak-ta-molocansk-abi-primusiti-ludej-evakuuvatisa-fedorov.html</text:a>
</text:p>
      <!--NEWS-->
      <text:h text:style-name="P10" text:outline-level="1">
<text:span text:style-name="T4">
Надія Кіченок поступилася у фіналі парного турніру  WTA 125 у Парижі</text:span>
</text:h>
      <text:p text:style-name="P4">
Authors: Ukrinform (Person)</text:p>
      <text:p text:style-name="P4">
Publisher: Укринформ (Organization)</text:p>
      <text:p text:style-name="P4">
Published Time: 2023-05-20T14:16:21+03:00</text:p>
      <text:p text:style-name="P4">
Modified Time: 2023-05-20T14:16:21+03:00</text:p>
      <text:p text:style-name="P4">
Description: Українська тенісистка Надія Кіченок зіграла у суботу фінальний матч парної сітки турніру WTA 125 у столиці Франції із призовим фондом $115,000. — Укрінформ.</text:p>
      <text:p text:style-name="P4">
Images: ['<text:a xlink:type="simple" xlink:href="https://static.ukrinform.com/photos/2023_05/thumb_files/630_360_1684573509-431.jpg" text:style-name="Internet_20_link" text:visited-style-name="Visited_20_Internet_20_Link">
630_360_16845...</text:a>
']</text:p>
      <text:p text:style-name="P4">
Tags: ['Париж', 'Теніс', 'Збірна України', 'Жінки']</text:p>
      <text:p text:style-name="P4">
Type: Article</text:p>
      <!--METADATA-->
      <text:p text:style-name="P4">
<draw:frame draw:style-name="fr1" draw:name="Image89" text:anchor-type="as-char" svg:width="6.9236in" svg:height="3.956343in" draw:z-index="0">
<draw:image xlink:href="../Images/yкринформ/2023-05-20T14-16-21-03-00/630_360_1684573509-431.jpg" xlink:type="simple" xlink:show="embed" xlink:actuate="onLoad" draw:mime-type="image/jpeg"/>
</draw:frame>
 Українськатенісистка Надія Кіченок зіграла у суботу фінальний матч парної сітки турніруWTA 125 у столиці Франції із призовим фондом $115,000.</text:p>
      <text:p text:style-name="P4">
Надія разом з американкою Алішею Паркс поступилася дуету Анна Даниліна(Казахстан)/Віра Звонарьова (нейтральний статус) - 7:5, 6:7 (2:7), 12:14,передає Урінформ.</text:p>
      <text:p text:style-name="P4">
Суперниці провели на корті 2 години 4 хвилини.</text:p>
      <text:p text:style-name="P4">
<text:span text:style-name="T4">
Читайте також:</text:span>
 <text:a xlink:type="simple" xlink:href="https://www.ukrinform.ua/rubric-sports/3711564-nadia-kicenok-zigrae-u-finali-parnogo-turniru-wta-125-u-parizi.html" text:style-name="Internet_20_link" text:visited-style-name="Visited_20_Internet_20_Link">
 <text:span text:style-name="T4">
Кіченок</text:span>
 </text:a>
</text:p>
      <text:p text:style-name="P4">
Додамо, що Для Надії та Аліші це був перший спільний турнір.</text:p>
      <text:p text:style-name="P4">
Фото: btu.org.ua.</text:p>
      <text:p text:style-name="P4">
Source: <text:a xlink:type="simple" xlink:href="https://www.ukrinform.ua/rubric-sports/3711849-nadia-kicenok-postupilasa-u-finali-parnogo-turniru-wta-125-u-parizi.html" text:style-name="Internet_20_link" text:visited-style-name="Visited_20_Internet_20_Link">
https://www.ukrinform.ua/rubric-sports/3711849-nadia-kicenok-postupilasa-u-finali-parnogo-turniru-wta-125-u-parizi.html</text:a>
</text:p>
      <!--NEWS-->
      <text:h text:style-name="P10" text:outline-level="1">
<text:span text:style-name="T4">
На заході Іспанії через лісові пожежі евакуювали мешканців кількох сіл</text:span>
</text:h>
      <text:p text:style-name="P4">
Authors: Ukrinform (Person)</text:p>
      <text:p text:style-name="P4">
Publisher: Укринформ (Organization)</text:p>
      <text:p text:style-name="P4">
Published Time: 2023-05-20T14:18:00+03:00</text:p>
      <text:p text:style-name="P4">
Modified Time: 2023-05-20T14:18:00+03:00</text:p>
      <text:p text:style-name="P4">
Description: На заході Іспанії рятувальники евакуювали близько 600 мешканців сіл через лісову пожежу, що, ймовірно, була спричинена підпалом, стихія спустошила до 8 000 гектарів поблизу кордону з Португалією. — Укрінформ.</text:p>
      <text:p text:style-name="P4">
Images: ['<text:a xlink:type="simple" xlink:href="https://static.ukrinform.com/photos/2022_08/thumb_files/630_360_1660222525-605.jpg" text:style-name="Internet_20_link" text:visited-style-name="Visited_20_Internet_20_Link">
630_360_16602...</text:a>
']</text:p>
      <text:p text:style-name="P4">
Tags: ['Евакуація', 'Іспанія', 'Ліс', 'Пожежа']</text:p>
      <text:p text:style-name="P4">
Type: Article</text:p>
      <!--METADATA-->
      <text:p text:style-name="P4">
<draw:frame draw:style-name="fr1" draw:name="Image90" text:anchor-type="as-char" svg:width="6.9236in" svg:height="3.956343in" draw:z-index="0">
<draw:image xlink:href="../Images/yкринформ/2023-05-20T14-18-00-03-00/630_360_1660222525-605.jpg" xlink:type="simple" xlink:show="embed" xlink:actuate="onLoad" draw:mime-type="image/jpeg"/>
</draw:frame>
 На заходіІспанії рятувальники евакуювали близько 600 мешканців сіл через лісову пожежу,що, ймовірно, була спричинена підпалом, стихія спустошила до 8 000 гектарівпоблизу кордону з Португалією.</text:p>
      <text:p text:style-name="P4">
Як передає Укрінформ, про це повідомляє агенція <text:a xlink:type="simple" xlink:href="https://www.reuters.com/world/europe/wildfire-ravages-3700-acres-western-spain-550-people-evacuated-2023-05-19/" text:style-name="Internet_20_link" text:visited-style-name="Visited_20_Internet_20_Link">
</text:a>
 .</text:p>
      <text:p text:style-name="P4">
Зазначається, що мешканців сіл Кадальсо, Дескаргамарія та Робледільйо-де-Гатаперевезли до спортивного центру в сусідньому місті Моралеха або до помешканьїх друзів та родичів. Три автошляхи в цьому районі перекриті.</text:p>
      <text:p text:style-name="P4">
"Дуже сильні пориви вітру ускладнюють гасіння <text:a xlink:type="simple" xlink:href="https://www.ukrinform.ua/tag-pozeza" text:style-name="Internet_20_link" text:visited-style-name="Visited_20_Internet_20_Link">
</text:a>
 ", - поінформував командир військовогопідрозділу з надзвичайних ситуацій Девід Барона.</text:p>
      <text:p text:style-name="P4">
Згідно з даними місцевої влади, з вогнем борються до 260 пожежників та 165військослужбовців.</text:p>
      <text:p text:style-name="P4">
Прем'єр-міністр Іспанії Педро Санчес, який планував відвідати регіонЕстремадура напередодні місцевих виборів наступного тижня, був змушенийскасувати свою поїздку, повідомила його пресслужба.</text:p>
      <text:p text:style-name="P4">
<text:span text:style-name="T4">
Читайте також:</text:span>
 <text:a xlink:type="simple" xlink:href="https://www.ukrinform.ua/rubric-regions/3710095-na-cernigivsini-cerez-obstrili-masstabni-lisovi-pozezi.html" text:style-name="Internet_20_link" text:visited-style-name="Visited_20_Internet_20_Link">
 <text:span text:style-name="T4">
пожежі</text:span>
 </text:a>
</text:p>
      <text:p text:style-name="P4">
Посадовці вважають, що пожежа була спричинена підпалом.</text:p>
      <text:p text:style-name="P4">
"Це дуже велике лихо для рослинності та території", - сказав журналістамкерівник служби екстреної допомоги регіону Естремадура Ньєвес Вільяр,натякаючи на підозри у підпалі.</text:p>
      <text:p text:style-name="P4">
Як повідомляв <text:a xlink:type="simple" xlink:href="https://www.ukrinform.ua/rubric-world/3710123-u-kanadi-cerez-lisovi-pozezi-evakuuvali-ponad-30-tisac-ludej.html" text:style-name="Internet_20_link" text:visited-style-name="Visited_20_Internet_20_Link">
 </text:a>
 , у канадськійпровінції Альберта через лісові пожежі евакуйовано понад 30 тисяч людей таскорочено видобуток нафти.</text:p>
      <text:p text:style-name="P4">
Source: <text:a xlink:type="simple" xlink:href="https://www.ukrinform.ua/rubric-world/3711852-na-zahodi-ispanii-cerez-lisovi-pozezi-evakuuvali-meskanciv-kilkoh-sil.html" text:style-name="Internet_20_link" text:visited-style-name="Visited_20_Internet_20_Link">
https://www.ukrinform.ua/rubric-world/3711852-na-zahodi-ispanii-cerez-lisovi-pozezi-evakuuvali-meskanciv-kilkoh-sil.html</text:a>
</text:p>
      <!--NEWS-->
      <text:h text:style-name="P10" text:outline-level="1">
<text:span text:style-name="T4">
На Бахмутському і Куп'янському напрямках росіяни щодоби витрачають до 35 тисяч снарядів - Череватий</text:span>
</text:h>
      <text:p text:style-name="P4">
Authors: Ukrinform (Person)</text:p>
      <text:p text:style-name="P4">
Publisher: Укринформ (Organization)</text:p>
      <text:p text:style-name="P4">
Published Time: 2023-05-20T14:21:55+03:00</text:p>
      <text:p text:style-name="P4">
Modified Time: 2023-05-20T14:21:55+03:00</text:p>
      <text:p text:style-name="P4">
Description: На Бахмутському і Куп'янському напрямках окупанти щодоби витрачають 33-35 тисяч снарядів, тому снарядного голоду вони не відчувають. — Укрінформ.</text:p>
      <text:p text:style-name="P4">
Images: ['<text:a xlink:type="simple" xlink:href="https://static.ukrinform.com/photos/2023_05/thumb_files/630_360_1684337913-737.jpg" text:style-name="Internet_20_link" text:visited-style-name="Visited_20_Internet_20_Link">
630_360_16843...</text:a>
']</text:p>
      <text:p text:style-name="P4">
Tags: ['Боєприпаси', 'Схід України', 'Війна з Росією', 'Єдині новини']</text:p>
      <text:p text:style-name="P4">
Type: Article</text:p>
      <!--METADATA-->
      <text:p text:style-name="P4">
<draw:frame draw:style-name="fr1" draw:name="Image91" text:anchor-type="as-char" svg:width="6.9236in" svg:height="3.956343in" draw:z-index="0">
<draw:image xlink:href="../Images/yкринформ/2023-05-20T14-21-55-03-00/630_360_1684337913-737.jpg" xlink:type="simple" xlink:show="embed" xlink:actuate="onLoad" draw:mime-type="image/jpeg"/>
</draw:frame>
 НаБахмутському і Куп'янському напрямках окупанти щодоби витрачають 33-35 тисячснарядів, тому снарядного голоду вони не відчувають.</text:p>
      <text:p text:style-name="P4">
Про це в ефірі телемарафону "Єдині новини" повідомив речник Східногоугруповання військ ЗСУ Сергій Череватий, передає кореспондент Укрінформу.</text:p>
      <text:p text:style-name="P4">
"На початку повномасштабної агресії вони мали набагато більше снарядів. Алетільки на нашій ділянці фронту поблизу Бахмута, Куп'янська вони витрачають всередньому 33-35 тисяч снарядів за добу", - сказав Череватий.</text:p>
      <text:p text:style-name="P4">
<text:span text:style-name="T4">
Читайте також:</text:span>
 <text:a xlink:type="simple" xlink:href="https://www.ukrinform.ua/rubric-ato/3711420-cerevatij-pro-bahmut-zsu-perehopluut-iniciativu-i-namagautsa-kontratakuvati.html" text:style-name="Internet_20_link" text:visited-style-name="Visited_20_Internet_20_Link">
 <text:span text:style-name="T4">
Череватий</text:span>
 </text:a>
</text:p>
      <text:p text:style-name="P4">
Він нагадав, що за минулу добу Сили <text:a xlink:type="simple" xlink:href="https://www.ukrinform.ua/tag-oborona" text:style-name="Internet_20_link" text:visited-style-name="Visited_20_Internet_20_Link">
 </text:a>
України знищили на Бахмутському напрямку 13 складів боєприпасів ворога.</text:p>
      <text:p text:style-name="P4">
Але загалом, за словами Череватого, росіяни зараз концентруються напріоритетних напрямках.</text:p>
      <text:p text:style-name="P4">
"Це не снарядний голод ворога, це, можливо, зменшення оперативних можливостейпорівняно з тими, якими вони були безмежними на початку війни. Зараз вониконцентруються на пріоритетних напрямках і щільно поливають артилерійськимиснарядами наші позиції", - сказав Череватий.</text:p>
      <text:p text:style-name="P4">
<text:span text:style-name="T4">
Читайте також:</text:span>
 <text:a xlink:type="simple" xlink:href="https://www.ukrinform.ua/rubric-ato/3711807-na-bahmutskomu-napramku-boi-trivaut-za-kozen-metr-teritorii-sirskij.html" text:style-name="Internet_20_link" text:visited-style-name="Visited_20_Internet_20_Link">
 <text:span text:style-name="T4">
Бахмут</text:span>
 </text:a>
</text:p>
      <text:p text:style-name="P4">
Як повідомляв Укрінформ, за даними британської розвідки, за останні чотири дніРосія <text:a xlink:type="simple" xlink:href="https://www.ukrinform.ua/rubric-ato/3711738-rf-perekinula-kilka-bataljoniv-dla-posilenna-bahmutskogo-napramku-britanska-rozvidka.html" text:style-name="Internet_20_link" text:visited-style-name="Visited_20_Internet_20_Link">
 </text:a>
 дляпосилення Бахмутського напрямку.</text:p>
      <text:p text:style-name="P4">
Source: <text:a xlink:type="simple" xlink:href="https://www.ukrinform.ua/rubric-ato/3711853-na-bahmutskomu-i-kupanskomu-napramkah-rosiani-sodobi-vitracaut-do-35-tisac-snaradiv-cerevatij.html" text:style-name="Internet_20_link" text:visited-style-name="Visited_20_Internet_20_Link">
https://www.ukrinform.ua/rubric-ato/3711853-na-bahmutskomu-i-kupanskomu-napramkah-rosiani-sodobi-vitracaut-do-35-tisac-snaradiv-cerevatij.html</text:a>
</text:p>
      <!--NEWS-->
      <text:h text:style-name="P10" text:outline-level="1">
<text:span text:style-name="T4">
Перекидання ворогом додаткових сил до Бахмута свідчить про провал їх наступу - Юсов</text:span>
</text:h>
      <text:p text:style-name="P4">
Authors: Ukrinform (Person)</text:p>
      <text:p text:style-name="P4">
Publisher: Укринформ (Organization)</text:p>
      <text:p text:style-name="P4">
Published Time: 2023-05-20T14:23:48+03:00</text:p>
      <text:p text:style-name="P4">
Modified Time: 2023-05-20T14:23:48+03:00</text:p>
      <text:p text:style-name="P4">
Description: Перекидання ворогом додаткових резервів на Бахмутський напрямок свідчить про провал їх наступальних дій - фортеця Бахмут тримається. — Укрінформ.</text:p>
      <text:p text:style-name="P4">
Images: ['<text:a xlink:type="simple" xlink:href="https://static.ukrinform.com/photos/2023_01/thumb_files/630_360_1674657236-888.jpg" text:style-name="Internet_20_link" text:visited-style-name="Visited_20_Internet_20_Link">
630_360_16746...</text:a>
']</text:p>
      <text:p text:style-name="P4">
Tags: ['Бахмут', 'Розвідка', 'Війна з Росією']</text:p>
      <text:p text:style-name="P4">
Type: Article</text:p>
      <!--METADATA-->
      <text:p text:style-name="P4">
<draw:frame draw:style-name="fr1" draw:name="Image92" text:anchor-type="as-char" svg:width="6.9236in" svg:height="3.956343in" draw:z-index="0">
<draw:image xlink:href="../Images/yкринформ/2023-05-20T14-23-48-03-00/630_360_1674657236-888.jpg" xlink:type="simple" xlink:show="embed" xlink:actuate="onLoad" draw:mime-type="image/jpeg"/>
</draw:frame>
Перекидання ворогом додаткових резервів на Бахмутський напрямок свідчить пропровал їх наступальних дій - фортеця Бахмут тримається.</text:p>
      <text:p text:style-name="P4">
Про це в коментарі Укрінформу сказав представник Головного управління розвідкиМОУ Андрій Юсов.</text:p>
      <text:p text:style-name="P4">
«Триває оборонна операція українських захисників, фортеця Бахмут тримається.Так, для України це вартує великих зусиль, героїчних зусиль наших оборонців,але факт того, що ворог змушений перекидати додаткові резерви, для того, щобпродовжувати операцію по Бахмуту, свідчить в цілому про провали їхніхнаступальних дій», - сказав Юсов.</text:p>
      <text:p text:style-name="P4">
Він зауважив, що всі найкращі підготовлені резерви російської армії вже буливикористані під час повномасштабного вторгнення.</text:p>
      <text:p text:style-name="P4">
«Зараз воює вже не той склад армії, який був на початку вторгнення, і те, щоперекидають ці резерви на Бахмутський напрямок, значить, що вони не будутьвикористані на інших напрямках фронту. І це так само один із здобутківукраїнських оборонців», - сказав Юсов.</text:p>
      <text:p text:style-name="P4">
Він додав, що розрекламований російський зимовий наступ звівся до операцій накількох напрямках без результатів.</text:p>
      <text:p text:style-name="P4">
«Ми бачимо абсолютно провальну для російських окупантів кампанію по Бахмуту. Вцілому так званий широко розрекламований «великий зимовий наступ» власнезвівся до операцій лише на кількох напрямках на сході без жодних значимихрезультатів. Зрештою, стояли перед ними чергові завдання після багатьохпровалів — до кінця березня окупувати український <text:a xlink:type="simple" xlink:href="https://www.ukrinform.ua/tag-donbas" text:style-name="Internet_20_link" text:visited-style-name="Visited_20_Internet_20_Link">
</text:a>
 . Це не вийшло і було провалено. До 9травня окупувати Бахмут — зараз ми бачимо, що ситуація складається іншимчином, коли представники окупантів публічно говорять про те, що їм доводитьсявідступати», - сказав Юсов.</text:p>
      <text:p text:style-name="P4">
<text:span text:style-name="T4">
Читайте також:</text:span>
 <text:a xlink:type="simple" xlink:href="https://www.ukrinform.ua/rubric-ato/3711807-na-bahmutskomu-napramku-boi-trivaut-za-kozen-metr-teritorii-sirskij.html" text:style-name="Internet_20_link" text:visited-style-name="Visited_20_Internet_20_Link">
 <text:span text:style-name="T4">
Бахмут</text:span>
 </text:a>
</text:p>
      <text:p text:style-name="P4">
Як повідомляв Укрінформ, за минулу добу на Лиманському, Бахмутському,Авдіївському, Мар’їнському та Шахтарському напрямках відбулося понад 80боєзіткнень. На Бахмутському напрямку відбулося 17 боєзіткнень з російськимиокупаційними військами. Сили оборони <text:a xlink:type="simple" xlink:href="https://www.ukrinform.ua/rubric-ato/3711834-vorog-pidtague-u-bahmut-povitranodesantni-j-motostrilecki-pidrozdili-cerevatij.html" text:style-name="Internet_20_link" text:visited-style-name="Visited_20_Internet_20_Link">
 </text:a>
 .</text:p>
      <text:p text:style-name="P4">
Source: <text:a xlink:type="simple" xlink:href="https://www.ukrinform.ua/rubric-ato/3711854-perekidanna-vorogom-dodatkovih-sil-do-bahmuta-svidcit-pro-proval-ih-nastupu-usov.html" text:style-name="Internet_20_link" text:visited-style-name="Visited_20_Internet_20_Link">
https://www.ukrinform.ua/rubric-ato/3711854-perekidanna-vorogom-dodatkovih-sil-do-bahmuta-svidcit-pro-proval-ih-nastupu-usov.html</text:a>
</text:p>
      <!--NEWS-->
      <text:h text:style-name="P10" text:outline-level="1">
<text:span text:style-name="T4">
Серед власників об'єкта критичної інфраструктури на Рівненщині були росіяни - поліція</text:span>
</text:h>
      <text:p text:style-name="P4">
Authors: Ukrinform (Person)</text:p>
      <text:p text:style-name="P4">
Publisher: Укринформ (Organization)</text:p>
      <text:p text:style-name="P4">
Published Time: 2023-05-20T14:26:00+03:00</text:p>
      <text:p text:style-name="P4">
Modified Time: 2023-05-20T14:26:00+03:00</text:p>
      <text:p text:style-name="P4">
Description: У Рівненській області правоохоронці виявили серед власників підприємства, що належить до об'єктів критичної інфраструктури, громадян Російської Федерації. — Укрінформ.</text:p>
      <text:p text:style-name="P4">
Images: ['<text:a xlink:type="simple" xlink:href="https://static.ukrinform.com/photos/2023_05/thumb_files/630_360_1684581874-721.jpg" text:style-name="Internet_20_link" text:visited-style-name="Visited_20_Internet_20_Link">
630_360_16845...</text:a>
', '<text:a xlink:type="simple" xlink:href="https://static.ukrinform.com/photos/2023_05/1684581873-902.jpg" text:style-name="Internet_20_link" text:visited-style-name="Visited_20_Internet_20_Link">
1684581873-90...</text:a>
']</text:p>
      <text:p text:style-name="P4">
Tags: ['Поліція', 'Рівненщина', 'Росія', 'Критична інфраструктура']</text:p>
      <text:p text:style-name="P4">
Type: Article</text:p>
      <!--METADATA-->
      <text:p text:style-name="P4">
<draw:frame draw:style-name="fr1" draw:name="Image93" text:anchor-type="as-char" svg:width="6.9236in" svg:height="3.956343in" draw:z-index="0">
<draw:image xlink:href="../Images/yкринформ/2023-05-20T14-26-00-03-00/630_360_1684581874-721.jpg" xlink:type="simple" xlink:show="embed" xlink:actuate="onLoad" draw:mime-type="image/jpeg"/>
</draw:frame>
 УРівненській області правоохоронці виявили серед власників підприємства, щоналежить до об'єктів критичної інфраструктури, громадян Російської Федерації.</text:p>
      <text:p text:style-name="P4">
Як передає Укрінформ, про це повідомила <text:a xlink:type="simple" xlink:href="https://www.npu.gov.ua/news/na-rivnenshchyni-politseiski-vstanovyly-pidpryiemstvo-iake-malo-rezydentiv-rf" text:style-name="Internet_20_link" text:visited-style-name="Visited_20_Internet_20_Link">
 </text:a>
 .</text:p>
      <text:p text:style-name="P4">
Слідством встановлено, що у 2015 році до структури власності одного зтовариств Рівненської області через компанію-нерезидента увійшла групагромадян Російської Федерації, які були керівниками ворожих підприємств, щообслуговують оборонно-промисловий комплекс <text:a xlink:type="simple" xlink:href="https://www.ukrinform.ua/tag-rosia" text:style-name="Internet_20_link" text:visited-style-name="Visited_20_Internet_20_Link">
 </text:a>
 .</text:p>
      <text:p text:style-name="P4">
<draw:frame draw:style-name="fr1" draw:name="Image94" text:anchor-type="as-char" svg:width="6.9236in" svg:height="6.265858in" draw:z-index="0">
<draw:image xlink:href="../Images/yкринформ/2023-05-20T14-26-00-03-00/1684581873-902.jpg" xlink:type="simple" xlink:show="embed" xlink:actuate="onLoad" draw:mime-type="image/jpeg"/>
</draw:frame>
</text:p>
      <text:p text:style-name="P4">
У квітні 2022 року росіяни вийшли із засновників компанії-нерезидента,перерозподіливши свої частки на близьких осіб. У такий спосіб вони намагалисяприховати реальних бенефіціарних власників і вигодонабувачів, а такожінформацію про те, що об'єкт критичної інфраструктури перебуває підуправлінням резидентів РФ.</text:p>
      <text:p text:style-name="P4">
Кримінальне провадження відкрите за ч. 4 ст. 110-2 (фінансування дій, вчиненихз метою насильницької зміни чи повалення конституційного ладу або захопленнядержавної влади, зміни меж території або державного кордону України) та ч. 3ст. 209 (легалізація (відмивання) доходів, одержаних злочинним шляхом)Кримінального кодексу України.</text:p>
      <text:p text:style-name="P4">
<text:span text:style-name="T4">
Читайте також:</text:span>
 <text:a xlink:type="simple" xlink:href="https://www.ukrinform.ua/rubric-economy/3686509-sbu-vikrila-odesku-kompaniu-aka-postacala-sirovinu-dla-lazernih-priciliv-do-rosii.html" text:style-name="Internet_20_link" text:visited-style-name="Visited_20_Internet_20_Link">
 <text:span text:style-name="T4">
СБУ</text:span>
 <text:span text:style-name="T4">
викрила</text:span>
 <text:span text:style-name="T4">
одеську</text:span>
 <text:span text:style-name="T4">
компанію</text:span>
 <text:span text:style-name="T4">
яка</text:span>
<text:span text:style-name="T4">
постачала</text:span>
 <text:span text:style-name="T4">
сировину</text:span>
 <text:span text:style-name="T4">
для</text:span>
 <text:span text:style-name="T4">
лазерних</text:span>
 <text:span text:style-name="T4">
прицілів</text:span>
 <text:span text:style-name="T4">
росії</text:span>
</text:a>
</text:p>
      <text:p text:style-name="P4">
Зловмисникам загрожує позбавлення волі терміном до 12 років без права обійматипевні посади або займатися певною діяльністю на строк до трьох років ізконфіскацією майна.</text:p>
      <text:p text:style-name="P4">
Для відшкодування завданих збройною агресією РФ збитків на нерухоме майнотовариства накладений арешт. Готуються матеріали для передачі майна вуправління Національного агентства України з питань виявлення, розшуку тауправління активами, одержаними від корупційних та інших злочинів.</text:p>
      <text:p text:style-name="P4">
Робота товариства не блокувалася — воно продовжує працювати у штатному режимі.На його рахунки арешт не накладений.</text:p>
      <text:p text:style-name="P4">
Як повідомляв Укрінформ, у квітні правоохоронці викрили двох осіб, які <text:a xlink:type="simple" xlink:href="https://www.ukrinform.ua/rubric-kyiv/3691952-sprava-na-100-miljoniv-u-kievi-vikrili-sahraiv-aki-hotili-pereoformiti-na-sebe-majno-rosatomu.html" text:style-name="Internet_20_link" text:visited-style-name="Visited_20_Internet_20_Link">
</text:a>
 на себемайно російської підсанкційної корпорації "Росатом", щоб уникнути йогонаціоналізації.</text:p>
      <text:p text:style-name="P4">
<text:span text:style-name="T5">
Фото: www.npu.gov.ua</text:span>
</text:p>
      <text:p text:style-name="P4">
Source: <text:a xlink:type="simple" xlink:href="https://www.ukrinform.ua/rubric-regions/3711856-sered-vlasnikiv-obekta-kriticnoi-infrastrukturi-na-rivnensini-buli-rosiani-policia.html" text:style-name="Internet_20_link" text:visited-style-name="Visited_20_Internet_20_Link">
https://www.ukrinform.ua/rubric-regions/3711856-sered-vlasnikiv-obekta-kriticnoi-infrastrukturi-na-rivnensini-buli-rosiani-policia.html</text:a>
</text:p>
      <!--NEWS-->
      <text:h text:style-name="P10" text:outline-level="1">
<text:span text:style-name="T4">
Зеленський запросив прем’єра Індії приєднатися до реалізації формули миру</text:span>
</text:h>
      <text:p text:style-name="P4">
Authors: Ukrinform (Person)</text:p>
      <text:p text:style-name="P4">
Publisher: Укринформ (Organization)</text:p>
      <text:p text:style-name="P4">
Published Time: 2023-05-20T14:28:00+03:00</text:p>
      <text:p text:style-name="P4">
Modified Time: 2023-05-20T14:28:00+03:00</text:p>
      <text:p text:style-name="P4">
Description: У Японії Президент України Володимир Зеленський провів зустріч із прем’єр-міністром Індії. — Укрінформ.</text:p>
      <text:p text:style-name="P4">
Images: ['<text:a xlink:type="simple" xlink:href="https://static.ukrinform.com/photos/2023_05/thumb_files/630_360_1684581988-774.jpeg" text:style-name="Internet_20_link" text:visited-style-name="Visited_20_Internet_20_Link">
630_360_16845...</text:a>
', '<text:a xlink:type="simple" xlink:href="https://static.ukrinform.com/photos/2023_05/1684581988-774.jpeg" text:style-name="Internet_20_link" text:visited-style-name="Visited_20_Internet_20_Link">
1684581988-77...</text:a>
']</text:p>
      <text:p text:style-name="P4">
Tags: ['Індія', 'Велика сімка', 'Зеленський', 'Війна з Росією']</text:p>
      <text:p text:style-name="P4">
Type: Article</text:p>
      <!--METADATA-->
      <text:p text:style-name="P4">
<draw:frame draw:style-name="fr1" draw:name="Image95" text:anchor-type="as-char" svg:width="6.9236in" svg:height="3.956343in" draw:z-index="0">
<draw:image xlink:href="../Images/yкринформ/2023-05-20T14-28-00-03-00/630_360_1684581988-774.jpeg" xlink:type="simple" xlink:show="embed" xlink:actuate="onLoad" draw:mime-type="image/jpeg"/>
</draw:frame>
 У ЯпоніїПрезидент України Володимир Зеленський провів зустріч із прем’єр-міністромІндії.</text:p>
      <text:p text:style-name="P4">
Про це повідомляє <text:a xlink:type="simple" xlink:href="http://www.president.gov.ua/news/u-yaponiyi-prezident-ukrayini-proviv-zustrich-iz-premyer-min-83025" text:style-name="Internet_20_link" text:visited-style-name="Visited_20_Internet_20_Link">
 </text:a>
 Офісу Президента, передає Укрінформ.</text:p>
      <text:p text:style-name="P4">
Джерело: <text:a xlink:type="simple" xlink:href="https://www.youtube.com/watch" text:style-name="Internet_20_link" text:visited-style-name="Visited_20_Internet_20_Link">
 </text:a>
</text:p>
      <text:p text:style-name="P4">
"У межах робочого візиту до Японії для участі в саміті країн «Групи семи»Президент України Володимир Зеленський провів зустріч із Прем’єр-міністромІндії Нарендрою Моді", - йдеться у повідомленні.</text:p>
      <text:p text:style-name="P4">
Президент подякував Індії за підтримку територіальної цілісності йсуверенітету нашої держави, зокрема на майданчиках міжнародних організацій.</text:p>
      <text:p text:style-name="P4">
Глава держави також висловив <text:a xlink:type="simple" xlink:href="https://www.ukrinform.ua/tag-india" text:style-name="Internet_20_link" text:visited-style-name="Visited_20_Internet_20_Link">
 </text:a>
 подяку занадання гуманітарної допомоги Україні.</text:p>
      <text:p text:style-name="P4">
«Війна принесла багато криз і страждань. Депортовані діти, замінованітериторії, знищені міста, зруйновані долі», – сказав Зеленський.</text:p>
      <text:p text:style-name="P4">
<draw:frame draw:style-name="fr1" draw:name="Image96" text:anchor-type="as-char" svg:width="6.9236in" svg:height="4.617948in" draw:z-index="0">
<draw:image xlink:href="../Images/yкринформ/2023-05-20T14-28-00-03-00/1684581988-774.jpeg" xlink:type="simple" xlink:show="embed" xlink:actuate="onLoad" draw:mime-type="image/jpeg"/>
</draw:frame>
</text:p>
      <text:p text:style-name="P4">
Президент розповів про потреби України в гуманітарному розмінуванні тамобільних шпиталях та детально поінформував Нарендру Моді про українськуформулу миру й запросив Індію приєднатися до реалізації ініціативи.</text:p>
      <text:p text:style-name="P4">
<text:span text:style-name="T4">
Читайте також:</text:span>
 <text:a xlink:type="simple" xlink:href="https://www.ukrinform.ua/rubric-other_news/3711705-zelenskij-u-aponii-planue-peregovori-z-premerom-kisidou.html" text:style-name="Internet_20_link" text:visited-style-name="Visited_20_Internet_20_Link">
 <text:span text:style-name="T4">
Зеленський</text:span>
 </text:a>
</text:p>
      <text:p text:style-name="P4">
Зі свого боку Прем’єр-міністр Індії подякував за допомогу, надану індійськимстудентам під час евакуації з України у зв’язку з повномасштабним російськимвторгненням.</text:p>
      <text:p text:style-name="P4">
<text:span text:style-name="T4">
Читайте також:</text:span>
 <text:a xlink:type="simple" xlink:href="https://www.ukrinform.ua/rubric-polytics/3711713-bajden-obgovorit-ukrainu-z-brazilskim-prezidentom-ta-indijskim-premerom.html" text:style-name="Internet_20_link" text:visited-style-name="Visited_20_Internet_20_Link">
 </text:a>
</text:p>
      <text:p text:style-name="P4">
Як повідомляв Укрінформ, у суботу, 20 травня, Президент України ВолодимирЗеленський прибув до Японії на саміт G7. В ході візиту глава держави провівзустрічі із Прем’єр-міністром Великої Британії Ріші Сунаком та Прем’єр-міністром Італійської Республіки Джорджею Мелоні.</text:p>
      <text:p text:style-name="P4">
<text:span text:style-name="T5">
Фото: ОП</text:span>
</text:p>
      <text:p text:style-name="P4">
Source: <text:a xlink:type="simple" xlink:href="https://www.ukrinform.ua/rubric-polytics/3711858-zelenskij-zaprosiv-premera-indii-priednatisa-do-realizacii-formuli-miru.html" text:style-name="Internet_20_link" text:visited-style-name="Visited_20_Internet_20_Link">
https://www.ukrinform.ua/rubric-polytics/3711858-zelenskij-zaprosiv-premera-indii-priednatisa-do-realizacii-formuli-miru.html</text:a>
</text:p>
      <!--NEWS-->
      <text:h text:style-name="P10" text:outline-level="1">
<text:span text:style-name="T4">
На Київщині затримали п’ятьох осіб за знущання та сексуальне насильство над 11-річною дівчинкою</text:span>
</text:h>
      <text:p text:style-name="P4">
Authors: Ukrinform (Person)</text:p>
      <text:p text:style-name="P4">
Publisher: Укринформ (Organization)</text:p>
      <text:p text:style-name="P4">
Published Time: 2023-05-20T14:43:07+03:00</text:p>
      <text:p text:style-name="P4">
Modified Time: 2023-05-20T14:43:07+03:00</text:p>
      <text:p text:style-name="P4">
Description: У Київській області правоохоронці затримали п’ятьох осіб за знущання та сексуальне насильство над 11-річною дівчинкою. — Укрінформ.</text:p>
      <text:p text:style-name="P4">
Images: ['<text:a xlink:type="simple" xlink:href="https://static.ukrinform.com/photos/2017_04/thumb_files/630_360_1492330102-3158.jpg" text:style-name="Internet_20_link" text:visited-style-name="Visited_20_Internet_20_Link">
630_360_14923...</text:a>
']</text:p>
      <text:p text:style-name="P4">
Tags: ['Діти', 'Київщина', 'Сексуальне насильство']</text:p>
      <text:p text:style-name="P4">
Type: Article</text:p>
      <!--METADATA-->
      <text:p text:style-name="P4">
<draw:frame draw:style-name="fr1" draw:name="Image97" text:anchor-type="as-char" svg:width="6.9236in" svg:height="3.956343in" draw:z-index="0">
<draw:image xlink:href="../Images/yкринформ/2023-05-20T14-43-07-03-00/630_360_1492330102-3158.jpg" xlink:type="simple" xlink:show="embed" xlink:actuate="onLoad" draw:mime-type="image/jpeg"/>
</draw:frame>
 УКиївській області правоохоронці затримали п’ятьох осіб за знущання тасексуальне насильство над 11-річною дівчинкою.</text:p>
      <text:p text:style-name="P4">
Як передає Укрінформ, про це Офіс генерального прокурора повідомляє у <text:a xlink:type="simple" xlink:href="http://t.me/pgo_gov_ua/12345" text:style-name="Internet_20_link" text:visited-style-name="Visited_20_Internet_20_Link">
</text:a>
 .</text:p>
      <text:p text:style-name="P4">
За процесуального керівництва ювенальних прокурорів Фастівської окружноїпрокуратури повідомлено про підозру п'ятьом особам, четверо з якихнеповнолітні, за фактом вчинення дій сексуального характеру стосовно 11-річноїдитини (ч. 4 ст. 152 Кримінального кодексу України).</text:p>
      <text:p text:style-name="P4">
За даними слідства, дівчинка прийшла в гості до двох своїх подруг 15 і 17років. Там також перебували 14-річний хлопець, 15-річна дівчина та 22-річнийчоловік. Вони вживали алкоголь, після чого почали цькувати й застосовуватифізичну силу до 11-річної дівчини.</text:p>
      <text:p text:style-name="P4">
Троє дівчат силоміць тримали дівчину, поки 15-річний хлопець здійснював щодонеї дії сексуального характеру та намагався зґвалтувати. Все це на мобільнийтелефон знімав 22-річний чоловік.</text:p>
      <text:p text:style-name="P4">
Після знущань вони заборонили дівчині повідомляти кому-небудь про те, що з неютрапилося. Погрожували їй вчиненням аналогічних дій.</text:p>
      <text:p text:style-name="P4">
Правоохоронці їх затримали. До <text:a xlink:type="simple" xlink:href="https://www.ukrinform.ua/tag-sud" text:style-name="Internet_20_link" text:visited-style-name="Visited_20_Internet_20_Link">
 </text:a>
 скерованоклопотання про обрання підозрюваним запобіжного заходу у вигляді тримання підвартою.</text:p>
      <text:p text:style-name="P4">
<text:span text:style-name="T4">
Читайте також:</text:span>
 <text:a xlink:type="simple" xlink:href="https://www.ukrinform.ua/rubric-regions/3697888-na-kiivsini-suditimut-matir-ta-ii-spivmeskanca-za-seksualne-nasilstvo-nad-troma-ditmi.html" text:style-name="Internet_20_link" text:visited-style-name="Visited_20_Internet_20_Link">
 <text:span text:style-name="T4">
насильство</text:span>
 </text:a>
</text:p>
      <text:p text:style-name="P4">
Як повідомляв Укрінформ, у Броварах Київської області правоохоронці затрималичоловіка за підозрою у <text:a xlink:type="simple" xlink:href="https://www.ukrinform.ua/rubric-regions/3711667-na-kiivsini-ogolosili-pidozru-gvaltivniku-cotiriricnoi-ditini.html" text:style-name="Internet_20_link" text:visited-style-name="Visited_20_Internet_20_Link">
 </text:a>
 .</text:p>
      <text:p text:style-name="P4">
Source: <text:a xlink:type="simple" xlink:href="https://www.ukrinform.ua/rubric-regions/3711861-na-kiivsini-zatrimali-patoh-osib-za-znusanna-ta-seksualne-nasilstvo-nad-11ricnou-divcinkou.html" text:style-name="Internet_20_link" text:visited-style-name="Visited_20_Internet_20_Link">
https://www.ukrinform.ua/rubric-regions/3711861-na-kiivsini-zatrimali-patoh-osib-za-znusanna-ta-seksualne-nasilstvo-nad-11ricnou-divcinkou.html</text:a>
</text:p>
      <!--NEWS-->
      <text:h text:style-name="P10" text:outline-level="1">
<text:span text:style-name="T4">
На Харківщині чоловік підірвався у власному дворі</text:span>
</text:h>
      <text:p text:style-name="P4">
Authors: Ukrinform (Person)</text:p>
      <text:p text:style-name="P4">
Publisher: Укринформ (Organization)</text:p>
      <text:p text:style-name="P4">
Published Time: 2023-05-20T14:47:00+03:00</text:p>
      <text:p text:style-name="P4">
Modified Time: 2023-05-20T14:47:00+03:00</text:p>
      <text:p text:style-name="P4">
Description: У селі Руські Тишки на Харківщині 43-річний чоловік підірвався на міні «Пелюстка». Постраждалого госпіталізували. — Укрінформ.</text:p>
      <text:p text:style-name="P4">
Images: ['<text:a xlink:type="simple" xlink:href="https://static.ukrinform.com/photos/2023_03/thumb_files/630_360_1679835922-775.jpg" text:style-name="Internet_20_link" text:visited-style-name="Visited_20_Internet_20_Link">
630_360_16798...</text:a>
']</text:p>
      <text:p text:style-name="P4">
Tags: ['Міна', 'Вибух', 'Харківщина', 'Війна з Росією']</text:p>
      <text:p text:style-name="P4">
Type: Article</text:p>
      <!--METADATA-->
      <text:p text:style-name="P4">
<draw:frame draw:style-name="fr1" draw:name="Image98" text:anchor-type="as-char" svg:width="6.9236in" svg:height="3.956343in" draw:z-index="0">
<draw:image xlink:href="../Images/yкринформ/2023-05-20T14-47-00-03-00/630_360_1679835922-775.jpg" xlink:type="simple" xlink:show="embed" xlink:actuate="onLoad" draw:mime-type="image/jpeg"/>
</draw:frame>
 У селіРуські Тишки на Харківщині 43-річний чоловік підірвався на міні «Пелюстка».Постраждалого госпіталізували.</text:p>
      <text:p text:style-name="P4">
Про це в <text:a xlink:type="simple" xlink:href="https://t.me/synegubov/6243" text:style-name="Internet_20_link" text:visited-style-name="Visited_20_Internet_20_Link">
 </text:a>
 повідомив начальник Харківської ОВАОлег Синєгубов, передає Укрінформ.</text:p>
      <text:p text:style-name="P4">
«Сьогодні у с. Руські Тишки Харківського району 43-річний чоловік наступив навласному подвір’ї на <text:a xlink:type="simple" xlink:href="https://www.ukrinform.ua/tag-mina" text:style-name="Internet_20_link" text:visited-style-name="Visited_20_Internet_20_Link">
 </text:a>
 «Пелюстка», -написав Синєгубов.</text:p>
      <text:p text:style-name="P4">
За його словами, постраждалого госпіталізували у стані середньої тяжкості.Наразі лікарі надають йому необхідну допомогу.</text:p>
      <text:p text:style-name="P4">
Упродовж минулої доби піротехніки ДСНС обстежили на Харківщині понад 8 гатериторії та знешкодили 82 вибухонебезпечні предмети.</text:p>
      <text:p text:style-name="P4">
<text:span text:style-name="T4">
Читайте також:</text:span>
 <text:a xlink:type="simple" xlink:href="https://www.ukrinform.ua/rubric-regions/3711827-na-hersonsini-traktorist-pidirvavsa-na-vibuhivci.html" text:style-name="Internet_20_link" text:visited-style-name="Visited_20_Internet_20_Link">
 <text:span text:style-name="T4">
Херсонщині</text:span>
 <text:span text:style-name="T4">
тракторист</text:span>
 <text:span text:style-name="T4">
підірвався</text:span>
<text:span text:style-name="T4">
вибухівці</text:span>
 </text:a>
</text:p>
      <text:p text:style-name="P4">
Як повідомляв <text:a xlink:type="simple" xlink:href="https://www.ukrinform.ua/rubric-regions/3711303-na-harkivsini-pidirvavsa-colovik-namagavsa-sam-zneskoditi-vibuhivku.html" text:style-name="Internet_20_link" text:visited-style-name="Visited_20_Internet_20_Link">
 </text:a>
 , уселі Сніжківка Ізюмського району Харківської області на власному подвір'їпідірвався чоловік, який намагався знешкодити вибухонебезпечний предмет.</text:p>
      <text:p text:style-name="P4">
Source: <text:a xlink:type="simple" xlink:href="https://www.ukrinform.ua/rubric-regions/3711839-na-harkivsini-colovik-pidirvavsa-u-vlasnomu-dvori.html" text:style-name="Internet_20_link" text:visited-style-name="Visited_20_Internet_20_Link">
https://www.ukrinform.ua/rubric-regions/3711839-na-harkivsini-colovik-pidirvavsa-u-vlasnomu-dvori.html</text:a>
</text:p>
      <!--NEWS-->
      <text:h text:style-name="P10" text:outline-level="1">
<text:span text:style-name="T4">
Ткаченко: Ніхто не збирається закривати Телеграм</text:span>
</text:h>
      <text:p text:style-name="P4">
Authors: Ukrinform (Person)</text:p>
      <text:p text:style-name="P4">
Publisher: Укринформ (Organization)</text:p>
      <text:p text:style-name="P4">
Published Time: 2023-05-20T14:56:44+03:00</text:p>
      <text:p text:style-name="P4">
Modified Time: 2023-05-20T14:56:44+03:00</text:p>
      <text:p text:style-name="P4">
Description: Міністерство культури та інформполітики не планує ініціювати закриття Телеграму. — Укрінформ.</text:p>
      <text:p text:style-name="P4">
Images: ['<text:a xlink:type="simple" xlink:href="https://static.ukrinform.com/photos/2023_03/thumb_files/630_360_1680089704-293.jpg" text:style-name="Internet_20_link" text:visited-style-name="Visited_20_Internet_20_Link">
630_360_16800...</text:a>
']</text:p>
      <text:p text:style-name="P4">
Tags: ['Ткаченко', 'Telegram']</text:p>
      <text:p text:style-name="P4">
Type: Article</text:p>
      <!--METADATA-->
      <text:p text:style-name="P4">
<draw:frame draw:style-name="fr1" draw:name="Image99" text:anchor-type="as-char" svg:width="6.9236in" svg:height="3.956343in" draw:z-index="0">
<draw:image xlink:href="../Images/yкринформ/2023-05-20T14-56-44-03-00/630_360_1680089704-293.jpg" xlink:type="simple" xlink:show="embed" xlink:actuate="onLoad" draw:mime-type="image/jpeg"/>
</draw:frame>
Міністерство культури та інформполітики не планує ініціювати закриттяТелеграму.</text:p>
      <text:p text:style-name="P4">
Про це повідомив міністр культури та інформаційної політики Олександр Ткаченкопід час відкриття відреставрованого центрального входу в Національному музеїнародної архітектури та побуту України в Пирогові, передає кореспондентУкрінформу.</text:p>
      <text:p text:style-name="P4">
"Ніхто не збирається закривати Телеграм", - сказав очільник МКІП.</text:p>
      <text:p text:style-name="P4">
Таку відповідь <text:a xlink:type="simple" xlink:href="https://www.ukrinform.ua/tag-tkacenko" text:style-name="Internet_20_link" text:visited-style-name="Visited_20_Internet_20_Link">
 </text:a>
 дав на питанняодного з журналістів про те, як будуть "наводити порядок в Телеграмі, чи несуперечить це принципам свободи слова і чи не краще розвивати критичнеставлення до інформації, аніж закривати інформмайданчик".</text:p>
      <text:p text:style-name="P4">
<text:span text:style-name="T4">
Читайте також:</text:span>
 <text:a xlink:type="simple" xlink:href="https://www.ukrinform.ua/rubric-society/3685831-tkacenko-ne-bacit-zrostanna-popularnosti-telegramkanaliv-v-ukraini.html" text:style-name="Internet_20_link" text:visited-style-name="Visited_20_Internet_20_Link">
 <text:span text:style-name="T4">
Ткаченко</text:span>
 <text:span text:style-name="T4">
бачить</text:span>
 <text:span text:style-name="T4">
зростання</text:span>
 <text:span text:style-name="T4">
популярності</text:span>
<text:span text:style-name="T4">
Телеграм</text:span>
 <text:span text:style-name="T4">
каналів</text:span>
 <text:span text:style-name="T4">
Україні</text:span>
 </text:a>
</text:p>
      <text:p text:style-name="P4">
Як повідомлялося, очільник МКІП в інтерв'ю "Інтерфакс-Україна" зазначав, щотриває дискусія про "певне регулювання" Телеграму.</text:p>
      <text:p text:style-name="P4">
Source: <text:a xlink:type="simple" xlink:href="https://www.ukrinform.ua/rubric-society/3711864-tkacenko-nihto-ne-zbiraetsa-zakrivati-telegram.html" text:style-name="Internet_20_link" text:visited-style-name="Visited_20_Internet_20_Link">
https://www.ukrinform.ua/rubric-society/3711864-tkacenko-nihto-ne-zbiraetsa-zakrivati-telegram.html</text:a>
</text:p>
      <!--NEWS-->
      <text:h text:style-name="P10" text:outline-level="1">
<text:span text:style-name="T4">
«Чорноморець» програв «Минаю» у 27-у турі футбольної Прем'єр-ліги України</text:span>
</text:h>
      <text:p text:style-name="P4">
Authors: Ukrinform (Person)</text:p>
      <text:p text:style-name="P4">
Publisher: Укринформ (Organization)</text:p>
      <text:p text:style-name="P4">
Published Time: 2023-05-20T14:58:59+03:00</text:p>
      <text:p text:style-name="P4">
Modified Time: 2023-05-20T14:58:59+03:00</text:p>
      <text:p text:style-name="P4">
Description: Футболісти одеського «Чорноморець» програли вдома у суботу закарпатському «Минаю» (0:1) у 27-у турі чемпіонату України серед клубів Прем'єр-ліги. — Укрінформ.</text:p>
      <text:p text:style-name="P4">
Images: ['<text:a xlink:type="simple" xlink:href="https://static.ukrinform.com/photos/2023_05/thumb_files/630_360_1684575708-631.jpg" text:style-name="Internet_20_link" text:visited-style-name="Visited_20_Internet_20_Link">
630_360_16845...</text:a>
']</text:p>
      <text:p text:style-name="P4">
Tags: ['Футбол', "Прем'єр-ліга", 'Україна', 'Минай']</text:p>
      <text:p text:style-name="P4">
Type: Article</text:p>
      <!--METADATA-->
      <text:p text:style-name="P4">
<draw:frame draw:style-name="fr1" draw:name="Image100" text:anchor-type="as-char" svg:width="6.9236in" svg:height="3.956343in" draw:z-index="0">
<draw:image xlink:href="../Images/yкринформ/2023-05-20T14-58-59-03-00/630_360_1684575708-631.jpg" xlink:type="simple" xlink:show="embed" xlink:actuate="onLoad" draw:mime-type="image/jpeg"/>
</draw:frame>
 Футболістиодеського «Чорноморець» програли вдома у суботу закарпатському «Минаю» (0:1) у27-у турі чемпіонату України серед клубів Прем'єр-ліги.</text:p>
      <text:p text:style-name="P4">
М'яч на 62-й хвилині спрямував у власні ворота хавбек «Чорноморця» Гай Хадіда,передає Укрінформ.</text:p>
      <text:p text:style-name="P4">
Одесити йдуть у таблиці дев'ятими, закарпатці - десятими. Обидва клуби маютьпо 29 очок.</text:p>
      <text:p text:style-name="P4">
Нині триває поєдинок луганської «Зорі» та «Інгульця» з Петрового. О 15.00розпочинається гра «Олександрії» та київського «Динамо».</text:p>
      <text:p text:style-name="P4">
У неділю, 21 травня, зійдуться харківські «Металіст 1925» та «Металіст»(початок о 15.00), львівський «Рух» та «Львів» (17.00).</text:p>
      <text:p text:style-name="P4">
Результати попередніх зустрічей туру:</text:p>
      <text:p text:style-name="P4">
«Дніпро-1» - «Колос» (Ковалівка) - 2:1</text:p>
      <text:p text:style-name="P4">
«Ворскла» (Полтава) - «Кривбас» (Кривий Ріг) - 1:0</text:p>
      <text:p text:style-name="P4">
«Шахтар» (Донецьк) - «Верес» (Рівне) - 2:1.</text:p>
      <text:p text:style-name="P4">
<text:span text:style-name="T4">
Читайте також:</text:span>
 <text:a xlink:type="simple" xlink:href="https://www.ukrinform.ua/rubric-sports/3711821-zahisnik-fk-dinamo-popov-ne-zigrae-z-oleksandrieu-cerez-travmu.html" text:style-name="Internet_20_link" text:visited-style-name="Visited_20_Internet_20_Link">
 </text:a>
</text:p>
      <text:p text:style-name="P4">
У турнірній таблиці УПЛ лідирує «Шахтар» - 66 очок (після 27-ми ігор), далі -«Дніпро-1» - 64 (27), «Зоря» - 58 (26), «Динамо» - 50 (26), «Олександрія» - 42(26), «Ворскла» - 36 (27), «Кривбас» - 35 (27), «Колос» - 33 (27)...</text:p>
      <text:p text:style-name="P4">
Фото: upl.ua.</text:p>
      <text:p text:style-name="P4">
Source: <text:a xlink:type="simple" xlink:href="https://www.ukrinform.ua/rubric-sports/3711866-cornomorec-prograv-minau-u-27u-turi-futbolnoi-premerligi-ukraini.html" text:style-name="Internet_20_link" text:visited-style-name="Visited_20_Internet_20_Link">
https://www.ukrinform.ua/rubric-sports/3711866-cornomorec-prograv-minau-u-27u-turi-futbolnoi-premerligi-ukraini.html</text:a>
</text:p>
      <!--NEWS-->
      <text:h text:style-name="P10" text:outline-level="1">
<text:span text:style-name="T4">
Ердоган заявив, що не готовий схвалити членство Швеції у НАТО</text:span>
</text:h>
      <text:p text:style-name="P4">
Authors: Ukrinform (Person)</text:p>
      <text:p text:style-name="P4">
Publisher: Укринформ (Organization)</text:p>
      <text:p text:style-name="P4">
Published Time: 2023-05-20T15:00:52+03:00</text:p>
      <text:p text:style-name="P4">
Modified Time: 2023-05-20T15:00:52+03:00</text:p>
      <text:p text:style-name="P4">
Description: Президент Туреччини Реджеп Таїп Ердоган заявив, що він все ще не готовий підтримати членство Швеції у НАТО, повторюючи свої заяви про те, що Стокгольм дозволив терористичним організаціям знайти прихисток у країні. — Укрінформ.</text:p>
      <text:p text:style-name="P4">
Images: ['<text:a xlink:type="simple" xlink:href="https://static.ukrinform.com/photos/2022_08/thumb_files/630_360_1660844679-454.jpg" text:style-name="Internet_20_link" text:visited-style-name="Visited_20_Internet_20_Link">
630_360_16608...</text:a>
']</text:p>
      <text:p text:style-name="P4">
Tags: ['Ердоган', 'НАТО', 'Швеція']</text:p>
      <text:p text:style-name="P4">
Type: Article</text:p>
      <!--METADATA-->
      <text:p text:style-name="P4">
<draw:frame draw:style-name="fr1" draw:name="Image101" text:anchor-type="as-char" svg:width="6.9236in" svg:height="3.956343in" draw:z-index="0">
<draw:image xlink:href="../Images/yкринформ/2023-05-20T15-00-52-03-00/630_360_1660844679-454.jpg" xlink:type="simple" xlink:show="embed" xlink:actuate="onLoad" draw:mime-type="image/jpeg"/>
</draw:frame>
 ПрезидентТуреччини Реджеп Таїп Ердоган заявив, що він все ще не готовий підтриматичленство Швеції у НАТО, повторюючи свої заяви про те, що Стокгольм дозволивтерористичним організаціям знайти прихисток у країні.</text:p>
      <text:p text:style-name="P4">
Як передає Укрінформ, про це повідомляє <text:a xlink:type="simple" xlink:href="http://edition.cnn.com/europe/live-news/russia-ukraine-war-news-05-20-23/h_dd268641e7234fc0abf18e0c52994cde" text:style-name="Internet_20_link" text:visited-style-name="Visited_20_Internet_20_Link">
</text:a>
 .</text:p>
      <text:p text:style-name="P4">
Ердоган стверджує, що не може прихильно ставитися до заявки Швеції начленство, "поки Швеція продовжує дозволяти відгалуженням терористичнихугруповань в Туреччині вільно блукати вулицями Стокгольму".</text:p>
      <text:p text:style-name="P4">
Деякі західні офіційні особи та спостерігачі з Близького Сходу припускають, щозвинувачення в тероризмі є прикриттям для Ердогана, щоб не розлютитипрезидента РФ Володимира Путіна в "політично незручний час".</text:p>
      <text:p text:style-name="P4">
<text:span text:style-name="T4">
Читайте також:</text:span>
 <text:a xlink:type="simple" xlink:href="https://www.ukrinform.ua/rubric-polytics/3704405-zelenskij-proviv-peregovori-z-premerami-svecii-danii-islandii-ta-finlandii.html" text:style-name="Internet_20_link" text:visited-style-name="Visited_20_Internet_20_Link">
 <text:span text:style-name="T4">
Швеції</text:span>
 </text:a>
</text:p>
      <text:p text:style-name="P4">
Москва стала економічною рятувальною ланкою для Туреччини після того, як іншікраїни запровадили санкції проти Анкари, а Путін залишається привабливимпартнером у зусиллях з відновлення країни після землетрусу, сказав CNN уберезні Гонул Тол, науковий співробітник турецької програми ІнститутуБлизького Сходу.</text:p>
      <text:p text:style-name="P4">
Як повідомлялося, уряд Швеції сподівається, що країна офіційно стане частиною<text:a xlink:type="simple" xlink:href="https://www.ukrinform.ua/tag-nato" text:style-name="Internet_20_link" text:visited-style-name="Visited_20_Internet_20_Link">
 </text:a>
 до саміту Альянсу у Вільнюсі, якийвідбудеться 11-12 липня.</text:p>
      <text:p text:style-name="P4">
Після початку повномасштабного російського вторгнення в Україну нейтральніШвеція та Фінляндія подали заявку на вступ до НАТО. Під час Мадридськогосаміту в червні 2022 року країни отримали запрошення приєднатися до Альянсувід усіх 30 членів. Водночас у Мадриді був підписаний Тристоронній меморандум,що відобразив занепокоєння Туреччини станом боротьби з тероризмом у Фінляндіїта Швеції.</text:p>
      <text:p text:style-name="P4">
<text:span text:style-name="T4">
Читайте також:</text:span>
 <text:a xlink:type="simple" xlink:href="https://www.ukrinform.ua/rubric-polytics/3704354-zelenskij-perekonanij-so-nato-nevdovzi-nalicuvatime-z-33-kraini.html" text:style-name="Internet_20_link" text:visited-style-name="Visited_20_Internet_20_Link">
 </text:a>
</text:p>
      <text:p text:style-name="P4">
Глава МЗС Швеції Тобіас Більстрем заявив, що країна зробила все належне заТристороннім меморандумом, що був підписаний із Туреччиною та Фінляндією підчас торішнього саміту НАТО в Мадриді, та розраховує на швидку ратифікаціюпротоколу про входження країни до НАТО парламентами Туреччини та Угорщини.</text:p>
      <text:p text:style-name="P4">
Source: <text:a xlink:type="simple" xlink:href="https://www.ukrinform.ua/rubric-world/3711867-erdogan-zaaviv-so-ne-gotovij-shvaliti-clenstvo-svecii-u-nato.html" text:style-name="Internet_20_link" text:visited-style-name="Visited_20_Internet_20_Link">
https://www.ukrinform.ua/rubric-world/3711867-erdogan-zaaviv-so-ne-gotovij-shvaliti-clenstvo-svecii-u-nato.html</text:a>
</text:p>
      <!--NEWS-->
      <text:h text:style-name="P10" text:outline-level="1">
<text:span text:style-name="T4">
Клопотенко видав нову книгу з рецептами дитячих страв</text:span>
</text:h>
      <text:p text:style-name="P4">
Authors: Ukrinform (Person)</text:p>
      <text:p text:style-name="P4">
Publisher: Укринформ (Organization)</text:p>
      <text:p text:style-name="P4">
Published Time: 2023-05-20T15:01:00+03:00</text:p>
      <text:p text:style-name="P4">
Modified Time: 2023-05-20T15:01:00+03:00</text:p>
      <text:p text:style-name="P4">
Description: Нова книга відомого українського шеф-кухаря Євгена Клопотенка «Дитячі страви. 70 простих рецептів» вийшла друком у видавництві: #книголав. — Укрінформ.</text:p>
      <text:p text:style-name="P4">
Images: ['<text:a xlink:type="simple" xlink:href="https://static.ukrinform.com/photos/2023_05/thumb_files/630_360_1684578174-179.jpg" text:style-name="Internet_20_link" text:visited-style-name="Visited_20_Internet_20_Link">
630_360_16845...</text:a>
']</text:p>
      <text:p text:style-name="P4">
Tags: ['Діти', 'Клопотенко', 'Рецепт', 'Їжа']</text:p>
      <text:p text:style-name="P4">
Type: Article</text:p>
      <!--METADATA-->
      <text:p text:style-name="P4">
<draw:frame draw:style-name="fr1" draw:name="Image102" text:anchor-type="as-char" svg:width="6.9236in" svg:height="3.946452in" draw:z-index="0">
<draw:image xlink:href="../Images/yкринформ/2023-05-20T15-01-00-03-00/630_360_1684578174-179.jpg" xlink:type="simple" xlink:show="embed" xlink:actuate="onLoad" draw:mime-type="image/jpeg"/>
</draw:frame>
 Нова книгавідомого українського шеф-кухаря Євгена Клопотенка «Дитячі страви. 70 простихрецептів» вийшла друком у видавництві: #книголав.</text:p>
      <text:p text:style-name="P4">
Про це Укрінформу повідомили у видавництві.</text:p>
      <text:p text:style-name="P4">
«У цій книзі Євген Клопотенко зібрав найпопулярніші страви, які, на йогодумку, мають припасти до смаку вашим <text:a xlink:type="simple" xlink:href="https://www.ukrinform.ua/tag-diti" text:style-name="Internet_20_link" text:visited-style-name="Visited_20_Internet_20_Link">
 </text:a>
 .Аби привчити дитину до смачної і корисної їжі, варто долучати її доприготування, а щоб їй було цікаво, ці страви мають бути різноманітними іоригінальними. Можливо, не всі рецепти з книги у вас будуть асоціюватись здитячим меню, але автор упевнений: найголовніше - не інгредієнти чи назва, анастрій і форма подачі страви», - зазначили у #книголаві.</text:p>
      <text:p text:style-name="P4">
«Це практичні рецепти, які - я переконаний - сподобаються дітям. Я врахувавїхні базові вподобання й поміркував, як зможу це розширити, щоб ваша дитиназнайомилася з новими смаками й способами приготування та розвивалася через це.Щоб її світ був простим, смачним і без меж. Тому ця книжка стане вашим другом,вашою найбільшою допомогою у випадках, коли вас (чесно) втомило постійнодумати, що приготувати дитині, аби їй було смачно», - прокоментував свою новукнигу сам Клопотенко.</text:p>
      <text:p text:style-name="P4">
На переконання кухаря, їжа, яку готують батьки дітям - «це дуже про стосунки».</text:p>
      <text:p text:style-name="P4">
«Дитина виросте й пам’ятатиме, як на вихідних їй готували млинці зісмородиною. Вона любитиме цей спогад, житиме ним і передасть його вже своїмдітям. Ось таку силу має їжа», - запевнив Клопотенко.</text:p>
      <text:p text:style-name="P4">
У видавництві додали, що книга «Дитячі страви. 70 простих рецептів» —передусім для батьків. Це - практичне видання, що стане помічником для батьківу приготуванні страв для дітей із простих та доступних продуктів швидко,смачно та корисно. Навчить, як подарувати турботу дітям, сформувати гарнийсмак до правильного та здорового харчування, відкрити різноманіття страв тасмаків, а також долучити своїх дітей до спільного готування страви, створеннясімейних традицій, щоб дитина, згадуючи своє дитинство, змогла передати цірецепти своїм дітям.</text:p>
      <text:p text:style-name="P4">
У книжці рецепти поділено на сім розділів: «Сніданки», «Салати», «Першістрави», «Другі страви», «Випічка і десерти», «Перекуси» та «Напої».</text:p>
      <text:p text:style-name="P4">
<text:span text:style-name="T4">
Читайте також:</text:span>
 <text:a xlink:type="simple" xlink:href="https://www.ukrinform.ua/rubric-society/3687928-zelenska-podililasa-videourokami-pro-zdorove-harcuvanna-vid-klopotenka-ta-unisef.html" text:style-name="Internet_20_link" text:visited-style-name="Visited_20_Internet_20_Link">
 <text:span text:style-name="T4">
Клопотенка</text:span>
 </text:a>
</text:p>
      <text:p text:style-name="P4">
Як відомо, 1 вересня 2021 року всі дитячі садочки та школи України перейшли нанові стандарти і норми харчування. Клопотенко став автором проєкту «НовеШкільне Харчування», у межах якого створив новий збірник рецептур длянавчальних закладів України.</text:p>
      <text:p text:style-name="P4">
У квітні 2021 року Клопотенко увійшов до авторитетного міжнародного списку 50Next - переліку професіоналів, які змінюють майбутнє гастрономії, відміжнародного рейтингу найкращих ресторанів світу The World’s 50 BestRestaurants.</text:p>
      <text:p text:style-name="P4">
У 2022 році World Influencers and Bloggers Awards 2022 назвали українськогошеф-кухаря фудблогером року.</text:p>
      <text:p text:style-name="P4">
Автор книжок: «Зваблення їжею: 70 рецептів, які захочеться готувати»,«Зваблення їжею з українським смаком», «Святкові страви».</text:p>
      <text:p text:style-name="P4">
Source: <text:a xlink:type="simple" xlink:href="https://www.ukrinform.ua/rubric-society/3711868-klopotenko-vidav-novu-knigu-z-receptami-ditacih-strav.html" text:style-name="Internet_20_link" text:visited-style-name="Visited_20_Internet_20_Link">
https://www.ukrinform.ua/rubric-society/3711868-klopotenko-vidav-novu-knigu-z-receptami-ditacih-strav.html</text:a>
</text:p>
      <!--NEWS-->
      <text:h text:style-name="P10" text:outline-level="1">
<text:span text:style-name="T4">
Порушення антимонопольного законодавства: Індія протидіятиме Google</text:span>
</text:h>
      <text:p text:style-name="P4">
Authors: Ukrinform (Person)</text:p>
      <text:p text:style-name="P4">
Publisher: Укринформ (Organization)</text:p>
      <text:p text:style-name="P4">
Published Time: 2023-05-20T15:06:00+03:00</text:p>
      <text:p text:style-name="P4">
Modified Time: 2023-05-20T15:06:00+03:00</text:p>
      <text:p text:style-name="P4">
Description: Уряд Індії планує вжити заходів проти компанії Google після того, як минулого року антимонопольне відомство виявило, що група зловживала своїм становищем на ринку, потураючи антиконкурентним практикам. — Укрінформ.</text:p>
      <text:p text:style-name="P4">
Images: ['<text:a xlink:type="simple" xlink:href="https://static.ukrinform.com/photos/2021_07/thumb_files/630_360_1627465937-183.jpg" text:style-name="Internet_20_link" text:visited-style-name="Visited_20_Internet_20_Link">
630_360_16274...</text:a>
']</text:p>
      <text:p text:style-name="P4">
Tags: ['Google', 'Індія', 'Монополія', 'Технології']</text:p>
      <text:p text:style-name="P4">
Type: Article</text:p>
      <!--METADATA-->
      <text:p text:style-name="P4">
<draw:frame draw:style-name="fr1" draw:name="Image103" text:anchor-type="as-char" svg:width="6.9236in" svg:height="3.956343in" draw:z-index="0">
<draw:image xlink:href="../Images/yкринформ/2023-05-20T15-06-00-03-00/630_360_1627465937-183.jpg" xlink:type="simple" xlink:show="embed" xlink:actuate="onLoad" draw:mime-type="image/jpeg"/>
</draw:frame>
 Уряд Індіїпланує вжити заходів проти компанії Google після того, як минулого рокуантимонопольне відомство виявило, що група зловживала своїм становищем наринку, потураючи антиконкурентним практикам.</text:p>
      <text:p text:style-name="P4">
Про це повідомляє <text:a xlink:type="simple" xlink:href="https://www.reuters.com/technology/indias-govt-plans-action-against-google-after-antitrust-breaches-2023-05-19/" text:style-name="Internet_20_link" text:visited-style-name="Visited_20_Internet_20_Link">
 </text:a>
 із посиланням нависокопоставленого міністра інформаційних технологій, передає Укрінформ.</text:p>
      <text:p text:style-name="P4">
У жовтні антимонопольний орган Індії оштрафував <text:a xlink:type="simple" xlink:href="https://www.ukrinform.ua/tag-google" text:style-name="Internet_20_link" text:visited-style-name="Visited_20_Internet_20_Link">
</text:a>
 на 275 мільйонів доларів у двохсправах, які стосувалися зловживання домінуючим становищем на ринкуопераційної системи Android і підштовхування розробників до використання своєїсистеми вбудованих платежів.</text:p>
      <text:p text:style-name="P4">
Федеральний заступник міністра інформаційних технологій Раджив Чандрасехарзаявив, що такі висновки є "серйозними" і викликають "глибоке занепокоєння" уфедерального уряду Індії, який вживатиме власних заходів проти Google.</text:p>
      <text:p text:style-name="P4">
"Міністерство має вжити заходів. Ми все продумали. Ви побачите це в найближчітижні", - сказав Чандрасехар.</text:p>
      <text:p text:style-name="P4">
<text:span text:style-name="T4">
Читайте також:</text:span>
 <text:a xlink:type="simple" xlink:href="https://www.ukrinform.ua/rubric-technology/3709572-google-zapuskae-funkcii-dla-posuku-fejkovih-ta-stucno-zgenerovanih-zobrazen.html" text:style-name="Internet_20_link" text:visited-style-name="Visited_20_Internet_20_Link">
 <text:span text:style-name="T4">
Google</text:span>
 </text:a>
</text:p>
      <text:p text:style-name="P4">
Міністр відмовився уточнити, яку саме політику або регуляторні заходи можевжити уряд.</text:p>
      <text:p text:style-name="P4">
Як повідомляв <text:a xlink:type="simple" xlink:href="https://www.ukrinform.ua/rubric-technology/3710506-google-vidalatime-akaunti-akimi-ne-koristuvalisa-sonajmense-dva-roki.html" text:style-name="Internet_20_link" text:visited-style-name="Visited_20_Internet_20_Link">
 </text:a>
 , компаніяGoogle оголосила, що з грудня 2023 року почне видаляти облікові записи, якібули неактивними щонайменше два роки.</text:p>
      <text:p text:style-name="P4">
Source: <text:a xlink:type="simple" xlink:href="https://www.ukrinform.ua/rubric-technology/3711870-porusenna-antimonopolnogo-zakonodavstva-india-protidiatime-google.html" text:style-name="Internet_20_link" text:visited-style-name="Visited_20_Internet_20_Link">
https://www.ukrinform.ua/rubric-technology/3711870-porusenna-antimonopolnogo-zakonodavstva-india-protidiatime-google.html</text:a>
</text:p>
      <!--NEWS-->
      <text:h text:style-name="P10" text:outline-level="1">
<text:span text:style-name="T4">
Всесвітній день вишиванки відзначили у Тель-Авіві</text:span>
</text:h>
      <text:p text:style-name="P4">
Authors: Ukrinform (Person)</text:p>
      <text:p text:style-name="P4">
Publisher: Укринформ (Organization)</text:p>
      <text:p text:style-name="P4">
Published Time: 2023-05-20T15:10:00+03:00</text:p>
      <text:p text:style-name="P4">
Modified Time: 2023-05-20T15:10:00+03:00</text:p>
      <text:p text:style-name="P4">
Description: У Всесвітній день вишиванки у центрі Тель-Авіва відбулися святкові заходи, організовані ізраїльською неурядовою організацією Israeli Friends of Ukraine. — Укрінформ.</text:p>
      <text:p text:style-name="P4">
Images: ['<text:a xlink:type="simple" xlink:href="https://static.ukrinform.com/photos/2023_05/thumb_files/630_360_1684584300-247.jpg" text:style-name="Internet_20_link" text:visited-style-name="Visited_20_Internet_20_Link">
630_360_16845...</text:a>
', '<text:a xlink:type="simple" xlink:href="https://static.ukrinform.com/photos/2023_05/1684584313-980.jpg" text:style-name="Internet_20_link" text:visited-style-name="Visited_20_Internet_20_Link">
1684584313-98...</text:a>
', '<text:a xlink:type="simple" xlink:href="https://static.ukrinform.com/photos/2023_05/1684584344-914.jpg" text:style-name="Internet_20_link" text:visited-style-name="Visited_20_Internet_20_Link">
1684584344-91...</text:a>
', '<text:a xlink:type="simple" xlink:href="https://static.ukrinform.com/photos/2023_05/1684584361-487.jpg" text:style-name="Internet_20_link" text:visited-style-name="Visited_20_Internet_20_Link">
1684584361-48...</text:a>
', '<text:a xlink:type="simple" xlink:href="https://static.ukrinform.com/photos/2023_05/1684584390-510.jpg" text:style-name="Internet_20_link" text:visited-style-name="Visited_20_Internet_20_Link">
1684584390-51...</text:a>
']</text:p>
      <text:p text:style-name="P4">
Tags: ['Діаспора', 'Ізраїль', 'Посольство', 'Вишиванка', 'День вишиванки']</text:p>
      <text:p text:style-name="P4">
Type: Article</text:p>
      <!--METADATA-->
      <text:p text:style-name="P4">
<draw:frame draw:style-name="fr1" draw:name="Image104" text:anchor-type="as-char" svg:width="6.9236in" svg:height="3.956343in" draw:z-index="0">
<draw:image xlink:href="../Images/yкринформ/2023-05-20T15-10-00-03-00/630_360_1684584300-247.jpg" xlink:type="simple" xlink:show="embed" xlink:actuate="onLoad" draw:mime-type="image/jpeg"/>
</draw:frame>
 УВсесвітній день вишиванки у центрі Тель-Авіва відбулися святкові заходи,організовані ізраїльською неурядовою організацією Israeli Friends of Ukraine.</text:p>
      <text:p text:style-name="P4">
Як передає Укрінформ, про це у <text:a xlink:type="simple" xlink:href="https://www.facebook.com/UkraineInIsrael/posts/pfbid02K3H1B5De31nrAS7bRyp3yqWonATWfKbdZwkRknE2i65VwgtpURan5C7brDkGatJzl" text:style-name="Internet_20_link" text:visited-style-name="Visited_20_Internet_20_Link">
</text:a>
повідомило Посольство України в Ізраїлі.</text:p>
      <text:p text:style-name="P4">
<draw:frame draw:style-name="fr1" draw:name="Image105" text:anchor-type="as-char" svg:width="6.666667in" svg:height="10.0in" draw:z-index="0">
<draw:image xlink:href="../Images/yкринформ/2023-05-20T15-10-00-03-00/1684584313-980.jpg" xlink:type="simple" xlink:show="embed" xlink:actuate="onLoad" draw:mime-type="image/jpeg"/>
</draw:frame>
</text:p>
      <text:p text:style-name="P4">
«Уже традиційно у Міжнародний день вишиванки центр Тель-Авіву був уквітчанийрізнобарвними українськими вишиванками. Неймовірна енергетика, дитячі усмішкита непереможні українські традиційні святкування – це те, що чекало навідвідувачів вчорашнього Дня вишиванки»,– йдеться в дописі.</text:p>
      <text:p text:style-name="P4">
<text:span text:style-name="T4">
Читайте також:</text:span>
 <text:a xlink:type="simple" xlink:href="https://www.ukrinform.ua/rubric-diaspora/3698839-u-telavivi-proveli-ukrainskij-ranok.html" text:style-name="Internet_20_link" text:visited-style-name="Visited_20_Internet_20_Link">
 <text:span text:style-name="T4">
Тель</text:span>
 <text:span text:style-name="T4">
Авіві</text:span>
 <text:span text:style-name="T4">
провели</text:span>
 <text:span text:style-name="T4">
Український</text:span>
 <text:span text:style-name="T4">
ранок</text:span>
</text:a>
</text:p>
      <text:p text:style-name="P4">
<draw:frame draw:style-name="fr1" draw:name="Image106" text:anchor-type="as-char" svg:width="6.9236in" svg:height="4.615733in" draw:z-index="0">
<draw:image xlink:href="../Images/yкринформ/2023-05-20T15-10-00-03-00/1684584344-914.jpg" xlink:type="simple" xlink:show="embed" xlink:actuate="onLoad" draw:mime-type="image/jpeg"/>
</draw:frame>
</text:p>
      <text:p text:style-name="P4">
Захід був благодійний – усі зібрані кошти будуть спрямовані на закупівлютактичної медицини для потреб українських захисників.</text:p>
      <text:p text:style-name="P4">
<draw:frame draw:style-name="fr1" draw:name="Image107" text:anchor-type="as-char" svg:width="6.9236in" svg:height="4.615733in" draw:z-index="0">
<draw:image xlink:href="../Images/yкринформ/2023-05-20T15-10-00-03-00/1684584361-487.jpg" xlink:type="simple" xlink:show="embed" xlink:actuate="onLoad" draw:mime-type="image/jpeg"/>
</draw:frame>
</text:p>
      <text:p text:style-name="P4">
«Дякуємо усім, хто долучився до свята, а також організаторам Israeli Friendsof Ukraine за чудовий захід та популяризацію української культури в Ізраїлі»,– подякували у Посольстві.</text:p>
      <text:p text:style-name="P4">
<draw:frame draw:style-name="fr1" draw:name="Image108" text:anchor-type="as-char" svg:width="6.9236in" svg:height="4.615733in" draw:z-index="0">
<draw:image xlink:href="../Images/yкринформ/2023-05-20T15-10-00-03-00/1684584390-510.jpg" xlink:type="simple" xlink:show="embed" xlink:actuate="onLoad" draw:mime-type="image/jpeg"/>
</draw:frame>
</text:p>
      <text:p text:style-name="P4">
Як повідомлялося, щороку в третій четвер травня <text:a xlink:type="simple" xlink:href="https://www.ukrinform.ua/rubric-society/3710730-sogodni-den-visivanki.html" text:style-name="Internet_20_link" text:visited-style-name="Visited_20_Internet_20_Link">
</text:a>
День вишиванки, 2023 року цей день припав на 18 травня.</text:p>
      <text:p text:style-name="P4">
<text:span text:style-name="T5">
Фото: Embassy of Ukraine in the State of Israel / Фейсбук</text:span>
</text:p>
      <text:p text:style-name="P4">
Source: <text:a xlink:type="simple" xlink:href="https://www.ukrinform.ua/rubric-diaspora/3711872-vsesvitnij-den-visivanki-vidznacili-u-telavivi.html" text:style-name="Internet_20_link" text:visited-style-name="Visited_20_Internet_20_Link">
https://www.ukrinform.ua/rubric-diaspora/3711872-vsesvitnij-den-visivanki-vidznacili-u-telavivi.html</text:a>
</text:p>
      <!--NEWS-->
      <text:h text:style-name="P10" text:outline-level="1">
<text:span text:style-name="T4">
Вийшов трейлер документального фільму «Звідки куди» про евакуацію українців</text:span>
</text:h>
      <text:p text:style-name="P4">
Authors: Ukrinform (Person)</text:p>
      <text:p text:style-name="P4">
Publisher: Укринформ (Organization)</text:p>
      <text:p text:style-name="P4">
Published Time: 2023-05-20T15:13:00+03:00</text:p>
      <text:p text:style-name="P4">
Modified Time: 2023-05-20T15:13:00+03:00</text:p>
      <text:p text:style-name="P4">
Description: Найбільше голівудське медіа про кіно та телебачення Deadline ексклюзивно опублікувало трейлер документального фільму «Звідки куди» режисера Мачека Хамела про евакуацію українців з-під обстрілів. — Укрінформ.</text:p>
      <text:p text:style-name="P4">
Images: ['<text:a xlink:type="simple" xlink:href="https://static.ukrinform.com/photos/2023_05/thumb_files/630_360_1684584648-990.jpg" text:style-name="Internet_20_link" text:visited-style-name="Visited_20_Internet_20_Link">
630_360_16845...</text:a>
']</text:p>
      <text:p text:style-name="P4">
Tags: ['Евакуація', 'фільм', 'Документальне кіно', 'Війна з Росією']</text:p>
      <text:p text:style-name="P4">
Type: Article</text:p>
      <!--METADATA-->
      <text:p text:style-name="P4">
<draw:frame draw:style-name="fr1" draw:name="Image109" text:anchor-type="as-char" svg:width="6.9236in" svg:height="3.956343in" draw:z-index="0">
<draw:image xlink:href="../Images/yкринформ/2023-05-20T15-13-00-03-00/630_360_1684584648-990.jpg" xlink:type="simple" xlink:show="embed" xlink:actuate="onLoad" draw:mime-type="image/jpeg"/>
</draw:frame>
 Найбільшеголівудське медіа про кіно та телебачення Deadline ексклюзивно опублікувалотрейлер документального фільму «Звідки куди» режисера Мачека Хамела проевакуацію українців з-під обстрілів.</text:p>
      <text:p text:style-name="P4">
Про це Укрінформу розповіли в кінокомпанії «435 FILMS», яка є виробникомфільму з українського боку.</text:p>
      <text:p text:style-name="P4">
«Трейлер дуже влучно передає атмосферу <text:a xlink:type="simple" xlink:href="https://www.ukrinform.ua/tag-kino" text:style-name="Internet_20_link" text:visited-style-name="Visited_20_Internet_20_Link">
 </text:a>
та ті обставини, в яких опинились українці через повномасштабне вторгнення.Вкрай важливо транслювати українські голоси на найбільшому кінофестивалісвіту, до якого прикута увага світових ЗМІ. Я особисто дуже вдячна режисеруМачеку за те, що він пів року самостійно евакуйовував біженців та всьомупольському народові за підтримку українців під час війни», - сказала вкоментарі Укрінформу копродюсерка фільму Анна Паленчук.</text:p>
      <text:p text:style-name="P4">
Вона додала, що фільм «Звідки куди» отримав головну нагороду польськогокінофестивалю Millennium Docs Against Gravity за найкращий польський фільмотримав документальний фільм «Звідки куди» про евакуацію українців україно-франко-польської копродукції.</text:p>
      <text:p text:style-name="P4">
20-ий польський кінофестиваль Millennium Docs Against Gravity, проходить ушести польських містах з 12 по 21 травня. Це найбільший фестивальдокументальних фільмів в Польщі та третій за популярністю у Європі. Його метоює популяризація документального кіно та зацікавлення у ньому молоді та лідерівдумок. Цьогоріч фестиваль сфокусований на українцях, які страждають відросійської агресії, тому програма включає в себе фільми про різні сторонивторгнення.</text:p>
      <text:p text:style-name="P4">
<text:span text:style-name="T4">
Читайте також:</text:span>
 <text:a xlink:type="simple" xlink:href="https://www.ukrinform.ua/rubric-culture/3706893-u-kievi-prezentuvali-dokumentalnij-film-ta-knigu-skripleni-krovu.html" text:style-name="Internet_20_link" text:visited-style-name="Visited_20_Internet_20_Link">
 <text:span text:style-name="T4">
документальний</text:span>
 </text:a>
</text:p>
      <text:p text:style-name="P4">
Фільм «Звідки куди» є результатом спільного виробництва України (кінокомпанія“435 FILMS” з українського боку), Польщі та Франції.</text:p>
      <text:p text:style-name="P4">
Від початку повномасштабного вторгнення Росії польський режисер Мачек Хамеларозпочав власну евакуаційну програму із порятунку людей із небезпечнихтериторій, таких як Чернігівська чи Донецька області. В одній з таких поїздоку Мачека з’явилась ідея документувати історії людей про рішення покинути дімта інколи рідних. Так почались зйомки фільму «Звідки куди».</text:p>
      <text:p text:style-name="P4">
Source: <text:a xlink:type="simple" xlink:href="https://www.ukrinform.ua/rubric-culture/3711873-vijsov-trejler-dokumentalnogo-filmu-zvidki-kudi-pro-evakuaciu-ukrainciv.html" text:style-name="Internet_20_link" text:visited-style-name="Visited_20_Internet_20_Link">
https://www.ukrinform.ua/rubric-culture/3711873-vijsov-trejler-dokumentalnogo-filmu-zvidki-kudi-pro-evakuaciu-ukrainciv.html</text:a>
</text:p>
      <!--NEWS-->
      <text:h text:style-name="P10" text:outline-level="1">
<text:span text:style-name="T4">
Федерація фехтування України оголосила збір коштів на оскарження рішень FIE про допуск росіян і білорусів</text:span>
</text:h>
      <text:p text:style-name="P4">
Authors: Ukrinform (Person)</text:p>
      <text:p text:style-name="P4">
Publisher: Укринформ (Organization)</text:p>
      <text:p text:style-name="P4">
Published Time: 2023-05-20T15:24:32+03:00</text:p>
      <text:p text:style-name="P4">
Modified Time: 2023-05-20T15:24:32+03:00</text:p>
      <text:p text:style-name="P4">
Description: Федерація фехтування України оголосила збір коштів на оскарження рішень Міжнародної федерації фехтування (FIE) про допуск росіян і білорусів до міжнародних змагань у Спортивному арбітражному суді (CAS) та Окружному суді Лозанни. — Укрінформ.</text:p>
      <text:p text:style-name="P4">
Images: ['<text:a xlink:type="simple" xlink:href="https://static.ukrinform.com/photos/2023_05/thumb_files/630_360_1684585359-183.jpg" text:style-name="Internet_20_link" text:visited-style-name="Visited_20_Internet_20_Link">
630_360_16845...</text:a>
']</text:p>
      <text:p text:style-name="P4">
Tags: ['Фехтування']</text:p>
      <text:p text:style-name="P4">
Type: Article</text:p>
      <!--METADATA-->
      <text:p text:style-name="P4">
<draw:frame draw:style-name="fr1" draw:name="Image110" text:anchor-type="as-char" svg:width="6.9236in" svg:height="3.956343in" draw:z-index="0">
<draw:image xlink:href="../Images/yкринформ/2023-05-20T15-24-32-03-00/630_360_1684585359-183.jpg" xlink:type="simple" xlink:show="embed" xlink:actuate="onLoad" draw:mime-type="image/jpeg"/>
</draw:frame>
 Федераціяфехтування України оголосила збір коштів на оскарження рішень Міжнародноїфедерації фехтування (FIE) про допуск росіян і білорусів до міжнароднихзмагань у Спортивному арбітражному суді (CAS) та Окружному суді Лозанни.</text:p>
      <text:p text:style-name="P4">
Про це повідомила <text:a xlink:type="simple" xlink:href="https://www.nffu.org.ua/donate-ffu/" text:style-name="Internet_20_link" text:visited-style-name="Visited_20_Internet_20_Link">
 </text:a>
 федерації, передаєУкрінформ.</text:p>
      <text:p text:style-name="P4">
ФФУ просить допомогти покрити витрати.</text:p>
      <text:p text:style-name="P4">
«Участь у судовому процесі проти FIE вимагає великих коштів, яких у Федераціїне вистачає через економічну кризу в Україні, спричинену військовою агресієюРосії проти України. Тільки CAS вимагає від нас сплатити 44 000 швейцарськихфранків як аванс на покриття витрат», - йдеться у заяві ФФУ.</text:p>
      <text:p text:style-name="P4">
<text:span text:style-name="T4">
Читайте також:</text:span>
 <text:a xlink:type="simple" xlink:href="https://www.ukrinform.ua/rubric-sports/3709144-zinoca-zbirna-ukraini-z-fehtuvanna-na-sablah-peremozec-etapu-ks.html" text:style-name="Internet_20_link" text:visited-style-name="Visited_20_Internet_20_Link">
 <text:span text:style-name="T4">
фехтування</text:span>
 </text:a>
</text:p>
      <text:p text:style-name="P4">
Як повідомлялося, Ольга Харлан повідомила про зміну олімпійської кваліфікаціїу фехтуванні.</text:p>
      <text:p text:style-name="P4">
Фото: RedBull.com</text:p>
      <text:p text:style-name="P4">
Source: <text:a xlink:type="simple" xlink:href="https://www.ukrinform.ua/rubric-sports/3711876-federacia-fehtuvanna-ukraini-ogolosila-zbir-kostiv-na-oskarzenna-risen-fie-pro-dopusk-rosian-i-bilorusiv.html" text:style-name="Internet_20_link" text:visited-style-name="Visited_20_Internet_20_Link">
https://www.ukrinform.ua/rubric-sports/3711876-federacia-fehtuvanna-ukraini-ogolosila-zbir-kostiv-na-oskarzenna-risen-fie-pro-dopusk-rosian-i-bilorusiv.html</text:a>
</text:p>
      <!--NEWS-->
      <text:h text:style-name="P10" text:outline-level="1">
<text:span text:style-name="T4">
Мін’юст: Реєстр збитків - вагомий крок у процесі притягнення РФ до відповідальності за агресію</text:span>
</text:h>
      <text:p text:style-name="P4">
Authors: Ukrinform (Person)</text:p>
      <text:p text:style-name="P4">
Publisher: Укринформ (Organization)</text:p>
      <text:p text:style-name="P4">
Published Time: 2023-05-20T15:29:04+03:00</text:p>
      <text:p text:style-name="P4">
Modified Time: 2023-05-20T15:29:04+03:00</text:p>
      <text:p text:style-name="P4">
Description: Заступниця міністра юстиції Ірина Мудра зазначила, що Реєстр збитків - вагомий крок в поступі до притягнення РФ до відповідальності за агресію. — Укрінформ.</text:p>
      <text:p text:style-name="P4">
Images: ['<text:a xlink:type="simple" xlink:href="https://static.ukrinform.com/photos/2023_02/thumb_files/630_360_1676989729-840.jpg" text:style-name="Internet_20_link" text:visited-style-name="Visited_20_Internet_20_Link">
630_360_16769...</text:a>
']</text:p>
      <text:p text:style-name="P4">
Tags: ['Гаага', "Мін'юст", 'Росія', 'Реєстр збитків']</text:p>
      <text:p text:style-name="P4">
Type: Article</text:p>
      <!--METADATA-->
      <text:p text:style-name="P4">
<draw:frame draw:style-name="fr1" draw:name="Image111" text:anchor-type="as-char" svg:width="6.9236in" svg:height="3.956343in" draw:z-index="0">
<draw:image xlink:href="../Images/yкринформ/2023-05-20T15-29-04-03-00/630_360_1676989729-840.jpg" xlink:type="simple" xlink:show="embed" xlink:actuate="onLoad" draw:mime-type="image/jpeg"/>
</draw:frame>
 Заступницяміністра юстиції Ірина Мудра зазначила, що Реєстр збитків - вагомий крок впоступі до притягнення РФ до відповідальності за агресію.</text:p>
      <text:p text:style-name="P4">
Про це вона сказала в коментарі кореспонденту Укрінформу в Гаазі.</text:p>
      <text:p text:style-name="P4">
“Реєстр збитків - це вагомий крок в поступі до притягнення <text:a xlink:type="simple" xlink:href="https://www.ukrinform.ua/tag-rosia" text:style-name="Internet_20_link" text:visited-style-name="Visited_20_Internet_20_Link">
</text:a>
 до відповідальності за агресію. Але целише перша складова комплексного механізму відшкодування збитків, завданихагресією РФ проти України. Кінцевою метою є створення всеохоплюючогокомпенсаційного механізму, який забезпечить реальну виплату компенсацій”, -сказала Мудра.</text:p>
      <text:p text:style-name="P4">
За її словами, так, крім Реєстру збитків, такий механізм відшкодування шкодивключатиме Компенсаційну комісію, яка безпосередньо розглядатиме претензії таприсуджуватиме компенсації, та Компенсаційний фонд, який акумулюватиме коштидля виплати компенсацій.</text:p>
      <text:p text:style-name="P4">
«Тож одночасно з процесом запуску Реєстру збитків продовжується активна роботанад створенням двох інших компонентів спеціального компенсаційного механізму –Компенсаційної комісії та Компенсаційного фонду. Зокрема йдеться прообговорення та пошуки правових конструкцій, які будуть покладені в основуміжнародного договору, на підставі якого базуватиметься спеціальнийкомпенсаційний механізм. Адже попри все зло і горе, яке приніс агресор,притягнення його до відповідальності повинно відбуватися у суворійвідповідності до вимог міжнародного права. Ефективна імплементація всеосяжногоміжнародного механізму компенсації є запорукою досягнення справедливості длявсіх, хто постраждав від незаконних дій Росії проти України», - пояснила вона.</text:p>
      <text:p text:style-name="P4">
Мудра також зазначила, що Міжнародний Реєстр збитків створено під егідою РадиЄвропи і базується на Розширеній частковій угоді про Реєстр збитків, завданихагресією Російської Федерації проти України, та функціонуватиме на підставіСтатуту про Реєстр збитків, заподіяних агресією Російської Федерації протиУкраїни.</text:p>
      <text:p text:style-name="P4">
«Гаага – це символічне місто і його не випадкового називають столицею миру тасправедливості, адже тут знаходяться МКС та спеціальні трибунали щодо Руандита Югославії. Також тут базуються Євроюст і Європол. Розміщується величезнакількість представництв міжнародних організацій, державних та недержавнихорганізацій, основним завдання яких є захист миру та панування справедливості.Гаага також погодилась на розміщення майбутнього спеціального трибуналу дляУкраїни, який буде вести розслідування та судове переслідування злочинів ізвірств, скоєних у цій агресивній російській війні. Найбільш послідовним будете, що Реєстр завданих Україні російською агресією збитків буде розташований вГаазі.</text:p>
      <text:p text:style-name="P4">
Більше того, ще 17 лютого цього року, уряд Нідерландів офіційно дав згоду напропозицію України щодо створення міжнародної організації – Реєстру збитків,завданих Україні російською агресією. Відповідно, в Статуті Реєстру булозакріплено, що місцезнаходженням Реєстру є м. Гаага, Королівство Нідерландів»,- розповіла Мудра.</text:p>
      <text:p text:style-name="P4">
Вона також сказала, що статус і функціонування Реєстру в КоролівствіНідерландів буде врегульовано Угодою між приймаючою державою та Радою Європи.</text:p>
      <text:p text:style-name="P4">
«Реєстр має статус юридичної особи згідно з національним законодавствомКоролівства Нідерландів та України, і, таким чином, матиме можливістьвиконуватиме покладені на нього завдання. А отже, це означає наявність іофісу, і персоналу, і належної інфраструктури. Крім того, Статутом вжевизначено структуру органів управління та нагляду за діяльністю Реєструзбитків. Після того, як створення Реєстру збитків закріплено юридично, мирозпочали активну підготовку – вирішення тих самих практичних питань, якінеобхідні для його практичного запуску», - сказала Мудра.</text:p>
      <text:p text:style-name="P4">
За її словами, Реєстр також матиме допоміжний офіс в Україні для цілейпідтримання зв’язку з урядом України та сприяння розповсюдженню інформації таконтактування з потенційними заявниками та громадськістю в Україні в цілому,зокрема щодо існування та мети Реєстру та процедури подання заяв провідшкодування шкоди.</text:p>
      <text:p text:style-name="P4">
«Реєстр прийматиме та оброблятиме інформацію про заяви про відшкодування шкодита докази, інформацію, що підтверджують такі збитки, надані фізичним,юридичним особам, а також державі Україна. Всі дані будуть категоризовані тасистематизовані, та щодо них буде проведена оцінка на придатність претензійдля включення до Реєстру з метою їх майбутнього розгляду та винесення рішенняпро компенсацію. Реєстр не матиме функцій щодо розгляду щодо таких заяв,включаючи визначення відповідальності та присудження будь-яких виплат чикомпенсацій», - пояснила вона.</text:p>
      <text:p text:style-name="P4">
Зокрема критеріями прийнятності для внесення заяв до Реєстру з метою їхмайбутнього розгляду та винесення рішення будуть визначені у правилах іположеннях Реєстру. В той же час, основною умовою, для внесення заяв доРеєстру є те, що вони мають бути подані стосовно збитків, шкоди чи ушкоджень,які були завдані: починаючи з 24 лютого 2022 року, на території України в їїміжнародно визнаних кордонах, виникли через міжнародно-протиправні діянняРосійської Федерації в Україні або проти України.</text:p>
      <text:p text:style-name="P4">
Після того, як буде завершено всі організаційні та підготовчі заходи і Реєстрбуде готовий приймати заяви про спричинені агресією збитки та шкоду будепроведено окрему комунікацію щодо порядку подачі заяв та доказів.</text:p>
      <text:p text:style-name="P4">
<text:span text:style-name="T4">
Читайте також:</text:span>
 <text:a xlink:type="simple" xlink:href="https://www.ukrinform.ua/rubric-vidbudova/3711525-kraini-g7-primusat-rosiu-zaplatiti-za-pislavoenne-vidnovlenna-ukraini.html" text:style-name="Internet_20_link" text:visited-style-name="Visited_20_Internet_20_Link">
 </text:a>
</text:p>
      <text:p text:style-name="P4">
Як повідомляв Укрінформ, на саміті Ради Європи у Рейк’явіку понад 40 країн іЄС <text:a xlink:type="simple" xlink:href="https://www.ukrinform.ua/rubric-polytics/3710382-na-samiti-radi-evropi-stvorili-reestr-zbitkiv-ukraini-vid-agresii-rf.html" text:style-name="Internet_20_link" text:visited-style-name="Visited_20_Internet_20_Link">
 </text:a>
 про створення Реєструзбитків, завданих Україні агресією РФ. Ще три країни висловили готовністьпідписати декларацію і проходять внутрішні процедури.</text:p>
      <text:p text:style-name="P4">
Фото: Iryna Mudra</text:p>
      <text:p text:style-name="P4">
Source: <text:a xlink:type="simple" xlink:href="https://www.ukrinform.ua/rubric-polytics/3711877-minust-reestr-zbitkiv-vagomij-krok-u-procesi-pritagnenna-rf-do-vidpovidalnosti-za-agresiu.html" text:style-name="Internet_20_link" text:visited-style-name="Visited_20_Internet_20_Link">
https://www.ukrinform.ua/rubric-polytics/3711877-minust-reestr-zbitkiv-vagomij-krok-u-procesi-pritagnenna-rf-do-vidpovidalnosti-za-agresiu.html</text:a>
</text:p>
      <!--NEWS-->
      <text:h text:style-name="P10" text:outline-level="1">
<text:span text:style-name="T4">
Посол відреагував на слова речника МЗС Польщі про те, як Україна має вибачитися за Волинську трагедію</text:span>
</text:h>
      <text:p text:style-name="P4">
Authors: Ukrinform (Person)</text:p>
      <text:p text:style-name="P4">
Publisher: Укринформ (Organization)</text:p>
      <text:p text:style-name="P4">
Published Time: 2023-05-20T15:34:13+03:00</text:p>
      <text:p text:style-name="P4">
Modified Time: 2023-05-20T15:34:13+03:00</text:p>
      <text:p text:style-name="P4">
Description: Посол України в Польщі Василь Зварич назвав “неприйнятними і прикрими” слова речника МЗС Польщі Лукаша Ясіни, який в інтерв’ю зазначив, що Україна не вибачилася за Волинську трагедію, а Володимир Зеленський має взяти за цей злочин більшу відповідальність. — Укрінформ.</text:p>
      <text:p text:style-name="P4">
Images: ['<text:a xlink:type="simple" xlink:href="https://static.ukrinform.com/photos/2022_07/thumb_files/630_360_1657962996-392.jpg" text:style-name="Internet_20_link" text:visited-style-name="Visited_20_Internet_20_Link">
630_360_16579...</text:a>
']</text:p>
      <text:p text:style-name="P4">
Tags: ['Польща', 'Посол', 'Волинська трагедія']</text:p>
      <text:p text:style-name="P4">
Type: Article</text:p>
      <!--METADATA-->
      <text:p text:style-name="P4">
<draw:frame draw:style-name="fr1" draw:name="Image112" text:anchor-type="as-char" svg:width="6.9236in" svg:height="3.956343in" draw:z-index="0">
<draw:image xlink:href="../Images/yкринформ/2023-05-20T15-34-13-03-00/630_360_1657962996-392.jpg" xlink:type="simple" xlink:show="embed" xlink:actuate="onLoad" draw:mime-type="image/jpeg"/>
</draw:frame>
 ПосолУкраїни в Польщі Василь Зварич назвав “неприйнятними і прикрими” слова речникаМЗС Польщі Лукаша Ясіни, який в інтерв’ю зазначив, що Україна не вибачилася заВолинську трагедію, а Володимир Зеленський має взяти за цей злочин більшувідповідальність.</text:p>
      <text:p text:style-name="P4">
Свою реакцію на слова речника польського зовнішньополітичного відомства Зваричоприлюднив у <text:a xlink:type="simple" xlink:href="http://www.facebook.com/permalink.php" text:style-name="Internet_20_link" text:visited-style-name="Visited_20_Internet_20_Link">
</text:a>
, передає Укрінформ.</text:p>
      <text:p text:style-name="P4">
Український дипломат зазначив, що він уважно прочитав інтервʼю речника МЗСПольщі Ясіни, де він висловив думку про те, що Україна і <text:a xlink:type="simple" xlink:href="https://www.ukrinform.ua/tag-prezident" text:style-name="Internet_20_link" text:visited-style-name="Visited_20_Internet_20_Link">
</text:a>
 України Володимир Зеленський мали бробити в контексті 80-х роковин Волині і має з цього приводу два зауваження.</text:p>
      <text:p text:style-name="P4">
“Будь-які спроби нав'язати Президенту України чи Україні те, що ми повинніробити стосовно нашого спільного минулого, є неприйнятними і прикрими. Мипам’ятаємо історію, готові до діалогу і взаємного розуміння, та водночасзакликаємо до поваги і виваженості у заявах, особливо в складній реальностігеноцидної російської агресії проти українського народу”,- зазначив Зварич.</text:p>
      <text:p text:style-name="P4">
Він додав, що насправді відома формула справжнього примирення в українсько-польських відносинах, яку взяли за основу ієрархи Церков обох країн, розуміючиперебіг історії і всю морально-християнську сутність українсько-польськихвзаємин, звучить так: “прощаємо і просимо пробачення”.</text:p>
      <text:p text:style-name="P4">
В інтерв’ю Onet.pl Ясіна зазначив, що з українського боку все ще є “малорозуміння”, наскільки ця тема є важливою для поляків. Він зауважив, що,можливо, мало розуміння цієї теми є і з боку Президента Зеленського.</text:p>
      <text:p text:style-name="P4">
На запитання, чи Зеленський повинен вибачитися за Волинський злочин, Ясінавідповів, що “цього не зробила українська держава, але Президент Зеленськийвід України повинен взяти більшу відповідальність”. Він зауважив, що формавибачення має звучати так: “Перепрошую і прошу, просимо вибачення”.</text:p>
      <text:p text:style-name="P4">
<text:span text:style-name="T4">
Читайте також:</text:span>
 <text:a xlink:type="simple" xlink:href="https://www.ukrinform.ua/rubric-world/3709928-polsa-rozrahovue-na-vidnovlenna-eksgumacij-zertv-volinskoi-tragedii-u-travnicervni.html" text:style-name="Internet_20_link" text:visited-style-name="Visited_20_Internet_20_Link">
 <text:span text:style-name="T4">
Волинсько</text:span>
 </text:a>
</text:p>
      <text:p text:style-name="P4">
Як відомо, тема Волинської трагедії є однією з найбільш суперечливих вукраїнсько-польських відносинах. Погляди Києва і Варшави на причини,відповідальність і кількість жертв з обох сторін відрізняються. Польськасторона наполягає, що виключну відповідальність за злочин, скоєний в 1943-1944роках на Волині, несе українська сторона, натомість українська сторонапереконує, що відповідальність несуть обидві сторони і вибачення має бутивзаємним.</text:p>
      <text:p text:style-name="P4">
У Польщі 11 липня відзначатиметься 80-та річниця Волинської трагедії.</text:p>
      <text:p text:style-name="P4">
Source: <text:a xlink:type="simple" xlink:href="https://www.ukrinform.ua/rubric-polytics/3711880-posol-vidreaguvav-na-slova-recnika-mzs-polsi-pro-te-ak-ukraina-mae-vibacitisa-za-volinsku-tragediu.html" text:style-name="Internet_20_link" text:visited-style-name="Visited_20_Internet_20_Link">
https://www.ukrinform.ua/rubric-polytics/3711880-posol-vidreaguvav-na-slova-recnika-mzs-polsi-pro-te-ak-ukraina-mae-vibacitisa-za-volinsku-tragediu.html</text:a>
</text:p>
      <!--NEWS-->
      <text:h text:style-name="P10" text:outline-level="1">
<text:span text:style-name="T4">
Вступ до ЄС: Зеленський обговорив із Мішелем виконання Україною «домашнього завдання»</text:span>
</text:h>
      <text:p text:style-name="P4">
Authors: Ukrinform (Person)</text:p>
      <text:p text:style-name="P4">
Publisher: Укринформ (Organization)</text:p>
      <text:p text:style-name="P4">
Published Time: 2023-05-20T15:38:28+03:00</text:p>
      <text:p text:style-name="P4">
Modified Time: 2023-05-20T15:38:28+03:00</text:p>
      <text:p text:style-name="P4">
Description: Президент України Володимир Зеленський у межах робочого візиту до Японії для участі в саміті країн "Групи семи" провів зустріч із Президентом Європейської ради Шарлем Мішелем. — Укрінформ.</text:p>
      <text:p text:style-name="P4">
Images: ['<text:a xlink:type="simple" xlink:href="https://static.ukrinform.com/photos/2023_05/thumb_files/630_360_1684586031-215.jpeg" text:style-name="Internet_20_link" text:visited-style-name="Visited_20_Internet_20_Link">
630_360_16845...</text:a>
', '<text:a xlink:type="simple" xlink:href="https://static.ukrinform.com/photos/2023_05/1684586026-654.jpeg" text:style-name="Internet_20_link" text:visited-style-name="Visited_20_Internet_20_Link">
1684586026-65...</text:a>
']</text:p>
      <text:p text:style-name="P4">
Tags: ['Євроінтеграція', 'Велика сімка', 'Зеленський', 'Мішель']</text:p>
      <text:p text:style-name="P4">
Type: Article</text:p>
      <!--METADATA-->
      <text:p text:style-name="P4">
<draw:frame draw:style-name="fr1" draw:name="Image113" text:anchor-type="as-char" svg:width="6.9236in" svg:height="3.956343in" draw:z-index="0">
<draw:image xlink:href="../Images/yкринформ/2023-05-20T15-38-28-03-00/630_360_1684586031-215.jpeg" xlink:type="simple" xlink:show="embed" xlink:actuate="onLoad" draw:mime-type="image/jpeg"/>
</draw:frame>
 ПрезидентУкраїни Володимир Зеленський у межах робочого візиту до Японії для участі всаміті країн "Групи семи" провів зустріч із Президентом Європейської радиШарлем Мішелем.</text:p>
      <text:p text:style-name="P4">
Як передає Укрінформ, про це Зеленський повідомив у <text:a xlink:type="simple" xlink:href="http://t.me/V_Zelenskiy_official/6276" text:style-name="Internet_20_link" text:visited-style-name="Visited_20_Internet_20_Link">
</text:a>
 .</text:p>
      <text:p text:style-name="P4">
"Під час зустрічі з Президентом Європейської ради Шарлем Мішелем у Японіїобговорили перебіг реалізації рекомендацій Європейської комісії для початкупереговорів щодо вступу нашої країни до Європейського Союзу", - зазначив <text:a xlink:type="simple" xlink:href="https://www.ukrinform.ua/tag-zelenskij" text:style-name="Internet_20_link" text:visited-style-name="Visited_20_Internet_20_Link">
</text:a>
 .</text:p>
      <text:p text:style-name="P4">
<draw:frame draw:style-name="fr1" draw:name="Image114" text:anchor-type="as-char" svg:width="6.9236in" svg:height="4.617948in" draw:z-index="0">
<draw:image xlink:href="../Images/yкринформ/2023-05-20T15-38-28-03-00/1684586026-654.jpeg" xlink:type="simple" xlink:show="embed" xlink:actuate="onLoad" draw:mime-type="image/jpeg"/>
</draw:frame>
</text:p>
      <text:p text:style-name="P4">
Окрему увагу сторони приділили питанню експортних обмежень на українськуаграрну продукцію з боку низки країн Євросоюзу та неприпустимість їхпродовження після 5 червня.</text:p>
      <text:p text:style-name="P4">
"Обговорили конкретні шляхи реалізації української формули миру таконсолідацію світової підтримки нашої мирної ініціативи", - наголосивЗеленський.</text:p>
      <text:p text:style-name="P4">
_Відео:<text:a xlink:type="simple" xlink:href="https://t.me/V_Zelenskiy_official/6276" text:style-name="Internet_20_link" text:visited-style-name="Visited_20_Internet_20_Link">
 </text:a>
 _</text:p>
      <text:p text:style-name="P4">
Також співрозмовники скоординували позиції напередодні засідання саміту "Груписеми".</text:p>
      <text:p text:style-name="P4">
<text:span text:style-name="T4">
Читайте також:</text:span>
 <text:a xlink:type="simple" xlink:href="https://www.ukrinform.ua/rubric-polytics/3708396-ukraina-ocikue-so-lideri-es-u-cervni-viznacatsa-z-pocatkom-peregovoriv-pro-vstup.html" text:style-name="Internet_20_link" text:visited-style-name="Visited_20_Internet_20_Link">
 </text:a>
</text:p>
      <text:p text:style-name="P4">
Як повідомляв Укрінформ, у суботу, 20 травня, Президент України ВолодимирЗеленський прибув до Японії на саміт G7. В ході візиту глава держави провівзустрічі із Прем’єр-міністром Великої Британії Ріші Сунаком, Прем’єр-міністромІталійської Республіки Джорджею Мелоні та із прем’єр-міністром Індії НарендроюМоді.</text:p>
      <text:p text:style-name="P4">
<text:span text:style-name="T5">
Фото: ОП</text:span>
</text:p>
      <text:p text:style-name="P4">
Source: <text:a xlink:type="simple" xlink:href="https://www.ukrinform.ua/rubric-polytics/3711882-vstup-do-es-zelenskij-obgovoriv-iz-miselem-vikonanna-ukrainou-domasnogo-zavdanna.html" text:style-name="Internet_20_link" text:visited-style-name="Visited_20_Internet_20_Link">
https://www.ukrinform.ua/rubric-polytics/3711882-vstup-do-es-zelenskij-obgovoriv-iz-miselem-vikonanna-ukrainou-domasnogo-zavdanna.html</text:a>
</text:p>
      <!--NEWS-->
      <text:h text:style-name="P10" text:outline-level="1">
<text:span text:style-name="T4">
У Грузії біля готелю, де нібито перебуває донька Лаврова, сталися сутички</text:span>
</text:h>
      <text:p text:style-name="P4">
Authors: Ukrinform (Person)</text:p>
      <text:p text:style-name="P4">
Publisher: Укринформ (Organization)</text:p>
      <text:p text:style-name="P4">
Published Time: 2023-05-20T15:40:00+03:00</text:p>
      <text:p text:style-name="P4">
Modified Time: 2023-05-20T15:40:00+03:00</text:p>
      <text:p text:style-name="P4">
Description: Неподалік готелю Kvareli Lake Resort у Кахетії, де, ймовірно, знаходиться дочка глави МЗС Росії Сергія Лаврова, почалися затримання учасників акції протесту. — Укрінформ.</text:p>
      <text:p text:style-name="P4">
Images: ['<text:a xlink:type="simple" xlink:href="https://static.ukrinform.com/photos/2023_05/thumb_files/630_360_1684585906-334.jpg" text:style-name="Internet_20_link" text:visited-style-name="Visited_20_Internet_20_Link">
630_360_16845...</text:a>
']</text:p>
      <text:p text:style-name="P4">
Tags: ['Грузія', 'лавров', 'Росія', 'Сутички']</text:p>
      <text:p text:style-name="P4">
Type: Article</text:p>
      <!--METADATA-->
      <text:p text:style-name="P4">
<draw:frame draw:style-name="fr1" draw:name="Image115" text:anchor-type="as-char" svg:width="6.9236in" svg:height="3.956343in" draw:z-index="0">
<draw:image xlink:href="../Images/yкринформ/2023-05-20T15-40-00-03-00/630_360_1684585906-334.jpg" xlink:type="simple" xlink:show="embed" xlink:actuate="onLoad" draw:mime-type="image/jpeg"/>
</draw:frame>
 Неподалікготелю Kvareli Lake Resort у Кахетії, де, ймовірно, знаходиться дочка главиМЗС Росії Сергія Лаврова, почалися затримання учасників акції протесту.</text:p>
      <text:p text:style-name="P4">
Як передає Укрінформ, про це повідомляє <text:a xlink:type="simple" xlink:href="https://www.ekhokavkaza.com/a/32420209.html" text:style-name="Internet_20_link" text:visited-style-name="Visited_20_Internet_20_Link">
</text:a>
 .</text:p>
      <text:p text:style-name="P4">
На місці мобілізовано співробітників поліції та департаменту особливихпризначень. У ЗМІ та соціальних мережах з'являються фотографії, які свідчатьпро те, що до Кварелі стягуються додаткові сили поліції.</text:p>
      <text:p text:style-name="P4">
За даними ЗМІ, ситуація стала нагнітатися після того, як активісти почализакидати яйцями мікроавтобуси, що виїжджають з готелю, вигукуючи: «Росіянам немісце в <text:a xlink:type="simple" xlink:href="https://www.ukrinform.ua/tag-gruzia" text:style-name="Internet_20_link" text:visited-style-name="Visited_20_Internet_20_Link">
 </text:a>
 !». Акції протесту тривають.Мітингувальники вимагають від громадян РФ негайно залишити територію готелю.</text:p>
      <text:p text:style-name="P4">
Як очікується, сьогодні у комплексі відзначатиметься весілля дівера (братачоловіка) Катерини Винокурової (Лаврової). Брат російського підприємцяОлександра Винокурова, який доводиться очільнику МЗС РФ зятем, ранішерозписався зі своєю обраницею у Тбілісі.</text:p>
      <text:p text:style-name="P4">
Напередодні пізно ввечері до готелю Kvareli Lake Resort прибув один з лідерівопозиційного Єдиного національного руху Ніка Мелія, якого на місці зустрілиправоохоронці. За твердженням Мелія, адміністрація готелю підтвердила йому, щотам мешкають члени родини російського міністра.</text:p>
      <text:p text:style-name="P4">
<text:span text:style-name="T4">
Читайте також:</text:span>
 <text:a xlink:type="simple" xlink:href="https://www.ukrinform.ua/rubric-world/3711505-u-tbilisi-na-mitingu-proti-aviaspolucenna-z-rosieu-zatrimali-sistoh-ludej.html" text:style-name="Internet_20_link" text:visited-style-name="Visited_20_Internet_20_Link">
 </text:a>
</text:p>
      <text:p text:style-name="P4">
Опозиціонер заявив, що це характеризує ставлення до Грузії та грузинськихгромадян з боку Лаврова та Путіна як «аморальне» та «вульгарно цинічне».</text:p>
      <text:p text:style-name="P4">
При цьому в офіційній заяві готелю повідомлення про прибуття до них дочкиміністра закордонних справ РФ спростовуються: Ми хочемо відреагувати надезінформацію, яка поширюється в ЗМІ! Заявляємо, що прибуття дочки Лаврова уKvareli Lake Resort не відповідає дійсності, у нас не зафіксований і раніше нефіксувався постоялець з прізвищем Лавров».</text:p>
      <text:p text:style-name="P4">
Через певний час правоохоронці, що зібрались біля протестувальників, почаливисмикувати їх з натовпу та затримувати.</text:p>
      <text:p text:style-name="P4">
<text:span text:style-name="T5">
Фото: RFE / RL</text:span>
</text:p>
      <text:p text:style-name="P4">
Source: <text:a xlink:type="simple" xlink:href="https://www.ukrinform.ua/rubric-world/3711879-bila-gotelu-v-gruzii-de-nibito-perebuvae-donka-lavrova-stalisa-suticki.html" text:style-name="Internet_20_link" text:visited-style-name="Visited_20_Internet_20_Link">
https://www.ukrinform.ua/rubric-world/3711879-bila-gotelu-v-gruzii-de-nibito-perebuvae-donka-lavrova-stalisa-suticki.html</text:a>
</text:p>
      <!--NEWS-->
      <text:h text:style-name="P10" text:outline-level="1">
<text:span text:style-name="T4">
Кличко з представниками дипмісій відкрили виставку «Київ. Незламне серце Європи»</text:span>
</text:h>
      <text:p text:style-name="P4">
Authors: Ukrinform (Person)</text:p>
      <text:p text:style-name="P4">
Publisher: Укринформ (Organization)</text:p>
      <text:p text:style-name="P4">
Published Time: 2023-05-20T15:41:00+03:00</text:p>
      <text:p text:style-name="P4">
Modified Time: 2023-05-20T15:41:00+03:00</text:p>
      <text:p text:style-name="P4">
Description: Мер Києва Віталій Кличко разом з послами різних країн відкрив на Михайлівській площі фотовиставку “Київ. Незламне серце Європи”. — Укрінформ.</text:p>
      <text:p text:style-name="P4">
Images: ['<text:a xlink:type="simple" xlink:href="https://static.ukrinform.com/photos/2023_05/thumb_files/630_360_1684585919-4031.jpeg" text:style-name="Internet_20_link" text:visited-style-name="Visited_20_Internet_20_Link">
630_360_16845...</text:a>
', '<text:a xlink:type="simple" xlink:href="https://static.ukrinform.com/photos/2023_05/thumb_files/630_360_1684585918-6149.jpeg" text:style-name="Internet_20_link" text:visited-style-name="Visited_20_Internet_20_Link">
630_360_16845...</text:a>
', '<text:a xlink:type="simple" xlink:href="https://static.ukrinform.com/photos/2023_05/thumb_files/630_360_1684585919-9955.jpeg" text:style-name="Internet_20_link" text:visited-style-name="Visited_20_Internet_20_Link">
630_360_16845...</text:a>
', '<text:a xlink:type="simple" xlink:href="https://static.ukrinform.com/photos/2023_05/thumb_files/630_360_1684585919-9351.jpeg" text:style-name="Internet_20_link" text:visited-style-name="Visited_20_Internet_20_Link">
630_360_16845...</text:a>
', '<text:a xlink:type="simple" xlink:href="https://static.ukrinform.com/photos/2023_05/thumb_files/630_360_1684585919-1132.jpeg" text:style-name="Internet_20_link" text:visited-style-name="Visited_20_Internet_20_Link">
630_360_16845...</text:a>
']</text:p>
      <text:p text:style-name="P4">
Tags: ['Віталій Кличко', 'Фотовиставка', 'Дипломати', 'Київ']</text:p>
      <text:p text:style-name="P4">
Type: Article</text:p>
      <!--METADATA-->
      <text:p text:style-name="P4">
<draw:frame draw:style-name="fr1" draw:name="Image116" text:anchor-type="as-char" svg:width="6.9236in" svg:height="3.956343in" draw:z-index="0">
<draw:image xlink:href="../Images/yкринформ/2023-05-20T15-41-00-03-00/630_360_1684585919-4031.jpeg" xlink:type="simple" xlink:show="embed" xlink:actuate="onLoad" draw:mime-type="image/jpeg"/>
</draw:frame>
 МерКиєва Віталій Кличко разом з послами різних країн відкрив на Михайлівськійплощі фотовиставку “Київ. Незламне серце Європи”.</text:p>
      <text:p text:style-name="P4">
Як передає Укрінформ, про це повідомляє <text:a xlink:type="simple" xlink:href="https://kyivcity.gov.ua/news/vitaliy_klichko_razom_z_predstavnikami_diplomatichnikh_misiy_akreditovanikh_v_ukrani_vidkriv_na_mikhaylivskiy_ploschi_fotovistavku_kiv_nezlamne_sertse_yevropi_foto/" text:style-name="Internet_20_link" text:visited-style-name="Visited_20_Internet_20_Link">
</text:a>
.</text:p>
      <text:p text:style-name="P4">
“Кличко з нагоди Дня Європи та напередодні Дня <text:a xlink:type="simple" xlink:href="https://www.ukrinform.ua/tag-kiiv" text:style-name="Internet_20_link" text:visited-style-name="Visited_20_Internet_20_Link">
</text:a>
 разом з послами різних країн відкрив наМихайлівській площі фотовиставку “Київ. Незламне серце Європи”. Виставкадемонструє, що Київ, як серце України, є головним форпостом боротьби занезалежність у війні з Росією, а Україна стоїть на захисті всієї Європи”, -ідеться в повідомленні.</text:p>
      <text:p text:style-name="P4">
<draw:frame draw:style-name="fr1" draw:name="Image117" text:anchor-type="as-char" svg:width="6.9236in" svg:height="3.956343in" draw:z-index="0">
<draw:image xlink:href="../Images/yкринформ/2023-05-20T15-41-00-03-00/630_360_1684585918-6149.jpeg" xlink:type="simple" xlink:show="embed" xlink:actuate="onLoad" draw:mime-type="image/jpeg"/>
</draw:frame>
Фотовиставка «Київ. Незламне серце Європи» / Фото: kyivcity.gov.ua  <text:a xlink:type="simple" xlink:href="https://static.ukrinform.com/photos/2023_05/1684585918-6149.jpeg" text:style-name="Internet_20_link" text:visited-style-name="Visited_20_Internet_20_Link">
<draw:frame draw:style-name="fr1" draw:name="Image118" text:anchor-type="as-char" svg:width="6.9236in" svg:height="3.956343in" draw:z-index="0">
<draw:image xlink:href="../Images/yкринформ/2023-05-20T15-41-00-03-00/630_360_1684585918-6149.jpeg" xlink:type="simple" xlink:show="embed" xlink:actuate="onLoad" draw:mime-type="image/jpeg"/>
</draw:frame>
</text:a>
 <text:a xlink:type="simple" xlink:href="https://static.ukrinform.com/photos/2023_05/1684585919-9955.jpeg" text:style-name="Internet_20_link" text:visited-style-name="Visited_20_Internet_20_Link">
<draw:frame draw:style-name="fr1" draw:name="Image119" text:anchor-type="as-char" svg:width="6.9236in" svg:height="3.956343in" draw:z-index="0">
<draw:image xlink:href="../Images/yкринформ/2023-05-20T15-41-00-03-00/630_360_1684585919-9955.jpeg" xlink:type="simple" xlink:show="embed" xlink:actuate="onLoad" draw:mime-type="image/jpeg"/>
</draw:frame>
</text:a>
 <text:a xlink:type="simple" xlink:href="https://static.ukrinform.com/photos/2023_05/1684585919-4031.jpeg" text:style-name="Internet_20_link" text:visited-style-name="Visited_20_Internet_20_Link">
<draw:frame draw:style-name="fr1" draw:name="Image120" text:anchor-type="as-char" svg:width="6.9236in" svg:height="3.956343in" draw:z-index="0">
<draw:image xlink:href="../Images/yкринформ/2023-05-20T15-41-00-03-00/630_360_1684585919-4031.jpeg" xlink:type="simple" xlink:show="embed" xlink:actuate="onLoad" draw:mime-type="image/jpeg"/>
</draw:frame>
</text:a>
 <text:a xlink:type="simple" xlink:href="https://static.ukrinform.com/photos/2023_05/1684585919-9351.jpeg" text:style-name="Internet_20_link" text:visited-style-name="Visited_20_Internet_20_Link">
<draw:frame draw:style-name="fr1" draw:name="Image121" text:anchor-type="as-char" svg:width="6.9236in" svg:height="3.956343in" draw:z-index="0">
<draw:image xlink:href="../Images/yкринформ/2023-05-20T15-41-00-03-00/630_360_1684585919-9351.jpeg" xlink:type="simple" xlink:show="embed" xlink:actuate="onLoad" draw:mime-type="image/jpeg"/>
</draw:frame>
</text:a>
 <text:a xlink:type="simple" xlink:href="https://static.ukrinform.com/photos/2023_05/1684585919-1132.jpeg" text:style-name="Internet_20_link" text:visited-style-name="Visited_20_Internet_20_Link">
<draw:frame draw:style-name="fr1" draw:name="Image122" text:anchor-type="as-char" svg:width="6.9236in" svg:height="3.956343in" draw:z-index="0">
<draw:image xlink:href="../Images/yкринформ/2023-05-20T15-41-00-03-00/630_360_1684585919-1132.jpeg" xlink:type="simple" xlink:show="embed" xlink:actuate="onLoad" draw:mime-type="image/jpeg"/>
</draw:frame>
</text:a>
</text:p>
      <text:p text:style-name="P4">
Кличко підкреслив, що у центрі Європи Росія чинить злочини проти людяності,буквально стирає з землі міста і селища, вбиває і катує українців, чинитьгеноцид українського народу. Він заявив, що світ повинен бачити і розуміти, щотут відбувається.</text:p>
      <text:p text:style-name="P4">
“Я на всіх майданчиках, на всіх міжнародних зустрічах доношу правду про подіїв Україні, про нашу боротьбу і виклики, які нам доводиться долати. Також миробимо, зокрема, такі виставки, як ми з вами оглянули. Ця фотовиставка пронезламність Києва була показана в Чехії, Словенії, Мексиці, Німеччині, Польщі,Канаді, Угорщині. Влітку її побачать у Парижі”, – зазначив мер Києва.</text:p>
      <text:p text:style-name="P4">
Кличко під час неформального спілкування подякував очільникам та представникамдипломатичного корпусу за допомогу та підтримку України в боротьбі зросійською навалою. Та висловив надію на подальшу допомогу світовогоспівтовариства.</text:p>
      <text:p text:style-name="P4">
<text:span text:style-name="T4">
Читайте також:</text:span>
 <text:a xlink:type="simple" xlink:href="https://www.ukrinform.ua/rubric-kyiv/3707976-u-kievi-prezentuvali-vistavku-pro-religijni-sporudi-zrujnovani-rosijskimi-obstrilami.html" text:style-name="Internet_20_link" text:visited-style-name="Visited_20_Internet_20_Link">
 </text:a>
</text:p>
      <text:p text:style-name="P4">
Як ідеться в повідомленні, концепцією фоторобіт виставки “Київ. Незламне серцеЄвропи” основна увага приділяється не тільки руйнуванням у Києві та Київськійобласті, а й нескореності українців та продовженню життя навіть у страшнихумовах війни. Експозиція нараховує 34 світлини. Виставку можна відвідати наМихайлівській площі до 18 червня.</text:p>
      <text:p text:style-name="P4">
Як повідомляв <text:a xlink:type="simple" xlink:href="https://www.ukrinform.ua/rubric-kyiv/3709624-u-kievi-vidkrili-fotovistavku-pro-dosvid-vijni-pereselenciv-iz-mariupola.html" text:style-name="Internet_20_link" text:visited-style-name="Visited_20_Internet_20_Link">
 </text:a>
 , 19травня у Києві відкрилася виставка, присвячена обороні Маріуполя.</text:p>
      <text:p text:style-name="P4">
Source: <text:a xlink:type="simple" xlink:href="https://www.ukrinform.ua/rubric-kyiv/3711883-klicko-z-predstavnikami-dipmisij-vidkrili-vistavku-kiiv-nezlamne-serce-evropi.html" text:style-name="Internet_20_link" text:visited-style-name="Visited_20_Internet_20_Link">
https://www.ukrinform.ua/rubric-kyiv/3711883-klicko-z-predstavnikami-dipmisij-vidkrili-vistavku-kiiv-nezlamne-serce-evropi.html</text:a>
</text:p>
      <!--NEWS-->
      <text:h text:style-name="P10" text:outline-level="1">
<text:span text:style-name="T4">
Понад 20 українських військових розробок можуть посилити оборону країни — Федоров</text:span>
</text:h>
      <text:p text:style-name="P4">
Authors: Ukrinform (Person)</text:p>
      <text:p text:style-name="P4">
Publisher: Укринформ (Organization)</text:p>
      <text:p text:style-name="P4">
Published Time: 2023-05-20T15:48:40+03:00</text:p>
      <text:p text:style-name="P4">
Modified Time: 2023-05-20T15:48:40+03:00</text:p>
      <text:p text:style-name="P4">
Description: Понад 20 українських військових розробок, поданих до defense-tech кластера Brave1, мають потенціал посилити оборону України. — Укрінформ.</text:p>
      <text:p text:style-name="P4">
Images: ['<text:a xlink:type="simple" xlink:href="https://static.ukrinform.com/photos/2023_04/thumb_files/630_360_1682495494-346.jpg" text:style-name="Internet_20_link" text:visited-style-name="Visited_20_Internet_20_Link">
630_360_16824...</text:a>
']</text:p>
      <text:p text:style-name="P4">
Tags: ['Оборона', 'Технології', 'Федоров', 'Михайло Федоров']</text:p>
      <text:p text:style-name="P4">
Type: Article</text:p>
      <!--METADATA-->
      <text:p text:style-name="P4">
<draw:frame draw:style-name="fr1" draw:name="Image123" text:anchor-type="as-char" svg:width="6.9236in" svg:height="3.956343in" draw:z-index="0">
<draw:image xlink:href="../Images/yкринформ/2023-05-20T15-48-40-03-00/630_360_1682495494-346.jpg" xlink:type="simple" xlink:show="embed" xlink:actuate="onLoad" draw:mime-type="image/jpeg"/>
</draw:frame>
 Понад 20українських військових розробок, поданих до defense-tech кластера Brave1,мають потенціал посилити оборону України.</text:p>
      <text:p text:style-name="P4">
Як передає Укрінформ, про це віцепрем’єр-міністр з інновацій, розвитку освіти,науки та технологій – міністр цифрової трансформації Михайло Федоров повідомиву <text:a xlink:type="simple" xlink:href="http://www.facebook.com/mykhailofedorov.com.ua/posts/pfbid0odk1v1XHgivyA7m7qzPQHi5zBv3GkcigxKrpdoGZPAM9msaehcjYhxoQFmpjqw5nl" text:style-name="Internet_20_link" text:visited-style-name="Visited_20_Internet_20_Link">
</text:a>
, говорячи про перші результати роботи Brave1.</text:p>
      <text:p text:style-name="P4">
"За три тижні після запуску кластера отримали понад 120 ідей від інженерів,які стануть game-changer на фронті", — зазначив Федоров.</text:p>
      <text:p text:style-name="P4">
Серед поданих до кластера проєктів:</text:p>
      <ul>
        <li>
важкий тактичний ударний квадрокоптер для розвідки й ураження важкоброньованих цілей, стійкий до дії систем радіоелектронної боротьби на всіх каналах;   * дистанційно керований бойовий модуль, що допоможе сформувати потужні лінії оборони. Передбачений для установки на блокпостах, пунктах спостереження, вогневих позиціях у зоні міської забудови, полі тощо;   * комплект, який спрощує використання систем супутникового зв’язку, забезпечує мобільність і компактність. Встановити його можна на даху автомобіля;   * універсальний детонаційний радіомодуль, стійкий до РЕБ. Модулі його є на 100% взаємозамінними — працюють одночасно як передатчик і приймач.</li>
      </ul>
      <text:p text:style-name="P4">
<text:span text:style-name="T4">
Читайте також:</text:span>
 <text:a xlink:type="simple" xlink:href="https://www.ukrinform.ua/rubric-ato/3711181-mincifri-ta-sap-spilno-posiluvatimut-armiu-droniv.html" text:style-name="Internet_20_link" text:visited-style-name="Visited_20_Internet_20_Link">
 </text:a>
</text:p>
      <text:p text:style-name="P4">
"Команда працює 24/7, щоб зібрати й передати на експертизу Силам <text:a xlink:type="simple" xlink:href="https://www.ukrinform.ua/tag-oborona" text:style-name="Internet_20_link" text:visited-style-name="Visited_20_Internet_20_Link">
</text:a>
 якомога більше якісних і ефективнихрішень українських розробників, які потрібні на фронті просто зараз", —наголосив віцепрем’єр.</text:p>
      <text:p text:style-name="P4">
Федоров закликав подавати проєкти через Brave1, щоб разом наблизити перемогута вивести Україну на перше місце у сфері defense-tech у світі.</text:p>
      <text:p text:style-name="P4">
<text:span text:style-name="T4">
Читайте також:</text:span>
 <text:a xlink:type="simple" xlink:href="https://www.ukrinform.ua/rubric-technology/3710103-mincifri-u-seredu-prezentue-onovlenu-platformu-diaosvita.html" text:style-name="Internet_20_link" text:visited-style-name="Visited_20_Internet_20_Link">
 </text:a>
</text:p>
      <text:p text:style-name="P4">
Як повідомлялося, кластер Brave1 – це платформа для об'єднання державних іприватних ініціатив з розробки інноваційних рішень в інтересах сил оборони табезпеки.</text:p>
      <text:p text:style-name="P4">
Станом на 12 травня до Brave1 <text:a xlink:type="simple" xlink:href="https://www.ukrinform.ua/rubric-technology/3708378-do-klastera-brave1-vze-nadijslo-ponad-100-zaavok-vid-ukrainskih-rozrobnikiv.html" text:style-name="Internet_20_link" text:visited-style-name="Visited_20_Internet_20_Link">
 </text:a>
 , які можуть допомогти Україні здобутитехнологічну перевагу над ворогом.</text:p>
      <text:p text:style-name="P4">
Source: <text:a xlink:type="simple" xlink:href="https://www.ukrinform.ua/rubric-technology/3711887-ponad-20-ukrainskih-vijskovih-rozrobok-mozut-posiliti-oboronu-kraini-fedorov.html" text:style-name="Internet_20_link" text:visited-style-name="Visited_20_Internet_20_Link">
https://www.ukrinform.ua/rubric-technology/3711887-ponad-20-ukrainskih-vijskovih-rozrobok-mozut-posiliti-oboronu-kraini-fedorov.html</text:a>
</text:p>
      <!--NEWS-->
      <text:h text:style-name="P10" text:outline-level="1">
<text:span text:style-name="T4">
Після 2023 року ЄС може запропонувати Україні багаторічний макрофінансовий пакет – Мішель</text:span>
</text:h>
      <text:p text:style-name="P4">
Authors: Ukrinform (Person)</text:p>
      <text:p text:style-name="P4">
Publisher: Укринформ (Organization)</text:p>
      <text:p text:style-name="P4">
Published Time: 2023-05-20T15:52:00+03:00</text:p>
      <text:p text:style-name="P4">
Modified Time: 2023-05-20T15:52:00+03:00</text:p>
      <text:p text:style-name="P4">
Description: Президент Євроради Шарль Мішель під час зустрічі з Президентом України Володимиром Зеленським у Хіросімі підтвердив, що ЄС зберігає солідарність з Україною у її боротьбі проти агресії РФ та розробляє новий пакет фінансової допомоги після 2023 року. — Укрінформ.</text:p>
      <text:p text:style-name="P4">
Images: ['<text:a xlink:type="simple" xlink:href="https://static.ukrinform.com/photos/2023_05/thumb_files/630_360_1684586026-654.jpeg" text:style-name="Internet_20_link" text:visited-style-name="Visited_20_Internet_20_Link">
630_360_16845...</text:a>
']</text:p>
      <text:p text:style-name="P4">
Tags: ['Євросоюз', 'Україна', 'допомога', 'Мішель']</text:p>
      <text:p text:style-name="P4">
Type: Article</text:p>
      <!--METADATA-->
      <text:p text:style-name="P4">
<draw:frame draw:style-name="fr1" draw:name="Image124" text:anchor-type="as-char" svg:width="6.9236in" svg:height="3.956343in" draw:z-index="0">
<draw:image xlink:href="../Images/yкринформ/2023-05-20T15-52-00-03-00/630_360_1684586026-654.jpeg" xlink:type="simple" xlink:show="embed" xlink:actuate="onLoad" draw:mime-type="image/jpeg"/>
</draw:frame>
 ПрезидентЄвроради Шарль Мішель під час зустрічі з Президентом України ВолодимиромЗеленським у Хіросімі підтвердив, що ЄС зберігає солідарність з Україною у їїборотьбі проти агресії РФ та розробляє новий пакет фінансової допомоги після2023 року.</text:p>
      <text:p text:style-name="P4">
Про це сьогодні розповів речник Президента Євроради Баренд Лейтц за підсумкамидвосторонньої зустрічі лідерів Європейської Ради й України в рамках самітукраїн «Групи семи», повідомляє кореспондент Укрінформу.</text:p>
      <text:p text:style-name="P4">
За словами речника, Мішель розглядає запрошення Президента Зеленського доучасті в зустрічі G7 як чітку демонстрацію непохитної підтримки G7 дляУкраїни.</text:p>
      <text:p text:style-name="P4">
«Президент Мішель підкреслив, що рішуче підтримує підготовку новогобагаторічного макрофінансового економічного пакета для України після 2023року. Цей пакет відобразить довгострокові зобов’язання ЄС з допомоги Україні,яка веде боротьбу проти злочинної російської війни. Військова допомога такожбуде збільшена, включаючи доставку боєприпасів та створення коаліції зпоставок бойових літаків», - додав Лейтц.</text:p>
      <text:p text:style-name="P4">
Він зауважив, що Президент Європейської Ради під час зустрічі з Зеленськимпідтвердив повну підтримку ініціатив в рамках мирного плану України, та намірповною мірою координувати наступні кроки у їх реалізації з країнами-членамиЄС. Водночас ЄС буде працювати разом із партнерами по G7, щоб уразити кожну зоснов російської економіки та забезпечити провал путінської «машини війни».</text:p>
      <text:p text:style-name="P4">
«У контексті перспективи України на входження до <text:a xlink:type="simple" xlink:href="https://www.ukrinform.ua/tag-evrosouz" text:style-name="Internet_20_link" text:visited-style-name="Visited_20_Internet_20_Link">
</text:a>
 , Президент Мішель відзначив зусилляПрезидента Зеленського у впровадженні триваючої судової реформи та у боротьбіз корупцією, та підтвердив намір порушувати це питання під час ЄвропейськоїРади до кінця поточного року», - повідомив Лейтц.</text:p>
      <text:p text:style-name="P4">
<text:span text:style-name="T4">
Читайте також:</text:span>
 <text:a xlink:type="simple" xlink:href="https://www.ukrinform.ua/rubric-polytics/3711882-vstup-do-es-zelenskij-obgovoriv-iz-miselem-vikonanna-ukrainou-domasnogo-zavdanna.html" text:style-name="Internet_20_link" text:visited-style-name="Visited_20_Internet_20_Link">
 <text:span text:style-name="T4">
Зеленський</text:span>
 </text:a>
</text:p>
      <text:p text:style-name="P4">
Як повідомлялося, в Японії триває 48-й саміт «Групи семи», який продовжуватимероботу до 21 травня. Його учасники розглядають шляхи забезпечення стійкостіглобальної економіки, в тому числі за наслідками пандемії коронавірусу таросійської агресії проти України.</text:p>
      <text:p text:style-name="P4">
<text:span text:style-name="T5">
Фото: ОП</text:span>
</text:p>
      <text:p text:style-name="P4">
Source: <text:a xlink:type="simple" xlink:href="https://www.ukrinform.ua/rubric-polytics/3711888-pisla-2023-roku-es-moze-zaproponuvati-ukraini-bagatoricnij-makrofinansovij-paket-misel.html" text:style-name="Internet_20_link" text:visited-style-name="Visited_20_Internet_20_Link">
https://www.ukrinform.ua/rubric-polytics/3711888-pisla-2023-roku-es-moze-zaproponuvati-ukraini-bagatoricnij-makrofinansovij-paket-misel.html</text:a>
</text:p>
      <!--NEWS-->
      <text:h text:style-name="P10" text:outline-level="1">
<text:span text:style-name="T4">
На Херсонщині заборонили збирати металолом від залишків російської техніки</text:span>
</text:h>
      <text:p text:style-name="P4">
Authors: Ukrinform (Person)</text:p>
      <text:p text:style-name="P4">
Publisher: Укринформ (Organization)</text:p>
      <text:p text:style-name="P4">
Published Time: 2023-05-20T15:55:11+03:00</text:p>
      <text:p text:style-name="P4">
Modified Time: 2023-05-20T15:55:11+03:00</text:p>
      <text:p text:style-name="P4">
Description: На Херсонщині заборонили збирати металолом від залишків російської техніки, це пов’язано з необхідністю документування злочинів росіян. — Укрінформ.</text:p>
      <text:p text:style-name="P4">
Images: ['<text:a xlink:type="simple" xlink:href="https://static.ukrinform.com/photos/2022_09/thumb_files/630_360_1662995187-984.jpg" text:style-name="Internet_20_link" text:visited-style-name="Visited_20_Internet_20_Link">
630_360_16629...</text:a>
']</text:p>
      <text:p text:style-name="P4">
Tags: ['Херсонщина', 'Військова техніка', 'Війна з Росією']</text:p>
      <text:p text:style-name="P4">
Type: Article</text:p>
      <!--METADATA-->
      <text:p text:style-name="P4">
<draw:frame draw:style-name="fr1" draw:name="Image125" text:anchor-type="as-char" svg:width="6.9236in" svg:height="3.956343in" draw:z-index="0">
<draw:image xlink:href="../Images/yкринформ/2023-05-20T15-55-11-03-00/630_360_1662995187-984.jpg" xlink:type="simple" xlink:show="embed" xlink:actuate="onLoad" draw:mime-type="image/jpeg"/>
</draw:frame>
 НаХерсонщині заборонили збирати металолом від залишків російської техніки, цепов’язано з необхідністю документування злочинів росіян.</text:p>
      <text:p text:style-name="P4">
Про це в <text:a xlink:type="simple" xlink:href="http://t.me/khersonskaODA/5986" text:style-name="Internet_20_link" text:visited-style-name="Visited_20_Internet_20_Link">
 </text:a>
 повідомила Херсонська ОВА,передає Укрінформ.</text:p>
      <text:p text:style-name="P4">
«На <text:a xlink:type="simple" xlink:href="https://www.ukrinform.ua/tag-hersonsina" text:style-name="Internet_20_link" text:visited-style-name="Visited_20_Internet_20_Link">
 </text:a>
 заборонено збирати металоломвід залишків військової техніки. Це стосується всієї знищеної техніки, зброї,елементів ракет, боєприпасів, гільз тощо. Заборона повʼязана з необхідністюдокументування наслідків військової агресії та злочинів окупантів», - йдетьсяу повідомленні.</text:p>
      <text:p text:style-name="P4">
В ОВА додали, що збір залишків військової техніки становить небезпеку длямирних жителів, адже там можуть залишатися вибухонебезпечні предмети.</text:p>
      <text:p text:style-name="P4">
Зазначається, що таке обмеження введене Херсонською ОВА спільно з ОУВ «Херсон»та діятиме до скасування чи припинення воєнного стану та 30 днів після нього.</text:p>
      <text:p text:style-name="P4">
<text:span text:style-name="T4">
Читайте також:</text:span>
 <text:a xlink:type="simple" xlink:href="https://www.ukrinform.ua/rubric-ato/3710960-u-minoboroni-nagadali-so-zaboroneno-publikuvati-u-socmerezah-pid-cas-vijni.html" text:style-name="Internet_20_link" text:visited-style-name="Visited_20_Internet_20_Link">
 <text:span text:style-name="T4">
заборонено</text:span>
 </text:a>
</text:p>
      <text:p text:style-name="P4">
Як повідомляв Укрінформ, поблизу села Клапая на Херсонщині трактористпідірвався на вибухівці та отримав множинні осколкові поранення.</text:p>
      <text:p text:style-name="P4">
<text:span text:style-name="T5">
Фото: Getty Images</text:span>
</text:p>
      <text:p text:style-name="P4">
Source: <text:a xlink:type="simple" xlink:href="https://www.ukrinform.ua/rubric-regions/3711890-na-hersonsini-zaboronili-zbirati-metalolom-vid-zaliskiv-rosijskoi-tehniki.html" text:style-name="Internet_20_link" text:visited-style-name="Visited_20_Internet_20_Link">
https://www.ukrinform.ua/rubric-regions/3711890-na-hersonsini-zaboronili-zbirati-metalolom-vid-zaliskiv-rosijskoi-tehniki.html</text:a>
</text:p>
      <!--NEWS-->
      <text:h text:style-name="P10" text:outline-level="1">
<text:span text:style-name="T4">
УПЛ: «Зоря» перемогла «Інгулець»</text:span>
</text:h>
      <text:p text:style-name="P4">
Authors: Ukrinform (Person)</text:p>
      <text:p text:style-name="P4">
Publisher: Укринформ (Organization)</text:p>
      <text:p text:style-name="P4">
Published Time: 2023-05-20T16:02:19+03:00</text:p>
      <text:p text:style-name="P4">
Modified Time: 2023-05-20T16:02:19+03:00</text:p>
      <text:p text:style-name="P4">
Description: Підопічні Ван Леувена посідають третю сходинку в чемпіонаті України з футболу. — Укрінформ.</text:p>
      <text:p text:style-name="P4">
Images: ['<text:a xlink:type="simple" xlink:href="https://static.ukrinform.com/photos/2023_05/thumb_files/630_360_1684587687-244.jpeg" text:style-name="Internet_20_link" text:visited-style-name="Visited_20_Internet_20_Link">
630_360_16845...</text:a>
']</text:p>
      <text:p text:style-name="P4">
Tags: ['Футбол', "Прем'єр-ліга", 'Зоря', 'Інгулець']</text:p>
      <text:p text:style-name="P4">
Type: Article</text:p>
      <!--METADATA-->
      <text:p text:style-name="P4">
<draw:frame draw:style-name="fr1" draw:name="Image126" text:anchor-type="as-char" svg:width="6.9236in" svg:height="3.956343in" draw:z-index="0">
<draw:image xlink:href="../Images/yкринформ/2023-05-20T16-02-19-03-00/630_360_1684587687-244.jpeg" xlink:type="simple" xlink:show="embed" xlink:actuate="onLoad" draw:mime-type="image/jpeg"/>
</draw:frame>
 ПідопічніВан Леувена посідають третю сходинку в чемпіонаті України з футболу.</text:p>
      <text:p text:style-name="P4">
«Зоря» на своєму полі здолала «Інгулець» 2:0 в 27-у турі Української прем'єр-ліги, передає Укрінформ.</text:p>
      <text:p text:style-name="P4">
У складі «Зорі» відзначилися Бражко і Русин.</text:p>
      <text:p text:style-name="P4">
Перемога над «Інгульцем» дозволила «Зорі» скоротити відставання від «Дніпра-1»до 3 пунктів.</text:p>
      <text:p text:style-name="P4">
<text:span text:style-name="T4">
Читайте також:</text:span>
 <text:a xlink:type="simple" xlink:href="https://www.ukrinform.ua/rubric-sports/3711866-cornomorec-prograv-minau-u-27u-turi-futbolnoi-premerligi-ukraini.html" text:style-name="Internet_20_link" text:visited-style-name="Visited_20_Internet_20_Link">
 <text:span text:style-name="T4">
футбол</text:span>
 </text:a>
</text:p>
      <text:p text:style-name="P4">
Як повідомлялося, «Шахтар» очолює УПЛ, маючи в активі 66 очок після 27 матчів.</text:p>
      <text:p text:style-name="P4">
Фото: Аліна Єрофєєва, UA-Футбол</text:p>
      <text:p text:style-name="P4">
Source: <text:a xlink:type="simple" xlink:href="https://www.ukrinform.ua/rubric-sports/3711891-upl-zora-peremogla-ingulec.html" text:style-name="Internet_20_link" text:visited-style-name="Visited_20_Internet_20_Link">
https://www.ukrinform.ua/rubric-sports/3711891-upl-zora-peremogla-ingulec.html</text:a>
</text:p>
      <!--NEWS-->
      <text:h text:style-name="P10" text:outline-level="1">
<text:span text:style-name="T4">
The Insider назвав європейські компанії, які все ще забезпечують армію РФ</text:span>
</text:h>
      <text:p text:style-name="P4">
Authors: Ukrinform (Person)</text:p>
      <text:p text:style-name="P4">
Publisher: Укринформ (Organization)</text:p>
      <text:p text:style-name="P4">
Published Time: 2023-05-20T16:08:00+03:00</text:p>
      <text:p text:style-name="P4">
Modified Time: 2023-05-20T16:08:00+03:00</text:p>
      <text:p text:style-name="P4">
Description: Щонайменше 25 європейських компаній з Німеччини, Франції, Швейцарії, Угорщини, Словаччини, Італії, Естонії, Литви, Австрії та Польщі постачають для потреб російської армії мікросхеми для ракет, гільзи та детонаторами, солдатське взуття та бронежилетами, а також двигуни для бойових кораблів. — Укрінформ.</text:p>
      <text:p text:style-name="P4">
Images: ['<text:a xlink:type="simple" xlink:href="https://static.ukrinform.com/photos/2023_02/thumb_files/630_360_1676633142-650.jpeg" text:style-name="Internet_20_link" text:visited-style-name="Visited_20_Internet_20_Link">
630_360_16766...</text:a>
']</text:p>
      <text:p text:style-name="P4">
Tags: ['Армія', 'Європа', 'Російські військові', 'Війна з Росією']</text:p>
      <text:p text:style-name="P4">
Type: Article</text:p>
      <!--METADATA-->
      <text:p text:style-name="P4">
<draw:frame draw:style-name="fr1" draw:name="Image127" text:anchor-type="as-char" svg:width="6.9236in" svg:height="3.956343in" draw:z-index="0">
<draw:image xlink:href="../Images/yкринформ/2023-05-20T16-08-00-03-00/630_360_1676633142-650.jpeg" xlink:type="simple" xlink:show="embed" xlink:actuate="onLoad" draw:mime-type="image/jpeg"/>
</draw:frame>
Щонайменше 25 європейських компаній з Німеччини, Франції, Швейцарії, Угорщини,Словаччини, Італії, Естонії, Литви, Австрії та Польщі постачають для потребросійської армії мікросхеми для ракет, гільзи та детонаторами, солдатськевзуття та бронежилетами, а також двигуни для бойових кораблів.</text:p>
      <text:p text:style-name="P4">
Як передає Укрінформ, про це йдеться у журналістському розслідуванні <text:a xlink:type="simple" xlink:href="https://theins.ru/ekonomika/261733" text:style-name="Internet_20_link" text:visited-style-name="Visited_20_Internet_20_Link">
</text:a>
 .</text:p>
      <text:p text:style-name="P4">
"Санкції проти російських оборонних компаній не заважають західним поставкам.Необхідне обладнання імпортують військові підрядники, які уникли потрапляннядо санкційних списків. Європейські бізнесмени продають товари <text:a xlink:type="simple" xlink:href="https://www.ukrinform.ua/tag-rosia" text:style-name="Internet_20_link" text:visited-style-name="Visited_20_Internet_20_Link">
</text:a>
 фірмам, які забезпечують арміюмікросхемами для ракет, гільзами, детонаторами, солдатським взуттям,бронежилетами, двигунами для бойових кораблів тощо. Поставки, як виявив TheInsider, йдуть із Німеччини, Франції, Швейцарії, Угорщини, Словаччини, Італії,Естонії, Литви, Австрії та Польщі", - йдеться у матеріалі.</text:p>
      <text:p text:style-name="P4">
Зазначається, що німецька компанія Vansped Logistics (від імені Reißaus &amp;Baumberg Maschinenbau GmbH) уже після початку повномасштабного вторгнення РФ вУкраїну постачала московській компанії "Стан" технологічне обладнання дляливарного виробництва. При цьому, ТОВ "Стан" є розробником сучасних верстатівз числовим програмним управлінням, що входить до держкорпорації "Ростех", якаперебуває під санкціями, Згідно з базою ImportGenius, поставки були здійсненів липні 2022 року.</text:p>
      <text:p text:style-name="P4">
"Стан" є постачальником кількох оборонних підприємств. Зокрема, компаніяздійснювала технічне переозброєння "123 Авіаційного ремонтного заводу"(засновник – міноборони), який займається обслуговуванням літаків військовоїавіації. "Стан" є також підрядником корпорації "Тактичне ракетне озброєння":постачав обладнання для "ВО "Стріла", що займається виробництвомпротикорабельних ракет", - зазначається у матеріалі.</text:p>
      <text:p text:style-name="P4">
Згідно з базою даних аналізу держзакупівель, ТОВ "Стан" уклало 125 контрактівна загальну суму понад 14 млрд рублів. Уже після початку великої війни протиУкраїни перший заступник гендиректора "Ростеха" Володимир Артяков розповідавпро важливість поставок з боку ТОВ "СТАН" для випуску ракетоносців Ту-160(саме з них по містах України запускають крилаті ракети Х-555).</text:p>
      <text:p text:style-name="P4">
"Європейські постачальники буквально взувають російських солдатів. Ростовськафірма "Донобувь" прямо на своєму сайті повідомляє, що є постачальникомміноборони. Підприємство шиє військові берці і минулого року повністюперекваліфікувалося на випуск продукції під потреби армії. На язичках берцівзазначена буква Z", - повідомляє The Insider про ще одну російську компанію,яка працює на німецькому обладнанні.</text:p>
      <text:p text:style-name="P4">
<text:span text:style-name="T4">
Читайте також:</text:span>
 <text:a xlink:type="simple" xlink:href="https://www.ukrinform.ua/rubric-world/3711553-rf-popri-sankcii-prodovzue-otrimuvati-elektroniku-z-nimeccini-spiegel.html" text:style-name="Internet_20_link" text:visited-style-name="Visited_20_Internet_20_Link">
 </text:a>
</text:p>
      <text:p text:style-name="P4">
Як з'ясувало видання, "Донобувь" постачає з Німеччини також взуттєвий клей(відправник – Jakob KECK Chemie GmbH) та шкіру (Salamander SPS GmbH &amp; Co. KG),а підошви імпортує з Італії (Tacchificio Campliglionese).</text:p>
      <text:p text:style-name="P4">
"І італійці, і німці продовжили поставки на адресу "Донобувь" і після лютого2022-го". Salamander продає під час війни шкіру і ще одному підрядникуміноборони - АТ "Компанія "Фарадей"". Підошви "Фарадей" отримує теж з Італії,від Suolificio Morrovallese. І пластикові колодки у "Фарадея" зновуіталійські, від Formificio Milanese Team. Постачальники заклепок - італійськікомпанії Hawai Italia і Sammi Export, устілок - Cunial Components з Італії,розчинників - німецька Jakob KECK Chemie GmbH. 1,3 тонни шкіри зі шкір великоїрогатої худоби виробник взуття для військових отримав минулого літа відConceria Cervinia з Верони. Інші постачальники "Фарадея" - словацькі фірмиExport-Import і MONETA SK spol", - йдеться у матеріалі.</text:p>
      <text:p text:style-name="P4">
Також повідомляється про співпрацю французької компанії Radiall S.A. зросійським АТ "Інформаційні супутникові системи" ("ІСС") – одним з найбільшихпідрядників держкорпорації "Роскосмос". ІСС виконує замовлення з розробленнята виробництва космічних апаратів у рамках розвитку системи навігації тапозиціювання ГЛОНАСС і системи супутникового зв'язку "Гонець-М" в інтересахміноборони РФ. ""ІСС" перебуває тільки під санкціями США. Тому може вільноімпортувати з Європи перемикачі, які використовуються в мікросхемах бортовихсистем управління ракет. Постачальник - Radiall S.A. з Франції", -зазначається у матеріалі.</text:p>
      <text:p text:style-name="P4">
<text:span text:style-name="T4">
Читайте також:</text:span>
 <text:a xlink:type="simple" xlink:href="https://www.ukrinform.ua/rubric-economy/3686509-sbu-vikrila-odesku-kompaniu-aka-postacala-sirovinu-dla-lazernih-priciliv-do-rosii.html" text:style-name="Internet_20_link" text:visited-style-name="Visited_20_Internet_20_Link">
 <text:span text:style-name="T4">
сировину</text:span>
 <text:span text:style-name="T4">
для</text:span>
 </text:a>
</text:p>
      <text:p text:style-name="P4">
Ще одна французька компанія Marchante під час війни постачала російськузбройову компанію "Курганприлад" технічними виробами. "Французів не бентежилоні те, що "Курганприбор" – офіційний партнер концерну "Калашников", ні те, щовласник російської фірми – російський сенатор Сергій Муратов. Сам"Курганприлад" потрапив до чорного списку ЄС тільки в грудні, але член РадиФедерації перебуває під персональними санкціями ще з березня минулого року. Цене перервало його бізнес-відносин із Marchante", - інформує The Insider.</text:p>
      <text:p text:style-name="P4">
При цьому, сам сенатор Муратов підтримує війну Росії проти України, яка йомунавіть вигідна, адже "Курганприлад" є виробник детонаторів для танковихпострілів, сухопутної і морської артилерії, ракетних систем залпового вогню(РСЗВ), зенітно-ракетних комплексів. Зокрема, саме це підприємство постачаєдетонатори та механізми для реактивних снарядів до РСЗВ "Смерч" і "Град", якічасто застосовують під час ударів по цивільних об'єктах в Україні.</text:p>
      <text:p text:style-name="P4">
У матеріалі також йдеться про те, що естонська Marker Nordic Ou (Таллінн)постачала російському оборонному підряднику АТ "Ломо" (Санкт-Петербург)волоконно-оптичні джгути та промисловий клей. Ця російська компанія євиробником оптичних систем для Військово-морського флоту, Військово-космічнихсил і Сухопутних військ РФ. Зокрема, напівактивною головкою самонаведеннярозробки "Ломо" оснащуються і високоточні (керовані) снаряди "Краснопіль", якіРосія активно використовує під час війни з Україною і обсяг виробництва яких у2022 році зріс у кілька разів.</text:p>
      <text:p text:style-name="P4">
"Сім'я глави "Роскосмосу" Юрія Борисова, який раніше курирував закупівліозброєння в міноборони і як віцепрем'єр уряду, контролює оборонного підрядникаАТ НТЦ "Модуль". Зокрема, міноборони закуповувало прискорювач нейромережрозробки НТЦ "Модуль". Електричне ж обладнання "Модуль" закуповує у Швейцарії,у фірми E-tec Interconnect AG", - повідомляється у матеріалі.</text:p>
      <text:p text:style-name="P4">
<text:span text:style-name="T4">
Читайте також:</text:span>
 <text:a xlink:type="simple" xlink:href="https://www.ukrinform.ua/rubric-ato/3694907-svejcarski-tehnologii-vse-se-nadhodat-do-rosii.html" text:style-name="Internet_20_link" text:visited-style-name="Visited_20_Internet_20_Link">
 </text:a>
</text:p>
      <text:p text:style-name="P4">
Крім того, угорська фірма Aluminiumarugyar Zrt. продає ємності для газуросійському підприємству "Русбал", виробнику надувних макетів для армії.</text:p>
      <text:p text:style-name="P4">
"Ще одні покупці продукції з Європи - олігархи Іскандар Махмудов і АндрійБокарєв. Вони контролюють АТ "Коломенський завод", що постачає міноборонидизельні двигуни для військових кораблів. Частини для двигунів типу Д500"Коломенському заводу" продає Sipavag AG зі Швейцарії, D.KudarauskienesWarehouse з Литви і Geislinger GmbH з Австрії", - зазначає The Insider про щеодин напрямок співпраці європейських компаній з російськими обороннимипідрядниками.</text:p>
      <text:p text:style-name="P4">
Згідно з матеріалом, саме на базі дизелів типу Д500 підприємство виробляєдвигуни для військово-морського флоту РФ. Гвинтові пружини "Коломенськийзавод" отримує з Німеччини, від Heinrich Eibach GmbH, а запобіжні клапани -від HOERBIGER Wien GmbH з Австрії. Частини двигунів типу Д49 – від Piston RingManufacturer Prima з Польщі.</text:p>
      <text:p text:style-name="P4">
Як повідомлялося, німецький виробник фотоапаратів Leica Camera AG післяпочатку повномасштабної російсько-української війни продовжив продавати Росіїтовари подвійного призначення, в тому числі біноклі та приціли.</text:p>
      <text:p text:style-name="P4">
Source: <text:a xlink:type="simple" xlink:href="https://www.ukrinform.ua/rubric-economy/3711892-the-insider-nazvav-evropejski-kompanii-aki-vse-se-zabezpecuut-armiu-rf.html" text:style-name="Internet_20_link" text:visited-style-name="Visited_20_Internet_20_Link">
https://www.ukrinform.ua/rubric-economy/3711892-the-insider-nazvav-evropejski-kompanii-aki-vse-se-zabezpecuut-armiu-rf.html</text:a>
</text:p>
      <!--NEWS-->
      <text:h text:style-name="P10" text:outline-level="1">
<text:span text:style-name="T4">
На Запоріжжі внаслідок нічної атаки пошкоджені 87 будинків</text:span>
</text:h>
      <text:p text:style-name="P4">
Authors: Ukrinform (Person)</text:p>
      <text:p text:style-name="P4">
Publisher: Укринформ (Organization)</text:p>
      <text:p text:style-name="P4">
Published Time: 2023-05-20T16:10:03+03:00</text:p>
      <text:p text:style-name="P4">
Modified Time: 2023-05-20T16:10:03+03:00</text:p>
      <text:p text:style-name="P4">
Description: У Запорізькій області внаслідок нічної ворожої атаки пошкоджено 87 будинків. — Укрінформ.</text:p>
      <text:p text:style-name="P4">
Images: ['<text:a xlink:type="simple" xlink:href="https://static.ukrinform.com/photos/2023_05/thumb_files/630_360_1684587887-993.jpg" text:style-name="Internet_20_link" text:visited-style-name="Visited_20_Internet_20_Link">
630_360_16845...</text:a>
', '<text:a xlink:type="simple" xlink:href="https://static.ukrinform.com/photos/2023_05/1684587886-847.jpg" text:style-name="Internet_20_link" text:visited-style-name="Visited_20_Internet_20_Link">
1684587886-84...</text:a>
', '<text:a xlink:type="simple" xlink:href="https://static.ukrinform.com/photos/2023_05/1684587886-126.jpg" text:style-name="Internet_20_link" text:visited-style-name="Visited_20_Internet_20_Link">
1684587886-12...</text:a>
', '<text:a xlink:type="simple" xlink:href="https://static.ukrinform.com/photos/2023_05/1684587984-480.jpg" text:style-name="Internet_20_link" text:visited-style-name="Visited_20_Internet_20_Link">
1684587984-48...</text:a>
']</text:p>
      <text:p text:style-name="P4">
Tags: ['Обстріл', 'Запоріжжя', 'Війна з Росією']</text:p>
      <text:p text:style-name="P4">
Type: Article</text:p>
      <!--METADATA-->
      <text:p text:style-name="P4">
<draw:frame draw:style-name="fr1" draw:name="Image128" text:anchor-type="as-char" svg:width="6.9236in" svg:height="3.956343in" draw:z-index="0">
<draw:image xlink:href="../Images/yкринформ/2023-05-20T16-10-03-03-00/630_360_1684587887-993.jpg" xlink:type="simple" xlink:show="embed" xlink:actuate="onLoad" draw:mime-type="image/jpeg"/>
</draw:frame>
 УЗапорізькій області внаслідок нічної ворожої атаки пошкоджено 87 будинків.</text:p>
      <text:p text:style-name="P4">
Про це в <text:a xlink:type="simple" xlink:href="http://t.me/zoda_gov_ua/18892" text:style-name="Internet_20_link" text:visited-style-name="Visited_20_Internet_20_Link">
 </text:a>
 повідомляє головаЗапорізької ОВА Юрій Малашко, передає Укрінформ.</text:p>
      <text:p text:style-name="P4">
<draw:frame draw:style-name="fr1" draw:name="Image129" text:anchor-type="as-char" svg:width="6.9236in" svg:height="5.1927in" draw:z-index="0">
<draw:image xlink:href="../Images/yкринформ/2023-05-20T16-10-03-03-00/1684587886-847.jpg" xlink:type="simple" xlink:show="embed" xlink:actuate="onLoad" draw:mime-type="image/jpeg"/>
</draw:frame>
</text:p>
      <text:p text:style-name="P4">
<draw:frame draw:style-name="fr1" draw:name="Image130" text:anchor-type="as-char" svg:width="6.9236in" svg:height="5.1927in" draw:z-index="0">
<draw:image xlink:href="../Images/yкринформ/2023-05-20T16-10-03-03-00/1684587886-126.jpg" xlink:type="simple" xlink:show="embed" xlink:actuate="onLoad" draw:mime-type="image/jpeg"/>
</draw:frame>
<draw:frame draw:style-name="fr1" draw:name="Image131" text:anchor-type="as-char" svg:width="6.9236in" svg:height="9.193162in" draw:z-index="0">
<draw:image xlink:href="../Images/yкринформ/2023-05-20T16-10-03-03-00/1684587984-480.jpg" xlink:type="simple" xlink:show="embed" xlink:actuate="onLoad" draw:mime-type="image/jpeg"/>
</draw:frame>
</text:p>
      <text:p text:style-name="P4">
"Наразі зафіксовано пошкодження 36 будинків у Таврійському, 10 домогосподарству Малій Токмачці й 41 оселі у Верхній Терсі", - йдеться у дописі.</text:p>
      <text:p text:style-name="P4">
Зазначається, що фахівці ліквідовують наслідки ворожих атак.</text:p>
      <text:p text:style-name="P4">
<text:span text:style-name="T4">
Читайте також:</text:span>
 <text:a xlink:type="simple" xlink:href="https://www.ukrinform.ua/rubric-regions/3710835-u-zaporizzi-zatrimali-taksista-akij-koriguvav-rosijski-udari-po-mistu.html" text:style-name="Internet_20_link" text:visited-style-name="Visited_20_Internet_20_Link">
 <text:span text:style-name="T4">
Запоріжжі</text:span>
 </text:a>
</text:p>
      <text:p text:style-name="P4">
Як повідомлялося, під час авіаудару по Малій Токмачці постраждав 42-річниймісцевий житель. Наразі його стан важкий. Також ворог поцілив з РСЗВ у житловібудинки у Таврійському: поранення отримали дві жінки 40 та 44 років, 18-річнадівчина й 14-річний хлопець. У Верхній Терсі під час нічного <text:a xlink:type="simple" xlink:href="https://www.ukrinform.ua/tag-obstril" text:style-name="Internet_20_link" text:visited-style-name="Visited_20_Internet_20_Link">
</text:a>
 постраждали чоловіки 35, 55 та 58років й 39-річна жінка.</text:p>
      <text:p text:style-name="P4">
Наразі постраждалі отримують необхідну допомогу у медичних закладах.</text:p>
      <text:p text:style-name="P4">
<text:span text:style-name="T5">
Фото: Запорізька ОВА</text:span>
</text:p>
      <text:p text:style-name="P4">
Source: <text:a xlink:type="simple" xlink:href="https://www.ukrinform.ua/rubric-regions/3711894-na-zaporizzi-vnaslidok-nicnoi-ataki-poskodzeni-87-budinkiv.html" text:style-name="Internet_20_link" text:visited-style-name="Visited_20_Internet_20_Link">
https://www.ukrinform.ua/rubric-regions/3711894-na-zaporizzi-vnaslidok-nicnoi-ataki-poskodzeni-87-budinkiv.html</text:a>
</text:p>
      <!--NEWS-->
      <text:h text:style-name="P10" text:outline-level="1">
<text:span text:style-name="T4">
Посол Ізраїлю під час зустрічі з головним рабином України запевнив у продовженні допомоги</text:span>
</text:h>
      <text:p text:style-name="P4">
Authors: Ukrinform (Person)</text:p>
      <text:p text:style-name="P4">
Publisher: Укринформ (Organization)</text:p>
      <text:p text:style-name="P4">
Published Time: 2023-05-20T16:12:00+03:00</text:p>
      <text:p text:style-name="P4">
Modified Time: 2023-05-20T16:12:00+03:00</text:p>
      <text:p text:style-name="P4">
Description: Надзвичайний і Повноважний Посол Держави Ізраїль в Україні Михайло Бродський під час зустрічі з головним рабином України та Києва Яаковом Дов Блайхом запевнив, що домога Ізраїлю Україні триватиме і надалі. — Укрінформ.</text:p>
      <text:p text:style-name="P4">
Images: ['<text:a xlink:type="simple" xlink:href="https://static.ukrinform.com/photos/2023_05/thumb_files/630_360_1684588035-348.jpg" text:style-name="Internet_20_link" text:visited-style-name="Visited_20_Internet_20_Link">
630_360_16845...</text:a>
', '<text:a xlink:type="simple" xlink:href="https://static.ukrinform.com/photos/2023_05/1684588040-508.jpg" text:style-name="Internet_20_link" text:visited-style-name="Visited_20_Internet_20_Link">
1684588040-50...</text:a>
']</text:p>
      <text:p text:style-name="P4">
Tags: ['Ізраїль', 'Посол', 'День Незалежності', 'Рабин']</text:p>
      <text:p text:style-name="P4">
Type: Article</text:p>
      <!--METADATA-->
      <text:p text:style-name="P4">
<draw:frame draw:style-name="fr1" draw:name="Image132" text:anchor-type="as-char" svg:width="6.9236in" svg:height="3.956343in" draw:z-index="0">
<draw:image xlink:href="../Images/yкринформ/2023-05-20T16-12-00-03-00/630_360_1684588035-348.jpg" xlink:type="simple" xlink:show="embed" xlink:actuate="onLoad" draw:mime-type="image/jpeg"/>
</draw:frame>
Надзвичайний і Повноважний Посол Держави Ізраїль в Україні Михайло Бродськийпід час зустрічі з головним рабином України та Києва Яаковом Дов Блайхомзапевнив, що домога Ізраїлю Україні триватиме і надалі.</text:p>
      <text:p text:style-name="P4">
Про це передає Укрінформ із посиланням на повідомлення пресслужби головногорабина України.</text:p>
      <text:p text:style-name="P4">
“Перебуваючи у Києві на заході, присвяченому 75-ій річниці НезалежностіІзраїлю, мав нагоду зустрітися і поспілкуватися з багатьма впливовими людьми зприводу допомоги для України. Зокрема, провів плідну зустріч із Послом <text:a xlink:type="simple" xlink:href="https://www.ukrinform.ua/tag-izrail" text:style-name="Internet_20_link" text:visited-style-name="Visited_20_Internet_20_Link">
</text:a>
 в Україні Михайлом Бродським. ПанМихайло наголосив на цілковитій підтримці українського народу і запевнив, щоІзраїль продовжуватиме надавати допомогу Україні” - сказав Блайх.</text:p>
      <text:p text:style-name="P4">
<draw:frame draw:style-name="fr1" draw:name="Image133" text:anchor-type="as-char" svg:width="6.9236in" svg:height="9.231467in" draw:z-index="0">
<draw:image xlink:href="../Images/yкринформ/2023-05-20T16-12-00-03-00/1684588040-508.jpg" xlink:type="simple" xlink:show="embed" xlink:actuate="onLoad" draw:mime-type="image/jpeg"/>
</draw:frame>
</text:p>
      <text:p text:style-name="P4">
“Разом вистоїмо та переможемо!” - додав він.</text:p>
      <text:p text:style-name="P4">
<text:span text:style-name="T4">
Читайте також:</text:span>
 <text:a xlink:type="simple" xlink:href="https://www.ukrinform.ua/rubric-polytics/3706815-blinken-obgovoriv-iz-glavou-mzs-izrailu-ukrainske-pitanna.html" text:style-name="Internet_20_link" text:visited-style-name="Visited_20_Internet_20_Link">
 <text:span text:style-name="T4">
Ізраїлю</text:span>
 </text:a>
</text:p>
      <text:p text:style-name="P4">
14 травня 1948 року, приблизно за вісім годин до закінчення британськогомандата в Палестині, була підписана Декларація незалежності Ізраїлю і ДавидБен-Гуріон (згодом перший прем'єр-міністр Ізраїлю) оголосив про створенняДержави Ізраїль. Це оголошення було зроблене внаслідок рішення Генеральноїасамблеї ООН, резолюції 181 від 29 листопада 1947 року.</text:p>
      <text:p text:style-name="P4">
<text:span text:style-name="T5">
Фото: пресслужба головного рабина України</text:span>
</text:p>
      <text:p text:style-name="P4">
Source: <text:a xlink:type="simple" xlink:href="https://www.ukrinform.ua/rubric-society/3711896-posol-izrailu-pid-cas-zustrici-z-golovnim-rabinom-ukraini-zapevniv-u-prodovzenni-nadanna-dopomogi.html" text:style-name="Internet_20_link" text:visited-style-name="Visited_20_Internet_20_Link">
https://www.ukrinform.ua/rubric-society/3711896-posol-izrailu-pid-cas-zustrici-z-golovnim-rabinom-ukraini-zapevniv-u-prodovzenni-nadanna-dopomogi.html</text:a>
</text:p>
      <!--NEWS-->
      <text:h text:style-name="P10" text:outline-level="1">
<text:span text:style-name="T4">
У США назвали умову передачі Україні літаків F-16</text:span>
</text:h>
      <text:p text:style-name="P4">
Authors: Ukrinform (Person)</text:p>
      <text:p text:style-name="P4">
Publisher: Укринформ (Organization)</text:p>
      <text:p text:style-name="P4">
Published Time: 2023-05-20T16:16:00+03:00</text:p>
      <text:p text:style-name="P4">
Modified Time: 2023-05-20T16:16:00+03:00</text:p>
      <text:p text:style-name="P4">
Description: США можуть надати Україні бойові літаки, F-16 за умови, що Збройні сили України не будуть використовувати їх для ударів по території РФ. — Укрінформ.</text:p>
      <text:p text:style-name="P4">
Images: ['<text:a xlink:type="simple" xlink:href="https://static.ukrinform.com/photos/2023_05/thumb_files/630_360_1684588570-266.jpg" text:style-name="Internet_20_link" text:visited-style-name="Visited_20_Internet_20_Link">
630_360_16845...</text:a>
']</text:p>
      <text:p text:style-name="P4">
Tags: ['США', 'Україна', 'Винищувач', 'Війна з Росією']</text:p>
      <text:p text:style-name="P4">
Type: Article</text:p>
      <!--METADATA-->
      <text:p text:style-name="P4">
<draw:frame draw:style-name="fr1" draw:name="Image134" text:anchor-type="as-char" svg:width="6.9236in" svg:height="3.956343in" draw:z-index="0">
<draw:image xlink:href="../Images/yкринформ/2023-05-20T16-16-00-03-00/630_360_1684588570-266.jpg" xlink:type="simple" xlink:show="embed" xlink:actuate="onLoad" draw:mime-type="image/jpeg"/>
</draw:frame>
 США можутьнадати Україні бойові літаки, F-16 за умови, що Збройні сили України не будутьвикористовувати їх для ударів по території РФ.</text:p>
      <text:p text:style-name="P4">
Як передає Укрінформ, про це повідомляє <text:a xlink:type="simple" xlink:href="https://www.whitehouse.gov/briefing-room/press-briefings/2023/05/20/press-briefing-by-press-secretary-karine-jean-pierre-and-national-security-advisor-jake-sullivan-on-the-presidents-trip-to-japan/" text:style-name="Internet_20_link" text:visited-style-name="Visited_20_Internet_20_Link">
</text:a>
 .</text:p>
      <text:p text:style-name="P4">
Відповідну заяву зробив радник президента США з національної безпеки ДжейкСалліван.</text:p>
      <text:p text:style-name="P4">
Він зазначив: українці постійно заявляли, що готові на такі умови. І, мовляв,у США вже бачили, що Україна цього дотримувалася, користуючись західноюзброєю.</text:p>
      <text:p text:style-name="P4">
"Отже, усі можливості, які Сполучені Штати надавали Україні, базуються натому, що Сполучені Штати не дозволяють та не підтримують удари на територіїРосії. Це також стосуватиметься надання <text:a xlink:type="simple" xlink:href="https://www.ukrinform.ua/tag-litak" text:style-name="Internet_20_link" text:visited-style-name="Visited_20_Internet_20_Link">
 </text:a>
 будь-якою стороною", - сказав він.</text:p>
      <text:p text:style-name="P4">
Також Салліван повідомив, що після ухвалення рішення про надання Українівинищувачів F-16 США та союзники працюватимуть, щоб визначити, коли будутьдоставлені літаки, хто їх доставить та скільки.</text:p>
      <text:p text:style-name="P4">
«Ми виконали те, що обіцяли. Ми дали Україні те, що їй потрібно, на підставітісних консультацій між нашими та їхніми військовими. І тепер ми перейшли додискусій щодо вдосконалення українських військово-повітряних сил як частининашого довгострокового зобов’язання щодо самооборони України», – наголосивСалліван.</text:p>
      <text:p text:style-name="P4">
<text:span text:style-name="T4">
Читайте також:</text:span>
 <text:a xlink:type="simple" xlink:href="https://www.ukrinform.ua/rubric-ato/3711290-ukrainskim-pilotam-znadobitsa-do-cotiroh-misaciv-sob-opanuvati-litaki-f16-ignat.html" text:style-name="Internet_20_link" text:visited-style-name="Visited_20_Internet_20_Link">
 </text:a>
</text:p>
      <text:p text:style-name="P4">
Як повідомляв <text:a xlink:type="simple" xlink:href="https://www.ukrinform.ua/rubric-polytics/3711542-navcanna-ukrainskih-pilotiv-na-f16-bajden-pidtverdiv-ucast-amerikanskih-instruktoriv.html" text:style-name="Internet_20_link" text:visited-style-name="Visited_20_Internet_20_Link">
 </text:a>
 , Президент США Джо Байден запевнив лідерів «Групи семи»,що Сполучені Штати підтримають зусилля з підготовки українських пілотів налітаках західного зразку, включно з F-16.</text:p>
      <text:p text:style-name="P4">
За інформацією західних ЗМІ, раніше в американській адміністрації дализрозуміти європейським союзникам, що <text:a xlink:type="simple" xlink:href="https://www.ukrinform.ua/rubric-ato/3711314-ssa-ne-blokuvatimut-postavku-souznikami-vinisuvaciv-f16-v-ukrainu-snn.html" text:style-name="Internet_20_link" text:visited-style-name="Visited_20_Internet_20_Link">
 </text:a>
 в Україну.</text:p>
      <text:p text:style-name="P4">
Президент Володимир Зеленський привітав рішення США підтримати міжнароднукоаліцію винищувачів.</text:p>
      <text:p text:style-name="P4">
<text:span text:style-name="T5">
Фото: Getty Images</text:span>
</text:p>
      <text:p text:style-name="P4">
Source: <text:a xlink:type="simple" xlink:href="https://www.ukrinform.ua/rubric-ato/3711899-u-ssa-nazvali-umovu-peredaci-ukraini-litakiv-f16.html" text:style-name="Internet_20_link" text:visited-style-name="Visited_20_Internet_20_Link">
https://www.ukrinform.ua/rubric-ato/3711899-u-ssa-nazvali-umovu-peredaci-ukraini-litakiv-f16.html</text:a>
</text:p>
      <!--NEWS-->
      <text:h text:style-name="P10" text:outline-level="1">
<text:span text:style-name="T4">
Зеленський у Японії провів зустріч із Макроном</text:span>
</text:h>
      <text:p text:style-name="P4">
Authors: Ukrinform (Person)</text:p>
      <text:p text:style-name="P4">
Publisher: Укринформ (Organization)</text:p>
      <text:p text:style-name="P4">
Published Time: 2023-05-20T16:19:33+03:00</text:p>
      <text:p text:style-name="P4">
Modified Time: 2023-05-20T16:19:33+03:00</text:p>
      <text:p text:style-name="P4">
Description: Президент України Володимир Зеленський у межах робочого візиту до Японії провів зустріч із Президентом Французької Республіки Еммануелем Макроном. — Укрінформ.</text:p>
      <text:p text:style-name="P4">
Images: ['<text:a xlink:type="simple" xlink:href="https://static.ukrinform.com/photos/2023_05/thumb_files/630_360_1684588601-226.jpeg" text:style-name="Internet_20_link" text:visited-style-name="Visited_20_Internet_20_Link">
630_360_16845...</text:a>
', '<text:a xlink:type="simple" xlink:href="https://static.ukrinform.com/photos/2023_05/1684588601-543.jpeg" text:style-name="Internet_20_link" text:visited-style-name="Visited_20_Internet_20_Link">
1684588601-54...</text:a>
']</text:p>
      <text:p text:style-name="P4">
Tags: ['Японія', 'Франція', 'Макрон', 'Велика сімка', 'Зеленський', 'Війна з Росією']</text:p>
      <text:p text:style-name="P4">
Type: Article</text:p>
      <!--METADATA-->
      <text:p text:style-name="P4">
<draw:frame draw:style-name="fr1" draw:name="Image135" text:anchor-type="as-char" svg:width="6.9236in" svg:height="3.956343in" draw:z-index="0">
<draw:image xlink:href="../Images/yкринформ/2023-05-20T16-19-33-03-00/630_360_1684588601-226.jpeg" xlink:type="simple" xlink:show="embed" xlink:actuate="onLoad" draw:mime-type="image/jpeg"/>
</draw:frame>
 ПрезидентУкраїни Володимир Зеленський у межах робочого візиту до Японії провів зустрічіз Президентом Французької Республіки Еммануелем Макроном.</text:p>
      <text:p text:style-name="P4">
Як передає Укрінформ, про це повідомляє пресслужба <text:a xlink:type="simple" xlink:href="http://www.president.gov.ua/news/u-mezhah-vizitu-do-yaponiyi-volodimir-zelenskij-zustrivsya-z-83033" text:style-name="Internet_20_link" text:visited-style-name="Visited_20_Internet_20_Link">
</text:a>
 .</text:p>
      <text:p text:style-name="P4">
“У межах робочого візиту до Японії для участі в саміті країн “Групи семи”Президент України Володимир Зеленський провів зустріч із ПрезидентомФранцузької Республіки Еммануелем Макроном. Глава держави подякував Франції заважливі рішення щодо військової та гуманітарної підтримки України”, - ідетьсяв повідомленні.</text:p>
      <text:p text:style-name="P4">
<draw:frame draw:style-name="fr1" draw:name="Image136" text:anchor-type="as-char" svg:width="6.9236in" svg:height="4.617948in" draw:z-index="0">
<draw:image xlink:href="../Images/yкринформ/2023-05-20T16-19-33-03-00/1684588601-543.jpeg" xlink:type="simple" xlink:show="embed" xlink:actuate="onLoad" draw:mime-type="image/jpeg"/>
</draw:frame>
</text:p>
      <text:p text:style-name="P4">
Зеленський відзначив важливість підтримки Францією коаліції винищувачів таучасті країни у тренувальній місії з підготовки українських пілотів.</text:p>
      <text:p text:style-name="P4">
Президент України наголосив на пріоритетності реалізації української формулимиру та залучення до цього процесу якомога більшої кількості країн.</text:p>
      <text:p text:style-name="P4">
<text:span text:style-name="T4">
Читайте також:</text:span>
 <text:a xlink:type="simple" xlink:href="https://www.ukrinform.ua/rubric-other_news/3711863-zelenskij-zaprosiv-premera-indii-priednatisa-do-realizacii-formuli-miru.html" text:style-name="Internet_20_link" text:visited-style-name="Visited_20_Internet_20_Link">
 <text:span text:style-name="T4">
Зеленський</text:span>
 </text:a>
</text:p>
      <text:p text:style-name="P4">
Він поінформував Президента <text:a xlink:type="simple" xlink:href="https://www.ukrinform.ua/tag-francia" text:style-name="Internet_20_link" text:visited-style-name="Visited_20_Internet_20_Link">
 </text:a>
 про свійпродуктивний візит на саміт Ліги арабських держав.</text:p>
      <text:p text:style-name="P4">
Зеленський подякував Макрону за початок виконання домовленостей, досягнутих умежах його візиту до Франції, який відбувся 13 травня, та за продовженняоборонної співпраці.</text:p>
      <text:p text:style-name="P4">
<text:span text:style-name="T4">
Читайте також:</text:span>
 <text:a xlink:type="simple" xlink:href="https://www.ukrinform.ua/rubric-polytics/3711882-vstup-do-es-zelenskij-obgovoriv-iz-miselem-vikonanna-ukrainou-domasnogo-zavdanna.html" text:style-name="Internet_20_link" text:visited-style-name="Visited_20_Internet_20_Link">
 <text:span text:style-name="T4">
Зеленський</text:span>
 </text:a>
</text:p>
      <text:p text:style-name="P4">
Як повідомляв Укрінформ, <text:a xlink:type="simple" xlink:href="https://www.ukrinform.ua/rubric-polytics/3711806-zelenskij-zustrivsa-v-aponii-z-sunakom.html" text:style-name="Internet_20_link" text:visited-style-name="Visited_20_Internet_20_Link">
 </text:a>
 зустрівся урамках візиту до Японії із Прем’єр-міністром Великої Британії Ріші Сунаком.</text:p>
      <text:p text:style-name="P4">
<text:span text:style-name="T5">
Фото: ОП</text:span>
</text:p>
      <text:p text:style-name="P4">
Source: <text:a xlink:type="simple" xlink:href="https://www.ukrinform.ua/rubric-polytics/3711900-zelenskij-u-aponii-proviv-zustric-iz-makronom.html" text:style-name="Internet_20_link" text:visited-style-name="Visited_20_Internet_20_Link">
https://www.ukrinform.ua/rubric-polytics/3711900-zelenskij-u-aponii-proviv-zustric-iz-makronom.html</text:a>
</text:p>
      <!--NEWS-->
      <text:h text:style-name="P10" text:outline-level="1">
<text:span text:style-name="T4">
До ВЛК залучаються понад 500 цивільних медзакладів, їх мережа розширюється - МОЗ</text:span>
</text:h>
      <text:p text:style-name="P4">
Authors: Ukrinform (Person)</text:p>
      <text:p text:style-name="P4">
Publisher: Укринформ (Organization)</text:p>
      <text:p text:style-name="P4">
Published Time: 2023-05-20T16:24:00+03:00</text:p>
      <text:p text:style-name="P4">
Modified Time: 2023-05-20T16:24:00+03:00</text:p>
      <text:p text:style-name="P4">
Description: До оглядів військово-лікарських комісій (ВЛК) залучається більше 500 цивільних медзакладів, їх мережа розширюється на запит Медичних сил ЗСУ. Також до кінця травня планується запровадити електронні черги у всіх гарнізонних ВЛК. — Укрінформ.</text:p>
      <text:p text:style-name="P4">
Images: ['<text:a xlink:type="simple" xlink:href="https://static.ukrinform.com/photos/2021_09/thumb_files/630_360_1632730714-645.jpeg" text:style-name="Internet_20_link" text:visited-style-name="Visited_20_Internet_20_Link">
630_360_16327...</text:a>
']</text:p>
      <text:p text:style-name="P4">
Tags: ['Медицина', 'МОЗ', 'Лікарня', 'Єдині новини', 'ВЛК']</text:p>
      <text:p text:style-name="P4">
Type: Article</text:p>
      <!--METADATA-->
      <text:p text:style-name="P4">
<draw:frame draw:style-name="fr1" draw:name="Image137" text:anchor-type="as-char" svg:width="6.9236in" svg:height="3.956343in" draw:z-index="0">
<draw:image xlink:href="../Images/yкринформ/2023-05-20T16-24-00-03-00/630_360_1632730714-645.jpeg" xlink:type="simple" xlink:show="embed" xlink:actuate="onLoad" draw:mime-type="image/jpeg"/>
</draw:frame>
 Дооглядів військово-лікарських комісій (ВЛК) залучається більше 500 цивільнихмедзакладів, їх мережа розширюється на запит Медичних сил ЗСУ. Також до кінцятравня планується запровадити електронні черги у всіх гарнізонних ВЛК.</text:p>
      <text:p text:style-name="P4">
Про це в ефірі загальнонаціонального телемарафону "Єдині новини" сказалазаступниця міністра охорони здоров'я Марина Карчевич, передає Укрінформ.</text:p>
      <text:p text:style-name="P4">
"Фактично, якщо говорити про <text:a xlink:type="simple" xlink:href="https://www.ukrinform.ua/tag-medicina" text:style-name="Internet_20_link" text:visited-style-name="Visited_20_Internet_20_Link">
 </text:a>
огляди, то зараз ми залучаємо більше 500 цивільних закладів для таких оглядіві для роботи при центрах комплектування. Разом з командуванням Медичних силЗСУ ми моніторимо мережу і навантаження, оскільки є регіони, де навантаженнязначно більше, є регіони, де навантаження менше. Відповідно, на запит Збройнихсил ми надаємо перелік мережі цивільних закладів, які залучаються до роботиВЛК. Найперше, це гарнізонні і госпітальні військово-лікарські комісії", -сказала Карчевич.</text:p>
      <text:p text:style-name="P4">
<text:span text:style-name="T4">
Читайте також:</text:span>
 <text:a xlink:type="simple" xlink:href="https://www.ukrinform.ua/rubric-society/3711524-na-medogladi-vijskovih-u-programi-medgarantij-peredbacili-ponad-536-miljoniv.html" text:style-name="Internet_20_link" text:visited-style-name="Visited_20_Internet_20_Link">
 </text:a>
</text:p>
      <text:p text:style-name="P4">
Окрім цього, зазначила заступниця міністра, планується використати досвідроботи електронної системи охорони здоров'я (ЕСОЗ), де є всі дані про кожногопацієнта, і для військової медицини.</text:p>
      <text:p text:style-name="P4">
"Щоб дані про пацієнта, про військовослужбовця зберігалися у захищеномувигляді і доступ до них мав лікар, щоб не потрібно було возити паперовідокументи з одного місця в інше. І так само це питання електронногодокументообігу, над яким зараз працюємо з колегами з Міноборони, щоб власне неперевозити документ в папері, а був документообіг в електронному вигляді міжвійськовими частинами, військово-лікарськими комісіями і закладами охорониздоров'я", - сказала Карчевич.</text:p>
      <text:p text:style-name="P4">
<text:span text:style-name="T4">
Читайте також:</text:span>
 <text:a xlink:type="simple" xlink:href="https://www.ukrinform.ua/rubric-society/3711158-vijskovolikarski-komisii-do-kinca-travna-perejdut-na-ecergu-v-usih-gospitalah.html" text:style-name="Internet_20_link" text:visited-style-name="Visited_20_Internet_20_Link">
 </text:a>
</text:p>
      <text:p text:style-name="P4">
Наразі в пілотному режимі запроваджені електронні черги і до кінця травняпланується охопити ними всі гарнізонні ВЛК.</text:p>
      <text:p text:style-name="P4">
Карчевич нагадала, що нещодавно було впроваджено в Програму медгарантій новийпакет, який дозволяє фінансувати роботу ВЛК на базі цивільних медзакладів.</text:p>
      <text:p text:style-name="P4">
Також вона нагадала, що Верховна Рада ухвалила два законопроєкти, якістосуються можливості залучення цивільних медичних закладів до роботи ВЛК іспрощення оформлення певних документів, зокрема довідки №5 про обставинитравми, отримання якої потребувало багато часу. Парламент скоротив процедуру іспростив її отримання.</text:p>
      <text:p text:style-name="P4">
Source: <text:a xlink:type="simple" xlink:href="https://www.ukrinform.ua/rubric-society/3711902-do-vlk-zalucautsa-ponad-500-civilnih-medzakladiv-ih-mereza-rozsiruetsa-moz.html" text:style-name="Internet_20_link" text:visited-style-name="Visited_20_Internet_20_Link">
https://www.ukrinform.ua/rubric-society/3711902-do-vlk-zalucautsa-ponad-500-civilnih-medzakladiv-ih-mereza-rozsiruetsa-moz.html</text:a>
</text:p>
      <!--NEWS-->
      <text:h text:style-name="P10" text:outline-level="1">
<text:span text:style-name="T4">
В Іспанії зазнав аварії винищувач F-18</text:span>
</text:h>
      <text:p text:style-name="P4">
Authors: Ukrinform (Person)</text:p>
      <text:p text:style-name="P4">
Publisher: Укринформ (Organization)</text:p>
      <text:p text:style-name="P4">
Published Time: 2023-05-20T16:34:00+03:00</text:p>
      <text:p text:style-name="P4">
Modified Time: 2023-05-20T16:34:00+03:00</text:p>
      <text:p text:style-name="P4">
Description: Винищувач F-18 Збройних сил Іспанії зазнав аварії на авіабазі у Сарагосі.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Аварія', 'Іспанія', 'Літак', 'Винищувач']</text:p>
      <text:p text:style-name="P4">
Type: Article</text:p>
      <!--METADATA-->
      <text:p text:style-name="P4">
<draw:frame draw:style-name="fr1" draw:name="Image138" text:anchor-type="as-char" svg:width="6.9236in" svg:height="3.956343in" draw:z-index="0">
<draw:image xlink:href="../Images/yкринформ/2023-05-20T16-34-00-03-00/630_360_1640330796-210.jpeg" xlink:type="simple" xlink:show="embed" xlink:actuate="onLoad" draw:mime-type="image/jpeg"/>
</draw:frame>
 ВинищувачF-18 Збройних сил Іспанії зазнав аварії на авіабазі у Сарагосі.</text:p>
      <text:p text:style-name="P4">
Як передає Укрінформ, про це пише <text:a xlink:type="simple" xlink:href="https://elpais.com/espana/2023-05-20/un-f-18-del-ejercito-del-aire-y-del-espacio-se-estrella-en-zaragoza-durante-un-vuelo-de-exhibicion.html" text:style-name="Internet_20_link" text:visited-style-name="Visited_20_Internet_20_Link">
</text:a>
 .</text:p>
      <text:p text:style-name="P4">
Авіакатастрофу підтвердили у Повітряно-космічних силах Іспанії. Військовізаявили, що напередодні <text:a xlink:type="simple" xlink:href="https://www.ukrinform.ua/tag-litak" text:style-name="Internet_20_link" text:visited-style-name="Visited_20_Internet_20_Link">
 </text:a>
 мав деякіпроблеми.</text:p>
      <text:p text:style-name="P4">
Літак розбився під час виконання показового польоту. Пілот встигкатапультуватися. Його з ушкодженнями ніг доправили до лікарні. Наразі життюпілота нічого не загрожує.</text:p>
      <text:p text:style-name="P4">
Внаслідок інциденту не було завдано шкоди населенню.</text:p>
      <text:p text:style-name="P4">
<text:span text:style-name="T4">
Читайте також:</text:span>
 <text:a xlink:type="simple" xlink:href="https://www.ukrinform.ua/rubric-world/3673908-u-belgorodskij-oblasti-vpav-litak-minoboroni-rf.html" text:style-name="Internet_20_link" text:visited-style-name="Visited_20_Internet_20_Link">
 </text:a>
</text:p>
      <text:p text:style-name="P4">
Це не перша аварія з F-18 в історії іспанських Збройних сил. Перший інцидент зцими літаками, які коштують близько 60 мільйонів євро, стався у 1988 роцітакож у Сарагосі.</text:p>
      <text:p text:style-name="P4">
Source: <text:a xlink:type="simple" xlink:href="https://www.ukrinform.ua/rubric-world/3711904-v-ispanii-zaznav-avarii-vinisuvac-f18.html" text:style-name="Internet_20_link" text:visited-style-name="Visited_20_Internet_20_Link">
https://www.ukrinform.ua/rubric-world/3711904-v-ispanii-zaznav-avarii-vinisuvac-f18.html</text:a>
</text:p>
      <!--NEWS-->
      <text:h text:style-name="P10" text:outline-level="1">
<text:span text:style-name="T4">
Росіяни готуються до проведення виборів на захопленій території Запорізької області</text:span>
</text:h>
      <text:p text:style-name="P4">
Authors: Ukrinform (Person)</text:p>
      <text:p text:style-name="P4">
Publisher: Укринформ (Organization)</text:p>
      <text:p text:style-name="P4">
Published Time: 2023-05-20T16:37:45+03:00</text:p>
      <text:p text:style-name="P4">
Modified Time: 2023-05-20T16:37:45+03:00</text:p>
      <text:p text:style-name="P4">
Description: Російські окупанти готуються проводити у вересні вибори на захоплених територіях Запорізької області. — Укрінформ.</text:p>
      <text:p text:style-name="P4">
Images: ['<text:a xlink:type="simple" xlink:href="https://static.ukrinform.com/photos/2019_03/thumb_files/630_360_1552330156-348.jpg" text:style-name="Internet_20_link" text:visited-style-name="Visited_20_Internet_20_Link">
630_360_15523...</text:a>
']</text:p>
      <text:p text:style-name="P4">
Tags: ['Окупація', 'Вибори', 'Росія', 'Запоріжжя']</text:p>
      <text:p text:style-name="P4">
Type: Article</text:p>
      <!--METADATA-->
      <text:p text:style-name="P4">
<draw:frame draw:style-name="fr1" draw:name="Image139" text:anchor-type="as-char" svg:width="6.9236in" svg:height="3.956343in" draw:z-index="0">
<draw:image xlink:href="../Images/yкринформ/2023-05-20T16-37-45-03-00/630_360_1552330156-348.jpg" xlink:type="simple" xlink:show="embed" xlink:actuate="onLoad" draw:mime-type="image/jpeg"/>
</draw:frame>
 Російськіокупанти готуються проводити у вересні вибори на захоплених територіяхЗапорізької області.</text:p>
      <text:p text:style-name="P4">
Про це в ефірі національного телемарафону "Єдині новини" сказав міський головаМелітополя Іван Федоров, передає Укрінформ.</text:p>
      <text:p text:style-name="P4">
"З понеділка починається попереднє голосування в партії "Єдина Росія", якавідкрила свій фейковий філіал на території тимчасово окупованого Мелітополя.Зареєстровано до ста кандидатів, які будуть у попередньому голосуваннівідбиратися, а потім йти на місцеві вибори, які ворог планує провести на нашійтериторії у вересні. Так само готуються і в інших партіях", - сказав він.</text:p>
      <text:p text:style-name="P4">
За словами мера, про підготовку до виборів свідчить і чергова хвиля примусовоїпаспортизації, яка розпочалась тиждень тому.</text:p>
      <text:p text:style-name="P4">
"Вигадали нову соціальну допомогу для тих сімей, в яких є неповнолітні діти.Обіцяють додаткову матеріальну допомогу - 4000 рублів, але за умови наявностіросійського паспорта. Влаштовують фільтрації на вулицях: з пішоходамипроводять «бесіди» про необхідність паспорта, в автовласників погрожуютьконфіскувати авто, якщо не буде паспорта", - сказав він.</text:p>
      <text:p text:style-name="P4">
<text:span text:style-name="T4">
Читайте також:</text:span>
 <text:a xlink:type="simple" xlink:href="https://www.ukrinform.ua/rubric-regions/3711706-primusova-pasportizacia-ziteliv-kahovki-zagarbniki-lakaut-mobilizaciu-i-viselennam.html" text:style-name="Internet_20_link" text:visited-style-name="Visited_20_Internet_20_Link">
 </text:a>
</text:p>
      <text:p text:style-name="P4">
Раніше повідомлялося, що <text:a xlink:type="simple" xlink:href="https://www.ukrinform.ua/rubric-regions/3711841-rosiani-obstriluut-tokmak-ta-molocansk-abi-primusiti-ludej-evakuuvatisa-fedorov.html" text:style-name="Internet_20_link" text:visited-style-name="Visited_20_Internet_20_Link">
 </text:a>
 і звинувачує у цьому ЗСУ. Це робиться для того, абипримусити людей евакуйовуватися.</text:p>
      <text:p text:style-name="P4">
<text:span text:style-name="T5">
Фото: Вікіпедія</text:span>
</text:p>
      <text:p text:style-name="P4">
Source: <text:a xlink:type="simple" xlink:href="https://www.ukrinform.ua/rubric-regions/3711906-rosiani-gotuutsa-do-provedenna-viboriv-na-zahoplenij-teritorii-zaporizkoi-oblasti.html" text:style-name="Internet_20_link" text:visited-style-name="Visited_20_Internet_20_Link">
https://www.ukrinform.ua/rubric-regions/3711906-rosiani-gotuutsa-do-provedenna-viboriv-na-zahoplenij-teritorii-zaporizkoi-oblasti.html</text:a>
</text:p>
      <!--NEWS-->
      <text:h text:style-name="P10" text:outline-level="1">
<text:span text:style-name="T4">
Зеленський скоординував з Шольцом позиції напередодні засідання саміту G7</text:span>
</text:h>
      <text:p text:style-name="P4">
Authors: Ukrinform (Person)</text:p>
      <text:p text:style-name="P4">
Publisher: Укринформ (Organization)</text:p>
      <text:p text:style-name="P4">
Published Time: 2023-05-20T16:46:24+03:00</text:p>
      <text:p text:style-name="P4">
Modified Time: 2023-05-20T16:46:24+03:00</text:p>
      <text:p text:style-name="P4">
Description: ﻿﻿Президент України Володимир Зеленський у межах робочого візиту до Японії скоординував позиції напередодні засідання саміту “Групи семи” з Федеральним канцлером Республіки Німеччини Олафом Шольцом. — Укрінформ.</text:p>
      <text:p text:style-name="P4">
Images: ['<text:a xlink:type="simple" xlink:href="https://static.ukrinform.com/photos/2023_05/thumb_files/630_360_1684589913-427.jpg" text:style-name="Internet_20_link" text:visited-style-name="Visited_20_Internet_20_Link">
630_360_16845...</text:a>
']</text:p>
      <text:p text:style-name="P4">
Tags: ['Японія', 'Німеччина', 'Велика сімка', 'Зеленський', 'Шольц']</text:p>
      <text:p text:style-name="P4">
Type: Article</text:p>
      <!--METADATA-->
      <text:p text:style-name="P4">
<draw:frame draw:style-name="fr1" draw:name="Image140" text:anchor-type="as-char" svg:width="6.9236in" svg:height="3.956343in" draw:z-index="0">
<draw:image xlink:href="../Images/yкринформ/2023-05-20T16-46-24-03-00/630_360_1684589913-427.jpg" xlink:type="simple" xlink:show="embed" xlink:actuate="onLoad" draw:mime-type="image/jpeg"/>
</draw:frame>
﻿﻿Президент України Володимир Зеленський у межах робочого візиту до Японіїскоординував позиції напередодні засідання саміту “Групи семи” з Федеральнимканцлером Республіки Німеччини Олафом Шольцом.</text:p>
      <text:p text:style-name="P4">
Як передає Укрінформ, про це повідомляє пресслужба <text:a xlink:type="simple" xlink:href="http://www.president.gov.ua/news/u-yaponiyi-prezident-ukrayini-proviv-zustrich-iz-federalnim-83037" text:style-name="Internet_20_link" text:visited-style-name="Visited_20_Internet_20_Link">
</text:a>
 .</text:p>
      <text:p text:style-name="P4">
“Зеленський у межах робочого візиту до Японії для участі в саміті країн “Груписеми” провів зустріч із Федеральним канцлером Федеративної РеспублікиНімеччина”, - ідеться в повідомленні.</text:p>
      <text:p text:style-name="P4">
<text:span text:style-name="T4">
Читайте також:</text:span>
 <text:a xlink:type="simple" xlink:href="https://www.ukrinform.ua/rubric-polytics/3711829-zelenskij-obgovoriv-z-meloni-pidgotovku-ukrainskih-pilotiv.html" text:style-name="Internet_20_link" text:visited-style-name="Visited_20_Internet_20_Link">
 <text:span text:style-name="T4">
Зеленський</text:span>
 </text:a>
</text:p>
      <text:p text:style-name="P4">
Лідери обговорили перші результати візиту глави української держави доНімеччини, який відбувся 13 травня. <text:a xlink:type="simple" xlink:href="https://www.ukrinform.ua/tag-zelenskij" text:style-name="Internet_20_link" text:visited-style-name="Visited_20_Internet_20_Link">
 </text:a>
 подякував за потужну оборонну допомогу, яку Україна отримує відФРН.</text:p>
      <text:p text:style-name="P4">
Президент відзначив важливість реалізації пунктів української формули миру.</text:p>
      <text:p text:style-name="P4">
“Глава держави та Федеральний канцлер Німеччини скоординували позиціїнапередодні засідання саміту “Групи семи”, - ідеться в повідомленні.</text:p>
      <text:p text:style-name="P4">
<text:span text:style-name="T4">
Читайте також:</text:span>
 <text:a xlink:type="simple" xlink:href="https://www.ukrinform.ua/rubric-polytics/3711900-zelenskij-u-aponii-proviv-zustric-iz-makronom.html" text:style-name="Internet_20_link" text:visited-style-name="Visited_20_Internet_20_Link">
 <text:span text:style-name="T4">
Зеленський</text:span>
 </text:a>
</text:p>
      <text:p text:style-name="P4">
Як повідомляв Укрінформ, Президент України Володимир Зеленський особисто будеприсутній на зустрічі з лідерами країн “Групи семи” в Хіросімі у неділю, 21травня, що відбудеться в рамках саміту G7.</text:p>
      <text:p text:style-name="P4">
Це перша поїздка Зеленського до Японії, країни-господарки саміту G7, відпочатку війни Росії проти України в лютому минулого року.</text:p>
      <text:p text:style-name="P4">
В уряді Японії повідомили, що український Президент також планує провестидвосторонні переговори з Прем’єр-міністром Японії Фуміо Кішіда.</text:p>
      <text:p text:style-name="P4">
<text:span text:style-name="T5">
Фото: ОП</text:span>
</text:p>
      <text:p text:style-name="P4">
Source: <text:a xlink:type="simple" xlink:href="https://www.ukrinform.ua/rubric-polytics/3711908-zelenskij-skoordinuvav-z-solcom-pozicii-naperedodni-zasidanna-samitu-g7.html" text:style-name="Internet_20_link" text:visited-style-name="Visited_20_Internet_20_Link">
https://www.ukrinform.ua/rubric-polytics/3711908-zelenskij-skoordinuvav-z-solcom-pozicii-naperedodni-zasidanna-samitu-g7.html</text:a>
</text:p>
      <!--NEWS-->
      <text:h text:style-name="P10" text:outline-level="1">
<text:span text:style-name="T4">
Instagram планує запустити влітку конкурента Twitter</text:span>
</text:h>
      <text:p text:style-name="P4">
Authors: Ukrinform (Person)</text:p>
      <text:p text:style-name="P4">
Publisher: Укринформ (Organization)</text:p>
      <text:p text:style-name="P4">
Published Time: 2023-05-20T16:49:13+03:00</text:p>
      <text:p text:style-name="P4">
Modified Time: 2023-05-20T16:49:13+03:00</text:p>
      <text:p text:style-name="P4">
Description: Застосунок Instagram компанії Meta Platforms планує в червні випустити текстовий застосунок, який конкуруватиме з Twitter. — Укрінформ.</text:p>
      <text:p text:style-name="P4">
Images: ['<text:a xlink:type="simple" xlink:href="https://static.ukrinform.com/photos/2023_01/thumb_files/630_360_1674564122-379.jpeg" text:style-name="Internet_20_link" text:visited-style-name="Visited_20_Internet_20_Link">
630_360_16745...</text:a>
']</text:p>
      <text:p text:style-name="P4">
Tags: ['Instagram', 'Twitter']</text:p>
      <text:p text:style-name="P4">
Type: Article</text:p>
      <!--METADATA-->
      <text:p text:style-name="P4">
<draw:frame draw:style-name="fr1" draw:name="Image141" text:anchor-type="as-char" svg:width="6.9236in" svg:height="3.956343in" draw:z-index="0">
<draw:image xlink:href="../Images/yкринформ/2023-05-20T16-49-13-03-00/630_360_1674564122-379.jpeg" xlink:type="simple" xlink:show="embed" xlink:actuate="onLoad" draw:mime-type="image/jpeg"/>
</draw:frame>
Застосунок Instagram компанії Meta Platforms планує в червні випустититекстовий застосунок, який конкуруватиме з Twitter.</text:p>
      <text:p text:style-name="P4">
Як передає Укрінформ, про це повідомляє <text:a xlink:type="simple" xlink:href="http://www.reuters.com/technology/instagram-readies-twitter-competitor-summer-release-bloomberg-news-2023-05-19/" text:style-name="Internet_20_link" text:visited-style-name="Visited_20_Internet_20_Link">
</text:a>
 .</text:p>
      <text:p text:style-name="P4">
Згідно з повідомленням, материнська компанія Meta Platforms тестує продуктспільно з впливовими людьми і деякими розробниками.</text:p>
      <text:p text:style-name="P4">
" <text:a xlink:type="simple" xlink:href="https://www.ukrinform.ua/tag-meta" text:style-name="Internet_20_link" text:visited-style-name="Visited_20_Internet_20_Link">
 </text:a>
 зв'язалася з кадровими агентствами тазнаменитостями, щоб оцінити їхню зацікавленість у випробуванні ранньої версіїпрограми, яка буде інтегрована з Instagram", - йдеться в повідомленні.</text:p>
      <text:p text:style-name="P4">
Зазначається, що застосунок побудований на базі Instagram, але буде сумісний здеякими іншими застосунками, такими як Mastodon.</text:p>
      <text:p text:style-name="P4">
<text:span text:style-name="T4">
Читайте також:</text:span>
 <text:a xlink:type="simple" xlink:href="https://www.ukrinform.ua/rubric-technology/3711434-twitter-zvinuvativ-microsoft-u-nesankcionovanomu-vikoristanni-danih.html" text:style-name="Internet_20_link" text:visited-style-name="Visited_20_Internet_20_Link">
 <text:span text:style-name="T4">
Twitter</text:span>
 </text:a>
</text:p>
      <text:p text:style-name="P4">
Як повідомляв Укрінформ, у компанії Twitter заявили, що корпорація Microsoftпорушила угоду про використання даних соціальної мережі.</text:p>
      <text:p text:style-name="P4">
Source: <text:a xlink:type="simple" xlink:href="https://www.ukrinform.ua/rubric-technology/3711911-instagram-planue-zapustiti-vlitku-konkurenta-twitter.html" text:style-name="Internet_20_link" text:visited-style-name="Visited_20_Internet_20_Link">
https://www.ukrinform.ua/rubric-technology/3711911-instagram-planue-zapustiti-vlitku-konkurenta-twitter.html</text:a>
</text:p>
      <!--NEWS-->
      <text:h text:style-name="P10" text:outline-level="1">
<text:span text:style-name="T4">
Зміцнення системи ППО: Резніков анонсував «Рамштайн» наступного тижня</text:span>
</text:h>
      <text:p text:style-name="P4">
Authors: Ukrinform (Person)</text:p>
      <text:p text:style-name="P4">
Publisher: Укринформ (Organization)</text:p>
      <text:p text:style-name="P4">
Published Time: 2023-05-20T16:54:51+03:00</text:p>
      <text:p text:style-name="P4">
Modified Time: 2023-05-20T16:54:51+03:00</text:p>
      <text:p text:style-name="P4">
Description: На черговій зустрічі у форматі "Рамштайн" наступного тижня обговорять зміцнення системи протиповітряної та протиракетної оборони України. — Укрінформ.</text:p>
      <text:p text:style-name="P4">
Images: ['<text:a xlink:type="simple" xlink:href="https://static.ukrinform.com/photos/2023_03/thumb_files/630_360_1678277232-607.jpg" text:style-name="Internet_20_link" text:visited-style-name="Visited_20_Internet_20_Link">
630_360_16782...</text:a>
']</text:p>
      <text:p text:style-name="P4">
Tags: ['Резніков', 'Війна з Росією', 'ППО', 'Зустріч Рамштайн']</text:p>
      <text:p text:style-name="P4">
Type: Article</text:p>
      <!--METADATA-->
      <text:p text:style-name="P4">
<draw:frame draw:style-name="fr1" draw:name="Image142" text:anchor-type="as-char" svg:width="6.9236in" svg:height="3.956343in" draw:z-index="0">
<draw:image xlink:href="../Images/yкринформ/2023-05-20T16-54-51-03-00/630_360_1678277232-607.jpg" xlink:type="simple" xlink:show="embed" xlink:actuate="onLoad" draw:mime-type="image/jpeg"/>
</draw:frame>
 Начерговій зустрічі у форматі "Рамштайн" наступного тижня обговорять зміцненнясистеми протиповітряної та протиракетної оборони України.</text:p>
      <text:p text:style-name="P4">
Як передає Укрінформ, про це міністр оборони України Олексій Резніковповідомляє у <text:a xlink:type="simple" xlink:href="http://www.facebook.com/reznikovoleksii/posts/pfbid0dFLfoL3Ye2NVx3eG6yohC1ThwUM1wkTU3esGUg5Z9kHxHJVQ125TaaB4BGQo6C8pl" text:style-name="Internet_20_link" text:visited-style-name="Visited_20_Internet_20_Link">
</text:a>
.</text:p>
      <text:p text:style-name="P4">
"Зміцнення ППО/ПРО залишається нашим пріоритетом №1. Наземні системи – відПЗРК то потужних батарей - та ракети до них незмінно у фокусі. Про це,зокрема, ми будемо говорити з колегами на черговій зустрічі у форматі"Рамштайн" наступного тижня", - зазначив Резніков.</text:p>
      <text:p text:style-name="P4">
Він підкреслив, що рішення, які ухвалюють партнери щодо <text:a xlink:type="simple" xlink:href="https://www.ukrinform.ua/tag-litak" text:style-name="Internet_20_link" text:visited-style-name="Visited_20_Internet_20_Link">
</text:a>
 – це важливий етап, але не кінець шляху.</text:p>
      <text:p text:style-name="P4">
"Знадобиться час, ресурси і багато дуже кваліфікованої праці, доки наше небостане безпечнішим. Треба набратися терпіння", - наголосив Резніков.</text:p>
      <text:p text:style-name="P4">
<text:span text:style-name="T4">
Читайте також:</text:span>
 <text:a xlink:type="simple" xlink:href="https://www.ukrinform.ua/rubric-ato/3711575-ssa-pidtrimali-koaliciu-vinisuvaciv-zelenskij-vitae-risenna-bajdena.html" text:style-name="Internet_20_link" text:visited-style-name="Visited_20_Internet_20_Link">
 </text:a>
</text:p>
      <text:p text:style-name="P4">
Як повідомляв Укрінформ, Резніков подякував союзникам про рішення створитиреактивну коаліцію для України.</text:p>
      <text:p text:style-name="P4">
Source: <text:a xlink:type="simple" xlink:href="https://www.ukrinform.ua/rubric-ato/3711912-zmicnenna-sistemi-ppo-reznikov-anonsuvav-ramstajn-nastupnogo-tizna.html" text:style-name="Internet_20_link" text:visited-style-name="Visited_20_Internet_20_Link">
https://www.ukrinform.ua/rubric-ato/3711912-zmicnenna-sistemi-ppo-reznikov-anonsuvav-ramstajn-nastupnogo-tizna.html</text:a>
</text:p>
      <!--NEWS-->
      <text:h text:style-name="P10" text:outline-level="1">
<text:span text:style-name="T4">
«Динамо» перемогло «Олександрію» в УПЛ</text:span>
</text:h>
      <text:p text:style-name="P4">
Authors: Ukrinform (Person)</text:p>
      <text:p text:style-name="P4">
Publisher: Укринформ (Organization)</text:p>
      <text:p text:style-name="P4">
Published Time: 2023-05-20T16:55:00+03:00</text:p>
      <text:p text:style-name="P4">
Modified Time: 2023-05-20T16:55:00+03:00</text:p>
      <text:p text:style-name="P4">
Description: Кияни залишилися на четвертій сходинці в таблиці чемпіонату України з футболу після перемоги. — Укрінформ.</text:p>
      <text:p text:style-name="P4">
Images: ['<text:a xlink:type="simple" xlink:href="https://static.ukrinform.com/photos/2023_05/thumb_files/630_360_1684590904-596.jpg" text:style-name="Internet_20_link" text:visited-style-name="Visited_20_Internet_20_Link">
630_360_16845...</text:a>
']</text:p>
      <text:p text:style-name="P4">
Tags: ['Динамо', 'Футбол', "Прем'єр-ліга", 'Олександрія']</text:p>
      <text:p text:style-name="P4">
Type: Article</text:p>
      <!--METADATA-->
      <text:p text:style-name="P4">
<draw:frame draw:style-name="fr1" draw:name="Image143" text:anchor-type="as-char" svg:width="6.9236in" svg:height="3.956343in" draw:z-index="0">
<draw:image xlink:href="../Images/yкринформ/2023-05-20T16-55-00-03-00/630_360_1684590904-596.jpg" xlink:type="simple" xlink:show="embed" xlink:actuate="onLoad" draw:mime-type="image/jpeg"/>
</draw:frame>
 Киянизалишилися на четвертій сходинці в таблиці чемпіонату України з футболу післяперемоги.</text:p>
      <text:p text:style-name="P4">
«Динамо» на чужому полі здолало «Олександрію» 5:1 в 27-у турі Українськоїпрем'єр-ліги, передає Укрінформ.</text:p>
      <text:p text:style-name="P4">
У складі киян відзначилися Андрієвський, Ванат, Вівчаренко та Волошин. Ще одингол в свої ворота забив Логінов. Олександрійці відповіли єдиним голом Сігеєва.</text:p>
      <text:p text:style-name="P4">
«Динамо» посідає четверту сходинку в УПЛ, «Олександрія» - п'яту.</text:p>
      <text:p text:style-name="P4">
<text:span text:style-name="T4">
Читайте також:</text:span>
 <text:a xlink:type="simple" xlink:href="https://www.ukrinform.ua/rubric-sports/3711891-upl-zora-peremogla-ingulec.html" text:style-name="Internet_20_link" text:visited-style-name="Visited_20_Internet_20_Link">
 <text:span text:style-name="T4">
Зоря</text:span>
 </text:a>
</text:p>
      <text:p text:style-name="P4">
Як повідомлялося, «Шахтар» очолює УПЛ, маючи в активі 66 очок після 27 матчів.</text:p>
      <text:p text:style-name="P4">
Фото: УПЛ</text:p>
      <text:p text:style-name="P4">
Source: <text:a xlink:type="simple" xlink:href="https://www.ukrinform.ua/rubric-sports/3711914-dinamo-peremoglo-oleksandriu-v-upl.html" text:style-name="Internet_20_link" text:visited-style-name="Visited_20_Internet_20_Link">
https://www.ukrinform.ua/rubric-sports/3711914-dinamo-peremoglo-oleksandriu-v-upl.html</text:a>
</text:p>
      <!--NEWS-->
      <text:h text:style-name="P10" text:outline-level="1">
<text:span text:style-name="T4">
Ла Ліга: «Жирона» з Циганковим поступилася «Вільярреалу»</text:span>
</text:h>
      <text:p text:style-name="P4">
Authors: Ukrinform (Person)</text:p>
      <text:p text:style-name="P4">
Publisher: Укринформ (Organization)</text:p>
      <text:p text:style-name="P4">
Published Time: 2023-05-20T17:02:25+03:00</text:p>
      <text:p text:style-name="P4">
Modified Time: 2023-05-20T17:02:25+03:00</text:p>
      <text:p text:style-name="P4">
Description: Український вінгер Віктор Циганков відіграв повний матч, але не зміг допомогти команді перемогти. — Укрінформ.</text:p>
      <text:p text:style-name="P4">
Images: ['<text:a xlink:type="simple" xlink:href="https://static.ukrinform.com/photos/2023_05/thumb_files/630_360_1684591303-872.jpg" text:style-name="Internet_20_link" text:visited-style-name="Visited_20_Internet_20_Link">
630_360_16845...</text:a>
']</text:p>
      <text:p text:style-name="P4">
Tags: ['Футбол', 'Циганков']</text:p>
      <text:p text:style-name="P4">
Type: Article</text:p>
      <!--METADATA-->
      <text:p text:style-name="P4">
<draw:frame draw:style-name="fr1" draw:name="Image144" text:anchor-type="as-char" svg:width="6.9236in" svg:height="3.956343in" draw:z-index="0">
<draw:image xlink:href="../Images/yкринформ/2023-05-20T17-02-25-03-00/630_360_1684591303-872.jpg" xlink:type="simple" xlink:show="embed" xlink:actuate="onLoad" draw:mime-type="image/jpeg"/>
</draw:frame>
Український вінгер Віктор Циганков відіграв повний матч, але не зміг допомогтикоманді перемогти.</text:p>
      <text:p text:style-name="P4">
«Жирона» на своєму полі поступилася «Вільярреалу» 1:2 в 35-у турі іспанськоїПрімери, передає Укрінформ.</text:p>
      <text:p text:style-name="P4">
У складі «каталонців» відзначився Лопес. «Субмарина» відповіла точними ударамиПіно і Морено.</text:p>
      <text:p text:style-name="P4">
Після поразки «Жирона» посідає сьому сходинку в Ла Лізі, маючи в активі 48очок після 35 матчів.</text:p>
      <text:p text:style-name="P4">
<text:span text:style-name="T4">
Читайте також:</text:span>
 <text:a xlink:type="simple" xlink:href="https://www.ukrinform.ua/rubric-sports/3711914-dinamo-peremoglo-oleksandriu-v-upl.html" text:style-name="Internet_20_link" text:visited-style-name="Visited_20_Internet_20_Link">
 </text:a>
</text:p>
      <text:p text:style-name="P4">
Як повідомлялося, «Барселона» гарантувала собі першу сходинку в Прімері всезоні 2022/23.</text:p>
      <text:p text:style-name="P4">
Фото: twitter.com/GironaFC</text:p>
      <text:p text:style-name="P4">
Source: <text:a xlink:type="simple" xlink:href="https://www.ukrinform.ua/rubric-sports/3711922-la-liga-zirona-z-cigankovim-postupilasa-vilarrealu.html" text:style-name="Internet_20_link" text:visited-style-name="Visited_20_Internet_20_Link">
https://www.ukrinform.ua/rubric-sports/3711922-la-liga-zirona-z-cigankovim-postupilasa-vilarrealu.html</text:a>
</text:p>
      <!--NEWS-->
      <text:h text:style-name="P10" text:outline-level="1">
<text:span text:style-name="T4">
Ситуація у Бахмуті критична, українські бійці тримають оборону в одному з районів - Маляр</text:span>
</text:h>
      <text:p text:style-name="P4">
Authors: Ukrinform (Person)</text:p>
      <text:p text:style-name="P4">
Publisher: Укринформ (Organization)</text:p>
      <text:p text:style-name="P4">
Published Time: 2023-05-20T17:03:00+03:00</text:p>
      <text:p text:style-name="P4">
Modified Time: 2023-05-20T17:03:00+03:00</text:p>
      <text:p text:style-name="P4">
Description: У Бахмуті Донецької області ситуація критична, разом з тим Збройні сили України тримають оборону в районі "Літак".</text:p>
      <text:p text:style-name="P4">
— Укрінформ.</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Схід України', 'Війна з Росією', 'Ганна Маляр']</text:p>
      <text:p text:style-name="P4">
Type: Article</text:p>
      <!--METADATA-->
      <text:p text:style-name="P4">
<draw:frame draw:style-name="fr1" draw:name="Image145" text:anchor-type="as-char" svg:width="6.9236in" svg:height="3.956343in" draw:z-index="0">
<draw:image xlink:href="../Images/yкринформ/2023-05-20T17-03-00-03-00/630_360_1682412645-576.png" xlink:type="simple" xlink:show="embed" xlink:actuate="onLoad" draw:mime-type="image/png"/>
</draw:frame>
 У БахмутіДонецької області ситуація критична, разом з тим Збройні сили України тримаютьоборону в районі "Літак".</text:p>
      <text:p text:style-name="P4">
Як передає Укрінформ, про це заступниця міністра оборони України Ганна Малярповідомила у <text:a xlink:type="simple" xlink:href="http://t.me/annamaliar/770" text:style-name="Internet_20_link" text:visited-style-name="Visited_20_Internet_20_Link">
 </text:a>
 .</text:p>
      <text:p text:style-name="P4">
"В Бахмуті важкі бої. Ситуація критична. Разом з тим, наші війська тримають <text:a xlink:type="simple" xlink:href="https://www.ukrinform.ua/tag-oborona" text:style-name="Internet_20_link" text:visited-style-name="Visited_20_Internet_20_Link">
</text:a>
 в районі "Літак", - зазначила Маляр.</text:p>
      <text:p text:style-name="P4">
За її словами, станом на зараз українські оборонці контролюють певніпромислові та інфраструктурні об‘єкти цього району і приватний сектор.</text:p>
      <text:p text:style-name="P4">
<text:span text:style-name="T4">
Читайте також:</text:span>
 <text:a xlink:type="simple" xlink:href="https://www.ukrinform.ua/rubric-ato/3711834-vorog-pidtague-u-bahmut-povitranodesantni-j-motostrilecki-pidrozdili-cerevatij.html" text:style-name="Internet_20_link" text:visited-style-name="Visited_20_Internet_20_Link">
 <text:span text:style-name="T4">
Бахмут</text:span>
 </text:a>
</text:p>
      <text:p text:style-name="P4">
Повідомлення Маляр з’явилося після того, як власник ПВК «Вагнер» ЄвгенПригожин через свою пресслужбу заявив про «повне взяття» Бахмута.</text:p>
      <text:p text:style-name="P4">
Як повідомляв Укрінформ, упродовж минулої доби на Бахмутському напрямкувідбулося <text:a xlink:type="simple" xlink:href="https://www.ukrinform.ua/rubric-ato/3711834-vorog-pidtague-u-bahmut-povitranodesantni-j-motostrilecki-pidrozdili-cerevatij.html" text:style-name="Internet_20_link" text:visited-style-name="Visited_20_Internet_20_Link">
 </text:a>
 ізросійськими військами. Сили оборони знищили 92 та поранили 156 загарбників.</text:p>
      <text:p text:style-name="P4">
<text:span text:style-name="T5">
Фото: Констянтин Ліберов</text:span>
</text:p>
      <text:p text:style-name="P4">
Source: <text:a xlink:type="simple" xlink:href="https://www.ukrinform.ua/rubric-ato/3711924-situacia-u-bahmuti-kriticna-ukrainski-bijci-trimaut-oboronu-v-odnomu-z-rajoniv-malar.html" text:style-name="Internet_20_link" text:visited-style-name="Visited_20_Internet_20_Link">
https://www.ukrinform.ua/rubric-ato/3711924-situacia-u-bahmuti-kriticna-ukrainski-bijci-trimaut-oboronu-v-odnomu-z-rajoniv-malar.html</text:a>
</text:p>
      <!--NEWS-->
      <text:h text:style-name="P10" text:outline-level="1">
<text:span text:style-name="T4">
У Сумах відкрили металеву скульптуру «Кіт з ліхтарем», яку створив загиблий захисник</text:span>
</text:h>
      <text:p text:style-name="P4">
Authors: Ukrinform (Person)</text:p>
      <text:p text:style-name="P4">
Publisher: Укринформ (Organization)</text:p>
      <text:p text:style-name="P4">
Published Time: 2023-05-20T17:10:00+03:00</text:p>
      <text:p text:style-name="P4">
Modified Time: 2023-05-20T17:10:00+03:00</text:p>
      <text:p text:style-name="P4">
Description: У Сумах у межах фестивалю «Ніч музеїв» відкрили металеву скульптуру «Кіт з ліхтарем», яку створив загиблий захисник Руслан Мовчан. — Укрінформ.</text:p>
      <text:p text:style-name="P4">
Images: ['<text:a xlink:type="simple" xlink:href="https://static.ukrinform.com/photos/2023_05/thumb_files/630_360_1684591843-635.jpg" text:style-name="Internet_20_link" text:visited-style-name="Visited_20_Internet_20_Link">
630_360_16845...</text:a>
', '<text:a xlink:type="simple" xlink:href="https://static.ukrinform.com/photos/2023_05/1684591842-758.jpg" text:style-name="Internet_20_link" text:visited-style-name="Visited_20_Internet_20_Link">
1684591842-75...</text:a>
']</text:p>
      <text:p text:style-name="P4">
Tags: ['Фестиваль', 'Суми', 'Скульптура', 'Коледж']</text:p>
      <text:p text:style-name="P4">
Type: Article</text:p>
      <!--METADATA-->
      <text:p text:style-name="P4">
<draw:frame draw:style-name="fr1" draw:name="Image146" text:anchor-type="as-char" svg:width="6.9236in" svg:height="3.956343in" draw:z-index="0">
<draw:image xlink:href="../Images/yкринформ/2023-05-20T17-10-00-03-00/630_360_1684591843-635.jpg" xlink:type="simple" xlink:show="embed" xlink:actuate="onLoad" draw:mime-type="image/jpeg"/>
</draw:frame>
 У Сумах умежах фестивалю «Ніч музеїв» відкрили металеву скульптуру «Кіт з ліхтарем»,яку створив загиблий захисник Руслан Мовчан.</text:p>
      <text:p text:style-name="P4">
Як передає Укрінформ, про це повідомляє <text:a xlink:type="simple" xlink:href="https://suspilne.media/481924-u-sumah-vidkrili-skulpturu-kit-z-lihtarem-aku-stvoriv-zagiblij-u-boah-pid-verhnou-sirovatkou-ruslan-movcan/" text:style-name="Internet_20_link" text:visited-style-name="Visited_20_Internet_20_Link">
</text:a>
 .</text:p>
      <text:p text:style-name="P4">
«Металевий кіт, що в одній лапі тримає капелюха, в іншій – ліхтаря, легковклоняється у привітанні. Це одна з останніх робіт загиблого на війніскульптора Руслана Мовчана. Скульптура так і називається – «Кіт з ліхтарем».20 травня її відкрили біля Сумського коледжу <text:a xlink:type="simple" xlink:href="https://www.ukrinform.ua/tag-mistectvo" text:style-name="Internet_20_link" text:visited-style-name="Visited_20_Internet_20_Link">
 </text:a>
 і культури ім. Бортнянського», - йдеться у повідомленні.</text:p>
      <text:p text:style-name="P4">
<draw:frame draw:style-name="fr1" draw:name="Image147" text:anchor-type="as-char" svg:width="6.9236in" svg:height="3.894525in" draw:z-index="0">
<draw:image xlink:href="../Images/yкринформ/2023-05-20T17-10-00-03-00/1684591842-758.jpg" xlink:type="simple" xlink:show="embed" xlink:actuate="onLoad" draw:mime-type="image/jpeg"/>
</draw:frame>
</text:p>
      <text:p text:style-name="P4">
Як розповіла дружина загиблого Ірина, Руслан працював над скульптурою кількароків і закінчив її у 2021 році. Кіт виготовлений із неіржавіючої сталі дляодного з сумських ресторанів. Після загибелі скульптора заклад передавскульптуру місту. Її вирішили встановити на території коледжу, де впродовж 10років викладав Мовчан.</text:p>
      <text:p text:style-name="P4">
<text:span text:style-name="T4">
Читайте також:</text:span>
 <text:a xlink:type="simple" xlink:href="https://www.ukrinform.ua/rubric-regions/3706412-u-zitomiri-veteran-95i-brigadi-virizav-z-dereva-skulpturu-prisvacenu-pobratimam.html" text:style-name="Internet_20_link" text:visited-style-name="Visited_20_Internet_20_Link">
 <text:span text:style-name="T4">
скульптуру</text:span>
 </text:a>
</text:p>
      <text:p text:style-name="P4">
40-річний Руслан Мовчан загинув у березні 2022 року під Верхньою Сироваткою наСумщині. Тоді разом із бойовими побратимами він вступив в бій проти російськоїколони. З групи із десяти українських захисників у той день загинули п'ятеро.У квітні 2023 року Руслану Мовчану присвоєно звання «Почесний громадянин містаСуми».</text:p>
      <text:p text:style-name="P4">
Як повідомляв <text:a xlink:type="simple" xlink:href="https://www.ukrinform.ua/rubric-regions/3711780-u-sumah-prohodit-festival-nic-muzeiv.html" text:style-name="Internet_20_link" text:visited-style-name="Visited_20_Internet_20_Link">
 </text:a>
 , у Сумах проходить фестиваль «Ніч музеїв».</text:p>
      <text:p text:style-name="P4">
<text:span text:style-name="T5">
Фото: Суспільне Суми</text:span>
</text:p>
      <text:p text:style-name="P4">
Source: <text:a xlink:type="simple" xlink:href="https://www.ukrinform.ua/rubric-regions/3711933-u-sumah-vidkrili-metalevu-skulpturu-kit-z-lihtarem-aku-stvoriv-zagiblij-zahisnik.html" text:style-name="Internet_20_link" text:visited-style-name="Visited_20_Internet_20_Link">
https://www.ukrinform.ua/rubric-regions/3711933-u-sumah-vidkrili-metalevu-skulpturu-kit-z-lihtarem-aku-stvoriv-zagiblij-zahisnik.html</text:a>
</text:p>
      <!--NEWS-->
      <text:h text:style-name="P10" text:outline-level="1">
<text:span text:style-name="T4">
Збірна України здобула максимальну квоту на ЧС з художньої гімнастики</text:span>
</text:h>
      <text:p text:style-name="P4">
Authors: Ukrinform (Person)</text:p>
      <text:p text:style-name="P4">
Publisher: Укринформ (Organization)</text:p>
      <text:p text:style-name="P4">
Published Time: 2023-05-20T17:12:54+03:00</text:p>
      <text:p text:style-name="P4">
Modified Time: 2023-05-20T17:12:54+03:00</text:p>
      <text:p text:style-name="P4">
Description: Збірна України здобула максимальну квоту на чемпіонаті світу з художньої гімнастики, який в серпні прийматиме іспанська Валенсія. — Укрінформ.</text:p>
      <text:p text:style-name="P4">
Images: ['<text:a xlink:type="simple" xlink:href="https://static.ukrinform.com/photos/2023_05/thumb_files/630_360_1684591886-919.jpg" text:style-name="Internet_20_link" text:visited-style-name="Visited_20_Internet_20_Link">
630_360_16845...</text:a>
']</text:p>
      <text:p text:style-name="P4">
Tags: ['Гімнастика']</text:p>
      <text:p text:style-name="P4">
Type: Article</text:p>
      <!--METADATA-->
      <text:p text:style-name="P4">
<draw:frame draw:style-name="fr1" draw:name="Image148" text:anchor-type="as-char" svg:width="6.9236in" svg:height="3.956343in" draw:z-index="0">
<draw:image xlink:href="../Images/yкринформ/2023-05-20T17-12-54-03-00/630_360_1684591886-919.jpg" xlink:type="simple" xlink:show="embed" xlink:actuate="onLoad" draw:mime-type="image/jpeg"/>
</draw:frame>
 ЗбірнаУкраїни здобула максимальну квоту на чемпіонаті світу з художньої гімнастики,який в серпні прийматиме іспанська Валенсія.</text:p>
      <text:p text:style-name="P4">
Про це повідомили <text:a xlink:type="simple" xlink:href="https://suspilne.media/481888-ukraina-zdobula-maksimalnu-kvotu-na-cempionat-svitu-z-hudoznoi-gimnastiki-ak-ce-stalosa/" text:style-name="Internet_20_link" text:visited-style-name="Visited_20_Internet_20_Link">
 </text:a>
 ,передає Укрінформ.</text:p>
      <text:p text:style-name="P4">
Відбір відбувався за результатами чемпіонату Європи, що 17-21 травня проходитьв Баку. Перші два змагальні дні визначали фіналісток, а також команди —майбутніх учасниць ЧС-2023.</text:p>
      <text:p text:style-name="P4">
Українські гімнастки пройшли до всіх п'яти фіналів. Вікторія Онопрієнко посілаперші місця у кваліфікаційних змаганнях з обручем і стрічкою, а також пройшлау фінали з багатоборства, вправ з булавами та м'ячем.</text:p>
      <text:p text:style-name="P4">
За медалі Євро з особистого багатоборства також змагатиметься Поліна Каріка.Поліна Городнича здобула статус третьої запасної гімнастки у фіналі вправ зістрічкою.</text:p>
      <text:p text:style-name="P4">
У відборі Україна йде на проміжному другому місці й поступається лідерством узаліку лише Болгарії — 247.700 бала.</text:p>
      <text:p text:style-name="P4">
Тому на чемпіонаті Україна буде представлена у групових змаганнях імаксимальною квотою в індивідуальних дисциплінах - 2-3 гімнастки.</text:p>
      <text:p text:style-name="P4">
<text:span text:style-name="T4">
Читайте також:</text:span>
 <text:a xlink:type="simple" xlink:href="https://www.ukrinform.ua/rubric-sports/3711593-zbirna-ukraini-vidibralasa-v-usi-pat-finaliv-na-ce-z-hudoznoi-gimnastiki.html" text:style-name="Internet_20_link" text:visited-style-name="Visited_20_Internet_20_Link">
 <text:span text:style-name="T4">
гімнастики</text:span>
 </text:a>
</text:p>
      <text:p text:style-name="P4">
Максимальне представництво на чемпіонат світу отримують 12 найкращих команд запідсумками європейської кваліфікації. Ще 26 команд зможуть делегувати натурнір лише одну гімнастку</text:p>
      <text:p text:style-name="P4">
Фото: Indrek Kask Photography</text:p>
      <text:p text:style-name="P4">
Source: <text:a xlink:type="simple" xlink:href="https://www.ukrinform.ua/rubric-sports/3711932-zbirna-ukraini-zdobula-maksimalnu-kvotu-na-cs-z-hudoznoi-gimnastiki.html" text:style-name="Internet_20_link" text:visited-style-name="Visited_20_Internet_20_Link">
https://www.ukrinform.ua/rubric-sports/3711932-zbirna-ukraini-zdobula-maksimalnu-kvotu-na-cs-z-hudoznoi-gimnastiki.html</text:a>
</text:p>
      <!--NEWS-->
      <text:h text:style-name="P10" text:outline-level="1">
<text:span text:style-name="T4">
Аграрне виробництво знизиться на 10% порівняно з минулим роком</text:span>
</text:h>
      <text:p text:style-name="P4">
Authors: Ukrinform (Person)</text:p>
      <text:p text:style-name="P4">
Publisher: Укринформ (Organization)</text:p>
      <text:p text:style-name="P4">
Published Time: 2023-05-20T17:17:00+03:00</text:p>
      <text:p text:style-name="P4">
Modified Time: 2023-05-20T17:17:00+03:00</text:p>
      <text:p text:style-name="P4">
Description: У 2023 році аграрне виробництво знизиться на 10% порівняно з 2022, проте буде збережено продуктивність виробництва та експорт продукції. — Укрінформ.</text:p>
      <text:p text:style-name="P4">
Images: ['<text:a xlink:type="simple" xlink:href="https://static.ukrinform.com/photos/2023_04/thumb_files/630_360_1681735786-220.jpg" text:style-name="Internet_20_link" text:visited-style-name="Visited_20_Internet_20_Link">
630_360_16817...</text:a>
']</text:p>
      <text:p text:style-name="P4">
Tags: ['Експорт', 'Мінагро', 'Виробництво']</text:p>
      <text:p text:style-name="P4">
Type: Article</text:p>
      <!--METADATA-->
      <text:p text:style-name="P4">
<draw:frame draw:style-name="fr1" draw:name="Image149" text:anchor-type="as-char" svg:width="6.9236in" svg:height="3.956343in" draw:z-index="0">
<draw:image xlink:href="../Images/yкринформ/2023-05-20T17-17-00-03-00/630_360_1681735786-220.jpg" xlink:type="simple" xlink:show="embed" xlink:actuate="onLoad" draw:mime-type="image/jpeg"/>
</draw:frame>
 У 2023році аграрне виробництво знизиться на 10% порівняно з 2022, проте будезбережено продуктивність виробництва та експорт продукції.</text:p>
      <text:p text:style-name="P4">
Як передає Укрінформ, про це розповів перший заступник міністра аграрноїполітики та продовольства України Тарас Висоцький, повідомляє <text:a xlink:type="simple" xlink:href="http://minagro.gov.ua/news/taras-visockij-agrosektor-ukrayini-shvidko-adaptovuyetsya-do-skladnih-viklikiv" text:style-name="Internet_20_link" text:visited-style-name="Visited_20_Internet_20_Link">
</text:a>
</text:p>
      <text:p text:style-name="P4">
"Український агросектор показав, що може швидко адаптувався до роботи в умовахвійни навіть попри втрату виробництва", - йдеться в повідомленні.</text:p>
      <text:p text:style-name="P4">
За словами Висоцького, у 2023 році аграрне виробництво знизиться на 10%порівняно з 2022, проте буде збережено продуктивність виробництва, експортпродукції та робота внутрішнього ринку.</text:p>
      <text:p text:style-name="P4">
Зазначається, що впродовж останніх тижнів важливим є питання збереженняекспорту української продукції. Висоцький підкреслив, що через обмеження вроботі зернового коридору Україна експортує більше агропродукції в напрямку <text:a xlink:type="simple" xlink:href="https://www.ukrinform.ua/tag-evrosouz" text:style-name="Internet_20_link" text:visited-style-name="Visited_20_Internet_20_Link">
</text:a>
 . І рішення Єврокомісії пропролонгацію ще на рік нульового мита на експорт з України є дуже позитивнимсигналом і підтримкою.</text:p>
      <text:p text:style-name="P4">
<text:span text:style-name="T4">
Читайте також:</text:span>
 <text:a xlink:type="simple" xlink:href="https://www.ukrinform.ua/rubric-economy/3711544-agropererobka-pisla-vijni-investuvati-potribno-vze-zaraz.html" text:style-name="Internet_20_link" text:visited-style-name="Visited_20_Internet_20_Link">
 </text:a>
</text:p>
      <text:p text:style-name="P4">
Як повідомляв Укрінформ, рішення Європарламенту ще на рік скасувати квоти імита на український експорт сприяє розвитку аграрної переробки в Україні.</text:p>
      <text:p text:style-name="P4">
Source: <text:a xlink:type="simple" xlink:href="https://www.ukrinform.ua/rubric-economy/3711935-agrarne-virobnictvo-znizitsa-na-10-porivnano-z-minulim-rokom.html" text:style-name="Internet_20_link" text:visited-style-name="Visited_20_Internet_20_Link">
https://www.ukrinform.ua/rubric-economy/3711935-agrarne-virobnictvo-znizitsa-na-10-porivnano-z-minulim-rokom.html</text:a>
</text:p>
      <!--NEWS-->
      <text:h text:style-name="P10" text:outline-level="1">
<text:span text:style-name="T4">
На Полтавщині загасили пожежу в бензовозі за допомогою роботизованої системи</text:span>
</text:h>
      <text:p text:style-name="P4">
Authors: Ukrinform (Person)</text:p>
      <text:p text:style-name="P4">
Publisher: Укринформ (Organization)</text:p>
      <text:p text:style-name="P4">
Published Time: 2023-05-20T17:20:00+03:00</text:p>
      <text:p text:style-name="P4">
Modified Time: 2023-05-20T17:20:00+03:00</text:p>
      <text:p text:style-name="P4">
Description: У Полтавській області рятувальники ліквідували пожежу в бензовозі за допомогою роботизованої системи пожежогасіння MAGIRUS WOLF R1. — Укрінформ.</text:p>
      <text:p text:style-name="P4">
Images: ['<text:a xlink:type="simple" xlink:href="https://static.ukrinform.com/photos/2023_05/thumb_files/630_360_1684592109-691.jpg" text:style-name="Internet_20_link" text:visited-style-name="Visited_20_Internet_20_Link">
630_360_16845...</text:a>
']</text:p>
      <text:p text:style-name="P4">
Tags: ['Бензин', 'ДСНС', 'Полтавщина', 'Пожежа']</text:p>
      <text:p text:style-name="P4">
Type: Article</text:p>
      <!--METADATA-->
      <text:p text:style-name="P4">
<draw:frame draw:style-name="fr1" draw:name="Image150" text:anchor-type="as-char" svg:width="6.9236in" svg:height="3.956343in" draw:z-index="0">
<draw:image xlink:href="../Images/yкринформ/2023-05-20T17-20-00-03-00/630_360_1684592109-691.jpg" xlink:type="simple" xlink:show="embed" xlink:actuate="onLoad" draw:mime-type="image/jpeg"/>
</draw:frame>
 УПолтавській області рятувальники ліквідували пожежу в бензовозі за допомогоюроботизованої системи пожежогасіння MAGIRUS WOLF R1.</text:p>
      <text:p text:style-name="P4">
Як передає Укрінформ, про Державна служба з надзвичайних ситуацій повідомляє у<text:a xlink:type="simple" xlink:href="https://t.me/dsns_telegram/16904" text:style-name="Internet_20_link" text:visited-style-name="Visited_20_Internet_20_Link">
 </text:a>
 .</text:p>
      <text:p text:style-name="P4">
О 13:25 до Служби порятунку "101" надійшло повідомлення про те, що наавтодорозі Київ — Харків — Довжанський поблизу села Дудникове Полтавськогорайону вантажний автомобіль з цистерною з’їхав з дороги та загорівся.</text:p>
      <text:p text:style-name="P4">
Вогнеборці, які прибули на виклик, відразу почали гасіння. <text:a xlink:type="simple" xlink:href="https://www.ukrinform.ua/tag-pozeza" text:style-name="Internet_20_link" text:visited-style-name="Visited_20_Internet_20_Link">
</text:a>
 було локалізовано о 14:12, а о 15:06 –ліквідовано.</text:p>
      <text:p text:style-name="P4">
Внаслідок даної події травмовано водія вантажного автомобіля. Йогогоспіталізовано до 1-ї міської клінічної лікарні міста Полтави.</text:p>
      <text:p text:style-name="P4">
<text:span text:style-name="T4">
Читайте також:</text:span>
 <text:a xlink:type="simple" xlink:href="https://www.ukrinform.ua/rubric-regions/3709804-na-kiivsini-likviduvali-masstabnu-lisovu-pozezu.html" text:style-name="Internet_20_link" text:visited-style-name="Visited_20_Internet_20_Link">
 <text:span text:style-name="T4">
пожежу</text:span>
 </text:a>
</text:p>
      <text:p text:style-name="P4">
До гасіння пожежі залучалось 25 чоловік особового складу ДСНС та 6 одиницьтехніки, зокрема, роботизована система пожежогасіння MAGIRUS Wolf R1.</text:p>
      <text:p text:style-name="P4">
Як повідомляв <text:a xlink:type="simple" xlink:href="https://www.ukrinform.ua/rubric-regions/3711557-na-harkivsini-vigotovili-masinu-dla-rozminuvanna.html" text:style-name="Internet_20_link" text:visited-style-name="Visited_20_Internet_20_Link">
 </text:a>
 , спеціалісти Харківщинивиготовили машину для розмінування, яку вже запустили в роботу в Балаклійськійгромаді Ізюмського району.</text:p>
      <text:p text:style-name="P4">
<text:span text:style-name="T5">
Фото: ДСНС</text:span>
</text:p>
      <text:p text:style-name="P4">
Source: <text:a xlink:type="simple" xlink:href="https://www.ukrinform.ua/rubric-regions/3711936-na-poltavsini-zagasili-pozezu-v-benzovozi-za-dopomogou-robotizovanoi-sistemi.html" text:style-name="Internet_20_link" text:visited-style-name="Visited_20_Internet_20_Link">
https://www.ukrinform.ua/rubric-regions/3711936-na-poltavsini-zagasili-pozezu-v-benzovozi-za-dopomogou-robotizovanoi-sistemi.html</text:a>
</text:p>
      <!--NEWS-->
      <text:h text:style-name="P10" text:outline-level="1">
<text:span text:style-name="T4">
У музеї в Пирогові відкрили відреставрований центральний вхід – «етнопортал»</text:span>
</text:h>
      <text:p text:style-name="P4">
Authors: Ukrinform (Person)</text:p>
      <text:p text:style-name="P4">
Publisher: Укринформ (Organization)</text:p>
      <text:p text:style-name="P4">
Published Time: 2023-05-20T17:27:00+03:00</text:p>
      <text:p text:style-name="P4">
Modified Time: 2023-05-20T17:27:00+03:00</text:p>
      <text:p text:style-name="P4">
Description: У Національному музеї народної архітектури та побуту України завершилася реставрація центральної вхідної групи (входу), яка тривала майже два роки. — Укрінформ.</text:p>
      <text:p text:style-name="P4">
Images: ['<text:a xlink:type="simple" xlink:href="https://static.ukrinform.com/photos/2023_05/thumb_files/630_360_1684592371-1331.jpeg" text:style-name="Internet_20_link" text:visited-style-name="Visited_20_Internet_20_Link">
630_360_16845...</text:a>
', '<text:a xlink:type="simple" xlink:href="https://static.ukrinform.com/photos/2023_05/thumb_files/630_360_1684592371-2192.jpeg" text:style-name="Internet_20_link" text:visited-style-name="Visited_20_Internet_20_Link">
630_360_16845...</text:a>
', '<text:a xlink:type="simple" xlink:href="https://static.ukrinform.com/photos/2023_05/thumb_files/630_360_1684592371-7300.jpeg" text:style-name="Internet_20_link" text:visited-style-name="Visited_20_Internet_20_Link">
630_360_16845...</text:a>
', '<text:a xlink:type="simple" xlink:href="https://static.ukrinform.com/photos/2023_05/thumb_files/630_360_1684592371-3303.jpeg" text:style-name="Internet_20_link" text:visited-style-name="Visited_20_Internet_20_Link">
630_360_16845...</text:a>
', '<text:a xlink:type="simple" xlink:href="https://static.ukrinform.com/photos/2023_05/thumb_files/630_360_1684592371-1436.jpeg" text:style-name="Internet_20_link" text:visited-style-name="Visited_20_Internet_20_Link">
630_360_16845...</text:a>
', '<text:a xlink:type="simple" xlink:href="https://static.ukrinform.com/photos/2023_05/thumb_files/630_360_1684592371-2673.jpeg" text:style-name="Internet_20_link" text:visited-style-name="Visited_20_Internet_20_Link">
630_360_16845...</text:a>
', '<text:a xlink:type="simple" xlink:href="https://static.ukrinform.com/photos/2023_05/thumb_files/630_360_1684592373-3523.jpeg" text:style-name="Internet_20_link" text:visited-style-name="Visited_20_Internet_20_Link">
630_360_16845...</text:a>
', '<text:a xlink:type="simple" xlink:href="https://static.ukrinform.com/photos/2023_05/thumb_files/630_360_1684592373-6838.jpeg" text:style-name="Internet_20_link" text:visited-style-name="Visited_20_Internet_20_Link">
630_360_16845...</text:a>
', '<text:a xlink:type="simple" xlink:href="https://static.ukrinform.com/photos/2023_05/thumb_files/630_360_1684592373-3466.jpeg" text:style-name="Internet_20_link" text:visited-style-name="Visited_20_Internet_20_Link">
630_360_16845...</text:a>
']</text:p>
      <text:p text:style-name="P4">
Tags: ['Ткаченко', 'Музей у Пирогові', 'МКІП ']</text:p>
      <text:p text:style-name="P4">
Type: Article</text:p>
      <!--METADATA-->
      <text:p text:style-name="P4">
<draw:frame draw:style-name="fr1" draw:name="Image151" text:anchor-type="as-char" svg:width="6.9236in" svg:height="3.956343in" draw:z-index="0">
<draw:image xlink:href="../Images/yкринформ/2023-05-20T17-27-00-03-00/630_360_1684592371-1331.jpeg" xlink:type="simple" xlink:show="embed" xlink:actuate="onLoad" draw:mime-type="image/jpeg"/>
</draw:frame>
 УНаціональному музеї народної архітектури та побуту України завершиласяреставрація центральної вхідної групи (входу), яка тривала майже два роки.</text:p>
      <text:p text:style-name="P4">
У відкритті взяв участь очільник МКІП Олександр Ткаченко, повідомляєкореспондент Укрінформу.</text:p>
      <text:p text:style-name="P4">
"Я рада всіх вітати в оновленому вході, який ми гордо іменуємо "етнопорталом".Тому що це вхід, через який ви входите з урбанізованого технікою й гаджетамисвіту в нашу автентику, нашу історію. Я ще не зустрічала нікого, хто прийшовби до нас у музей, і в нього не тьохнуло серце: у когось на першій хвилині, укогось - на 21-й, але тут всі починають відчувати себе, свої корені", -зазначила директорка музею просто неба Оксана Старак-Повякель.</text:p>
      <text:p text:style-name="P4">
Для побудови входу використали сосну, смереку та дуб, а також метал і бетон.Аби композиція поєднувалася з іншими спорудами музею, використали графітовийколір. Також біля входу відремонтували оглядовий майданчик і огорожу.Реконструкція входу відбулася у межах тристороннього Меморандуму від 27 липня2021 року між Міністерством культури та інформаційної політики, музеєм уПирогові та компанією у галузі аграрних та харчових технологій МХП.</text:p>
      <text:p text:style-name="P4">
"Ми задумували цей проєкт до війни та планували його завершити до 2022 року...І нарешті ми його завершили, попри війну. І це справді європейський вхід (якщохтось пам'ятає, тут раніше був металевий шлагбаумчик)", - зазначив <text:a xlink:type="simple" xlink:href="https://www.ukrinform.ua/tag-tkacenko" text:style-name="Internet_20_link" text:visited-style-name="Visited_20_Internet_20_Link">
</text:a>
 .</text:p>
      <text:p text:style-name="P4">
<draw:frame draw:style-name="fr1" draw:name="Image152" text:anchor-type="as-char" svg:width="6.9236in" svg:height="3.956343in" draw:z-index="0">
<draw:image xlink:href="../Images/yкринформ/2023-05-20T17-27-00-03-00/630_360_1684592371-2192.jpeg" xlink:type="simple" xlink:show="embed" xlink:actuate="onLoad" draw:mime-type="image/jpeg"/>
</draw:frame>
 У музеїв Пирогові відкрили відреставрований центральний вхід – «етнопортал» / Фото:Павло Багмут. Укрінформ  <text:a xlink:type="simple" xlink:href="https://static.ukrinform.com/photos/2023_05/1684592371-2192.jpeg" text:style-name="Internet_20_link" text:visited-style-name="Visited_20_Internet_20_Link">
<draw:frame draw:style-name="fr1" draw:name="Image153" text:anchor-type="as-char" svg:width="6.9236in" svg:height="3.956343in" draw:z-index="0">
<draw:image xlink:href="../Images/yкринформ/2023-05-20T17-27-00-03-00/630_360_1684592371-2192.jpeg" xlink:type="simple" xlink:show="embed" xlink:actuate="onLoad" draw:mime-type="image/jpeg"/>
</draw:frame>
</text:a>
 <text:a xlink:type="simple" xlink:href="https://static.ukrinform.com/photos/2023_05/1684592371-1331.jpeg" text:style-name="Internet_20_link" text:visited-style-name="Visited_20_Internet_20_Link">
<draw:frame draw:style-name="fr1" draw:name="Image154" text:anchor-type="as-char" svg:width="6.9236in" svg:height="3.956343in" draw:z-index="0">
<draw:image xlink:href="../Images/yкринформ/2023-05-20T17-27-00-03-00/630_360_1684592371-1331.jpeg" xlink:type="simple" xlink:show="embed" xlink:actuate="onLoad" draw:mime-type="image/jpeg"/>
</draw:frame>
</text:a>
 <text:a xlink:type="simple" xlink:href="https://static.ukrinform.com/photos/2023_05/1684592371-7300.jpeg" text:style-name="Internet_20_link" text:visited-style-name="Visited_20_Internet_20_Link">
<draw:frame draw:style-name="fr1" draw:name="Image155" text:anchor-type="as-char" svg:width="6.9236in" svg:height="3.956343in" draw:z-index="0">
<draw:image xlink:href="../Images/yкринформ/2023-05-20T17-27-00-03-00/630_360_1684592371-7300.jpeg" xlink:type="simple" xlink:show="embed" xlink:actuate="onLoad" draw:mime-type="image/jpeg"/>
</draw:frame>
</text:a>
 <text:a xlink:type="simple" xlink:href="https://static.ukrinform.com/photos/2023_05/1684592371-3303.jpeg" text:style-name="Internet_20_link" text:visited-style-name="Visited_20_Internet_20_Link">
<draw:frame draw:style-name="fr1" draw:name="Image156" text:anchor-type="as-char" svg:width="6.9236in" svg:height="3.956343in" draw:z-index="0">
<draw:image xlink:href="../Images/yкринформ/2023-05-20T17-27-00-03-00/630_360_1684592371-3303.jpeg" xlink:type="simple" xlink:show="embed" xlink:actuate="onLoad" draw:mime-type="image/jpeg"/>
</draw:frame>
</text:a>
 <text:a xlink:type="simple" xlink:href="https://static.ukrinform.com/photos/2023_05/1684592371-1436.jpeg" text:style-name="Internet_20_link" text:visited-style-name="Visited_20_Internet_20_Link">
<draw:frame draw:style-name="fr1" draw:name="Image157" text:anchor-type="as-char" svg:width="6.9236in" svg:height="3.956343in" draw:z-index="0">
<draw:image xlink:href="../Images/yкринформ/2023-05-20T17-27-00-03-00/630_360_1684592371-1436.jpeg" xlink:type="simple" xlink:show="embed" xlink:actuate="onLoad" draw:mime-type="image/jpeg"/>
</draw:frame>
</text:a>
 <text:a xlink:type="simple" xlink:href="https://static.ukrinform.com/photos/2023_05/1684592371-2673.jpeg" text:style-name="Internet_20_link" text:visited-style-name="Visited_20_Internet_20_Link">
<draw:frame draw:style-name="fr1" draw:name="Image158" text:anchor-type="as-char" svg:width="6.9236in" svg:height="3.956343in" draw:z-index="0">
<draw:image xlink:href="../Images/yкринформ/2023-05-20T17-27-00-03-00/630_360_1684592371-2673.jpeg" xlink:type="simple" xlink:show="embed" xlink:actuate="onLoad" draw:mime-type="image/jpeg"/>
</draw:frame>
</text:a>
 <text:a xlink:type="simple" xlink:href="https://static.ukrinform.com/photos/2023_05/1684592373-3523.jpeg" text:style-name="Internet_20_link" text:visited-style-name="Visited_20_Internet_20_Link">
<draw:frame draw:style-name="fr1" draw:name="Image159" text:anchor-type="as-char" svg:width="6.9236in" svg:height="3.956343in" draw:z-index="0">
<draw:image xlink:href="../Images/yкринформ/2023-05-20T17-27-00-03-00/630_360_1684592373-3523.jpeg" xlink:type="simple" xlink:show="embed" xlink:actuate="onLoad" draw:mime-type="image/jpeg"/>
</draw:frame>
</text:a>
 <text:a xlink:type="simple" xlink:href="https://static.ukrinform.com/photos/2023_05/1684592373-6838.jpeg" text:style-name="Internet_20_link" text:visited-style-name="Visited_20_Internet_20_Link">
<draw:frame draw:style-name="fr1" draw:name="Image160" text:anchor-type="as-char" svg:width="6.9236in" svg:height="3.956343in" draw:z-index="0">
<draw:image xlink:href="../Images/yкринформ/2023-05-20T17-27-00-03-00/630_360_1684592373-6838.jpeg" xlink:type="simple" xlink:show="embed" xlink:actuate="onLoad" draw:mime-type="image/jpeg"/>
</draw:frame>
</text:a>
 <text:a xlink:type="simple" xlink:href="https://static.ukrinform.com/photos/2023_05/1684592373-3466.jpeg" text:style-name="Internet_20_link" text:visited-style-name="Visited_20_Internet_20_Link">
<draw:frame draw:style-name="fr1" draw:name="Image161" text:anchor-type="as-char" svg:width="6.9236in" svg:height="3.956343in" draw:z-index="0">
<draw:image xlink:href="../Images/yкринформ/2023-05-20T17-27-00-03-00/630_360_1684592373-3466.jpeg" xlink:type="simple" xlink:show="embed" xlink:actuate="onLoad" draw:mime-type="image/jpeg"/>
</draw:frame>
</text:a>
</text:p>
      <text:p text:style-name="P4">
Під час заходу представники МХП вручили Старак-Повякель новий ключ від музею,зроблений за допомогою 3D-технологій. Його розмістили на вході разом з йогопопередником: подібний ключ було передано у 1975 році під час заснуванняскансену його тодішньому директору.</text:p>
      <text:p text:style-name="P4">
Водночас голова наглядової ради благодійного фонду "МХП-громаді" Юрій Мельникзауважив, що сьогоднішнє відкриття входу є черговим етапом у розвитку музею.Своєю чергою, засновник і голова правління компанії МХП Юрій Косюк підкреслив,що після війни цей музей має стати взірцем в Україні, і компанія надалідокладатиме зусиль до того, щоб зробити скансен гордістю українства. Зокрема,на другому етапі передбачається відбудова млинів на території музею.</text:p>
      <text:p text:style-name="P4">
У межах відкриття на співочому полі музею відбулися виступи фольклорнихколективів "Громиця" та "Ягілочка". Також свій концерт зіграв гурт KozakSystem.</text:p>
      <text:p text:style-name="P4">
<text:span text:style-name="T4">
Читайте також:</text:span>
 <text:a xlink:type="simple" xlink:href="https://www.ukrinform.ua/rubric-society/3709148-u-muzei-v-pirogovi-vidsvatkuvali-den-materi.html" text:style-name="Internet_20_link" text:visited-style-name="Visited_20_Internet_20_Link">
 <text:span text:style-name="T4">
Пирогові</text:span>
 </text:a>
</text:p>
      <text:p text:style-name="P4">
Як повідомлялося, реконструкція центрального входу музею стала першим етапомреалізації державної програми "Магніти України". НМНАПУ став одним із чотирьохучасників програми у 2020 році.</text:p>
      <text:p text:style-name="P4">
Source: <text:a xlink:type="simple" xlink:href="https://www.ukrinform.ua/rubric-culture/3711937-u-muzei-v-pirogovi-vidkrili-vidrestavrovanij-centralnij-vhid-etnoportal.html" text:style-name="Internet_20_link" text:visited-style-name="Visited_20_Internet_20_Link">
https://www.ukrinform.ua/rubric-culture/3711937-u-muzei-v-pirogovi-vidkrili-vidrestavrovanij-centralnij-vhid-etnoportal.html</text:a>
</text:p>
      <!--NEWS-->
      <text:h text:style-name="P10" text:outline-level="1">
<text:span text:style-name="T4">
Президентка Грузії закликала бойкотувати авіакомпанію, яка літає в Росію</text:span>
</text:h>
      <text:p text:style-name="P4">
Authors: Ukrinform (Person)</text:p>
      <text:p text:style-name="P4">
Publisher: Укринформ (Organization)</text:p>
      <text:p text:style-name="P4">
Published Time: 2023-05-20T17:38:28+03:00</text:p>
      <text:p text:style-name="P4">
Modified Time: 2023-05-20T17:38:28+03:00</text:p>
      <text:p text:style-name="P4">
Description: Президентка Грузії Саломе Зурабішвілі заявила, що бойкотуватиме компанію Georgian Airways через відновлення рейсів до РФ, і закликала громадян зробити те саме. — Укрінформ.</text:p>
      <text:p text:style-name="P4">
Images: ['<text:a xlink:type="simple" xlink:href="https://static.ukrinform.com/photos/2018_10/thumb_files/630_360_1540518468-213.jpg" text:style-name="Internet_20_link" text:visited-style-name="Visited_20_Internet_20_Link">
630_360_15405...</text:a>
']</text:p>
      <text:p text:style-name="P4">
Tags: ['Авіа', 'Грузія', 'Росія']</text:p>
      <text:p text:style-name="P4">
Type: Article</text:p>
      <!--METADATA-->
      <text:p text:style-name="P4">
<draw:frame draw:style-name="fr1" draw:name="Image162" text:anchor-type="as-char" svg:width="6.9236in" svg:height="3.956343in" draw:z-index="0">
<draw:image xlink:href="../Images/yкринформ/2023-05-20T17-38-28-03-00/630_360_1540518468-213.jpg" xlink:type="simple" xlink:show="embed" xlink:actuate="onLoad" draw:mime-type="image/jpeg"/>
</draw:frame>
Президентка Грузії Саломе Зурабішвілі заявила, що бойкотуватиме компаніюGeorgian Airways через відновлення рейсів до РФ, і закликала громадян зробитите саме.</text:p>
      <text:p text:style-name="P4">
Як передає Укрінформ, про це повідомляє <text:a xlink:type="simple" xlink:href="http://www.interpressnews.ge/en/article/125453-salome-zurabishvili-i-will-boycott-georgian-airways-im-imposing-it-for-myself-and-i-urge-you-to-join-the-boycott" text:style-name="Internet_20_link" text:visited-style-name="Visited_20_Internet_20_Link">
</text:a>
 .</text:p>
      <text:p text:style-name="P4">
"Я вирішую це для себе, це мало що означає, але я закликаю вас приєднатися добойкоту", - сказала президентка.</text:p>
      <text:p text:style-name="P4">
За словами Зурабішвілі, Georgian Airways – це компанія, яка "використовує цюдержаву, аби розбагатіти", й так було "за всіх урядів".</text:p>
      <text:p text:style-name="P4">
"Тепер вона користується новою реальністю, яка неприйнятна для дуже великоїчастини населення. Я утримаюсь від використання борта доти, доки він перебуваєв руках Georgian Airways, аби не збагачувати компанію", – заявила президентка<text:a xlink:type="simple" xlink:href="https://www.ukrinform.ua/tag-gruzia" text:style-name="Internet_20_link" text:visited-style-name="Visited_20_Internet_20_Link">
 </text:a>
 .</text:p>
      <text:p text:style-name="P4">
<text:span text:style-name="T4">
Читайте також:</text:span>
 <text:a xlink:type="simple" xlink:href="https://www.ukrinform.ua/rubric-world/3711310-u-gruzii-vidali-dozvil-na-poloti-se-odnij-rosijskij-aviakompanii.html" text:style-name="Internet_20_link" text:visited-style-name="Visited_20_Internet_20_Link">
 <text:span text:style-name="T4">
Грузії</text:span>
 </text:a>
</text:p>
      <text:p text:style-name="P4">
Як повідомлялося, президент РФ Путін підписав укази про скасування візовогорежиму для громадян Грузії з 15 травня та про дозвіл на пряме авіасполучення зцією країною.</text:p>
      <text:p text:style-name="P4">
У п’ятницю літак російської авіакомпанії «Азимут» здійснив перший за чотирироки прямий рейс Москва – Тбілісі.</text:p>
      <text:p text:style-name="P4">
Source: <text:a xlink:type="simple" xlink:href="https://www.ukrinform.ua/rubric-world/3711940-prezidentka-gruzii-zaklikala-bojkotuvati-aviakompaniu-aka-litae-v-rosiu.html" text:style-name="Internet_20_link" text:visited-style-name="Visited_20_Internet_20_Link">
https://www.ukrinform.ua/rubric-world/3711940-prezidentka-gruzii-zaklikala-bojkotuvati-aviakompaniu-aka-litae-v-rosiu.html</text:a>
</text:p>
      <!--NEWS-->
      <text:h text:style-name="P10" text:outline-level="1">
<text:span text:style-name="T4">
Країни G7 погодилися з необхідністю продовжувати підтримувати Україну – Шольц</text:span>
</text:h>
      <text:p text:style-name="P4">
Authors: Ukrinform (Person)</text:p>
      <text:p text:style-name="P4">
Publisher: Укринформ (Organization)</text:p>
      <text:p text:style-name="P4">
Published Time: 2023-05-20T18:04:00+03:00</text:p>
      <text:p text:style-name="P4">
Modified Time: 2023-05-20T18:04:00+03:00</text:p>
      <text:p text:style-name="P4">
Description: Україна стала одною з головних тем обговорення лідерів групи G7 в японській Хіросимі, де було досягнуто згоди щодо продовження підтримки України стільки, скільки буде потрібно. — Укрінформ.</text:p>
      <text:p text:style-name="P4">
Images: ['<text:a xlink:type="simple" xlink:href="https://static.ukrinform.com/photos/2022_08/thumb_files/630_360_1661776394-229.jpg" text:style-name="Internet_20_link" text:visited-style-name="Visited_20_Internet_20_Link">
630_360_16617...</text:a>
']</text:p>
      <text:p text:style-name="P4">
Tags: ['Україна', 'Велика сімка', 'Шольц', 'Війна з Росією']</text:p>
      <text:p text:style-name="P4">
Type: Article</text:p>
      <!--METADATA-->
      <text:p text:style-name="P4">
<draw:frame draw:style-name="fr1" draw:name="Image163" text:anchor-type="as-char" svg:width="6.9236in" svg:height="3.956343in" draw:z-index="0">
<draw:image xlink:href="../Images/yкринформ/2023-05-20T18-04-00-03-00/630_360_1661776394-229.jpg" xlink:type="simple" xlink:show="embed" xlink:actuate="onLoad" draw:mime-type="image/jpeg"/>
</draw:frame>
 Українастала одною з головних тем обговорення лідерів групи G7 в японській Хіросимі,де було досягнуто згоди щодо продовження підтримки України стільки, скількибуде потрібно.</text:p>
      <text:p text:style-name="P4">
Про це заявив канцлер ФРН Олаф Шольц за результатами першого дня зустрічілідерів групи 20 травня, передає Укрінформ.</text:p>
      <text:p text:style-name="P4">
«Ми тут ще раз запевнили, що будемо надавати Україні необхідну підтримку, докице буде необхідно: гуманітарно, фінансово, а також постачанням зброї. Цеширокий консенсус, який країни G7 знайшли з цього питання. Це також важливо,тому що консенсус також містить меседж, що справедливий мир можливий лише втому випадку, якщо <text:a xlink:type="simple" xlink:href="https://www.ukrinform.ua/tag-rosia" text:style-name="Internet_20_link" text:visited-style-name="Visited_20_Internet_20_Link">
 </text:a>
 зрозуміє, що вонаповинна припинити цю війну і вивести війська», - заявив Шольц журналістам.</text:p>
      <text:p text:style-name="P4">
<text:span text:style-name="T4">
Читайте також:</text:span>
 <text:a xlink:type="simple" xlink:href="https://www.ukrinform.ua/rubric-polytics/3711882-vstup-do-es-zelenskij-obgovoriv-iz-miselem-vikonanna-ukrainou-domasnogo-zavdanna.html" text:style-name="Internet_20_link" text:visited-style-name="Visited_20_Internet_20_Link">
 <text:span text:style-name="T4">
Зеленський</text:span>
 </text:a>
</text:p>
      <text:p text:style-name="P4">
Канцлер додав, що йдеться про глобальну підтримку України, що «всі до цьогоготові».</text:p>
      <text:p text:style-name="P4">
Він зауважив, що страшна війна, яку розв'язала Росія, жертвами якої сталанеймовірна кількість людей, яка принесла Україні неймовірні руйнування, маєнаслідки й для всього світу.</text:p>
      <text:p text:style-name="P4">
Шольц привітав участь у саміті Президента України Володимира Зеленського, зяким він провів «дуже інтенсивні переговори» нещодавно в Берліні. За йогословами, відбулися добрі консультації і є конкретні домовленості щодоподальших санкцій проти РФ.</text:p>
      <text:p text:style-name="P4">
«Дуже важливо, щоб ми зробили все можливе для подальшого вдосконалення вжерозроблених санкцій, спрямованих на те, щоб утримати Росію від продовженняцієї війни. Це розуміння, якого ми тут, по суті, досягли», - сказав очільникнімецького уряду.</text:p>
      <text:p text:style-name="P4">
Він уточнив, що пакет європейських санкцій обговорюється окремо в рамкахЄвросоюзу.</text:p>
      <text:p text:style-name="P4">
<text:span text:style-name="T4">
Читайте також:</text:span>
 <text:a xlink:type="simple" xlink:href="https://www.ukrinform.ua/rubric-polytics/3711900-zelenskij-u-aponii-proviv-zustric-iz-makronom.html" text:style-name="Internet_20_link" text:visited-style-name="Visited_20_Internet_20_Link">
 <text:span text:style-name="T4">
Зеленський</text:span>
 </text:a>
</text:p>
      <text:p text:style-name="P4">
Як повідомлялося, саміт G7 проходить у японському місті Хіросима. Участь уньому бере також український лідер Володимир Зеленський.</text:p>
      <text:p text:style-name="P4">
<text:span text:style-name="T5">
Фото: dpa</text:span>
</text:p>
      <text:p text:style-name="P4">
Source: <text:a xlink:type="simple" xlink:href="https://www.ukrinform.ua/rubric-polytics/3711947-kraini-g7-pogodilisa-z-neobhidnistu-prodovzuvati-pidtrimuvati-ukrainu-solc.html" text:style-name="Internet_20_link" text:visited-style-name="Visited_20_Internet_20_Link">
https://www.ukrinform.ua/rubric-polytics/3711947-kraini-g7-pogodilisa-z-neobhidnistu-prodovzuvati-pidtrimuvati-ukrainu-solc.html</text:a>
</text:p>
      <!--NEWS-->
      <text:h text:style-name="P10" text:outline-level="1">
<text:span text:style-name="T4">
Весілля родини Лаврова у Грузії не відбудеться – Зурабішвілі</text:span>
</text:h>
      <text:p text:style-name="P4">
Authors: Ukrinform (Person)</text:p>
      <text:p text:style-name="P4">
Publisher: Укринформ (Organization)</text:p>
      <text:p text:style-name="P4">
Published Time: 2023-05-20T18:18:11+03:00</text:p>
      <text:p text:style-name="P4">
Modified Time: 2023-05-20T18:18:11+03:00</text:p>
      <text:p text:style-name="P4">
Description: Президент Саломі Зурабішвілі заявила на екстреному брифінгу, що "весілля родини Лаврова у Грузії не відбудеться". — Укрінформ.</text:p>
      <text:p text:style-name="P4">
Images: ['<text:a xlink:type="simple" xlink:href="https://static.ukrinform.com/photos/2023_05/thumb_files/630_360_1684595697-391.png" text:style-name="Internet_20_link" text:visited-style-name="Visited_20_Internet_20_Link">
630_360_16845...</text:a>
']</text:p>
      <text:p text:style-name="P4">
Tags: ['Грузія', 'лавров', 'Зурабішвілі']</text:p>
      <text:p text:style-name="P4">
Type: Article</text:p>
      <!--METADATA-->
      <text:p text:style-name="P4">
<draw:frame draw:style-name="fr1" draw:name="Image164" text:anchor-type="as-char" svg:width="6.9236in" svg:height="3.956343in" draw:z-index="0">
<draw:image xlink:href="../Images/yкринформ/2023-05-20T18-18-11-03-00/630_360_1684595697-391.png" xlink:type="simple" xlink:show="embed" xlink:actuate="onLoad" draw:mime-type="image/png"/>
</draw:frame>
 ПрезидентСаломі Зурабішвілі заявила на екстреному брифінгу, що "весілля родини Лавровау Грузії не відбудеться".</text:p>
      <text:p text:style-name="P4">
Як передає Укрінформ, про це повідомляє <text:a xlink:type="simple" xlink:href="http://www.newsgeorgia.ge/prezident-salome-zurabishvili-svadba-semi-lavrova-ne-sostoitsja-v-gruzii/" text:style-name="Internet_20_link" text:visited-style-name="Visited_20_Internet_20_Link">
</text:a>
</text:p>
      <text:p text:style-name="P4">
“З приводу сьогоднішньої події… Я нарешті отримала запевнення від міністравнутрішніх справ, що сім'я, люди, які сьогодні збиралися сплатити другуполовину весілля, поїхали, і таким чином весілля не відбудеться. Це перемогасуспільства" – сказала Зурабішвілі на брифінгу.</text:p>
      <text:p text:style-name="P4">
Президент назвала неприйнятною ситуацію, коли офіційні особи та органи,відповідальні за безпеку країни, кажуть, що не мають інформації про те, чизнаходяться на території Грузії особи, які перебувають у санкційних спискахкраїн-партнерів.</text:p>
      <text:p text:style-name="P4">
Про те, що в <text:a xlink:type="simple" xlink:href="https://www.ukrinform.ua/tag-gruzia" text:style-name="Internet_20_link" text:visited-style-name="Visited_20_Internet_20_Link">
 </text:a>
 перебуває донькаміністра закордонних справ Росії, ЗМІ повідомили напередодні. ОлександраВинокурова (Лаврова) разом з чоловіком приїхала на весілля його брата.</text:p>
      <text:p text:style-name="P4">
Церемонія одруження відбулася в Тбілісі, а ввечері в суботу в Кахетіїпланувалися гуляння та банкет.</text:p>
      <text:p text:style-name="P4">
Адміністрація Kvareli Lake Resort заперечувала, що в готелі гостює дочкаЛаврова, але її співробітник підтвердив це журналісту, який представивсякур'єром служби доставки квітів.</text:p>
      <text:p text:style-name="P4">
Вранці біля комплексу розпочалася акція протесту, відбулися сутички поліції зучасниками акції. МВС підтвердило затримання 16 людей.</text:p>
      <text:p text:style-name="P4">
Це не перший випадок, коли з Грузії протестами проганяють відомих персон зРосії. Два роки тому журналіст Володимир Познер, який прилетів на відзначеннядня народження, був змушений залишити Тбілісі на тлі акцій протесту.</text:p>
      <text:p text:style-name="P4">
<text:span text:style-name="T4">
Читайте також:</text:span>
 <text:a xlink:type="simple" xlink:href="https://www.ukrinform.ua/rubric-world/3711940-prezidentka-gruzii-zaklikala-bojkotuvati-aviakompaniu-aka-litae-v-rosiu.html" text:style-name="Internet_20_link" text:visited-style-name="Visited_20_Internet_20_Link">
 </text:a>
</text:p>
      <text:p text:style-name="P4">
Як повідомлялося, неподалік готелю Kvareli Lake Resort у Кахетії, де,ймовірно, знаходиться дочка очільника МЗС Росії Сергія Лаврова, <text:a xlink:type="simple" xlink:href="https://www.ukrinform.ua/rubric-world/3711879-bila-gotelu-v-gruzii-de-nibito-perebuvae-donka-lavrova-stalisa-suticki.html" text:style-name="Internet_20_link" text:visited-style-name="Visited_20_Internet_20_Link">
</text:a>
 .</text:p>
      <text:p text:style-name="P4">
<text:span text:style-name="T5">
Фото: newsgeorgia.ge</text:span>
</text:p>
      <text:p text:style-name="P4">
Source: <text:a xlink:type="simple" xlink:href="https://www.ukrinform.ua/rubric-world/3711948-vesilla-rodini-lavrova-u-gruzii-ne-vidbudetsa-zurabisvili.html" text:style-name="Internet_20_link" text:visited-style-name="Visited_20_Internet_20_Link">
https://www.ukrinform.ua/rubric-world/3711948-vesilla-rodini-lavrova-u-gruzii-ne-vidbudetsa-zurabisvili.html</text:a>
</text:p>
      <!--NEWS-->
      <text:h text:style-name="P10" text:outline-level="1">
<text:span text:style-name="T4">
У Харкові ворожий дрон-камікадзе поцілив у об’єкт інфраструктури</text:span>
</text:h>
      <text:p text:style-name="P4">
Authors: Ukrinform (Person)</text:p>
      <text:p text:style-name="P4">
Publisher: Укринформ (Organization)</text:p>
      <text:p text:style-name="P4">
Published Time: 2023-05-20T18:19:00+03:00</text:p>
      <text:p text:style-name="P4">
Modified Time: 2023-05-20T18:19:00+03:00</text:p>
      <text:p text:style-name="P4">
Description: У Харкові російський дрон-камікадзе поцілив в об’єкт інфраструктури. — Укрінформ.</text:p>
      <text:p text:style-name="P4">
Images: ['<text:a xlink:type="simple" xlink:href="https://static.ukrinform.com/photos/2023_05/thumb_files/630_360_1684595928-721.jpg" text:style-name="Internet_20_link" text:visited-style-name="Visited_20_Internet_20_Link">
630_360_16845...</text:a>
', '<text:a xlink:type="simple" xlink:href="https://static.ukrinform.com/photos/2023_05/1684595928-880.jpg" text:style-name="Internet_20_link" text:visited-style-name="Visited_20_Internet_20_Link">
1684595928-88...</text:a>
']</text:p>
      <text:p text:style-name="P4">
Tags: ['Інфраструктура', 'Харків', 'Війна з Росією', 'Дрон-камікадзе']</text:p>
      <text:p text:style-name="P4">
Type: Article</text:p>
      <!--METADATA-->
      <text:p text:style-name="P4">
<draw:frame draw:style-name="fr1" draw:name="Image165" text:anchor-type="as-char" svg:width="6.9236in" svg:height="3.956343in" draw:z-index="0">
<draw:image xlink:href="../Images/yкринформ/2023-05-20T18-19-00-03-00/630_360_1684595928-721.jpg" xlink:type="simple" xlink:show="embed" xlink:actuate="onLoad" draw:mime-type="image/jpeg"/>
</draw:frame>
 У Харковіросійський дрон-камікадзе поцілив в об’єкт інфраструктури.</text:p>
      <text:p text:style-name="P4">
Як передає Укрінформ, про це в <text:a xlink:type="simple" xlink:href="https://t.me/prokuratura_kharkiv/9140" text:style-name="Internet_20_link" text:visited-style-name="Visited_20_Internet_20_Link">
 </text:a>
повідомила Харківська обласна прокуратура.</text:p>
      <text:p text:style-name="P4">
«За даними слідства, 20 травня близько 14:30 російські військові запустили наХарків <text:a xlink:type="simple" xlink:href="https://www.ukrinform.ua/tag-bezpilotnik" text:style-name="Internet_20_link" text:visited-style-name="Visited_20_Internet_20_Link">
 </text:a>
 . За попередніми даними,це був дрон-камікадзе «Ланцет». Зафіксовано влучання у будівлю об‘єктаінфраструктури у Слобідському районі», - йдеться у повідомленні.</text:p>
      <text:p text:style-name="P4">
<draw:frame draw:style-name="fr1" draw:name="Image166" text:anchor-type="as-char" svg:width="6.9236in" svg:height="3.602836in" draw:z-index="0">
<draw:image xlink:href="../Images/yкринформ/2023-05-20T18-19-00-03-00/1684595928-880.jpg" xlink:type="simple" xlink:show="embed" xlink:actuate="onLoad" draw:mime-type="image/jpeg"/>
</draw:frame>
</text:p>
      <text:p text:style-name="P4">
За процесуального керівництва Слобідської окружної прокуратури м. Харковарозпочато досудове розслідування за фактом порушення законів та звичаїв війни(ч. 1 ст. 438 ККУ).</text:p>
      <text:p text:style-name="P4">
<text:span text:style-name="T4">
Читайте також:</text:span>
 <text:a xlink:type="simple" xlink:href="https://www.ukrinform.ua/rubric-kyiv/3711672-ataka-sahediv-na-kiiv-ppo-znisila-vsi-povitrani-cili.html" text:style-name="Internet_20_link" text:visited-style-name="Visited_20_Internet_20_Link">
 <text:span text:style-name="T4">
шахед</text:span>
 </text:a>
</text:p>
      <text:p text:style-name="P4">
Як повідомляв <text:a xlink:type="simple" xlink:href="https://www.ukrinform.ua/rubric-regions/3711702-rosiani-za-dobu-obstrilali-21-naselenij-punkt-harkivsini-e-zagiblij.html" text:style-name="Internet_20_link" text:visited-style-name="Visited_20_Internet_20_Link">
 </text:a>
 , російськаармія за минулу добу обстріляла щонайменше 21 населений пункт Харківськоїобласті, убивши одного мирного жителя, ще одному цивільному завдані поранення.</text:p>
      <text:p text:style-name="P4">
<text:span text:style-name="T5">
Фото: Харківська обласна прокуратура</text:span>
</text:p>
      <text:p text:style-name="P4">
Source: <text:a xlink:type="simple" xlink:href="https://www.ukrinform.ua/rubric-regions/3711949-u-harkovi-vorozij-dronkamikadze-pociliv-u-obekt-infrastrukturi.html" text:style-name="Internet_20_link" text:visited-style-name="Visited_20_Internet_20_Link">
https://www.ukrinform.ua/rubric-regions/3711949-u-harkovi-vorozij-dronkamikadze-pociliv-u-obekt-infrastrukturi.html</text:a>
</text:p>
      <!--NEWS-->
      <text:h text:style-name="P10" text:outline-level="1">
<text:span text:style-name="T4">
За Бахмут не припиняються важкі бої</text:span>
</text:h>
      <text:p text:style-name="P4">
Authors: Ukrinform (Person)</text:p>
      <text:p text:style-name="P4">
Publisher: Укринформ (Organization)</text:p>
      <text:p text:style-name="P4">
Published Time: 2023-05-20T18:43:00+03:00</text:p>
      <text:p text:style-name="P4">
Modified Time: 2023-05-20T18:43:00+03:00</text:p>
      <text:p text:style-name="P4">
Description: Противник зосереджує основні зусилля на Куп’янському, Лиманському, Бахмутському, Авдіївському та Мар’їнському напрямках. Протягом доби відбулось 39 бойових зіткнень на зазначених ділянках фронту. Найзапекліші бої ведуться за Бахмут та Мар’їнку.   — Укрінформ.</text:p>
      <text:p text:style-name="P4">
Images: ['<text:a xlink:type="simple" xlink:href="https://static.ukrinform.com/photos/2023_04/thumb_files/630_360_1681308262-366.jpeg" text:style-name="Internet_20_link" text:visited-style-name="Visited_20_Internet_20_Link">
630_360_16813...</text:a>
']</text:p>
      <text:p text:style-name="P4">
Tags: ['Генштаб', 'ЗСУ', 'Війна з Росією']</text:p>
      <text:p text:style-name="P4">
Type: Article</text:p>
      <!--METADATA-->
      <text:p text:style-name="P4">
<draw:frame draw:style-name="fr1" draw:name="Image167" text:anchor-type="as-char" svg:width="6.9236in" svg:height="3.956343in" draw:z-index="0">
<draw:image xlink:href="../Images/yкринформ/2023-05-20T18-43-00-03-00/630_360_1681308262-366.jpeg" xlink:type="simple" xlink:show="embed" xlink:actuate="onLoad" draw:mime-type="image/jpeg"/>
</draw:frame>
 Противникзосереджує основні зусилля на Куп’янському, Лиманському, Бахмутському,Авдіївському та Мар’їнському напрямках. Протягом доби відбулось 39 бойовихзіткнень на зазначених ділянках фронту. Найзапекліші бої ведуться за Бахмут таМар’їнку.</text:p>
      <text:p text:style-name="P4">
Як передає Укрінформ, про це Генеральний штаб Збройних сил України повідомив у<text:a xlink:type="simple" xlink:href="https://www.facebook.com/GeneralStaff.ua/posts/pfbid0zgUgq4Z2S3Wyp7gjE3WScKVU8ndJ4QJWjWhe4jyfX1qUhKTnDZr1qrjip19NL2fLl" text:style-name="Internet_20_link" text:visited-style-name="Visited_20_Internet_20_Link">
</text:a>
, оприлюднивши оперативну інформацію станом на 18:00 19 травня.</text:p>
      <text:p text:style-name="P4">
"На _<text:span text:style-name="T4">
Бахмутському напрямку</text:span>
 _ ворог продовжує вести наступальні дії. Неприпиняються важкі бої за місто Бахмут. До того ж, протягом доби противник вівбезуспішні наступальні дії у напрямку Білої Гори. Завдав ракетних ударів порайонах Слов'янська і Дружківки та авіаційних - по районах населених пунктівСлов'янськ, Дружківка, Бахмут, Іванівське, Біла Гора і Торецьк. Від ворожихобстрілів постраждали Васюківка, Оріхово-Василівка, Григорівка, Богданівка,Бахмут, Іванівське, Часів Яр, Ступочки, Предтечине, Біла Гора Донецькоїобласті", - йдеться у повідомленні.</text:p>
      <text:p text:style-name="P4">
<text:span text:style-name="T4">
Читайте також:</text:span>
 <text:a xlink:type="simple" xlink:href="https://www.ukrinform.ua/rubric-ato/3711853-na-bahmutskomu-i-kupanskomu-napramkah-rosiani-sodobi-vitracaut-do-35-tisac-snaradiv-cerevatij.html" text:style-name="Internet_20_link" text:visited-style-name="Visited_20_Internet_20_Link">
 <text:span text:style-name="T4">
Бахмут</text:span>
 </text:a>
</text:p>
      <text:p text:style-name="P4">
На <text:span text:style-name="T4">
<text:span text:style-name="T5">
Волинському та Поліському</text:span>
 </text:span>
 напрямках оперативна ситуація без суттєвихзмін.</text:p>
      <text:p text:style-name="P4">
На Сіверському та Слобожанському напрямках противник протягом цієї доби завдававіаційного удару в районі населеного пункту Нестерне Харківської області,здійснив мінометні та артилерійські обстріли населених пунктів ГалаганівкаЧернігівської області; Голишівське, Волфине, Кіндратівка, Юнаківка, УгроїдиСумської області, а також Уди, Козача Лопань, Тернова, Гатище, Вовчанськ,Плетенівка, Покаляне, Нестерне, Бударки, Землянки, Устинівка та Хатнє наХарківщині.</text:p>
      <text:p text:style-name="P4">
На _<text:span text:style-name="T4">
Куп’янському напрямку</text:span>
 _ протягом доби ворог наступальних дій непроводив. Завдав авіаційних ударів в районах Кислівки і Котлярівки Харківськоїобласті. Артилерійських та мінометних обстрілів противника зазнали Тополі,Фиголівка, Новомлинськ, Дворічна, Западне, Масютівка, Кислівка, Котлярівка,Табаївка і Берестове Харківської області та Стельмахівка - Луганської.</text:p>
      <text:p text:style-name="P4">
На _<text:span text:style-name="T4">
Лиманському напрямку</text:span>
 _ протягом доби ворог наступальних дій непроводив. Завдав авіаційних ударів в районах населених пунктів Ямпіль таСпірне. Артилерійських обстрілів зазнали Макіївка, Невське, БілогорівкаЛуганської області та Торське, Верхньокам’янське і Спірне Донецької області.</text:p>
      <text:p text:style-name="P4">
На _<text:span text:style-name="T4">
Авдіївському напрямку</text:span>
 _ противник вів наступальні дії у напрямкахНовокалинового, Авдіївки, Сєверного, успіху не мав. Протягом доби завдававіаційного удару поблизу Авдіївки. Здійснив артилерійські обстріли неподалікнаселених пунктів Новокалинове, Бердичі, Степове, Авдіївка, Тоненьке,Первомайське, Карлівка та Невельське Донецької області.</text:p>
      <text:p text:style-name="P4">
На _<text:span text:style-name="T4">
Мар’їнському напрямку</text:span>
 _ підрозділи сил оборони відбили численні атакипротивника в районі міста Мар’їнка. Ворог завдав авіаційного удару в районіКрасногорівки. В той самий час, ворожих обстрілів зазнали Гостре, Георгіївка,Мар’їнка та Побєда Донецької області.</text:p>
      <text:p text:style-name="P4">
На <text:span text:style-name="T4">
<text:span text:style-name="T5">
Шахтарському напрямку</text:span>
 </text:span>
 протягом доби противник вів безуспішнінаступальні дії в районі Новомихайлівки. Водночас, завдав авіаційних ударівпоблизу Вугледара та Пречистівки. Здійснив обстріли Парасковіївки,Костянтинівки, Новомихайлівки, Новоукраїнки, Вугледара та Пречистівки.</text:p>
      <text:p text:style-name="P4">
На _<text:span text:style-name="T4">
Запорізькому та Херсонському</text:span>
 _ напрямках противник продовжує вестиоборонні дії. Завдав авіаційних ударів по населених пунктах ПолтавкаЗапорізької області та Берислав і Киндийка на Херсонщині. В той самий час,протягом доби, здійснив обстріли понад 30 населених пунктів. Серед них –Времівка, Новосілка, Зелене Поле, Новопіль Донецької області; Ольгівське,Гуляйполе, Білогір'я, Мала Токмачка та Кам’янське Запорізької області;Нікополь Дніпропетровської області; Золота Балка, Веселе, Львове, Антонівка,Дніпровське, Велетенське Херсонської області та місто Херсон.</text:p>
      <text:p text:style-name="P4">
<text:span text:style-name="T4">
Читайте також:</text:span>
 <text:a xlink:type="simple" xlink:href="https://www.ukrinform.ua/rubric-ato/3711430-rosiani-raketnimi-obstrilami-namagautsa-zirvati-kontrnastup-skibickij.html" text:style-name="Internet_20_link" text:visited-style-name="Visited_20_Internet_20_Link">
 </text:a>
</text:p>
      <text:p text:style-name="P4">
Протягом цієї доби противник завдав 3 ракетних та 56 авіаційних ударів,здійснив понад 40 обстрілів з реактивних систем залпового вогню. Зазналаруйнувань цивільна інфраструктура. На жаль, є загиблі та поранені мирні люди,знищено житлові приватні будинки та інша цивільна інфраструктура.</text:p>
      <text:p text:style-name="P4">
Противник продовжує використовувати цивільні медичні заклади тимчасовозагарбаних територій України у власних цілях. Так, верхні поверхиЛутугинського районного територіального медичного об’єднання окупантиперетворили на військовий шпиталь, а для його прикриття на першому поверсізалишили дитяче відділення. Наразі у медичному закладі на лікуванні перебуваєблизько 100 російських військовослужбовців з пораненнями різного ступенюважкості. Це число є піком можливостей військового шпиталю у наданні медичнихпослуг. Разом з тим меддопомога цивільному населенню з боку персоналувійськового шпиталю не надається.</text:p>
      <text:p text:style-name="P4">
<text:span text:style-name="T4">
Читайте також:</text:span>
 <text:a xlink:type="simple" xlink:href="https://www.ukrinform.ua/rubric-ato/3711639-nastup-z-bilorusi-na-ukrainu-absolutno-nerealnij-ocilnik-gur.html" text:style-name="Internet_20_link" text:visited-style-name="Visited_20_Internet_20_Link">
 </text:a>
</text:p>
      <text:p text:style-name="P4">
Авіація Сил оборони за добу завдала 8 ударів по районах зосередження особовогоскладу та військової техніки противника.</text:p>
      <text:p text:style-name="P4">
Підрозділи ракетних військ і артилерії уразили 4 райони зосередження озброєннята військової техніки, 1 склад боєприпасів, 4 артилерійських підрозділи навогневих позиціях, 1 засіб протиповітряної оборони та ще 1 важливу цільпротивника.</text:p>
      <text:p text:style-name="P4">
Як повідомляв Укрінформ, за словами заступниці міністра оборони України ГанниМаляр, у Бахмуті Донецької області <text:a xlink:type="simple" xlink:href="https://www.ukrinform.ua/rubric-ato/3711924-situacia-u-bahmuti-kriticna-ukrainski-bijci-trimaut-oboronu-v-odnomu-z-rajoniv-malar.html" text:style-name="Internet_20_link" text:visited-style-name="Visited_20_Internet_20_Link">
 </text:a>
 , разом з тим Збройні сили України тримаютьоборону в районі "Літак".</text:p>
      <text:p text:style-name="P4">
<text:span text:style-name="T5">
Фото: ДПСУ</text:span>
</text:p>
      <text:p text:style-name="P4">
Source: <text:a xlink:type="simple" xlink:href="https://www.ukrinform.ua/rubric-ato/3711956-za-bahmut-ne-pripinautsa-vazki-boi.html" text:style-name="Internet_20_link" text:visited-style-name="Visited_20_Internet_20_Link">
https://www.ukrinform.ua/rubric-ato/3711956-za-bahmut-ne-pripinautsa-vazki-boi.html</text:a>
</text:p>
      <!--NEWS-->
      <text:h text:style-name="P10" text:outline-level="1">
<text:span text:style-name="T4">
Мелоні завчасно поїде з саміту G7 через повені в Італії</text:span>
</text:h>
      <text:p text:style-name="P4">
Authors: Ukrinform (Person)</text:p>
      <text:p text:style-name="P4">
Publisher: Укринформ (Organization)</text:p>
      <text:p text:style-name="P4">
Published Time: 2023-05-20T18:52:47+03:00</text:p>
      <text:p text:style-name="P4">
Modified Time: 2023-05-20T18:52:47+03:00</text:p>
      <text:p text:style-name="P4">
Description: Прем’єр-міністр Італії Джорджія Мелоні вирішила достроково повернутись додому з саміту держав "Групи семи" в Японії у зв’язку з масштабними повенями, що вирують на півночі країни. — Укрінформ.</text:p>
      <text:p text:style-name="P4">
Images: ['<text:a xlink:type="simple" xlink:href="https://static.ukrinform.com/photos/2023_02/thumb_files/630_360_1675448044-616.jpg" text:style-name="Internet_20_link" text:visited-style-name="Visited_20_Internet_20_Link">
630_360_16754...</text:a>
']</text:p>
      <text:p text:style-name="P4">
Tags: ['Італія', 'Повінь', 'Велика сімка', 'Джорджа Мелоні']</text:p>
      <text:p text:style-name="P4">
Type: Article</text:p>
      <!--METADATA-->
      <text:p text:style-name="P4">
<draw:frame draw:style-name="fr1" draw:name="Image168" text:anchor-type="as-char" svg:width="6.9236in" svg:height="3.956343in" draw:z-index="0">
<draw:image xlink:href="../Images/yкринформ/2023-05-20T18-52-47-03-00/630_360_1675448044-616.jpg" xlink:type="simple" xlink:show="embed" xlink:actuate="onLoad" draw:mime-type="image/jpeg"/>
</draw:frame>
 Прем’єр-міністр Італії Джорджія Мелоні вирішила достроково повернутись додому з самітудержав "Групи семи" в Японії у зв’язку з масштабними повенями, що вирують напівночі країни.</text:p>
      <text:p text:style-name="P4">
Як передає Укрінформ, про це повідомляє <text:a xlink:type="simple" xlink:href="http://www.ansa.it/sito/notizie/cronaca/2023/05/20/alluvione-in-emilia-romagna-allerta-rossa.-la-premier-domani-nella-regione-36mila-gli-sfollati_fcf086b6-ce6c-4538-85d1-d74396911de2.html" text:style-name="Internet_20_link" text:visited-style-name="Visited_20_Internet_20_Link">
</text:a>
</text:p>
      <text:p text:style-name="P4">
Зазначається, що Мелоні перенесла підсумкову пресконференцію на вечір суботичерез необхідність раніше повернутись до Італії, аби "уважно стежити занадзвичайною ситуацією" в Емілії-Романьї.</text:p>
      <text:p text:style-name="P4">
За останніми даними число жертв негоди в Емілія-Романья зросло до 14 осіб.</text:p>
      <text:p text:style-name="P4">
У своєму <text:a xlink:type="simple" xlink:href="http://twitter.com/GiorgiaMeloni/status/1659851313818083332" text:style-name="Internet_20_link" text:visited-style-name="Visited_20_Internet_20_Link">
</text:a>
Мелоні подякувала за солідарність з <text:a xlink:type="simple" xlink:href="https://www.ukrinform.ua/tag-italia" text:style-name="Internet_20_link" text:visited-style-name="Visited_20_Internet_20_Link">
 </text:a>
та людьми, що постраждали від повені.</text:p>
      <text:p text:style-name="P4">
"Я хотіла б подякувати лідерам G7 та партнерам кількох країн, які висловлюютьслова солідарності з Італією та населенням, яке постраждало внаслідок повені,в ці години. Ваша близькість є відчутним знаком нашої єдності у важкіхвилини", - йдеться у повідомленні.</text:p>
      <text:p text:style-name="P4">
<text:span text:style-name="T4">
Читайте також:</text:span>
 <text:a xlink:type="simple" xlink:href="https://www.ukrinform.ua/rubric-world/3706645-u-najbilsomu-misti-novoi-zelandii-ogolosili-nadzvicajnij-stan-cerez-povin.html" text:style-name="Internet_20_link" text:visited-style-name="Visited_20_Internet_20_Link">
 <text:span text:style-name="T4">
повінь</text:span>
 </text:a>
</text:p>
      <text:p text:style-name="P4">
Як повідомляв Укрінформ, в Італії зростає кількість жертв від найсильнішої заостаннє століття повені, чимало людей з обмеженими можливостями не можутьзалишити свої домівки і опинилися в пастці.</text:p>
      <text:p text:style-name="P4">
Станом на вечір четверга повені в цьому регіоні забрали 13 життів, приблизно20 тис. осіб залишилися без даху над головою.</text:p>
      <text:p text:style-name="P4">
Source: <text:a xlink:type="simple" xlink:href="https://www.ukrinform.ua/rubric-world/3711957-meloni-zavcasno-poide-z-samitu-g7-cerez-poveni-v-italii.html" text:style-name="Internet_20_link" text:visited-style-name="Visited_20_Internet_20_Link">
https://www.ukrinform.ua/rubric-world/3711957-meloni-zavcasno-poide-z-samitu-g7-cerez-poveni-v-italii.html</text:a>
</text:p>
      <!--NEWS-->
      <text:h text:style-name="P10" text:outline-level="1">
<text:span text:style-name="T4">
Через санкції на нафту Росія втратила $40 мільярдів</text:span>
</text:h>
      <text:p text:style-name="P4">
Authors: Ukrinform (Person)</text:p>
      <text:p text:style-name="P4">
Publisher: Укринформ (Organization)</text:p>
      <text:p text:style-name="P4">
Published Time: 2023-05-20T18:54:00+03:00</text:p>
      <text:p text:style-name="P4">
Modified Time: 2023-05-20T18:54:00+03:00</text:p>
      <text:p text:style-name="P4">
Description: Через введення ембарго на нафту та зниження прайс-кепів Росія втратила 40 млрд доларів від річного бюджету. — Укрінформ.</text:p>
      <text:p text:style-name="P4">
Images: ['<text:a xlink:type="simple" xlink:href="https://static.ukrinform.com/photos/2020_01/thumb_files/630_360_1579083187-457.jpg" text:style-name="Internet_20_link" text:visited-style-name="Visited_20_Internet_20_Link">
630_360_15790...</text:a>
']</text:p>
      <text:p text:style-name="P4">
Tags: ['нафта', 'Санкції', 'Росія', 'Ембарго']</text:p>
      <text:p text:style-name="P4">
Type: Article</text:p>
      <!--METADATA-->
      <text:p text:style-name="P4">
<draw:frame draw:style-name="fr1" draw:name="Image169" text:anchor-type="as-char" svg:width="6.9236in" svg:height="3.956343in" draw:z-index="0">
<draw:image xlink:href="../Images/yкринформ/2023-05-20T18-54-00-03-00/630_360_1579083187-457.jpg" xlink:type="simple" xlink:show="embed" xlink:actuate="onLoad" draw:mime-type="image/jpeg"/>
</draw:frame>
 Черезвведення ембарго на нафту та зниження прайс-кепів Росія втратила 40 млрддоларів від річного бюджету.</text:p>
      <text:p text:style-name="P4">
Як передає Укрінформ, про це в ефірі телемарафону «Єдині новини» заявив радникОфісу Президента Владислав Власюк.</text:p>
      <text:p text:style-name="P4">
«Прийняття <text:a xlink:type="simple" xlink:href="https://www.ukrinform.ua/tag-antirosijski-sankcii" text:style-name="Internet_20_link" text:visited-style-name="Visited_20_Internet_20_Link">
 </text:a>
 забираєбільше часу, ніж хотілося б, але це приводить до тих хороших результатів, якіми бачимо. Тобто, по діамантах мова буде йти про мінімум 3 мільярди на рік,плюс черговий удар по репутації. По цінних металах це знову ж таки будуть 2,3, 4 млрд на рік, залежно від масштабу заборон. По нафті ми вже бачимоприблизно мінус 40 млрд річного бюджету Росії тільки за рахунок ембарго іпрайс-кепу», – сказав Власюк.</text:p>
      <text:p text:style-name="P4">
За його словами, важливо працювати над введенням санкцій проти військово-промислового та енергетичного сектору ворога. Тобто, всі санкції спрямованіабо на зменшення можливостей військового потенціалу, або зменшення фінансовихнадходжень у Росію. Зараз також йде робота над впровадженням санкцій протиенергетичної галузі ворога та цінних металів.</text:p>
      <text:p text:style-name="P4">
«Ми думаємо, що воно все буде реалізовано. Єдиний нюанс, який завжди турбуєвсіх партнерів, які запроваджують відповідні санкції, це стабільність світовихринків. Тому вони точно, перш ніж запроваджувати будь-які санкції, хочутьвпевнитись, що ринки будуть стабільні. Друге ж, це саме те, що санкція не буделише лозунгом, а буде максимально, повномірно реалізована», – наголосив радникОфісу Президента.</text:p>
      <text:p text:style-name="P4">
<text:span text:style-name="T4">
Читайте також:</text:span>
 <text:a xlink:type="simple" xlink:href="https://www.ukrinform.ua/rubric-economy/3707628-zahidni-kraini-gotuut-embargo-proti-rosijskih-almaziv-zmi.html" text:style-name="Internet_20_link" text:visited-style-name="Visited_20_Internet_20_Link">
 <text:span text:style-name="T4">
ембарго</text:span>
 </text:a>
</text:p>
      <text:p text:style-name="P4">
Він також додав, що Україна продовжує тиснути на партнерів, тому що вважає, щосанкцій все ще мало, війна все ще триває, а прайс-кепи для Росії все ще можназнижувати.</text:p>
      <text:p text:style-name="P4">
Як повідомлялося, країни "Великої сімки" (G7) підтвердили свої зобов'язання знадання фінансової, гуманітарної військової, дипломатичної підтримки, якоїпотребує Україна. А також дійшли згоди в обмеженні експорту алмазів з РФ.</text:p>
      <text:p text:style-name="P4">
Source: <text:a xlink:type="simple" xlink:href="https://www.ukrinform.ua/rubric-economy/3711958-cerez-sankcii-na-naftu-rosia-vtratila-40-milardiv.html" text:style-name="Internet_20_link" text:visited-style-name="Visited_20_Internet_20_Link">
https://www.ukrinform.ua/rubric-economy/3711958-cerez-sankcii-na-naftu-rosia-vtratila-40-milardiv.html</text:a>
</text:p>
      <!--NEWS-->
      <text:h text:style-name="P10" text:outline-level="1">
<text:span text:style-name="T4">
Зброя, ППО та винищувачі: Президент анонсував нові кроки з партнерами</text:span>
</text:h>
      <text:p text:style-name="P4">
Authors: Ukrinform (Person)</text:p>
      <text:p text:style-name="P4">
Publisher: Укринформ (Organization)</text:p>
      <text:p text:style-name="P4">
Published Time: 2023-05-20T18:58:00+03:00</text:p>
      <text:p text:style-name="P4">
Modified Time: 2023-05-20T18:58:00+03:00</text:p>
      <text:p text:style-name="P4">
Description: Координуємо позиції з партнерами, готуємо нові спільні кроки. Оборона: зброя, ППО, винищувачі. — Укрінформ.</text:p>
      <text:p text:style-name="P4">
Images: ['<text:a xlink:type="simple" xlink:href="https://static.ukrinform.com/photos/2023_03/thumb_files/630_360_1678086625-925.png" text:style-name="Internet_20_link" text:visited-style-name="Visited_20_Internet_20_Link">
630_360_16780...</text:a>
']</text:p>
      <text:p text:style-name="P4">
Tags: ['Україна', 'Зеленський', 'Війна з Росією', 'ППО']</text:p>
      <text:p text:style-name="P4">
Type: Article</text:p>
      <!--METADATA-->
      <text:p text:style-name="P4">
<draw:frame draw:style-name="fr1" draw:name="Image170" text:anchor-type="as-char" svg:width="6.9236in" svg:height="3.956343in" draw:z-index="0">
<draw:image xlink:href="../Images/yкринформ/2023-05-20T18-58-00-03-00/630_360_1678086625-925.png" xlink:type="simple" xlink:show="embed" xlink:actuate="onLoad" draw:mime-type="image/png"/>
</draw:frame>
Координуємо позиції з партнерами, готуємо нові спільні кроки. Оборона: зброя,ППО, винищувачі.</text:p>
      <text:p text:style-name="P4">
Про це заявив у вечірньому <text:a xlink:type="simple" xlink:href="https://www.youtube.com/watch" text:style-name="Internet_20_link" text:visited-style-name="Visited_20_Internet_20_Link">
 </text:a>
Президент Володимир Зеленський, передає Укрінформ.</text:p>
      <text:p text:style-name="P4">
_<text:span text:style-name="T4">
Бажаю здоровʼя, шановні українці!</text:span>
 _</text:p>
      <text:p text:style-name="P4">
Сьогодні перший день зустрічей і перемовин у Японії напередодні саміту«Сімки».</text:p>
      <text:p text:style-name="P4">
Координуємо позиції з партнерами, готуємо нові спільні кроки. Оборона: зброя,ППО, винищувачі. Залучаємо якнайбільше країн і лідерів заради України. Формуламиру. Довготривалі програми підтримки України. Фінанси та економіка.</text:p>
      <text:p text:style-name="P4">
Зустрівся з Джорджею Мелоні, главою уряду Італії. Подивились, як виконуютьсянаші домовленості з переговорів у Римі. Розповів Джорджі про домовленості насаміті Ліги арабських держав. Подивились, як можемо зараз з Італією посилитинаші можливості захищати життя від російського повітряного терору.</text:p>
      <text:p text:style-name="P4">
Переговори з Ріші, паном Премʼєр-міністром Великої Британії. Обговорили нашідвосторонні відносини, нашу оборону. Подякував за лідерство у розвитку нашихможливостей у небі – Британія дуже активно взялася за сучасні винищувачі дляУкраїни, і це історичні речі.</text:p>
      <text:p text:style-name="P4">
Говорив з Премʼєр-міністром Індії Моді. Серйозна розмова. Я поінформував пропрогрес щодо нашої формули миру.</text:p>
      <text:p text:style-name="P4">
Ми пройшли вже багато етапів із представленням формули лідерам і країнам ізрізних частин світу. Напередодні успішно представили формулу учасникам СамітуЛіги арабських держав. І зробимо все, щоб залучення світу до нашої мирноїініціативи було максимальним із можливого.</text:p>
      <text:p text:style-name="P4">
Вірю, що Індія візьме участь у відновленні міжнародного порядку, заснованогона правилах, які очевидно потрібні всім вільним націям. Обговорили підтримку врозмінуванні, зміцненні нашої медицини.</text:p>
      <text:p text:style-name="P4">
Говорив із Президентом Євроради Шарлем Мішелем. Безпека й оборона, економіка,наша спільна політика – обʼєднання потенціалів України та всього Євросоюзу. Ядякую тобі, Шарлю, за твою щиру, незмінну та дієву підтримку.</text:p>
      <text:p text:style-name="P4">
Зустрівся з Президентом Франції Макроном. Ми регулярно обмінюємося поглядамина безпекову ситуацію, розглядаємо ті чи інші варіанти наших спільнихоборонних і політичних дій. Так і цього разу. Змістовна розмова. Додаєвпевненості в нашому руху до перемоги України.</text:p>
      <text:p text:style-name="P4">
Була зустріч і з паном канцлером Німеччини Шольцом. Подякував за надзвичайновагому підтримку Німеччиною нашого захисту. Це й ППО, і можливості нашої арміїна землі, і нашої економіки, і нашої політики. Обговорили з Олафом, як можемоприскорити чесний мир для України, як можемо посилити нашу спільну роботу вмежах G7.</text:p>
      <text:p text:style-name="P4">
І ще одне.</text:p>
      <text:p text:style-name="P4">
Як і завжди, дякую нашим воїнам! Кожному й кожній, хто захищає українськуземлю, українське море й українське небо.</text:p>
      <text:p text:style-name="P4">
Впевнений, повернемося з цього візиту з іще більшими можливостями для вас,наші захисники й захисниці! Слава вам – усім, хто в бою заради нашої держави,хто на бойових постах і на бойових завданнях, хто тренує наших воїнів, хтовідновлює наших бійців після поранень і хто допомагає нам захищати життя йнезалежність.</text:p>
      <text:p text:style-name="P4">
Не буває такого дня, щоб Україна не стала сильнішою!</text:p>
      <text:p text:style-name="P4">
_<text:span text:style-name="T4">
Слава Україні!</text:span>
 _</text:p>
      <text:p text:style-name="P4">
<text:span text:style-name="T5">
Фото: ОП</text:span>
</text:p>
      <text:p text:style-name="P4">
Source: <text:a xlink:type="simple" xlink:href="https://www.ukrinform.ua/rubric-ato/3711962-zbroa-ppo-ta-vinisuvaci-prezident-anonsuvav-novi-kroki-z-partnerami.html" text:style-name="Internet_20_link" text:visited-style-name="Visited_20_Internet_20_Link">
https://www.ukrinform.ua/rubric-ato/3711962-zbroa-ppo-ta-vinisuvaci-prezident-anonsuvav-novi-kroki-z-partnerami.html</text:a>
</text:p>
      <!--NEWS-->
      <text:h text:style-name="P10" text:outline-level="1">
<text:span text:style-name="T4">
На півдні ППО знищила п'ять російських безпілотників</text:span>
</text:h>
      <text:p text:style-name="P4">
Authors: Ukrinform (Person)</text:p>
      <text:p text:style-name="P4">
Publisher: Укринформ (Organization)</text:p>
      <text:p text:style-name="P4">
Published Time: 2023-05-20T18:59:00+03:00</text:p>
      <text:p text:style-name="P4">
Modified Time: 2023-05-20T18:59:00+03:00</text:p>
      <text:p text:style-name="P4">
Description: У Миколаївській та Херсонській областях 20 травня протиповітряна оборона знищила п'ять російських безпілотників. — Укрінформ.</text:p>
      <text:p text:style-name="P4">
Images: ['<text:a xlink:type="simple" xlink:href="https://static.ukrinform.com/photos/2023_05/thumb_files/630_360_1684598290-154.jpg" text:style-name="Internet_20_link" text:visited-style-name="Visited_20_Internet_20_Link">
630_360_16845...</text:a>
']</text:p>
      <text:p text:style-name="P4">
Tags: ['Безпілотник', 'Херсонщина', 'Миколаївщина', 'Війна з Росією']</text:p>
      <text:p text:style-name="P4">
Type: Article</text:p>
      <!--METADATA-->
      <text:p text:style-name="P4">
<draw:frame draw:style-name="fr1" draw:name="Image171" text:anchor-type="as-char" svg:width="6.9236in" svg:height="3.956343in" draw:z-index="0">
<draw:image xlink:href="../Images/yкринформ/2023-05-20T18-59-00-03-00/630_360_1684598290-154.jpg" xlink:type="simple" xlink:show="embed" xlink:actuate="onLoad" draw:mime-type="image/jpeg"/>
</draw:frame>
 УМиколаївській та Херсонській областях 20 травня протиповітряна оборона знищилап'ять російських безпілотників.</text:p>
      <text:p text:style-name="P4">
Як передає Укрінформ, про це Повітряне командування "Південь" повідомляє у <text:a xlink:type="simple" xlink:href="http://www.facebook.com/PvKPivden/posts/pfbid029TWL5hNZZUS9GCK3MFBJRDch9LpJJeG2n1yYdH953rRdjY5dvS6Xwpk7b5XxqfYKl" text:style-name="Internet_20_link" text:visited-style-name="Visited_20_Internet_20_Link">
</text:a>
.</text:p>
      <text:p text:style-name="P4">
«20 травня 2023 року на Миколаївщині та Херсонщині Силами та засобамипротиповітряної оборони повітряного командування «Південь» знищено 5 ворожихБпЛА: 3 ударних БпЛА «Ланцет», 1 БпЛА «Мерлін-ВР» та 1 розвідувальний«Орлан-10», - ідеться в повідомленні.</text:p>
      <text:p text:style-name="P4">
Також повітряне командування опублікувало фото уламків збитих ударних дронів«Ланцет».</text:p>
      <text:p text:style-name="P4">
<text:span text:style-name="T4">
Читайте також:</text:span>
 <text:a xlink:type="simple" xlink:href="https://www.ukrinform.ua/rubric-regions/3711949-u-harkovi-vorozij-dronkamikadze-pociliv-u-obekt-infrastrukturi.html" text:style-name="Internet_20_link" text:visited-style-name="Visited_20_Internet_20_Link">
 </text:a>
</text:p>
      <text:p text:style-name="P4">
Як повідомляв Укрінформ, Повітряні сили Збройних сил України у ніч на 20травня <text:a xlink:type="simple" xlink:href="https://www.ukrinform.ua/rubric-ato/3711685-ukrainski-zahisniki-vnoci-znisili-18-sahediv.html" text:style-name="Internet_20_link" text:visited-style-name="Visited_20_Internet_20_Link">
 </text:a>
 20 ударних дронів типу Shahed-136/131 тарозвідувальний безпілотник "Мерлін-ВР" російських загарбників.</text:p>
      <text:p text:style-name="P4">
Source: <text:a xlink:type="simple" xlink:href="https://www.ukrinform.ua/rubric-ato/3711959-na-pivdni-ppo-znisila-pat-rosijskih-bezpilotnikiv.html" text:style-name="Internet_20_link" text:visited-style-name="Visited_20_Internet_20_Link">
https://www.ukrinform.ua/rubric-ato/3711959-na-pivdni-ppo-znisila-pat-rosijskih-bezpilotnikiv.html</text:a>
</text:p>
      <!--NEWS-->
      <text:h text:style-name="P10" text:outline-level="1">
<text:span text:style-name="T4">
На Луганському напрямку ворог за ніч вбив не менш як 400 цивільних - перехоплення</text:span>
</text:h>
      <text:p text:style-name="P4">
Authors: Ukrinform (Person)</text:p>
      <text:p text:style-name="P4">
Publisher: Укринформ (Organization)</text:p>
      <text:p text:style-name="P4">
Published Time: 2023-05-20T19:00:00+03:00</text:p>
      <text:p text:style-name="P4">
Modified Time: 2023-05-20T19:00:00+03:00</text:p>
      <text:p text:style-name="P4">
Description: Головне управління розвідки Міністерства оборони України оприлюднило аудіоперехоплення розмови загарбника, де він розповідає, що на Луганському напрямку росіяни за ніч вбили не менше 400 цивільних.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Луганщина', 'Розвідка', 'Вбивство', 'Війна з Росією']</text:p>
      <text:p text:style-name="P4">
Type: Article</text:p>
      <!--METADATA-->
      <text:p text:style-name="P4">
<draw:frame draw:style-name="fr1" draw:name="Image172" text:anchor-type="as-char" svg:width="6.9236in" svg:height="3.956343in" draw:z-index="0">
<draw:image xlink:href="../Images/yкринформ/2023-05-20T19-00-00-03-00/630_360_1668461240-442.jpg" xlink:type="simple" xlink:show="embed" xlink:actuate="onLoad" draw:mime-type="image/jpeg"/>
</draw:frame>
 Головнеуправління розвідки Міністерства оборони України оприлюднило аудіоперехопленнярозмови загарбника, де він розповідає, що на Луганському напрямку росіяни заніч вбили не менше 400 цивільних.</text:p>
      <text:p text:style-name="P4">
Як передає Укрінформ, про це ГУР повідомляє у <text:a xlink:type="simple" xlink:href="https://t.me/DIUkraine/2330" text:style-name="Internet_20_link" text:visited-style-name="Visited_20_Internet_20_Link">
 </text:a>
.</text:p>
      <text:p text:style-name="P4">
“Просто нам наказали, хлопці, заберіть Кремінну, просто ми її всю, бабусю,викосили”, - заявив він.</text:p>
      <text:p text:style-name="P4">
За його словами, росіяни зайшли в населений пункт і почали всіх розстрілювати,за ніч вони <text:a xlink:type="simple" xlink:href="https://www.ukrinform.ua/tag-vbivstvo" text:style-name="Internet_20_link" text:visited-style-name="Visited_20_Internet_20_Link">
 </text:a>
 не менше 400 осіб. Віндодав, що кулеметники вбивали дітей, жінок, чоловіків.</text:p>
      <text:p text:style-name="P4">
“Ми заходили в будинки і просто розстрілювали”, - повідомив він.</text:p>
      <text:p text:style-name="P4">
<text:span text:style-name="T4">
Читайте також:</text:span>
 <text:a xlink:type="simple" xlink:href="https://www.ukrinform.ua/rubric-regions/3711201-zagarbniki-za-dobu-vbili-dvoh-civilnih-na-doneccini-se-devatoh-poranili.html" text:style-name="Internet_20_link" text:visited-style-name="Visited_20_Internet_20_Link">
 <text:span text:style-name="T4">
цивільних</text:span>
 </text:a>
</text:p>
      <text:p text:style-name="P4">
Як повідомляв <text:a xlink:type="simple" xlink:href="https://www.ukrinform.ua/rubric-ato/3709601-v-oon-zaavili-pro-23-600-ubitih-i-poranenih-civilnih-vnaslidok-vtorgnenna-rf-v-ukrainu.html" text:style-name="Internet_20_link" text:visited-style-name="Visited_20_Internet_20_Link">
 </text:a>
, кількість жертв серед цивільного населення в Україні за останні місяцізросла до найвищого рівня - 23600 вбитих і поранених.</text:p>
      <text:p text:style-name="P4">
Source: <text:a xlink:type="simple" xlink:href="https://www.ukrinform.ua/rubric-ato/3711960-na-luganskomu-napramku-vorog-za-nic-vbiv-ne-mens-ak-400-civilnih-perehoplenna.html" text:style-name="Internet_20_link" text:visited-style-name="Visited_20_Internet_20_Link">
https://www.ukrinform.ua/rubric-ato/3711960-na-luganskomu-napramku-vorog-za-nic-vbiv-ne-mens-ak-400-civilnih-perehoplenna.html</text:a>
</text:p>
      <!--NEWS-->
      <text:h text:style-name="P10" text:outline-level="1">
<text:span text:style-name="T4">
Зеленський: Залучаємо якнайбільше країн для посилення оборони</text:span>
</text:h>
      <text:p text:style-name="P4">
Authors: Ukrinform (Person)</text:p>
      <text:p text:style-name="P4">
Publisher: Укринформ (Organization)</text:p>
      <text:p text:style-name="P4">
Published Time: 2023-05-20T19:08:00+03:00</text:p>
      <text:p text:style-name="P4">
Modified Time: 2023-05-20T19:08:00+03:00</text:p>
      <text:p text:style-name="P4">
Description: Україна разом з міжнародними партнерами координує дії для залучення більшої кількості країн для посилення своєї оборони. — Укрінформ.</text:p>
      <text:p text:style-name="P4">
Images: ['<text:a xlink:type="simple" xlink:href="https://static.ukrinform.com/photos/2023_02/thumb_files/630_360_1677264924-906.jpg" text:style-name="Internet_20_link" text:visited-style-name="Visited_20_Internet_20_Link">
630_360_16772...</text:a>
']</text:p>
      <text:p text:style-name="P4">
Tags: ['Японія', 'Велика сімка', 'Зеленський']</text:p>
      <text:p text:style-name="P4">
Type: Article</text:p>
      <!--METADATA-->
      <text:p text:style-name="P4">
<draw:frame draw:style-name="fr1" draw:name="Image173" text:anchor-type="as-char" svg:width="6.9236in" svg:height="3.956343in" draw:z-index="0">
<draw:image xlink:href="../Images/yкринформ/2023-05-20T19-08-00-03-00/630_360_1677264924-906.jpg" xlink:type="simple" xlink:show="embed" xlink:actuate="onLoad" draw:mime-type="image/jpeg"/>
</draw:frame>
 Українаразом з міжнародними партнерами координує дії для залучення більшої кількостікраїн для посилення своєї оборони.</text:p>
      <text:p text:style-name="P4">
Як передає Укрінформ, про це повідомив Президент України Володимир Зеленськийпід час вечірнього <text:a xlink:type="simple" xlink:href="http://www.president.gov.ua/news/zaluchayemo-yaknajbilshe-krayin-i-lideriv-zaradi-ukrayini-zv-83041" text:style-name="Internet_20_link" text:visited-style-name="Visited_20_Internet_20_Link">
 </text:a>
 .</text:p>
      <text:p text:style-name="P4">
«Сьогодні перший день зустрічей і перемовин у Японії напередодні саміту«Сімки». Координуємо позиції з партнерами, готуємо нові спільні кроки.Оборона: зброя, ППО, винищувачі. Залучаємо якнайбільше країн і лідерів зарадиУкраїни. Формула миру. Довготривалі програми підтримки України. Фінанси таекономіка», – сказав Зеленський.</text:p>
      <text:p text:style-name="P4">
Він зазначив, що сьогодні зустрівся з главою уряду Італії Джорджею Мелоні,обговорено, як виконуються домовленості з переговорів у Римі. Президентрозповів Мелоні про домовленості на саміті Ліги арабських держав, а також якможна зараз з Італією посилити можливості захищати життя від російськогоповітряного терору.</text:p>
      <text:p text:style-name="P4">
Крім того, відбулися переговори з Премʼєр-міністром Великої Британії РішіСунаком, обговорювали двосторонні відносини та оборону. Зеленський подякувавза лідерство у розвитку можливостей у небі, оскільки Британія дуже активновзялася за сучасні винищувачі для України.</text:p>
      <text:p text:style-name="P4">
Ще Зеленський поговорив з Премʼєр-міністром Індії Моді, поінформував його пропрогрес щодо формули миру.</text:p>
      <text:p text:style-name="P4">
«Ми пройшли вже багато етапів із представленням формули лідерам і країнам ізрізних частин світу. Напередодні успішно представили формулу учасникам самітуЛіги арабських держав. І зробимо все, щоб залучення світу до нашої мирноїініціативи було максимальним із можливого. Вірю, що Індія візьме участь увідновленні міжнародного порядку, заснованого на правилах, які потрібні всімвільним націям», – наголосив <text:a xlink:type="simple" xlink:href="https://www.ukrinform.ua/tag-zelenskij" text:style-name="Internet_20_link" text:visited-style-name="Visited_20_Internet_20_Link">
 </text:a>
 .</text:p>
      <text:p text:style-name="P4">
Також він поговорив із Президентом Євроради Шарлем Мішелем та ПрезидентомФранції Еммануелем Макроном. Була зустріч і з канцлером Німеччини ОлафомШольцом, де президенти обговорили, як прискорити чесний мир для України тапосилити спільну роботу в межах G7.</text:p>
      <text:p text:style-name="P4">
«Впевнений, повернемося з цього візиту з іще більшими можливостями для вас,наші захисники й захисниці!» - резюмував Президент.</text:p>
      <text:p text:style-name="P4">
<text:span text:style-name="T4">
Читайте також:</text:span>
 <text:a xlink:type="simple" xlink:href="https://www.ukrinform.ua/rubric-polytics/3711770-komunike-samitu-g7-pidtverdzue-nepohitnu-pidtrimku-svitovih-lideriv-ukraini.html" text:style-name="Internet_20_link" text:visited-style-name="Visited_20_Internet_20_Link">
 <text:span text:style-name="T4">
Комюніке</text:span>
 </text:a>
</text:p>
      <text:p text:style-name="P4">
Як повідомлялося, в Японії триває 48-й саміт «Групи семи», який продовжуватимероботу до 21 травня. Його учасники розглядають шляхи забезпечення стійкостіглобальної економіки, в тому числі, за наслідками пандемії коронавірусу таросійської агресії проти України.</text:p>
      <text:p text:style-name="P4">
Президент України Володимир Зеленський прибув до Японії на саміт G7.</text:p>
      <text:p text:style-name="P4">
Source: <text:a xlink:type="simple" xlink:href="https://www.ukrinform.ua/rubric-ato/3711961-zelenskij-zalucaemo-aknajbilse-krain-dla-posilenna-oboroni.html" text:style-name="Internet_20_link" text:visited-style-name="Visited_20_Internet_20_Link">
https://www.ukrinform.ua/rubric-ato/3711961-zelenskij-zalucaemo-aknajbilse-krain-dla-posilenna-oboroni.html</text:a>
</text:p>
      <!--NEWS-->
      <text:h text:style-name="P10" text:outline-level="1">
<text:span text:style-name="T4">
Президент Бразилії хоче зустрітися з Зеленським в Японії</text:span>
</text:h>
      <text:p text:style-name="P4">
Authors: Ukrinform (Person)</text:p>
      <text:p text:style-name="P4">
Publisher: Укринформ (Organization)</text:p>
      <text:p text:style-name="P4">
Published Time: 2023-05-20T19:20:32+03:00</text:p>
      <text:p text:style-name="P4">
Modified Time: 2023-05-20T19:20:32+03:00</text:p>
      <text:p text:style-name="P4">
Description: Президент Бразилії Інасіо Лула да Сілва повідомив своєму французькому колезі Еммануелю Макрону, що зустрінеться з Президентом України Володимиром Зеленським під час перебування в Хіросімі. — Укрінформ.</text:p>
      <text:p text:style-name="P4">
Images: ['<text:a xlink:type="simple" xlink:href="https://static.ukrinform.com/photos/2023_05/thumb_files/630_360_1684599405-703.jpg" text:style-name="Internet_20_link" text:visited-style-name="Visited_20_Internet_20_Link">
630_360_16845...</text:a>
']</text:p>
      <text:p text:style-name="P4">
Tags: ['Бразилія', 'Президент', 'Зеленський']</text:p>
      <text:p text:style-name="P4">
Type: Article</text:p>
      <!--METADATA-->
      <text:p text:style-name="P4">
<draw:frame draw:style-name="fr1" draw:name="Image174" text:anchor-type="as-char" svg:width="6.9236in" svg:height="3.956343in" draw:z-index="0">
<draw:image xlink:href="../Images/yкринформ/2023-05-20T19-20-32-03-00/630_360_1684599405-703.jpg" xlink:type="simple" xlink:show="embed" xlink:actuate="onLoad" draw:mime-type="image/jpeg"/>
</draw:frame>
 ПрезидентБразилії Інасіо Лула да Сілва повідомив своєму французькому колезі ЕммануелюМакрону, що зустрінеться з Президентом України Володимиром Зеленським під часперебування в Хіросімі.</text:p>
      <text:p text:style-name="P4">
Як передає Укрінформ, про це повідомляє <text:a xlink:type="simple" xlink:href="http://news.sky.com/story/ukraine-war-latest-zelenskyy-to-make-unexpected-in-person-appearance-at-g7-as-kyiv-comes-under-evil-attack-12541713" text:style-name="Internet_20_link" text:visited-style-name="Visited_20_Internet_20_Link">
 </text:a>
 з посиланням наджерело в адміністрації Президента Франції.</text:p>
      <text:p text:style-name="P4">
Як зазначається, що до саміту існували деякі припущення, що бразильський лідерможе не зустрітися із <text:a xlink:type="simple" xlink:href="https://www.ukrinform.ua/tag-zelenskij" text:style-name="Internet_20_link" text:visited-style-name="Visited_20_Internet_20_Link">
 </text:a>
 в кулуарахсаміту G7.</text:p>
      <text:p text:style-name="P4">
Раніше Лула закликав до припинення вогню в Україні, водночас він відмовивсянадати Україні зброю, робив заяви, де покладав на Україну певну провину завторгнення <text:a xlink:type="simple" xlink:href="https://www.ukrinform.ua/tag-rosia" text:style-name="Internet_20_link" text:visited-style-name="Visited_20_Internet_20_Link">
 </text:a>
 , і заявив, що США таЄвропа стимулюють бойові дії.</text:p>
      <text:p text:style-name="P4">
<text:span text:style-name="T4">
Читайте також:</text:span>
 <text:a xlink:type="simple" xlink:href="https://www.ukrinform.ua/rubric-polytics/3707823-zelenskij-obgovoriv-z-radnikom-prezidenta-brazilii-mozlivist-samitu-ukrainalatinska-amerika.html" text:style-name="Internet_20_link" text:visited-style-name="Visited_20_Internet_20_Link">
 </text:a>
</text:p>
      <text:p text:style-name="P4">
Як повідомлялося, Президент Бразилії Луїс Інасіу Лула да Сілва <text:a xlink:type="simple" xlink:href="https://www.ukrinform.ua/rubric-world/3707135-prezident-brazilii-hoce-zaproponuvati-poserednictvo-dla-miru-v-ukraini.html" text:style-name="Internet_20_link" text:visited-style-name="Visited_20_Internet_20_Link">
</text:a>
 у мирних переговорах міжУкраїною та Москвою.</text:p>
      <text:p text:style-name="P4">
Фото: AA</text:p>
      <text:p text:style-name="P4">
Source: <text:a xlink:type="simple" xlink:href="https://www.ukrinform.ua/rubric-polytics/3711963-prezident-brazilii-hoce-zustritisa-z-zelenskim-v-aponii.html" text:style-name="Internet_20_link" text:visited-style-name="Visited_20_Internet_20_Link">
https://www.ukrinform.ua/rubric-polytics/3711963-prezident-brazilii-hoce-zustritisa-z-zelenskim-v-aponii.html</text:a>
</text:p>
      <!--NEWS-->
      <text:h text:style-name="P10" text:outline-level="1">
<text:span text:style-name="T4">
Жіноча збірна України з баскетболу 3х3 вийшла у плей-оф Світової серії</text:span>
</text:h>
      <text:p text:style-name="P4">
Authors: Ukrinform (Person)</text:p>
      <text:p text:style-name="P4">
Publisher: Укринформ (Organization)</text:p>
      <text:p text:style-name="P4">
Published Time: 2023-05-20T19:22:39+03:00</text:p>
      <text:p text:style-name="P4">
Modified Time: 2023-05-20T19:22:39+03:00</text:p>
      <text:p text:style-name="P4">
Description: У чвертьфіналі українки зіграють із Польщею. — Укрінформ.</text:p>
      <text:p text:style-name="P4">
Images: ['<text:a xlink:type="simple" xlink:href="https://static.ukrinform.com/photos/2023_05/thumb_files/630_360_1684599681-670.jpg" text:style-name="Internet_20_link" text:visited-style-name="Visited_20_Internet_20_Link">
630_360_16845...</text:a>
']</text:p>
      <text:p text:style-name="P4">
Tags: ['Баскетбол']</text:p>
      <text:p text:style-name="P4">
Type: Article</text:p>
      <!--METADATA-->
      <text:p text:style-name="P4">
<draw:frame draw:style-name="fr1" draw:name="Image175" text:anchor-type="as-char" svg:width="6.9236in" svg:height="3.956343in" draw:z-index="0">
<draw:image xlink:href="../Images/yкринформ/2023-05-20T19-22-39-03-00/630_360_1684599681-670.jpg" xlink:type="simple" xlink:show="embed" xlink:actuate="onLoad" draw:mime-type="image/jpeg"/>
</draw:frame>
 Учвертьфіналі українки зіграють із Польщею.</text:p>
      <text:p text:style-name="P4">
Жіноча збірна України з баскетболу (3х3) пробилася у плей-оф етапу Світовоїліги в азербайджанській Астарі, передає Укрінформ.</text:p>
      <text:p text:style-name="P4">
В складі «синьо-жовтих» виступають Христина Філевич, Оксана Моллова, ВеронікаКосмач та Міріам Уро-Ніле.</text:p>
      <text:p text:style-name="P4">
Україна на старті групового етапу обіграла Німеччину. У матчі за перше місце угрупі А Україна перемогла Єгипет – 20:12. «Синьо-жовті» після успішного старту(5:0) поступалися рахунком (9:11), проте зуміли зібрано провести кінцівкуматчу.</text:p>
      <text:p text:style-name="P4">
<text:span text:style-name="T4">
Читайте також:</text:span>
 <text:a xlink:type="simple" xlink:href="https://www.ukrinform.ua/rubric-sports/3711790-zinoca-zbirna-ukraini-z-basketbolu-3h3-sensacijno-peremogla-nimeccinu.html" text:style-name="Internet_20_link" text:visited-style-name="Visited_20_Internet_20_Link">
 <text:span text:style-name="T4">
баскетбол</text:span>
 </text:a>
</text:p>
      <text:p text:style-name="P4">
Україна вийшла у плей-оф з першого місця у групі. У чвертьфіналі українкизіграють із Польщею. Матч розпочнеться завтра, 21 травня, о 13:05 за Києвом.</text:p>
      <text:p text:style-name="P4">
Фото: fbu.ua</text:p>
      <text:p text:style-name="P4">
Source: <text:a xlink:type="simple" xlink:href="https://www.ukrinform.ua/rubric-sports/3711964-zinoca-zbirna-ukraini-z-basketbolu-3h3-vijsla-u-plejof-svitovoi-serii.html" text:style-name="Internet_20_link" text:visited-style-name="Visited_20_Internet_20_Link">
https://www.ukrinform.ua/rubric-sports/3711964-zinoca-zbirna-ukraini-z-basketbolu-3h3-vijsla-u-plejof-svitovoi-serii.html</text:a>
</text:p>
      <!--NEWS-->
      <text:h text:style-name="P10" text:outline-level="1">
<text:span text:style-name="T4">
Ворог із важкої артилерії обстріляв Нікопольський район, поранена жінка</text:span>
</text:h>
      <text:p text:style-name="P4">
Authors: Ukrinform (Person)</text:p>
      <text:p text:style-name="P4">
Publisher: Укринформ (Organization)</text:p>
      <text:p text:style-name="P4">
Published Time: 2023-05-20T19:25:00+03:00</text:p>
      <text:p text:style-name="P4">
Modified Time: 2023-05-20T19:25:00+03:00</text:p>
      <text:p text:style-name="P4">
Description: Російські війська з важкої артилерії обстріляли Нікополь та Червоногригорівську громаду. Травмована жінка, є руйнування. — Укрінформ.</text:p>
      <text:p text:style-name="P4">
Images: ['<text:a xlink:type="simple" xlink:href="https://static.ukrinform.com/photos/2023_05/thumb_files/630_360_1684599762-505.jpg" text:style-name="Internet_20_link" text:visited-style-name="Visited_20_Internet_20_Link">
630_360_16845...</text:a>
']</text:p>
      <text:p text:style-name="P4">
Tags: ['Дніпропетровщина', 'Обстріл', 'Поранені', 'Війна з Росією']</text:p>
      <text:p text:style-name="P4">
Type: Article</text:p>
      <!--METADATA-->
      <text:p text:style-name="P4">
<draw:frame draw:style-name="fr1" draw:name="Image176" text:anchor-type="as-char" svg:width="6.9236in" svg:height="3.956343in" draw:z-index="0">
<draw:image xlink:href="../Images/yкринформ/2023-05-20T19-25-00-03-00/630_360_1684599762-505.jpg" xlink:type="simple" xlink:show="embed" xlink:actuate="onLoad" draw:mime-type="image/jpeg"/>
</draw:frame>
 Російськівійська з важкої артилерії обстріляли Нікополь та Червоногригорівську громаду.Травмована жінка, є руйнування.</text:p>
      <text:p text:style-name="P4">
Про це в <text:a xlink:type="simple" xlink:href="http://t.me/mykola_lukashuk/4638" text:style-name="Internet_20_link" text:visited-style-name="Visited_20_Internet_20_Link">
 </text:a>
 повідомив головаДніпропетровської обласної ради Микола Лукашук, передає Укрінформ.</text:p>
      <text:p text:style-name="P4">
"Знову під ворожим вогнем Нікопольщина. Російські окупанти вдень обстрілялиНікополь та Червоногригорівську громаду з важкої артилерії, випустивши понаддва десятки снарядів", - йдеться в повідомленні.</text:p>
      <text:p text:style-name="P4">
Травмована 46-річна жінка. Вона в стабільному стані, лікуватиметьсяамбулаторно.</text:p>
      <text:p text:style-name="P4">
<text:span text:style-name="T4">
Читайте також:</text:span>
 <text:a xlink:type="simple" xlink:href="https://www.ukrinform.ua/rubric-regions/3711949-u-harkovi-vorozij-dronkamikadze-pociliv-u-obekt-infrastrukturi.html" text:style-name="Internet_20_link" text:visited-style-name="Visited_20_Internet_20_Link">
 </text:a>
</text:p>
      <text:p text:style-name="P4">
Зазначається, що в місті понівечено дві пʼятиповерхівки, півтора десяткаприватних будинків та ще сім господарських споруд, паркани, півдесяткасонячних панелей, електромережі і газогони.</text:p>
      <text:p text:style-name="P4">
Майже тисяча абонентів залишились без електроенергії, тривають відновлювальніроботи.</text:p>
      <text:p text:style-name="P4">
Source: <text:a xlink:type="simple" xlink:href="https://www.ukrinform.ua/rubric-ato/3711969-vorog-iz-vazkoi-artilerii-obstrilav-nikopolskij-rajon-poranena-zinka.html" text:style-name="Internet_20_link" text:visited-style-name="Visited_20_Internet_20_Link">
https://www.ukrinform.ua/rubric-ato/3711969-vorog-iz-vazkoi-artilerii-obstrilav-nikopolskij-rajon-poranena-zinka.html</text:a>
</text:p>
      <!--NEWS-->
      <text:h text:style-name="P10" text:outline-level="1">
<text:span text:style-name="T4">
Снігур не змогла вийти у фінал 60-тисячника у Франції</text:span>
</text:h>
      <text:p text:style-name="P4">
Authors: Ukrinform (Person)</text:p>
      <text:p text:style-name="P4">
Publisher: Укринформ (Organization)</text:p>
      <text:p text:style-name="P4">
Published Time: 2023-05-20T19:31:39+03:00</text:p>
      <text:p text:style-name="P4">
Modified Time: 2023-05-20T19:31:39+03:00</text:p>
      <text:p text:style-name="P4">
Description: Українка поступилась Еліс Роббе з Франції. — Укрінформ.</text:p>
      <text:p text:style-name="P4">
Images: ['<text:a xlink:type="simple" xlink:href="https://static.ukrinform.com/photos/2023_05/thumb_files/630_360_1684600211-898.jpeg" text:style-name="Internet_20_link" text:visited-style-name="Visited_20_Internet_20_Link">
630_360_16846...</text:a>
']</text:p>
      <text:p text:style-name="P4">
Tags: ['Теніс']</text:p>
      <text:p text:style-name="P4">
Type: Article</text:p>
      <!--METADATA-->
      <text:p text:style-name="P4">
<draw:frame draw:style-name="fr1" draw:name="Image177" text:anchor-type="as-char" svg:width="6.9236in" svg:height="3.956343in" draw:z-index="0">
<draw:image xlink:href="../Images/yкринформ/2023-05-20T19-31-39-03-00/630_360_1684600211-898.jpeg" xlink:type="simple" xlink:show="embed" xlink:actuate="onLoad" draw:mime-type="image/jpeg"/>
</draw:frame>
 Українкапоступилась Еліс Роббе з Франції.</text:p>
      <text:p text:style-name="P4">
Українська тенісистка Дар'я Снігур (WTA 169) завершила виступи на грунтовомутурнірі серії ITF W60 у французькому місті Сен-Годан, передає Укрінформ.</text:p>
      <text:p text:style-name="P4">
У півфіналі змаганнь українка у двох сетах поступилася Еліс Роббе (WTA 212) ізФранції - 2:6, 2:6. Матч тривав 58 хвилин.</text:p>
      <text:p text:style-name="P4">
Це була перша зустріч дівчат.</text:p>
      <text:p text:style-name="P4">
За матч українка зробила 2 брейки та віддала 6 своїх подач.</text:p>
      <text:p text:style-name="P4">
У фіналі 60-тисячника у Франції Роббе зіграє з Робін Монтгомері (WTA 195) ізСША.</text:p>
      <text:p text:style-name="P4">
<text:span text:style-name="T4">
Читайте також:</text:span>
 <text:a xlink:type="simple" xlink:href="https://www.ukrinform.ua/rubric-sports/3711849-nadia-kicenok-postupilasa-u-finali-parnogo-turniru-wta-125-u-parizi.html" text:style-name="Internet_20_link" text:visited-style-name="Visited_20_Internet_20_Link">
 <text:span text:style-name="T4">
Кіченок</text:span>
 </text:a>
</text:p>
      <text:p text:style-name="P4">
Як повідомляв Укрінформ, Надія Кіченок у дуеті з Алішею Паркс поступилась уфіналі парного турніру WTA 125 у Парижі.</text:p>
      <text:p text:style-name="P4">
Фото: btu.org.ua</text:p>
      <text:p text:style-name="P4">
Source: <text:a xlink:type="simple" xlink:href="https://www.ukrinform.ua/rubric-sports/3711974-snigur-ne-zmogla-vijti-u-final-60tisacnika-u-francii.html" text:style-name="Internet_20_link" text:visited-style-name="Visited_20_Internet_20_Link">
https://www.ukrinform.ua/rubric-sports/3711974-snigur-ne-zmogla-vijti-u-final-60tisacnika-u-francii.html</text:a>
</text:p>
      <!--NEWS-->
      <text:h text:style-name="P10" text:outline-level="1">
<text:span text:style-name="T4">
У Швейцарії розбився туристичний літак – є загиблі</text:span>
</text:h>
      <text:p text:style-name="P4">
Authors: Ukrinform (Person)</text:p>
      <text:p text:style-name="P4">
Publisher: Укринформ (Organization)</text:p>
      <text:p text:style-name="P4">
Published Time: 2023-05-20T19:45:00+03:00</text:p>
      <text:p text:style-name="P4">
Modified Time: 2023-05-20T19:45:00+03:00</text:p>
      <text:p text:style-name="P4">
Description: У Швейцарії літак з туристами на борту зазнав аварії у горах біля кордону з Францією сьогодні вранці.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Літак', 'Швейцарія', 'Загибель', 'Гори']</text:p>
      <text:p text:style-name="P4">
Type: Article</text:p>
      <!--METADATA-->
      <text:p text:style-name="P4">
<draw:frame draw:style-name="fr1" draw:name="Image178" text:anchor-type="as-char" svg:width="6.9236in" svg:height="3.956343in" draw:z-index="0">
<draw:image xlink:href="../Images/yкринформ/2023-05-20T19-45-00-03-00/630_360_1669987737-966.jpg" xlink:type="simple" xlink:show="embed" xlink:actuate="onLoad" draw:mime-type="image/jpeg"/>
</draw:frame>
 УШвейцарії літак з туристами на борту зазнав аварії у горах біля кордону зФранцією сьогодні вранці.</text:p>
      <text:p text:style-name="P4">
Як передає Укрінформ, про це повідомляє <text:a xlink:type="simple" xlink:href="https://www.straitstimes.com/world/europe/several-reported-dead-after-tourist-plane-crash-in-switzerland" text:style-name="Internet_20_link" text:visited-style-name="Visited_20_Internet_20_Link">
</text:a>
 .</text:p>
      <text:p text:style-name="P4">
Місцева поліція підтвердила, що <text:a xlink:type="simple" xlink:href="https://www.ukrinform.ua/tag-litak" text:style-name="Internet_20_link" text:visited-style-name="Visited_20_Internet_20_Link">
 </text:a>
розбився поблизу громади Понс-де-Мартель у швейцарському кантоні Невшатель.</text:p>
      <text:p text:style-name="P4">
Згідно з повідомленнями місцевих ЗМІ, кілька людей загинули. Аварія сталасяблизько 10:20 за місцевим часом у лісистій місцевості.</text:p>
      <text:p text:style-name="P4">
Поліція заявила, що не надасть інформацію про літак, що розбився, абокількість людей, які перебували на борту, доки їхні родини не будутьпоінформовані про аварію.</text:p>
      <text:p text:style-name="P4">
<text:span text:style-name="T4">
Читайте також:</text:span>
 <text:a xlink:type="simple" xlink:href="https://www.ukrinform.ua/rubric-world/3711904-v-ispanii-zaznav-avarii-vinisuvac-f18.html" text:style-name="Internet_20_link" text:visited-style-name="Visited_20_Internet_20_Link">
 <text:span text:style-name="T4">
винищувач</text:span>
 </text:a>
</text:p>
      <text:p text:style-name="P4">
Водночас представник поліції підтвердив <text:a xlink:type="simple" xlink:href="https://www.rtn.ch/" text:style-name="Internet_20_link" text:visited-style-name="Visited_20_Internet_20_Link">
 </text:a>
 , що кількалюдей загинули внаслідок аварії.</text:p>
      <text:p text:style-name="P4">
На місці інциденту працюють рятувальні служби та поліція, влада почаларозслідування обставин катастрофи.</text:p>
      <text:p text:style-name="P4">
Source: <text:a xlink:type="simple" xlink:href="https://www.ukrinform.ua/rubric-world/3711977-u-svejcarii-rozbivsa-turisticnij-litak-e-zagibli.html" text:style-name="Internet_20_link" text:visited-style-name="Visited_20_Internet_20_Link">
https://www.ukrinform.ua/rubric-world/3711977-u-svejcarii-rozbivsa-turisticnij-litak-e-zagibli.html</text:a>
</text:p>
      <!--NEWS-->
      <text:h text:style-name="P10" text:outline-level="1">
<text:span text:style-name="T4">
Подоляк назвав п’ять основних питань, які Україна порушуватиме на саміті G7</text:span>
</text:h>
      <text:p text:style-name="P4">
Authors: Ukrinform (Person)</text:p>
      <text:p text:style-name="P4">
Publisher: Укринформ (Organization)</text:p>
      <text:p text:style-name="P4">
Published Time: 2023-05-20T19:56:00+03:00</text:p>
      <text:p text:style-name="P4">
Modified Time: 2023-05-20T19:56:00+03:00</text:p>
      <text:p text:style-name="P4">
Description: Україна на засіданні саміту «Групи семи» порушуватиме питання збільшення озброєння, переформатування військових альянсів, створення спеціального трибуналу, надання гуманітарної та фінансової допомоги. — Укрінформ.</text:p>
      <text:p text:style-name="P4">
Images: ['<text:a xlink:type="simple" xlink:href="https://static.ukrinform.com/photos/2022_04/thumb_files/630_360_1650530083-444.jpg" text:style-name="Internet_20_link" text:visited-style-name="Visited_20_Internet_20_Link">
630_360_16505...</text:a>
']</text:p>
      <text:p text:style-name="P4">
Tags: ['Саміт', 'Велика сімка', 'Подоляк', 'Єдині новини']</text:p>
      <text:p text:style-name="P4">
Type: Article</text:p>
      <!--METADATA-->
      <text:p text:style-name="P4">
<draw:frame draw:style-name="fr1" draw:name="Image179" text:anchor-type="as-char" svg:width="6.9236in" svg:height="3.956343in" draw:z-index="0">
<draw:image xlink:href="../Images/yкринформ/2023-05-20T19-56-00-03-00/630_360_1650530083-444.jpg" xlink:type="simple" xlink:show="embed" xlink:actuate="onLoad" draw:mime-type="image/jpeg"/>
</draw:frame>
 Україна назасіданні саміту «Групи семи» порушуватиме питання збільшення озброєння,переформатування військових альянсів, створення спеціального трибуналу,надання гуманітарної та фінансової допомоги.</text:p>
      <text:p text:style-name="P4">
Як передає Укрінформ, про це в ефірі телемарафону «Єдині новини» сказав радниккерівника Офісу Президента Михайло Подоляк.</text:p>
      <text:p text:style-name="P4">
«Буде запропоновано світу ще раз почути, що якщо війна йде такого типу, якупропонує <text:a xlink:type="simple" xlink:href="https://www.ukrinform.ua/tag-rosia" text:style-name="Internet_20_link" text:visited-style-name="Visited_20_Internet_20_Link">
 </text:a>
 сьогодні, тобто війна запорушення міжнародного права, за злам концепції суверенітету і територіальноїцілісності, то безумовно, Україна має отримати паритетний обсяг різних видівзброї та компоненти, які ще в нас відсутні», – сказав Подоляк.</text:p>
      <text:p text:style-name="P4">
За його словами, мова буде йти про далекобійні ракети, постачання в Українубронетехніки та снарядів важких калібрів. Також підніматиметься питанняпереформатування військових альянсів, переформатування міжнароднихмайданчиків. Третьою складовою буде питання про спеціальний трибунал, тому щосаме він «допоможе юридично зафіксувати фінал війни», додав Подоляк.</text:p>
      <text:p text:style-name="P4">
Водночас не буде ігноруватися гумунітарна та фінансова складова цієї війни,тому що «коли нападає країна, яка десятиріччями накопичувала певний ресурс дляекспансій та атакувала основні промислові регіони, то треба зважати на потребуУкраїни в додатковій фінансовій підтримці», наголосив він.</text:p>
      <text:p text:style-name="P4">
<text:span text:style-name="T4">
Читайте також:</text:span>
 <text:a xlink:type="simple" xlink:href="https://www.ukrinform.ua/rubric-polytics/3711947-kraini-g7-pogodilisa-z-neobhidnistu-prodovzuvati-pidtrimuvati-ukrainu-solc.html" text:style-name="Internet_20_link" text:visited-style-name="Visited_20_Internet_20_Link">
 </text:a>
</text:p>
      <text:p text:style-name="P4">
Як повідомлялося, в Японії триває 48 саміт «Групи семи», який продовжуватимероботу до 21 травня. Його учасники розглядають шляхи забезпечення стійкостіглобальної економіки, в тому числі за наслідками пандемії коронавірусу таросійської агресії проти України.</text:p>
      <text:p text:style-name="P4">
<text:a xlink:type="simple" xlink:href="https://www.ukrinform.ua/rubric-polytics/3711739-zelenskij-pribuv-do-hirosimi.html" text:style-name="Internet_20_link" text:visited-style-name="Visited_20_Internet_20_Link">
 </text:a>
 .</text:p>
      <text:p text:style-name="P4">
Source: <text:a xlink:type="simple" xlink:href="https://www.ukrinform.ua/rubric-polytics/3711979-podolak-nazvav-pat-osnovnih-pitan-aki-ukraina-porusuvatime-na-samiti-g7.html" text:style-name="Internet_20_link" text:visited-style-name="Visited_20_Internet_20_Link">
https://www.ukrinform.ua/rubric-polytics/3711979-podolak-nazvav-pat-osnovnih-pitan-aki-ukraina-porusuvatime-na-samiti-g7.html</text:a>
</text:p>
      <!--NEWS-->
      <text:h text:style-name="P10" text:outline-level="1">
<text:span text:style-name="T4">
Dnipro, Dnipropetrovska Oblast(15:23). Red Alert: aerial threat. Sirens sounding. Take cover ...</text:span>
</text:h>
      <text:p text:style-name="P4">
Authors: liveuamap (Language: en)</text:p>
      <text:p text:style-name="P4">
Time: 2023-05-20T1:24:00</text:p>
      <text:p text:style-name="P4">
Location: Dnipro (Latitude:48.45930000 Longtitude:35.03865000)</text:p>
      <text:p text:style-name="P4">
Videos: []</text:p>
      <text:p text:style-name="P4">
Images: []</text:p>
      <text:p text:style-name="P4">
Tags: ["Europe", "Central and Eastern Europe"]</text:p>
      <text:p text:style-name="P4">
ID: 22564208</text:p>
      <!--METADATA-->
      <text:p text:style-name="P4">
Dnipro, Dnipropetrovska Oblast(15:23). Red Alert: aerial threat. Sirenssounding. Take cover now!</text:p>
      <text:p text:style-name="P4">
News Collection Link: <text:a xlink:type="simple" xlink:href="https://liveuamap.com/en/2023/20-may-dnipro-dnipropetrovska-oblast1523-red-g" text:style-name="Internet_20_link" text:visited-style-name="Visited_20_Internet_20_Link">
https://liveuamap.com/en/2023/20-may-dnipro-dnipropetrovska-oblast1523-red-g</text:a>
</text:p>
      <text:p text:style-name="P4">
Source: <text:a xlink:type="simple" xlink:href="https://t.me/suspilnednipro/15673" text:style-name="Internet_20_link" text:visited-style-name="Visited_20_Internet_20_Link">
https://t.me/suspilnednipro/15673</text:a>
</text:p>
      <!--NEWS-->
      <text:h text:style-name="P10" text:outline-level="1">
<text:span text:style-name="T4">
Сачко переміг Марченка в кваліфікації турніру у Швейцарії</text:span>
</text:h>
      <text:p text:style-name="P4">
Authors: Ukrinform (Person)</text:p>
      <text:p text:style-name="P4">
Publisher: Укринформ (Organization)</text:p>
      <text:p text:style-name="P4">
Published Time: 2023-05-20T20:01:56+03:00</text:p>
      <text:p text:style-name="P4">
Modified Time: 2023-05-20T20:01:56+03:00</text:p>
      <text:p text:style-name="P4">
Description: Віталій впорався з опонентом за одну годину та 20 хвилин. — Укрінформ.</text:p>
      <text:p text:style-name="P4">
Images: ['<text:a xlink:type="simple" xlink:href="https://static.ukrinform.com/photos/2023_05/thumb_files/630_360_1684602057-511.jpeg" text:style-name="Internet_20_link" text:visited-style-name="Visited_20_Internet_20_Link">
630_360_16846...</text:a>
']</text:p>
      <text:p text:style-name="P4">
Tags: ['Теніс', 'Марченко']</text:p>
      <text:p text:style-name="P4">
Type: Article</text:p>
      <!--METADATA-->
      <text:p text:style-name="P4">
<draw:frame draw:style-name="fr1" draw:name="Image180" text:anchor-type="as-char" svg:width="6.9236in" svg:height="3.956343in" draw:z-index="0">
<draw:image xlink:href="../Images/yкринформ/2023-05-20T20-01-56-03-00/630_360_1684602057-511.jpeg" xlink:type="simple" xlink:show="embed" xlink:actuate="onLoad" draw:mime-type="image/jpeg"/>
</draw:frame>
 Віталійвпорався з опонентом за одну годину та 20 хвилин.</text:p>
      <text:p text:style-name="P4">
Український тенісист Віталій Сачко вийшов до фіналу кваліфікації турніру ATP250 у швейцарській Женеві, передає Укрінформ.</text:p>
      <text:p text:style-name="P4">
У півфіналі відбору Сачко переміг свого співвітчизника Іллю Марченка. Зустрічтривала 1 годину та 20 хвилин.</text:p>
      <text:p text:style-name="P4">
За поєдинок Віталій оформив чотири ейси та п’ять брейків. Марченко в ходіматчу припустився чотирьох подвійних помилок, Сачко – двох.</text:p>
      <text:p text:style-name="P4">
У фіналі кваліфікації Сачко зіграє проти італійця Алессандро Джанессі.</text:p>
      <text:p text:style-name="P4">
<text:span text:style-name="T4">
Читайте також:</text:span>
 <text:a xlink:type="simple" xlink:href="https://www.ukrinform.ua/rubric-sports/3711974-snigur-ne-zmogla-vijti-u-final-60tisacnika-u-francii.html" text:style-name="Internet_20_link" text:visited-style-name="Visited_20_Internet_20_Link">
 <text:span text:style-name="T4">
Снігур</text:span>
 </text:a>
</text:p>
      <text:p text:style-name="P4">
Як повідомляв Укрінформ, Дар'я Снігур (WTA 169) завершила виступи нагрунтовому турнірі серії ITF W60 у французькому місті Сен-Годан.</text:p>
      <text:p text:style-name="P4">
Фото: btu.org.ua</text:p>
      <text:p text:style-name="P4">
Source: <text:a xlink:type="simple" xlink:href="https://www.ukrinform.ua/rubric-sports/3711981-sacko-peremig-marcenka-v-kvalifikacii-turniru-u-svejcarii.html" text:style-name="Internet_20_link" text:visited-style-name="Visited_20_Internet_20_Link">
https://www.ukrinform.ua/rubric-sports/3711981-sacko-peremig-marcenka-v-kvalifikacii-turniru-u-svejcarii.html</text:a>
</text:p>
      <!--NEWS-->
      <text:h text:style-name="P10" text:outline-level="1">
<text:span text:style-name="T4">
Дружина загиблого на фронті захисника Віталія Киркача-Антоненка народила доньку</text:span>
</text:h>
      <text:p text:style-name="P4">
Authors: Ukrinform (Person)</text:p>
      <text:p text:style-name="P4">
Publisher: Укринформ (Organization)</text:p>
      <text:p text:style-name="P4">
Published Time: 2023-05-20T20:09:00+03:00</text:p>
      <text:p text:style-name="P4">
Modified Time: 2023-05-20T20:09:00+03:00</text:p>
      <text:p text:style-name="P4">
Description: Дружина загиблого на фронті добровольця Віталія Киркача-Антоненка 19 травня народила доньку. — Укрінформ.</text:p>
      <text:p text:style-name="P4">
Images: ['<text:a xlink:type="simple" xlink:href="https://static.ukrinform.com/photos/2023_05/thumb_files/630_360_1684602398-191.jpg" text:style-name="Internet_20_link" text:visited-style-name="Visited_20_Internet_20_Link">
630_360_16846...</text:a>
']</text:p>
      <text:p text:style-name="P4">
Tags: ['Діти', 'Доброволець', 'Загибель', 'Військові']</text:p>
      <text:p text:style-name="P4">
Type: Article</text:p>
      <!--METADATA-->
      <text:p text:style-name="P4">
<draw:frame draw:style-name="fr1" draw:name="Image181" text:anchor-type="as-char" svg:width="6.9236in" svg:height="3.956343in" draw:z-index="0">
<draw:image xlink:href="../Images/yкринформ/2023-05-20T20-09-00-03-00/630_360_1684602398-191.jpg" xlink:type="simple" xlink:show="embed" xlink:actuate="onLoad" draw:mime-type="image/jpeg"/>
</draw:frame>
 Дружиназагиблого на фронті добровольця Віталія Киркача-Антоненка 19 травня народиладоньку.</text:p>
      <text:p text:style-name="P4">
Як передає Укрінформ, про це Наталія Киркач-Антоненко повідомила у <text:a xlink:type="simple" xlink:href="https://www.facebook.com/businka.ua/posts/pfbid02PNZzSeWA48Y4ciWGd6FbXZeBuLjtyf1qLCNbsfWp7Jpd1DkBpzPiUKGhToUNuVrLl" text:style-name="Internet_20_link" text:visited-style-name="Visited_20_Internet_20_Link">
</text:a>
.</text:p>
      <text:p text:style-name="P4">
“Будь ласка, всі хто знає мого чоловіка, Віталія Киркача-Антоненка, привітайтейого з тим, що він став батьком. Хто в Слов'янську, провідайте його іподаруйте Вітасику квіти. Він ніколи не зможе обійняти свою маленьку <text:a xlink:type="simple" xlink:href="https://www.ukrinform.ua/tag-diti" text:style-name="Internet_20_link" text:visited-style-name="Visited_20_Internet_20_Link">
</text:a>
 , але Віталій так на неї чекав. Ми мріялиразом про цей день, уявляли нашу радість і гордість, коли зможемо взяти наруки нашого первістка. Дякую всім, хто допомагав нам весь цей час, завдякивашій підтримці ці найстрашніші пів року ми відчували піклування та турботу”,- написала вона.</text:p>
      <text:p text:style-name="P4">
Віталій Киркач-Антоненко загинув 9 листопада 2022 року на Сватівськомунапрямку. Майже через місяць після загибелі захисника його дружина написалапост у Фейсбук про війну, про любов до чоловіка і відвідування репродуктивноїклініки та поділилася своїм досвідом. Вдова закликала звернутися дорепродуктивних клінік та скористатися можливістю кріоконсервації.</text:p>
      <text:p text:style-name="P4">
<text:span text:style-name="T4">
Читайте також:</text:span>
 <text:a xlink:type="simple" xlink:href="https://www.ukrinform.ua/rubric-regions/3670882-u-lvovi-zapracuvalo-perse-v-ukraini-viddilenna-dopomiznih-reproduktivnih-tehnologij.html" text:style-name="Internet_20_link" text:visited-style-name="Visited_20_Internet_20_Link">
 <text:span text:style-name="T4">
Львові</text:span>
 <text:span text:style-name="T4">
запрацювало</text:span>
 <text:span text:style-name="T4">
перше</text:span>
 <text:span text:style-name="T4">
Україні</text:span>
<text:span text:style-name="T4">
відділення</text:span>
 <text:span text:style-name="T4">
допоміжних</text:span>
 <text:span text:style-name="T4">
репродуктивних</text:span>
 <text:span text:style-name="T4">
технологій</text:span>
</text:a>
</text:p>
      <text:p text:style-name="P4">
Як повідомлялося, з початку війни росії проти України кріоконсервація сталапопулярною серед родин українських захисників. Головна причина, чому військовізвертаються до репродуктивних клінік, - ризик поранень та загибелі на фронті.Вони хочуть зберегти можливість зачаття своїх дітей, навіть після своєїсмерті.</text:p>
      <text:p text:style-name="P4">
<text:span text:style-name="T5">
Фото: Наталія Киркач-Антоненко / Фейсбук</text:span>
</text:p>
      <text:p text:style-name="P4">
Source: <text:a xlink:type="simple" xlink:href="https://www.ukrinform.ua/rubric-society/3711983-druzina-zagiblogo-na-fronti-zahisnika-vitalia-kirkacaantonenka-narodila-donku.html" text:style-name="Internet_20_link" text:visited-style-name="Visited_20_Internet_20_Link">
https://www.ukrinform.ua/rubric-society/3711983-druzina-zagiblogo-na-fronti-zahisnika-vitalia-kirkacaantonenka-narodila-donku.html</text:a>
</text:p>
      <!--NEWS-->
      <text:h text:style-name="P10" text:outline-level="1">
<text:span text:style-name="T4">
Учасники саміту в Хіросімі ухвалили заяву щодо дій у галузі продовольчої безпеки</text:span>
</text:h>
      <text:p text:style-name="P4">
Authors: Ukrinform (Person)</text:p>
      <text:p text:style-name="P4">
Publisher: Укринформ (Organization)</text:p>
      <text:p text:style-name="P4">
Published Time: 2023-05-20T20:09:57+03:00</text:p>
      <text:p text:style-name="P4">
Modified Time: 2023-05-20T20:09:57+03:00</text:p>
      <text:p text:style-name="P4">
Description: Учасники саміту G7 ухвалили спільну заяву щодо дій із забезпечення глобальної продовольчої безпеки. — Укрінформ.</text:p>
      <text:p text:style-name="P4">
Images: ['<text:a xlink:type="simple" xlink:href="https://static.ukrinform.com/photos/2022_12/thumb_files/630_360_1670868347-184.jpg" text:style-name="Internet_20_link" text:visited-style-name="Visited_20_Internet_20_Link">
630_360_16708...</text:a>
']</text:p>
      <text:p text:style-name="P4">
Tags: ['Велика сімка', 'Продовольча безпека']</text:p>
      <text:p text:style-name="P4">
Type: Article</text:p>
      <!--METADATA-->
      <text:p text:style-name="P4">
<draw:frame draw:style-name="fr1" draw:name="Image182" text:anchor-type="as-char" svg:width="6.9236in" svg:height="3.956343in" draw:z-index="0">
<draw:image xlink:href="../Images/yкринформ/2023-05-20T20-09-57-03-00/630_360_1670868347-184.jpg" xlink:type="simple" xlink:show="embed" xlink:actuate="onLoad" draw:mime-type="image/jpeg"/>
</draw:frame>
 Учасникисаміту G7 ухвалили спільну заяву щодо дій із забезпечення глобальноїпродовольчої безпеки.</text:p>
      <text:p text:style-name="P4">
Як передає Укрінформ, повний текст документа оприлюднений <text:a xlink:type="simple" xlink:href="http://www.consilium.europa.eu/media/64506/g7-hiroshima-action-statement-for-resilient-global-food-security.pdf" text:style-name="Internet_20_link" text:visited-style-name="Visited_20_Internet_20_Link">
</text:a>
 .</text:p>
      <text:p text:style-name="P4">
«Війна в Україні спричинила подальше погіршення кризи продовольчої безпеки усвіті особливо для країн, що розвиваються, та для найменш розвинутих країн. Мизазначаємо із глибоким занепокоєнням, що це спричиняє важкі людські стражданнята поглиблює існуючу вразливість глобальної економіки – стримує зростання,збільшує інфляцію, розриває мережі постачання, підвищує енергетичну тапродовольчу небезпеку та поглиблює ризики для фінансової стабільності», -йдеться у документі.</text:p>
      <text:p text:style-name="P4">
З огляду на такі наслідки війни в Україні та важку гуманітарну ситуацію поусьому світу, сторони заявили про підтримку зусиль із досягнення справедливогота тривалого миру на основі поваги до міжнародного права, принципів ХартіїООН, до територіальної цілісності й суверенітету.</text:p>
      <text:p text:style-name="P4">
«Ми закликаємо всіх учасників Чорноморської зернової ініціативи продовжуватита повною мірою імплементувати сталі операції, реалізовувати їх максимальнийпотенціал та продовжувати так довго, як це буде необхідним, та підкреслюємоважливість продовження дозволу на доставлення зерна тим, хто його найбільшепотребує», - йдеться у спільному документі.</text:p>
      <text:p text:style-name="P4">
У тексті згадуються дані <text:a xlink:type="simple" xlink:href="https://www.ukrinform.ua/tag-oon" text:style-name="Internet_20_link" text:visited-style-name="Visited_20_Internet_20_Link">
 </text:a>
 та відповіднихміжнародних доповідей, за якими до 828 мільйонів людей в усьому світі посталиперед голодом у 2021 році та 258 мільйонів людей у 58 країнах, де булапродовольча криза, потребували негайної та надзвичайної продовольчої допомогиу 2022 році.</text:p>
      <text:p text:style-name="P4">
«Учасники… підтримують експорт зерна з України та Росії, включаючи розширеннята продовження Чорноморської зернової ініціативи, продовження діяльності«коридорів солідарності» ЄС та відновлення аграрного сектору в Україні, атакож підтримують зусилля ООН з ідентифікації та збору свідчень щодонезаконного руху зерна», - йдеться у документі.</text:p>
      <text:p text:style-name="P4">
На переконання лідерів країн-підписантів заяви, їх сприяння таким заходам можесприяти законній, справедливій і недискримінаційній міжнародній торгівліпродовольством і сільськогосподарськими продуктами, стабілізувати ринки,уникнути дефіциту та знизити ціни на продовольство.</text:p>
      <text:p text:style-name="P4">
Заяву ухвалили Японія, Австралія, Бразилія, Канада, Коморські острови, ОстровиКука, Франція, Німеччина, Індія, Індонезія, Італія, Республіка Корея, ВеликаБританія, Сполучені Штати Америки, В’єтнам та Європейський Союз.</text:p>
      <text:p text:style-name="P4">
<text:span text:style-name="T4">
Читайте також:</text:span>
 <text:a xlink:type="simple" xlink:href="https://www.ukrinform.ua/rubric-world/3711759-lideri-g7-zasudili-aderni-pogrozi-rosii-ta-zaklikali-svit-do-rozzbroenna.html" text:style-name="Internet_20_link" text:visited-style-name="Visited_20_Internet_20_Link">
 </text:a>
</text:p>
      <text:p text:style-name="P4">
Як повідомлялося, в Японії триває 48-й саміт «Групи семи», який продовжуватимероботу до 21 травня. Його учасники розглядають шляхи забезпечення стійкостіглобальної економіки, в тому числі за наслідками пандемії коронавірусу таросійської агресії проти України.</text:p>
      <text:p text:style-name="P4">
Source: <text:a xlink:type="simple" xlink:href="https://www.ukrinform.ua/rubric-world/3711985-ucasniki-samitu-v-hirosimi-uhvalili-zaavu-sodo-dij-u-galuzi-prodovolcoi-bezpeki.html" text:style-name="Internet_20_link" text:visited-style-name="Visited_20_Internet_20_Link">
https://www.ukrinform.ua/rubric-world/3711985-ucasniki-samitu-v-hirosimi-uhvalili-zaavu-sodo-dij-u-galuzi-prodovolcoi-bezpeki.html</text:a>
</text:p>
      <!--NEWS-->
      <text:h text:style-name="P10" text:outline-level="1">
<text:span text:style-name="T4">
Новообраний президент Чорногорії склав присягу, згадавши про війну в Україні</text:span>
</text:h>
      <text:p text:style-name="P4">
Authors: Ukrinform (Person)</text:p>
      <text:p text:style-name="P4">
Publisher: Укринформ (Organization)</text:p>
      <text:p text:style-name="P4">
Published Time: 2023-05-20T20:19:06+03:00</text:p>
      <text:p text:style-name="P4">
Modified Time: 2023-05-20T20:19:06+03:00</text:p>
      <text:p text:style-name="P4">
Description: Новий президент Чорногорії Яков Мілатович сьогодні склав присягу та офіційно заступив на посаду. — Укрінформ.</text:p>
      <text:p text:style-name="P4">
Images: ['<text:a xlink:type="simple" xlink:href="https://static.ukrinform.com/photos/2023_05/thumb_files/630_360_1684602989-917.jpg" text:style-name="Internet_20_link" text:visited-style-name="Visited_20_Internet_20_Link">
630_360_16846...</text:a>
']</text:p>
      <text:p text:style-name="P4">
Tags: ['Президент', 'Україна', 'Чорногорія']</text:p>
      <text:p text:style-name="P4">
Type: Article</text:p>
      <!--METADATA-->
      <text:p text:style-name="P4">
<draw:frame draw:style-name="fr1" draw:name="Image183" text:anchor-type="as-char" svg:width="6.9236in" svg:height="3.956343in" draw:z-index="0">
<draw:image xlink:href="../Images/yкринформ/2023-05-20T20-19-06-03-00/630_360_1684602989-917.jpg" xlink:type="simple" xlink:show="embed" xlink:actuate="onLoad" draw:mime-type="image/jpeg"/>
</draw:frame>
 Новийпрезидент Чорногорії Яков Мілатович сьогодні склав присягу та офіційнозаступив на посаду.</text:p>
      <text:p text:style-name="P4">
Як передає Укрінформ, про це повідомляє DTT-NET English у <text:a xlink:type="simple" xlink:href="http://twitter.com/dtt_net_english/status/1659914356409155584" text:style-name="Internet_20_link" text:visited-style-name="Visited_20_Internet_20_Link">
</text:a>
.</text:p>
      <text:p text:style-name="P4">
У своїй промові Мілатович згадав про напад РФ на Україну.</text:p>
      <text:p text:style-name="P4">
"Глобальний контекст багато в чому задає напад <text:a xlink:type="simple" xlink:href="https://www.ukrinform.ua/tag-rosia" text:style-name="Internet_20_link" text:visited-style-name="Visited_20_Internet_20_Link">
</text:a>
 на Україну. Не має бути і не буденіякого відхилення від наших стратегічних зобов’язань, до яких входить іЧорногорія як частина євроатлантичної родини", – наголосив Мілатович.</text:p>
      <text:p text:style-name="P4">
<text:span text:style-name="T4">
Читайте також:</text:span>
 <text:a xlink:type="simple" xlink:href="https://www.ukrinform.ua/rubric-polytics/3692573-zelenskij-privitav-peremozca-prezidentskih-viboriv-u-cornogorii.html" text:style-name="Internet_20_link" text:visited-style-name="Visited_20_Internet_20_Link">
 </text:a>
</text:p>
      <text:p text:style-name="P4">
Як повідомлялося, після повномасштабного вторгнення РФ в Україну минулого рокуЧорногорія приєдналася до санкцій ЄС проти Росії. Кремль вніс Чорногорію досписку недружніх держав.</text:p>
      <text:p text:style-name="P4">
<text:span text:style-name="T5">
Фото: gov.me</text:span>
</text:p>
      <text:p text:style-name="P4">
Source: <text:a xlink:type="simple" xlink:href="https://www.ukrinform.ua/rubric-world/3711988-novoobranij-prezident-cornogorii-sklav-prisagu-zgadavsi-pro-vijnu-v-ukraini.html" text:style-name="Internet_20_link" text:visited-style-name="Visited_20_Internet_20_Link">
https://www.ukrinform.ua/rubric-world/3711988-novoobranij-prezident-cornogorii-sklav-prisagu-zgadavsi-pro-vijnu-v-ukraini.html</text:a>
</text:p>
      <!--NEWS-->
      <text:h text:style-name="P10" text:outline-level="1">
<text:span text:style-name="T4">
У Запорізькій області внаслідок обстрілу РФ пошкоджена пожежна частина</text:span>
</text:h>
      <text:p text:style-name="P4">
Authors: Ukrinform (Person)</text:p>
      <text:p text:style-name="P4">
Publisher: Укринформ (Organization)</text:p>
      <text:p text:style-name="P4">
Published Time: 2023-05-20T20:25:38+03:00</text:p>
      <text:p text:style-name="P4">
Modified Time: 2023-05-20T20:25:38+03:00</text:p>
      <text:p text:style-name="P4">
Description: У Запорізькій області росіяни обстріляли пожежну частину, пошкоджено будівлю та два особисті автомобілі рятувальників. — Укрінформ.</text:p>
      <text:p text:style-name="P4">
Images: ['<text:a xlink:type="simple" xlink:href="https://static.ukrinform.com/photos/2023_05/thumb_files/630_360_1684603523-208.jpg" text:style-name="Internet_20_link" text:visited-style-name="Visited_20_Internet_20_Link">
630_360_16846...</text:a>
']</text:p>
      <text:p text:style-name="P4">
Tags: None</text:p>
      <text:p text:style-name="P4">
Type: Article</text:p>
      <!--METADATA-->
      <text:p text:style-name="P4">
<draw:frame draw:style-name="fr1" draw:name="Image184" text:anchor-type="as-char" svg:width="6.9236in" svg:height="3.956343in" draw:z-index="0">
<draw:image xlink:href="../Images/yкринформ/2023-05-20T20-25-38-03-00/630_360_1684603523-208.jpg" xlink:type="simple" xlink:show="embed" xlink:actuate="onLoad" draw:mime-type="image/jpeg"/>
</draw:frame>
 УЗапорізькій області росіяни обстріляли пожежну частину, пошкоджено будівлю тадва особисті автомобілі рятувальників.</text:p>
      <text:p text:style-name="P4">
Як передає Укрінформ, про це Державна служба з надзвичайних ситуаційповідомляє у <text:a xlink:type="simple" xlink:href="http://www.facebook.com/MNS.GOV.UA/posts/pfbid02PxkZpr6Wo41gWscarZwsidnuWAxBZsKoz6qrmNouetFeQu39MDyFifaPaofQ1Wdpl" text:style-name="Internet_20_link" text:visited-style-name="Visited_20_Internet_20_Link">
</text:a>
.</text:p>
      <text:p text:style-name="P4">
“Сьогодні внаслідок ворожого обстрілу була пошкоджена пожежна частина в одномуз населених пунктів Запорізької області. Пошкоджено альтанку на територіїчастини, вікна будівлі та 2 легкових автомобілі особового складу”, - ідеться вповідомленні.</text:p>
      <text:p text:style-name="P4">
Рятувальники не постраждали.</text:p>
      <text:p text:style-name="P4">
В <text:a xlink:type="simple" xlink:href="https://www.ukrinform.ua/tag-dsns" text:style-name="Internet_20_link" text:visited-style-name="Visited_20_Internet_20_Link">
 </text:a>
 зауважили, що увесь час частина булаострівцем безпеки і прихистком для сотень місцевих жителів, які звертались задопомогою.</text:p>
      <text:p text:style-name="P4">
“Саме тут до сьогоднішнього дня свій прихисток знайшов і "службовий" песБадік. На жаль, після цієї атаки він не вижив”, - повідомили в ДСНС.</text:p>
      <text:p text:style-name="P4">
<text:span text:style-name="T4">
Читайте також:</text:span>
 <text:a xlink:type="simple" xlink:href="https://www.ukrinform.ua/rubric-ato/3711969-vorog-iz-vazkoi-artilerii-obstrilav-nikopolskij-rajon-poranena-zinka.html" text:style-name="Internet_20_link" text:visited-style-name="Visited_20_Internet_20_Link">
 <text:span text:style-name="T4">
обстріл</text:span>
 </text:a>
</text:p>
      <text:p text:style-name="P4">
Як повідомляв Укрінформ, у <text:a xlink:type="simple" xlink:href="https://www.ukrinform.ua/rubric-regions/3711894-na-zaporizzi-vnaslidok-nicnoi-ataki-poskodzeni-87-budinkiv.html" text:style-name="Internet_20_link" text:visited-style-name="Visited_20_Internet_20_Link">
 </text:a>
 внаслідок нічної ворожої атаки пошкоджено 87будинків.</text:p>
      <text:p text:style-name="P4">
Source: <text:a xlink:type="simple" xlink:href="https://www.ukrinform.ua/rubric-regions/3711989-u-zaporizkij-oblasti-vnaslidok-obstrilu-rf-poskodzena-pozezna-castina.html" text:style-name="Internet_20_link" text:visited-style-name="Visited_20_Internet_20_Link">
https://www.ukrinform.ua/rubric-regions/3711989-u-zaporizkij-oblasti-vnaslidok-obstrilu-rf-poskodzena-pozezna-castina.html</text:a>
</text:p>
      <!--NEWS-->
      <text:h text:style-name="P10" text:outline-level="1">
<text:span text:style-name="T4">
У Києві показали виставу «Азовсталь. Голоси»</text:span>
</text:h>
      <text:p text:style-name="P4">
Authors: Ukrinform (Person)</text:p>
      <text:p text:style-name="P4">
Publisher: Укринформ (Organization)</text:p>
      <text:p text:style-name="P4">
Published Time: 2023-05-20T20:28:00+03:00</text:p>
      <text:p text:style-name="P4">
Modified Time: 2023-05-20T20:28:00+03:00</text:p>
      <text:p text:style-name="P4">
Description: У столиці 20 травня, на роковини виходу українських військових з "Азовсталі", відбулася театральна вистава «Азовсталь. Голоси». — Укрінформ.</text:p>
      <text:p text:style-name="P4">
Images: ['<text:a xlink:type="simple" xlink:href="https://static.ukrinform.com/photos/2023_05/thumb_files/630_360_1684603393-3970.jpeg" text:style-name="Internet_20_link" text:visited-style-name="Visited_20_Internet_20_Link">
630_360_16846...</text:a>
', '<text:a xlink:type="simple" xlink:href="https://static.ukrinform.com/photos/2023_05/thumb_files/630_360_1684603393-2601.jpeg" text:style-name="Internet_20_link" text:visited-style-name="Visited_20_Internet_20_Link">
630_360_16846...</text:a>
', '<text:a xlink:type="simple" xlink:href="https://static.ukrinform.com/photos/2023_05/thumb_files/630_360_1684603393-2912.jpeg" text:style-name="Internet_20_link" text:visited-style-name="Visited_20_Internet_20_Link">
630_360_16846...</text:a>
', '<text:a xlink:type="simple" xlink:href="https://static.ukrinform.com/photos/2023_05/thumb_files/630_360_1684603393-9712.jpeg" text:style-name="Internet_20_link" text:visited-style-name="Visited_20_Internet_20_Link">
630_360_16846...</text:a>
', '<text:a xlink:type="simple" xlink:href="https://static.ukrinform.com/photos/2023_05/thumb_files/630_360_1684603393-1097.jpeg" text:style-name="Internet_20_link" text:visited-style-name="Visited_20_Internet_20_Link">
630_360_16846...</text:a>
', '<text:a xlink:type="simple" xlink:href="https://static.ukrinform.com/photos/2023_05/thumb_files/630_360_1684603393-6320.jpeg" text:style-name="Internet_20_link" text:visited-style-name="Visited_20_Internet_20_Link">
630_360_16846...</text:a>
', '<text:a xlink:type="simple" xlink:href="https://static.ukrinform.com/photos/2023_05/thumb_files/630_360_1684603394-5803.jpeg" text:style-name="Internet_20_link" text:visited-style-name="Visited_20_Internet_20_Link">
630_360_16846...</text:a>
', '<text:a xlink:type="simple" xlink:href="https://static.ukrinform.com/photos/2023_05/thumb_files/630_360_1684603394-1081.jpeg" text:style-name="Internet_20_link" text:visited-style-name="Visited_20_Internet_20_Link">
630_360_16846...</text:a>
', '<text:a xlink:type="simple" xlink:href="https://static.ukrinform.com/photos/2023_05/thumb_files/630_360_1684603394-2111.jpeg" text:style-name="Internet_20_link" text:visited-style-name="Visited_20_Internet_20_Link">
630_360_16846...</text:a>
']</text:p>
      <text:p text:style-name="P4">
Tags: ['Азовсталь', 'Річниця', 'Театр', 'Вистава']</text:p>
      <text:p text:style-name="P4">
Type: Article</text:p>
      <!--METADATA-->
      <text:p text:style-name="P4">
<draw:frame draw:style-name="fr1" draw:name="Image185" text:anchor-type="as-char" svg:width="6.9236in" svg:height="3.956343in" draw:z-index="0">
<draw:image xlink:href="../Images/yкринформ/2023-05-20T20-28-00-03-00/630_360_1684603393-3970.jpeg" xlink:type="simple" xlink:show="embed" xlink:actuate="onLoad" draw:mime-type="image/jpeg"/>
</draw:frame>
 Устолиці 20 травня, на роковини виходу українських військових з "Азовсталі",відбулася театральна вистава «Азовсталь. Голоси».</text:p>
      <text:p text:style-name="P4">
Як передає кореспондент Укрінформу, на заході були присутні представникиміністерств, пілоти гелікоптерів, які здійснювали польоти з доставленнявантажу та евакуації поранених з "Азовсталі", захисники "Азовсталі", котріповернулися з полону, матері військових, які досі перебувають у полоні.</text:p>
      <text:p text:style-name="P4">
<draw:frame draw:style-name="fr1" draw:name="Image186" text:anchor-type="as-char" svg:width="6.9236in" svg:height="3.956343in" draw:z-index="0">
<draw:image xlink:href="../Images/yкринформ/2023-05-20T20-28-00-03-00/630_360_1684603393-2601.jpeg" xlink:type="simple" xlink:show="embed" xlink:actuate="onLoad" draw:mime-type="image/jpeg"/>
</draw:frame>
 Вистава«Азовсталь. Голоси» / Фото: Павло Багмут, Укрінформ  <text:a xlink:type="simple" xlink:href="https://static.ukrinform.com/photos/2023_05/1684603393-2601.jpeg" text:style-name="Internet_20_link" text:visited-style-name="Visited_20_Internet_20_Link">
<draw:frame draw:style-name="fr1" draw:name="Image187" text:anchor-type="as-char" svg:width="6.9236in" svg:height="3.956343in" draw:z-index="0">
<draw:image xlink:href="../Images/yкринформ/2023-05-20T20-28-00-03-00/630_360_1684603393-2601.jpeg" xlink:type="simple" xlink:show="embed" xlink:actuate="onLoad" draw:mime-type="image/jpeg"/>
</draw:frame>
</text:a>
 <text:a xlink:type="simple" xlink:href="https://static.ukrinform.com/photos/2023_05/1684603393-3970.jpeg" text:style-name="Internet_20_link" text:visited-style-name="Visited_20_Internet_20_Link">
<draw:frame draw:style-name="fr1" draw:name="Image188" text:anchor-type="as-char" svg:width="6.9236in" svg:height="3.956343in" draw:z-index="0">
<draw:image xlink:href="../Images/yкринформ/2023-05-20T20-28-00-03-00/630_360_1684603393-3970.jpeg" xlink:type="simple" xlink:show="embed" xlink:actuate="onLoad" draw:mime-type="image/jpeg"/>
</draw:frame>
</text:a>
 <text:a xlink:type="simple" xlink:href="https://static.ukrinform.com/photos/2023_05/1684603393-2912.jpeg" text:style-name="Internet_20_link" text:visited-style-name="Visited_20_Internet_20_Link">
<draw:frame draw:style-name="fr1" draw:name="Image189" text:anchor-type="as-char" svg:width="6.9236in" svg:height="3.956343in" draw:z-index="0">
<draw:image xlink:href="../Images/yкринформ/2023-05-20T20-28-00-03-00/630_360_1684603393-2912.jpeg" xlink:type="simple" xlink:show="embed" xlink:actuate="onLoad" draw:mime-type="image/jpeg"/>
</draw:frame>
</text:a>
 <text:a xlink:type="simple" xlink:href="https://static.ukrinform.com/photos/2023_05/1684603393-9712.jpeg" text:style-name="Internet_20_link" text:visited-style-name="Visited_20_Internet_20_Link">
<draw:frame draw:style-name="fr1" draw:name="Image190" text:anchor-type="as-char" svg:width="6.9236in" svg:height="3.956343in" draw:z-index="0">
<draw:image xlink:href="../Images/yкринформ/2023-05-20T20-28-00-03-00/630_360_1684603393-9712.jpeg" xlink:type="simple" xlink:show="embed" xlink:actuate="onLoad" draw:mime-type="image/jpeg"/>
</draw:frame>
</text:a>
 <text:a xlink:type="simple" xlink:href="https://static.ukrinform.com/photos/2023_05/1684603393-1097.jpeg" text:style-name="Internet_20_link" text:visited-style-name="Visited_20_Internet_20_Link">
<draw:frame draw:style-name="fr1" draw:name="Image191" text:anchor-type="as-char" svg:width="6.9236in" svg:height="3.956343in" draw:z-index="0">
<draw:image xlink:href="../Images/yкринформ/2023-05-20T20-28-00-03-00/630_360_1684603393-1097.jpeg" xlink:type="simple" xlink:show="embed" xlink:actuate="onLoad" draw:mime-type="image/jpeg"/>
</draw:frame>
</text:a>
 <text:a xlink:type="simple" xlink:href="https://static.ukrinform.com/photos/2023_05/1684603393-6320.jpeg" text:style-name="Internet_20_link" text:visited-style-name="Visited_20_Internet_20_Link">
<draw:frame draw:style-name="fr1" draw:name="Image192" text:anchor-type="as-char" svg:width="6.9236in" svg:height="3.956343in" draw:z-index="0">
<draw:image xlink:href="../Images/yкринформ/2023-05-20T20-28-00-03-00/630_360_1684603393-6320.jpeg" xlink:type="simple" xlink:show="embed" xlink:actuate="onLoad" draw:mime-type="image/jpeg"/>
</draw:frame>
</text:a>
 <text:a xlink:type="simple" xlink:href="https://static.ukrinform.com/photos/2023_05/1684603394-5803.jpeg" text:style-name="Internet_20_link" text:visited-style-name="Visited_20_Internet_20_Link">
<draw:frame draw:style-name="fr1" draw:name="Image193" text:anchor-type="as-char" svg:width="6.9236in" svg:height="3.956343in" draw:z-index="0">
<draw:image xlink:href="../Images/yкринформ/2023-05-20T20-28-00-03-00/630_360_1684603394-5803.jpeg" xlink:type="simple" xlink:show="embed" xlink:actuate="onLoad" draw:mime-type="image/jpeg"/>
</draw:frame>
</text:a>
 <text:a xlink:type="simple" xlink:href="https://static.ukrinform.com/photos/2023_05/1684603394-1081.jpeg" text:style-name="Internet_20_link" text:visited-style-name="Visited_20_Internet_20_Link">
<draw:frame draw:style-name="fr1" draw:name="Image194" text:anchor-type="as-char" svg:width="6.9236in" svg:height="3.956343in" draw:z-index="0">
<draw:image xlink:href="../Images/yкринформ/2023-05-20T20-28-00-03-00/630_360_1684603394-1081.jpeg" xlink:type="simple" xlink:show="embed" xlink:actuate="onLoad" draw:mime-type="image/jpeg"/>
</draw:frame>
</text:a>
 <text:a xlink:type="simple" xlink:href="https://static.ukrinform.com/photos/2023_05/1684603394-2111.jpeg" text:style-name="Internet_20_link" text:visited-style-name="Visited_20_Internet_20_Link">
<draw:frame draw:style-name="fr1" draw:name="Image195" text:anchor-type="as-char" svg:width="6.9236in" svg:height="3.956343in" draw:z-index="0">
<draw:image xlink:href="../Images/yкринформ/2023-05-20T20-28-00-03-00/630_360_1684603394-2111.jpeg" xlink:type="simple" xlink:show="embed" xlink:actuate="onLoad" draw:mime-type="image/jpeg"/>
</draw:frame>
</text:a>
</text:p>
      <text:p text:style-name="P4">
"Я б хотіла підкреслити важливість сьогодні культурних проєктів, якіпідсилюють дипломатію. За кордоном люди втомлюються від інформації про війну,я маю на увазі не політиків, але ми знайшли спосіб інформувати їх через іншіінструменти - культурні, соціальні проєкти: <text:a xlink:type="simple" xlink:href="https://www.ukrinform.ua/tag-teatr" text:style-name="Internet_20_link" text:visited-style-name="Visited_20_Internet_20_Link">
 </text:a>
 , шоу, звані вечори. Тому минулого року в мене виникла ідея створититакий театральний перформенс, я бачила запит у світі на інформацію промужність та силу героїв "Азовсталі". Потрібно було і є нагадувати світу провсіх наших полонених", - сказала в коментарі Укрінформу автор ідеї,співзасновниця ГО «Інститут культури України» Марина Соботюк.</text:p>
      <text:p text:style-name="P4">
Вона зазначила, що громадська організація «Інститут культури України» торіксприяла показу театру «Азовсталь. Голоси» перед іноземцями в Більбао(Іспанія), в Празі та для представників ООН в Женеві.</text:p>
      <text:p text:style-name="P4">
"Азовсталь.Голоси" - історія про захисників, які 86 днів стримували російськийнапад в Маріуполі. Рік тому вони прикували увагу всього світу до подій на"Азовсталі", а сьогодні за допомогою театральної вистави актори говорять"голосами" тих, хто зараз за себе сказати не може.</text:p>
      <text:p text:style-name="P4">
<text:span text:style-name="T4">
Читайте також:</text:span>
 <text:a xlink:type="simple" xlink:href="https://www.ukrinform.ua/rubric-kyiv/3711823-u-kievi-vidbulasa-hoda-cekaemo-dodomu-geroiv-mariupola.html" text:style-name="Internet_20_link" text:visited-style-name="Visited_20_Internet_20_Link">
 </text:a>
</text:p>
      <text:p text:style-name="P4">
Як повідомлялося, родичі захисників "Азовсталі" наполягають на закріпленні взаконодавстві України статусу <text:a xlink:type="simple" xlink:href="https://www.ukrinform.ua/tag-vijskovi" text:style-name="Internet_20_link" text:visited-style-name="Visited_20_Internet_20_Link">
 </text:a>
звільнених з полону, аби сформувати культуру поводження з військовополоненимита порядок їхньої реабілітації.</text:p>
      <text:p text:style-name="P4">
За рік до України вдалося повернути близько 500 захисників "Азовсталі", ще <text:a xlink:type="simple" xlink:href="https://www.ukrinform.ua/rubric-ato/3709966-u-rosijskomu-poloni-dosi-perebuvaut-blizko-2000-oboronciv-azovstali.html" text:style-name="Internet_20_link" text:visited-style-name="Visited_20_Internet_20_Link">
</text:a>
 у російському полоні.</text:p>
      <text:p text:style-name="P4">
Source: <text:a xlink:type="simple" xlink:href="https://www.ukrinform.ua/rubric-culture/3711990-u-kievi-pokazali-vistavu-azovstal-golosi.html" text:style-name="Internet_20_link" text:visited-style-name="Visited_20_Internet_20_Link">
https://www.ukrinform.ua/rubric-culture/3711990-u-kievi-pokazali-vistavu-azovstal-golosi.html</text:a>
</text:p>
      <!--NEWS-->
      <text:h text:style-name="P10" text:outline-level="1">
<text:span text:style-name="T4">
Нідерланди скасували угоду про продаж F-16 приватній компанії – ЗМІ</text:span>
</text:h>
      <text:p text:style-name="P4">
Authors: Ukrinform (Person)</text:p>
      <text:p text:style-name="P4">
Publisher: Укринформ (Organization)</text:p>
      <text:p text:style-name="P4">
Published Time: 2023-05-20T20:43:32+03:00</text:p>
      <text:p text:style-name="P4">
Modified Time: 2023-05-20T20:43:32+03:00</text:p>
      <text:p text:style-name="P4">
Description: Нідерланди скасували угоду про продаж винищувачів F-16 приватній компанії Draken International, припускають, що вони можуть опинитися в Україні. — Укрінформ.</text:p>
      <text:p text:style-name="P4">
Images: ['<text:a xlink:type="simple" xlink:href="https://static.ukrinform.com/photos/2015_10/thumb_files/630_360_1445999950-2748-f-16.jpg" text:style-name="Internet_20_link" text:visited-style-name="Visited_20_Internet_20_Link">
630_360_14459...</text:a>
']</text:p>
      <text:p text:style-name="P4">
Tags: ['Нідерланди', 'Україна', 'Продаж', 'Винищувач']</text:p>
      <text:p text:style-name="P4">
Type: Article</text:p>
      <!--METADATA-->
      <text:p text:style-name="P4">
<draw:frame draw:style-name="fr1" draw:name="Image196" text:anchor-type="as-char" svg:width="6.9236in" svg:height="3.956343in" draw:z-index="0">
<draw:image xlink:href="../Images/yкринформ/2023-05-20T20-43-32-03-00/630_360_1445999950-2748-f-16.jpg" xlink:type="simple" xlink:show="embed" xlink:actuate="onLoad" draw:mime-type="image/jpeg"/>
</draw:frame>
Нідерланди скасували угоду про продаж винищувачів F-16 приватній компаніїDraken International, припускають, що вони можуть опинитися в Україні.</text:p>
      <text:p text:style-name="P4">
Про це повідомляє Укрінформ з посиланням на <text:a xlink:type="simple" xlink:href="https://twitter.com/oryxspioenkop/status/1659875567712325633" text:style-name="Internet_20_link" text:visited-style-name="Visited_20_Internet_20_Link">
</text:a>
 Oryxspioenkop.</text:p>
      <text:p text:style-name="P4">
“Нідерланди скасували угоду про продаж F-16, що залишилися, компанії DrakenInternational, тож легко здогадатися, де вони насправді опиняться”, - йдетьсяу повідомленні.</text:p>
      <text:p text:style-name="P4">
За даними <text:a xlink:type="simple" xlink:href="http://www.scramble.nl/military-news/dutch-mod-sells-f-16s" text:style-name="Internet_20_link" text:visited-style-name="Visited_20_Internet_20_Link">
 </text:a>
 ,компанія Draken International начебто мала отримати 40 винищувачів F-16. Перші12 винищувачів Нідерландами вже були продані у 2022 році.</text:p>
      <text:p text:style-name="P4">
У 2021 році Міноборони <text:a xlink:type="simple" xlink:href="https://www.ukrinform.ua/tag-niderlandi" text:style-name="Internet_20_link" text:visited-style-name="Visited_20_Internet_20_Link">
 </text:a>
повідомляло, що 28 винищувачів мають бути виведені з експлуатації до травня2024 року.</text:p>
      <text:p text:style-name="P4">
У ЗМІ припускають, що ймовірно, ці винищувачі F-16 будуть передані на потребиПовітряних сил Збройних сил України.</text:p>
      <text:p text:style-name="P4">
<text:span text:style-name="T4">
Читайте також:</text:span>
 <text:a xlink:type="simple" xlink:href="https://www.ukrinform.ua/rubric-ato/3711112-zelenskij-pro-f16-mi-neodminno-pobacimo-v-ukrainskomu-nebi-bojovih-sokoliv.html" text:style-name="Internet_20_link" text:visited-style-name="Visited_20_Internet_20_Link">
 </text:a>
</text:p>
      <text:p text:style-name="P4">
Як повідомляв Укрінформ, прем'єр-міністр Нідерландів Марк Рютте <text:a xlink:type="simple" xlink:href="https://www.ukrinform.ua/rubric-ato/3706676-rutte-niderlandi-obgovoruut-zi-ssa-britanieu-ta-danieu-peredacu-ukraini-f16.html" text:style-name="Internet_20_link" text:visited-style-name="Visited_20_Internet_20_Link">
</text:a>
 , що Нідерланди разом ізпартнерами опрацьовують варіанти постачання Україні винищувачів F-16, табу вцьому питанні немає.</text:p>
      <text:p text:style-name="P4">
Президент США Джо Байден запевнив лідерів “Групи семи”, що Сполучені Штатипідтримають зусилля з підготовки українських пілотів на літаках західногозразка, включно з F-16.</text:p>
      <text:p text:style-name="P4">
За інформацією західних ЗМІ, раніше в американській адміністрації дализрозуміти європейським союзникам, що США не перешкоджатимуть їм у постачаннівинищувачів F-16 в Україну.</text:p>
      <text:p text:style-name="P4">
Source: <text:a xlink:type="simple" xlink:href="https://www.ukrinform.ua/rubric-world/3711993-niderlandi-skasuvali-ugodu-pro-prodaz-f16-privatnij-kompanii-zmi.html" text:style-name="Internet_20_link" text:visited-style-name="Visited_20_Internet_20_Link">
https://www.ukrinform.ua/rubric-world/3711993-niderlandi-skasuvali-ugodu-pro-prodaz-f16-privatnij-kompanii-zmi.html</text:a>
</text:p>
      <!--NEWS-->
      <text:h text:style-name="P10" text:outline-level="1">
<text:span text:style-name="T4">
У МКС відреагували на оголошення Москвою в розшук прокурора суду</text:span>
</text:h>
      <text:p text:style-name="P4">
Authors: Ukrinform (Person)</text:p>
      <text:p text:style-name="P4">
Publisher: Укринформ (Organization)</text:p>
      <text:p text:style-name="P4">
Published Time: 2023-05-20T20:54:29+03:00</text:p>
      <text:p text:style-name="P4">
Modified Time: 2023-05-20T20:54:29+03:00</text:p>
      <text:p text:style-name="P4">
Description: Міжнародний кримінальний суд, який видав ордер на арешт російського диктатора Володимира Путіна, відреагував на оголошення РФ у розшук його прокурора. — Укрінформ.</text:p>
      <text:p text:style-name="P4">
Images: ['<text:a xlink:type="simple" xlink:href="https://static.ukrinform.com/photos/2021_04/thumb_files/630_360_1617459818-607.jpg" text:style-name="Internet_20_link" text:visited-style-name="Visited_20_Internet_20_Link">
630_360_16174...</text:a>
']</text:p>
      <text:p text:style-name="P4">
Tags: ['Розшук', 'Росія', 'Міжнародний кримінальний суд']</text:p>
      <text:p text:style-name="P4">
Type: Article</text:p>
      <!--METADATA-->
      <text:p text:style-name="P4">
<draw:frame draw:style-name="fr1" draw:name="Image197" text:anchor-type="as-char" svg:width="6.9236in" svg:height="3.956343in" draw:z-index="0">
<draw:image xlink:href="../Images/yкринформ/2023-05-20T20-54-29-03-00/630_360_1617459818-607.jpg" xlink:type="simple" xlink:show="embed" xlink:actuate="onLoad" draw:mime-type="image/jpeg"/>
</draw:frame>
Міжнародний кримінальний суд, який видав ордер на арешт російського диктатораВолодимира Путіна, відреагував на оголошення РФ у розшук його прокурора.</text:p>
      <text:p text:style-name="P4">
Як передає Укрінформ, про це повідомляється на сайті <text:a xlink:type="simple" xlink:href="http://www.icc-cpi.int/news/icc-statement-reports-coercive-measures-against-officials" text:style-name="Internet_20_link" text:visited-style-name="Visited_20_Internet_20_Link">
 </text:a>
</text:p>
      <text:p text:style-name="P4">
У заяві МКС сказано, що установа усвідомлює та глибоко стурбовананеобґрунтованими та невиправданими примусовими заходами, які, якповідомляється, вжито проти посадових осіб МКС, зокрема, прокурора Суду тасуддів Палати попереднього провадження II владою Російської Федерації.</text:p>
      <text:p text:style-name="P4">
Зазначається, що МКС вважає такі заходи неприйнятними, тому Суд і надалі буде«неухильно виконувати свій законний мандат із забезпечення відповідальності занайтяжчі злочини, що викликають занепокоєння міжнародної спільноти загалом».</text:p>
      <text:p text:style-name="P4">
МКС твердо підтримує свій персонал та посадових осіб, і, згідно з заявою,оприлюдненою раніше сьогодні президентством Асамблеї держав-учасниць суду,закликає всі держави-учасниці та зацікавлені сторони Римського статутуактивізувати свої зусилля для захисту Суду та його персоналу, а такожзабезпечити його спроможність надалі виконувати свій незалежний мандат,підкреслюється в заяві.</text:p>
      <text:p text:style-name="P4">
<text:span text:style-name="T4">
Читайте також:</text:span>
 <text:a xlink:type="simple" xlink:href="https://www.ukrinform.ua/rubric-ato/3704917-pisla-orderu-mks-dla-putina-rf-stala-obereznisou-u-pitanni-ukrainskih-ditej-ekspert-obse.html" text:style-name="Internet_20_link" text:visited-style-name="Visited_20_Internet_20_Link">
 <text:span text:style-name="T4">
ордер</text:span>
 </text:a>
</text:p>
      <text:p text:style-name="P4">
Як повідомлялося, міністерство внутрішніх справ РФ <text:a xlink:type="simple" xlink:href="https://www.ukrinform.ua/rubric-world/3711513-u-rosii-ogolosili-v-rozsuk-prokurora-mks-akij-vidav-order-na-arest-putina.html" text:style-name="Internet_20_link" text:visited-style-name="Visited_20_Internet_20_Link">
</text:a>
 прокурора Міжнародногокримінального суду Каріма Хана, який видав ордер на арешт президента РосіїВолодимира Путіна та російського дитячого омбудсмена Марії Львової-Бєловоїчерез викрадення дітей з України.</text:p>
      <text:p text:style-name="P4">
17 березня Палата попереднього провадження МКС <text:a xlink:type="simple" xlink:href="https://www.ukrinform.ua/rubric-world/3683849-miznarodnij-kriminalnij-sud-vidav-order-na-arest-putina.html" text:style-name="Internet_20_link" text:visited-style-name="Visited_20_Internet_20_Link">
</text:a>
 Путіна та Львової-Бєлової.</text:p>
      <text:p text:style-name="P4">
Президента РФ та уповноважену президента РФ у справах дитини підозрюють увоєнних злочинах - незаконних депортації та переміщенні населення, зокремадітей, з тимчасово окупованої території України щонайменше з 24 лютого 2022року.</text:p>
      <text:p text:style-name="P4">
Source: <text:a xlink:type="simple" xlink:href="https://www.ukrinform.ua/rubric-world/3711994-u-mks-vidreaguvali-na-ogolosenna-moskvou-v-rozsuk-prokurora-sudu.html" text:style-name="Internet_20_link" text:visited-style-name="Visited_20_Internet_20_Link">
https://www.ukrinform.ua/rubric-world/3711994-u-mks-vidreaguvali-na-ogolosenna-moskvou-v-rozsuk-prokurora-sudu.html</text:a>
</text:p>
      <!--NEWS-->
      <text:h text:style-name="P10" text:outline-level="1">
<text:span text:style-name="T4">
У Чорному морі РФ тримає два ракетоносії із вісьмома калібрами</text:span>
</text:h>
      <text:p text:style-name="P4">
Authors: Ukrinform (Person)</text:p>
      <text:p text:style-name="P4">
Publisher: Укринформ (Organization)</text:p>
      <text:p text:style-name="P4">
Published Time: 2023-05-20T20:55:00+03:00</text:p>
      <text:p text:style-name="P4">
Modified Time: 2023-05-20T20:55:00+03:00</text:p>
      <text:p text:style-name="P4">
Description: На бойовому чергуванні в Чорному морі Російська Федерація тримає два ракетоносії, які мають вісім ракет “Калібр”. — Укрінформ.</text:p>
      <text:p text:style-name="P4">
Images: ['<text:a xlink:type="simple" xlink:href="https://static.ukrinform.com/photos/2016_03/thumb_files/630_360_1459411837-1303-foto-milru.jpg" text:style-name="Internet_20_link" text:visited-style-name="Visited_20_Internet_20_Link">
630_360_14594...</text:a>
']</text:p>
      <text:p text:style-name="P4">
Tags: ['Ракета', ' Чорне море', 'Підводний човен', 'Війна з Росією']</text:p>
      <text:p text:style-name="P4">
Type: Article</text:p>
      <!--METADATA-->
      <text:p text:style-name="P4">
<draw:frame draw:style-name="fr1" draw:name="Image198" text:anchor-type="as-char" svg:width="6.9236in" svg:height="3.956343in" draw:z-index="0">
<draw:image xlink:href="../Images/yкринформ/2023-05-20T20-55-00-03-00/630_360_1459411837-1303-foto-milru.jpg" xlink:type="simple" xlink:show="embed" xlink:actuate="onLoad" draw:mime-type="image/jpeg"/>
</draw:frame>
 На бойовому чергуванні в Чорному морі Російська Федерація тримаєдва ракетоносії, які мають вісім ракет “Калібр”.</text:p>
      <text:p text:style-name="P4">
Як передає Укрінформ, про це Оперативне командування “Південь” повідомляє у <text:a xlink:type="simple" xlink:href="https://www.facebook.com/OperationalCommandSouth/posts/pfbid02pRpyzK822ZNy4u1UbfeJhchCJEa52duw791VKa2YZXKzjn21uCtpzXFjd2p9AmJxl" text:style-name="Internet_20_link" text:visited-style-name="Visited_20_Internet_20_Link">
</text:a>
.</text:p>
      <text:p text:style-name="P4">
“Ворог збільшив кількість ракетоносіїв в <text:a xlink:type="simple" xlink:href="https://www.ukrinform.ua/tag-corne-more" text:style-name="Internet_20_link" text:visited-style-name="Visited_20_Internet_20_Link">
 </text:a>
 вдвічі: наразі на бойовому чергуванні два підводних ракетоносії,споряджені вісьмома “Калібрами”, - ідеться в повідомленні.</text:p>
      <text:p text:style-name="P4">
В ОК “Південь” передали, що враховуючи посилення розвідувальної ворожоїактивності за допомогою безпілотників та наявну інформацію про імовірнуготовність ворожої авіації до застосування, варто бути уважними до сигналівповітряної тривоги.</text:p>
      <text:p text:style-name="P4">
<text:span text:style-name="T4">
Читайте також:</text:span>
 <text:a xlink:type="simple" xlink:href="https://www.ukrinform.ua/rubric-world/3711125-rosia-mae-namir-i-zdatnist-atakuvati-pidvodni-energeticni-ta-komunikacijni-linii-zahodu-volles.html" text:style-name="Internet_20_link" text:visited-style-name="Visited_20_Internet_20_Link">
 </text:a>
</text:p>
      <text:p text:style-name="P4">
Як повідомляв <text:a xlink:type="simple" xlink:href="https://www.ukrinform.ua/rubric-ato/3711764-u-cornomu-mori-rosia-trimae-odin-raketonosij-iz-cotirma-kalibrami.html" text:style-name="Internet_20_link" text:visited-style-name="Visited_20_Internet_20_Link">
 </text:a>
 , станом на 10:30 20травня у Чорному морі Росія тримала один ракетоносій із чотирма “Калібрами”.</text:p>
      <text:p text:style-name="P4">
Source: <text:a xlink:type="simple" xlink:href="https://www.ukrinform.ua/rubric-ato/3711995-u-cornomu-mori-rf-trimae-dva-raketonosii-iz-vismoma-kalibrami.html" text:style-name="Internet_20_link" text:visited-style-name="Visited_20_Internet_20_Link">
https://www.ukrinform.ua/rubric-ato/3711995-u-cornomu-mori-rf-trimae-dva-raketonosii-iz-vismoma-kalibrami.html</text:a>
</text:p>
      <!--NEWS-->
      <text:h text:style-name="P10" text:outline-level="1">
<text:span text:style-name="T4">
У разі розблокування портів Миколаєва Україна зможе збільшити експорт зерна вдвічі – Сольський</text:span>
</text:h>
      <text:p text:style-name="P4">
Authors: Ukrinform (Person)</text:p>
      <text:p text:style-name="P4">
Publisher: Укринформ (Organization)</text:p>
      <text:p text:style-name="P4">
Published Time: 2023-05-20T21:00:04+03:00</text:p>
      <text:p text:style-name="P4">
Modified Time: 2023-05-20T21:00:04+03:00</text:p>
      <text:p text:style-name="P4">
Description: Україна збільшить експорт агропродукції вдвічі, якщо вдасться розблокувати порти в Миколаєві. — Укрінформ.</text:p>
      <text:p text:style-name="P4">
Images: ['<text:a xlink:type="simple" xlink:href="https://static.ukrinform.com/photos/2023_01/thumb_files/630_360_1672835822-745.jpg" text:style-name="Internet_20_link" text:visited-style-name="Visited_20_Internet_20_Link">
630_360_16728...</text:a>
']</text:p>
      <text:p text:style-name="P4">
Tags: ['Експорт', 'Миколаїв', 'Зерно', 'Єдині новини']</text:p>
      <text:p text:style-name="P4">
Type: Article</text:p>
      <!--METADATA-->
      <text:p text:style-name="P4">
<draw:frame draw:style-name="fr1" draw:name="Image199" text:anchor-type="as-char" svg:width="6.9236in" svg:height="3.956343in" draw:z-index="0">
<draw:image xlink:href="../Images/yкринформ/2023-05-20T21-00-04-03-00/630_360_1672835822-745.jpg" xlink:type="simple" xlink:show="embed" xlink:actuate="onLoad" draw:mime-type="image/jpeg"/>
</draw:frame>
 Україназбільшить експорт агропродукції вдвічі, якщо вдасться розблокувати порти вМиколаєві.</text:p>
      <text:p text:style-name="P4">
Як передає Укрінформ, про це в ефірі телемарафону «Єдині новини» сказавміністр аграрної політики та продовольства Микола Сольський.</text:p>
      <text:p text:style-name="P4">
"Велике значення має Миколаїв, тому що він співставний по розмірах з портамиВеликої Одеси, з його розблокуванням Україна може збільшити приблизно вдвічіекспорт, здешевити логістику, відповідно, українське аграрії отримають більшегрошей», – сказав Сольський.</text:p>
      <text:p text:style-name="P4">
За його словами, важливе не тільки відкриття <text:a xlink:type="simple" xlink:href="https://www.ukrinform.ua/tag-mikolaiv" text:style-name="Internet_20_link" text:visited-style-name="Visited_20_Internet_20_Link">
 </text:a>
 , а й кількість суден, які пропускаються на Босфорі. Тому що, якщоїх буде недостатньо, не важливо, скільки портів будуть відкритими, це нічогоне дасть.</text:p>
      <text:p text:style-name="P4">
«Також важливо говорити про тих людей, які готові працювати на цих суднах,оскільки фактор небезпеки залишається суттєвим», – додав Сольський.</text:p>
      <text:p text:style-name="P4">
<text:span text:style-name="T4">
Читайте також:</text:span>
 <text:a xlink:type="simple" xlink:href="https://www.ukrinform.ua/rubric-economy/3711442-v-ukraini-se-zalisilos-blizko-10-miljoniv-tonn-zerna-na-eksport.html" text:style-name="Internet_20_link" text:visited-style-name="Visited_20_Internet_20_Link">
 </text:a>
</text:p>
      <text:p text:style-name="P4">
Як повідомлялося, Україна звернулася до ООН і Туреччини, які є підписантами тагарантами "зернової ініціативи", з пропозицією внести миколаївські порти вугоду, проте вони поки що цієї можливості не підтвердили.</text:p>
      <text:p text:style-name="P4">
Source: <text:a xlink:type="simple" xlink:href="https://www.ukrinform.ua/rubric-economy/3711996-u-razi-rozblokuvanna-portiv-mikolaeva-ukraina-zmoze-zbilsiti-eksport-zerna-vdvici-solskij.html" text:style-name="Internet_20_link" text:visited-style-name="Visited_20_Internet_20_Link">
https://www.ukrinform.ua/rubric-economy/3711996-u-razi-rozblokuvanna-portiv-mikolaeva-ukraina-zmoze-zbilsiti-eksport-zerna-vdvici-solskij.html</text:a>
</text:p>
      <!--NEWS-->
      <text:h text:style-name="P10" text:outline-level="1">
<text:span text:style-name="T4">
Гурт Kalush Orchestra підтримав полонених захисників «Азовсталі»</text:span>
</text:h>
      <text:p text:style-name="P4">
Authors: Ukrinform (Person)</text:p>
      <text:p text:style-name="P4">
Publisher: Укринформ (Organization)</text:p>
      <text:p text:style-name="P4">
Published Time: 2023-05-20T21:03:00+03:00</text:p>
      <text:p text:style-name="P4">
Modified Time: 2023-05-20T21:03:00+03:00</text:p>
      <text:p text:style-name="P4">
Description: Гурт Kalush Orchestra записав відео зі словами підтримки для полонених захисників «Азовсталі» та їх родин. — Укрінформ.</text:p>
      <text:p text:style-name="P4">
Images: ['<text:a xlink:type="simple" xlink:href="https://static.ukrinform.com/photos/2023_05/thumb_files/630_360_1684605737-853.jpg" text:style-name="Internet_20_link" text:visited-style-name="Visited_20_Internet_20_Link">
630_360_16846...</text:a>
']</text:p>
      <text:p text:style-name="P4">
Tags: ['Азовсталь', 'Полонені', 'Kalush Orchestra', 'Війна з Росією']</text:p>
      <text:p text:style-name="P4">
Type: Article</text:p>
      <!--METADATA-->
      <text:p text:style-name="P4">
<draw:frame draw:style-name="fr1" draw:name="Image200" text:anchor-type="as-char" svg:width="6.9236in" svg:height="3.956343in" draw:z-index="0">
<draw:image xlink:href="../Images/yкринформ/2023-05-20T21-03-00-03-00/630_360_1684605737-853.jpg" xlink:type="simple" xlink:show="embed" xlink:actuate="onLoad" draw:mime-type="image/jpeg"/>
</draw:frame>
 ГуртKalush Orchestra записав відео зі словами підтримки для полонених захисників«Азовсталі» та їх родин.</text:p>
      <text:p text:style-name="P4">
Про це Асоціація родин захисників «Азовсталі» повідомила у <text:a xlink:type="simple" xlink:href="https://t.me/AzovstalFamilies/1748" text:style-name="Internet_20_link" text:visited-style-name="Visited_20_Internet_20_Link">
</text:a>
 , передає Укрінформ.</text:p>
      <text:p text:style-name="P4">
"Сьогодні рівно рік, як частина наших захисників з " <text:a xlink:type="simple" xlink:href="https://www.ukrinform.ua/tag-azovstal" text:style-name="Internet_20_link" text:visited-style-name="Visited_20_Internet_20_Link">
</text:a>
 " досі залишаються у полоні. Мивіримо, що скоро кожен син, чоловік, дружина, мама повернуться до своїхрідних. Віримо у нашу Перемогу"- йдеться у зверненні гурту.</text:p>
      <text:p text:style-name="P4">
Зазначається, що Kalush Orchestra підтримують гарнізон «Маріуполь» не вперше –у травні 2022-го, коли бої на «Азовсталі» досягли піку катастрофи, виконавцізакликали врятувати Маріуполь та «Азовсталь» у прямому ефірі на Євробаченні,попри прямі заборони правилами міжнародного конкурсу вчиняти такі дії. Тодімеседж про потребу негайного порятунку захисників вивів «Азовсталь» у топзапитів в Google по всій Європі. Влітку того ж року гурт передав 5 мільйонівгривень на реабілітацію повернених з полону героїв.</text:p>
      <text:p text:style-name="P4">
<text:span text:style-name="T4">
Читайте також:</text:span>
 <text:a xlink:type="simple" xlink:href="https://www.ukrinform.ua/rubric-culture/3711990-u-kievi-pokazali-vistavu-azovstal-golosi.html" text:style-name="Internet_20_link" text:visited-style-name="Visited_20_Internet_20_Link">
 <text:span text:style-name="T4">
виставу</text:span>
 </text:a>
</text:p>
      <text:p text:style-name="P4">
Як повідомлялося, родичі захисників "Азовсталі" наполягають на закріпленні взаконодавстві України статусу військовослужбовців, звільнених з полону, абисформувати культуру поводження з військовополоненими та порядок їхньоїреабілітації.</text:p>
      <text:p text:style-name="P4">
За рік до України вдалося повернути близько 500 захисників "Азовсталі", щеблизько 2 000 досі перебувають у російському полоні.</text:p>
      <text:p text:style-name="P4">
Source: <text:a xlink:type="simple" xlink:href="https://www.ukrinform.ua/rubric-culture/3711999-gurt-kalush-orchestra-pidtrimav-polonenih-zahisnikiv-azovstali.html" text:style-name="Internet_20_link" text:visited-style-name="Visited_20_Internet_20_Link">
https://www.ukrinform.ua/rubric-culture/3711999-gurt-kalush-orchestra-pidtrimav-polonenih-zahisnikiv-azovstali.html</text:a>
</text:p>
      <!--NEWS-->
      <text:h text:style-name="P10" text:outline-level="1">
<text:span text:style-name="T4">
Російський фейк про «зникнення» Залужного пов'язаний із піком напруги в Бахмуті - Маляр</text:span>
</text:h>
      <text:p text:style-name="P4">
Authors: Ukrinform (Person)</text:p>
      <text:p text:style-name="P4">
Publisher: Укринформ (Organization)</text:p>
      <text:p text:style-name="P4">
Published Time: 2023-05-20T21:12:00+03:00</text:p>
      <text:p text:style-name="P4">
Modified Time: 2023-05-20T21:12:00+03:00</text:p>
      <text:p text:style-name="P4">
Description: Запуск росіянами фейкової інформації про нібито зникнення Головнокомандувача ЗСУ Валерія Залужного пояснюється піком напруги в Бахмуті. — Укрінформ.</text:p>
      <text:p text:style-name="P4">
Images: ['<text:a xlink:type="simple" xlink:href="https://static.ukrinform.com/photos/2022_08/thumb_files/630_360_1660222321-926.jpg" text:style-name="Internet_20_link" text:visited-style-name="Visited_20_Internet_20_Link">
630_360_16602...</text:a>
']</text:p>
      <text:p text:style-name="P4">
Tags: ['Бахмут', 'Фейк', 'Валерій Залужний', 'Війна з Росією', 'Ганна Маляр']</text:p>
      <text:p text:style-name="P4">
Type: Article</text:p>
      <!--METADATA-->
      <text:p text:style-name="P4">
<draw:frame draw:style-name="fr1" draw:name="Image201" text:anchor-type="as-char" svg:width="6.9236in" svg:height="3.956343in" draw:z-index="0">
<draw:image xlink:href="../Images/yкринформ/2023-05-20T21-12-00-03-00/630_360_1660222321-926.jpg" xlink:type="simple" xlink:show="embed" xlink:actuate="onLoad" draw:mime-type="image/jpeg"/>
</draw:frame>
 Запускросіянами фейкової інформації про нібито зникнення Головнокомандувача ЗСУВалерія Залужного пояснюється піком напруги в Бахмуті.</text:p>
      <text:p text:style-name="P4">
Як передає Укрінформ, про це заступниця міністра оборони Ганна Малярповідомила у <text:a xlink:type="simple" xlink:href="http://t.me/annamaliar/771" text:style-name="Internet_20_link" text:visited-style-name="Visited_20_Internet_20_Link">
 </text:a>
 .</text:p>
      <text:p text:style-name="P4">
"Росіяни запустили інформаційну хвилю про нібито зникнення нашогоГоловнокомандувача Валерія Федоровича Залужного. Главком на місці. Робить своюроботу. Щойно спілкувалися. Це типова інформаційна технологія, спрямована надеморалізацію нашого війська. По часу дії вона дуже коротка - від декількохгодин до одного дня. Бо інформацію легко перевірити. А ефект від неїочікується у разі влучного моменту поширення та масовості", - написала Маляр.</text:p>
      <text:p text:style-name="P4">
За її словами, момент поширення <text:a xlink:type="simple" xlink:href="https://www.ukrinform.ua/tag-fejk" text:style-name="Internet_20_link" text:visited-style-name="Visited_20_Internet_20_Link">
 </text:a>
зрозумілий - пік напруги в Бахмуті. Росіяни розраховують, що деморалізаціянавіть кількох українських військових може полегшити їм ситуацію.</text:p>
      <text:p text:style-name="P4">
<text:span text:style-name="T4">
Читайте також:</text:span>
 <text:a xlink:type="simple" xlink:href="https://www.ukrinform.ua/rubric-ato/3711854-perekidanna-vorogom-dodatkovih-sil-do-bahmuta-svidcit-pro-proval-ih-nastupu-usov.html" text:style-name="Internet_20_link" text:visited-style-name="Visited_20_Internet_20_Link">
 <text:span text:style-name="T4">
Бахмут</text:span>
 </text:a>
</text:p>
      <text:p text:style-name="P4">
"Власне, заради цього і купа передчасних повідомлень про "взяття" Бахмута", -підкреслила Маляр.</text:p>
      <text:p text:style-name="P4">
Як повідомляв Укрінформ, у Бахмуті Донецької області ситуація критична, разоміз тим Збройні сили України тримають оборону в районі "Літак".</text:p>
      <text:p text:style-name="P4">
Source: <text:a xlink:type="simple" xlink:href="https://www.ukrinform.ua/rubric-ato/3712001-rosijskij-fejk-pro-zniknenna-zaluznogo-povazanij-iz-pikom-naprugi-v-bahmuti-malar.html" text:style-name="Internet_20_link" text:visited-style-name="Visited_20_Internet_20_Link">
https://www.ukrinform.ua/rubric-ato/3712001-rosijskij-fejk-pro-zniknenna-zaluznogo-povazanij-iz-pikom-naprugi-v-bahmuti-malar.html</text:a>
</text:p>
      <!--NEWS-->
      <text:h text:style-name="P10" text:outline-level="1">
<text:span text:style-name="T4">
Відбувся перший матч фінальної серії футзальної Екстра-ліги України</text:span>
</text:h>
      <text:p text:style-name="P4">
Authors: Ukrinform (Person)</text:p>
      <text:p text:style-name="P4">
Publisher: Укринформ (Organization)</text:p>
      <text:p text:style-name="P4">
Published Time: 2023-05-20T21:13:52+03:00</text:p>
      <text:p text:style-name="P4">
Modified Time: 2023-05-20T21:13:52+03:00</text:p>
      <text:p text:style-name="P4">
Description: Перший матч фіналу ЧУ виграв «ХІТ». — Укрінформ.</text:p>
      <text:p text:style-name="P4">
Images: ['<text:a xlink:type="simple" xlink:href="https://static.ukrinform.com/photos/2023_05/thumb_files/630_360_1684606347-906.jpg" text:style-name="Internet_20_link" text:visited-style-name="Visited_20_Internet_20_Link">
630_360_16846...</text:a>
']</text:p>
      <text:p text:style-name="P4">
Tags: ['футзал']</text:p>
      <text:p text:style-name="P4">
Type: Article</text:p>
      <!--METADATA-->
      <text:p text:style-name="P4">
<draw:frame draw:style-name="fr1" draw:name="Image202" text:anchor-type="as-char" svg:width="6.9236in" svg:height="3.956343in" draw:z-index="0">
<draw:image xlink:href="../Images/yкринформ/2023-05-20T21-13-52-03-00/630_360_1684606347-906.jpg" xlink:type="simple" xlink:show="embed" xlink:actuate="onLoad" draw:mime-type="image/jpeg"/>
</draw:frame>
 Першийматч фіналу ЧУ виграв «ХІТ».</text:p>
      <text:p text:style-name="P4">
«Ураган» та «ХІТ» зіграли перший матч фіналу футзального Чемпіонату України –2:1, передає Укрінформ.</text:p>
      <text:p text:style-name="P4">
Основний час матчу завершився з рахунком 1:1. На 32-й хвилині відзначився ІгорКорсун, який вивів івано-франківців уперед. Однак через 4 хвилини найкращийбомбардир цього сезону Євген Жук зрівняв рахунок, забивши 30-й гол у кампанії.</text:p>
      <text:p text:style-name="P4">
Поєдинок перейшов до екстратаймів. На 43-й хвилині м'яч після удару гравцякиян відрикошетив у ворота «Урагану» від Корсуна. У підсумку перший матчфіналу ЧУ завершився з рахунком 2:1 на користь «ХІТу».</text:p>
      <text:p text:style-name="P4">
Матч пройшов у Івано-Франківську. Завтра, 21 травня, на цьому майданчикувідбудеться 2-й поєдинок серії. Потім команди переїдуть до Києва, девідбудеться третя зустріч – 27 травня. За необхідності 4-й та 5-й матчіпройдуть 28 та 31 травня.</text:p>
      <text:p text:style-name="P4">
<text:span text:style-name="T4">
Читайте також:</text:span>
 <text:a xlink:type="simple" xlink:href="https://www.ukrinform.ua/rubric-sports/3710165-zbirna-ukraini-z-futzalu-otrimala-supernikiv-u-finalnomu-turniri-uniorskogo-evro2023.html" text:style-name="Internet_20_link" text:visited-style-name="Visited_20_Internet_20_Link">
 <text:span text:style-name="T4">
футзал</text:span>
 </text:a>
</text:p>
      <text:p text:style-name="P4">
Як повідомляв Укрінформ, «Ураган» у півфіналі здолав рівненський «Кардинал-Рівнестандарт», рахунок серії – 3:1.</text:p>
      <text:p text:style-name="P4">
Фото: uragan.if.ua</text:p>
      <text:p text:style-name="P4">
Source: <text:a xlink:type="simple" xlink:href="https://www.ukrinform.ua/rubric-sports/3712002-vidbuvsa-persij-matc-finalnoi-serii-futzalnoi-ekstraligi-ukraini.html" text:style-name="Internet_20_link" text:visited-style-name="Visited_20_Internet_20_Link">
https://www.ukrinform.ua/rubric-sports/3712002-vidbuvsa-persij-matc-finalnoi-serii-futzalnoi-ekstraligi-ukraini.html</text:a>
</text:p>
      <!--NEWS-->
      <text:h text:style-name="P10" text:outline-level="1">
<text:span text:style-name="T4">
Метальник молота Кохан здобув перемогу на українській літній Універсіаді</text:span>
</text:h>
      <text:p text:style-name="P4">
Authors: Ukrinform (Person)</text:p>
      <text:p text:style-name="P4">
Publisher: Укринформ (Organization)</text:p>
      <text:p text:style-name="P4">
Published Time: 2023-05-20T21:23:15+03:00</text:p>
      <text:p text:style-name="P4">
Modified Time: 2023-05-20T21:23:15+03:00</text:p>
      <text:p text:style-name="P4">
Description: Українець виконав усі шість спроб за 72 метри. — Укрінформ.</text:p>
      <text:p text:style-name="P4">
Images: ['<text:a xlink:type="simple" xlink:href="https://static.ukrinform.com/photos/2023_05/thumb_files/630_360_1684606896-252.jpg" text:style-name="Internet_20_link" text:visited-style-name="Visited_20_Internet_20_Link">
630_360_16846...</text:a>
']</text:p>
      <text:p text:style-name="P4">
Tags: ['Легка атлетика']</text:p>
      <text:p text:style-name="P4">
Type: Article</text:p>
      <!--METADATA-->
      <text:p text:style-name="P4">
<draw:frame draw:style-name="fr1" draw:name="Image203" text:anchor-type="as-char" svg:width="6.9236in" svg:height="3.956343in" draw:z-index="0">
<draw:image xlink:href="../Images/yкринформ/2023-05-20T21-23-15-03-00/630_360_1684606896-252.jpg" xlink:type="simple" xlink:show="embed" xlink:actuate="onLoad" draw:mime-type="image/jpeg"/>
</draw:frame>
 Українецьвиконав усі шість спроб за 72 метри.</text:p>
      <text:p text:style-name="P4">
Український метальник молота Михайло Кохан став переможцем літньоїУніверсіади, передає Укрінформ.</text:p>
      <text:p text:style-name="P4">
Змагання відбулися у п'ятницю, 19 травня, у Львові. Кохан за результатамизмагань виявився єдиним метальником, що виконав усі шість спроб за 72 метра.</text:p>
      <text:p text:style-name="P4">
Це перший турнір, на якому український спортсмен взяв участь післявідсторонення від міжнародних заходів, що отримав від федерації легкоїатлетики України.</text:p>
      <text:p text:style-name="P4">
<text:span text:style-name="T4">
Читайте також:</text:span>
 <text:a xlink:type="simple" xlink:href="https://www.ukrinform.ua/rubric-sports/3681395-molotoboec-kohan-vigrav-zoloto-kubka-evropi2023-u-portugalii.html" text:style-name="Internet_20_link" text:visited-style-name="Visited_20_Internet_20_Link">
 </text:a>
</text:p>
      <text:p text:style-name="P4">
Як повідомляв Укрінформ, на турнірі в Лейрії Кохан «порушив етичні нормиповедінки під час участі в складі офіційної делегації національної збірноїУкраїни», до яких саме дій вдався спортсмен, у ФЛАУ не зазначають.</text:p>
      <text:p text:style-name="P4">
Фото: btu.org.ua</text:p>
      <text:p text:style-name="P4">
Source: <text:a xlink:type="simple" xlink:href="https://www.ukrinform.ua/rubric-sports/3712004-metalnik-molota-kohan-zdobuv-peremogu-na-ukrainskij-litnij-universiadi.html" text:style-name="Internet_20_link" text:visited-style-name="Visited_20_Internet_20_Link">
https://www.ukrinform.ua/rubric-sports/3712004-metalnik-molota-kohan-zdobuv-peremogu-na-ukrainskij-litnij-universiadi.html</text:a>
</text:p>
      <!--NEWS-->
      <text:h text:style-name="P10" text:outline-level="1">
<text:span text:style-name="T4">
Папа Франциск доручив кардиналу Зуппі спецмісію, пов’язану з війною в Україні</text:span>
</text:h>
      <text:p text:style-name="P4">
Authors: Ukrinform (Person)</text:p>
      <text:p text:style-name="P4">
Publisher: Укринформ (Organization)</text:p>
      <text:p text:style-name="P4">
Published Time: 2023-05-20T21:32:00+03:00</text:p>
      <text:p text:style-name="P4">
Modified Time: 2023-05-20T21:32:00+03:00</text:p>
      <text:p text:style-name="P4">
Description: Папа Римський Франциск доручив кардиналові Маттео Зуппі спеціальну місію, пов’язану з війною в Україні, деталі якої ще не визначені. — Укрінформ.</text:p>
      <text:p text:style-name="P4">
Images: ['<text:a xlink:type="simple" xlink:href="https://static.ukrinform.com/photos/2023_05/thumb_files/630_360_1684607487-496.jpeg" text:style-name="Internet_20_link" text:visited-style-name="Visited_20_Internet_20_Link">
630_360_16846...</text:a>
']</text:p>
      <text:p text:style-name="P4">
Tags: ['Папа Франциск', 'Україна', 'Ватикан', 'Війна з Росією']</text:p>
      <text:p text:style-name="P4">
Type: Article</text:p>
      <!--METADATA-->
      <text:p text:style-name="P4">
<draw:frame draw:style-name="fr1" draw:name="Image204" text:anchor-type="as-char" svg:width="6.9236in" svg:height="3.956343in" draw:z-index="0">
<draw:image xlink:href="../Images/yкринформ/2023-05-20T21-32-00-03-00/630_360_1684607487-496.jpeg" xlink:type="simple" xlink:show="embed" xlink:actuate="onLoad" draw:mime-type="image/jpeg"/>
</draw:frame>
 ПапаРимський Франциск доручив кардиналові Маттео Зуппі спеціальну місію, пов’язануз війною в Україні, деталі якої ще не визначені.</text:p>
      <text:p text:style-name="P4">
Як передає Укрінформ, про це повідомляє <text:a xlink:type="simple" xlink:href="https://www.vaticannews.va/uk/vatican-city/news/2023-05/zuppi-misija-schodo-vijny-v-ukrajini.html" text:style-name="Internet_20_link" text:visited-style-name="Visited_20_Internet_20_Link">
</text:a>
 .</text:p>
      <text:p text:style-name="P4">
«Можу підтвердити, що <text:a xlink:type="simple" xlink:href="https://www.ukrinform.ua/tag-papa-francisk" text:style-name="Internet_20_link" text:visited-style-name="Visited_20_Internet_20_Link">
 </text:a>
 довіривкардиналові Маттео Зуппі, архиєпископу Болоньї та голові Конференціїіталійських єпископів, завдання провести місію, в погодженні з Державнимсекретаріатом, яка б могла посприяти послабленню напруженості у війні вУкраїні, в надії, яка ніколи не згасала у Святішого Отця, на те, що це зможезапочаткувати мирні процеси. Час цієї місії, як і спосіб її звершення, наданий час вивчаються», – йдеться в заяві, яку поширив речник Святого ПрестолуМаттео Бруні.</text:p>
      <text:p text:style-name="P4">
Як повідомлялося, 1 травня глава католицької церкви Папа Римський Францискзаявив, що Ватикан бере участь у миротворчій місії, щоб спробувати покластикрай війні Росії проти України.</text:p>
      <text:p text:style-name="P4">
<text:span text:style-name="T4">
Читайте також:</text:span>
 <text:a xlink:type="simple" xlink:href="https://www.ukrinform.ua/rubric-society/3708876-u-vatikani-rozpovili-podrobici-zustrici-zelenskogo-z-papou-franciskom.html" text:style-name="Internet_20_link" text:visited-style-name="Visited_20_Internet_20_Link">
 </text:a>
</text:p>
      <text:p text:style-name="P4">
<text:a xlink:type="simple" xlink:href="https://www.ukrinform.ua/rubric-polytics/3711118-papa-francisk-planue-vidpraviti-delegacii-v-ukrainu-i-rosiu-dla-pripinenna-vijni.html" text:style-name="Internet_20_link" text:visited-style-name="Visited_20_Internet_20_Link">
 </text:a>
 дляпосередництва у припиненні вогню. Кардинал Маттео Зуппі з Болоньї поїде доКиєва на переговори із Президентом України Володимиром Зеленським.</text:p>
      <text:p text:style-name="P4">
<text:span text:style-name="T5">
Фото: www.vaticannews.va</text:span>
</text:p>
      <text:p text:style-name="P4">
Source: <text:a xlink:type="simple" xlink:href="https://www.ukrinform.ua/rubric-society/3712007-papa-francisk-doruciv-kardinalu-zuppi-specmisiu-povazanu-z-vijnou-v-ukraini.html" text:style-name="Internet_20_link" text:visited-style-name="Visited_20_Internet_20_Link">
https://www.ukrinform.ua/rubric-society/3712007-papa-francisk-doruciv-kardinalu-zuppi-specmisiu-povazanu-z-vijnou-v-ukraini.html</text:a>
</text:p>
      <!--NEWS-->
      <text:h text:style-name="P10" text:outline-level="1">
<text:span text:style-name="T4">
У Харкові спекли рекордну паляницю з полуницею</text:span>
</text:h>
      <text:p text:style-name="P4">
Authors: Ukrinform (Person)</text:p>
      <text:p text:style-name="P4">
Publisher: Укринформ (Organization)</text:p>
      <text:p text:style-name="P4">
Published Time: 2023-05-20T21:48:00+03:00</text:p>
      <text:p text:style-name="P4">
Modified Time: 2023-05-20T21:48:00+03:00</text:p>
      <text:p text:style-name="P4">
Description: У Харкові спекли рекордну паляницю з полуницею діаметром 4 м 60 см. — Укрінформ.</text:p>
      <text:p text:style-name="P4">
Images: ['<text:a xlink:type="simple" xlink:href="https://static.ukrinform.com/photos/2023_05/thumb_files/630_360_1684608321-853.jpg" text:style-name="Internet_20_link" text:visited-style-name="Visited_20_Internet_20_Link">
630_360_16846...</text:a>
']</text:p>
      <text:p text:style-name="P4">
Tags: ['Рекорд', 'Харків', 'Паляниця']</text:p>
      <text:p text:style-name="P4">
Type: Article</text:p>
      <!--METADATA-->
      <text:p text:style-name="P4">
<draw:frame draw:style-name="fr1" draw:name="Image205" text:anchor-type="as-char" svg:width="6.9236in" svg:height="3.956343in" draw:z-index="0">
<draw:image xlink:href="../Images/yкринформ/2023-05-20T21-48-00-03-00/630_360_1684608321-853.jpg" xlink:type="simple" xlink:show="embed" xlink:actuate="onLoad" draw:mime-type="image/jpeg"/>
</draw:frame>
 У Харковіспекли рекордну паляницю з полуницею діаметром 4 м 60 см.</text:p>
      <text:p text:style-name="P4">
Як передає Укрінформ, про це повідомила керівниця Національного реєструрекордів України Лана Вєтрова у <text:a xlink:type="simple" xlink:href="https://www.facebook.com/permalink.php" text:style-name="Internet_20_link" text:visited-style-name="Visited_20_Internet_20_Link">
</text:a>
.</text:p>
      <text:p text:style-name="P4">
Вона наголосила, що в українців є перевірочне слово: "Паляниця!" Так мивпізнаємо своїх. А ось <text:a xlink:type="simple" xlink:href="https://www.ukrinform.ua/tag-harkiv" text:style-name="Internet_20_link" text:visited-style-name="Visited_20_Internet_20_Link">
 </text:a>
 вирішили, щоцього мало. І запропонували свій варіант: "Паляниця з полуницею!"</text:p>
      <text:p text:style-name="P4">
«Найбільшу паляницю з полуницею діаметром 4 м 60 см на рекорд представив ТЦНікольський. І роздавали її тільки тим, хто міг тричі ці кодові словаповторити і не збитися, бо це - ну вже точно свої!» - підкреслила Лана.</text:p>
      <text:p text:style-name="P4">
<text:span text:style-name="T4">
Читайте також:</text:span>
 <text:a xlink:type="simple" xlink:href="https://www.ukrinform.ua/rubric-diaspora/3710961-u-pekini-na-festivali-predstavili-ukrainsku-kulturu-j-tradicijnu-kuhnu.html" text:style-name="Internet_20_link" text:visited-style-name="Visited_20_Internet_20_Link">
 </text:a>
</text:p>
      <text:p text:style-name="P4">
Попередній рекорд в Харкові був зареєстрований 18 квітня. В Салтівці –найбільшому районі міста, який також найбільше постраждав від війни, булостворено найбільшу Салтівську писанку, зображену фарбою на асфальті. Малюнок"Нескорені" має розміри 23.4 м х 17 м. До його створення на різних етапахроботи були залучені майже 750 харків'ян.</text:p>
      <text:p text:style-name="P4">
<text:span text:style-name="T5">
Фото: Лана Вєтрова / Фейсбук</text:span>
</text:p>
      <text:p text:style-name="P4">
Source: <text:a xlink:type="simple" xlink:href="https://www.ukrinform.ua/rubric-regions/3712010-u-harkovi-spekli-rekordnu-palanicu-z-poluniceu.html" text:style-name="Internet_20_link" text:visited-style-name="Visited_20_Internet_20_Link">
https://www.ukrinform.ua/rubric-regions/3712010-u-harkovi-spekli-rekordnu-palanicu-z-poluniceu.html</text:a>
</text:p>
      <!--NEWS-->
      <text:h text:style-name="P10" text:outline-level="1">
<text:span text:style-name="T4">
«Манчестер Сіті» достроково став чемпіоном Англії</text:span>
</text:h>
      <text:p text:style-name="P4">
Authors: Ukrinform (Person)</text:p>
      <text:p text:style-name="P4">
Publisher: Укринформ (Organization)</text:p>
      <text:p text:style-name="P4">
Published Time: 2023-05-20T21:48:36+03:00</text:p>
      <text:p text:style-name="P4">
Modified Time: 2023-05-20T21:48:36+03:00</text:p>
      <text:p text:style-name="P4">
Description: За 35 турів «Манчестер Сіті» набрав 85 очок. — Укрінформ.</text:p>
      <text:p text:style-name="P4">
Images: ['<text:a xlink:type="simple" xlink:href="https://static.ukrinform.com/photos/2023_05/thumb_files/630_360_1684608426-646.jpg" text:style-name="Internet_20_link" text:visited-style-name="Visited_20_Internet_20_Link">
630_360_16846...</text:a>
']</text:p>
      <text:p text:style-name="P4">
Tags: ['Арсенал', 'Футбол', 'Манчестер Сіті', 'АПЛ']</text:p>
      <text:p text:style-name="P4">
Type: Article</text:p>
      <!--METADATA-->
      <text:p text:style-name="P4">
<draw:frame draw:style-name="fr1" draw:name="Image206" text:anchor-type="as-char" svg:width="6.9236in" svg:height="3.956343in" draw:z-index="0">
<draw:image xlink:href="../Images/yкринформ/2023-05-20T21-48-36-03-00/630_360_1684608426-646.jpg" xlink:type="simple" xlink:show="embed" xlink:actuate="onLoad" draw:mime-type="image/jpeg"/>
</draw:frame>
 За 35турів «Манчестер Сіті» набрав 85 очок.</text:p>
      <text:p text:style-name="P4">
«Манчестер Сіті» достроково став чемпіоном Англії завдяки поразці «Арсенала» вматчі 37-го туру з «Ноттінгем Форест» (0:1), передає Укрінформ.</text:p>
      <text:p text:style-name="P4">
В «Арсенала» залишився один матч у запасі й 4 бали відставання від першогомісця. Сезон для команди Зінченка фактично закінчено. Нижче другого місцялондонці не опустяться, а вже восени зіграють в Лізі чемпіонів.</text:p>
      <text:p text:style-name="P4">
Олександр Зінченко матч проти «Ноттінгема» пропустив через травму.</text:p>
      <text:p text:style-name="P4">
Це третій поспіль титул «містян» і десятий загалом. Під керівництвом ПепаГвардіоли «Сіті» здобув 5 з 10 чемпіонств.</text:p>
      <text:p text:style-name="P4">
<text:span text:style-name="T4">
Читайте також:</text:span>
 <text:a xlink:type="simple" xlink:href="https://www.ukrinform.ua/rubric-sports/3711013-koventri-ta-luton-zigraut-u-finali-plejoff-za-vihid-do-apl.html" text:style-name="Internet_20_link" text:visited-style-name="Visited_20_Internet_20_Link">
 <text:span text:style-name="T4">
АПЛ</text:span>
 </text:a>
</text:p>
      <text:p text:style-name="P4">
За 35 турів «Манчестер Сіті» набрав 85 очок, різниця забитих та пропущенихголів - 92:31.</text:p>
      <text:p text:style-name="P4">
Фото: Getty Images</text:p>
      <text:p text:style-name="P4">
Source: <text:a xlink:type="simple" xlink:href="https://www.ukrinform.ua/rubric-sports/3712011-mancester-siti-dostrokovo-stav-cempionom-anglii.html" text:style-name="Internet_20_link" text:visited-style-name="Visited_20_Internet_20_Link">
https://www.ukrinform.ua/rubric-sports/3712011-mancester-siti-dostrokovo-stav-cempionom-anglii.html</text:a>
</text:p>
      <!--NEWS-->
      <text:h text:style-name="P10" text:outline-level="1">
<text:span text:style-name="T4">
ОП вітає рішення Євросоюзу про обмеження для компаній, які допомагали Росії обходити санкції</text:span>
</text:h>
      <text:p text:style-name="P4">
Authors: Ukrinform (Person)</text:p>
      <text:p text:style-name="P4">
Publisher: Укринформ (Organization)</text:p>
      <text:p text:style-name="P4">
Published Time: 2023-05-20T21:49:00+03:00</text:p>
      <text:p text:style-name="P4">
Modified Time: 2023-05-20T21:49:00+03:00</text:p>
      <text:p text:style-name="P4">
Description: В Офісі Президента вітають рішення ЄС запровадити санкції проти більш ніж 90 компаній, які допомагали Росії обходити запроваджені обмеження. — Укрінформ.</text:p>
      <text:p text:style-name="P4">
Images: ['<text:a xlink:type="simple" xlink:href="https://static.ukrinform.com/photos/2023_04/thumb_files/630_360_1681461745-184.jpg" text:style-name="Internet_20_link" text:visited-style-name="Visited_20_Internet_20_Link">
630_360_16814...</text:a>
']</text:p>
      <text:p text:style-name="P4">
Tags: ['Євросоюз', 'Санкції', 'Єрмак', 'Офіс Президента']</text:p>
      <text:p text:style-name="P4">
Type: Article</text:p>
      <!--METADATA-->
      <text:p text:style-name="P4">
<draw:frame draw:style-name="fr1" draw:name="Image207" text:anchor-type="as-char" svg:width="6.9236in" svg:height="3.956343in" draw:z-index="0">
<draw:image xlink:href="../Images/yкринформ/2023-05-20T21-49-00-03-00/630_360_1681461745-184.jpg" xlink:type="simple" xlink:show="embed" xlink:actuate="onLoad" draw:mime-type="image/jpeg"/>
</draw:frame>
 В ОфісіПрезидента вітають рішення ЄС запровадити санкції проти більш ніж 90 компаній,які допомагали Росії обходити запроваджені обмеження.</text:p>
      <text:p text:style-name="P4">
Про це повідомив керівник Офісу Президента Андрій Єрмак у <text:a xlink:type="simple" xlink:href="http://t.me/ermaka2022/2736" text:style-name="Internet_20_link" text:visited-style-name="Visited_20_Internet_20_Link">
</text:a>
 , передає Укрінформ.</text:p>
      <text:p text:style-name="P4">
«Рішення ЄС запровадити санкції проти більш ніж 90 неросійських компаній, якідопомагали РФ обходити санкції, можна тільки вітати», - написав він.</text:p>
      <text:p text:style-name="P4">
Єрмак зауважив, що спроби ворога обходити санкції будуть завжди, «алепокарання за допомогу їм у цьому має бути жорстким».</text:p>
      <text:p text:style-name="P4">
<text:span text:style-name="T4">
Читайте також:</text:span>
 <text:a xlink:type="simple" xlink:href="https://www.ukrinform.ua/rubric-economy/3711958-cerez-sankcii-na-naftu-rosia-vtratila-40-milardiv.html" text:style-name="Internet_20_link" text:visited-style-name="Visited_20_Internet_20_Link">
 <text:span text:style-name="T4">
санкції</text:span>
 </text:a>
</text:p>
      <text:p text:style-name="P4">
Як повідомляв Укрінформ, уряди США та Японії запровадили нові <text:a xlink:type="simple" xlink:href="https://www.ukrinform.ua/tag-sankcii" text:style-name="Internet_20_link" text:visited-style-name="Visited_20_Internet_20_Link">
</text:a>
 проти сотень осіб та організацій,пов'язаних з війною Росії проти України, оскільки "Група семи" підтвердиласвою рішучість посилити відповідальність РФ за вторгнення в Україну.</text:p>
      <text:p text:style-name="P4">
<text:span text:style-name="T5">
Фото: Shutterstock</text:span>
</text:p>
      <text:p text:style-name="P4">
Source: <text:a xlink:type="simple" xlink:href="https://www.ukrinform.ua/rubric-economy/3712012-op-vitae-risenna-evrosouzu-pro-obmezenna-dla-kompanij-aki-dopomagali-rf-obhoditi-sankcii.html" text:style-name="Internet_20_link" text:visited-style-name="Visited_20_Internet_20_Link">
https://www.ukrinform.ua/rubric-economy/3712012-op-vitae-risenna-evrosouzu-pro-obmezenna-dla-kompanij-aki-dopomagali-rf-obhoditi-sankcii.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5-20T22:06:00+03:00</text:p>
      <text:p text:style-name="P4">
Modified Time: 2023-05-20T22:06: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08" text:anchor-type="as-char" svg:width="6.9236in" svg:height="3.956343in" draw:z-index="0">
<draw:image xlink:href="../Images/yкринформ/2023-05-20T22-06-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Ворог за день сім разів обстріляв прикордоння Сумщини, пошкоджені два будинки</text:span>
</text:h>
      <text:p text:style-name="P4">
Authors: Ukrinform (Person)</text:p>
      <text:p text:style-name="P4">
Publisher: Укринформ (Organization)</text:p>
      <text:p text:style-name="P4">
Published Time: 2023-05-20T22:21:00+03:00</text:p>
      <text:p text:style-name="P4">
Modified Time: 2023-05-20T22:21:00+03:00</text:p>
      <text:p text:style-name="P4">
Description: Російські війська протягом 20 травня обстріляли чотири прикордонні громади Сумської області, загалом зафіксовано 56 вибухів.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ибух', 'Війна з Росією', 'Артилерія']</text:p>
      <text:p text:style-name="P4">
Type: Article</text:p>
      <!--METADATA-->
      <text:p text:style-name="P4">
<draw:frame draw:style-name="fr1" draw:name="Image209" text:anchor-type="as-char" svg:width="6.9236in" svg:height="3.956343in" draw:z-index="0">
<draw:image xlink:href="../Images/yкринформ/2023-05-20T22-21-00-03-00/630_360_1479558145-5682.jpg" xlink:type="simple" xlink:show="embed" xlink:actuate="onLoad" draw:mime-type="image/jpeg"/>
</draw:frame>
 Російськівійська протягом 20 травня обстріляли чотири прикордонні громади Сумськоїобласті, загалом зафіксовано 56 вибухів.</text:p>
      <text:p text:style-name="P4">
Як передає Укрінформ, про це у <text:a xlink:type="simple" xlink:href="https://www.facebook.com/sumska.oda/" text:style-name="Internet_20_link" text:visited-style-name="Visited_20_Internet_20_Link">
</text:a>
 повідомляє Сумська ОВА.</text:p>
      <text:p text:style-name="P4">
«Протягом дня росіяни здійснили сім обстрілів прикордоння. Зафіксовано 56вибухів», - ідеться в повідомленні.</text:p>
      <text:p text:style-name="P4">
Обстрілів зазнали Білопільська, Хотінська, Краснопільська та Юнаківськагромади.</text:p>
      <text:p text:style-name="P4">
По Білопільській громаді росіяни випустили з мінометів 38 мін.</text:p>
      <text:p text:style-name="P4">
Юнаківську громаду ворог обстріляв з артилерії, випустивши чотири снаряди.</text:p>
      <text:p text:style-name="P4">
<text:span text:style-name="T4">
Читайте також:</text:span>
 <text:a xlink:type="simple" xlink:href="https://www.ukrinform.ua/rubric-ato/3711487-vijska-rf-trici-obstrilali-prikordonna-cernigivsini-i-sumsini.html" text:style-name="Internet_20_link" text:visited-style-name="Visited_20_Internet_20_Link">
 <text:span text:style-name="T4">
Сумщин</text:span>
 </text:a>
</text:p>
      <text:p text:style-name="P4">
Під вогнем російської артилерії перебувала й Краснопільська громада,зафіксовано сім вибухів.</text:p>
      <text:p text:style-name="P4">
Окрім того, ворог гатив з артилерії по Хотінській громаді - сім вибухів. Тутпошкоджено два приватні житлові будинки.</text:p>
      <text:p text:style-name="P4">
Як повідомляв Укрінформ, 19 травня <text:a xlink:type="simple" xlink:href="http://www.ukrinform.ua/rubric-ato/3711636-vorog-17-raziv-obstrilav-prikordonna-sumsini-zagalom-131-vibuh.html" text:style-name="Internet_20_link" text:visited-style-name="Visited_20_Internet_20_Link">
 </text:a>
 прикордонні громади Сумської області, зафіксовано 131вибух.</text:p>
      <text:p text:style-name="P4">
Source: <text:a xlink:type="simple" xlink:href="https://www.ukrinform.ua/rubric-ato/3712009-vorog-za-den-sim-raziv-obstrilav-prikordonna-sumsini-poskodzeni-dva-budinki.html" text:style-name="Internet_20_link" text:visited-style-name="Visited_20_Internet_20_Link">
https://www.ukrinform.ua/rubric-ato/3712009-vorog-za-den-sim-raziv-obstrilav-prikordonna-sumsini-poskodzeni-dva-budinki.html</text:a>
</text:p>
      <!--NEWS-->
      <text:h text:style-name="P10" text:outline-level="1">
<text:span text:style-name="T4">
У Дніпрі пролунав вибух - ЗМІ</text:span>
</text:h>
      <text:p text:style-name="P4">
Authors: Ukrinform (Person)</text:p>
      <text:p text:style-name="P4">
Publisher: Укринформ (Organization)</text:p>
      <text:p text:style-name="P4">
Published Time: 2023-05-20T22:40:00+03:00</text:p>
      <text:p text:style-name="P4">
Modified Time: 2023-05-20T22:40:00+03:00</text:p>
      <text:p text:style-name="P4">
Description: У Дніпрі було чути вибух, на території міста та області оголошено повітряну тривогу.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Дніпро', 'Вибух', 'Повітряна тривога']</text:p>
      <text:p text:style-name="P4">
Type: Article</text:p>
      <!--METADATA-->
      <text:p text:style-name="P4">
<draw:frame draw:style-name="fr1" draw:name="Image210" text:anchor-type="as-char" svg:width="6.9236in" svg:height="3.956343in" draw:z-index="0">
<draw:image xlink:href="../Images/yкринформ/2023-05-20T22-40-00-03-00/630_360_1538997483-946.jpg" xlink:type="simple" xlink:show="embed" xlink:actuate="onLoad" draw:mime-type="image/jpeg"/>
</draw:frame>
 У Дніпрібуло чути вибух, на території міста та області оголошено повітряну тривогу.</text:p>
      <text:p text:style-name="P4">
Як передає Укрінформ, про це повідомляє <text:a xlink:type="simple" xlink:href="https://t.me/s/suspilnenews" text:style-name="Internet_20_link" text:visited-style-name="Visited_20_Internet_20_Link">
 </text:a>
 .</text:p>
      <text:p text:style-name="P4">
"У Дніпрі пролунав <text:a xlink:type="simple" xlink:href="https://www.ukrinform.ua/tag-vibuh" text:style-name="Internet_20_link" text:visited-style-name="Visited_20_Internet_20_Link">
 </text:a>
 ", - ідеться вдописі.</text:p>
      <text:p text:style-name="P4">
<text:span text:style-name="T4">
Читайте також:</text:span>
 <text:a xlink:type="simple" xlink:href="https://www.ukrinform.ua/rubric-ato/3711162-u-krivomu-rozi-prolunali-vibuhi.html" text:style-name="Internet_20_link" text:visited-style-name="Visited_20_Internet_20_Link">
 <text:span text:style-name="T4">
вибух</text:span>
 </text:a>
</text:p>
      <text:p text:style-name="P4">
На території місті та області оголошена повітряна тривога.</text:p>
      <text:p text:style-name="P4">
Source: <text:a xlink:type="simple" xlink:href="https://www.ukrinform.ua/rubric-ato/3712025-u-dnipri-prolunav-vibuh-zmi.html" text:style-name="Internet_20_link" text:visited-style-name="Visited_20_Internet_20_Link">
https://www.ukrinform.ua/rubric-ato/3712025-u-dnipri-prolunav-vibuh-zmi.html</text:a>
</text:p>
      <!--NEWS-->
      <text:h text:style-name="P10" text:outline-level="1">
<text:span text:style-name="T4">
Керівник Rheinmetall розкрив деталі українсько-німецького виробництва броньованої техніки</text:span>
</text:h>
      <text:p text:style-name="P4">
Authors: Ukrinform (Person)</text:p>
      <text:p text:style-name="P4">
Publisher: Укринформ (Organization)</text:p>
      <text:p text:style-name="P4">
Published Time: 2023-05-20T22:54:00+03:00</text:p>
      <text:p text:style-name="P4">
Modified Time: 2023-05-20T22:54:00+03:00</text:p>
      <text:p text:style-name="P4">
Description: Керівник німецької компанії Rheinmetall Армін Паппергер розкрив деталі щодо спільного українсько-німецького виробництва озброєнь. — Укрінформ.</text:p>
      <text:p text:style-name="P4">
Images: ['<text:a xlink:type="simple" xlink:href="https://static.ukrinform.com/photos/2023_05/thumb_files/630_360_1684612364-512.jpg" text:style-name="Internet_20_link" text:visited-style-name="Visited_20_Internet_20_Link">
630_360_16846...</text:a>
', '<text:a xlink:type="simple" xlink:href="https://static.ukrinform.com/photos/2023_05/1684612364-587.jpg" text:style-name="Internet_20_link" text:visited-style-name="Visited_20_Internet_20_Link">
1684612364-58...</text:a>
']</text:p>
      <text:p text:style-name="P4">
Tags: ['Німеччина', 'Україна', 'Зброя', 'Військова техніка']</text:p>
      <text:p text:style-name="P4">
Type: Article</text:p>
      <!--METADATA-->
      <text:p text:style-name="P4">
<draw:frame draw:style-name="fr1" draw:name="Image211" text:anchor-type="as-char" svg:width="6.9236in" svg:height="3.956343in" draw:z-index="0">
<draw:image xlink:href="../Images/yкринформ/2023-05-20T22-54-00-03-00/630_360_1684612364-512.jpg" xlink:type="simple" xlink:show="embed" xlink:actuate="onLoad" draw:mime-type="image/jpeg"/>
</draw:frame>
 Керівникнімецької компанії Rheinmetall Армін Паппергер розкрив деталі щодо спільногоукраїнсько-німецького виробництва озброєнь.</text:p>
      <text:p text:style-name="P4">
Як передає Укрінформ, про це він розповів виданню <text:a xlink:type="simple" xlink:href="https://m.bild.de/politik/inland/politik-inland/diese-panzer-will-rheinmetall-in-der-ukraine-bauen-83994458.bildMobile.html" text:style-name="Internet_20_link" text:visited-style-name="Visited_20_Internet_20_Link">
</text:a>
 .</text:p>
      <text:p text:style-name="P4">
Він зазначив, що влітку розпочнеться виробництво боєприпасів для зенітноїсамохідної установки Gepard. Нині на заводі в Унтерлюсі, що в Нижній Саксонії,вводиться в експлуатацію нова лінія з виробництва. Але Rheinmetall хоче, абиустановки будували в <text:a xlink:type="simple" xlink:href="https://www.ukrinform.ua/tag-ukraina" text:style-name="Internet_20_link" text:visited-style-name="Visited_20_Internet_20_Link">
 </text:a>
 .</text:p>
      <text:p text:style-name="P4">
<draw:frame draw:style-name="fr1" draw:name="Image212" text:anchor-type="as-char" svg:width="6.9236in" svg:height="3.894525in" draw:z-index="0">
<draw:image xlink:href="../Images/yкринформ/2023-05-20T22-54-00-03-00/1684612364-587.jpg" xlink:type="simple" xlink:show="embed" xlink:actuate="onLoad" draw:mime-type="image/jpeg"/>
</draw:frame>
</text:p>
      <text:p text:style-name="P4">
Для цього буде створено спільне підприємству з українською державною компанією"Укроборонпром".</text:p>
      <text:p text:style-name="P4">
"Почнемо з технічного обслуговування й ремонту наявних машин, а також хочемоякнайшвидше виробляти бронетехніку, наприклад, транспортні танки Fuchs", -зазначив Паппергер. Україна також зацікавлена в сучасному танку Panther ібойовій машині піхоти Lynx, додав він.</text:p>
      <text:p text:style-name="P4">
<text:span text:style-name="T4">
Читайте також:</text:span>
 <text:a xlink:type="simple" xlink:href="https://www.ukrinform.ua/rubric-ato/3709018-solc-ogolosiv-pro-vidilenna-ukraini-novogo-paketa-vijskovoi-dopomogi.html" text:style-name="Internet_20_link" text:visited-style-name="Visited_20_Internet_20_Link">
 </text:a>
</text:p>
      <text:p text:style-name="P4">
Він також розповів, що Німеччина вже поставила в Україну 18 сучасних танківLeopard-2 і 40 Marder. Українські військові пройшли відповідну підготовку уБундесвері в Німеччині.</text:p>
      <text:p text:style-name="P4">
<text:span text:style-name="T5">
Фото: Julian Stratenschulte/dpa</text:span>
</text:p>
      <text:p text:style-name="P4">
Source: <text:a xlink:type="simple" xlink:href="https://www.ukrinform.ua/rubric-ato/3712026-kerivnik-rheinmetall-rozkriv-detali-ukrainskonimeckogo-virobnictva-bronovanoi-tehniki.html" text:style-name="Internet_20_link" text:visited-style-name="Visited_20_Internet_20_Link">
https://www.ukrinform.ua/rubric-ato/3712026-kerivnik-rheinmetall-rozkriv-detali-ukrainskonimeckogo-virobnictva-bronovanoi-tehniki.html</text:a>
</text:p>
      <!--NEWS-->
      <text:h text:style-name="P10" text:outline-level="1">
<text:span text:style-name="T4">
Збірна України здобула «срібло» у командному багатоборстві на ЧЄ з художньої гімнастики</text:span>
</text:h>
      <text:p text:style-name="P4">
Authors: Ukrinform (Person)</text:p>
      <text:p text:style-name="P4">
Publisher: Укринформ (Organization)</text:p>
      <text:p text:style-name="P4">
Published Time: 2023-05-20T23:01:14+03:00</text:p>
      <text:p text:style-name="P4">
Modified Time: 2023-05-20T23:01:14+03:00</text:p>
      <text:p text:style-name="P4">
Description: Це перша з 2020 року медаль України на ЧЄ з художньої гімнастики. — Укрінформ.</text:p>
      <text:p text:style-name="P4">
Images: ['<text:a xlink:type="simple" xlink:href="https://static.ukrinform.com/photos/2023_05/thumb_files/630_360_1684612765-999.jpg" text:style-name="Internet_20_link" text:visited-style-name="Visited_20_Internet_20_Link">
630_360_16846...</text:a>
']</text:p>
      <text:p text:style-name="P4">
Tags: ['Гімнастика']</text:p>
      <text:p text:style-name="P4">
Type: Article</text:p>
      <!--METADATA-->
      <text:p text:style-name="P4">
<draw:frame draw:style-name="fr1" draw:name="Image213" text:anchor-type="as-char" svg:width="6.9236in" svg:height="3.956343in" draw:z-index="0">
<draw:image xlink:href="../Images/yкринформ/2023-05-20T23-01-14-03-00/630_360_1684612765-999.jpg" xlink:type="simple" xlink:show="embed" xlink:actuate="onLoad" draw:mime-type="image/jpeg"/>
</draw:frame>
 Це перша з2020 року медаль України на ЧЄ з художньої гімнастики.</text:p>
      <text:p text:style-name="P4">
Збірна України з художньої гімнастики здобула срібло у командномубагатоборстві на чемпіонаті Європи у Баку, передає Укрінформ.</text:p>
      <text:p text:style-name="P4">
Українки здобули медаль за сумою оцінок індивідуальних спортсменок і дорослихкоманд в групових вправах.</text:p>
      <text:p text:style-name="P4">
У індивідуальній першості Україну представили: Вікторія Онопрієнко, ПолінаКаріка та Поліна Городнича. У групових вправах: Анастасія Возняк, Єва Мелещук,Марія Височанська, Дарина Дуда, Діана Баєва та Єлизавета Азза.</text:p>
      <text:p text:style-name="P4">
Перемогу здобула Болгарія, «бронза» - в Ізраїлю.</text:p>
      <text:p text:style-name="P4">
Це перша нагорода України за три роки на Євро з художньої гімнастики. Востаннємедалі Україна брала на домашньому чемпіонаті Європи в 2020 році - тоді турнірзакінчила з шістьмома нагородами (3+2+1). У команді тоді українки взагалістали чемпіонками, випередивши Ізраїль.</text:p>
      <text:p text:style-name="P4">
У медальному заліку чемпіонату Європи Україна перед заключним змагальним днемзаймає четверте місце з одним «сріблом». Очолює його Болгарія, яка вже здобуласім нагород, п'ять з яких золоті.</text:p>
      <text:p text:style-name="P4">
<text:span text:style-name="T4">
Читайте також:</text:span>
 <text:a xlink:type="simple" xlink:href="https://www.ukrinform.ua/rubric-sports/3711593-zbirna-ukraini-vidibralasa-v-usi-pat-finaliv-na-ce-z-hudoznoi-gimnastiki.html" text:style-name="Internet_20_link" text:visited-style-name="Visited_20_Internet_20_Link">
 </text:a>
</text:p>
      <text:p text:style-name="P4">
Як повідомляв Укрінформ, завтра, 21 травня відбудеться останній день ЧЄ,Вікторія Онопрієнко змагатиметься у чотирьох фіналах (обруч, м'яч, булави,стрічка)</text:p>
      <text:p text:style-name="P4">
Фото: ukraine-rg.com.ua</text:p>
      <text:p text:style-name="P4">
Source: <text:a xlink:type="simple" xlink:href="https://www.ukrinform.ua/rubric-sports/3712027-zbirna-ukraini-zdobula-sriblo-u-komandnomu-bagatoborstvi-na-ce-z-hudoznoi-gimnastiki.html" text:style-name="Internet_20_link" text:visited-style-name="Visited_20_Internet_20_Link">
https://www.ukrinform.ua/rubric-sports/3712027-zbirna-ukraini-zdobula-sriblo-u-komandnomu-bagatoborstvi-na-ce-z-hudoznoi-gimnastiki.html</text:a>
</text:p>
      <!--NEWS-->
      <text:h text:style-name="P10" text:outline-level="1">
<text:span text:style-name="T4">
Визначилася перша суперниця Світоліної на турнірі WTA250 у Страсбурі</text:span>
</text:h>
      <text:p text:style-name="P4">
Authors: Ukrinform (Person)</text:p>
      <text:p text:style-name="P4">
Publisher: Укринформ (Organization)</text:p>
      <text:p text:style-name="P4">
Published Time: 2023-05-20T23:11:12+03:00</text:p>
      <text:p text:style-name="P4">
Modified Time: 2023-05-20T23:11:12+03:00</text:p>
      <text:p text:style-name="P4">
Description: Ці змагання для тенісистки передуватимуть Ролан Гаррос. — Укрінформ.</text:p>
      <text:p text:style-name="P4">
Images: ['<text:a xlink:type="simple" xlink:href="https://static.ukrinform.com/photos/2023_05/thumb_files/630_360_1684613411-371.jpg" text:style-name="Internet_20_link" text:visited-style-name="Visited_20_Internet_20_Link">
630_360_16846...</text:a>
']</text:p>
      <text:p text:style-name="P4">
Tags: ['Світоліна', 'Теніс']</text:p>
      <text:p text:style-name="P4">
Type: Article</text:p>
      <!--METADATA-->
      <text:p text:style-name="P4">
<draw:frame draw:style-name="fr1" draw:name="Image214" text:anchor-type="as-char" svg:width="6.9236in" svg:height="3.956343in" draw:z-index="0">
<draw:image xlink:href="../Images/yкринформ/2023-05-20T23-11-12-03-00/630_360_1684613411-371.jpg" xlink:type="simple" xlink:show="embed" xlink:actuate="onLoad" draw:mime-type="image/jpeg"/>
</draw:frame>
 Цізмагання для тенісистки передуватимуть Ролан Гаррос.</text:p>
      <text:p text:style-name="P4">
Світоліна завдяки wild card від організаторів стартуватиме на турнірі WTA250 уСтрасбурі після участі у Мастерсі у Римі, передає Укрінформ.</text:p>
      <text:p text:style-name="P4">
Ґрунтовий турнір у Страсбурі розпочнеться у неділю, 21 травня. Ці змаганнястануть для екслідерки національного заліку сьомими після повернення у теніс.</text:p>
      <text:p text:style-name="P4">
У першому колі Світоліна зустрінеться з американкою Луїзою Чиріко, яка наразізаймає 242-е місце в заліку WTA. Для тенісисток матч у Страсбурі стане другимочним протистоянням у кар'єрі. У 2015 році українка у двох сетах перемогласвою суперницю на старті ґрунтового турніру WTA250 у Боготі.</text:p>
      <text:p text:style-name="P4">
Переможниця пари Світоліна - Чиріко зустрінеться у другому колі з сильнішою упротистоянні Кеті Волинець проти Елізе Мертенс.</text:p>
      <text:p text:style-name="P4">
<text:span text:style-name="T4">
Читайте також:</text:span>
 <text:a xlink:type="simple" xlink:href="https://www.ukrinform.ua/rubric-sports/3711981-sacko-peremig-marcenka-v-kvalifikacii-turniru-u-svejcarii.html" text:style-name="Internet_20_link" text:visited-style-name="Visited_20_Internet_20_Link">
 <text:span text:style-name="T4">
Марченка</text:span>
 </text:a>
</text:p>
      <text:p text:style-name="P4">
Як повідомляв Укрінформ, окрім Світоліної на змаганнях у Страсбурі Українабуде представлена у парній сітці, де виступить Надія Кіченок. Її напарницеюстане бельгійка Кімберлі Ціммерман.</text:p>
      <text:p text:style-name="P4">
Фото: btu.org.ua</text:p>
      <text:p text:style-name="P4">
Source: <text:a xlink:type="simple" xlink:href="https://www.ukrinform.ua/rubric-sports/3712029-viznacilasa-persa-supernica-svitolinoi-na-turniri-wta250-u-strasburi.html" text:style-name="Internet_20_link" text:visited-style-name="Visited_20_Internet_20_Link">
https://www.ukrinform.ua/rubric-sports/3712029-viznacilasa-persa-supernica-svitolinoi-na-turniri-wta250-u-strasburi.html</text:a>
</text:p>
      <!--NEWS-->
      <text:h text:style-name="P10" text:outline-level="1">
<text:span text:style-name="T4">
Італія розглядає можливість навчання українських пілотів - Мелоні</text:span>
</text:h>
      <text:p text:style-name="P4">
Authors: Ukrinform (Person)</text:p>
      <text:p text:style-name="P4">
Publisher: Укринформ (Organization)</text:p>
      <text:p text:style-name="P4">
Published Time: 2023-05-20T23:16:00+03:00</text:p>
      <text:p text:style-name="P4">
Modified Time: 2023-05-20T23:16:00+03:00</text:p>
      <text:p text:style-name="P4">
Description: Італія розглядає спільно із союзниками можливість навчання українських пілотів на військових літаках західних зразків. — Укрінформ.</text:p>
      <text:p text:style-name="P4">
Images: ['<text:a xlink:type="simple" xlink:href="https://static.ukrinform.com/photos/2023_04/thumb_files/630_360_1682515821-916.jpg" text:style-name="Internet_20_link" text:visited-style-name="Visited_20_Internet_20_Link">
630_360_16825...</text:a>
']</text:p>
      <text:p text:style-name="P4">
Tags: ['Авіація', 'Італія', 'Війна з Росією', 'Джорджа Мелоні', 'Коаліція винищувачів']</text:p>
      <text:p text:style-name="P4">
Type: Article</text:p>
      <!--METADATA-->
      <text:p text:style-name="P4">
<draw:frame draw:style-name="fr1" draw:name="Image215" text:anchor-type="as-char" svg:width="6.9236in" svg:height="3.956343in" draw:z-index="0">
<draw:image xlink:href="../Images/yкринформ/2023-05-20T23-16-00-03-00/630_360_1682515821-916.jpg" xlink:type="simple" xlink:show="embed" xlink:actuate="onLoad" draw:mime-type="image/jpeg"/>
</draw:frame>
 Італіярозглядає спільно із союзниками можливість навчання українських пілотів навійськових літаках західних зразків.</text:p>
      <text:p text:style-name="P4">
Як передає Укрінформ, про це на пресконференції повідомила прем‘єр-міністрІталії Джорджа Мелоні, яка взяла участь у саміті G7, що відбувається в Японії.</text:p>
      <text:p text:style-name="P4">
«Це рішення, яке ми ще не ухвалили і яке оцінюємо разом із союзниками», -сказала вона, коментуючи ймовірність навчання українських льотчиків на <text:a xlink:type="simple" xlink:href="https://www.ukrinform.ua/tag-vinisuvac" text:style-name="Internet_20_link" text:visited-style-name="Visited_20_Internet_20_Link">
</text:a>
 F-16.</text:p>
      <text:p text:style-name="P4">
<text:span text:style-name="T4">
Читайте також:</text:span>
 <text:a xlink:type="simple" xlink:href="https://www.ukrinform.ua/rubric-ato/3711575-ssa-pidtrimali-koaliciu-vinisuvaciv-zelenskij-vitae-risenna-bajdena.html" text:style-name="Internet_20_link" text:visited-style-name="Visited_20_Internet_20_Link">
 <text:span text:style-name="T4">
коаліцію</text:span>
 </text:a>
</text:p>
      <text:p text:style-name="P4">
При цьому Мелоні зауважила, що Італія не має на озброєнні винищувачів F-16,тому не зможе постачати їх Україні.</text:p>
      <text:p text:style-name="P4">
Як повідомляв Укрінформ, <text:a xlink:type="simple" xlink:href="https://www.ukrinform.ua/amp/rubric-polytics/3711829-zelenskij-obgovoriv-z-meloni-pidgotovku-ukrainskih-pilotiv.html" text:style-name="Internet_20_link" text:visited-style-name="Visited_20_Internet_20_Link">
 </text:a>
 і у межах робочого візиту до Японії, де відбувається саміт«Групи семи».</text:p>
      <text:p text:style-name="P4">
Source: <text:a xlink:type="simple" xlink:href="https://www.ukrinform.ua/rubric-ato/3712030-italia-rozgladae-mozlivist-navcanna-ukrainskih-pilotiv-meloni.html" text:style-name="Internet_20_link" text:visited-style-name="Visited_20_Internet_20_Link">
https://www.ukrinform.ua/rubric-ato/3712030-italia-rozgladae-mozlivist-navcanna-ukrainskih-pilotiv-meloni.html</text:a>
</text:p>
      <!--NEWS-->
      <text:h text:style-name="P10" text:outline-level="1">
<text:span text:style-name="T4">
Рідні полонених «азовців» розповіли в ролику, як чекають на своїх героїв</text:span>
</text:h>
      <text:p text:style-name="P4">
Authors: Ukrinform (Person)</text:p>
      <text:p text:style-name="P4">
Publisher: Укринформ (Organization)</text:p>
      <text:p text:style-name="P4">
Published Time: 2023-05-20T23:39:00+03:00</text:p>
      <text:p text:style-name="P4">
Modified Time: 2023-05-20T23:39:00+03:00</text:p>
      <text:p text:style-name="P4">
Description: Родини захисників Азовсталі, які перебувають у російському полоні, записали щемливе відео про те, як чекають на своїх героїв удома. — Укрінформ.</text:p>
      <text:p text:style-name="P4">
Images: ['<text:a xlink:type="simple" xlink:href="https://static.ukrinform.com/photos/2018_08/thumb_files/630_360_1533127461-4038.jpeg" text:style-name="Internet_20_link" text:visited-style-name="Visited_20_Internet_20_Link">
630_360_15331...</text:a>
']</text:p>
      <text:p text:style-name="P4">
Tags: ['Азов', 'Азовсталь', 'Маріуполь', 'Відеоролик', 'Полонені', 'Війна з Росією']</text:p>
      <text:p text:style-name="P4">
Type: Article</text:p>
      <!--METADATA-->
      <text:p text:style-name="P4">
<draw:frame draw:style-name="fr1" draw:name="Image216" text:anchor-type="as-char" svg:width="6.9236in" svg:height="3.956343in" draw:z-index="0">
<draw:image xlink:href="../Images/yкринформ/2023-05-20T23-39-00-03-00/630_360_1533127461-4038.jpeg" xlink:type="simple" xlink:show="embed" xlink:actuate="onLoad" draw:mime-type="image/jpeg"/>
</draw:frame>
 Родинизахисників Азовсталі, які перебувають у російському полоні, записали щемливевідео про те, як чекають на своїх героїв удома.</text:p>
      <text:p text:style-name="P4">
Як передає Укрінформ, про це Асоціація родин захисників Азовсталі повідомляє у<text:a xlink:type="simple" xlink:href="https://www.facebook.com/AzovstalFamilies/" text:style-name="Internet_20_link" text:visited-style-name="Visited_20_Internet_20_Link">
 </text:a>
 .</text:p>
      <text:p text:style-name="P4">
20 травня минає рік від виходу оборонців Маріуполя із заводу Азовсталь уворожий полон. "Рік, сповнений болю та безнадії понад двох тисяч родин, ущоденній надії на чудо повернення свого героя додому", - зазначають вАсоціації.</text:p>
      <text:p text:style-name="P4">
"Ці кадри – про розпач і надію водночас. Цілий рік матері, сестри, дружини такохані бійців з "Азову" не знають нічого про своїх рідних. Єдине, що додає силта енергії, – це спогади з минулого та речі, які нагадують про дорогу серцюлюдину. Попри велику тугу на серці, віра цих жінок у найскоріше отриманняїхньої щасливої звістки лишається незгасимою", - ідеться у повідомленні.</text:p>
      <text:p text:style-name="P4">
Асоціація родин захисників <text:a xlink:type="simple" xlink:href="https://www.ukrinform.ua/tag-azovstal" text:style-name="Internet_20_link" text:visited-style-name="Visited_20_Internet_20_Link">
 </text:a>
наголосила, що чекає на повернення гарнізону "Маріуполь" додому і на "ту мить,коли наші сталеві герої зможуть побачити це відео та пишатися своїми не меншсталевими сімʼями".</text:p>
      <text:p text:style-name="P4">
<text:span text:style-name="T4">
Читайте також:</text:span>
 <text:a xlink:type="simple" xlink:href="https://www.ukrinform.ua/rubric-society/3711786-asociacia-rodin-zahisnikiv-azovstali-pidgotuvala-rolik-pro-86-dniv-sprotivu-ukrainskih-geroiv.html" text:style-name="Internet_20_link" text:visited-style-name="Visited_20_Internet_20_Link">
 <text:span text:style-name="T4">
ролик</text:span>
 </text:a>
</text:p>
      <text:p text:style-name="P4">
Як повідомлялося, 20 травня 2022 року гарнізон у Маріуполі вийшов у почеснийполон заради порятунку поранених і гідного поховання тих, хто загинув наАзовсталі.</text:p>
      <text:p text:style-name="P4">
Частина захисників уже повернулася додому, але понад 1900 залишаються вросійському полоні, з них близько 700 бійців полку "Азов". Уже 365 днів вонине мають зв'язку з рідними.</text:p>
      <text:p text:style-name="P4">
Source: <text:a xlink:type="simple" xlink:href="https://www.ukrinform.ua/rubric-ato/3712031-ridni-polonenih-azovciv-rozpovili-v-roliku-ak-cekaut-na-svoih-geroiv.html" text:style-name="Internet_20_link" text:visited-style-name="Visited_20_Internet_20_Link">
https://www.ukrinform.ua/rubric-ato/3712031-ridni-polonenih-azovciv-rozpovili-v-roliku-ak-cekaut-na-svoih-geroiv.html</text:a>
</text:p>
      <!--NEWS-->
      <text:h text:style-name="P10" text:outline-level="1">
<text:span text:style-name="T4">
Donetsk Oblast, Kharkiv, Kharkivska Oblast, Kherson, Khersonska Oblast, Poltavska Oblast(15:2...</text:span>
</text:h>
      <text:p text:style-name="P4">
Authors: liveuamap (Language: en)</text:p>
      <text:p text:style-name="P4">
Time: 2023-05-20T3:24:00</text:p>
      <text:p text:style-name="P4">
Location: Donetsk Oblast (Latitude:48.72744 Longtitude:37.5781)</text:p>
      <text:p text:style-name="P4">
Videos: []</text:p>
      <text:p text:style-name="P4">
Images: []</text:p>
      <text:p text:style-name="P4">
Tags: ["Europe", "Central and Eastern Europe"]</text:p>
      <text:p text:style-name="P4">
ID: 22564209</text:p>
      <!--METADATA-->
      <text:p text:style-name="P4">
Donetsk Oblast, Kharkiv, Kharkivska Oblast, Kherson, Khersonska Oblast,Poltavska Oblast(15:24). Red Alert: aerial threat. Sirens sounding. Take covernow!</text:p>
      <text:p text:style-name="P4">
News Collection Link: <text:a xlink:type="simple" xlink:href="https://liveuamap.com/en/2023/20-may-donetsk-oblast-kharkiv-kharkivska-oblag" text:style-name="Internet_20_link" text:visited-style-name="Visited_20_Internet_20_Link">
https://liveuamap.com/en/2023/20-may-donetsk-oblast-kharkiv-kharkivska-oblag</text:a>
</text:p>
      <text:p text:style-name="P4">
Source: <text:a xlink:type="simple" xlink:href="https://t.me/air_alert_ua/46079" text:style-name="Internet_20_link" text:visited-style-name="Visited_20_Internet_20_Link">
https://t.me/air_alert_ua/46079</text:a>
</text:p>
      <!--NEWS-->
      <text:h text:style-name="P10" text:outline-level="1">
<text:span text:style-name="T4">
Україна і світ — проти російської агресії. Санкції в дії</text:span>
</text:h>
      <text:p text:style-name="P4">
Author: ['АРМІЯINFORM']</text:p>
      <text:p text:style-name="P4">
Time: 2023-05-20T55:00:00-04:00</text:p>
      <text:p text:style-name="P4">
Description: Служба зовнішньої розвідки України продовжує розповідати про санкції та інш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ankcziyi-sumnyj-putin.jpg" text:style-name="Internet_20_link" text:visited-style-name="Visited_20_Internet_20_Link">
sankcziyi-sumnyj-putin.jpg</text:a>
']</text:p>
      <text:p text:style-name="P4">
Tags: []</text:p>
      <text:p text:style-name="P4">
Category: News</text:p>
      <!--METADATA-->
      <text:p text:style-name="P4">
<draw:frame draw:style-name="fr1" draw:name="Image217" text:anchor-type="as-char" svg:width="6.9236in" svg:height="4.32725in" draw:z-index="0">
<draw:image xlink:href="../Images/AРМІЯINFORM/2023-05-20T55-00-00-04-00/sankcziyi-sumnyj-putin.jpg" xlink:type="simple" xlink:show="embed" xlink:actuate="onLoad" draw:mime-type="image/jpeg"/>
</draw:frame>
 Антиросійські санкції. Колаж АрміяInform</text:p>
      <text:p text:style-name="P4">
Служба зовнішньої розвідки України<text:a xlink:type="simple" xlink:href="https://www.facebook.com/SZRUkraine/posts/pfbid02UAqUPovohaaCuP3mo1Qq6ZgJyNjMMN6Yg1fiC2w62thHnAc6T2gbJsRreEvn68h5l" text:style-name="Internet_20_link" text:visited-style-name="Visited_20_Internet_20_Link">
продовжує</text:a>
розповідати про санкції та інші дії міжнародної спільноти, спрямовані протикраїни-терориста.</text:p>
      <text:p text:style-name="P4">
<text:span text:style-name="T4">
Ситуація станом на 19 травня 2023 року</text:span>
</text:p>
      <text:p text:style-name="P4">
Мирний саміт щодо України стане темою обговорення лідерів країн G7 цього тижняв Японії та міністрів закордонних справ країн ЄС на наступному тижні.</text:p>
      <text:p text:style-name="P4">
Німецькі політики планують надавати Україні підтримку у підготовці до початкупереговорів про вступ до Євросоюзу.</text:p>
      <text:p text:style-name="P4">
У Пентагоні заявили, що не заперечуватимуть проти передачі Україніамериканських винищувачів F-16 третіми країнами.</text:p>
      <text:p text:style-name="P4">
Представник Держдепу США Ведант Пател повідомив, що Сполучені Штати разом ізпартнерами продовжать оцінювати розвиток ситуації в Україні й на основі цьогоприйматимуть рішення, які бойові системи можна буде надати українськимвійськовим у перспективі.</text:p>
      <text:p text:style-name="P4">
На саміті Північноатлантичного альянсу у Вільнюсі лідери країн блоку погодятьсекретний документ, який деталізує відповідь на загрози росії. Тисячі сторіноктаємних військових планів вперше від часів Холодної війни визначатимутьоборону від потенційної російської загрози.</text:p>
      <text:p text:style-name="P4">
Міністри оборони країн НАТО обговорюватимуть питання можливої передачі Українізахідних винищувачів на зустрічі у червні, яка передуватиме саміту Альянсу,заявив генсек НАТО Єнс Столтенберг.</text:p>
      <text:p text:style-name="P4">
Генсек НАТО Єнс Столтенберг вважає, що Захід підтримуватиме Україну у війністільки, скільки буде потрібно, і ця підтримка не похитнеться.</text:p>
      <text:p text:style-name="P4">
Американська компанія Red Cat буде готова передати Україні у червні 200високошвидкісних FPV-дронів.</text:p>
      <text:p text:style-name="P4">
Спільне підприємство Укроборонпрому та німецької компанії Rheinmetall маєрозпочати роботу вже в липні.</text:p>
      <text:p text:style-name="P4">
Японія з червня прийматиме українських військових на лікування та реабілітаціюпісля поранень.</text:p>
      <text:p text:style-name="P4">
Високий представник ЄС із зовнішньої політики та політики безпеки ЖозепБоррель запропонував державам-членам збільшити обсяг Європейського фонду миру,з якого фінансується військова допомога Україні, ще на 3,5 мільярда євро.</text:p>
      <text:p text:style-name="P4">
ЄБРР планує збільшити свій капітал на €5 млрд, щоб продовжити підтримкуУкраїни.</text:p>
      <text:p text:style-name="P4">
Четвертий саміт Ради Європи схвалив підсумкову резолюцію, в якій заявив прополітичну підтримку української «формули миру».</text:p>
      <text:p text:style-name="P4">
У ЄС вважають, що знайдуть спосіб подолати вето Угорщини на черговий пакетдопомоги Україні та 11-й пакет санкцій проти росії.</text:p>
      <text:p text:style-name="P4">
Сенат Франції визнав Голодомор геноцидом українського народу.</text:p>
      <text:p text:style-name="P4">
Представники Естонії, Латвії, Литви, Норвегії, Польщі та Фінляндії домовилиськоординувати прикордонний контроль, аби не допустити подальшого ухиляння відсанкцій і незаконного ввезення заборонених товарів на російську територію.</text:p>
      <text:p text:style-name="P4">
<text:span text:style-name="T4">
рф</text:span>
</text:p>
      <text:p text:style-name="P4">
США відкликали експортні привілеї у російської авіакомпанії Smartavia на 180днів.</text:p>
      <text:p text:style-name="P4">
У квітні Японія скоротила імпорт вугілля із росії на 80,8 % порівняно заналогічним періодом минулого року, зрідженого газу — на 10,6 %.</text:p>
      <text:p text:style-name="P4">
За даними імміграційної служби Фінляндії, загалом 1 109 громадян росіїпопросили притулок у Фінляндії, щоб уникнути мобілізації в російську армію.</text:p>
      <text:p text:style-name="P4">
18 травня прем’єр Дорін Речан заявив, що Молдова відмовилася від газу таелектрики рф після початку повномасштабної війни в Україні.</text:p>
      <text:p text:style-name="P4">
Суд у столиці Киргизстану Бішкеку визнав 32-річного чоловіка винним унайманстві і засудив до 10 років позбавлення волі за участь у війні в Україніна боці росії.</text:p>
      <text:p text:style-name="P4">
уряди рф та ірану за безпосередньої участі путіна та президента іранупідписали угоду про співпрацю з фінансування проєктування, будівництва тапостачання товарів і послуг для створення залізниці на ділянці решт — астара вірані. рф збирається надати кредит у € 1,3 млрд із € 1,6 млрд вартості робіт.Водночас счьотная палата рф запропонувала скасувати будівництво на росії 100км шляху між морськими портами находка та восточний через «неможливістьбюджетного фінансування» за умови російської кризи.</text:p>
      <text:p text:style-name="P4">
глава «росатому» ліхачов запропонував путіну спрямувати експорт російськоїнафти з портів Балтики на північний морський шлях як «найпривабливіший інайбезпечніший маршрут» в умовах міжнародних санкцій. Проте експерти ринку небачать економічної доцільності такої ідеї та наявності на рф достатньоїкількості танкерів льодового класу для цілорічної навігації. На їхню думку, настворення умов для таких постачань потрібно багато років.</text:p>
      <text:p text:style-name="P4">
З 2019 року на рф підвищили вік виходу на пенсію, проте це не збільшилокількість зайнятих на ринку праці: обсяг робочої сили знизився на 1,3 млн осіб— до рівня 2005 року (73,6 млн осіб).</text:p>
      <text:p text:style-name="P4">
Дефіцит робітників у російській промисловості досяг історичного максимуму: пронестачу «робочих рук» заявляли 35 % підприємств — найбільше з 1996 року. Такожексперти заявляють, що за умов російської кризи неможливо підготуватикваліфіковані кадри за півроку-рік — треба як мінімум п’ять-сім років.</text:p>
      <text:p text:style-name="P4">
росіяни почали менше купувати меблі, через що виробники мусили знизити ціни нафанеру на 49 %, плити ДСП, ДВП і МДФ — на 26-39 %.</text:p>
      <text:p text:style-name="P4">
акадємія управлєнія прі прєзідєнтє рєспубліки бєлорусь підготувала методичкудля членів інформаційно-пропагандистських груп, у якій пояснює, як требарозповідати білорусам про Другу світову війну. На думку істориків, новаметодичка сама по собі є прикладом фальсифікацій та спотворення інформації.</text:p>
      <text:p text:style-name="P4">
Source: <text:a xlink:type="simple" xlink:href="https://armyinform.com.ua/2023/05/20/ukrayina-i-svit-proty-rosijskoyi-agresiyi-sankcziyi-v-diyi-12/" text:style-name="Internet_20_link" text:visited-style-name="Visited_20_Internet_20_Link">
https://armyinform.com.ua/2023/05/20/ukrayina-i-svit-proty-rosijskoyi-agresiyi-sankcziyi-v-diyi-12/</text:a>
</text:p>
      <!--NEWS-->
      <text:h text:style-name="P10" text:outline-level="1">
<text:span text:style-name="T4">
У Фонді ліквідації наслідків збройної агресії росії вже зібрано близько 62 млрд гривень</text:span>
</text:h>
      <text:p text:style-name="P4">
Author: ['АРМІЯINFORM']</text:p>
      <text:p text:style-name="P4">
Time: 2023-05-20T56:00:00-04:00</text:p>
      <text:p text:style-name="P4">
Description: Уряд уже виділив перші ресурси на виконання програми єВідновлення — 4,4 млрд грн з Фон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enys-shmygal.jpg" text:style-name="Internet_20_link" text:visited-style-name="Visited_20_Internet_20_Link">
denys-shmygal.jpg</text:a>
']</text:p>
      <text:p text:style-name="P4">
Tags: ['STOPRUSSIA', 'АГРЕСІЯ РФ', 'ДЕНИС ШМИГАЛЬ', 'ЄВІДНОВЛЕННЯ', 'КАБІНЕТ МІНІСТРІВ УКРАЇНИ']</text:p>
      <text:p text:style-name="P4">
Category: News</text:p>
      <!--METADATA-->
      <text:p text:style-name="P4">
<draw:frame draw:style-name="fr1" draw:name="Image218" text:anchor-type="as-char" svg:width="6.9236in" svg:height="4.601661in" draw:z-index="0">
<draw:image xlink:href="../Images/AРМІЯINFORM/2023-05-20T56-00-00-04-00/denys-shmygal.jpg" xlink:type="simple" xlink:show="embed" xlink:actuate="onLoad" draw:mime-type="image/jpeg"/>
</draw:frame>
Денис Шмигаль</text:p>
      <text:p text:style-name="P4">
Уряд уже виділив перші ресурси на виконання програми єВідновлення — 4,4 млрдгрн з Фонду ліквідації наслідків збройної агресії. Загалом Урядом вже зібраноу Фонді близько 62 млрд грн. Як передає Урядовий портал, про це повідомивПрем’єр-міністр Денис Шмигаль.</text:p>
      <text:p text:style-name="P4">
Глава Уряду зауважив, що майже половина — вилучені російські кошти.Пріоритетні видатки Фонду — це ремонти житла, критичної інфраструктури,пілотні проєкти відновлення.</text:p>
      <text:p text:style-name="P4">
«Відновлення, яке відбувається вже зараз. Понад тиждень працює програмаєВідновлення. Це виплата коштів на ремонт житла, що було пошкоджене під часвійни. Програма цифровізована, її алгоритм простий та зрозумілий. Вже поданомайже 11,7 тис. заявок, найбільше від жителів Харківщини, Київщини,Миколаївщини», — зазначив Прем’єр-міністр.</text:p>
      <text:p text:style-name="P4">
Денис Шмигаль також повідомив, що Уряд готується до наступного етапукомпенсацій — за зруйноване житло українців, яке не підлягає ремонту.</text:p>
      <text:p text:style-name="P4">
«Регламентуємо роботу комісій, що визначатимуть підстави для отриманнявідшкодувань та видаватимуть житлові сертифікати на купівлю нерухомості. Вонистворюються при органах місцевого самоврядування. Члени комісій мають знатисвої повноваження та чітко виконувати свої функції. Тоді люди отримаютькомпенсацію швидко і без зайвої бюрократії», — підкреслив очільник Уряду.</text:p>
      <text:p text:style-name="P4">
Source: <text:a xlink:type="simple" xlink:href="https://armyinform.com.ua/2023/05/20/fondi-likvidacziyi-naslidkiv-zbrojnoyi-agresiyi-rosiyi-vzhe-maye-blyzko-62-mlrd-gryven/" text:style-name="Internet_20_link" text:visited-style-name="Visited_20_Internet_20_Link">
https://armyinform.com.ua/2023/05/20/fondi-likvidacziyi-naslidkiv-zbrojnoyi-agresiyi-rosiyi-vzhe-maye-blyzko-62-mlrd-gryven/</text:a>
</text:p>
      <!--NEWS-->
      <text:h text:style-name="P10" text:outline-level="1">
<text:span text:style-name="T4">
Українські артилеристи показали, скільки «живе» танк рашистів на полі бою</text:span>
</text:h>
      <text:p text:style-name="P4">
Author: ['АРМІЯINFORM']</text:p>
      <text:p text:style-name="P4">
Time: 2023-05-20T57:00:00-04:00</text:p>
      <text:p text:style-name="P4">
Description: Один постріл — одна ціль. Цей вираз більше стосується снайперів, але наші артилерис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19-2.png" text:style-name="Internet_20_link" text:visited-style-name="Visited_20_Internet_20_Link">
2023-05-19-2.png</text:a>
']</text:p>
      <text:p text:style-name="P4">
Tags: ['STOPRUSSIA', 'АГРЕСІЯ РФ', 'АРТИЛЕРИСТИ', 'АРТИЛЕРІЯ', 'ВІДЕО', 'ВТОРГНЕННЯ РФ']</text:p>
      <text:p text:style-name="P4">
Category: News</text:p>
      <!--METADATA-->
      <text:p text:style-name="P4">
<draw:frame draw:style-name="fr1" draw:name="Image219" text:anchor-type="as-char" svg:width="6.9236in" svg:height="3.721435in" draw:z-index="0">
<draw:image xlink:href="../Images/AРМІЯINFORM/2023-05-20T57-00-00-04-00/2023-05-19-2.png" xlink:type="simple" xlink:show="embed" xlink:actuate="onLoad" draw:mime-type="image/png"/>
</draw:frame>
</text:p>
      <text:p text:style-name="P4">
Один постріл — одна ціль. Цей вираз більше стосується снайперів, але нашіартилеристи доводять, що уміють вражати «жирні» цілі одним снарядом. Танкокупантів за хвилину розлітається в друзки.</text:p>
      <text:p text:style-name="P4">
<text:span text:style-name="T5">
Джерело:<text:a xlink:type="simple" xlink:href="https://www.facebook.com/watch/" text:style-name="Internet_20_link" text:visited-style-name="Visited_20_Internet_20_Link">
Оперативне командування«Захід»</text:a>
</text:span>
</text:p>
      <text:p text:style-name="P4">
Source: <text:a xlink:type="simple" xlink:href="https://armyinform.com.ua/2023/05/20/ukrayinski-artylerysty-pokazaly-skilky-zhyve-tank-rashystiv-na-poli-boyu/" text:style-name="Internet_20_link" text:visited-style-name="Visited_20_Internet_20_Link">
https://armyinform.com.ua/2023/05/20/ukrayinski-artylerysty-pokazaly-skilky-zhyve-tank-rashystiv-na-poli-boyu/</text:a>
</text:p>
      <!--NEWS-->
      <text:h text:style-name="P10" text:outline-level="1">
<text:span text:style-name="T4">
Окупант розповів про значні втрати серед нещодавно мобілізованих — перехоплення ГУР</text:span>
</text:h>
      <text:p text:style-name="P4">
Author: ['АРМІЯINFORM']</text:p>
      <text:p text:style-name="P4">
Time: 2023-05-20T58:00:00-04:00</text:p>
      <text:p text:style-name="P4">
Description: https://youtu.be/jDvmHP_KYzU  Окупант розповідає про значні втрати в живій си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text:p>
      <text:p text:style-name="P4">
Category: News</text:p>
      <!--METADATA-->
      <text:p text:style-name="P4">
Окупант розповідає про значні втрати в живій силі. Підрозділи зс рф, якіпоповнили свої втрати мобілізованим особовим складом, після першого бойовогозіткнення потребують нового поповнення.</text:p>
      <text:p text:style-name="P4">
Про це <text:a xlink:type="simple" xlink:href="https://gur.gov.ua/content/u-nas-5-uzhe-200-ty-y-vse-novenkye.html" text:style-name="Internet_20_link" text:visited-style-name="Visited_20_Internet_20_Link">
повідомляє</text:a>
 ГУР МОУ.</text:p>
      <text:p text:style-name="P4">
«У нас 5 уже 200-ки. И все новенькие…незнаю, рекорд какой-то…», — бідкаєтьсяокупант.</text:p>
      <text:p text:style-name="P4">
Source: <text:a xlink:type="simple" xlink:href="https://armyinform.com.ua/2023/05/20/okupant-rozpovidaye-pro-znachni-vtraty-sered-neshhodavno-mobilizovanyh-gur/" text:style-name="Internet_20_link" text:visited-style-name="Visited_20_Internet_20_Link">
https://armyinform.com.ua/2023/05/20/okupant-rozpovidaye-pro-znachni-vtraty-sered-neshhodavno-mobilizovanyh-gur/</text:a>
</text:p>
      <!--NEWS-->
      <text:h text:style-name="P10" text:outline-level="1">
<text:span text:style-name="T4">
«Українські нацисти» і «радіоактивна хмара» — російські спецслужби вигадують нові фейки</text:span>
</text:h>
      <text:p text:style-name="P4">
Author: ['АРМІЯINFORM']</text:p>
      <text:p text:style-name="P4">
Time: 2023-05-20T59:00:00-04:00</text:p>
      <text:p text:style-name="P4">
Description: Центр протидії дезінформації при РНБО України повідомляє про нові фейки, виявл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ejky-fsb.jpg" text:style-name="Internet_20_link" text:visited-style-name="Visited_20_Internet_20_Link">
fejky-fsb.jpg</text:a>
']</text:p>
      <text:p text:style-name="P4">
Tags: ['РОСІЙСЬКІ ФЕЙКИ', 'ЦПД РНБО']</text:p>
      <text:p text:style-name="P4">
Category: News</text:p>
      <!--METADATA-->
      <text:p text:style-name="P4">
<draw:frame draw:style-name="fr1" draw:name="Image220" text:anchor-type="as-char" svg:width="6.9236in" svg:height="4.615733in" draw:z-index="0">
<draw:image xlink:href="../Images/AРМІЯINFORM/2023-05-20T59-00-00-04-00/fejky-fsb.jpg" xlink:type="simple" xlink:show="embed" xlink:actuate="onLoad" draw:mime-type="image/jpeg"/>
</draw:frame>
 Фейкиросійської пропаганди</text:p>
      <text:p text:style-name="P4">
Центр протидії дезінформації при РНБО України<text:a xlink:type="simple" xlink:href="https://t.me/CenterCounteringDisinformation/5407" text:style-name="Internet_20_link" text:visited-style-name="Visited_20_Internet_20_Link">
повідомляє</text:a>
 про нові фейки,виявлені в заявах російської пропаганди.</text:p>
      <text:p text:style-name="P4">
<text:span text:style-name="T4">
Дезінформація:</text:span>
 У фсб рф заявили, що «радіоактивна хмара насувається зУкраїни до Західної Європи. Зростання радіації вже зафіксовано у Польщі. Хмаравиникла після знищення боєприпасів зі збідненим ураном, поставлених Києву».</text:p>
      <text:p text:style-name="P4">
<text:span text:style-name="T4">
Маніпуляція:</text:span>
 Коментуючи черговий саміт Ради Європи, в мзс рф заявили:«Тим, хто переймається правами людини, не завадило б для початку відвідати„Алею ангелів“ у Донецьку і особисто переконатися в „ефективності“ зброї, якупоставляють уряди, що допомагають українським нацистам чинити розправи надмирним населенням і нашими дітьми».</text:p>
      <text:p text:style-name="P4">
<text:span text:style-name="T4">
Дезінформація:</text:span>
 «„Слава Україні!“ — це естонсько-українська неурядоваорганізація, яка збирала гроші з довірливих естонців нібито для українськоїармії, а насправді… просто забирала всі пожертви собі в кишеню», — заявиларечниця мзс рф м.захарова.</text:p>
      <text:p text:style-name="P4">
Source: <text:a xlink:type="simple" xlink:href="https://armyinform.com.ua/2023/05/20/ukrayinski-naczysty-i-radioaktyvna-hmara-rosijski-speczsluzhby-vygaduyut-novi-fejky/" text:style-name="Internet_20_link" text:visited-style-name="Visited_20_Internet_20_Link">
https://armyinform.com.ua/2023/05/20/ukrayinski-naczysty-i-radioaktyvna-hmara-rosijski-speczsluzhby-vygaduyut-novi-fejky/</text:a>
</text:p>
      <!--NEWS-->
      <text:h text:style-name="P10" text:outline-level="1">
<text:span text:style-name="T4">
Ентоні Блінкен заявив про запровадження нових санкцій проти росії</text:span>
</text:h>
      <text:p text:style-name="P4">
Author: ['АРМІЯINFORM']</text:p>
      <text:p text:style-name="P4">
Time: 2023-05-20T60:00:00-04:00</text:p>
      <text:p text:style-name="P4">
Description: У координації з країнами «Великої Сімки», Австралією та іншими партнерами Сполучені Шт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ntoni-blinken.jpg" text:style-name="Internet_20_link" text:visited-style-name="Visited_20_Internet_20_Link">
entoni-blinken.jpg</text:a>
']</text:p>
      <text:p text:style-name="P4">
Tags: ['АНТИРОСІЙСЬКІ САНКЦІЇ', 'ЕНТОНІ БЛІНКЕН', 'США']</text:p>
      <text:p text:style-name="P4">
Category: News</text:p>
      <!--METADATA-->
      <text:p text:style-name="P4">
<draw:frame draw:style-name="fr1" draw:name="Image221" text:anchor-type="as-char" svg:width="6.9236in" svg:height="3.894525in" draw:z-index="0">
<draw:image xlink:href="../Images/AРМІЯINFORM/2023-05-20T60-00-00-04-00/entoni-blinken.jpg" xlink:type="simple" xlink:show="embed" xlink:actuate="onLoad" draw:mime-type="image/jpeg"/>
</draw:frame>
Ентоні Блінкен</text:p>
      <text:p text:style-name="P4">
У координації з країнами «Великої Сімки», Австралією та іншими партнерамиСполучені Штати запроваджують нові санкції проти росії. Ці санкції посилятьтиск на росію та послаблять російську армію, її економіку та здатністьпідживлювати незаконну агресію проти України.</text:p>
      <text:p text:style-name="P4">
Як <text:a xlink:type="simple" xlink:href="https://ua.usembassy.gov/uk/united-states-imposes-additional-sanctions-and-export-controls-on-russia-in-coordination-with-international-partners/" text:style-name="Internet_20_link" text:visited-style-name="Visited_20_Internet_20_Link">
передає</text:a>
Посольство США в Україні, про це завив Державний секретар Сполучених ШтатівАмерики Ентоні Блінкен.</text:p>
      <text:h text:style-name="P12" text:outline-level="3">
<text:span text:style-name="T4">
Заява Держсекретаря Ентоні Блінкена</text:span>
</text:h>
      <text:p text:style-name="P4">
У координації з країнами «Великої Сімки», Австралією та іншими партнерамиСполучені Штати сьогодні запроваджують нові санкції проти росії за їїнезаконну війну в Україні. Сьогоднішніми діями ми втілюємо нові зобов’язання,взяті під час саміту лідерів «Великої Сімки», і демонструємо нашу спільнурішучість притягнути росію до відповідальності за її зростаючі звірства вУкраїні. Ці санкції також посилюють зобов’язання Сполучених Штатів та їхпартнерів щодо вжиття заходів проти тих, хто допомагає Кремлю в Україні,обходячи наші санкції та заходи щодо забезпечення експортного контролю.</text:p>
      <text:p text:style-name="P4">
У рамках цих дій Держдепартамент накладає санкції на або визначає якзаблоковане майно понад 200 юридичних і фізичних осіб, суден і літаків.Сьогоднішні дії включають занесення до санкційних списків об’єктів, дотичнихдо російської оборонної галузі та пов’язаних з нею матеріально-технічних,технологічних, металургійних та гірничодобувних секторів. Наші дії такожвключають занесення до санкційних списків юридичних та фізичних осіб, якіберуть участь у розширенні майбутнього енерговиробництва та потужностей росії.Ми продовжуємо переслідувати організації та осіб, які беруть участь усистематичній та незаконній депортації українських дітей, а також у крадіжціта транспортуванні вкраденого зерна з України.</text:p>
      <text:p text:style-name="P4">
Сьогоднішні дії також включають занесення до санкційних списків міжнародноїмережі організацій, які займаються закупівлею компонентів для російськоїкомпанії, що виробляє безпілотники «Орлан», які російські війська заразвикористовують у своїй незаконній війні проти України, а також представниківвстановленої росією маріонеткової влади на частинах території України.</text:p>
      <text:p text:style-name="P4">
Ми вживаємо ці заходи у координації з подальшими санкціями, які сьогоднівпроваджує Міністерство фінансів, та додатковими заходами щодо забезпеченняекспортного контролю, оголошеними Міністерством торгівлі. Сполучені Штатипродовжуватимуть підтримувати Україну стільки, скільки буде потрібно.</text:p>
      <text:p text:style-name="P4">
Source: <text:a xlink:type="simple" xlink:href="https://armyinform.com.ua/2023/05/20/entoni-blinken-zayavyv-pro-zaprovadzhennya-novyh-sankcziyi-proty-rosiyi/" text:style-name="Internet_20_link" text:visited-style-name="Visited_20_Internet_20_Link">
https://armyinform.com.ua/2023/05/20/entoni-blinken-zayavyv-pro-zaprovadzhennya-novyh-sankcziyi-proty-rosiyi/</text:a>
</text:p>
      <!--NEWS-->
      <text:h text:style-name="P10" text:outline-level="1">
<text:span text:style-name="T4">
Уряд Кореї шукає можливості надання технічної допомоги для розмінування України</text:span>
</text:h>
      <text:p text:style-name="P4">
Author: ['АРМІЯINFORM']</text:p>
      <text:p text:style-name="P4">
Time: 2023-05-20T61:00:00-04:00</text:p>
      <text:p text:style-name="P4">
Description: Гуманітарне розмінування є одним із пріоритетів українського Уряду. Про це повідомл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riginal-1.jpg" text:style-name="Internet_20_link" text:visited-style-name="Visited_20_Internet_20_Link">
original-1.jpg</text:a>
']</text:p>
      <text:p text:style-name="P4">
Tags: ['КОРЕЯ', 'РОЗМІНУВАННЯ', 'ЮЛІЯ СВИРИДЕНКО']</text:p>
      <text:p text:style-name="P4">
Category: News</text:p>
      <!--METADATA-->
      <text:p text:style-name="P4">
<draw:frame draw:style-name="fr1" draw:name="Image222" text:anchor-type="as-char" svg:width="6.9236in" svg:height="4.613521in" draw:z-index="0">
<draw:image xlink:href="../Images/AРМІЯINFORM/2023-05-20T61-00-00-04-00/original-1.jpg" xlink:type="simple" xlink:show="embed" xlink:actuate="onLoad" draw:mime-type="image/jpeg"/>
</draw:frame>
 ЮліяСвириденко</text:p>
      <text:p text:style-name="P4">
Гуманітарне розмінування є одним із пріоритетів українського Уряду. Про це<text:a xlink:type="simple" xlink:href="https://www.kmu.gov.ua/news/respublika-koreia-rozghliadaie-zbilshennia-tekhnichnoi-dopomohy-dlia-humanitarnoho-rozminuvannia-ukrainskykh-zemel-iuliia-svyrydenko" text:style-name="Internet_20_link" text:visited-style-name="Visited_20_Internet_20_Link">
повідомляє</text:a>
 пресслужба Кабінету Міністрів України.</text:p>
      <text:p text:style-name="P4">
У пріоритеті — обстеження та розмінування 174 тис. кв. км потенційнозабруднених земель України. Цього року Корея вже передала Україні партіюміношукачів та захисне спорядження для саперів, Уряд розраховує і надалі напідтримку Кореї у цій сфері.</text:p>
      <text:p text:style-name="P4">
Це зазначила Перший віцепрем’єр-міністр України — Міністр економіки УкраїниЮлія Свириденко під час зустрічі з Міністром земельних ресурсів,інфраструктури та транспорту Республіки Корея Вон Хі Рьонгом. Захід відбувся врамках візиту української делегації за участю Першої леді Олени Зеленської доРеспубліки Корея.</text:p>
      <text:p text:style-name="P4">
«Україна вдячна Уряду Республіки Корея за системну підтримку у різних галузяхекономіки та окремо щодо надання технічної допомоги у сфері гуманітарногорозмінування. Ми отримали від Кореї 6 машин для розмінування і сподіваємося наподальшу підтримку у цій сфері. Об’єкти інфраструктури та життєзабезпечення,землі сільськогосподарського призначення мають першочергове значення уконтексті розмінування. Україна потребує багато техніки і спеціалістів зрозмінування, щоб процес очищення української землі відбувся якнайшвидше. Мирозраховуємо на підтримку наших міжнародних партнерів», — зауважила ЮліяСвириденко.</text:p>
      <text:p text:style-name="P4">
Питання щодо надання більшої кількості техніки для гуманітарного розмінуваннянаразі знаходиться на розгляді Уряду Кореї. Передбачається, що це питання будевирішено у стислі терміни. Перший віцепрем’єр-міністр додала, що пріоритетщодо розмінування надається Дніпропетровській, Запорізькій, Київській,Миколаївській, Сумській, Харківській, Херсонській, Чернігівській та Черкаськійобластям.</text:p>
      <text:p text:style-name="P4">
Також сторони обговорили питання інвестицій корейського бізнесу в українськіпідприємства та доєднання до відбудови країни не чекаючи закінчення війни.Зокрема, Україна сфокусована на аграрній сфері, зеленій енергетиці, видобуткута перероблювання корисних копалин, зеленій та атомній енергетиці, транспорті,логістиці.</text:p>
      <text:p text:style-name="P4">
«Відбудова України складається з двох частин — негайна допомога длявідновлення зруйнованої інфраструктури та житла і післявоєнна відбудовакраїни. Наразі ми зосереджені на ранній відбудові і закликаємо міжнароднихпартнерів дати сигнал своїм компаніям, що Україна — сприятлива країна дляінвестицій, яка надає багато можливостей і перспектив для розвитку бізнесу.Важливо розуміти, ми не хочемо реконструювати старе, ми прагнемо побудуватинову країну з новітніми технологіями провідних країн світу, в тому числіКореї», — підкреслила Юлія Свириденко.</text:p>
      <text:p text:style-name="P4">
Перший віцепрем’єр-міністр запропонувала корейській стороні взяти під патронажвідбудову одну з областей, яка була під окупацією. З боку корейського Уряду єконсолідована позиція щодо підтримки України на рівні держави та бізнесу, якізацікавлені у відновленні України, і розглядають її економіку для інвестицій.</text:p>
      <text:p text:style-name="P4">
Source: <text:a xlink:type="simple" xlink:href="https://armyinform.com.ua/2023/05/20/uryad-koreyi-shukaye-mozhlyvosti-nadannya-tehnichnoyi-dopomogy-dlya-rozminuvannya-ukrayiny/" text:style-name="Internet_20_link" text:visited-style-name="Visited_20_Internet_20_Link">
https://armyinform.com.ua/2023/05/20/uryad-koreyi-shukaye-mozhlyvosti-nadannya-tehnichnoyi-dopomogy-dlya-rozminuvannya-ukrayiny/</text:a>
</text:p>
      <!--NEWS-->
      <text:h text:style-name="P10" text:outline-level="1">
<text:span text:style-name="T4">
Наші воїни знищили три крилаті ракети «Калібр»</text:span>
</text:h>
      <text:p text:style-name="P4">
Author: ['АРМІЯINFORM']</text:p>
      <text:p text:style-name="P4">
Time: 2023-05-20T62:00:00-04:00</text:p>
      <text:p text:style-name="P4">
Description: Про це повідомляє Генеральний штаб у своєму ранковому зведенні.  «Протягом цієї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hahed-znyshheno.jpg" text:style-name="Internet_20_link" text:visited-style-name="Visited_20_Internet_20_Link">
shahed-znyshheno.jpg</text:a>
']</text:p>
      <text:p text:style-name="P4">
Tags: ['STOPRUSSIA', 'ВІЙНА', 'ВТОРГНЕННЯ РФ', 'ГШ ЗС УКРАЇНИ']</text:p>
      <text:p text:style-name="P4">
Category: News</text:p>
      <!--METADATA-->
      <text:p text:style-name="P4">
<draw:frame draw:style-name="fr1" draw:name="Image223" text:anchor-type="as-char" svg:width="6.9236in" svg:height="3.89908in" draw:z-index="0">
<draw:image xlink:href="../Images/AРМІЯINFORM/2023-05-20T62-00-00-04-00/shahed-znyshheno.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YQznhqzyg69EAbcTMPonoUx8dcoHedM7QA6TPxGjXk5UGVaNtaant44R6nr17o1Gl" text:style-name="Internet_20_link" text:visited-style-name="Visited_20_Internet_20_Link">
повідомляє</text:a>
Генеральний штаб у своєму ранковому зведенні.</text:p>
      <text:p text:style-name="P4">
«Протягом цієї доби наші воїни знищили три крилаті ракети „Калібр“», — йдетьсяу повідомленні.</text:p>
      <text:p text:style-name="P4">
Також зазначається, що за добу підрозділи ракетних військ і артилерії уразили1 пункт управління, 6 районів зосередження озброєння та військової техніки, 2артилерійських підрозділи на вогневих позиціях та 6 станцій радіоелектронноїборотьби противника.</text:p>
      <text:p text:style-name="P4">
Source: <text:a xlink:type="simple" xlink:href="https://armyinform.com.ua/2023/05/20/nashi-voyiny-znyshhyly-16-bpla-shahed-ta-try-krylati-rakety-kalibr/" text:style-name="Internet_20_link" text:visited-style-name="Visited_20_Internet_20_Link">
https://armyinform.com.ua/2023/05/20/nashi-voyiny-znyshhyly-16-bpla-shahed-ta-try-krylati-rakety-kalibr/</text:a>
</text:p>
      <!--NEWS-->
      <text:h text:style-name="P10" text:outline-level="1">
<text:span text:style-name="T4">
Данія готова навчати українських пілотів керувати винищувачами F-16 — Голова Верховної Ради України</text:span>
</text:h>
      <text:p text:style-name="P4">
Author: ['АРМІЯINFORM']</text:p>
      <text:p text:style-name="P4">
Time: 2023-05-20T63:00:00-04:00</text:p>
      <text:p text:style-name="P4">
Description: «Гарні новини від наших данських друзів та партнерів», — повідомив Голова Верховної Р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tefanchuk-daniya.jpg" text:style-name="Internet_20_link" text:visited-style-name="Visited_20_Internet_20_Link">
stefanchuk-daniya.jpg</text:a>
']</text:p>
      <text:p text:style-name="P4">
Tags: ['ДАНІЯ', 'ДОПОМОГА ПАРТНЕРІВ', 'РУСЛАН СТЕФАНЧУК']</text:p>
      <text:p text:style-name="P4">
Category: News</text:p>
      <!--METADATA-->
      <text:p text:style-name="P4">
<draw:frame draw:style-name="fr1" draw:name="Image224" text:anchor-type="as-char" svg:width="6.9236in" svg:height="4.615733in" draw:z-index="0">
<draw:image xlink:href="../Images/AРМІЯINFORM/2023-05-20T63-00-00-04-00/stefanchuk-daniya.jpg" xlink:type="simple" xlink:show="embed" xlink:actuate="onLoad" draw:mime-type="image/jpeg"/>
</draw:frame>
</text:p>
      <text:p text:style-name="P4">
«Гарні новини від наших данських друзів та партнерів», —<text:a xlink:type="simple" xlink:href="https://www.facebook.com/stefanchuk.official/posts/pfbid0NbMeZVfRTaVY9RLMZ2fSkVjoRMXDJPBSdvojM4jcFKbocREt5xHD5mUBFzZPwettl" text:style-name="Internet_20_link" text:visited-style-name="Visited_20_Internet_20_Link">
повідомив</text:a>
Голова Верховної Ради України Руслан Стефанчук.</text:p>
      <text:p text:style-name="P4">
«Данія готова навчати українських пілотів керувати винищувачами F-16!</text:p>
      <text:p text:style-name="P4">
Данія вже найближчим часом розпочинає обговорювати конкретний план навчаннянаших пілотів.</text:p>
      <text:p text:style-name="P4">
І для Данії це буде пріоритетне завдання!</text:p>
      <text:p text:style-name="P4">
Дякую в.о. міністра оборони Данії Троельсу Люнд Поульсену, з яким я сьогоднімав зустріч, за це рішення!</text:p>
      <text:p text:style-name="P4">
Це ще один важливий крок для наближення нашої Перемоги.</text:p>
      <text:p text:style-name="P4">
Спільної Перемоги!» — написав Руслан Стефанчук.</text:p>
      <text:p text:style-name="P4">
Source: <text:a xlink:type="simple" xlink:href="https://armyinform.com.ua/2023/05/20/golova-verhovnoyi-rady-ukrayiny-podilyvsya-garnymy-novynamy-z-daniyi/" text:style-name="Internet_20_link" text:visited-style-name="Visited_20_Internet_20_Link">
https://armyinform.com.ua/2023/05/20/golova-verhovnoyi-rady-ukrayiny-podilyvsya-garnymy-novynamy-z-daniyi/</text:a>
</text:p>
      <!--NEWS-->
      <text:h text:style-name="P10" text:outline-level="1">
<text:span text:style-name="T4">
70 бойових зіткнень відбулося на Лиманському, Бахмутському, Авдіївському та Мар’їнському напрямках</text:span>
</text:h>
      <text:p text:style-name="P4">
Author: ['АРМІЯINFORM']</text:p>
      <text:p text:style-name="P4">
Time: 2023-05-20T64:00:00-04:00</text:p>
      <text:p text:style-name="P4">
Description: Про це повідомляє Генеральний штаб ЗСУ.  «Противник і надалі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76912332-614.jpg" text:style-name="Internet_20_link" text:visited-style-name="Visited_20_Internet_20_Link">
630_360_1676912332-614.jpg</text:a>
']</text:p>
      <text:p text:style-name="P4">
Tags: ['STOPRUSSIA', 'ВІЙНА', 'ВТОРГНЕННЯ РФ', 'ГЕНЕРАЛЬНИЙ ШТАБ ЗС УКРАЇНИ']</text:p>
      <text:p text:style-name="P4">
Category: News</text:p>
      <!--METADATA-->
      <text:p text:style-name="P4">
<draw:frame draw:style-name="fr1" draw:name="Image225" text:anchor-type="as-char" svg:width="6.9236in" svg:height="3.956343in" draw:z-index="0">
<draw:image xlink:href="../Images/AРМІЯINFORM/2023-05-20T64-00-00-04-00/630_360_1676912332-614.jpg" xlink:type="simple" xlink:show="embed" xlink:actuate="onLoad" draw:mime-type="image/jpeg"/>
</draw:frame>
 Ілюстративне фото <text:span text:style-name="T4">
🔥Ситуація щодо російського вторгнення</text:span>
</text:p>
      <text:p text:style-name="P4">
Про це<text:a xlink:type="simple" xlink:href="https://www.facebook.com/GeneralStaff.ua/posts/pfbid0YQznhqzyg69EAbcTMPonoUx8dcoHedM7QA6TPxGjXk5UGVaNtaant44R6nr17o1Gl" text:style-name="Internet_20_link" text:visited-style-name="Visited_20_Internet_20_Link">
повідо</text:a>
<text:a xlink:type="simple" xlink:href="https://www.facebook.com/GeneralStaff.ua/posts/pfbid0YQznhqzyg69EAbcTMPonoUx8dcoHedM7QA6TPxGjXk5UGVaNtaant44R6nr17o1Gl" text:style-name="Internet_20_link" text:visited-style-name="Visited_20_Internet_20_Link">
мляє</text:a>
Генеральний штаб ЗСУ.</text:p>
      <text:p text:style-name="P4">
«Противник і надалі зосереджує основні зусилля на Лиманському, Бахмутському,Авдіївському та Мар’їнському напрямках. Протягом доби відбулось 70 бойовихзіткнень на зазначених ділянках фронту. Найзапекліші бої - за Бахмут таМар’їнку», - йдеться у повідомленні.</text:p>
      <text:p text:style-name="P4">
Зазначається, що на Бахмутському напрямку ворог продовжує вести наступальнідії. Тривають важкі бої за місто Бахмут. Також противник вів безуспішнінаступальні дії у напрямку населених пунктів Іванівське та Біла Гора.</text:p>
      <text:p text:style-name="P4">
Окупанти завдали авіаційних ударів в районах населених пунктів Оріхово-Василівка, Бахмут, Іванівське, Ступочки та Біла Гора. Від ворожих обстрілівпостраждали Васюківка, Оріхово-Василівка, Григорівка, Богданівка, Бахмут,Іванівське, Часів Яр, Предтечине, Біла Гора, Диліївка, Дружба та ПівнічнеДонецької області.</text:p>
      <text:p text:style-name="P4">
На Авдіївському напрямку противник вів наступальні дії у напрямкуНовокалинового, Степового, Авдіївки та Первомайського, успіху не мав. Протягомдоби завдав авіаудару в районі Авдіївки. Здійснив артилерійські обстрілипоблизу Новокалинового, Бердичів, Авдіївки, Тоненького, Первомайського,Карлівки та Невельського Донецької області.</text:p>
      <text:p text:style-name="P4">
На Мар’їнському напрямку підрозділи сил оборони відбили численні атакипротивника в районі міста Мар’їнка. Обстрілів зазнали Красногорівка,Георгіївка, Мар’їнка, Курахове та Катеринівка Донецької області.</text:p>
      <text:p text:style-name="P4">
Source: <text:a xlink:type="simple" xlink:href="https://armyinform.com.ua/2023/05/20/70-bojovyh-zitknen-vidbulosya-na-lymanskomu-bahmutskomu-avdiyivskomu-ta-maryinskomu-napryamkah/" text:style-name="Internet_20_link" text:visited-style-name="Visited_20_Internet_20_Link">
https://armyinform.com.ua/2023/05/20/70-bojovyh-zitknen-vidbulosya-na-lymanskomu-bahmutskomu-avdiyivskomu-ta-maryinskomu-napryamkah/</text:a>
</text:p>
      <!--NEWS-->
      <text:h text:style-name="P10" text:outline-level="1">
<text:span text:style-name="T4">
Окупанти продовжують привласнювати нерухомість громадян України на ТОТ</text:span>
</text:h>
      <text:p text:style-name="P4">
Author: ['АРМІЯINFORM']</text:p>
      <text:p text:style-name="P4">
Time: 2023-05-20T65:00:00-04:00</text:p>
      <text:p text:style-name="P4">
Description: Ворог продовжує вживати додаткових заходів щодо протиправного привласнення нерухом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rodery-2.jpg" text:style-name="Internet_20_link" text:visited-style-name="Visited_20_Internet_20_Link">
marodery-2.jpg</text:a>
']</text:p>
      <text:p text:style-name="P4">
Tags: ['STOPRUSSIA', 'АГРЕСІЯ РФ', 'ВТОРГНЕННЯ РФ', 'ССО', 'ТИМЧАСОВО ОКУПОВАНІ ТЕРИТОРІЇ', 'ЦЕНТР НАЦІОНАЛЬНОГО СПРОТИВУ']</text:p>
      <text:p text:style-name="P4">
Category: News</text:p>
      <!--METADATA-->
      <text:p text:style-name="P4">
<draw:frame draw:style-name="fr1" draw:name="Image226" text:anchor-type="as-char" svg:width="6.9236in" svg:height="4.615733in" draw:z-index="0">
<draw:image xlink:href="../Images/AРМІЯINFORM/2023-05-20T65-00-00-04-00/marodery-2.jpg" xlink:type="simple" xlink:show="embed" xlink:actuate="onLoad" draw:mime-type="image/jpeg"/>
</draw:frame>
Мародери «другої армії світу». Колаж: АрміяInform</text:p>
      <text:p text:style-name="P4">
Ворог продовжує вживати додаткових заходів щодо протиправного привласненнянерухомості та іншого майна громадян України, які вимушено покинули тимчасовоокуповані території (ТОТ).</text:p>
      <text:p text:style-name="P4">
Про це <text:a xlink:type="simple" xlink:href="https://sprotyv.mod.gov.ua/okupanty-prodovzhuyut-pryvlasnyuvaty-neruhomist-gromadyan-ukrayiny-na-tot/" text:style-name="Internet_20_link" text:visited-style-name="Visited_20_Internet_20_Link">
повідомляє</text:a>
 Центр національногоспротиву Сил спеціальних операцій України.</text:p>
      <text:p text:style-name="P4">
Так, 12 травня «гауляйтер» так званої лнр пасєчнік підписав «указ» щодо«особливостей отримання права власності на безгосподарну нерухомість». Суть«указу» зводиться до того, що органи окупаційної адміністрації можутьзвертатись до окупаційного ж «суду» з питанням «націоналізації» нерухомості,що належить громадянам України, яким довелось евакуюватись з ТОТ, і яка вжепротягом 3 місяців визнана як «безгосподарська» тими ж самими органамиокупаційної адміністрації.</text:p>
      <text:p text:style-name="P4">
Аналогічний «документ» був підписаний гауляйтером «днр» пушиліним 10 травня.</text:p>
      <text:p text:style-name="P4">
Такі самі процеси відбуваються і на ТОТ Херсонської та Запорізької областей,де підрозділам російських окупаційних військ та колаборантам також «передаютьу власність» земельні ділянки, будинки та приватні квартири.</text:p>
      <text:p text:style-name="P4">
Центр Національного Спротиву наголошує, що вся територія України будезвільнена від окупантів, а майно буде повернуто законним власникам. «Щобпришвидшити це, ми закликаємо інформувати про розміщення та пересуванняворога», — зазначає ЦНС ССО.</text:p>
      <text:p text:style-name="P4">
Source: <text:a xlink:type="simple" xlink:href="https://armyinform.com.ua/2023/05/20/okupanty-prodovzhuyut-pryvlasnyuvaty-neruhomist-gromadyan-ukrayiny-na-tot/" text:style-name="Internet_20_link" text:visited-style-name="Visited_20_Internet_20_Link">
https://armyinform.com.ua/2023/05/20/okupanty-prodovzhuyut-pryvlasnyuvaty-neruhomist-gromadyan-ukrayiny-na-tot/</text:a>
</text:p>
      <!--NEWS-->
      <text:h text:style-name="P10" text:outline-level="1">
<text:span text:style-name="T4">
Знищено 20 ударних безпілотників Shahed-136/131</text:span>
</text:h>
      <text:p text:style-name="P4">
Author: ['АРМІЯINFORM']</text:p>
      <text:p text:style-name="P4">
Time: 2023-05-20T66:00:00-04:00</text:p>
      <text:p text:style-name="P4">
Description: Про це повідомляє командування Повітряних Сил ЗСУ:    «Після опівночі 20 травня 2023 ро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hahed-geran-3.jpg" text:style-name="Internet_20_link" text:visited-style-name="Visited_20_Internet_20_Link">
shahed-geran-3.jpg</text:a>
']</text:p>
      <text:p text:style-name="P4">
Tags: ['STOPRUSSIA', 'АГРЕСІЯ РФ', 'ХРОНІКА ОБОРОНИ']</text:p>
      <text:p text:style-name="P4">
Category: News</text:p>
      <!--METADATA-->
      <text:p text:style-name="P4">
<draw:frame draw:style-name="fr1" draw:name="Image227" text:anchor-type="as-char" svg:width="6.9236in" svg:height="3.638422in" draw:z-index="0">
<draw:image xlink:href="../Images/AРМІЯINFORM/2023-05-20T66-00-00-04-00/shahed-geran-3.jpg" xlink:type="simple" xlink:show="embed" xlink:actuate="onLoad" draw:mime-type="image/jpeg"/>
</draw:frame>
Ілюстративне фото</text:p>
      <text:p text:style-name="P4">
Про це<text:a xlink:type="simple" xlink:href="https://www.facebook.com/kpszsu/posts/pfbid02EZ2dx7ghjLS98qYSJG9YSVYT8ANeVPNjerr8CbY7LbEJnCPjsXQd3xvcY64KxLGol" text:style-name="Internet_20_link" text:visited-style-name="Visited_20_Internet_20_Link">
повідомляє</text:a>
командування Повітряних Сил ЗСУ:</text:p>
      <text:p text:style-name="P4">
«Після опівночі 20 травня 2023 року російські окупанти атакували Україну зпівнічного напрямку 18-ма ударними дронами Shahed-136/131, які спрямували наКиївщину.</text:p>
      <text:p text:style-name="P4">
Усі — знищено силами та засобами повітряного командування «Центр» ПовітрянихСил.</text:p>
      <text:p text:style-name="P4">
Також наприкінці доби 19 травня на східному напрямку в зоні відповідальностіповітряного командування «Схід» знищено два ударні дрони типу Shahed, а напівденному напрямку в зоні відповідальності повітряного командування «Південь»знищено розвідувальний БПЛА «Мерлін-ВР».</text:p>
      <text:p text:style-name="P4">
Протягом минулої та поточної доби тактична авіація Повітряних Сил здійснила до30 літаковильотів на вогневе ураження та винищувальне авіаційне прикриття».</text:p>
      <text:p text:style-name="P4">
Source: <text:a xlink:type="simple" xlink:href="https://armyinform.com.ua/2023/05/20/znyshheno-20-udarnyh-bezpilotnykiv-shahed-136-131/" text:style-name="Internet_20_link" text:visited-style-name="Visited_20_Internet_20_Link">
https://armyinform.com.ua/2023/05/20/znyshheno-20-udarnyh-bezpilotnykiv-shahed-136-131/</text:a>
</text:p>
      <!--NEWS-->
      <text:h text:style-name="P10" text:outline-level="1">
<text:span text:style-name="T4">
Українські захисники за добу ліквідували понад 600 окупантів, знищили 4 танки і 19 артсистем</text:span>
</text:h>
      <text:p text:style-name="P4">
Author: ['АРМІЯINFORM']</text:p>
      <text:p text:style-name="P4">
Time: 2023-05-20T67:00:00-04:00</text:p>
      <text:p text:style-name="P4">
Description: Загальні бойові втрати противника з 24.02.22 по 20.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1684559916-scaled.jpeg" text:style-name="Internet_20_link" text:visited-style-name="Visited_20_Internet_20_Link">
photo1684559916-scaled.jpeg</text:a>
']</text:p>
      <text:p text:style-name="P4">
Tags: ['STOPRUSSIA', 'АГРЕСІЯ РФ', 'ВТРАТИ ВОРОГА']</text:p>
      <text:p text:style-name="P4">
Category: News</text:p>
      <!--METADATA-->
      <text:p text:style-name="P4">
<draw:frame draw:style-name="fr1" draw:name="Image228" text:anchor-type="as-char" svg:width="6.9236in" svg:height="6.987066in" draw:z-index="0">
<draw:image xlink:href="../Images/AРМІЯINFORM/2023-05-20T67-00-00-04-00/photo1684559916-scaled.jpeg" xlink:type="simple" xlink:show="embed" xlink:actuate="onLoad" draw:mime-type="image/jpeg"/>
</draw:frame>
</text:p>
      <text:p text:style-name="P4">
Загальні бойові втрати противника з 24.02.22 по 20.05.23 орієнтовностановлять:</text:p>
      <ul>
        <li>
особового складу ‒ близько 202430 (+670) осіб ліквідовано  * танків ‒ 3781 (+4) од,  * бойових броньованих машин ‒ 7382 (+5) од,  * артилерійських систем — 3229 (+19) од,  * РСЗВ — 564 (+0) од,  * засоби ППО ‒ 325 (+6) од,  * літаків — 308 (+0) од,  * гелікоптерів — 294 (+0) од,  * БПЛА оперативно-тактичного рівня — 2801 (+32),  * крилаті ракети ‒ 1011 (+0),  * кораблі /катери ‒ 18 (+0) од,  * автомобільної техніки та автоцистерн — 6103 (+20) од,  * спеціальна техніка ‒ 423 (+4).</li>
      </ul>
      <text:p text:style-name="P4">
Дані уточнюються.</text:p>
      <text:p text:style-name="P4">
Джерело: <text:a xlink:type="simple" xlink:href="https://www.facebook.com/GeneralStaff.ua/posts/pfbid02fmTj63LjXWhyex4jBX2gWL2UrL55WVEy7Ze57DppqX54S863DWFauJsPMJiravh8l" text:style-name="Internet_20_link" text:visited-style-name="Visited_20_Internet_20_Link">
Генеральний штаб Збройних Сил України</text:a>
</text:p>
      <text:p text:style-name="P4">
Source: <text:a xlink:type="simple" xlink:href="https://armyinform.com.ua/2023/05/20/ukrayinski-zahysnyky-za-dobu-likviduvaly-ponad-600-okupantiv-znyshhyly-4-tanky-i-19-artsystem/" text:style-name="Internet_20_link" text:visited-style-name="Visited_20_Internet_20_Link">
https://armyinform.com.ua/2023/05/20/ukrayinski-zahysnyky-za-dobu-likviduvaly-ponad-600-okupantiv-znyshhyly-4-tanky-i-19-artsystem/</text:a>
</text:p>
      <!--NEWS-->
      <text:h text:style-name="P10" text:outline-level="1">
<text:span text:style-name="T4">
В Україні хвилина мовчання</text:span>
</text:h>
      <text:p text:style-name="P4">
Author: ['АРМІЯINFORM']</text:p>
      <text:p text:style-name="P4">
Time: 2023-05-20T68: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andle.gif" text:style-name="Internet_20_link" text:visited-style-name="Visited_20_Internet_20_Link">
candle.gif</text:a>
']</text:p>
      <text:p text:style-name="P4">
Tags: []</text:p>
      <text:p text:style-name="P4">
Category: News</text:p>
      <!--METADATA-->
      <text:p text:style-name="P4">
<draw:frame draw:style-name="fr1" draw:name="Image229" text:anchor-type="as-char" svg:width="6.9236in" svg:height="3.895992in" draw:z-index="0">
<draw:image xlink:href="../Images/AРМІЯINFORM/2023-05-20T68-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20/v-ukrayini-hvylyna-movchannya-2/" text:style-name="Internet_20_link" text:visited-style-name="Visited_20_Internet_20_Link">
https://armyinform.com.ua/2023/05/20/v-ukrayini-hvylyna-movchannya-2/</text:a>
</text:p>
      <!--NEWS-->
      <text:h text:style-name="P10" text:outline-level="1">
<text:span text:style-name="T4">
Перемога у сучасних конфліктах напряму залежить від науково-технічної потужності країни — начальник Генштабу ЗС України</text:span>
</text:h>
      <text:p text:style-name="P4">
Author: ['АРМІЯINFORM']</text:p>
      <text:p text:style-name="P4">
Time: 2023-05-20T69:00:00-04:00</text:p>
      <text:p text:style-name="P4">
Description: Начальник Генерального штабу Збройних Сил України генерал-лейтенант Сергій Шапт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auka.jpg" text:style-name="Internet_20_link" text:visited-style-name="Visited_20_Internet_20_Link">
nauka.jpg</text:a>
']</text:p>
      <text:p text:style-name="P4">
Tags: ['ГШ ЗСУ', 'ДЕНЬ НАУКИ', 'НАЧАЛЬНИК ГЕНЕРАЛЬНОГО ШТАБУ ЗС УКРАЇНИ', 'ПРИВІТАННЯ']</text:p>
      <text:p text:style-name="P4">
Category: News</text:p>
      <!--METADATA-->
      <text:p text:style-name="P4">
<draw:frame draw:style-name="fr1" draw:name="Image230" text:anchor-type="as-char" svg:width="6.9236in" svg:height="7.000529in" draw:z-index="0">
<draw:image xlink:href="../Images/AРМІЯINFORM/2023-05-20T69-00-00-04-00/nauka.jpg" xlink:type="simple" xlink:show="embed" xlink:actuate="onLoad" draw:mime-type="image/jpeg"/>
</draw:frame>
</text:p>
      <text:p text:style-name="P4">
Начальник Генерального штабу Збройних Сил України генерал-лейтенант СергійШаптала привітав військових науковців з Днем науки.</text:p>
      <text:p text:style-name="P4">
«З перших днів свого існування наука тісно пов’язана з війною. А перемога усучасних конфліктах напряму залежить від науково-технічної потужності країни.</text:p>
      <text:p text:style-name="P4">
Дякую військовим науковцям за ті зусилля, яких ви докладаєте на ниві розвиткувоєнної науки. Вже сьогодні отримані вами результати стають складовою нашоїмайбутньої перемоги»,<text:a xlink:type="simple" xlink:href="https://www.facebook.com/GeneralStaff.ua/posts/pfbid02yRdj2fFBn18XDm4ePwKMXYUdYi5PugWhU5waAJZd6HGv4HfGtrYNE5rackUNkmFEl" text:style-name="Internet_20_link" text:visited-style-name="Visited_20_Internet_20_Link">
зазначив</text:a>
начальник Генштабу ЗС України.</text:p>
      <text:p text:style-name="P4">
Генерал-лейтенант Сергій Шаптала побажав військовим науковцям натхнення, новихзвершень і досягнень на науковій ниві.</text:p>
      <text:p text:style-name="P4">
— Проявляйте свої здібності, реалізуйте знання й задуми, заперечуйте очевидне,формуйте теорії та гіпотези, предметно та об’єктивно розглядайте світ. Країна,яка володіє знаннями — сильна й непереможна. Тож разом до перемоги! —наголосив генерал-лейтенант Сергій Шаптала.</text:p>
      <text:p text:style-name="P4">
Source: <text:a xlink:type="simple" xlink:href="https://armyinform.com.ua/2023/05/20/peremoga-u-suchasnyh-konfliktah-napryamu-zalezhyt-vid-naukovo-tehnichnoyi-potuzhnosti-krayiny-nachalnyk-genshtabu-zs-ukrayiny/" text:style-name="Internet_20_link" text:visited-style-name="Visited_20_Internet_20_Link">
https://armyinform.com.ua/2023/05/20/peremoga-u-suchasnyh-konfliktah-napryamu-zalezhyt-vid-naukovo-tehnichnoyi-potuzhnosti-krayiny-nachalnyk-genshtabu-zs-ukrayiny/</text:a>
</text:p>
      <!--NEWS-->
      <text:h text:style-name="P10" text:outline-level="1">
<text:span text:style-name="T4">
Привітання Міністра оборони України з нагоди Дня науки</text:span>
</text:h>
      <text:p text:style-name="P4">
Author: ['АРМІЯINFORM']</text:p>
      <text:p text:style-name="P4">
Time: 2023-05-20T70:00:00-04:00</text:p>
      <text:p text:style-name="P4">
Description: Військові науковці — інтелектуальна броня Збройних Сил України.    День наук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0c6992e7ac43b93333635b16c39a81059caf3ab.jpeg" text:style-name="Internet_20_link" text:visited-style-name="Visited_20_Internet_20_Link">
a0c6992e7ac43b93333635b16c39a81059caf3ab.jpeg</text:a>
']</text:p>
      <text:p text:style-name="P4">
Tags: ['STOPRUSSIA', 'АГРЕСІЯ РФ', 'ДЕНЬ НАУКИ']</text:p>
      <text:p text:style-name="P4">
Category: News</text:p>
      <!--METADATA-->
      <text:p text:style-name="P4">
<draw:frame draw:style-name="fr1" draw:name="Image231" text:anchor-type="as-char" svg:width="6.9236in" svg:height="6.9236in" draw:z-index="0">
<draw:image xlink:href="../Images/AРМІЯINFORM/2023-05-20T70-00-00-04-00/a0c6992e7ac43b93333635b16c39a81059caf3ab.jpeg" xlink:type="simple" xlink:show="embed" xlink:actuate="onLoad" draw:mime-type="image/jpeg"/>
</draw:frame>
</text:p>
      <text:p text:style-name="P4">
Військові науковці — інтелектуальна броня Збройних Сил України.</text:p>
      <text:p text:style-name="P4">
День науки — професійне свято, яке об’єднує представників української науковоїспільноти, зокрема й наукових і науково-педагогічних працівників сфериоборони, — саме тих, чий розум, талант та здібності стоять на варті захистудержави.</text:p>
      <text:p text:style-name="P4">
Вдячний за натхненну працю, генерування нових рішень, що підвищують рівеньбоєздатності Збройних Сил України, цементують перемовну позицію з партнерами,допомагають ефективно протидіяти ворогу та торувати шлях до нашої перемоги.</text:p>
      <text:p text:style-name="P4">
Військові науковці інтегрують новітні зразки озброєння та військової техніки,пишуть літопис російсько-української війни, акумулюють її практичний досвід,досліджують затрофеєну техніку та засоби ракетно-повітряного нападупротивника, працюють над розширенням бойових можливостей вітчизняноїноменклатури озброєння. Без кваліфікованого науково-експертного супроводженняскладно уявити прогресивний розвиток.</text:p>
      <text:p text:style-name="P4">
На наших очах в боях гартується нова армія — сучасна та високотехнологічна — зпотужним потенціалом для набуття майбутніх спроможностей. Збройні Сили Україниде-факто підтверджують свою відповідність стандартам НАТО. Наші фахівці нетільки апробують, а й безпосередньо долучаються до їх розроблення тавдосконалення.</text:p>
      <text:p text:style-name="P4">
Таким унікальним бойовим досвідом, можливостями здійснення випробувань всієїлінійки техніки та озброєння в реальних бойових умовах, наразі не володієніхто у світі.</text:p>
      <text:p text:style-name="P4">
Свідомий того, що перемога завжди за тими, хто здатен на ризик та мислитьнестандартно. Із цієї війни ми маємо вийти сильнішими: інтелектуально таресурсно. Пишаюся, що в лавах українського війська стільки талановитих ікомпетентних спеціалістів. Нехай кожне ваше перспективне напрацювання такреативна ідея збережуть життя наших хоробрих захисників і захисниць,пришвидшать відновлення миру в державі.</text:p>
      <text:p text:style-name="P4">
Слава Україні!</text:p>
      <text:p text:style-name="P4">
Разом переможемо!</text:p>
      <text:p text:style-name="P4">
Міністр оборони України​ Олексій РЕЗНІКОВ</text:p>
      <text:p text:style-name="P4">
Джерело: <text:a xlink:type="simple" xlink:href="https://www.mil.gov.ua/news/2023/05/20/privitannya-ministra-oboroni-ukraini-z-nagodi-dnya-nauki/" text:style-name="Internet_20_link" text:visited-style-name="Visited_20_Internet_20_Link">
Міністерство оборониУкраїни</text:a>
</text:p>
      <text:p text:style-name="P4">
Source: <text:a xlink:type="simple" xlink:href="https://armyinform.com.ua/2023/05/20/pryvitannya-ministra-oborony-ukrayiny-z-nagody-dnya-nauky/" text:style-name="Internet_20_link" text:visited-style-name="Visited_20_Internet_20_Link">
https://armyinform.com.ua/2023/05/20/pryvitannya-ministra-oborony-ukrayiny-z-nagody-dnya-nauky/</text:a>
</text:p>
      <!--NEWS-->
      <text:h text:style-name="P10" text:outline-level="1">
<text:span text:style-name="T4">
Олександр Павлюк з офіційним візитом відвідав ЛитПолУкрбриг</text:span>
</text:h>
      <text:p text:style-name="P4">
Author: ['АРМІЯINFORM']</text:p>
      <text:p text:style-name="P4">
Time: 2023-05-20T71:00:00-04:00</text:p>
      <text:p text:style-name="P4">
Description: Перший заступник Міністра оборони України генерал-лейтенант Олександр Павлюк з офіцій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256387_550146720612432_3081993245859745191_n.jpg" text:style-name="Internet_20_link" text:visited-style-name="Visited_20_Internet_20_Link">
348256387_550146720612432_3081993245859745191_n.jpg</text:a>
', '<text:a xlink:type="simple" xlink:href="https://armyinform.com.ua/wp-content/uploads/2023/05/347787472_6074880295963781_5804756396468514063_n-150x150.jpg" text:style-name="Internet_20_link" text:visited-style-name="Visited_20_Internet_20_Link">
347787472_6074880295963781_5804756396468514063_n-150x150.jpg</text:a>
', '<text:a xlink:type="simple" xlink:href="https://armyinform.com.ua/wp-content/uploads/2023/05/347787483_257383186815913_1018632755224371720_n-150x150.jpg" text:style-name="Internet_20_link" text:visited-style-name="Visited_20_Internet_20_Link">
347787483_257383186815913_1018632755224371720_n-150x150.jpg</text:a>
', '<text:a xlink:type="simple" xlink:href="https://armyinform.com.ua/wp-content/uploads/2023/05/347813394_983146436056753_3346675022724948991_n-150x150.jpg" text:style-name="Internet_20_link" text:visited-style-name="Visited_20_Internet_20_Link">
347813394_983146436056753_3346675022724948991_n-150x150.jpg</text:a>
', '<text:a xlink:type="simple" xlink:href="https://armyinform.com.ua/wp-content/uploads/2023/05/347817495_278103357973489_3108038134601735375_n-150x150.jpg" text:style-name="Internet_20_link" text:visited-style-name="Visited_20_Internet_20_Link">
347817495_278103357973489_3108038134601735375_n-150x150.jpg</text:a>
', '<text:a xlink:type="simple" xlink:href="https://armyinform.com.ua/wp-content/uploads/2023/05/347830592_619306790119884_7097148282221102763_n-150x150.jpg" text:style-name="Internet_20_link" text:visited-style-name="Visited_20_Internet_20_Link">
347830592_619306790119884_7097148282221102763_n-150x150.jpg</text:a>
', '<text:a xlink:type="simple" xlink:href="https://armyinform.com.ua/wp-content/uploads/2023/05/347852408_230901716236906_7352957951221866074_n-150x150.jpg" text:style-name="Internet_20_link" text:visited-style-name="Visited_20_Internet_20_Link">
347852408_230901716236906_7352957951221866074_n-150x150.jpg</text:a>
', '<text:a xlink:type="simple" xlink:href="https://armyinform.com.ua/wp-content/uploads/2023/05/347889303_187726110453557_6378915450500703811_n-150x150.jpg" text:style-name="Internet_20_link" text:visited-style-name="Visited_20_Internet_20_Link">
347889303_187726110453557_6378915450500703811_n-150x150.jpg</text:a>
', '<text:a xlink:type="simple" xlink:href="https://armyinform.com.ua/wp-content/uploads/2023/05/347903989_1476427699832568_7223498829197781745_n-150x150.jpg" text:style-name="Internet_20_link" text:visited-style-name="Visited_20_Internet_20_Link">
347903989_1476427699832568_7223498829197781745_n-150x150.jpg</text:a>
', '<text:a xlink:type="simple" xlink:href="https://armyinform.com.ua/wp-content/uploads/2023/05/348219972_221529373927142_1021136294102790333_n-150x150.jpg" text:style-name="Internet_20_link" text:visited-style-name="Visited_20_Internet_20_Link">
348219972_221529373927142_1021136294102790333_n-150x150.jpg</text:a>
', '<text:a xlink:type="simple" xlink:href="https://armyinform.com.ua/wp-content/uploads/2023/05/348221175_634499815388270_3328508347130900469_n-150x150.jpg" text:style-name="Internet_20_link" text:visited-style-name="Visited_20_Internet_20_Link">
348221175_634499815388270_3328508347130900469_n-150x150.jpg</text:a>
', '<text:a xlink:type="simple" xlink:href="https://armyinform.com.ua/wp-content/uploads/2023/05/348221578_2231238783931417_4053175796152046135_n-150x150.jpg" text:style-name="Internet_20_link" text:visited-style-name="Visited_20_Internet_20_Link">
348221578_2231238783931417_4053175796152046135_n-150x150.jpg</text:a>
', '<text:a xlink:type="simple" xlink:href="https://armyinform.com.ua/wp-content/uploads/2023/05/348327116_187699890465307_1652298373131930070_n-150x150.jpg" text:style-name="Internet_20_link" text:visited-style-name="Visited_20_Internet_20_Link">
348327116_187699890465307_1652298373131930070_n-150x150.jpg</text:a>
', '<text:a xlink:type="simple" xlink:href="https://armyinform.com.ua/wp-content/uploads/2023/05/348428488_799817301631642_7999031057583772027_n-150x150.jpg" text:style-name="Internet_20_link" text:visited-style-name="Visited_20_Internet_20_Link">
348428488_799817301631642_7999031057583772027_n-150x150.jpg</text:a>
', '<text:a xlink:type="simple" xlink:href="https://armyinform.com.ua/wp-content/uploads/2023/05/348464517_964739278214289_5005043873399082278_n-150x150.jpg" text:style-name="Internet_20_link" text:visited-style-name="Visited_20_Internet_20_Link">
348464517_964739278214289_5005043873399082278_n-150x150.jpg</text:a>
']</text:p>
      <text:p text:style-name="P4">
Tags: ['STOPRUSSIA', 'АГРЕСІЯ РФ', 'ЛИТПОЛУКРБРИГ']</text:p>
      <text:p text:style-name="P4">
Category: News</text:p>
      <!--METADATA-->
      <text:p text:style-name="P4">
<draw:frame draw:style-name="fr1" draw:name="Image232" text:anchor-type="as-char" svg:width="6.9236in" svg:height="4.615733in" draw:z-index="0">
<draw:image xlink:href="../Images/AРМІЯINFORM/2023-05-20T71-00-00-04-00/348256387_550146720612432_3081993245859745191_n.jpg" xlink:type="simple" xlink:show="embed" xlink:actuate="onLoad" draw:mime-type="image/jpeg"/>
</draw:frame>
</text:p>
      <text:p text:style-name="P4">
Перший заступник Міністра оборони України генерал-лейтенант Олександр Павлюк зофіційним візитом відвідав ЛитПолУкрбриг.</text:p>
      <text:p text:style-name="P4">
Про це<text:a xlink:type="simple" xlink:href="https://www.facebook.com/mnbhq/posts/pfbid02wSJrDstHFt39TzdCJ5FkqtvnVHQP5xbZDru3Mb5Dd4BPkxgF6U3VDEKsLSaADtgHl" text:style-name="Internet_20_link" text:visited-style-name="Visited_20_Internet_20_Link">
повідомляється</text:a>
на Facebook-сторінці бригади.</text:p>
      <text:p text:style-name="P4">
Командир ЛитПолУкрбриг представив поточний спектр завдань, спрямованих напідтримку України у війні, що триває. Крім того, було обговорено майбутнірамки співпраці.</text:p>
      <text:p text:style-name="P4">
«Олександр Павлюк висловив подяку за залучення багатонаціонального особовогоскладу ЛитПолУкрбриг у колективне реагування на потреби Збройних Сил України уборотьбі за свободу і незалежність», — йдеться у повідомленні.</text:p>
      <text:p text:style-name="P4">
<text:a xlink:type="simple" xlink:href="https://armyinform.com.ua/wp-content/uploads/2023/05/347787472_6074880295963781_5804756396468514063_n.jpg" text:style-name="Internet_20_link" text:visited-style-name="Visited_20_Internet_20_Link">
<draw:frame draw:style-name="fr1" draw:name="Image233" text:anchor-type="as-char" svg:width="6.9236in" svg:height="6.9236in" draw:z-index="0">
<draw:image xlink:href="../Images/AРМІЯINFORM/2023-05-20T71-00-00-04-00/347787472_6074880295963781_5804756396468514063_n-150x150.jpg" xlink:type="simple" xlink:show="embed" xlink:actuate="onLoad" draw:mime-type="image/jpeg"/>
</draw:frame>
</text:a>
</text:p>
      <text:p text:style-name="P4">
<text:a xlink:type="simple" xlink:href="https://armyinform.com.ua/wp-content/uploads/2023/05/347787483_257383186815913_1018632755224371720_n.jpg" text:style-name="Internet_20_link" text:visited-style-name="Visited_20_Internet_20_Link">
<draw:frame draw:style-name="fr1" draw:name="Image234" text:anchor-type="as-char" svg:width="6.9236in" svg:height="6.9236in" draw:z-index="0">
<draw:image xlink:href="../Images/AРМІЯINFORM/2023-05-20T71-00-00-04-00/347787483_257383186815913_1018632755224371720_n-150x150.jpg" xlink:type="simple" xlink:show="embed" xlink:actuate="onLoad" draw:mime-type="image/jpeg"/>
</draw:frame>
</text:a>
</text:p>
      <text:p text:style-name="P4">
<text:a xlink:type="simple" xlink:href="https://armyinform.com.ua/wp-content/uploads/2023/05/347813394_983146436056753_3346675022724948991_n.jpg" text:style-name="Internet_20_link" text:visited-style-name="Visited_20_Internet_20_Link">
<draw:frame draw:style-name="fr1" draw:name="Image235" text:anchor-type="as-char" svg:width="6.9236in" svg:height="6.9236in" draw:z-index="0">
<draw:image xlink:href="../Images/AРМІЯINFORM/2023-05-20T71-00-00-04-00/347813394_983146436056753_3346675022724948991_n-150x150.jpg" xlink:type="simple" xlink:show="embed" xlink:actuate="onLoad" draw:mime-type="image/jpeg"/>
</draw:frame>
</text:a>
</text:p>
      <text:p text:style-name="P4">
<text:a xlink:type="simple" xlink:href="https://armyinform.com.ua/wp-content/uploads/2023/05/347817495_278103357973489_3108038134601735375_n.jpg" text:style-name="Internet_20_link" text:visited-style-name="Visited_20_Internet_20_Link">
<draw:frame draw:style-name="fr1" draw:name="Image236" text:anchor-type="as-char" svg:width="6.9236in" svg:height="6.9236in" draw:z-index="0">
<draw:image xlink:href="../Images/AРМІЯINFORM/2023-05-20T71-00-00-04-00/347817495_278103357973489_3108038134601735375_n-150x150.jpg" xlink:type="simple" xlink:show="embed" xlink:actuate="onLoad" draw:mime-type="image/jpeg"/>
</draw:frame>
</text:a>
</text:p>
      <text:p text:style-name="P4">
<text:a xlink:type="simple" xlink:href="https://armyinform.com.ua/wp-content/uploads/2023/05/347830592_619306790119884_7097148282221102763_n.jpg" text:style-name="Internet_20_link" text:visited-style-name="Visited_20_Internet_20_Link">
<draw:frame draw:style-name="fr1" draw:name="Image237" text:anchor-type="as-char" svg:width="6.9236in" svg:height="6.9236in" draw:z-index="0">
<draw:image xlink:href="../Images/AРМІЯINFORM/2023-05-20T71-00-00-04-00/347830592_619306790119884_7097148282221102763_n-150x150.jpg" xlink:type="simple" xlink:show="embed" xlink:actuate="onLoad" draw:mime-type="image/jpeg"/>
</draw:frame>
</text:a>
</text:p>
      <text:p text:style-name="P4">
<text:a xlink:type="simple" xlink:href="https://armyinform.com.ua/wp-content/uploads/2023/05/347852408_230901716236906_7352957951221866074_n.jpg" text:style-name="Internet_20_link" text:visited-style-name="Visited_20_Internet_20_Link">
<draw:frame draw:style-name="fr1" draw:name="Image238" text:anchor-type="as-char" svg:width="6.9236in" svg:height="6.9236in" draw:z-index="0">
<draw:image xlink:href="../Images/AРМІЯINFORM/2023-05-20T71-00-00-04-00/347852408_230901716236906_7352957951221866074_n-150x150.jpg" xlink:type="simple" xlink:show="embed" xlink:actuate="onLoad" draw:mime-type="image/jpeg"/>
</draw:frame>
</text:a>
</text:p>
      <text:p text:style-name="P4">
<text:a xlink:type="simple" xlink:href="https://armyinform.com.ua/wp-content/uploads/2023/05/347889303_187726110453557_6378915450500703811_n.jpg" text:style-name="Internet_20_link" text:visited-style-name="Visited_20_Internet_20_Link">
<draw:frame draw:style-name="fr1" draw:name="Image239" text:anchor-type="as-char" svg:width="6.9236in" svg:height="6.9236in" draw:z-index="0">
<draw:image xlink:href="../Images/AРМІЯINFORM/2023-05-20T71-00-00-04-00/347889303_187726110453557_6378915450500703811_n-150x150.jpg" xlink:type="simple" xlink:show="embed" xlink:actuate="onLoad" draw:mime-type="image/jpeg"/>
</draw:frame>
</text:a>
</text:p>
      <text:p text:style-name="P4">
<text:a xlink:type="simple" xlink:href="https://armyinform.com.ua/wp-content/uploads/2023/05/347903989_1476427699832568_7223498829197781745_n.jpg" text:style-name="Internet_20_link" text:visited-style-name="Visited_20_Internet_20_Link">
<draw:frame draw:style-name="fr1" draw:name="Image240" text:anchor-type="as-char" svg:width="6.9236in" svg:height="6.9236in" draw:z-index="0">
<draw:image xlink:href="../Images/AРМІЯINFORM/2023-05-20T71-00-00-04-00/347903989_1476427699832568_7223498829197781745_n-150x150.jpg" xlink:type="simple" xlink:show="embed" xlink:actuate="onLoad" draw:mime-type="image/jpeg"/>
</draw:frame>
</text:a>
</text:p>
      <text:p text:style-name="P4">
<text:a xlink:type="simple" xlink:href="https://armyinform.com.ua/wp-content/uploads/2023/05/348219972_221529373927142_1021136294102790333_n.jpg" text:style-name="Internet_20_link" text:visited-style-name="Visited_20_Internet_20_Link">
<draw:frame draw:style-name="fr1" draw:name="Image241" text:anchor-type="as-char" svg:width="6.9236in" svg:height="6.9236in" draw:z-index="0">
<draw:image xlink:href="../Images/AРМІЯINFORM/2023-05-20T71-00-00-04-00/348219972_221529373927142_1021136294102790333_n-150x150.jpg" xlink:type="simple" xlink:show="embed" xlink:actuate="onLoad" draw:mime-type="image/jpeg"/>
</draw:frame>
</text:a>
</text:p>
      <text:p text:style-name="P4">
<text:a xlink:type="simple" xlink:href="https://armyinform.com.ua/wp-content/uploads/2023/05/348221175_634499815388270_3328508347130900469_n.jpg" text:style-name="Internet_20_link" text:visited-style-name="Visited_20_Internet_20_Link">
<draw:frame draw:style-name="fr1" draw:name="Image242" text:anchor-type="as-char" svg:width="6.9236in" svg:height="6.9236in" draw:z-index="0">
<draw:image xlink:href="../Images/AРМІЯINFORM/2023-05-20T71-00-00-04-00/348221175_634499815388270_3328508347130900469_n-150x150.jpg" xlink:type="simple" xlink:show="embed" xlink:actuate="onLoad" draw:mime-type="image/jpeg"/>
</draw:frame>
</text:a>
</text:p>
      <text:p text:style-name="P4">
<text:a xlink:type="simple" xlink:href="https://armyinform.com.ua/wp-content/uploads/2023/05/348221578_2231238783931417_4053175796152046135_n.jpg" text:style-name="Internet_20_link" text:visited-style-name="Visited_20_Internet_20_Link">
<draw:frame draw:style-name="fr1" draw:name="Image243" text:anchor-type="as-char" svg:width="6.9236in" svg:height="6.9236in" draw:z-index="0">
<draw:image xlink:href="../Images/AРМІЯINFORM/2023-05-20T71-00-00-04-00/348221578_2231238783931417_4053175796152046135_n-150x150.jpg" xlink:type="simple" xlink:show="embed" xlink:actuate="onLoad" draw:mime-type="image/jpeg"/>
</draw:frame>
</text:a>
</text:p>
      <text:p text:style-name="P4">
<text:a xlink:type="simple" xlink:href="https://armyinform.com.ua/wp-content/uploads/2023/05/348327116_187699890465307_1652298373131930070_n.jpg" text:style-name="Internet_20_link" text:visited-style-name="Visited_20_Internet_20_Link">
<draw:frame draw:style-name="fr1" draw:name="Image244" text:anchor-type="as-char" svg:width="6.9236in" svg:height="6.9236in" draw:z-index="0">
<draw:image xlink:href="../Images/AРМІЯINFORM/2023-05-20T71-00-00-04-00/348327116_187699890465307_1652298373131930070_n-150x150.jpg" xlink:type="simple" xlink:show="embed" xlink:actuate="onLoad" draw:mime-type="image/jpeg"/>
</draw:frame>
</text:a>
</text:p>
      <text:p text:style-name="P4">
<text:a xlink:type="simple" xlink:href="https://armyinform.com.ua/wp-content/uploads/2023/05/348428488_799817301631642_7999031057583772027_n.jpg" text:style-name="Internet_20_link" text:visited-style-name="Visited_20_Internet_20_Link">
<draw:frame draw:style-name="fr1" draw:name="Image245" text:anchor-type="as-char" svg:width="6.9236in" svg:height="6.9236in" draw:z-index="0">
<draw:image xlink:href="../Images/AРМІЯINFORM/2023-05-20T71-00-00-04-00/348428488_799817301631642_7999031057583772027_n-150x150.jpg" xlink:type="simple" xlink:show="embed" xlink:actuate="onLoad" draw:mime-type="image/jpeg"/>
</draw:frame>
</text:a>
</text:p>
      <text:p text:style-name="P4">
<text:a xlink:type="simple" xlink:href="https://armyinform.com.ua/wp-content/uploads/2023/05/348464517_964739278214289_5005043873399082278_n.jpg" text:style-name="Internet_20_link" text:visited-style-name="Visited_20_Internet_20_Link">
<draw:frame draw:style-name="fr1" draw:name="Image246" text:anchor-type="as-char" svg:width="6.9236in" svg:height="6.9236in" draw:z-index="0">
<draw:image xlink:href="../Images/AРМІЯINFORM/2023-05-20T71-00-00-04-00/348464517_964739278214289_5005043873399082278_n-150x150.jpg" xlink:type="simple" xlink:show="embed" xlink:actuate="onLoad" draw:mime-type="image/jpeg"/>
</draw:frame>
</text:a>
</text:p>
      <text:p text:style-name="P4">
Source: <text:a xlink:type="simple" xlink:href="https://armyinform.com.ua/2023/05/20/oleksandr-pavlyuk-z-oficzijnym-vizytom-vidvidav-litpolukrbryg/" text:style-name="Internet_20_link" text:visited-style-name="Visited_20_Internet_20_Link">
https://armyinform.com.ua/2023/05/20/oleksandr-pavlyuk-z-oficzijnym-vizytom-vidvidav-litpolukrbryg/</text:a>
</text:p>
      <!--NEWS-->
      <text:h text:style-name="P10" text:outline-level="1">
<text:span text:style-name="T4">
Окупанти продовжують обстрілювати Херсонщину керованими авіабомбами — Наталія Гуменюк</text:span>
</text:h>
      <text:p text:style-name="P4">
Author: ['Оксана Уретій']</text:p>
      <text:p text:style-name="P4">
Time: 2023-05-20T72:00:00-04:00</text:p>
      <text:p text:style-name="P4">
Description: Ворог продовжує атакувати південь України, застосовуючи керовані авіабомби. Вно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umenyuk_1-1.jpg" text:style-name="Internet_20_link" text:visited-style-name="Visited_20_Internet_20_Link">
gumenyuk_1-1.jpg</text:a>
']</text:p>
      <text:p text:style-name="P4">
Tags: []</text:p>
      <text:p text:style-name="P4">
Category: News</text:p>
      <!--METADATA-->
      <text:p text:style-name="P4">
<draw:frame draw:style-name="fr1" draw:name="Image247" text:anchor-type="as-char" svg:width="6.9236in" svg:height="3.883237in" draw:z-index="0">
<draw:image xlink:href="../Images/AРМІЯINFORM/2023-05-20T72-00-00-04-00/gumenyuk_1-1.jpg" xlink:type="simple" xlink:show="embed" xlink:actuate="onLoad" draw:mime-type="image/jpeg"/>
</draw:frame>
</text:p>
      <text:p text:style-name="P4">
Ворог продовжує атакувати південь України, застосовуючи керовані авіабомби.Вночі окупанти знову вдарили по прифронтових регіонах, на жаль, не обійшлосьбез втрат. Про це в ефірі національного телемарафону «Єдині новини» повідомиланачальник Об’єднаного координаційного пресцентру Сил оборони півдня Україникапітан 1 рангу Наталія Гуменюк</text:p>
      <text:p text:style-name="P4">
— Над ранок противник знову вдарив по Бериславу на Херсонщині, просто пожитлових кварталах. На жаль, є інформація про двох загиблих цивільних людей,зруйновано понад 5 будинків. Ворог продовжує свою тактику. Вчора упродовж днявони намагались атакувати цей напрямок. Бачимо, що там, де окупанти не можутьдістати артилерією, наземними способами ураження, намагаються бити в такийспосіб — випускаючи з літаків керовані авіабомби по житлових кварталах іцивільній інфраструктурі.</text:p>
      <text:p text:style-name="P4">
Загалом, за словами Наталії Гуменюк, кількість обстрілів була доситьстриманою, що є певними наслідками бойової роботи Сил оборони України:</text:p>
      <text:p text:style-name="P4">
— Напередодні ми знищили досить потужний запас артилерійських установокворога, тож він потребує часу, щоб маневрувати своїми підрозділами. Але мипродовжуємо роботу, за минулу добу українські військові знищили ЗРК«Стріла-10» і ПТРК на лівому березі Дніпра.</text:p>
      <text:p text:style-name="P4">
Окрім того, Наталія Гуменюк розповіла, що російські війська намагаютьсяпідготувати собі місця для навчання особового складу та облаштувати полігони,засипаючи піском смугу води між материком і островом Джарилгач на Херсонщині.</text:p>
      <text:p text:style-name="P4">
— Вони в будь-який спосіб намагаються влаштуватись там, де сподіваються, щоСили оборони України їх не дістануть. І не зважають, що там — заповідна зона,унікальні флора та фауна, які треба берегти. Варвари є варвари.</text:p>
      <text:p text:style-name="P4">
Також начальник Об’єднаного координаційного пресцентру Сил оборони півдняУкраїни зазначила, що зараз у Чорному та Азовському морях перебувають 7кораблів. Водночас жодного ракетоносія на бойовому чергуванні не зафіксовано,наразі вони заведені в пункти базування.</text:p>
      <text:p text:style-name="P4">
Source: <text:a xlink:type="simple" xlink:href="https://armyinform.com.ua/2023/05/20/okupanty-prodovzhuyut-obstrilyuvaty-hersonshhynu-kerovanymy-aviabombamy-nataliya-gumenyuk/" text:style-name="Internet_20_link" text:visited-style-name="Visited_20_Internet_20_Link">
https://armyinform.com.ua/2023/05/20/okupanty-prodovzhuyut-obstrilyuvaty-hersonshhynu-kerovanymy-aviabombamy-nataliya-gumenyuk/</text:a>
</text:p>
      <!--NEWS-->
      <text:h text:style-name="P10" text:outline-level="1">
<text:span text:style-name="T4">
росіяни не мали іншого плану захоплення Києва, крім висадки десанту в Гостомелі — Кирило Буданов</text:span>
</text:h>
      <text:p text:style-name="P4">
Author: ['АРМІЯINFORM']</text:p>
      <text:p text:style-name="P4">
Time: 2023-05-20T73:00:00-04:00</text:p>
      <text:p text:style-name="P4">
Description: Про це начальник Головного управління розвідки Міністерств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КИРИЛО БУДАНОВ']</text:p>
      <text:p text:style-name="P4">
Category: News</text:p>
      <!--METADATA-->
      <text:p text:style-name="P4">
Про це начальник Головного управління розвідки Міністерства оборони Українигенерал-майор Кирило Буданов<text:a xlink:type="simple" xlink:href="https://www.youtube.com/watch" text:style-name="Internet_20_link" text:visited-style-name="Visited_20_Internet_20_Link">
розповів</text:a>
 у спецпроєкті ДмитраКомарова «Рік. За кадром. Розвідник».</text:p>
      <text:p text:style-name="P4">
— Весь план росіян був — стрімка висадка посадковим способом на аеродромі«Гостомель» і звідти йти. Це був взагалі єдиний план. По-перше, вони невірили, що тут буде спротив узагалі, по-друге, вони вірили, що стрімковисадяться, і літак за літаком будуть вивантажувати підрозділи, які одразубудуть входити в Київ, — зауважив Кирило Буданов.</text:p>
      <text:p text:style-name="P4">
Він додав, що не останню роль в цьому зіграла та інформація, якурозповсюджувала українська розвідка.</text:p>
      <text:p text:style-name="P4">
— Та, в яку вони хотіли вірити (інформація - ред.), вона все ж таки взялагору. Чому говорили, що росіяни тупі, не вірили, що все ж таки буде війна:вони не взяли з собою паливозаправники, у них танки зупинялися, не булопідвозу припасів, харчів, це все правда, — зазначив начальник Головногоуправління розвідки.</text:p>
      <text:p text:style-name="P4">
За його словами, росіянам треба було створити картинку масованого наступу ібезальтернативності здачі:</text:p>
      <text:p text:style-name="P4">
— І для створення картинки входження цих колон. Так воно було. Ніхто несподівався воювати, як у Маріуполі. Варіантів таких не було. Вони вірили, щоніхто не зможе створити їм серйозну протидію, і вони зайдуть в урядовийквартал, змінять керівництво. Оскільки, на їхню думку, керівництво держави нацей час мало б кудись утекти, якщо ні — вони його знищили б.</text:p>
      <text:p text:style-name="P4">
Source: <text:a xlink:type="simple" xlink:href="https://armyinform.com.ua/2023/05/20/rosiyany-ne-maly-inshogo-planu-zahoplennya-kyyeva-krim-vysadky-desantu-v-gostomeli-kyrylo-budanov/" text:style-name="Internet_20_link" text:visited-style-name="Visited_20_Internet_20_Link">
https://armyinform.com.ua/2023/05/20/rosiyany-ne-maly-inshogo-planu-zahoplennya-kyyeva-krim-vysadky-desantu-v-gostomeli-kyrylo-budanov/</text:a>
</text:p>
      <!--NEWS-->
      <text:h text:style-name="P10" text:outline-level="1">
<text:span text:style-name="T4">
У Києві відкрили виставку, присвячену трагічним подіям у Маріуполі</text:span>
</text:h>
      <text:p text:style-name="P4">
Author: ['Тетяна Головатюк']</text:p>
      <text:p text:style-name="P4">
Time: 2023-05-20T74:00:00-04:00</text:p>
      <text:p text:style-name="P4">
Description: На території київського Національного музею історії України у Другій світовій вій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63.jpg" text:style-name="Internet_20_link" text:visited-style-name="Visited_20_Internet_20_Link">
golovna-63.jpg</text:a>
', '<text:a xlink:type="simple" xlink:href="https://armyinform.com.ua/wp-content/uploads/2023/05/foto_1-2-150x150.jpg" text:style-name="Internet_20_link" text:visited-style-name="Visited_20_Internet_20_Link">
foto_1-2-150x150.jpg</text:a>
', '<text:a xlink:type="simple" xlink:href="https://armyinform.com.ua/wp-content/uploads/2023/05/foto_2-3-150x150.jpg" text:style-name="Internet_20_link" text:visited-style-name="Visited_20_Internet_20_Link">
foto_2-3-150x150.jpg</text:a>
', '<text:a xlink:type="simple" xlink:href="https://armyinform.com.ua/wp-content/uploads/2023/05/foto_3-1-150x150.jpg" text:style-name="Internet_20_link" text:visited-style-name="Visited_20_Internet_20_Link">
foto_3-1-150x150.jpg</text:a>
', '<text:a xlink:type="simple" xlink:href="https://armyinform.com.ua/wp-content/uploads/2023/05/foto_4-2-150x150.jpg" text:style-name="Internet_20_link" text:visited-style-name="Visited_20_Internet_20_Link">
foto_4-2-150x150.jpg</text:a>
', '<text:a xlink:type="simple" xlink:href="https://armyinform.com.ua/wp-content/uploads/2023/05/foto_5-2-150x150.jpg" text:style-name="Internet_20_link" text:visited-style-name="Visited_20_Internet_20_Link">
foto_5-2-150x150.jpg</text:a>
', '<text:a xlink:type="simple" xlink:href="https://armyinform.com.ua/wp-content/uploads/2023/05/foto_6-1-150x150.jpg" text:style-name="Internet_20_link" text:visited-style-name="Visited_20_Internet_20_Link">
foto_6-1-150x150.jpg</text:a>
', '<text:a xlink:type="simple" xlink:href="https://armyinform.com.ua/wp-content/uploads/2023/05/foto_7-1-150x150.jpg" text:style-name="Internet_20_link" text:visited-style-name="Visited_20_Internet_20_Link">
foto_7-1-150x150.jpg</text:a>
', '<text:a xlink:type="simple" xlink:href="https://armyinform.com.ua/wp-content/uploads/2023/05/foto_8-1-150x150.jpg" text:style-name="Internet_20_link" text:visited-style-name="Visited_20_Internet_20_Link">
foto_8-1-150x150.jpg</text:a>
', '<text:a xlink:type="simple" xlink:href="https://armyinform.com.ua/wp-content/uploads/2023/05/foto_9-1-150x150.jpg" text:style-name="Internet_20_link" text:visited-style-name="Visited_20_Internet_20_Link">
foto_9-1-150x150.jpg</text:a>
', '<text:a xlink:type="simple" xlink:href="https://armyinform.com.ua/wp-content/uploads/2023/05/foto_10-1-150x150.jpg" text:style-name="Internet_20_link" text:visited-style-name="Visited_20_Internet_20_Link">
foto_10-1-150x150.jpg</text:a>
', '<text:a xlink:type="simple" xlink:href="https://armyinform.com.ua/wp-content/uploads/2023/05/foto_11-1.jpg" text:style-name="Internet_20_link" text:visited-style-name="Visited_20_Internet_20_Link">
foto_11-1.jpg</text:a>
', '<text:a xlink:type="simple" xlink:href="https://armyinform.com.ua/wp-content/uploads/2023/05/foto_12-1.jpg" text:style-name="Internet_20_link" text:visited-style-name="Visited_20_Internet_20_Link">
foto_12-1.jpg</text:a>
', '<text:a xlink:type="simple" xlink:href="https://armyinform.com.ua/wp-content/uploads/2023/05/foto_13.jpg" text:style-name="Internet_20_link" text:visited-style-name="Visited_20_Internet_20_Link">
foto_13.jpg</text:a>
']</text:p>
      <text:p text:style-name="P4">
Tags: ['STOPRUSSIA', 'ВИСТАВКА', 'МАРІУПОЛЬ']</text:p>
      <text:p text:style-name="P4">
Category: News</text:p>
      <!--METADATA-->
      <text:p text:style-name="P4">
<draw:frame draw:style-name="fr1" draw:name="Image248" text:anchor-type="as-char" svg:width="6.9236in" svg:height="4.944604in" draw:z-index="0">
<draw:image xlink:href="../Images/AРМІЯINFORM/2023-05-20T74-00-00-04-00/golovna-63.jpg" xlink:type="simple" xlink:show="embed" xlink:actuate="onLoad" draw:mime-type="image/jpeg"/>
</draw:frame>
</text:p>
      <text:p text:style-name="P4">
На території київського Національного музею історії України у Другій світовійвійні відкрили виставку «Маріуполь. 86 #НаЖиво», присвячену страшним подіямцього міста, адже рік тому рашисти повністю його окупували.</text:p>
      <text:p text:style-name="P4">
<text:a xlink:type="simple" xlink:href="https://armyinform.com.ua/wp-content/uploads/2023/05/foto_1-2.jpg" text:style-name="Internet_20_link" text:visited-style-name="Visited_20_Internet_20_Link">
<draw:frame draw:style-name="fr1" draw:name="Image249" text:anchor-type="as-char" svg:width="6.9236in" svg:height="6.9236in" draw:z-index="0">
<draw:image xlink:href="../Images/AРМІЯINFORM/2023-05-20T74-00-00-04-00/foto_1-2-150x150.jpg" xlink:type="simple" xlink:show="embed" xlink:actuate="onLoad" draw:mime-type="image/jpeg"/>
</draw:frame>
</text:a>
</text:p>
      <text:p text:style-name="P4">
<text:a xlink:type="simple" xlink:href="https://armyinform.com.ua/wp-content/uploads/2023/05/foto_2-3.jpg" text:style-name="Internet_20_link" text:visited-style-name="Visited_20_Internet_20_Link">
<draw:frame draw:style-name="fr1" draw:name="Image250" text:anchor-type="as-char" svg:width="6.9236in" svg:height="6.9236in" draw:z-index="0">
<draw:image xlink:href="../Images/AРМІЯINFORM/2023-05-20T74-00-00-04-00/foto_2-3-150x150.jpg" xlink:type="simple" xlink:show="embed" xlink:actuate="onLoad" draw:mime-type="image/jpeg"/>
</draw:frame>
</text:a>
</text:p>
      <text:p text:style-name="P4">
<text:a xlink:type="simple" xlink:href="https://armyinform.com.ua/wp-content/uploads/2023/05/foto_3-1.jpg" text:style-name="Internet_20_link" text:visited-style-name="Visited_20_Internet_20_Link">
<draw:frame draw:style-name="fr1" draw:name="Image251" text:anchor-type="as-char" svg:width="6.9236in" svg:height="6.9236in" draw:z-index="0">
<draw:image xlink:href="../Images/AРМІЯINFORM/2023-05-20T74-00-00-04-00/foto_3-1-150x150.jpg" xlink:type="simple" xlink:show="embed" xlink:actuate="onLoad" draw:mime-type="image/jpeg"/>
</draw:frame>
</text:a>
</text:p>
      <text:p text:style-name="P4">
<text:a xlink:type="simple" xlink:href="https://armyinform.com.ua/wp-content/uploads/2023/05/foto_4-2.jpg" text:style-name="Internet_20_link" text:visited-style-name="Visited_20_Internet_20_Link">
<draw:frame draw:style-name="fr1" draw:name="Image252" text:anchor-type="as-char" svg:width="6.9236in" svg:height="6.9236in" draw:z-index="0">
<draw:image xlink:href="../Images/AРМІЯINFORM/2023-05-20T74-00-00-04-00/foto_4-2-150x150.jpg" xlink:type="simple" xlink:show="embed" xlink:actuate="onLoad" draw:mime-type="image/jpeg"/>
</draw:frame>
</text:a>
</text:p>
      <text:p text:style-name="P4">
На виставці представлені речі, які маріупольці змогли зберегти попри постійніобстріли агресора: дитячі пуанти з драмтеатру, камінці та мушлі з берегаАзовського моря, лялька-мотанка, листи, дитячі малюнки, український прапор.Також на експозиціях є знімки дітей, які переховувалися у підвалах під часоблоги та їхні щасливі фото до окупації міста, закарбовані листування містян,представлені фотографії наших українських захисників і оборонців Маріуполя.</text:p>
      <text:p text:style-name="P4">
— Ця виставка містить безліч особистих історій та речей, які розривають серцевід болю. Це мушлі з берега моря, які привезла маленька дівчинка з Маріуполя.Це повідомлення з соціальних мереж, які швидко стираються у наших телефонах,але мусять залишитися у нашій пам’яті. Такі виставки важливі не лише длямаріупольців, але й для кожного, хто слідкував за подіями всі 86 днів боротьбиза місто, — сказала заступник міністра культури та інформаційної політикиУкраїни Галина Григоренко.</text:p>
      <text:p text:style-name="P4">
<text:a xlink:type="simple" xlink:href="https://armyinform.com.ua/wp-content/uploads/2023/05/foto_5-2.jpg" text:style-name="Internet_20_link" text:visited-style-name="Visited_20_Internet_20_Link">
<draw:frame draw:style-name="fr1" draw:name="Image253" text:anchor-type="as-char" svg:width="6.9236in" svg:height="6.9236in" draw:z-index="0">
<draw:image xlink:href="../Images/AРМІЯINFORM/2023-05-20T74-00-00-04-00/foto_5-2-150x150.jpg" xlink:type="simple" xlink:show="embed" xlink:actuate="onLoad" draw:mime-type="image/jpeg"/>
</draw:frame>
</text:a>
</text:p>
      <text:p text:style-name="P4">
<text:a xlink:type="simple" xlink:href="https://armyinform.com.ua/wp-content/uploads/2023/05/foto_6-1.jpg" text:style-name="Internet_20_link" text:visited-style-name="Visited_20_Internet_20_Link">
<draw:frame draw:style-name="fr1" draw:name="Image254" text:anchor-type="as-char" svg:width="6.9236in" svg:height="6.9236in" draw:z-index="0">
<draw:image xlink:href="../Images/AРМІЯINFORM/2023-05-20T74-00-00-04-00/foto_6-1-150x150.jpg" xlink:type="simple" xlink:show="embed" xlink:actuate="onLoad" draw:mime-type="image/jpeg"/>
</draw:frame>
</text:a>
</text:p>
      <text:p text:style-name="P4">
<text:a xlink:type="simple" xlink:href="https://armyinform.com.ua/wp-content/uploads/2023/05/foto_7-1.jpg" text:style-name="Internet_20_link" text:visited-style-name="Visited_20_Internet_20_Link">
<draw:frame draw:style-name="fr1" draw:name="Image255" text:anchor-type="as-char" svg:width="6.9236in" svg:height="6.9236in" draw:z-index="0">
<draw:image xlink:href="../Images/AРМІЯINFORM/2023-05-20T74-00-00-04-00/foto_7-1-150x150.jpg" xlink:type="simple" xlink:show="embed" xlink:actuate="onLoad" draw:mime-type="image/jpeg"/>
</draw:frame>
</text:a>
</text:p>
      <text:p text:style-name="P4">
<text:a xlink:type="simple" xlink:href="https://armyinform.com.ua/wp-content/uploads/2023/05/foto_8-1.jpg" text:style-name="Internet_20_link" text:visited-style-name="Visited_20_Internet_20_Link">
<draw:frame draw:style-name="fr1" draw:name="Image256" text:anchor-type="as-char" svg:width="6.9236in" svg:height="6.9236in" draw:z-index="0">
<draw:image xlink:href="../Images/AРМІЯINFORM/2023-05-20T74-00-00-04-00/foto_8-1-150x150.jpg" xlink:type="simple" xlink:show="embed" xlink:actuate="onLoad" draw:mime-type="image/jpeg"/>
</draw:frame>
</text:a>
</text:p>
      <text:p text:style-name="P4">
<text:a xlink:type="simple" xlink:href="https://armyinform.com.ua/wp-content/uploads/2023/05/foto_9-1.jpg" text:style-name="Internet_20_link" text:visited-style-name="Visited_20_Internet_20_Link">
<draw:frame draw:style-name="fr1" draw:name="Image257" text:anchor-type="as-char" svg:width="6.9236in" svg:height="6.9236in" draw:z-index="0">
<draw:image xlink:href="../Images/AРМІЯINFORM/2023-05-20T74-00-00-04-00/foto_9-1-150x150.jpg" xlink:type="simple" xlink:show="embed" xlink:actuate="onLoad" draw:mime-type="image/jpeg"/>
</draw:frame>
</text:a>
</text:p>
      <text:p text:style-name="P4">
<text:a xlink:type="simple" xlink:href="https://armyinform.com.ua/wp-content/uploads/2023/05/foto_10-1.jpg" text:style-name="Internet_20_link" text:visited-style-name="Visited_20_Internet_20_Link">
<draw:frame draw:style-name="fr1" draw:name="Image258" text:anchor-type="as-char" svg:width="6.9236in" svg:height="6.9236in" draw:z-index="0">
<draw:image xlink:href="../Images/AРМІЯINFORM/2023-05-20T74-00-00-04-00/foto_10-1-150x150.jpg" xlink:type="simple" xlink:show="embed" xlink:actuate="onLoad" draw:mime-type="image/jpeg"/>
</draw:frame>
</text:a>
</text:p>
      <text:p text:style-name="P4">
Серед присутніх були й маріупольці, які безпосередньо стали учасниками тихподій. Серед них військовослужбовиця Валерія Суботіна, яка майже рікперебувала в полоні, та медик Сергій Чорнобривець, який рятував життязахисників на Азовсталі.</text:p>
      <text:p text:style-name="P4">
<draw:frame draw:style-name="fr1" draw:name="Image259" text:anchor-type="as-char" svg:width="6.9236in" svg:height="4.615733in" draw:z-index="0">
<draw:image xlink:href="../Images/AРМІЯINFORM/2023-05-20T74-00-00-04-00/foto_11-1.jpg" xlink:type="simple" xlink:show="embed" xlink:actuate="onLoad" draw:mime-type="image/jpeg"/>
</draw:frame>
</text:p>
      <text:p text:style-name="P4">
— Маріуполь для мене — не просто місто. Це справжній живий організм, якийдихав та жив життям своїх містян. Коли ми знаходились на Азовсталі, ворогробив все, аби наш голос не звучав, аби вони могли вбивати наше місто, щобніхто не дізнався про ту жорстокість та їхні звірячі вчинки. Але ми все одноговорили, щоб весь світ мав можливість почути та побачити дії агресора. Ісьогодні маємо продовжувати розповідати правду про наш Маріуполь, про цю війнуі ми повинні повернути наші міста, — каже військовослужбовиця Валерія Суботінана позивний «Нава».</text:p>
      <text:p text:style-name="P4">
Валерія зачитала власний вірш, який написала під час перебування на Азовсталі.</text:p>
      <text:p text:style-name="P4">
На заході також був присутній міський голова Маріуполя Вадим Бойченко, якийподякував кожному захиснику за оборону міста.</text:p>
      <text:p text:style-name="P4">
<draw:frame draw:style-name="fr1" draw:name="Image260" text:anchor-type="as-char" svg:width="6.9236in" svg:height="4.615733in" draw:z-index="0">
<draw:image xlink:href="../Images/AРМІЯINFORM/2023-05-20T74-00-00-04-00/foto_12-1.jpg" xlink:type="simple" xlink:show="embed" xlink:actuate="onLoad" draw:mime-type="image/jpeg"/>
</draw:frame>
</text:p>
      <text:p text:style-name="P4">
— Ці 86 днів оборони — про незламність козацького духу, про боротьбу занезалежність та свободу нашої нації. І ми маємо дякувати кожному оборонцю, якізробили Маріуполь нашим містом-героєм. Ми маємо пам’ятати за тих, хто загинуву цій страшній війні, і розуміти, що багато наших хлопців та дівчат досізалишаються в полоні. І ми не повинні зупиняти доти, поки кожен наш оборонецьне повернеться додому, — зазначив Вадим Бойченко.</text:p>
      <text:p text:style-name="P4">
<draw:frame draw:style-name="fr1" draw:name="Image261" text:anchor-type="as-char" svg:width="6.9236in" svg:height="4.615733in" draw:z-index="0">
<draw:image xlink:href="../Images/AРМІЯINFORM/2023-05-20T74-00-00-04-00/foto_13.jpg" xlink:type="simple" xlink:show="embed" xlink:actuate="onLoad" draw:mime-type="image/jpeg"/>
</draw:frame>
</text:p>
      <text:p text:style-name="P4">
Також у межах виставки презентували фільм про блокаду міста Марії та пролуналапісня «Дорога додому», автором якої є маріуполець Андрій Головань.</text:p>
      <text:p text:style-name="P4">
<text:span text:style-name="T5">
Фото автора</text:span>
</text:p>
      <text:p text:style-name="P4">
Source: <text:a xlink:type="simple" xlink:href="https://armyinform.com.ua/2023/05/20/u-kyyevi-vidkryly-vystavku-prysvyachenu-tragichnym-podiyam-u-mariupoli/" text:style-name="Internet_20_link" text:visited-style-name="Visited_20_Internet_20_Link">
https://armyinform.com.ua/2023/05/20/u-kyyevi-vidkryly-vystavku-prysvyachenu-tragichnym-podiyam-u-mariupoli/</text:a>
</text:p>
      <!--NEWS-->
      <text:h text:style-name="P10" text:outline-level="1">
<text:span text:style-name="T4">
Кирило Буданов: «Активно росія почала готуватися до агресії проти України з 2007 року»</text:span>
</text:h>
      <text:p text:style-name="P4">
Author: ['АРМІЯINFORM']</text:p>
      <text:p text:style-name="P4">
Time: 2023-05-20T75:00:00-04:00</text:p>
      <text:p text:style-name="P4">
Description: Про це начальник Головного управління розвідки Міністерств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КИРИЛО БУДАНОВ']</text:p>
      <text:p text:style-name="P4">
Category: News</text:p>
      <!--METADATA-->
      <text:p text:style-name="P4">
Про це начальник Головного управління розвідки Міністерства оборони Українигенерал-майор Кирило Буданов<text:a xlink:type="simple" xlink:href="https://www.youtube.com/watch" text:style-name="Internet_20_link" text:visited-style-name="Visited_20_Internet_20_Link">
розповів</text:a>
 у спецпроєкті ДмитраКомарова «Рік. За кадром. Розвідник».</text:p>
      <text:p text:style-name="P4">
— Активно росія почала готуватися до агресії проти України з 2007 року, а у2014 році вони скористалися зручним для них моментом, — пояснив начальникГоловного управління розвідки.</text:p>
      <text:p text:style-name="P4">
За його словами, війна між Україною і росією була неминучою.</text:p>
      <text:p text:style-name="P4">
— Вони (росія. — Ред.) хотіли розпочати широкомасштабне вторгнення ще вберезні 2021 року, але ці плани були викриті, — додав Кирило Буданов.</text:p>
      <text:p text:style-name="P4">
Source: <text:a xlink:type="simple" xlink:href="https://armyinform.com.ua/2023/05/20/kyrylo-budanov-aktyvno-rosiya-pochala-gotuvatysya-do-agresiyi-proty-ukrayiny-z-2007-roku/" text:style-name="Internet_20_link" text:visited-style-name="Visited_20_Internet_20_Link">
https://armyinform.com.ua/2023/05/20/kyrylo-budanov-aktyvno-rosiya-pochala-gotuvatysya-do-agresiyi-proty-ukrayiny-z-2007-roku/</text:a>
</text:p>
      <!--NEWS-->
      <text:h text:style-name="P10" text:outline-level="1">
<text:span text:style-name="T4">
Є позитивні сигнали про те, що радянська техніка скоро може піти в історію — Юрій Ігнат</text:span>
</text:h>
      <text:p text:style-name="P4">
Author: ['Оксана Уретій']</text:p>
      <text:p text:style-name="P4">
Time: 2023-05-20T76:00:00-04:00</text:p>
      <text:p text:style-name="P4">
Description: Про це під час телевізійного марафону «Єдині новини» повідомив речник Команд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2-86.jpg" text:style-name="Internet_20_link" text:visited-style-name="Visited_20_Internet_20_Link">
2-86.jpg</text:a>
']</text:p>
      <text:p text:style-name="P4">
Tags: ['STOPRUSSIA', 'ВІЙНА', 'ВТОРГНЕННЯ РФ', 'ЮРІЙ ІГНАТ']</text:p>
      <text:p text:style-name="P4">
Category: News</text:p>
      <!--METADATA-->
      <text:p text:style-name="P4">
<draw:frame draw:style-name="fr1" draw:name="Image262" text:anchor-type="as-char" svg:width="6.9236in" svg:height="4.788823in" draw:z-index="0">
<draw:image xlink:href="../Images/AРМІЯINFORM/2023-05-20T76-00-00-04-00/2-86.jpg" xlink:type="simple" xlink:show="embed" xlink:actuate="onLoad" draw:mime-type="image/jpeg"/>
</draw:frame>
 Юрій Ігнат</text:p>
      <text:p text:style-name="P4">
Про це під час телевізійного марафону «Єдині новини» повідомив речникКомандування Повітряних Сил полковник Юрій Ігнат.</text:p>
      <text:p text:style-name="P4">
Офіцер зазначив, що протягом минулої та поточної доби тактична авіаціяПовітряних Сил здійснила до 30 літаковильотів на вогневе ураження тавинищувальне авіаційне прикриття. Українські військові льотчики завдаютьударів по противнику, зокрема по його радіолокаційних станціях, по засобах ППОтощо.</text:p>
      <text:p text:style-name="P4">
— Також вже є позитивні сигнали про те, що радянська техніка, це стосуєтьсялітаків і зенітно-ракетних систем, скоро може піти в історію. І в насз’явиться сучасний літак, на який залюбки пересядуть наші льотчики. Ціперспективи їх ще більше надихають. Якщо на старій техніці наші захисникидають такий результат, то що буде, коли з’явиться літак, про який ми всімріємо, — зазначив Юрій Ігнат.</text:p>
      <text:p text:style-name="P4">
Також він попередив, що на російських пропагандистських ресурсахнамагатимуться дискредитувати F-16:</text:p>
      <text:p text:style-name="P4">
— На «болотах», в їхніх інформаційних пропагандистських «помийках», будутьволати, що це — застарілий літак, і що він нічого не змінить. Але ж мипам’ятаємо, що так само говорили про «Патріот».</text:p>
      <text:p text:style-name="P4">
Source: <text:a xlink:type="simple" xlink:href="https://armyinform.com.ua/2023/05/20/ye-pozytyvni-sygnaly-pro-te-shho-radyanska-tehnika-skoro-mozhe-pity-v-istoriyu-yurij-ignat/" text:style-name="Internet_20_link" text:visited-style-name="Visited_20_Internet_20_Link">
https://armyinform.com.ua/2023/05/20/ye-pozytyvni-sygnaly-pro-te-shho-radyanska-tehnika-skoro-mozhe-pity-v-istoriyu-yurij-ignat/</text:a>
</text:p>
      <!--NEWS-->
      <text:h text:style-name="P10" text:outline-level="1">
<text:span text:style-name="T4">
Ми зафіксували три ворожі фейкові новини про «загибель» наших командувачів — Ганна Маляр</text:span>
</text:h>
      <text:p text:style-name="P4">
Author: ['АРМІЯINFORM']</text:p>
      <text:p text:style-name="P4">
Time: 2023-05-20T77:00:00-04:00</text:p>
      <text:p text:style-name="P4">
Description: Про це заступник Міністра оборони України Ганна Маляр повідомила у Telegram: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ГАННА МАЛЯР']</text:p>
      <text:p text:style-name="P4">
Category: News</text:p>
      <!--METADATA-->
      <text:p text:style-name="P4">
Про це заступник Міністра оборони України Ганна Маляр<text:a xlink:type="simple" xlink:href="https://t.me/annamaliar/768" text:style-name="Internet_20_link" text:visited-style-name="Visited_20_Internet_20_Link">
повідомила</text:a>
 у Telegram:</text:p>
      <text:p text:style-name="P4">
«Протягом останніх двох тижнів ми зафіксували три ворожі фейкові новини про«загибель» наших командувачів.</text:p>
      <text:p text:style-name="P4">
В хронологічному порядку: Танцюра, Сирський, Залужний.</text:p>
      <text:p text:style-name="P4">
З одного боку, це просто перевірити і спростувати. Власне, що і було зроблено.</text:p>
      <text:p text:style-name="P4">
З іншого — треба розуміти, що росіяни схильні до фальшстартів і нерідкопрацівники їхнього інформаційного фронту видають інформацію не отримавшипідтвердження від безпосередніх виконавців.</text:p>
      <text:p text:style-name="P4">
Об‘єктивно те, що протягом війни ворог буде зацікавлений у знищенні нашоговійськово-політичного керівництва.</text:p>
      <text:p text:style-name="P4">
І питання їх персональної безпеки наразі має стратегічне значення».</text:p>
      <text:p text:style-name="P4">
Source: <text:a xlink:type="simple" xlink:href="https://armyinform.com.ua/2023/05/20/my-zafiksuvaly-try-vorozhi-fejkovi-novyny-pro-zagybel-nashyh-komanduvachiv-ganna-malyar/" text:style-name="Internet_20_link" text:visited-style-name="Visited_20_Internet_20_Link">
https://armyinform.com.ua/2023/05/20/my-zafiksuvaly-try-vorozhi-fejkovi-novyny-pro-zagybel-nashyh-komanduvachiv-ganna-malyar/</text:a>
</text:p>
      <!--NEWS-->
      <text:h text:style-name="P10" text:outline-level="1">
<text:span text:style-name="T4">
путін не довіряє своєму оточенню, боїться внутрішнього перевороту — Кирило Буданов</text:span>
</text:h>
      <text:p text:style-name="P4">
Author: ['АРМІЯINFORM']</text:p>
      <text:p text:style-name="P4">
Time: 2023-05-20T78:00:00-04:00</text:p>
      <text:p text:style-name="P4">
Description: Про це начальник Головного управління розвідки Міністерств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КИРИЛО БУДАНОВ']</text:p>
      <text:p text:style-name="P4">
Category: News</text:p>
      <!--METADATA-->
      <text:p text:style-name="P4">
Про це начальник Головного управління розвідки Міністерства оборони Українигенерал-майор Кирило Буданов<text:a xlink:type="simple" xlink:href="https://www.youtube.com/watch" text:style-name="Internet_20_link" text:visited-style-name="Visited_20_Internet_20_Link">
розповів</text:a>
 у спецпроєкті ДмитраКомарова «Рік. За кадром. Розвідник».</text:p>
      <text:p text:style-name="P4">
— Можу вам точно сказати, що Путін існував. Чи існує зараз? Давайте почекаємо.Думаю всі побачать правду. В будь якому разі він був досить хворий ще у 2021році, у нього були досить серйозні проблеми зі здоров’ям, — сказав Буданов.</text:p>
      <text:p text:style-name="P4">
Начальник ГУР МОУ додав, що у Путіна дуже багато різних страхів, фобій:</text:p>
      <text:p text:style-name="P4">
— Він не довіряє своєму оточенню, він боїться внутрішнього перевороту, вінбоїться втратити силу, що так само призведе до перевороту, боїться що йогохтось отруїть. З цим пов’язані всі його основні жахи. У нього є багатодвійників, це відомий факт.</text:p>
      <text:p text:style-name="P4">
За словами Кирила Буданова, останні пів року на офіційні заходи їздить непрезидент росії.</text:p>
      <text:p text:style-name="P4">
— Яка причина цього? Причин може бути багато. Живий він чи мертвий. Існує такзваний колективний Путін. Чи живий він зараз чи ні, в принципі це ні на що невпливає. В росії є чітко виражені, як кажуть, дві башти Кремля, вони тягаютьсяхто переможе, а цей колективний путін має балансувати ці сили, щоб ні одна зних не брала гору. Бо якщо візьме одна, це одностайно призведе до певноївидозміни, — зазначив начальник Головного управління розвідки МОУ.</text:p>
      <text:p text:style-name="P4">
Source: <text:a xlink:type="simple" xlink:href="https://armyinform.com.ua/2023/05/20/putin-ne-doviryaye-svoyemu-otochennyu-boyitsya-vnutrishnogo-perevorotu-kyrylo-budanov/" text:style-name="Internet_20_link" text:visited-style-name="Visited_20_Internet_20_Link">
https://armyinform.com.ua/2023/05/20/putin-ne-doviryaye-svoyemu-otochennyu-boyitsya-vnutrishnogo-perevorotu-kyrylo-budanov/</text:a>
</text:p>
      <!--NEWS-->
      <text:h text:style-name="P10" text:outline-level="1">
<text:span text:style-name="T4">
Майбутня система військової юстиції має включати і військових адвокатів — Ганна Маляр</text:span>
</text:h>
      <text:p text:style-name="P4">
Author: ['АРМІЯINFORM']</text:p>
      <text:p text:style-name="P4">
Time: 2023-05-20T79:00:00-04:00</text:p>
      <text:p text:style-name="P4">
Description: Про це заступник Міністра оборони України Ганна Маляр зазначила під час форуму «Розвит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870814_802000324619030_942782285814735530_n.jpg" text:style-name="Internet_20_link" text:visited-style-name="Visited_20_Internet_20_Link">
347870814_802000324619030_942782285814735530_n.jpg</text:a>
']</text:p>
      <text:p text:style-name="P4">
Tags: ['STOPRUSSIA', 'АГРЕСІЯ РФ', 'ГАННА МАЛЯР']</text:p>
      <text:p text:style-name="P4">
Category: News</text:p>
      <!--METADATA-->
      <text:p text:style-name="P4">
<draw:frame draw:style-name="fr1" draw:name="Image263" text:anchor-type="as-char" svg:width="6.9236in" svg:height="4.624748in" draw:z-index="0">
<draw:image xlink:href="../Images/AРМІЯINFORM/2023-05-20T79-00-00-04-00/347870814_802000324619030_942782285814735530_n.jpg" xlink:type="simple" xlink:show="embed" xlink:actuate="onLoad" draw:mime-type="image/jpeg"/>
</draw:frame>
</text:p>
      <text:p text:style-name="P4">
Про це заступник Міністра оборони України Ганна Маляр<text:a xlink:type="simple" xlink:href="https://pravo.ua/khvii-forum-apu-rozvytok-rynku-iurydychnykh-posluh-iak-iurydychnyi-biznes-adaptuvavsia-do-roboty-v-umovakh-viiny/" text:style-name="Internet_20_link" text:visited-style-name="Visited_20_Internet_20_Link">
зазначила</text:a>
 під часфоруму «Розвиток ринку юридичних послуг», який відбувся у Києві.</text:p>
      <text:p text:style-name="P4">
— Ми, юристи, мислимо іншими цінностями. Нас із першого курсу вчать, що права,рівність людей, можливості людей… що людина — це взагалі центр нашогоправового всесвіту, що ми довкола цього центру працюємо, а сенс більшою міроюзбігається до того, щоб людина ці права могла реалізувати. Для військового жпервинною цінністю є збереження держави. Відповідно, щоб військо це робилозлагоджено, є підхід до прав і свобод, який звичайним людям здається«недемократичним», — наголосила Ганна Маляр.</text:p>
      <text:p text:style-name="P4">
Вона додала, що цивільним людям важливо зрозуміти, що це не просто рішенняправосуддя, не просто підхід до людського життя, а це питання обороноздатностідержави зараз, під час війни.</text:p>
      <text:p text:style-name="P4">
Ліквідацію військових судів заступник Міністра оборони назвала диверсією протиУкраїни. А майбутня система військової юстиції, за її словами, має включати нелише суди і прокуратуру, але і військових адвокатів.</text:p>
      <text:p text:style-name="P4">
Source: <text:a xlink:type="simple" xlink:href="https://armyinform.com.ua/2023/05/20/majbutnya-systema-vijskovoyi-yustycziyi-maye-vklyuchaty-i-vijskovyh-advokativ-ganna-malyar/" text:style-name="Internet_20_link" text:visited-style-name="Visited_20_Internet_20_Link">
https://armyinform.com.ua/2023/05/20/majbutnya-systema-vijskovoyi-yustycziyi-maye-vklyuchaty-i-vijskovyh-advokativ-ganna-malyar/</text:a>
</text:p>
      <!--NEWS-->
      <text:h text:style-name="P10" text:outline-level="1">
<text:span text:style-name="T4">
В Чорному морі на бойовому чергуванні росія тримає один носій «Калібрів»</text:span>
</text:h>
      <text:p text:style-name="P4">
Author: ['АРМІЯINFORM']</text:p>
      <text:p text:style-name="P4">
Time: 2023-05-20T80:00:00-04:00</text:p>
      <text:p text:style-name="P4">
Description: Станом на сьогодні, 20 травня, у Чорному морі на бойовому чергуванні перебувають 3 ворож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aaa.jpg" text:style-name="Internet_20_link" text:visited-style-name="Visited_20_Internet_20_Link">
kaaa.jpg</text:a>
']</text:p>
      <text:p text:style-name="P4">
Tags: ['STOPRUSSIA', 'АГРЕСІЯ РФ', 'ВТОРГНЕННЯ РФ']</text:p>
      <text:p text:style-name="P4">
Category: News</text:p>
      <!--METADATA-->
      <text:p text:style-name="P4">
<draw:frame draw:style-name="fr1" draw:name="Image264" text:anchor-type="as-char" svg:width="6.9236in" svg:height="8.6545in" draw:z-index="0">
<draw:image xlink:href="../Images/AРМІЯINFORM/2023-05-20T80-00-00-04-00/kaaa.jpg" xlink:type="simple" xlink:show="embed" xlink:actuate="onLoad" draw:mime-type="image/jpeg"/>
</draw:frame>
</text:p>
      <text:p text:style-name="P4">
Станом на сьогодні, 20 травня, у Чорному морі на бойовому чергуванніперебувають 3 ворожі кораблі, з яких 1 носій крилатих ракет «Калібр»,загальний залп до 4 ракет.</text:p>
      <text:p text:style-name="P4">
Про це<text:a xlink:type="simple" xlink:href="https://www.facebook.com/navy.mil.gov.ua/posts/pfbid0FSaS6zpVMSWJsr2H7ih44TURPJPNfnPLVkTEwcsQYK6re6xDso5bQbgue8shhU8kl" text:style-name="Internet_20_link" text:visited-style-name="Visited_20_Internet_20_Link">
повідомляють</text:a>
 Військово-Морські СилиЗС України.</text:p>
      <text:p text:style-name="P4">
В Азовському морі — 1 ворожий корабль, у Середземному морі на бойовомучергуванні перебувають до 7 ворожих кораблі, з них 1 носій крилатих ракет«Калібр», загальний залп до 4 ракет.</text:p>
      <text:p text:style-name="P4">
За добу в інтересах рф прохід Керч-Єнікальською протокою здійснили:</text:p>
      <ul>
        <li>
до Азовського моря — 39 суден, з них 13 продовжили рух з протоки Босфор;  * до Чорного моря — 16 суден, з них 3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20/v-chornomu-mori-na-bojovomu-cherguvanni-rosiya-trymaye-odyn-nosij-kalibriv/" text:style-name="Internet_20_link" text:visited-style-name="Visited_20_Internet_20_Link">
https://armyinform.com.ua/2023/05/20/v-chornomu-mori-na-bojovomu-cherguvanni-rosiya-trymaye-odyn-nosij-kalibriv/</text:a>
</text:p>
      <!--NEWS-->
      <text:h text:style-name="P10" text:outline-level="1">
<text:span text:style-name="T4">
Кирило Буданов: «Ми отримаємо три мільйони населення, яке дев’ять років жило під російською пропагандою»</text:span>
</text:h>
      <text:p text:style-name="P4">
Author: ['АРМІЯINFORM']</text:p>
      <text:p text:style-name="P4">
Time: 2023-05-20T81:00:00-04:00</text:p>
      <text:p text:style-name="P4">
Description: Про це начальник Головного управління розвідки Міністерств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КИРИЛО БУДАНОВ']</text:p>
      <text:p text:style-name="P4">
Category: News</text:p>
      <!--METADATA-->
      <text:p text:style-name="P4">
Про це начальник Головного управління розвідки Міністерства оборони Українигенерал-майор Кирило Буданов<text:a xlink:type="simple" xlink:href="https://www.youtube.com/watch" text:style-name="Internet_20_link" text:visited-style-name="Visited_20_Internet_20_Link">
розповів</text:a>
 у спецпроєкті ДмитраКомарова «Рік. За кадром. Розвідник».</text:p>
      <text:p text:style-name="P4">
— Я перемогою не завершую всі ці події. Я вас трошки здивую, але перемогою всене зупиниться. Нас чекає досить складний етап, він буде, можна сказати,багаторічним, фактичної реінтеграції наших територій. Бо, вибачте, ми заразотримаємо плюс три мільйони населення, яке дев’ять років жило під російськоюпропагандою, вони вже з іншим сприйняттям світу. Це не буде так легко, якздається, — зазначив Кирило Буданов.</text:p>
      <text:p text:style-name="P4">
Він наголосив, що після перемоги триватиме важка робота:</text:p>
      <text:p text:style-name="P4">
— Нам треба буде досить серйозно видозмінювати економіку, передивитися баченнянових альянсів і союзів, які створяться. Буде нова архітектура безпеки усвіті. Це не буде стосуватися тільки нас. Це світове питання. Тому роботи будедосить багато.</text:p>
      <text:p text:style-name="P4">
Source: <text:a xlink:type="simple" xlink:href="https://armyinform.com.ua/2023/05/20/kyrylo-budanov-my-otrymayemo-try-miljony-naselennya-yake-devyat-rokiv-zhylo-pid-rosijskoyu-propagandoyu/" text:style-name="Internet_20_link" text:visited-style-name="Visited_20_Internet_20_Link">
https://armyinform.com.ua/2023/05/20/kyrylo-budanov-my-otrymayemo-try-miljony-naselennya-yake-devyat-rokiv-zhylo-pid-rosijskoyu-propagandoyu/</text:a>
</text:p>
      <!--NEWS-->
      <text:h text:style-name="P10" text:outline-level="1">
<text:span text:style-name="T4">
Західні літаки стануть важливим елементом захисту українського неба — Олексій Резніков</text:span>
</text:h>
      <text:p text:style-name="P4">
Author: ['АРМІЯINFORM']</text:p>
      <text:p text:style-name="P4">
Time: 2023-05-20T82:00:00-04:00</text:p>
      <text:p text:style-name="P4">
Description: Про це Міністр оборони України Резніков Олексій написав у Facebook:    «Літаки захі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oleksij-reznikov-garantuye.jpg" text:style-name="Internet_20_link" text:visited-style-name="Visited_20_Internet_20_Link">
oleksij-reznikov-garantuye.jpg</text:a>
']</text:p>
      <text:p text:style-name="P4">
Tags: ['STOPRUSSIA', 'АГРЕСІЯ РФ', 'ОЛЕКСІЙ РЕЗНІКОВ', 'ОФІЦІЙНО']</text:p>
      <text:p text:style-name="P4">
Category: News</text:p>
      <!--METADATA-->
      <text:p text:style-name="P4">
<draw:frame draw:style-name="fr1" draw:name="Image265" text:anchor-type="as-char" svg:width="6.9236in" svg:height="4.030323in" draw:z-index="0">
<draw:image xlink:href="../Images/AРМІЯINFORM/2023-05-20T82-00-00-04-00/oleksij-reznikov-garantuye.jpg" xlink:type="simple" xlink:show="embed" xlink:actuate="onLoad" draw:mime-type="image/jpeg"/>
</draw:frame>
</text:p>
      <text:p text:style-name="P4">
Про це Міністр оборони України Резніков Олексій<text:a xlink:type="simple" xlink:href="https://www.facebook.com/reznikovoleksii/posts/pfbid0dFLfoL3Ye2NVx3eG6yohC1ThwUM1wkTU3esGUg5Z9kHxHJVQ125TaaB4BGQo6C8pl" text:style-name="Internet_20_link" text:visited-style-name="Visited_20_Internet_20_Link">
написав</text:a>
у Facebook:</text:p>
      <text:p text:style-name="P4">
«Літаки західного зразка — це був останній пункт зі списку прохань у моємулисті до Санта Клауса.</text:p>
      <text:p text:style-name="P4">
Рішення наших партнерів утворити «авіаційну коаліцію» доводить, що Санта,напевно, існує, а Дід Мороз — під великим питанням.</text:p>
      <text:p text:style-name="P4">
Хочу щиро подякувати моїм колегам — міністру оборони США Ллойду Остіну,міністру оборони Великобританії Бену Уоллесу, міністру оборони НідерландівКайсі Оллонгрен, міністру оборони Данії Трольсу Лунду Поульсену, мініструоборони Бельгії Людівін Дедондер та міністру оборони Португалії ХеленіКаррейрас за особисті зусилля та всебічну підтримку України.</text:p>
      <text:p text:style-name="P4">
Народи та Уряди ваших країн допомогли наблизити виконання головногоноворічного побажання мільйонів українських дітлахів та дорослих — досягненняперемоги та миру.</text:p>
      <text:p text:style-name="P4">
Західні літаки стануть важливим елементом захисту українського неба. Сучаснаавіаційна платформа — це саме те, чого нам зараз не вистачає у системіППО/ПРО, щоб захистити наші мирні міста та наших воїнів на фронті.</text:p>
      <text:p text:style-name="P4">
Наші повітряні аси не менш майстерні, ніж українські екіпажі Patriot’ів,Iris’ів чи NASAMS’ів. Впевнений, що вони зроблять свою роботу на найвищомурівні.</text:p>
      <text:p text:style-name="P4">
Хочу звернутися до усіх громадян України.</text:p>
      <text:p text:style-name="P4">
Рішення, які сьогодні ухвалюють наші партнери щодо літаків — це важливий етап,але не кінець шляху.</text:p>
      <text:p text:style-name="P4">
Знадобиться час, ресурси і багато дуже кваліфікованої праці, доки наше небостане безпечнішим.</text:p>
      <text:p text:style-name="P4">
Треба набратися терпіння.</text:p>
      <text:p text:style-name="P4">
Зміцнення ППО/ПРО залишається нашим пріоритетом № 1. Наземні системи — відПЗРК то потужних батарей — та ракети до них незмінно у фокусі. Про це,зокрема, ми будемо говорити з колегами на черговій зустрічі у форматі Рамштайннаступного тижня.</text:p>
      <text:p text:style-name="P4">
Тримаймо стрій.</text:p>
      <text:p text:style-name="P4">
Перемога буде».</text:p>
      <text:p text:style-name="P4">
Source: <text:a xlink:type="simple" xlink:href="https://armyinform.com.ua/2023/05/20/zahidni-litaky-stanut-vazhlyvym-elementom-zahystu-ukrayinskogo-neba-oleksij-reznikov/" text:style-name="Internet_20_link" text:visited-style-name="Visited_20_Internet_20_Link">
https://armyinform.com.ua/2023/05/20/zahidni-litaky-stanut-vazhlyvym-elementom-zahystu-ukrayinskogo-neba-oleksij-reznikov/</text:a>
</text:p>
      <!--NEWS-->
      <text:h text:style-name="P10" text:outline-level="1">
<text:span text:style-name="T4">
Без спеціальних знань цивільній особі буде важко юридично вірно оцінити дії військового — Сергій Наєв</text:span>
</text:h>
      <text:p text:style-name="P4">
Author: ['АРМІЯINFORM']</text:p>
      <text:p text:style-name="P4">
Time: 2023-05-20T83:00:00-04:00</text:p>
      <text:p text:style-name="P4">
Description: Про це командувач Об’єднаних Сил ЗС України генерал-лейтенант Сергій Наєв зазначив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879834_191157137018830_3550883417488230500_n.jpg" text:style-name="Internet_20_link" text:visited-style-name="Visited_20_Internet_20_Link">
347879834_191157137018830_3550883417488230500_n.jpg</text:a>
']</text:p>
      <text:p text:style-name="P4">
Tags: ['STOPRUSSIA', 'АГРЕСІЯ РФ']</text:p>
      <text:p text:style-name="P4">
Category: News</text:p>
      <!--METADATA-->
      <text:p text:style-name="P4">
<draw:frame draw:style-name="fr1" draw:name="Image266" text:anchor-type="as-char" svg:width="6.9236in" svg:height="4.624748in" draw:z-index="0">
<draw:image xlink:href="../Images/AРМІЯINFORM/2023-05-20T83-00-00-04-00/347879834_191157137018830_3550883417488230500_n.jpg" xlink:type="simple" xlink:show="embed" xlink:actuate="onLoad" draw:mime-type="image/jpeg"/>
</draw:frame>
</text:p>
      <text:p text:style-name="P4">
Про це командувач Об’єднаних Сил ЗС України генерал-лейтенант Сергій Наєв<text:a xlink:type="simple" xlink:href="https://pravo.ua/khvii-forum-apu-rozvytok-rynku-iurydychnykh-posluh-iak-iurydychnyi-biznes-adaptuvavsia-do-roboty-v-umovakh-viiny/" text:style-name="Internet_20_link" text:visited-style-name="Visited_20_Internet_20_Link">
зазначив</text:a>
 під часфоруму «Розвиток ринку юридичних послуг», який відбувся у Києві.</text:p>
      <text:p text:style-name="P4">
На заході він, зокрема, розповів, що для того, аби стати військовимначальником, потрібно пройти певний шлях, здобути спеціальні знання як упервинному навчальному закладі, так і надалі в Національному університетіоборони України. А говорячи про оперативне мистецтво, він пояснив, що цегалузь військової науки, яка вивчає теорію і практику проведення військовихоперацій — одночасних або послідовних ударів, маневрів і боївзагальновійськових та інших бригад, які проводяться за єдиним задумом і планомна визначеній території за певний проміжок часу. Водночас можливаваріативність, наприклад, розвідка надає щонайменше три варіанти ймовірногохарактеру дій противника, і надалі необхідно вибрати з них один, найбільшякісний, замисел.</text:p>
      <text:p text:style-name="P4">
На думку Сергія Наєва, без спеціальних знань цивільній особі буде досить важкоправильно, адекватно і юридично вірно оцінити дії військового.</text:p>
      <text:p text:style-name="P4">
Source: <text:a xlink:type="simple" xlink:href="https://armyinform.com.ua/2023/05/20/bez-speczialnyh-znan-czyvilnij-osobi-bude-vazhko-yurydychno-virno-oczinyty-diyi-vijskovogo-sergij-nayev/" text:style-name="Internet_20_link" text:visited-style-name="Visited_20_Internet_20_Link">
https://armyinform.com.ua/2023/05/20/bez-speczialnyh-znan-czyvilnij-osobi-bude-vazhko-yurydychno-virno-oczinyty-diyi-vijskovogo-sergij-nayev/</text:a>
</text:p>
      <!--NEWS-->
      <text:h text:style-name="P10" text:outline-level="1">
<text:span text:style-name="T4">
Протягом минулої доби противник обстріляв територію 10 областей України</text:span>
</text:h>
      <text:p text:style-name="P4">
Author: ['АРМІЯINFORM']</text:p>
      <text:p text:style-name="P4">
Time: 2023-05-20T84: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aslidky.jpg" text:style-name="Internet_20_link" text:visited-style-name="Visited_20_Internet_20_Link">
naslidky.jpg</text:a>
']</text:p>
      <text:p text:style-name="P4">
Tags: ['MILITARY MEDIA CENTER', 'STOPRUSSIA', 'АГРЕСІЯ РФ', 'ВІЙНА']</text:p>
      <text:p text:style-name="P4">
Category: News</text:p>
      <!--METADATA-->
      <text:p text:style-name="P4">
<draw:frame draw:style-name="fr1" draw:name="Image267" text:anchor-type="as-char" svg:width="6.9236in" svg:height="4.627227in" draw:z-index="0">
<draw:image xlink:href="../Images/AРМІЯINFORM/2023-05-20T84-00-00-04-00/naslidky.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10 областейУкраїни.</text:p>
      <text:p text:style-name="P4">
Загалом із різних видів озброєння (міномети, танки, артилерія, РСЗВ, ЗРК,БПЛА, тактична авіація) здійснено обстріли 139 населених пунктів та 85об’єктів інфраструктури.</text:p>
      <text:p text:style-name="P4">
Є загиблі та поранені серед цивільного населення, кількість жертв уточнюється.</text:p>
      <text:p text:style-name="P4">
Джерело: <text:a xlink:type="simple" xlink:href="https://t.me/militarymediacenter/1988" text:style-name="Internet_20_link" text:visited-style-name="Visited_20_Internet_20_Link">
Military Media Center</text:a>
</text:p>
      <text:p text:style-name="P4">
Source: <text:a xlink:type="simple" xlink:href="https://armyinform.com.ua/2023/05/20/protyagom-mynuloyi-doby-protyvnyk-obstrilyav-terytoriyu-10-oblastej-ukrayiny/" text:style-name="Internet_20_link" text:visited-style-name="Visited_20_Internet_20_Link">
https://armyinform.com.ua/2023/05/20/protyagom-mynuloyi-doby-protyvnyk-obstrilyav-terytoriyu-10-oblastej-ukrayiny/</text:a>
</text:p>
      <!--NEWS-->
      <text:h text:style-name="P10" text:outline-level="1">
<text:span text:style-name="T4">
На Бахмутському напрямку знищено 13 польових складів із боєприпасами окупантів — Сергій Череватий</text:span>
</text:h>
      <text:p text:style-name="P4">
Author: ['Оксана Уретій']</text:p>
      <text:p text:style-name="P4">
Time: 2023-05-20T85:00:00-04:00</text:p>
      <text:p text:style-name="P4">
Description: Бахмут залишається пріоритетною ціллю для агресора. Про це в ефірі телемарафону «Єд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БАХМУТСЬКИЙ НАПРЯМОК', 'ВТОРГНЕННЯ РФ', 'ВТРАТИ ВОРОГА', 'СЕРГІЙ ЧЕРЕВАТИЙ']</text:p>
      <text:p text:style-name="P4">
Category: News</text:p>
      <!--METADATA-->
      <text:p text:style-name="P4">
<draw:frame draw:style-name="fr1" draw:name="Image268" text:anchor-type="as-char" svg:width="6.9236in" svg:height="4.61393in" draw:z-index="0">
<draw:image xlink:href="../Images/AРМІЯINFORM/2023-05-20T85-00-00-04-00/cherevatyj-2.jpg" xlink:type="simple" xlink:show="embed" xlink:actuate="onLoad" draw:mime-type="image/jpeg"/>
</draw:frame>
</text:p>
      <text:p text:style-name="P4">
Бахмут залишається пріоритетною ціллю для агресора. Про це в ефірітелемарафону «Єдині новини» зазначив речник Східного угруповання військ ЗСУполковник Сергій Череватий.</text:p>
      <text:p text:style-name="P4">
Він розповів, що, крім терористичного угруповання «Вагнер», противник підтягуєна Бахмутський напрямок повітрянодесантні, мотострілецькі та деякі спеціальніпідрозділи. Також ворог продовжує накривати щільним вогнем українські позиції.</text:p>
      <text:p text:style-name="P4">
— За цю добу окупанти 414 разів накрили наші позиції ствольною та реактивноюартилерією, здійснили по місту 4 авіанальоти. Відбулось 17 зіткнень, у якихворог втратив 92 окупантів убитими, 156 зазнали поранень. Також було підбито 2ворожі БМП, 5 гармат, 1 САУ «Гвоздика», 5 безпілотних літальних комплексів (2типу «Орлан», 2 «Ланцети» і 1 типу ZALA) та 13 польових складів ізбоєприпасами.</text:p>
      <text:p text:style-name="P4">
Офіцер додав, що нині для ворога важливо розганяти інформаційну хвилю прозахоплення Бахмута. Причиною цього передусім є те, що росіяни майже 10 місяцівне можуть взяти районний центр і зазнають колосальних втрат, водночас їмпотрібно показати власні здобутки.</text:p>
      <text:p text:style-name="P4">
Також Сергій Череватий повідомив, що на Куп’янсько-Лиманському напрямкузнизилась інтенсивність атак противника. Тут діє тільки регулярне військо і,відтак, воно менш активне в атакуючому плані, але більше накриває вогнемукраїнські позиції. Така тенденція спостерігається понад місяць.</text:p>
      <text:p text:style-name="P4">
— Донедавна окупанти намагалися робити 5-7 атак на цьому напрямку, в останнідві доби спостерігаємо, що вони спроможні провести 1 атаку. Так було цієї добив районі Білогорівки. Противник намагався штурмувати наші підрозділи, зазнаввтрат та відступив. У підсумку — 32 окупанти було вбито, 79 зазнали поранень,одного взяли в полон. Загалом на цьому напрямку за цю добу противник 509 разівобстріляв наші позиції всіма калібрами та артилерійськими системами, здійснив12 авіанальотів.</text:p>
      <text:p text:style-name="P4">
Водночас речник Східного угруповання військ ЗСУ вкотре підкреслив, щоукраїнські артилеристи є майстрами своєї справи, які набагато потужніше відворога приділяють увагу розвідці цілей, майстерності влучання. Точневикористання снарядів допомагає українським захисникам тримати з ворогомпаритет навіть за умов, коли снарядів менше за кількістю.</text:p>
      <text:p text:style-name="P4">
— На початку агресії ворог мав набагато більше снарядів. Нині тільки на нашійділянці фронту вони в середньому витрачають близько 33-35 тис. снарядів заодну добу. Це — не снарядний голод, це, можливо, зменшення певних оперативнихможливостей порівняно з тими безмежними, які вони мали на початку агресії,коли минулого літа могли поливати наші позиції на всій лінії фронту в режимінон-стоп. Нині противник концентрується на пріоритетних напрямках, де доволіщільно поливає нас вогнем із різних артилерійських систем. У нас же немаєснарядного голоду, у нас, скоріше, — снарядна дієта, що дає змогу українськимартилеристам бути більш точними та влучними, можна сказати, снайперами.</text:p>
      <text:p text:style-name="P4">
Source: <text:a xlink:type="simple" xlink:href="https://armyinform.com.ua/2023/05/20/na-bahmutskomu-napryamku-znyshheno-13-polovyh-skladiv-iz-boyeprypasamy-okupantiv-sergij-cherevatyj/" text:style-name="Internet_20_link" text:visited-style-name="Visited_20_Internet_20_Link">
https://armyinform.com.ua/2023/05/20/na-bahmutskomu-napryamku-znyshheno-13-polovyh-skladiv-iz-boyeprypasamy-okupantiv-sergij-cherevatyj/</text:a>
</text:p>
      <!--NEWS-->
      <text:h text:style-name="P10" text:outline-level="1">
<text:span text:style-name="T4">
Вони приземляють ворога: воїни, які боронять повітряний простір нашої країни</text:span>
</text:h>
      <text:p text:style-name="P4">
Author: ['АРМІЯINFORM']</text:p>
      <text:p text:style-name="P4">
Time: 2023-05-20T86:00:00-04:00</text:p>
      <text:p text:style-name="P4">
Description: Воїни, які боронять повітряний простір нашої країни, вистежуючи і приземляюч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008629_265402726056637_17357597348623557_n.jpg" text:style-name="Internet_20_link" text:visited-style-name="Visited_20_Internet_20_Link">
347008629_265402726056637_17357597348623557_n.jpg</text:a>
', '<text:a xlink:type="simple" xlink:href="https://armyinform.com.ua/wp-content/uploads/2023/05/347123033_789491112483189_6161786970457550393_n-150x150.jpg" text:style-name="Internet_20_link" text:visited-style-name="Visited_20_Internet_20_Link">
347123033_789491112483189_6161786970457550393_n-150x150.jpg</text:a>
', '<text:a xlink:type="simple" xlink:href="https://armyinform.com.ua/wp-content/uploads/2023/05/347127900_920602602328174_7687589442036824633_n-150x150.jpg" text:style-name="Internet_20_link" text:visited-style-name="Visited_20_Internet_20_Link">
347127900_920602602328174_7687589442036824633_n-150x150.jpg</text:a>
', '<text:a xlink:type="simple" xlink:href="https://armyinform.com.ua/wp-content/uploads/2023/05/347832088_768598278251754_3513767430126063026_n-150x150.jpg" text:style-name="Internet_20_link" text:visited-style-name="Visited_20_Internet_20_Link">
347832088_768598278251754_3513767430126063026_n-150x150.jpg</text:a>
', '<text:a xlink:type="simple" xlink:href="https://armyinform.com.ua/wp-content/uploads/2023/05/348270413_197868819811749_4456551803280711435_n-150x150.jpg" text:style-name="Internet_20_link" text:visited-style-name="Visited_20_Internet_20_Link">
348270413_197868819811749_4456551803280711435_n-150x150.jpg</text:a>
']</text:p>
      <text:p text:style-name="P4">
Tags: ['STOPRUSSIA', 'ЗАХИСНИКИ УКРАЇНИ', 'ОК «СХІД»', 'ППО']</text:p>
      <text:p text:style-name="P4">
Category: News</text:p>
      <!--METADATA-->
      <text:p text:style-name="P4">
<draw:frame draw:style-name="fr1" draw:name="Image269" text:anchor-type="as-char" svg:width="6.9236in" svg:height="5.1927in" draw:z-index="0">
<draw:image xlink:href="../Images/AРМІЯINFORM/2023-05-20T86-00-00-04-00/347008629_265402726056637_17357597348623557_n.jpg" xlink:type="simple" xlink:show="embed" xlink:actuate="onLoad" draw:mime-type="image/jpeg"/>
</draw:frame>
</text:p>
      <text:p text:style-name="P4">
Воїни, які боронять повітряний простір нашої країни, вистежуючи і приземляючина горизонтах ворога і його вбивчий мотлох.</text:p>
      <text:p text:style-name="P4">
<text:a xlink:type="simple" xlink:href="https://armyinform.com.ua/wp-content/uploads/2023/05/347123033_789491112483189_6161786970457550393_n.jpg" text:style-name="Internet_20_link" text:visited-style-name="Visited_20_Internet_20_Link">
<draw:frame draw:style-name="fr1" draw:name="Image270" text:anchor-type="as-char" svg:width="6.9236in" svg:height="6.9236in" draw:z-index="0">
<draw:image xlink:href="../Images/AРМІЯINFORM/2023-05-20T86-00-00-04-00/347123033_789491112483189_6161786970457550393_n-150x150.jpg" xlink:type="simple" xlink:show="embed" xlink:actuate="onLoad" draw:mime-type="image/jpeg"/>
</draw:frame>
</text:a>
</text:p>
      <text:p text:style-name="P4">
<text:a xlink:type="simple" xlink:href="https://armyinform.com.ua/wp-content/uploads/2023/05/347127900_920602602328174_7687589442036824633_n.jpg" text:style-name="Internet_20_link" text:visited-style-name="Visited_20_Internet_20_Link">
<draw:frame draw:style-name="fr1" draw:name="Image271" text:anchor-type="as-char" svg:width="6.9236in" svg:height="6.9236in" draw:z-index="0">
<draw:image xlink:href="../Images/AРМІЯINFORM/2023-05-20T86-00-00-04-00/347127900_920602602328174_7687589442036824633_n-150x150.jpg" xlink:type="simple" xlink:show="embed" xlink:actuate="onLoad" draw:mime-type="image/jpeg"/>
</draw:frame>
</text:a>
</text:p>
      <text:p text:style-name="P4">
<text:a xlink:type="simple" xlink:href="https://armyinform.com.ua/wp-content/uploads/2023/05/347832088_768598278251754_3513767430126063026_n.jpg" text:style-name="Internet_20_link" text:visited-style-name="Visited_20_Internet_20_Link">
<draw:frame draw:style-name="fr1" draw:name="Image272" text:anchor-type="as-char" svg:width="6.9236in" svg:height="6.9236in" draw:z-index="0">
<draw:image xlink:href="../Images/AРМІЯINFORM/2023-05-20T86-00-00-04-00/347832088_768598278251754_3513767430126063026_n-150x150.jpg" xlink:type="simple" xlink:show="embed" xlink:actuate="onLoad" draw:mime-type="image/jpeg"/>
</draw:frame>
</text:a>
</text:p>
      <text:p text:style-name="P4">
<text:a xlink:type="simple" xlink:href="https://armyinform.com.ua/wp-content/uploads/2023/05/348270413_197868819811749_4456551803280711435_n.jpg" text:style-name="Internet_20_link" text:visited-style-name="Visited_20_Internet_20_Link">
<draw:frame draw:style-name="fr1" draw:name="Image273" text:anchor-type="as-char" svg:width="6.9236in" svg:height="6.9236in" draw:z-index="0">
<draw:image xlink:href="../Images/AРМІЯINFORM/2023-05-20T86-00-00-04-00/348270413_197868819811749_4456551803280711435_n-150x150.jpg" xlink:type="simple" xlink:show="embed" xlink:actuate="onLoad" draw:mime-type="image/jpeg"/>
</draw:frame>
</text:a>
</text:p>
      <text:p text:style-name="P4">
Завдяки їм Українське небо залишається чистим.</text:p>
      <text:p text:style-name="P4">
Тримаємо стрій!</text:p>
      <text:p text:style-name="P4">
Слава ЗСУ!</text:p>
      <text:p text:style-name="P4">
Джерело: <text:a xlink:type="simple" xlink:href="https://www.facebook.com/EastOC/posts/pfbid07Hb6cUhgRYKrM8VPzSn7FmrcP6qPdApYsdVnZ8AbHcqrSt4fXScRS4yWCd6misWXl" text:style-name="Internet_20_link" text:visited-style-name="Visited_20_Internet_20_Link">
Оперативне командування «Схід»</text:a>
</text:p>
      <text:p text:style-name="P4">
Source: <text:a xlink:type="simple" xlink:href="https://armyinform.com.ua/2023/05/20/vony-pryzemlyayut-voroga-voyiny-yaki-boronyat-povitryanyj-prostir-nashoyi-krayiny/" text:style-name="Internet_20_link" text:visited-style-name="Visited_20_Internet_20_Link">
https://armyinform.com.ua/2023/05/20/vony-pryzemlyayut-voroga-voyiny-yaki-boronyat-povitryanyj-prostir-nashoyi-krayiny/</text:a>
</text:p>
      <!--NEWS-->
      <text:h text:style-name="P10" text:outline-level="1">
<text:span text:style-name="T4">
В Бахмуті важкі бої. Наші війська тримають оборону в районі «Літак» — Ганна Маляр</text:span>
</text:h>
      <text:p text:style-name="P4">
Author: ['АРМІЯINFORM']</text:p>
      <text:p text:style-name="P4">
Time: 2023-05-20T87:00:00-04:00</text:p>
      <text:p text:style-name="P4">
Description: Про це заступник Міністра оборони України Ганна Маляр написала у Telegram:    «В Бахму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3.jpg" text:style-name="Internet_20_link" text:visited-style-name="Visited_20_Internet_20_Link">
bahmut-3.jpg</text:a>
']</text:p>
      <text:p text:style-name="P4">
Tags: ['STOPRUSSIA', 'АГРЕСІЯ РФ', 'ГАННА МАЛЯР']</text:p>
      <text:p text:style-name="P4">
Category: News</text:p>
      <!--METADATA-->
      <text:p text:style-name="P4">
<draw:frame draw:style-name="fr1" draw:name="Image274" text:anchor-type="as-char" svg:width="6.9236in" svg:height="3.894525in" draw:z-index="0">
<draw:image xlink:href="../Images/AРМІЯINFORM/2023-05-20T87-00-00-04-00/bahmut-3.jpg" xlink:type="simple" xlink:show="embed" xlink:actuate="onLoad" draw:mime-type="image/jpeg"/>
</draw:frame>
Ілюстративне фото</text:p>
      <text:p text:style-name="P4">
Про це заступник Міністра оборони України Ганна Маляр<text:a xlink:type="simple" xlink:href="https://t.me/annamaliar/770" text:style-name="Internet_20_link" text:visited-style-name="Visited_20_Internet_20_Link">
написала</text:a>
 у Telegram:</text:p>
      <text:p text:style-name="P4">
«В Бахмуті важкі бої.</text:p>
      <text:p text:style-name="P4">
Ситуація критична.</text:p>
      <text:p text:style-name="P4">
Разом з тим, наші війська тримають оборону в районі «Літак».</text:p>
      <text:p text:style-name="P4">
Станом на зараз наші оборонці контролюють певні промислові та інфраструктурніоб‘єкти цього району і приватний сектор».</text:p>
      <text:p text:style-name="P4">
Source: <text:a xlink:type="simple" xlink:href="https://armyinform.com.ua/2023/05/20/v-bahmuti-vazhki-boyi-nashi-vijska-trymayut-oboronu-v-rajoni-litak-ganna-malyar/" text:style-name="Internet_20_link" text:visited-style-name="Visited_20_Internet_20_Link">
https://armyinform.com.ua/2023/05/20/v-bahmuti-vazhki-boyi-nashi-vijska-trymayut-oboronu-v-rajoni-litak-ganna-malyar/</text:a>
</text:p>
      <!--NEWS-->
      <text:h text:style-name="P10" text:outline-level="1">
<text:span text:style-name="T4">
Розраховуємо на вагомий внесок Кореї у відбудову України — Юлія Свириденко</text:span>
</text:h>
      <text:p text:style-name="P4">
Author: ['АРМІЯINFORM']</text:p>
      <text:p text:style-name="P4">
Time: 2023-05-20T88:00:00-04:00</text:p>
      <text:p text:style-name="P4">
Description: Україна розраховує, що корейські компанії, відомі своїм досвідом у реаліз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vyydenko.jpg" text:style-name="Internet_20_link" text:visited-style-name="Visited_20_Internet_20_Link">
svyydenko.jpg</text:a>
']</text:p>
      <text:p text:style-name="P4">
Tags: ['STOPRUSSIA', 'ВІДБУДОВА УКРАЇНИ', 'ЮЛІЯ СВИРИДЕНКО']</text:p>
      <text:p text:style-name="P4">
Category: News</text:p>
      <!--METADATA-->
      <text:p text:style-name="P4">
<draw:frame draw:style-name="fr1" draw:name="Image275" text:anchor-type="as-char" svg:width="6.9236in" svg:height="4.615733in" draw:z-index="0">
<draw:image xlink:href="../Images/AРМІЯINFORM/2023-05-20T88-00-00-04-00/svyydenko.jpg" xlink:type="simple" xlink:show="embed" xlink:actuate="onLoad" draw:mime-type="image/jpeg"/>
</draw:frame>
</text:p>
      <text:p text:style-name="P4">
Україна розраховує, що корейські компанії, відомі своїм досвідом у реалізаціїінфраструктурних проектів, активно долучаться до відновлення нашої держави.Про це заявила Перший віце-прем’єр-міністр України — Міністр економіки УкраїниЮлія Свириденко у своєму виступі на «Корейсько-українському бізнес-форумі» вСеулі.</text:p>
      <text:p text:style-name="P4">
Захід був організований Корейською міжнародною торговою асоціацією в рамкахвізиту української делегації до Республіки Корея. У форумі взяли участьпредставники урядів країн та близько 150 представників корейських компаній,зокрема KEPCO, Daewoo E&amp;C, Doosan Enervity, Ssangyong E&amp;C, PoscoInternational, Hyundai Engineering і Hyundai Rotem та інших.</text:p>
      <text:p text:style-name="P4">
«Корейські компанії відомі своїм досвідом у реалізації інфраструктурнихпроектів. Закликаємо долучатися до відновлення України вже сьогодні. Ми хочеморозбудувати країну разом із нашими друзями та партнерами та розраховуємо навагомий внесок Кореї у відбудову України», — підкреслила Юлія Свириденко.</text:p>
      <text:p text:style-name="P4">
Перший віце-прем’єр-міністр України — Міністр економіки зазначила, що Українавдячна Республіці Корея за участь у конференціях з питань відновлення в Луганота Берліні. Та запрошує корейську сторону на конференцію з відновленняУкраїни, яка відбудеться 21-22 липня 2023 року в Лондоні,<text:a xlink:type="simple" xlink:href="https://www.kmu.gov.ua/news/rozrakhovuiemo-na-vahomyi-vnesok-korei-u-vidbudovu-ukrainy-iuliia-svyrydenko" text:style-name="Internet_20_link" text:visited-style-name="Visited_20_Internet_20_Link">
повідомляє</text:a>
 Урядовий портал.</text:p>
      <text:p text:style-name="P4">
Заступник керівника Офісу Президента Ростислав Шурма у своєму виступі окресливперспективні напрямки участі корейських компаній в відновленні. За йогословами, Україна очікує участь корейського бізнесу в проектах енергетичноїгалузі, таких як будівництво двох нових АЕС та інфраструктури водневоїпромисловості</text:p>
      <text:p text:style-name="P4">
«Буде багато можливостей у різних сферах, таких як відновлення та модернізаціятранспортної мережі, виробництво електромобілів і водневого транспорту», —зазначив Ростислав Шурма.</text:p>
      <text:p text:style-name="P4">
Виконавчий заступник голови Корейської міжнародної торгової асоціації ЧонМарн-кі (Jeong Marn-ki) у свою чергу підкреслив, що 70 000 компаній-членівКорейської міжнародної торгової асоціації без вагань зіграють ту роль, якухочуть уряди та народи обох країн у процесі пожвавлення економічногоспівробітництва між двома країнами. За його словами, корейські компанії бралиучасть у проектах відновлення після війни в Перській затоці, війни в Іраку тагромадянської війни в Афганістані. Зокрема, долучалися до проектів відновленняенергетичної інфраструктури, будівництві заводів та міст.</text:p>
      <text:p text:style-name="P4">
«Корейські компанії можуть зробити значний внесок у післявоєнне відновленняУкраїни — будівництво інфраструктури, відновлення та модернізацію транспортноїмережі, будівництво „розумного міста“, розбудову інфраструктура водневоїпромисловості, використовуючи свій накопичений досвід, швидкість, надійність,і технології», — зазначив Чон Марн-кі.</text:p>
      <text:p text:style-name="P4">
При цьому він підкреслив, що активізація відносин між урядами країн таукраїнським і корейським бізнесом сприятиме посиленню економічногоспівробітництва.</text:p>
      <text:p text:style-name="P4">
Відновлення України має за мету не відновити країну на довоєнному рівні, азбудувати нову економіку, з урахуванням геополітичних переваг країни, якіснунову сучасну інфраструктуру тощо. Фактично, це нове будівництво. На цьомуакцентував у своєму виступі колишній посол Кореї в Україні, професорНаціонального університету Кьонсан Лі Янг Гу. За його словами, Корея можезастосувати в Україні свій успішний досвід у створенні потужних сучаснихпромислових комплексів, технопарків тощо.</text:p>
      <text:p text:style-name="P4">
Source: <text:a xlink:type="simple" xlink:href="https://armyinform.com.ua/2023/05/20/rozrahovuyemo-na-vagomyj-vnesok-koreyi-u-vidbudovu-ukrayiny-yuliya-svyrydenko/" text:style-name="Internet_20_link" text:visited-style-name="Visited_20_Internet_20_Link">
https://armyinform.com.ua/2023/05/20/rozrahovuyemo-na-vagomyj-vnesok-koreyi-u-vidbudovu-ukrayiny-yuliya-svyrydenko/</text:a>
</text:p>
      <!--NEWS-->
      <text:h text:style-name="P10" text:outline-level="1">
<text:span text:style-name="T4">
Наша арта уразила 4 райони зосередження та одну «важливу ціль» ворога</text:span>
</text:h>
      <text:p text:style-name="P4">
Author: ['АРМІЯINFORM']</text:p>
      <text:p text:style-name="P4">
Time: 2023-05-20T89:00:00-04:00</text:p>
      <text:p text:style-name="P4">
Description: Авіація Сил оборони за добу завдала 8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rta-1.jpg" text:style-name="Internet_20_link" text:visited-style-name="Visited_20_Internet_20_Link">
arta-1.jpg</text:a>
']</text:p>
      <text:p text:style-name="P4">
Tags: ['STOPRUSSIA', 'АГРЕСІЯ РФ', 'ВІЙНА', 'ВТОРГНЕННЯ РФ', 'ВТРАТИ ВОРОГА', 'ГШ ЗСУ', 'ХРОНІКА ОБОРОНИ']</text:p>
      <text:p text:style-name="P4">
Category: News</text:p>
      <!--METADATA-->
      <text:p text:style-name="P4">
<draw:frame draw:style-name="fr1" draw:name="Image276" text:anchor-type="as-char" svg:width="6.9236in" svg:height="2.993015in" draw:z-index="0">
<draw:image xlink:href="../Images/AРМІЯINFORM/2023-05-20T89-00-00-04-00/arta-1.jpg" xlink:type="simple" xlink:show="embed" xlink:actuate="onLoad" draw:mime-type="image/jpeg"/>
</draw:frame>
 <text:span text:style-name="T4">
🔥Ситуація щодо російського вторгнення</text:span>
</text:p>
      <text:p text:style-name="P4">
Авіація Сил оборони за добу завдала 8 ударів по районах зосередження особовогоскладу та військової техніки противника,<text:a xlink:type="simple" xlink:href="https://www.facebook.com/GeneralStaff.ua/posts/pfbid0zgUgq4Z2S3Wyp7gjE3WScKVU8ndJ4QJWjWhe4jyfX1qUhKTnDZr1qrjip19NL2fLl" text:style-name="Internet_20_link" text:visited-style-name="Visited_20_Internet_20_Link">
повідомляє</text:a>
Генеральний штаб ЗС України.</text:p>
      <text:p text:style-name="P4">
Підрозділи ракетних військ і артилерії уразили 4 райони зосередження озброєннята військової техніки, 1 склад боєприпасів, 4 артилерійських підрозділи навогневих позиціях, 1 засіб протиповітряної оборони та ще 1 важливу цільпротивника.</text:p>
      <text:p text:style-name="P4">
Source: <text:a xlink:type="simple" xlink:href="https://armyinform.com.ua/2023/05/20/nasha-arta-urazyla-4-rajony-zoseredzhennya-ta-odnu-vazhlyvu-czil-voroga/" text:style-name="Internet_20_link" text:visited-style-name="Visited_20_Internet_20_Link">
https://armyinform.com.ua/2023/05/20/nasha-arta-urazyla-4-rajony-zoseredzhennya-ta-odnu-vazhlyvu-czil-voroga/</text:a>
</text:p>
      <!--NEWS-->
      <text:h text:style-name="P10" text:outline-level="1">
<text:span text:style-name="T4">
Противник зосереджує основні зусилля на п’яти напрямках</text:span>
</text:h>
      <text:p text:style-name="P4">
Author: ['АРМІЯINFORM']</text:p>
      <text:p text:style-name="P4">
Time: 2023-05-20T90:00:00-04:00</text:p>
      <text:p text:style-name="P4">
Description: Як повідомляє Генеральний штаб ЗС України, противник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ojovi-diyi-1.jpg" text:style-name="Internet_20_link" text:visited-style-name="Visited_20_Internet_20_Link">
bojovi-diyi-1.jpg</text:a>
']</text:p>
      <text:p text:style-name="P4">
Tags: ['STOPRUSSIA', 'АГРЕСІЯ РФ', 'ВТОРГНЕННЯ РФ', 'ГШ ЗСУ']</text:p>
      <text:p text:style-name="P4">
Category: News</text:p>
      <!--METADATA-->
      <text:p text:style-name="P4">
<draw:frame draw:style-name="fr1" draw:name="Image277" text:anchor-type="as-char" svg:width="6.9236in" svg:height="3.894525in" draw:z-index="0">
<draw:image xlink:href="../Images/AРМІЯINFORM/2023-05-20T90-00-00-04-00/bojovi-diyi-1.jpg" xlink:type="simple" xlink:show="embed" xlink:actuate="onLoad" draw:mime-type="image/jpeg"/>
</draw:frame>
<text:span text:style-name="T4">
🔥 Ситуація щодо російського вторгнення</text:span>
</text:p>
      <text:p text:style-name="P4">
Як<text:a xlink:type="simple" xlink:href="https://www.facebook.com/GeneralStaff.ua/posts/pfbid0zgUgq4Z2S3Wyp7gjE3WScKVU8ndJ4QJWjWhe4jyfX1qUhKTnDZr1qrjip19NL2fLl" text:style-name="Internet_20_link" text:visited-style-name="Visited_20_Internet_20_Link">
повідомляє</text:a>
Генеральний штаб ЗС України, противник зосереджує основні зусилля наКуп’янському, Лиманському, Бахмутському, Авдіївському та Мар’їнськомунапрямках. Протягом доби відбулось 39 бойових зіткнень на зазначених ділянкахфронту. Найзапекліші бої ведуться за Бахмут та Мар’їнку.</text:p>
      <text:p text:style-name="P4">
Протягом цієї доби противник завдав 3 ракетних та 56 авіаційних ударів,здійснив понад 40 обстрілів з реактивних систем залпового вогню. Зазналаруйнувань цивільна інфраструктура. На жаль, є загиблі та поранені мирні люди,знищено житлові приватні будинки та інша цивільна інфраструктура.</text:p>
      <text:p text:style-name="P4">
Ймовірність завдання ракетних та авіаційних ударів по всій території Українизалишається дуже високою.</text:p>
      <text:p text:style-name="P4">
Source: <text:a xlink:type="simple" xlink:href="https://armyinform.com.ua/2023/05/20/protyvnyk-zoseredzhuye-osnovni-zusyllya-na-pyaty-napryamkah/" text:style-name="Internet_20_link" text:visited-style-name="Visited_20_Internet_20_Link">
https://armyinform.com.ua/2023/05/20/protyvnyk-zoseredzhuye-osnovni-zusyllya-na-pyaty-napryamkah/</text:a>
</text:p>
      <!--NEWS-->
      <text:h text:style-name="P10" text:outline-level="1">
<text:span text:style-name="T4">
Медзаклади на тимчасово захоплених територіях заповнені недостріляними рашистами</text:span>
</text:h>
      <text:p text:style-name="P4">
Author: ['АРМІЯINFORM']</text:p>
      <text:p text:style-name="P4">
Time: 2023-05-20T91:00:00-04:00</text:p>
      <text:p text:style-name="P4">
Description: Противник продовжує використовувати цивільні медичні заклади тимчасово загарб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oranenyj-ork-1.jpg" text:style-name="Internet_20_link" text:visited-style-name="Visited_20_Internet_20_Link">
poranenyj-ork-1.jpg</text:a>
']</text:p>
      <text:p text:style-name="P4">
Tags: ['STOPRUSSIA', 'АГРЕСІЯ РФ', 'ВІЙНА', 'ВІЙСЬКОВІ ЗЛОЧИНИ РФ', 'ВТОРГНЕННЯ РФ', 'ДУТА ВЕЛИЧ РОСАРМІЇ']</text:p>
      <text:p text:style-name="P4">
Category: News</text:p>
      <!--METADATA-->
      <text:p text:style-name="P4">
<draw:frame draw:style-name="fr1" draw:name="Image278" text:anchor-type="as-char" svg:width="6.9236in" svg:height="3.742486in" draw:z-index="0">
<draw:image xlink:href="../Images/AРМІЯINFORM/2023-05-20T91-00-00-04-00/poranenyj-ork-1.jpg" xlink:type="simple" xlink:show="embed" xlink:actuate="onLoad" draw:mime-type="image/jpeg"/>
</draw:frame>
</text:p>
      <text:p text:style-name="P4">
Противник продовжує використовувати цивільні медичні заклади тимчасовозагарбаних територій України у власних цілях,<text:a xlink:type="simple" xlink:href="https://www.facebook.com/GeneralStaff.ua/posts/pfbid0zgUgq4Z2S3Wyp7gjE3WScKVU8ndJ4QJWjWhe4jyfX1qUhKTnDZr1qrjip19NL2fLl" text:style-name="Internet_20_link" text:visited-style-name="Visited_20_Internet_20_Link">
повідомляє</text:a>
Генеральний штаб ЗС України. Так, верхні поверхи Лутугинського районноготериторіального медичного об’єднання окупанти перетворили на військовийшпиталь, а для його прикриття на першому поверсі залишили дитяче відділення.Наразі у медичному закладі на лікуванні перебуває близько 100 російськихвійськовослужбовців з пораненнями різного ступеню важкості. Це число є пікомможливостей військового шпиталю у наданні медичних послуг. У той же часмеддопомога цивільному населенню з боку персоналу військового шпиталю ненадається.</text:p>
      <text:p text:style-name="P4">
Source: <text:a xlink:type="simple" xlink:href="https://armyinform.com.ua/2023/05/20/medzaklady-na-tymchasovo-zahoplenyh-terytoriyah-zapovneni-nedostrilyanymy-rashystamy/" text:style-name="Internet_20_link" text:visited-style-name="Visited_20_Internet_20_Link">
https://armyinform.com.ua/2023/05/20/medzaklady-na-tymchasovo-zahoplenyh-terytoriyah-zapovneni-nedostrilyanymy-rashystamy/</text:a>
</text:p>
      <!--NEWS-->
      <text:h text:style-name="P10" text:outline-level="1">
<text:span text:style-name="T4">
Залучаємо якнайбільше країн і лідерів заради України — Володимир Зеленський</text:span>
</text:h>
      <text:p text:style-name="P4">
Author: ['АРМІЯINFORM']</text:p>
      <text:p text:style-name="P4">
Time: 2023-05-20T92:00:00-04:00</text:p>
      <text:p text:style-name="P4">
Description: https://www.youtube.com/watch?v=jcmdA_o9n5k    Про це Президент України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text:p>
      <text:p text:style-name="P4">
Category: News</text:p>
      <!--METADATA-->
      <text:p text:style-name="P4">
Про це Президент України Володимир Зеленський<text:a xlink:type="simple" xlink:href="https://www.president.gov.ua/news/zaluchayemo-yaknajbilshe-krayin-i-lideriv-zaradi-ukrayini-zv-83041" text:style-name="Internet_20_link" text:visited-style-name="Visited_20_Internet_20_Link">
сказав</text:a>
 у своєму відеозверненні:</text:p>
      <text:p text:style-name="P4">
«Бажаю здоровʼя, шановні українці!</text:p>
      <text:p text:style-name="P4">
Сьогодні перший день зустрічей і перемовин у Японії напередодні саміту«Сімки».</text:p>
      <text:p text:style-name="P4">
Координуємо позиції з партнерами, готуємо нові спільні кроки. Оборона: зброя,ППО, винищувачі. Залучаємо якнайбільше країн і лідерів заради України. Формуламиру. Довготривалі програми підтримки України. Фінанси та економіка.</text:p>
      <text:p text:style-name="P4">
Зустрівся з Джорджею Мелоні, главою уряду Італії. Подивились, як виконуютьсянаші домовленості з переговорів у Римі. Розповів Джорджі про домовленості насаміті Ліги арабських держав. Подивились, як можемо зараз з Італією посилитинаші можливості захищати життя від російського повітряного терору.</text:p>
      <text:p text:style-name="P4">
Переговори з Ріші, паном Премʼєр-міністром Великої Британії. Обговорили нашідвосторонні відносини, нашу оборону. Подякував за лідерство у розвитку нашихможливостей у небі — Британія дуже активно взялася за сучасні винищувачі дляУкраїни, і це історичні речі.</text:p>
      <text:p text:style-name="P4">
Говорив з Премʼєр-міністром Індії Моді. Серйозна розмова. Я поінформував пропрогрес щодо нашої формули миру.</text:p>
      <text:p text:style-name="P4">
Ми пройшли вже багато етапів із представленням формули лідерам і країнам ізрізних частин світу. Напередодні успішно представили формулу учасникам СамітуЛіги арабських держав. І зробимо все, щоб залучення світу до нашої мирноїініціативи було максимальним із можливого.</text:p>
      <text:p text:style-name="P4">
Вірю, що Індія візьме участь у відновленні міжнародного порядку, заснованогона правилах, які очевидно потрібні всім вільним націям. Обговорили підтримку врозмінуванні, зміцненні нашої медицини.</text:p>
      <text:p text:style-name="P4">
Говорив із Президентом Євроради Шарлем Мішелем. Безпека й оборона, економіка,наша спільна політика — обʼєднання потенціалів України та всього Євросоюзу. Ядякую тобі, Шарлю, за твою щиру, незмінну та дієву підтримку.</text:p>
      <text:p text:style-name="P4">
Зустрівся з Президентом Франції Макроном. Ми регулярно обмінюємося поглядамина безпекову ситуацію, розглядаємо ті чи інші варіанти наших спільнихоборонних і політичних дій. Так і цього разу. Змістовна розмова. Додаєвпевненості в нашому руху до перемоги України.</text:p>
      <text:p text:style-name="P4">
Була зустріч і з паном канцлером Німеччини Шольцом. Подякував за надзвичайновагому підтримку Німеччиною нашого захисту. Це й ППО, і можливості нашої арміїна землі, і нашої економіки, і нашої політики. Обговорили з Олафом, як можемоприскорити чесний мир для України, як можемо посилити нашу спільну роботу вмежах G7.</text:p>
      <text:p text:style-name="P4">
І ще одне.</text:p>
      <text:p text:style-name="P4">
Як і завжди, дякую нашим воїнам! Кожному й кожній, хто захищає українськуземлю, українське море й українське небо.</text:p>
      <text:p text:style-name="P4">
Впевнений, повернемося з цього візиту з іще більшими можливостями для вас,наші захисники й захисниці! Слава вам — усім, хто в бою заради нашої держави,хто на бойових постах і на бойових завданнях, хто тренує наших воїнів, хтовідновлює наших бійців після поранень і хто допомагає нам захищати життя йнезалежність.</text:p>
      <text:p text:style-name="P4">
Не буває такого дня, щоб Україна не стала сильнішою!</text:p>
      <text:p text:style-name="P4">
Слава Україні!».</text:p>
      <text:p text:style-name="P4">
Source: <text:a xlink:type="simple" xlink:href="https://armyinform.com.ua/2023/05/20/zaluchayemo-yaknajbilshe-krayin-i-lideriv-zarady-ukrayiny-volodymyr-zelenskyj/" text:style-name="Internet_20_link" text:visited-style-name="Visited_20_Internet_20_Link">
https://armyinform.com.ua/2023/05/20/zaluchayemo-yaknajbilshe-krayin-i-lideriv-zarady-ukrayiny-volodymyr-zelenskyj/</text:a>
</text:p>
      <!--NEWS-->
      <text:h text:style-name="P10" text:outline-level="1">
<text:span text:style-name="T4">
ССО ліквідовує окупантів у Бахмуті</text:span>
</text:h>
      <text:p text:style-name="P4">
Author: ['АРМІЯINFORM']</text:p>
      <text:p text:style-name="P4">
Time: 2023-05-20T93:00:00-04:00</text:p>
      <text:p text:style-name="P4">
Description: Про це йдеться у повідомленні Командування Сил спеціальних операцій ЗС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 <text:a xlink:type="simple" xlink:href="https://www.facebook.com/usofcom/videos/960817498444137/" text:style-name="Internet_20_link" text:visited-style-name="Visited_20_Internet_20_Link">
йдеться</text:a>
 уповідомленні Командування Сил спеціальних операцій ЗС України:</text:p>
      <text:p text:style-name="P4">
«Бахмут. Жорстокі бої за кожен метр українського міста-фортеці.</text:p>
      <text:p text:style-name="P4">
Кадри, зняті операторами одного з центрів Сил спеціальних операцій ЗС України.Жодне відео, зняте у Бахмуті, сповна не передасть того, що відбувається вмісті насправді, які титанічні зусилля докладають наші воїни для його захистуі що відчувають насправді у пеклі, що колись було одним з найгарніших містДонеччини».</text:p>
      <text:p text:style-name="P4">
Source: <text:a xlink:type="simple" xlink:href="https://armyinform.com.ua/2023/05/20/sso-pokazaly-yak-nashi-zahysnyky-nyshhat-voroga-u-bahmuti/" text:style-name="Internet_20_link" text:visited-style-name="Visited_20_Internet_20_Link">
https://armyinform.com.ua/2023/05/20/sso-pokazaly-yak-nashi-zahysnyky-nyshhat-voroga-u-bahmuti/</text:a>
</text:p>
      <!--NEWS-->
      <text:h text:style-name="P10" text:outline-level="1">
<text:span text:style-name="T4">
Главком на місці. Робить свою роботу. Щойно спілкувались — Ганна Маляр</text:span>
</text:h>
      <text:p text:style-name="P4">
Author: ['АРМІЯINFORM']</text:p>
      <text:p text:style-name="P4">
Time: 2023-05-20T94:00:00-04:00</text:p>
      <text:p text:style-name="P4">
Description: Про це заступник Міністра оборони України Ганна Маляр повідомила у Telegram:    «Росія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vatar-1401305283.jpg" text:style-name="Internet_20_link" text:visited-style-name="Visited_20_Internet_20_Link">
avatar-1401305283.jpg</text:a>
']</text:p>
      <text:p text:style-name="P4">
Tags: ['STOPRUSSIA', 'АГРЕСІЯ РФ', 'ГАННА МАЛЯР']</text:p>
      <text:p text:style-name="P4">
Category: News</text:p>
      <!--METADATA-->
      <text:p text:style-name="P4">
<draw:frame draw:style-name="fr1" draw:name="Image279" text:anchor-type="as-char" svg:width="6.9236in" svg:height="6.9236in" draw:z-index="0">
<draw:image xlink:href="../Images/AРМІЯINFORM/2023-05-20T94-00-00-04-00/avatar-1401305283.jpg" xlink:type="simple" xlink:show="embed" xlink:actuate="onLoad" draw:mime-type="image/jpeg"/>
</draw:frame>
</text:p>
      <text:p text:style-name="P4">
Про це заступник Міністра оборони України Ганна Маляр<text:a xlink:type="simple" xlink:href="https://t.me/annamaliar/771" text:style-name="Internet_20_link" text:visited-style-name="Visited_20_Internet_20_Link">
повідомила</text:a>
 у Telegram:</text:p>
      <text:p text:style-name="P4">
«Росіяни запустили інформаційну хвилю про нібито зникнення нашогоГоловнокомандувача Валерія Федоровича Залужного.</text:p>
      <text:p text:style-name="P4">
Главком на місці. Робить свою роботу. Щойно спілкувались.</text:p>
      <text:p text:style-name="P4">
Це типова інформаційна технологія спрямована на деморалізацію нашого війська.</text:p>
      <text:p text:style-name="P4">
По часу дії вона дуже коротка — від декількох годин до одного дня. Боінформацію легко перевірити.</text:p>
      <text:p text:style-name="P4">
А ефект від неї очікується у разі влучного моменту поширення та масовості.</text:p>
      <text:p text:style-name="P4">
Наразі, момент поширення зрозумілий — пік напруги в Бахмуті, коли навітьдекілька деморалізованих військових з нашого боку їм полегшать ситуацію.</text:p>
      <text:p text:style-name="P4">
Власне, заради цього і купа передчасних повідомлень про «взяття» Бахмута».</text:p>
      <text:p text:style-name="P4">
Source: <text:a xlink:type="simple" xlink:href="https://armyinform.com.ua/2023/05/20/rosiyany-zapustyly-informaczijnu-hvylyu-pro-nibyto-znyknennya-valeriya-zaluzhnogo-ganna-malyar/" text:style-name="Internet_20_link" text:visited-style-name="Visited_20_Internet_20_Link">
https://armyinform.com.ua/2023/05/20/rosiyany-zapustyly-informaczijnu-hvylyu-pro-nibyto-znyknennya-valeriya-zaluzhnogo-ganna-malyar/</text:a>
</text:p>
      <!--NEWS-->
      <text:h text:style-name="P10" text:outline-level="1">
<text:span text:style-name="T4">
окупант розповідає про вбивство цивільних солдатами рф — перехоплення ГУР</text:span>
</text:h>
      <text:p text:style-name="P4">
Author: ['АРМІЯINFORM']</text:p>
      <text:p text:style-name="P4">
Time: 2023-05-20T95:00:00-04:00</text:p>
      <text:p text:style-name="P4">
Description: https://www.youtube.com/watch?v=GBm1QQWTvok    Військовослужбовець рф розповідає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ГУР МО УКРАЇНИ']</text:p>
      <text:p text:style-name="P4">
Category: News</text:p>
      <!--METADATA-->
      <text:p text:style-name="P4">
Військовослужбовець рф <text:a xlink:type="simple" xlink:href="https://gur.gov.ua/content/u-nas-pulemetchyky-kak-davai-kosyt-vsyo-detei-tam-bab-muzhykov-prosto-vsyo-vykosyly.html" text:style-name="Internet_20_link" text:visited-style-name="Visited_20_Internet_20_Link">
розповідає</text:a>
 про вбивство цивільних людей солдатами рф на Луганськомунапрямку: «У нас пулеметчики, как давай косить всё: детей там, баб, мужиков,просто всё выкосили».</text:p>
      <text:p text:style-name="P4">
Source: <text:a xlink:type="simple" xlink:href="https://armyinform.com.ua/2023/05/20/okupant-rozpovidaye-pro-vbyvstvo-czyvilnyh-soldatamy-rf-perehoplennya-gur/" text:style-name="Internet_20_link" text:visited-style-name="Visited_20_Internet_20_Link">
https://armyinform.com.ua/2023/05/20/okupant-rozpovidaye-pro-vbyvstvo-czyvilnyh-soldatamy-rf-perehoplennya-gur/</text:a>
</text:p>
      <!--NEWS-->
      <text:h text:style-name="P10" text:outline-level="1">
<text:span text:style-name="T4">
Спецпризначенці знищили ще 8 одиниць техніки та 2 будівлі з особовим складом ворога</text:span>
</text:h>
      <text:p text:style-name="P4">
Author: ['АРМІЯINFORM']</text:p>
      <text:p text:style-name="P4">
Time: 2023-05-20T96:00:00-04:00</text:p>
      <text:p text:style-name="P4">
Description: Про це повідомляє Служба безпеки України:    «Спецпризначенці підрозділу «Білий вов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text:a xlink:type="simple" xlink:href="https://www.facebook.com/SecurSerUkraine/videos/668079425067782/" text:style-name="Internet_20_link" text:visited-style-name="Visited_20_Internet_20_Link">
повідомляє</text:a>
Служба безпеки України:</text:p>
      <text:p text:style-name="P4">
«Спецпризначенці підрозділу «Білий вовк» продовжують полювання — знищено ще 10російських цілей</text:p>
      <text:p text:style-name="P4">
Наші воїни ні на мить не припиняють відстежувати та «мінусувати» окупантів.</text:p>
      <text:p text:style-name="P4">
За цей тиждень бійці СБУ додали до статистики ворожих втрат:</text:p>
      <text:p text:style-name="P4">
▪️ танк</text:p>
      <text:p text:style-name="P4">
▪️ 4 БМП</text:p>
      <text:p text:style-name="P4">
▪️ 2 бронеавтомобілі</text:p>
      <text:p text:style-name="P4">
▪️ 2 будівлі з особовим складом противника</text:p>
      <text:p text:style-name="P4">
▪️ 1 вантажівку з боєприпасами.</text:p>
      <text:p text:style-name="P4">
Продовжуємо нищити окупантів до повної Перемоги!».</text:p>
      <text:p text:style-name="P4">
Source: <text:a xlink:type="simple" xlink:href="https://armyinform.com.ua/2023/05/20/speczpryznachenczi-znyshhyly-shhe-8-odynycz-tehniky-ta-2-budivli-z-osobovym-skladom-voroga/" text:style-name="Internet_20_link" text:visited-style-name="Visited_20_Internet_20_Link">
https://armyinform.com.ua/2023/05/20/speczpryznachenczi-znyshhyly-shhe-8-odynycz-tehniky-ta-2-budivli-z-osobovym-skladom-voroga/</text:a>
</text:p>
      <!--NEWS-->
      <text:h text:style-name="P10" text:outline-level="1">
<text:span text:style-name="T4">
Президент України відзначив державними нагородами 117 захисників</text:span>
</text:h>
      <text:p text:style-name="P4">
Author: ['АРМІЯINFORM']</text:p>
      <text:p text:style-name="P4">
Time: 2023-05-20T97:00:00-04:00</text:p>
      <text:p text:style-name="P4">
Description: Про це йдеться в Указі Президента України №282/2023 «Про відзначення держав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agorody-1.jpg" text:style-name="Internet_20_link" text:visited-style-name="Visited_20_Internet_20_Link">
nagorody-1.jpg</text:a>
']</text:p>
      <text:p text:style-name="P4">
Tags: ['STOPRUSSIA', 'АГРЕСІЯ РФ']</text:p>
      <text:p text:style-name="P4">
Category: News</text:p>
      <!--METADATA-->
      <text:p text:style-name="P4">
<draw:frame draw:style-name="fr1" draw:name="Image280" text:anchor-type="as-char" svg:width="6.9236in" svg:height="3.872889in" draw:z-index="0">
<draw:image xlink:href="../Images/AРМІЯINFORM/2023-05-20T97-00-00-04-00/nagorody-1.jpg" xlink:type="simple" xlink:show="embed" xlink:actuate="onLoad" draw:mime-type="image/jpeg"/>
</draw:frame>
Ілюстративне фото</text:p>
      <text:p text:style-name="P4">
Про це <text:a xlink:type="simple" xlink:href="https://www.president.gov.ua/documents/2822023-46773" text:style-name="Internet_20_link" text:visited-style-name="Visited_20_Internet_20_Link">
йдеться</text:a>
 в УказіПрезидента України №282/2023 «Про відзначення державними нагородами України»:</text:p>
      <text:p text:style-name="P4">
«За особисту мужність, виявлену у захисті державного суверенітету татериторіальної цілісності України, самовіддане виконання військового обов’язкупостановляю:</text:p>
      <text:p text:style-name="P4">
Нагородити орденом Богдана Хмельницького ІІ ступеня</text:p>
      <text:p text:style-name="P4">
БОХНАКА Антона Івановича — старшого лейтенанта</text:p>
      <text:p text:style-name="P4">
Нагородити орденом Богдана Хмельницького ІІІ ступеня</text:p>
      <text:p text:style-name="P4">
ФЕДІЯ Вячеслава Володимировича — підполковника</text:p>
      <text:p text:style-name="P4">
ЧУПРИНУ Владислава Анатолійовича — старшого лейтенанта</text:p>
      <text:p text:style-name="P4">
ЮРЧЕНКА Олексія Марковича (посмертно) — молодшого лейтенанта</text:p>
      <text:p text:style-name="P4">
Нагородити орденом «За мужність» І ступеня</text:p>
      <text:p text:style-name="P4">
ВИШНЬОВСЬКОГО Артема Володимировича — старшого солдата</text:p>
      <text:p text:style-name="P4">
ГРИНЧУКА Олега Олександровича — старшого солдата</text:p>
      <text:p text:style-name="P4">
Нагородити орденом «За мужність» ІІ ступеня</text:p>
      <text:p text:style-name="P4">
КАЛАЩУКА Романа Вікторовича (посмертно) — солдата</text:p>
      <text:p text:style-name="P4">
НЕЩЕРЕЦЬКОГО Максима Петровича (посмертно) — молодшого сержанта</text:p>
      <text:p text:style-name="P4">
ОТРІЩЄНКА Євгена Володимировича — старшого солдата</text:p>
      <text:p text:style-name="P4">
ПЕРЕПЕЛИЦЮ Віктора Миколайовича (посмертно) — солдата</text:p>
      <text:p text:style-name="P4">
СИДОРОВА Миколу Івановича (посмертно) — молодшого сержанта</text:p>
      <text:p text:style-name="P4">
ХОМУ Василя Васильовича — старшого солдата</text:p>
      <text:p text:style-name="P4">
Нагородити орденом «За мужність» ІІІ ступеня</text:p>
      <text:p text:style-name="P4">
АЛУТІНА Миколу Миколайовича (посмертно) — солдата</text:p>
      <text:p text:style-name="P4">
АНДРОЩУКА Олега Васильовича (посмертно) — солдата</text:p>
      <text:p text:style-name="P4">
БУЛЬБУ Володимира Борисовича (посмертно) — солдата</text:p>
      <text:p text:style-name="P4">
ВОЙТЕНКА Віктора Петровича (посмертно) — старшого солдата</text:p>
      <text:p text:style-name="P4">
ГОЛОВКОВА Геннадія Олександровича (посмертно) — солдата</text:p>
      <text:p text:style-name="P4">
ГОЛУБЕНКА Миколу Васильовича (посмертно) — солдата</text:p>
      <text:p text:style-name="P4">
ГРИБЕНЮКА Олександра Сергійовича (посмертно) — солдата</text:p>
      <text:p text:style-name="P4">
ДАВИДОВА Олександра Анатолійовича (посмертно) — солдата</text:p>
      <text:p text:style-name="P4">
ДЯЧУКА Юрія Миколайовича (посмертно) — солдата</text:p>
      <text:p text:style-name="P4">
ЖУРАВСЬКОГО Сергія Володимировича (посмертно) — солдата</text:p>
      <text:p text:style-name="P4">
ЗБАРАНСЬКОГО Артема Валерійовича (посмертно) — солдата</text:p>
      <text:p text:style-name="P4">
ІВАНОВА Віталія Олександровича (посмертно) — старшого сержанта</text:p>
      <text:p text:style-name="P4">
КАНАВКУ Валентина Віталійовича — молодшого сержанта</text:p>
      <text:p text:style-name="P4">
КНЯЗЄВА Юрія Володимировича (посмертно) — солдата</text:p>
      <text:p text:style-name="P4">
КОБИЛЕЦЬКОГО Володимира Романовича (посмертно) — матроса</text:p>
      <text:p text:style-name="P4">
КОЖЕМ’ЯКА Андрія Романовича (посмертно) — молодшого сержанта</text:p>
      <text:p text:style-name="P4">
КОЛОДЯЖНОГО Володимира Сергійовича (посмертно) — молодшого сержанта</text:p>
      <text:p text:style-name="P4">
КОСТЕНКОВА Віталія Олеговича — солдата</text:p>
      <text:p text:style-name="P4">
КУЦЕЛЯ Сергія Валерійовича (посмертно) — солдата</text:p>
      <text:p text:style-name="P4">
ЛИСОГО Григорія Петровича (посмертно) — старшого солдата</text:p>
      <text:p text:style-name="P4">
ЛИХОШЕРСТА Андрія Олександровича (посмертно) — солдата</text:p>
      <text:p text:style-name="P4">
ЛІСОВОГО Сергія Дмитровича (посмертно) — старшого сержанта</text:p>
      <text:p text:style-name="P4">
МАЛІЧА Романа Анатолійовича — старшого сержанта</text:p>
      <text:p text:style-name="P4">
МЕЛЬНИКА Олега Ігоровича (посмертно) — солдата</text:p>
      <text:p text:style-name="P4">
МИСЬКА Миколу Олександровича (посмертно) — старшого солдата</text:p>
      <text:p text:style-name="P4">
МУГАШЕВА Олександра Олександровича — штаб-старшину</text:p>
      <text:p text:style-name="P4">
ПРОСКУРОВСЬКОГО Ігоря Миколайовича (посмертно) — старшого лейтенанта</text:p>
      <text:p text:style-name="P4">
ПУГАЧА Олексія Ігоровича (посмертно) — молодшого сержанта</text:p>
      <text:p text:style-name="P4">
РОМАНЕНКА Романа Вікторовича (посмертно) — солдата</text:p>
      <text:p text:style-name="P4">
САДЗІКОВСЬКОГО Павла (посмертно) — солдата</text:p>
      <text:p text:style-name="P4">
СВІДУНОВА Євгенія Ігоровича (посмертно) — солдата</text:p>
      <text:p text:style-name="P4">
СЕМІЛЕТКОВА Григорія Григоровича (посмертно) — солдата</text:p>
      <text:p text:style-name="P4">
СЕРДЮЧЕНКА Владислава Володимировича (посмертно) — солдата</text:p>
      <text:p text:style-name="P4">
СКАКУНОВА Богдана Анатолійовича (посмертно) — солдата</text:p>
      <text:p text:style-name="P4">
СПАРОВА Олександра Олександровича (посмертно) — старшого сержанта</text:p>
      <text:p text:style-name="P4">
ТКАЧЕНКА Олега Анатолійовича (посмертно) — молодшого сержанта</text:p>
      <text:p text:style-name="P4">
ФІЛЯ Івана Романовича (посмертно) — старшого солдата</text:p>
      <text:p text:style-name="P4">
ЦАПЯКА Анатолія Анатолійовича (посмертно) — старшого солдата</text:p>
      <text:p text:style-name="P4">
ЧЕРНИШЕНКА Сергія Володимировича (посмертно) — солдата</text:p>
      <text:p text:style-name="P4">
ЧУМАКОВА Івана Дем’яновича (посмертно) — майстер-сержанта</text:p>
      <text:p text:style-name="P4">
ШВЕЦЯ Юрія Олеговича (посмертно) — капітана</text:p>
      <text:p text:style-name="P4">
ШИШКІНА Артура Анатолійовича (посмертно) — молодшого сержанта</text:p>
      <text:p text:style-name="P4">
ШПИЧАКА Руслана Васильовича (посмертно) — солдата</text:p>
      <text:p text:style-name="P4">
ШРУБКОВСЬКОГО Віталія Сергійовича (посмертно) — старшого сержанта</text:p>
      <text:p text:style-name="P4">
ЯЛАМУ Михайла Георгійовича (посмертно) — матроса</text:p>
      <text:p text:style-name="P4">
Нагородити медаллю «За військову службу Україні»</text:p>
      <text:p text:style-name="P4">
ГАРНИКА Миколу Васильовича — молодшого сержанта</text:p>
      <text:p text:style-name="P4">
ГЕСЯ Євгенія Анатолійовича — підполковника</text:p>
      <text:p text:style-name="P4">
ДЕГТЯРЬОВА Дмитра Павловича — матроса</text:p>
      <text:p text:style-name="P4">
ДОВЖЕНКА Олександра Васильовича — сержанта</text:p>
      <text:p text:style-name="P4">
ДРОЗДОВА Андрія Ігоровича (посмертно) — солдата</text:p>
      <text:p text:style-name="P4">
ЗЕЛЕНКА Сергія Олександровича — підполковника</text:p>
      <text:p text:style-name="P4">
КОРОТКОВА Сергія Олександровича — капітана</text:p>
      <text:p text:style-name="P4">
ЛЯПІНА Павла Сергійовича — капітана</text:p>
      <text:p text:style-name="P4">
ТАРАНА Романа Петровича — старшого солдата</text:p>
      <text:p text:style-name="P4">
ФІНКА Олександра Сергійовича — старшого сержанта</text:p>
      <text:p text:style-name="P4">
Нагородити медаллю «Захиснику Вітчизни»</text:p>
      <text:p text:style-name="P4">
АВГУСТІНА Олександра Володимировича (посмертно) — солдата</text:p>
      <text:p text:style-name="P4">
БАРАНА Юрія Анатолійовича (посмертно) — солдата</text:p>
      <text:p text:style-name="P4">
БУРЕНКА Руслана Васильовича (посмертно) — молодшого лейтенанта</text:p>
      <text:p text:style-name="P4">
ВАЛІЦЬКОГО Віктора Миколайовича (посмертно) — солдата</text:p>
      <text:p text:style-name="P4">
ВИСОЦЬКОГО Івана Володимировича (посмертно) — солдата</text:p>
      <text:p text:style-name="P4">
ВОЛОЧАЯ Олександра Анатолійовича (посмертно) — солдата</text:p>
      <text:p text:style-name="P4">
ГИНЦЯКА Івана Михайловича (посмертно) — солдата</text:p>
      <text:p text:style-name="P4">
ГРЕХА Руслана Григоровича (посмертно) — сержанта</text:p>
      <text:p text:style-name="P4">
ГРІДАСОВА Максима Івановича (посмертно) — молодшого сержанта</text:p>
      <text:p text:style-name="P4">
ГУБЕРА Миколу Людвиковича (посмертно) — солдата</text:p>
      <text:p text:style-name="P4">
ДЕМЧУКА Віктора В’ячеславовича (посмертно) — солдата</text:p>
      <text:p text:style-name="P4">
ДЕМ’ЯНЧУКА Василя Мирославовича (посмертно) — солдата</text:p>
      <text:p text:style-name="P4">
ДМИТРУКА Віктора Петровича (посмертно) — солдата</text:p>
      <text:p text:style-name="P4">
ДОНОВОГО Сергія Олександровича (посмертно) — солдата</text:p>
      <text:p text:style-name="P4">
ЗЕЛЕНКОВА Євгенія Миколайовича (посмертно) — штаб-сержанта</text:p>
      <text:p text:style-name="P4">
КАЛІНІЧЕНКА Сергія Григоровича (посмертно) — молодшого сержанта</text:p>
      <text:p text:style-name="P4">
КВАСНЕВСЬКОГО Сергія Олександровича — матроса</text:p>
      <text:p text:style-name="P4">
КОНОНЕНКА Іллю Миколайовича (посмертно) — солдата</text:p>
      <text:p text:style-name="P4">
КРАСНЕВИЧА Михайла Івановича (посмертно) — солдата</text:p>
      <text:p text:style-name="P4">
КРИВКА Олександра Володимировича (посмертно) — солдата</text:p>
      <text:p text:style-name="P4">
КУБРАКА Олександра Дмитровича (посмертно) — старшого солдата</text:p>
      <text:p text:style-name="P4">
КУЗНЄЦОВА Сергія Анатолійовича (посмертно) — сержанта</text:p>
      <text:p text:style-name="P4">
КУШНЕРИКА Віктора Васильовича (посмертно) — солдата</text:p>
      <text:p text:style-name="P4">
ЛАЗАРА Павла Миколайовича (посмертно) — молодшого сержанта</text:p>
      <text:p text:style-name="P4">
ЛУЦІВА Ігоря Євгеновича (посмертно) — сержанта</text:p>
      <text:p text:style-name="P4">
МАЙДЕНБУРГА Сергія Костянтиновича (посмертно) — старшого солдата</text:p>
      <text:p text:style-name="P4">
МАРКЕЛОВА Леоніда Васильовича (посмертно) — солдата</text:p>
      <text:p text:style-name="P4">
МАТВІЙЧУКА Сергія Миколайовича (посмертно) — солдата</text:p>
      <text:p text:style-name="P4">
МУЧИЧКУ Павла Олександровича (посмертно) — солдата</text:p>
      <text:p text:style-name="P4">
НАТКІНА Сергія Аркадійовича — старшого сержанта</text:p>
      <text:p text:style-name="P4">
ПАВЛОВА Андрія Анатолійовича (посмертно) — старшого сержанта</text:p>
      <text:p text:style-name="P4">
ПІДВАЛЬНОГО Валерія Івановича (посмертно) — сержанта</text:p>
      <text:p text:style-name="P4">
РОСІНЧУКА Віктора Богдановича (посмертно) — молодшого сержанта</text:p>
      <text:p text:style-name="P4">
РУДНІКА Олександра Євгенійовича (посмертно) — сержанта</text:p>
      <text:p text:style-name="P4">
САВЕНКА Олександра Івановича (посмертно) — старшого лейтенанта</text:p>
      <text:p text:style-name="P4">
САВЧЕНКА Ігоря Павловича (посмертно) — солдата</text:p>
      <text:p text:style-name="P4">
САКА Олександра Андрійовича (посмертно) — старшого солдата</text:p>
      <text:p text:style-name="P4">
САКАЛЮКА Володимира Михайловича (посмертно) — солдата</text:p>
      <text:p text:style-name="P4">
САХАРДАЛУ Сергія Олександровича (посмертно) — солдата</text:p>
      <text:p text:style-name="P4">
СВЕРДЛОВА В’ячеслава Миколайовича (посмертно) — старшого солдата</text:p>
      <text:p text:style-name="P4">
СТЕФАНЮКА Тараса Дмитровича (посмертно) — головного сержанта</text:p>
      <text:p text:style-name="P4">
СТОЦЬКОГО Валерія Васильовича (посмертно) — солдата</text:p>
      <text:p text:style-name="P4">
ТАНИГІНА Павла Андрійовича (посмертно) — солдата</text:p>
      <text:p text:style-name="P4">
ТРЕГУБА Андрія Анатолійовича — сержанта</text:p>
      <text:p text:style-name="P4">
ЧАБАНА Юрія Сергійовича (посмертно) — солдата</text:p>
      <text:p text:style-name="P4">
ШЕШУРЯКА Анатолія Дмитровича (посмертно) — солдата</text:p>
      <text:p text:style-name="P4">
ШУЛЬЦА Сергія Васильовича (посмертно) — солдата</text:p>
      <text:p text:style-name="P4">
ЯКИМУКА Сергія Івановича (посмертно) — солдата</text:p>
      <text:p text:style-name="P4">
ЯЦКОВИЧА Володимира Петровича (посмертно) — молодшого сержанта</text:p>
      <text:p text:style-name="P4">
Нагородити медаллю «За врятоване життя»</text:p>
      <text:p text:style-name="P4">
КАПУСТЯНА Сергія Вікторовича — сержанта.</text:p>
      <text:p text:style-name="P4">
Президент України В.ЗЕЛЕНСЬКИЙ</text:p>
      <text:p text:style-name="P4">
16 травня 2023 року».</text:p>
      <text:p text:style-name="P4">
Source: <text:a xlink:type="simple" xlink:href="https://armyinform.com.ua/2023/05/20/prezydent-ukrayiny-vidznachyv-derzhavnymy-nagorodamy-117-zahysnykiv/" text:style-name="Internet_20_link" text:visited-style-name="Visited_20_Internet_20_Link">
https://armyinform.com.ua/2023/05/20/prezydent-ukrayiny-vidznachyv-derzhavnymy-nagorodamy-117-zahysnykiv/</text:a>
</text:p>
      <!--NEWS-->
      <text:h text:style-name="P10" text:outline-level="1">
<text:span text:style-name="T4">
Збито ще п′ять ворожих безпілотників на півдні України</text:span>
</text:h>
      <text:p text:style-name="P4">
Author: ['АРМІЯINFORM']</text:p>
      <text:p text:style-name="P4">
Time: 2023-05-20T98:00:00-04:00</text:p>
      <text:p text:style-name="P4">
Description: 20 травня 2023 року, на Миколаївщині та Херсонщині, силами та засобами протиповітря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258444_261981536300289_2098285014966237872_n.jpg" text:style-name="Internet_20_link" text:visited-style-name="Visited_20_Internet_20_Link">
348258444_261981536300289_2098285014966237872_n.jpg</text:a>
']</text:p>
      <text:p text:style-name="P4">
Tags: ['STOPRUSSIA', 'АГРЕСІЯ РФ', 'ВТРАТИ ВОРОГА', 'ХРОНІКА ОБОРОНИ']</text:p>
      <text:p text:style-name="P4">
Category: News</text:p>
      <!--METADATA-->
      <text:p text:style-name="P4">
<draw:frame draw:style-name="fr1" draw:name="Image281" text:anchor-type="as-char" svg:width="6.9236in" svg:height="3.11562in" draw:z-index="0">
<draw:image xlink:href="../Images/AРМІЯINFORM/2023-05-20T98-00-00-04-00/348258444_261981536300289_2098285014966237872_n.jpg" xlink:type="simple" xlink:show="embed" xlink:actuate="onLoad" draw:mime-type="image/jpeg"/>
</draw:frame>
</text:p>
      <text:p text:style-name="P4">
20 травня 2023 року, на Миколаївщині та Херсонщині, силами та засобамипротиповітряної оборони повітряного командування «Південь» знищено 5 ворожихБпЛА: 3 ударних БпЛА «Ланцет», 1 БпЛА «Мерлін-ВР» та 1 розвідувальний«Орлан-10».</text:p>
      <text:p text:style-name="P4">
Джерело: <text:a xlink:type="simple" xlink:href="https://www.facebook.com/PvKPivden/posts/pfbid029TWL5hNZZUS9GCK3MFBJRDch9LpJJeG2n1yYdH953rRdjY5dvS6Xwpk7b5XxqfYKl" text:style-name="Internet_20_link" text:visited-style-name="Visited_20_Internet_20_Link">
Повітряне командування«Південь»</text:a>
</text:p>
      <text:p text:style-name="P4">
Source: <text:a xlink:type="simple" xlink:href="https://armyinform.com.ua/2023/05/20/znyshheno-shhe-p%e2%80%b2yat-vorozhyh-bezpilotnykiv-na-pivdni-ukrayiny/" text:style-name="Internet_20_link" text:visited-style-name="Visited_20_Internet_20_Link">
https://armyinform.com.ua/2023/05/20/znyshheno-shhe-p%e2%80%b2yat-vorozhyh-bezpilotnykiv-na-pivdni-ukrayiny/</text:a>
</text:p>
      <!--NEWS-->
      <text:h text:style-name="P10" text:outline-level="1">
<text:span text:style-name="T4">
Коротко. Війна. День 451. Відеодайджест</text:span>
</text:h>
      <text:p text:style-name="P4">
Author: ['АРМІЯINFORM']</text:p>
      <text:p text:style-name="P4">
Time: 2023-05-20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Source: <text:a xlink:type="simple" xlink:href="https://armyinform.com.ua/2023/05/20/korotko-vijna-den-451-videodajdzhest/" text:style-name="Internet_20_link" text:visited-style-name="Visited_20_Internet_20_Link">
https://armyinform.com.ua/2023/05/20/korotko-vijna-den-451-videodajdzhest/</text:a>
</text:p>
      <!--NEWS-->
      <text:h text:style-name="P10" text:outline-level="1">
<text:span text:style-name="T4">
Блінкен закликав владу Білорусі негайно звільнити всіх політв'язнів</text:span>
</text:h>
      <text:p text:style-name="P4">
Authors: Ukrinform (Person)</text:p>
      <text:p text:style-name="P4">
Publisher: Укринформ (Organization)</text:p>
      <text:p text:style-name="P4">
Published Time: 2023-05-21T-28:14:00+03:00</text:p>
      <text:p text:style-name="P4">
Modified Time: 2023-05-21T02:14:00+03:00</text:p>
      <text:p text:style-name="P4">
Description: Керівник Державного департаменту США Ентоні Блінкен закликав владу Білорусі негайно звільнити всіх політичних в'язнів. — Укрінформ.</text:p>
      <text:p text:style-name="P4">
Images: ['<text:a xlink:type="simple" xlink:href="https://static.ukrinform.com/photos/2022_03/thumb_files/630_360_1647551091-634.jpg" text:style-name="Internet_20_link" text:visited-style-name="Visited_20_Internet_20_Link">
630_360_16475...</text:a>
']</text:p>
      <text:p text:style-name="P4">
Tags: ['Білорусь', 'США', 'Держдеп', 'Блінкен']</text:p>
      <text:p text:style-name="P4">
Type: Article</text:p>
      <!--METADATA-->
      <text:p text:style-name="P4">
<draw:frame draw:style-name="fr1" draw:name="Image282" text:anchor-type="as-char" svg:width="6.9236in" svg:height="3.956343in" draw:z-index="0">
<draw:image xlink:href="../Images/yкринформ/2023-05-21T-28-14-00-03-00/630_360_1647551091-634.jpg" xlink:type="simple" xlink:show="embed" xlink:actuate="onLoad" draw:mime-type="image/jpeg"/>
</draw:frame>
 КерівникДержавного департаменту США Ентоні Блінкен закликав владу Білорусі негайнозвільнити всіх політичних в'язнів.</text:p>
      <text:p text:style-name="P4">
Про це Блінкен написав у <text:a xlink:type="simple" xlink:href="https://twitter.com/SecBlinken/status/1659912166860791808" text:style-name="Internet_20_link" text:visited-style-name="Visited_20_Internet_20_Link">
</text:a>
, передає Укрінформ.</text:p>
      <text:p text:style-name="P4">
"Напередодні Дня солідарності з політичними в’язнями Білорусі ми засуджуємозатримання понад 1500 в’язнів, яких утримує режим Лукашенка. Ми закликаємо доїх негайного, безумовного звільнення та підтримуємо прагнення народу Білорусідо демократичного майбутнього", - зазначив очільник зовнішньополітичноговідомства США.</text:p>
      <text:p text:style-name="Quotations">

<text:p text:style-name="P4">
On the eve of the Day of Solidarity with Political Prisoners in Belarus, we&gt;
 condemn the detention of over 1,500 prisoners held by the Lukashenka regime.&gt;
 We call for their immediate, unconditional release and support the&gt;
 Belarusian people’s pursuit of a democratic future.&gt;
&gt;
 — Secretary Antony Blinken (@SecBlinken) <text:a xlink:type="simple" xlink:href="https://twitter.com/SecBlinken/status/1659912166860791808" text:style-name="Internet_20_link" text:visited-style-name="Visited_20_Internet_20_Link">
&gt;
 </text:a>
</text:p>

</text:p>
      <text:p text:style-name="P4">
У заяві, оприлюдненій <text:a xlink:type="simple" xlink:href="https://www.state.gov/over-1500-political-prisoners-in-belarus/" text:style-name="Internet_20_link" text:visited-style-name="Visited_20_Internet_20_Link">
 </text:a>
 , Блінкен нагадав, що ці чоловіки та жінки були заарештовані таув’язнені за реалізацію своїх прав людини та основних свобод у боротьбі забілоруську демократію, за протести проти фальсифікації виборів або за протидіювійні Росії проти України.</text:p>
      <text:p text:style-name="P4">
Керівник Держдепартаменту вказав, що США підтримують народ Білорусі, якийпрагне майбутнього, заснованого на верховенстві права, повазі до прав людинита підзвітного, демократично обраного уряду.</text:p>
      <text:p text:style-name="P4">
<text:span text:style-name="T4">
Читайте також:</text:span>
 <text:a xlink:type="simple" xlink:href="https://www.ukrinform.ua/rubric-world/3685610-u-bilorusi-zatrimali-kilkoh-advokativ-aki-zahisaut-politvazniv.html" text:style-name="Internet_20_link" text:visited-style-name="Visited_20_Internet_20_Link">
 <text:span text:style-name="T4">
політв</text:span>
 <text:span text:style-name="T4">
язні</text:span>
 </text:a>
</text:p>
      <text:p text:style-name="P4">
"Ми підтверджуємо наше рішуче прагнення до негайного та безумовного звільненнявсіх політичних в’язнів, утримуваних режимом Лукашенка, і ми закликаємоБілорусь виконати свої міжнародно-правові зобов’язання, а також своїзобов’язання як держави-учасниці Організації з безпеки та співробітництва. вЄвропі поважати права людини та основні свободи", - Наголосив Блінкен.</text:p>
      <text:p text:style-name="P4">
Нагадаємо, 21 травня відзначається білоруською демократичною спільнотою якДень солідарності з політв'язнями. Саме цього дня 2021 року у шкловськійколонії №17 за нез'ясованих обставин помер політв'язень Вітольд Ашурок.</text:p>
      <text:p text:style-name="P4">
Очікується, що 21 травня білоруси проведуть акції по всьому світу з метоюпривернути увагу до того, що діється у країні.</text:p>
      <text:p text:style-name="P4">
Source: <text:a xlink:type="simple" xlink:href="https://www.ukrinform.ua/rubric-world/3712037-blinken-zaklikav-vladu-bilorusi-negajno-zvilniti-vsih-politvazniv.html" text:style-name="Internet_20_link" text:visited-style-name="Visited_20_Internet_20_Link">
https://www.ukrinform.ua/rubric-world/3712037-blinken-zaklikav-vladu-bilorusi-negajno-zvilniti-vsih-politvazniv.html</text:a>
</text:p>
      <!--NEWS-->
      <text:h text:style-name="P10" text:outline-level="1">
<text:span text:style-name="T4">
На роботи у Лаврі за 2007-2013 роки з держбюджету виділили ₴85 мільйонів - Ткаченко</text:span>
</text:h>
      <text:p text:style-name="P4">
Authors: Ukrinform (Person)</text:p>
      <text:p text:style-name="P4">
Publisher: Укринформ (Organization)</text:p>
      <text:p text:style-name="P4">
Published Time: 2023-05-21T-31:46:00+03:00</text:p>
      <text:p text:style-name="P4">
Modified Time: 2023-05-21T01:46:00+03:00</text:p>
      <text:p text:style-name="P4">
Description: Спеціальна комісія МКІП у межах перевірки Києво-Печерської лаври з'ясувала, що протягом 2007-2013 років на різні роботи в монастирі з державного бюджету було скеровано близько 85 млн грн. — Укрінформ.</text:p>
      <text:p text:style-name="P4">
Images: ['<text:a xlink:type="simple" xlink:href="https://static.ukrinform.com/photos/2022_02/thumb_files/630_360_1643734510-373.jpg" text:style-name="Internet_20_link" text:visited-style-name="Visited_20_Internet_20_Link">
630_360_16437...</text:a>
']</text:p>
      <text:p text:style-name="P4">
Tags: ['Бюджет', 'Ткаченко', 'Гроші', 'Київська Лавра', 'перевірки', 'МКІП ', 'Єдині новини']</text:p>
      <text:p text:style-name="P4">
Type: Article</text:p>
      <!--METADATA-->
      <text:p text:style-name="P4">
<draw:frame draw:style-name="fr1" draw:name="Image283" text:anchor-type="as-char" svg:width="6.9236in" svg:height="3.956343in" draw:z-index="0">
<draw:image xlink:href="../Images/yкринформ/2023-05-21T-31-46-00-03-00/630_360_1643734510-373.jpg" xlink:type="simple" xlink:show="embed" xlink:actuate="onLoad" draw:mime-type="image/jpeg"/>
</draw:frame>
Спеціальна комісія МКІП у межах перевірки Києво-Печерської лаври з'ясувала, щопротягом 2007-2013 років на різні роботи в монастирі з державного бюджету булоскеровано близько 85 млн грн.</text:p>
      <text:p text:style-name="P4">
Про це в ефірі телемарафону «Єдині новини» сказав міністр культури таінформаційної політики Олександр Ткаченко, коментуючи питання щодо закінченняперевірки спеціальною комісією МКІП останніх двох корпусів Києво-Печерськоїлаври, повідомляє кореспондент Укрінформу.</text:p>
      <text:p text:style-name="P4">
"Їм потрібно завершити. Там є ще новобудови, які потрібно перевірити ізрозуміти, що з ними в подальшому робити. Певні висновки є, будемо говоритипро них окремо, коли прийде час – незабаром. Але під час перевірки відкрилисяцікаві факти. З 2007-го по 2013 роки, коли представники однієї з релігійнихорганізацій (яка, власне, знаходилась чи ще знаходиться на території НижньоїЛаври), казали, що вони збирали кошти, що це давали благодійники і віряни. Алеце не так, з 2007-го по 2013 роки 85 мільйонів гривень від держави (це й зачасів Януковича) було передано на всілякі роботи. Ми зараз з'ясовуємо на якісаме: на будівництво нових будинків чи дійсно на збереження спадщини", -розповів Ткаченко.</text:p>
      <text:p text:style-name="P4">
<text:span text:style-name="T4">
Читайте також:</text:span>
 <text:a xlink:type="simple" xlink:href="https://www.ukrinform.ua/rubric-society/3708739-tkacenko-pro-niznu-lavru-predstavnikam-upc-mp-oficijno-vidpravlali-list-pro-rozirvanna-dogovoru.html" text:style-name="Internet_20_link" text:visited-style-name="Visited_20_Internet_20_Link">
 <text:span text:style-name="T4">
Лавру</text:span>
 </text:a>
</text:p>
      <text:p text:style-name="P4">
Він нагадав, що за тодішнім курсом долара - це понад $10 мільйонів, які віддержави пішли в <text:a xlink:type="simple" xlink:href="https://www.ukrinform.ua/tag-budzet" text:style-name="Internet_20_link" text:visited-style-name="Visited_20_Internet_20_Link">
 </text:a>
 монастиря.</text:p>
      <text:p text:style-name="P4">
"Тому всі ці розмови, мовляв, ми самі власним коштом це зробили, невідповідають дійсності", - наголосив міністр.</text:p>
      <text:p text:style-name="P4">
Як повідомляв Укрінформ, Національний заповідник "Києво-Печерська лавра"оголосив про розірвання договору оренди з Українською православною церквоюМосковського патріархату з 29 березня 2023 року.</text:p>
      <text:p text:style-name="P4">
Source: <text:a xlink:type="simple" xlink:href="https://www.ukrinform.ua/rubric-society/3712028-na-roboti-u-lavri-za-20072013-roki-z-derzbudzetu-vidilili-85-miljoniv-tkacenko.html" text:style-name="Internet_20_link" text:visited-style-name="Visited_20_Internet_20_Link">
https://www.ukrinform.ua/rubric-society/3712028-na-roboti-u-lavri-za-20072013-roki-z-derzbudzetu-vidilili-85-miljoniv-tkacenko.html</text:a>
</text:p>
      <!--NEWS-->
      <text:h text:style-name="P10" text:outline-level="1">
<text:span text:style-name="T4">
Пекін обурився закликом саміту G7 до миру з Тайванем</text:span>
</text:h>
      <text:p text:style-name="P4">
Authors: Ukrinform (Person)</text:p>
      <text:p text:style-name="P4">
Publisher: Укринформ (Organization)</text:p>
      <text:p text:style-name="P4">
Published Time: 2023-05-21T-33:21:00+03:00</text:p>
      <text:p text:style-name="P4">
Modified Time: 2023-05-21T01:21:00+03:00</text:p>
      <text:p text:style-name="P4">
Description: Влада КНР різко розкритикувала намагання країн G7 втручатися - як вважають у Пекіні - у внутрішні справи країни, а також позицію «Сімки» стосовно Тайваню. — Укрінформ.</text:p>
      <text:p text:style-name="P4">
Images: ['<text:a xlink:type="simple" xlink:href="https://static.ukrinform.com/photos/2022_08/thumb_files/630_360_1659817785-101.jpg" text:style-name="Internet_20_link" text:visited-style-name="Visited_20_Internet_20_Link">
630_360_16598...</text:a>
']</text:p>
      <text:p text:style-name="P4">
Tags: ['Китай', 'Тайвань', 'Війна з Росією', 'Саміт G7']</text:p>
      <text:p text:style-name="P4">
Type: Article</text:p>
      <!--METADATA-->
      <text:p text:style-name="P4">
<draw:frame draw:style-name="fr1" draw:name="Image284" text:anchor-type="as-char" svg:width="6.9236in" svg:height="3.956343in" draw:z-index="0">
<draw:image xlink:href="../Images/yкринформ/2023-05-21T-33-21-00-03-00/630_360_1659817785-101.jpg" xlink:type="simple" xlink:show="embed" xlink:actuate="onLoad" draw:mime-type="image/jpeg"/>
</draw:frame>
 Влада КНРрізко розкритикувала намагання країн G7 втручатися - як вважають у Пекіні - увнутрішні справи країни, а також позицію «Сімки» стосовно Тайваню.</text:p>
      <text:p text:style-name="P4">
Про це повідомляє Укрінформ із посиланням на <text:a xlink:type="simple" xlink:href="http://www.nytimes.com/live/2023/05/20/world/russia-ukraine-news" text:style-name="Internet_20_link" text:visited-style-name="Visited_20_Internet_20_Link">
</text:a>
</text:p>
      <text:p text:style-name="P4">
«Група семи» в піднесеному тоні говорить про «рух до мирного, стабільного,процвітаючого світу», але те, що вона робить, перешкоджає міжнародному миру,шкодить регіональній стабільності та придушує розвиток інших країн», - цитуєвидання заяву Міністерства закордонних справ Китаю.</text:p>
      <text:p text:style-name="P4">
На переконання Пекіна, G7 проігнорувала його «серйозну стурбованість інаполягає на маніпулюванні темами, пов'язаними з Китаєм, на очорненні йнападках на КНР, а також на грубому втручанні у внутрішні справи».</text:p>
      <text:p text:style-name="P4">
<text:span text:style-name="T4">
Читайте також:</text:span>
 <text:a xlink:type="simple" xlink:href="https://www.ukrinform.ua/rubric-world/3711769-vijna-ce-ne-variant-prezidentka-tajvanu-prokomentuvala-napruzenist-u-vidnosinah-z-kitaem.html" text:style-name="Internet_20_link" text:visited-style-name="Visited_20_Internet_20_Link">
 <text:span text:style-name="T4">
Тайван</text:span>
 </text:a>
</text:p>
      <text:p text:style-name="P4">
Як пояснює NYT, лідери «Сімки» оприлюднили комюніке, у якому закликали до«конструктивних і стабільних відносин» з Китаєм, а також до миру йстабільності в Тайванській протоці. У документі також міститься заклик доПекіна використати свій вплив на Росію, щоб змусити її вивести війська зУкраїни.</text:p>
      <text:p text:style-name="P4">
Проте, зауважує видання, навіть відносно м'які коментарі лідерів G7 щодо <text:a xlink:type="simple" xlink:href="https://www.ukrinform.ua/tag-tajvan" text:style-name="Internet_20_link" text:visited-style-name="Visited_20_Internet_20_Link">
</text:a>
 є, з точки зору китайського МЗС,неприйнятним втручанням.</text:p>
      <text:p text:style-name="P4">
«Тайвань - це китайський Тайвань. Вирішення «тайванського питання» є справоюсамого китайського народу», - ідеться в заяві МЗС. На його думку, комюніке G7є підтримкою незалежності Тайваню, що «лише створить серйозні потрясіння длямиру й стабільності в Тайванській протоці».</text:p>
      <text:p text:style-name="P4">
<text:span text:style-name="T4">
Читайте також:</text:span>
 <text:a xlink:type="simple" xlink:href="https://www.ukrinform.ua/rubric-world/3710706-pentagon-anonsuvav-dodatkovu-vijskovu-dopomogu-tajvanu.html" text:style-name="Internet_20_link" text:visited-style-name="Visited_20_Internet_20_Link">
 <text:span text:style-name="T4">
Тайван</text:span>
 </text:a>
</text:p>
      <text:p text:style-name="P4">
Водночас заява МЗС не містить коментарів щодо заклику лідерів G7 до Китаючинити тиск на Росію задля припинення війни проти України.</text:p>
      <text:p text:style-name="P4">
Як повідомлялося, в Японії триває 48-й саміт «Групи семи». Його учасникирозглядають питання забезпечення стійкості глобальної економіки, в тому числіна тлі російської агресії проти України.</text:p>
      <text:p text:style-name="P4">
Source: <text:a xlink:type="simple" xlink:href="https://www.ukrinform.ua/rubric-world/3712036-pekin-oburivsa-zaklikom-samitu-g7-do-miru-z-tajvanem.html" text:style-name="Internet_20_link" text:visited-style-name="Visited_20_Internet_20_Link">
https://www.ukrinform.ua/rubric-world/3712036-pekin-oburivsa-zaklikom-samitu-g7-do-miru-z-tajvanem.html</text:a>
</text:p>
      <!--NEWS-->
      <text:h text:style-name="P10" text:outline-level="1">
<text:span text:style-name="T4">
Ігнат: Коли будуть F-16, ми виграємо цю війну</text:span>
</text:h>
      <text:p text:style-name="P4">
Authors: Ukrinform (Person)</text:p>
      <text:p text:style-name="P4">
Publisher: Укринформ (Organization)</text:p>
      <text:p text:style-name="P4">
Published Time: 2023-05-21T-36:57:00+03:00</text:p>
      <text:p text:style-name="P4">
Modified Time: 2023-05-21T00:57:00+03:00</text:p>
      <text:p text:style-name="P4">
Description: Коли Україна отримає винищувачі F-16, ці багатоцільові літаки зможуть перекривати нашу територію в тих районах, де немає комплексів ППО. — Укрінформ.</text:p>
      <text:p text:style-name="P4">
Images: ['<text:a xlink:type="simple" xlink:href="https://static.ukrinform.com/photos/2023_04/thumb_files/630_360_1681053650-211.jpg" text:style-name="Internet_20_link" text:visited-style-name="Visited_20_Internet_20_Link">
630_360_16810...</text:a>
']</text:p>
      <text:p text:style-name="P4">
Tags: ['Авіація', 'Винищувач', 'Війна з Росією', 'ППО', 'Юрій Ігнат']</text:p>
      <text:p text:style-name="P4">
Type: Article</text:p>
      <!--METADATA-->
      <text:p text:style-name="P4">
<draw:frame draw:style-name="fr1" draw:name="Image285" text:anchor-type="as-char" svg:width="6.9236in" svg:height="3.956343in" draw:z-index="0">
<draw:image xlink:href="../Images/yкринформ/2023-05-21T-36-57-00-03-00/630_360_1681053650-211.jpg" xlink:type="simple" xlink:show="embed" xlink:actuate="onLoad" draw:mime-type="image/jpeg"/>
</draw:frame>
 КолиУкраїна отримає винищувачі F-16, ці багатоцільові літаки зможуть перекриватинашу територію в тих районах, де немає комплексів ППО.</text:p>
      <text:p text:style-name="P4">
Про це речник командування Повітряних Сил ЗСУ Юрій Ігнат розповів в ефірі <text:a xlink:type="simple" xlink:href="https://espreso.tv/koli-u-nas-budut-f-16-mi-vigraemo-tsyu-viynu-ignat" text:style-name="Internet_20_link" text:visited-style-name="Visited_20_Internet_20_Link">
</text:a>
 ,передає Укрінформ.</text:p>
      <text:p text:style-name="P4">
"Коли будуть F-16, ми виграємо цю війну. Якщо ці літаки прийдуть в Україну,вони стануть на бойове чергування у різних регіонах на наших оперативнихаеродромах. Ми наголошували нашим партнерам про необхідність для України F-16,бо не можемо ми тими засобами ППО, які існують ще з радянських часів,перекрити всю територію України… Лінія фронту, враховуючи Білорусь,Придністров'я та Чорноморське узбережжя - понад 2,5 тис. км. Відповідно,перекрити комплексами ППО, на жаль, не вдасться. Тому нам потрібен F-16, уякого є винищувальне прикриття, він також є частина ППО…Там, де немає ППО,буде працювати F-16", - пояснив Ігнат.</text:p>
      <text:p text:style-name="P4">
За його словами, радянські літаки МіГ та Су неспроможні сьогодні ефективновідпрацьовувати проти дронів-камікадзе, а також крилатих ракет. Натомість F-16здатні якісно перехоплювати такі типи повітряних цілей.</text:p>
      <text:p text:style-name="P4">
<text:span text:style-name="T4">
Читайте також:</text:span>
 <text:a xlink:type="simple" xlink:href="https://www.ukrinform.ua/rubric-ato/3711648-koalicia-vinisuvaciv-ukraj-vazliva-dla-poratunku-tisac-zittiv-civilnih-glava-op.html" text:style-name="Internet_20_link" text:visited-style-name="Visited_20_Internet_20_Link">
 <text:span text:style-name="T4">
винищувачів</text:span>
 </text:a>
</text:p>
      <text:p text:style-name="P4">
"З цим <text:a xlink:type="simple" xlink:href="https://www.ukrinform.ua/tag-vinisuvac" text:style-name="Internet_20_link" text:visited-style-name="Visited_20_Internet_20_Link">
 </text:a>
 у рази зросте ефективністьзастосування ракет HARM, керованих авіабомб JDAM тощо. F-16 допоможе нашимназемним військам швидко деокупувати українські території, бо буде завдаватиудари по ворожих командних пунктах, військових угрупованнях, логістичнихланцюгах постачання. Так само ці винищувачі здатні навести порядок і на морі,маючи протикорабельні ракети", - наголосив речник командування Повітряних СилЗСУ.</text:p>
      <text:p text:style-name="P4">
Як повідомляв Укрінформ, <text:a xlink:type="simple" xlink:href="https://www.ukrinform.ua/rubric-polytics/3711542-navcanna-ukrainskih-pilotiv-na-f16-bajden-pidtverdiv-ucast-amerikanskih-instruktoriv.html" text:style-name="Internet_20_link" text:visited-style-name="Visited_20_Internet_20_Link">
 </text:a>
 , що Сполучені Штати підтримають зусилля зпідготовки українських пілотів на літаках західних зразків, включно з F-16.</text:p>
      <text:p text:style-name="P4">
Source: <text:a xlink:type="simple" xlink:href="https://www.ukrinform.ua/rubric-ato/3712035-ignat-koli-budut-f16-mi-vigraemo-cu-vijnu.html" text:style-name="Internet_20_link" text:visited-style-name="Visited_20_Internet_20_Link">
https://www.ukrinform.ua/rubric-ato/3712035-ignat-koli-budut-f16-mi-vigraemo-cu-vijnu.html</text:a>
</text:p>
      <!--NEWS-->
      <text:h text:style-name="P10" text:outline-level="1">
<text:span text:style-name="T4">
Єрмак обговорив формулу миру з радниками лідерів США, Британії, Франції та Німеччини</text:span>
</text:h>
      <text:p text:style-name="P4">
Authors: Ukrinform (Person)</text:p>
      <text:p text:style-name="P4">
Publisher: Укринформ (Organization)</text:p>
      <text:p text:style-name="P4">
Published Time: 2023-05-21T-38:33:00+03:00</text:p>
      <text:p text:style-name="P4">
Modified Time: 2023-05-21T00:33:00+03:00</text:p>
      <text:p text:style-name="P4">
Description: У межах саміту G7 керівник Офісу Президента Андрій Єрмак провів зустріч з радниками з нацбезпеки та зовнішньополітичних питань лідерів США, Великої Британії, Франції та Німеччини. — Укрінформ.</text:p>
      <text:p text:style-name="P4">
Images: ['<text:a xlink:type="simple" xlink:href="https://static.ukrinform.com/photos/2023_05/thumb_files/630_360_1684618291-280.jpg" text:style-name="Internet_20_link" text:visited-style-name="Visited_20_Internet_20_Link">
630_360_16846...</text:a>
']</text:p>
      <text:p text:style-name="P4">
Tags: ['Переговори', 'Єрмак', 'Війна з Росією', 'Саміт G7', 'Формула миру']</text:p>
      <text:p text:style-name="P4">
Type: Article</text:p>
      <!--METADATA-->
      <text:p text:style-name="P4">
<draw:frame draw:style-name="fr1" draw:name="Image286" text:anchor-type="as-char" svg:width="6.9236in" svg:height="3.956343in" draw:z-index="0">
<draw:image xlink:href="../Images/yкринформ/2023-05-21T-38-33-00-03-00/630_360_1684618291-280.jpg" xlink:type="simple" xlink:show="embed" xlink:actuate="onLoad" draw:mime-type="image/jpeg"/>
</draw:frame>
 У межахсаміту G7 керівник Офісу Президента Андрій Єрмак провів зустріч з радниками знацбезпеки та зовнішньополітичних питань лідерів США, Великої Британії,Франції та Німеччини.</text:p>
      <text:p text:style-name="P4">
Про це Єрмак повідомив у <text:a xlink:type="simple" xlink:href="https://t.me/s/ermaka2022" text:style-name="Internet_20_link" text:visited-style-name="Visited_20_Internet_20_Link">
 </text:a>
 , передає Укрінформ.</text:p>
      <text:p text:style-name="P4">
«На G7 у Японії, вперше з часів повномасштабного вторгнення, зустрілисьодночасно з радником Президента США з нацбезпеки Джейком Салліваном, радникомз нацбезпеки Прем‘єр-міністра Великої Британії Тімоті Барроу, а також здипломатичними радниками Президента Франції Ізабель Дюмон та Еммануелем Бонномі зовнішньополітичним радником Канцлера Німеччини Єнсом Плетнером», - написавкерівник ОП.</text:p>
      <text:p text:style-name="P4">
За його словами, учасники зустрічі обговорили формулу миру ПрезидентаВолодимира Зеленського.</text:p>
      <text:p text:style-name="P4">
Єрмак відзначив, що сьогодні Україна озброєна натівською зброєю, яку надаютьсоюзники, США, Велика Британія, Франція, Німеччина, Італія та інші: «Нашаармія вже фактично досягла стандартів <text:a xlink:type="simple" xlink:href="https://www.ukrinform.ua/tag-nato" text:style-name="Internet_20_link" text:visited-style-name="Visited_20_Internet_20_Link">
 </text:a>
 іпопереду - авіація. Маємо зробити переможний крок у війні та поставити крапкув безпекових питаннях».</text:p>
      <text:p text:style-name="P4">
<text:span text:style-name="T4">
Читайте також:</text:span>
 <text:a xlink:type="simple" xlink:href="https://www.ukrinform.ua/rubric-ato/3711648-koalicia-vinisuvaciv-ukraj-vazliva-dla-poratunku-tisac-zittiv-civilnih-glava-op.html" text:style-name="Internet_20_link" text:visited-style-name="Visited_20_Internet_20_Link">
 </text:a>
</text:p>
      <text:p text:style-name="P4">
Керівник ОП також повідомив, що на зустрічі йшлося про безпеку і майбутнєЄвропи та Заходу разом з Україною.</text:p>
      <text:p text:style-name="P4">
«Зрозуміло, що нам потрібна перемога у війні, і вона буде. Але вже зараз мибудуємо моделі, які дозволять зробити світовий порядок та безпековуархітектуру міцнішою, і не допустити повторення такої агресії в майбутньому.Володимир Зеленський має чітке бачення такої безпекової архітектури», -наголосив Єрмак.</text:p>
      <text:p text:style-name="P4">
Як повідомлялося, <text:a xlink:type="simple" xlink:href="https://www.ukrinform.ua/rubric-polytics/3711148-ukraina-namagaetsa-donesti-do-arabskih-krain-svou-formulu-miru-ermak.html" text:style-name="Internet_20_link" text:visited-style-name="Visited_20_Internet_20_Link">
 </text:a>
 , що Україна хоче убезпечити усі держави світу від агресії,перед якою постала сама, й намагається донести формулу миру до арабськогосвіту.</text:p>
      <text:p text:style-name="P4">
<text:span text:style-name="T5">
Фото: ОП</text:span>
</text:p>
      <text:p text:style-name="P4">
Source: <text:a xlink:type="simple" xlink:href="https://www.ukrinform.ua/rubric-polytics/3712034-ermak-obgovoriv-formulu-miru-z-radnikami-lideriv-ssa-britanii-francii-ta-nimeccini.html" text:style-name="Internet_20_link" text:visited-style-name="Visited_20_Internet_20_Link">
https://www.ukrinform.ua/rubric-polytics/3712034-ermak-obgovoriv-formulu-miru-z-radnikami-lideriv-ssa-britanii-francii-ta-nimeccini.html</text:a>
</text:p>
      <!--NEWS-->
      <text:h text:style-name="P10" text:outline-level="1">
<text:span text:style-name="T4">
У неділю Україну прогріє до +23°, подекуди ймовірні грози</text:span>
</text:h>
      <text:p text:style-name="P4">
Authors: Ukrinform (Person)</text:p>
      <text:p text:style-name="P4">
Publisher: Укринформ (Organization)</text:p>
      <text:p text:style-name="P4">
Published Time: 2023-05-21T-40:18:00+03:00</text:p>
      <text:p text:style-name="P4">
Modified Time: 2023-05-21T00:18:00+03:00</text:p>
      <text:p text:style-name="P4">
Description: У окремих областях у неділю пройде короткочасний дощ, місцями гроза, температура вночі 8-13°, вдень 18-23°. — Укрінформ.</text:p>
      <text:p text:style-name="P4">
Images: ['<text:a xlink:type="simple" xlink:href="https://static.ukrinform.com/photos/2023_05/thumb_files/630_360_1684592956-913.jpg" text:style-name="Internet_20_link" text:visited-style-name="Visited_20_Internet_20_Link">
630_360_16845...</text:a>
']</text:p>
      <text:p text:style-name="P4">
Tags: ['Дощ', 'Гроза', 'Погода', 'Прогноз']</text:p>
      <text:p text:style-name="P4">
Type: Article</text:p>
      <!--METADATA-->
      <text:p text:style-name="P4">
<draw:frame draw:style-name="fr1" draw:name="Image287" text:anchor-type="as-char" svg:width="6.9236in" svg:height="3.956343in" draw:z-index="0">
<draw:image xlink:href="../Images/yкринформ/2023-05-21T-40-18-00-03-00/630_360_1684592956-913.jpg" xlink:type="simple" xlink:show="embed" xlink:actuate="onLoad" draw:mime-type="image/jpeg"/>
</draw:frame>
 У окремихобластях у неділю пройде короткочасний дощ, місцями гроза, температура вночі8-13°, вдень 18-23°.</text:p>
      <text:p text:style-name="P4">
Про це Укрінформу повідомили в Українському гідрометцентрі.</text:p>
      <text:p text:style-name="P4">
"Уночі в Карпатському регіоні, вдень у південній частині, східних та більшостіцентральних областей невеликий короткочасний <text:a xlink:type="simple" xlink:href="https://www.ukrinform.ua/tag-dos" text:style-name="Internet_20_link" text:visited-style-name="Visited_20_Internet_20_Link">
 </text:a>
 , місцями гроза; на решті території без опадів. Вітер північно-східний,5-10 м/с. Температура вночі 8-13°, вдень 18-23°, в Карпатах 13-18°; упівденній частині вночі 12-17°, вдень 22-27°", - йдеться в повідомленні.</text:p>
      <text:p text:style-name="P4">
У Києві та області 21 травня опади не прогнозуються. Вітер північно-східний,5-10 м/с. У столиці температура вночі близько 10°, вдень 19-21°, на Київщинівночі 8-13°, вдень 18-23°.</text:p>
      <text:p text:style-name="P4">
Згідно з прогнозом, на початку тижня у південних, східних, більшостіцентральних областей, вдень 23 травня і в північних областях пройдуть невеликікороткочасні дощі, місцями грози, на решті території без опадів. Вітерпівнічно-східний, 5-10 м/с. Температура вночі 9-14°, у південних та східнихобластях до 16°; вдень 18-23°.</text:p>
      <text:p text:style-name="P4">
У Києві та області опади не прогнозуються, лише вдень 23 травня пройденевеликий короткочасний дощ, місцями гроза. Вітер північно-східний, 5-10 м/с.У столиці температура вночі 12-14°, вдень 21-23°, на Київщині вночі 9-14°,вдень 18-23°.</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span text:style-name="T4">
секунд</text:span>
 </text:a>
</text:p>
      <text:p text:style-name="P4">
Синоптики прогнозують 24-25 травня вночі у східній та південно-східнійчастинах, вдень в Україні (крім більшості західних областей), короткочаснідощі, місцями грози; на решті території без істотних опадів. Температура вночі9-15°, вдень 20-26°.</text:p>
      <text:p text:style-name="P4">
У Києві та області 24-25 травня вночі без істотних опадів, вдень короткочаснідощі, місцями грози. У столиці температура вночі 12-14°, вдень 24-26°, наКиївщині вночі 10-15°, вдень 21-26°.</text:p>
      <text:p text:style-name="P4">
Source: <text:a xlink:type="simple" xlink:href="https://www.ukrinform.ua/rubric-regions/3711938-u-nedilu-ukrainu-progrie-do-23-podekudi-jmovirni-grozi.html" text:style-name="Internet_20_link" text:visited-style-name="Visited_20_Internet_20_Link">
https://www.ukrinform.ua/rubric-regions/3711938-u-nedilu-ukrainu-progrie-do-23-podekudi-jmovirni-grozi.html</text:a>
</text:p>
      <!--NEWS-->
      <text:h text:style-name="P10" text:outline-level="1">
<text:span text:style-name="T4">
На Дніпропетровщині працювала ППО - голова ОВА</text:span>
</text:h>
      <text:p text:style-name="P4">
Authors: Ukrinform (Person)</text:p>
      <text:p text:style-name="P4">
Publisher: Укринформ (Organization)</text:p>
      <text:p text:style-name="P4">
Published Time: 2023-05-21T-42:02:00+03:00</text:p>
      <text:p text:style-name="P4">
Modified Time: 2023-05-21T00:02:00+03:00</text:p>
      <text:p text:style-name="P4">
Description: Під час повітряної тривоги у Дніпропетровській області працювали сили протиповітряної\ оборони. — Укрінформ.</text:p>
      <text:p text:style-name="P4">
Images: ['<text:a xlink:type="simple" xlink:href="https://static.ukrinform.com/photos/2022_03/thumb_files/630_360_1646577156-596.jpg" text:style-name="Internet_20_link" text:visited-style-name="Visited_20_Internet_20_Link">
630_360_16465...</text:a>
']</text:p>
      <text:p text:style-name="P4">
Tags: ['Дніпропетровщина', 'Вибух', 'Війна з Росією', 'Повітряна тривога', 'ППО']</text:p>
      <text:p text:style-name="P4">
Type: Article</text:p>
      <!--METADATA-->
      <text:p text:style-name="P4">
<draw:frame draw:style-name="fr1" draw:name="Image288" text:anchor-type="as-char" svg:width="6.9236in" svg:height="3.956343in" draw:z-index="0">
<draw:image xlink:href="../Images/yкринформ/2023-05-21T-42-02-00-03-00/630_360_1646577156-596.jpg" xlink:type="simple" xlink:show="embed" xlink:actuate="onLoad" draw:mime-type="image/jpeg"/>
</draw:frame>
 Під часповітряної тривоги у Дніпропетровській області працювали сили протиповітряної\оборони.</text:p>
      <text:p text:style-name="P4">
Про це в <text:a xlink:type="simple" xlink:href="https://t.me/s/dnipropetrovskaODA" text:style-name="Internet_20_link" text:visited-style-name="Visited_20_Internet_20_Link">
 </text:a>
 повідомив головаДніпропетровської ОВА Сергій Лисак, передає Укрінформ.</text:p>
      <text:p text:style-name="P4">
"Охоронці неба працюють!", - написав він.</text:p>
      <text:p text:style-name="P4">
Під час <text:a xlink:type="simple" xlink:href="https://www.ukrinform.ua/tag-povitrana-trivoga" text:style-name="Internet_20_link" text:visited-style-name="Visited_20_Internet_20_Link">
 </text:a>
 Лисак закликавзберігати спокій та перебувати в безпечних місцях.</text:p>
      <text:p text:style-name="P4">
<text:span text:style-name="T4">
Читайте також:</text:span>
 <text:a xlink:type="simple" xlink:href="https://www.ukrinform.ua/rubric-ato/3711959-na-pivdni-ppo-znisila-pat-rosijskih-bezpilotnikiv.html" text:style-name="Internet_20_link" text:visited-style-name="Visited_20_Internet_20_Link">
 <text:span text:style-name="T4">
ППО</text:span>
 </text:a>
</text:p>
      <text:p text:style-name="P4">
Раніше повідомлялося, що у Дніпрі пролунало кілька вибухів.</text:p>
      <text:p text:style-name="P4">
Source: <text:a xlink:type="simple" xlink:href="https://www.ukrinform.ua/rubric-ato/3712033-na-dnipropetrovsini-pracuvala-ppo-golova-ova.html" text:style-name="Internet_20_link" text:visited-style-name="Visited_20_Internet_20_Link">
https://www.ukrinform.ua/rubric-ato/3712033-na-dnipropetrovsini-pracuvala-ppo-golova-ova.html</text:a>
</text:p>
      <!--NEWS-->
      <text:h text:style-name="P10" text:outline-level="1">
<text:span text:style-name="T4">
На Дніпропетровщині працювала ППО - голова ОВА</text:span>
</text:h>
      <text:p text:style-name="P4">
Authors: Ukrinform (Person)</text:p>
      <text:p text:style-name="P4">
Publisher: Укринформ (Organization)</text:p>
      <text:p text:style-name="P4">
Published Time: 2023-05-21T00:02:00+03:00</text:p>
      <text:p text:style-name="P4">
Modified Time: 2023-05-21T00:02:00+03:00</text:p>
      <text:p text:style-name="P4">
Description: Під час повітряної тривоги у Дніпропетровській області працювали сили протиповітряної\ оборони. — Укрінформ.</text:p>
      <text:p text:style-name="P4">
Images: ['<text:a xlink:type="simple" xlink:href="https://static.ukrinform.com/photos/2022_03/thumb_files/630_360_1646577156-596.jpg" text:style-name="Internet_20_link" text:visited-style-name="Visited_20_Internet_20_Link">
630_360_16465...</text:a>
']</text:p>
      <text:p text:style-name="P4">
Tags: ['Дніпропетровщина', 'Вибух', 'Війна з Росією', 'Повітряна тривога', 'ППО']</text:p>
      <text:p text:style-name="P4">
Type: Article</text:p>
      <!--METADATA-->
      <text:p text:style-name="P4">
<draw:frame draw:style-name="fr1" draw:name="Image289" text:anchor-type="as-char" svg:width="6.9236in" svg:height="3.956343in" draw:z-index="0">
<draw:image xlink:href="../Images/yкринформ/2023-05-21T00-02-00-03-00/630_360_1646577156-596.jpg" xlink:type="simple" xlink:show="embed" xlink:actuate="onLoad" draw:mime-type="image/jpeg"/>
</draw:frame>
 Під часповітряної тривоги у Дніпропетровській області працювали сили протиповітряної\оборони.</text:p>
      <text:p text:style-name="P4">
Про це в <text:a xlink:type="simple" xlink:href="https://t.me/s/dnipropetrovskaODA" text:style-name="Internet_20_link" text:visited-style-name="Visited_20_Internet_20_Link">
 </text:a>
 повідомив головаДніпропетровської ОВА Сергій Лисак, передає Укрінформ.</text:p>
      <text:p text:style-name="P4">
"Охоронці неба працюють!", - написав він.</text:p>
      <text:p text:style-name="P4">
Під час <text:a xlink:type="simple" xlink:href="https://www.ukrinform.ua/tag-povitrana-trivoga" text:style-name="Internet_20_link" text:visited-style-name="Visited_20_Internet_20_Link">
 </text:a>
 Лисак закликавзберігати спокій та перебувати в безпечних місцях.</text:p>
      <text:p text:style-name="P4">
<text:span text:style-name="T4">
Читайте також:</text:span>
 <text:a xlink:type="simple" xlink:href="https://www.ukrinform.ua/rubric-ato/3711959-na-pivdni-ppo-znisila-pat-rosijskih-bezpilotnikiv.html" text:style-name="Internet_20_link" text:visited-style-name="Visited_20_Internet_20_Link">
 <text:span text:style-name="T4">
ППО</text:span>
 </text:a>
</text:p>
      <text:p text:style-name="P4">
Раніше повідомлялося, що у Дніпрі пролунало кілька вибухів.</text:p>
      <text:p text:style-name="P4">
Source: <text:a xlink:type="simple" xlink:href="https://www.ukrinform.ua/rubric-ato/3712033-na-dnipropetrovsini-pracuvala-ppo-golova-ova.html" text:style-name="Internet_20_link" text:visited-style-name="Visited_20_Internet_20_Link">
https://www.ukrinform.ua/rubric-ato/3712033-na-dnipropetrovsini-pracuvala-ppo-golova-ova.html</text:a>
</text:p>
      <!--NEWS-->
      <text:h text:style-name="P10" text:outline-level="1">
<text:span text:style-name="T4">
У неділю Україну прогріє до +23°, подекуди ймовірні грози</text:span>
</text:h>
      <text:p text:style-name="P4">
Authors: Ukrinform (Person)</text:p>
      <text:p text:style-name="P4">
Publisher: Укринформ (Organization)</text:p>
      <text:p text:style-name="P4">
Published Time: 2023-05-21T00:18:00+03:00</text:p>
      <text:p text:style-name="P4">
Modified Time: 2023-05-21T00:18:00+03:00</text:p>
      <text:p text:style-name="P4">
Description: У окремих областях у неділю пройде короткочасний дощ, місцями гроза, температура вночі 8-13°, вдень 18-23°. — Укрінформ.</text:p>
      <text:p text:style-name="P4">
Images: ['<text:a xlink:type="simple" xlink:href="https://static.ukrinform.com/photos/2023_05/thumb_files/630_360_1684592956-913.jpg" text:style-name="Internet_20_link" text:visited-style-name="Visited_20_Internet_20_Link">
630_360_16845...</text:a>
']</text:p>
      <text:p text:style-name="P4">
Tags: ['Дощ', 'Гроза', 'Погода', 'Прогноз']</text:p>
      <text:p text:style-name="P4">
Type: Article</text:p>
      <!--METADATA-->
      <text:p text:style-name="P4">
<draw:frame draw:style-name="fr1" draw:name="Image290" text:anchor-type="as-char" svg:width="6.9236in" svg:height="3.956343in" draw:z-index="0">
<draw:image xlink:href="../Images/yкринформ/2023-05-21T00-18-00-03-00/630_360_1684592956-913.jpg" xlink:type="simple" xlink:show="embed" xlink:actuate="onLoad" draw:mime-type="image/jpeg"/>
</draw:frame>
 У окремихобластях у неділю пройде короткочасний дощ, місцями гроза, температура вночі8-13°, вдень 18-23°.</text:p>
      <text:p text:style-name="P4">
Про це Укрінформу повідомили в Українському гідрометцентрі.</text:p>
      <text:p text:style-name="P4">
"Уночі в Карпатському регіоні, вдень у південній частині, східних та більшостіцентральних областей невеликий короткочасний <text:a xlink:type="simple" xlink:href="https://www.ukrinform.ua/tag-dos" text:style-name="Internet_20_link" text:visited-style-name="Visited_20_Internet_20_Link">
 </text:a>
 , місцями гроза; на решті території без опадів. Вітер північно-східний,5-10 м/с. Температура вночі 8-13°, вдень 18-23°, в Карпатах 13-18°; упівденній частині вночі 12-17°, вдень 22-27°", - йдеться в повідомленні.</text:p>
      <text:p text:style-name="P4">
У Києві та області 21 травня опади не прогнозуються. Вітер північно-східний,5-10 м/с. У столиці температура вночі близько 10°, вдень 19-21°, на Київщинівночі 8-13°, вдень 18-23°.</text:p>
      <text:p text:style-name="P4">
Згідно з прогнозом, на початку тижня у південних, східних, більшостіцентральних областей, вдень 23 травня і в північних областях пройдуть невеликікороткочасні дощі, місцями грози, на решті території без опадів. Вітерпівнічно-східний, 5-10 м/с. Температура вночі 9-14°, у південних та східнихобластях до 16°; вдень 18-23°.</text:p>
      <text:p text:style-name="P4">
У Києві та області опади не прогнозуються, лише вдень 23 травня пройденевеликий короткочасний дощ, місцями гроза. Вітер північно-східний, 5-10 м/с.У столиці температура вночі 12-14°, вдень 21-23°, на Київщині вночі 9-14°,вдень 18-23°.</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span text:style-name="T4">
секунд</text:span>
 </text:a>
</text:p>
      <text:p text:style-name="P4">
Синоптики прогнозують 24-25 травня вночі у східній та південно-східнійчастинах, вдень в Україні (крім більшості західних областей), короткочаснідощі, місцями грози; на решті території без істотних опадів. Температура вночі9-15°, вдень 20-26°.</text:p>
      <text:p text:style-name="P4">
У Києві та області 24-25 травня вночі без істотних опадів, вдень короткочаснідощі, місцями грози. У столиці температура вночі 12-14°, вдень 24-26°, наКиївщині вночі 10-15°, вдень 21-26°.</text:p>
      <text:p text:style-name="P4">
Source: <text:a xlink:type="simple" xlink:href="https://www.ukrinform.ua/rubric-regions/3711938-u-nedilu-ukrainu-progrie-do-23-podekudi-jmovirni-grozi.html" text:style-name="Internet_20_link" text:visited-style-name="Visited_20_Internet_20_Link">
https://www.ukrinform.ua/rubric-regions/3711938-u-nedilu-ukrainu-progrie-do-23-podekudi-jmovirni-grozi.html</text:a>
</text:p>
      <!--NEWS-->
      <text:h text:style-name="P10" text:outline-level="1">
<text:span text:style-name="T4">
Єрмак обговорив формулу миру з радниками лідерів США, Британії, Франції та Німеччини</text:span>
</text:h>
      <text:p text:style-name="P4">
Authors: Ukrinform (Person)</text:p>
      <text:p text:style-name="P4">
Publisher: Укринформ (Organization)</text:p>
      <text:p text:style-name="P4">
Published Time: 2023-05-21T00:33:00+03:00</text:p>
      <text:p text:style-name="P4">
Modified Time: 2023-05-21T00:33:00+03:00</text:p>
      <text:p text:style-name="P4">
Description: У межах саміту G7 керівник Офісу Президента Андрій Єрмак провів зустріч з радниками з нацбезпеки та зовнішньополітичних питань лідерів США, Великої Британії, Франції та Німеччини. — Укрінформ.</text:p>
      <text:p text:style-name="P4">
Images: ['<text:a xlink:type="simple" xlink:href="https://static.ukrinform.com/photos/2023_05/thumb_files/630_360_1684618291-280.jpg" text:style-name="Internet_20_link" text:visited-style-name="Visited_20_Internet_20_Link">
630_360_16846...</text:a>
']</text:p>
      <text:p text:style-name="P4">
Tags: ['Переговори', 'Єрмак', 'Війна з Росією', 'Саміт G7', 'Формула миру']</text:p>
      <text:p text:style-name="P4">
Type: Article</text:p>
      <!--METADATA-->
      <text:p text:style-name="P4">
<draw:frame draw:style-name="fr1" draw:name="Image291" text:anchor-type="as-char" svg:width="6.9236in" svg:height="3.956343in" draw:z-index="0">
<draw:image xlink:href="../Images/yкринформ/2023-05-21T00-33-00-03-00/630_360_1684618291-280.jpg" xlink:type="simple" xlink:show="embed" xlink:actuate="onLoad" draw:mime-type="image/jpeg"/>
</draw:frame>
 У межахсаміту G7 керівник Офісу Президента Андрій Єрмак провів зустріч з радниками знацбезпеки та зовнішньополітичних питань лідерів США, Великої Британії,Франції та Німеччини.</text:p>
      <text:p text:style-name="P4">
Про це Єрмак повідомив у <text:a xlink:type="simple" xlink:href="https://t.me/s/ermaka2022" text:style-name="Internet_20_link" text:visited-style-name="Visited_20_Internet_20_Link">
 </text:a>
 , передає Укрінформ.</text:p>
      <text:p text:style-name="P4">
«На G7 у Японії, вперше з часів повномасштабного вторгнення, зустрілисьодночасно з радником Президента США з нацбезпеки Джейком Салліваном, радникомз нацбезпеки Прем‘єр-міністра Великої Британії Тімоті Барроу, а також здипломатичними радниками Президента Франції Ізабель Дюмон та Еммануелем Бонномі зовнішньополітичним радником Канцлера Німеччини Єнсом Плетнером», - написавкерівник ОП.</text:p>
      <text:p text:style-name="P4">
За його словами, учасники зустрічі обговорили формулу миру ПрезидентаВолодимира Зеленського.</text:p>
      <text:p text:style-name="P4">
Єрмак відзначив, що сьогодні Україна озброєна натівською зброєю, яку надаютьсоюзники, США, Велика Британія, Франція, Німеччина, Італія та інші: «Нашаармія вже фактично досягла стандартів <text:a xlink:type="simple" xlink:href="https://www.ukrinform.ua/tag-nato" text:style-name="Internet_20_link" text:visited-style-name="Visited_20_Internet_20_Link">
 </text:a>
 іпопереду - авіація. Маємо зробити переможний крок у війні та поставити крапкув безпекових питаннях».</text:p>
      <text:p text:style-name="P4">
<text:span text:style-name="T4">
Читайте також:</text:span>
 <text:a xlink:type="simple" xlink:href="https://www.ukrinform.ua/rubric-ato/3711648-koalicia-vinisuvaciv-ukraj-vazliva-dla-poratunku-tisac-zittiv-civilnih-glava-op.html" text:style-name="Internet_20_link" text:visited-style-name="Visited_20_Internet_20_Link">
 </text:a>
</text:p>
      <text:p text:style-name="P4">
Керівник ОП також повідомив, що на зустрічі йшлося про безпеку і майбутнєЄвропи та Заходу разом з Україною.</text:p>
      <text:p text:style-name="P4">
«Зрозуміло, що нам потрібна перемога у війні, і вона буде. Але вже зараз мибудуємо моделі, які дозволять зробити світовий порядок та безпековуархітектуру міцнішою, і не допустити повторення такої агресії в майбутньому.Володимир Зеленський має чітке бачення такої безпекової архітектури», -наголосив Єрмак.</text:p>
      <text:p text:style-name="P4">
Як повідомлялося, <text:a xlink:type="simple" xlink:href="https://www.ukrinform.ua/rubric-polytics/3711148-ukraina-namagaetsa-donesti-do-arabskih-krain-svou-formulu-miru-ermak.html" text:style-name="Internet_20_link" text:visited-style-name="Visited_20_Internet_20_Link">
 </text:a>
 , що Україна хоче убезпечити усі держави світу від агресії,перед якою постала сама, й намагається донести формулу миру до арабськогосвіту.</text:p>
      <text:p text:style-name="P4">
<text:span text:style-name="T5">
Фото: ОП</text:span>
</text:p>
      <text:p text:style-name="P4">
Source: <text:a xlink:type="simple" xlink:href="https://www.ukrinform.ua/rubric-polytics/3712034-ermak-obgovoriv-formulu-miru-z-radnikami-lideriv-ssa-britanii-francii-ta-nimeccini.html" text:style-name="Internet_20_link" text:visited-style-name="Visited_20_Internet_20_Link">
https://www.ukrinform.ua/rubric-polytics/3712034-ermak-obgovoriv-formulu-miru-z-radnikami-lideriv-ssa-britanii-francii-ta-nimeccini.html</text:a>
</text:p>
      <!--NEWS-->
      <text:h text:style-name="P10" text:outline-level="1">
<text:span text:style-name="T4">
Ігнат: Коли будуть F-16, ми виграємо цю війну</text:span>
</text:h>
      <text:p text:style-name="P4">
Authors: Ukrinform (Person)</text:p>
      <text:p text:style-name="P4">
Publisher: Укринформ (Organization)</text:p>
      <text:p text:style-name="P4">
Published Time: 2023-05-21T00:57:00+03:00</text:p>
      <text:p text:style-name="P4">
Modified Time: 2023-05-21T00:57:00+03:00</text:p>
      <text:p text:style-name="P4">
Description: Коли Україна отримає винищувачі F-16, ці багатоцільові літаки зможуть перекривати нашу територію в тих районах, де немає комплексів ППО. — Укрінформ.</text:p>
      <text:p text:style-name="P4">
Images: ['<text:a xlink:type="simple" xlink:href="https://static.ukrinform.com/photos/2023_04/thumb_files/630_360_1681053650-211.jpg" text:style-name="Internet_20_link" text:visited-style-name="Visited_20_Internet_20_Link">
630_360_16810...</text:a>
']</text:p>
      <text:p text:style-name="P4">
Tags: ['Авіація', 'Винищувач', 'Війна з Росією', 'ППО', 'Юрій Ігнат']</text:p>
      <text:p text:style-name="P4">
Type: Article</text:p>
      <!--METADATA-->
      <text:p text:style-name="P4">
<draw:frame draw:style-name="fr1" draw:name="Image292" text:anchor-type="as-char" svg:width="6.9236in" svg:height="3.956343in" draw:z-index="0">
<draw:image xlink:href="../Images/yкринформ/2023-05-21T00-57-00-03-00/630_360_1681053650-211.jpg" xlink:type="simple" xlink:show="embed" xlink:actuate="onLoad" draw:mime-type="image/jpeg"/>
</draw:frame>
 КолиУкраїна отримає винищувачі F-16, ці багатоцільові літаки зможуть перекриватинашу територію в тих районах, де немає комплексів ППО.</text:p>
      <text:p text:style-name="P4">
Про це речник командування Повітряних Сил ЗСУ Юрій Ігнат розповів в ефірі <text:a xlink:type="simple" xlink:href="https://espreso.tv/koli-u-nas-budut-f-16-mi-vigraemo-tsyu-viynu-ignat" text:style-name="Internet_20_link" text:visited-style-name="Visited_20_Internet_20_Link">
</text:a>
 ,передає Укрінформ.</text:p>
      <text:p text:style-name="P4">
"Коли будуть F-16, ми виграємо цю війну. Якщо ці літаки прийдуть в Україну,вони стануть на бойове чергування у різних регіонах на наших оперативнихаеродромах. Ми наголошували нашим партнерам про необхідність для України F-16,бо не можемо ми тими засобами ППО, які існують ще з радянських часів,перекрити всю територію України… Лінія фронту, враховуючи Білорусь,Придністров'я та Чорноморське узбережжя - понад 2,5 тис. км. Відповідно,перекрити комплексами ППО, на жаль, не вдасться. Тому нам потрібен F-16, уякого є винищувальне прикриття, він також є частина ППО…Там, де немає ППО,буде працювати F-16", - пояснив Ігнат.</text:p>
      <text:p text:style-name="P4">
За його словами, радянські літаки МіГ та Су неспроможні сьогодні ефективновідпрацьовувати проти дронів-камікадзе, а також крилатих ракет. Натомість F-16здатні якісно перехоплювати такі типи повітряних цілей.</text:p>
      <text:p text:style-name="P4">
<text:span text:style-name="T4">
Читайте також:</text:span>
 <text:a xlink:type="simple" xlink:href="https://www.ukrinform.ua/rubric-ato/3711648-koalicia-vinisuvaciv-ukraj-vazliva-dla-poratunku-tisac-zittiv-civilnih-glava-op.html" text:style-name="Internet_20_link" text:visited-style-name="Visited_20_Internet_20_Link">
 <text:span text:style-name="T4">
винищувачів</text:span>
 </text:a>
</text:p>
      <text:p text:style-name="P4">
"З цим <text:a xlink:type="simple" xlink:href="https://www.ukrinform.ua/tag-vinisuvac" text:style-name="Internet_20_link" text:visited-style-name="Visited_20_Internet_20_Link">
 </text:a>
 у рази зросте ефективністьзастосування ракет HARM, керованих авіабомб JDAM тощо. F-16 допоможе нашимназемним військам швидко деокупувати українські території, бо буде завдаватиудари по ворожих командних пунктах, військових угрупованнях, логістичнихланцюгах постачання. Так само ці винищувачі здатні навести порядок і на морі,маючи протикорабельні ракети", - наголосив речник командування Повітряних СилЗСУ.</text:p>
      <text:p text:style-name="P4">
Як повідомляв Укрінформ, <text:a xlink:type="simple" xlink:href="https://www.ukrinform.ua/rubric-polytics/3711542-navcanna-ukrainskih-pilotiv-na-f16-bajden-pidtverdiv-ucast-amerikanskih-instruktoriv.html" text:style-name="Internet_20_link" text:visited-style-name="Visited_20_Internet_20_Link">
 </text:a>
 , що Сполучені Штати підтримають зусилля зпідготовки українських пілотів на літаках західних зразків, включно з F-16.</text:p>
      <text:p text:style-name="P4">
Source: <text:a xlink:type="simple" xlink:href="https://www.ukrinform.ua/rubric-ato/3712035-ignat-koli-budut-f16-mi-vigraemo-cu-vijnu.html" text:style-name="Internet_20_link" text:visited-style-name="Visited_20_Internet_20_Link">
https://www.ukrinform.ua/rubric-ato/3712035-ignat-koli-budut-f16-mi-vigraemo-cu-vijnu.html</text:a>
</text:p>
      <!--NEWS-->
      <text:h text:style-name="P10" text:outline-level="1">
<text:span text:style-name="T4">
Пекін обурився закликом саміту G7 до миру з Тайванем</text:span>
</text:h>
      <text:p text:style-name="P4">
Authors: Ukrinform (Person)</text:p>
      <text:p text:style-name="P4">
Publisher: Укринформ (Organization)</text:p>
      <text:p text:style-name="P4">
Published Time: 2023-05-21T01:21:00+03:00</text:p>
      <text:p text:style-name="P4">
Modified Time: 2023-05-21T01:21:00+03:00</text:p>
      <text:p text:style-name="P4">
Description: Влада КНР різко розкритикувала намагання країн G7 втручатися - як вважають у Пекіні - у внутрішні справи країни, а також позицію «Сімки» стосовно Тайваню. — Укрінформ.</text:p>
      <text:p text:style-name="P4">
Images: ['<text:a xlink:type="simple" xlink:href="https://static.ukrinform.com/photos/2022_08/thumb_files/630_360_1659817785-101.jpg" text:style-name="Internet_20_link" text:visited-style-name="Visited_20_Internet_20_Link">
630_360_16598...</text:a>
']</text:p>
      <text:p text:style-name="P4">
Tags: ['Китай', 'Тайвань', 'Війна з Росією', 'Саміт G7']</text:p>
      <text:p text:style-name="P4">
Type: Article</text:p>
      <!--METADATA-->
      <text:p text:style-name="P4">
<draw:frame draw:style-name="fr1" draw:name="Image293" text:anchor-type="as-char" svg:width="6.9236in" svg:height="3.956343in" draw:z-index="0">
<draw:image xlink:href="../Images/yкринформ/2023-05-21T01-21-00-03-00/630_360_1659817785-101.jpg" xlink:type="simple" xlink:show="embed" xlink:actuate="onLoad" draw:mime-type="image/jpeg"/>
</draw:frame>
 Влада КНРрізко розкритикувала намагання країн G7 втручатися - як вважають у Пекіні - увнутрішні справи країни, а також позицію «Сімки» стосовно Тайваню.</text:p>
      <text:p text:style-name="P4">
Про це повідомляє Укрінформ із посиланням на <text:a xlink:type="simple" xlink:href="http://www.nytimes.com/live/2023/05/20/world/russia-ukraine-news" text:style-name="Internet_20_link" text:visited-style-name="Visited_20_Internet_20_Link">
</text:a>
</text:p>
      <text:p text:style-name="P4">
«Група семи» в піднесеному тоні говорить про «рух до мирного, стабільного,процвітаючого світу», але те, що вона робить, перешкоджає міжнародному миру,шкодить регіональній стабільності та придушує розвиток інших країн», - цитуєвидання заяву Міністерства закордонних справ Китаю.</text:p>
      <text:p text:style-name="P4">
На переконання Пекіна, G7 проігнорувала його «серйозну стурбованість інаполягає на маніпулюванні темами, пов'язаними з Китаєм, на очорненні йнападках на КНР, а також на грубому втручанні у внутрішні справи».</text:p>
      <text:p text:style-name="P4">
<text:span text:style-name="T4">
Читайте також:</text:span>
 <text:a xlink:type="simple" xlink:href="https://www.ukrinform.ua/rubric-world/3711769-vijna-ce-ne-variant-prezidentka-tajvanu-prokomentuvala-napruzenist-u-vidnosinah-z-kitaem.html" text:style-name="Internet_20_link" text:visited-style-name="Visited_20_Internet_20_Link">
 <text:span text:style-name="T4">
Тайван</text:span>
 </text:a>
</text:p>
      <text:p text:style-name="P4">
Як пояснює NYT, лідери «Сімки» оприлюднили комюніке, у якому закликали до«конструктивних і стабільних відносин» з Китаєм, а також до миру йстабільності в Тайванській протоці. У документі також міститься заклик доПекіна використати свій вплив на Росію, щоб змусити її вивести війська зУкраїни.</text:p>
      <text:p text:style-name="P4">
Проте, зауважує видання, навіть відносно м'які коментарі лідерів G7 щодо <text:a xlink:type="simple" xlink:href="https://www.ukrinform.ua/tag-tajvan" text:style-name="Internet_20_link" text:visited-style-name="Visited_20_Internet_20_Link">
</text:a>
 є, з точки зору китайського МЗС,неприйнятним втручанням.</text:p>
      <text:p text:style-name="P4">
«Тайвань - це китайський Тайвань. Вирішення «тайванського питання» є справоюсамого китайського народу», - ідеться в заяві МЗС. На його думку, комюніке G7є підтримкою незалежності Тайваню, що «лише створить серйозні потрясіння длямиру й стабільності в Тайванській протоці».</text:p>
      <text:p text:style-name="P4">
<text:span text:style-name="T4">
Читайте також:</text:span>
 <text:a xlink:type="simple" xlink:href="https://www.ukrinform.ua/rubric-world/3710706-pentagon-anonsuvav-dodatkovu-vijskovu-dopomogu-tajvanu.html" text:style-name="Internet_20_link" text:visited-style-name="Visited_20_Internet_20_Link">
 <text:span text:style-name="T4">
Тайван</text:span>
 </text:a>
</text:p>
      <text:p text:style-name="P4">
Водночас заява МЗС не містить коментарів щодо заклику лідерів G7 до Китаючинити тиск на Росію задля припинення війни проти України.</text:p>
      <text:p text:style-name="P4">
Як повідомлялося, в Японії триває 48-й саміт «Групи семи». Його учасникирозглядають питання забезпечення стійкості глобальної економіки, в тому числіна тлі російської агресії проти України.</text:p>
      <text:p text:style-name="P4">
Source: <text:a xlink:type="simple" xlink:href="https://www.ukrinform.ua/rubric-world/3712036-pekin-oburivsa-zaklikom-samitu-g7-do-miru-z-tajvanem.html" text:style-name="Internet_20_link" text:visited-style-name="Visited_20_Internet_20_Link">
https://www.ukrinform.ua/rubric-world/3712036-pekin-oburivsa-zaklikom-samitu-g7-do-miru-z-tajvanem.html</text:a>
</text:p>
      <!--NEWS-->
      <text:h text:style-name="P10" text:outline-level="1">
<text:span text:style-name="T4">
На роботи у Лаврі за 2007-2013 роки з держбюджету виділили ₴85 мільйонів - Ткаченко</text:span>
</text:h>
      <text:p text:style-name="P4">
Authors: Ukrinform (Person)</text:p>
      <text:p text:style-name="P4">
Publisher: Укринформ (Organization)</text:p>
      <text:p text:style-name="P4">
Published Time: 2023-05-21T01:46:00+03:00</text:p>
      <text:p text:style-name="P4">
Modified Time: 2023-05-21T01:46:00+03:00</text:p>
      <text:p text:style-name="P4">
Description: Спеціальна комісія МКІП у межах перевірки Києво-Печерської лаври з'ясувала, що протягом 2007-2013 років на різні роботи в монастирі з державного бюджету було скеровано близько 85 млн грн. — Укрінформ.</text:p>
      <text:p text:style-name="P4">
Images: ['<text:a xlink:type="simple" xlink:href="https://static.ukrinform.com/photos/2022_02/thumb_files/630_360_1643734510-373.jpg" text:style-name="Internet_20_link" text:visited-style-name="Visited_20_Internet_20_Link">
630_360_16437...</text:a>
']</text:p>
      <text:p text:style-name="P4">
Tags: ['Бюджет', 'Ткаченко', 'Гроші', 'Київська Лавра', 'перевірки', 'МКІП ', 'Єдині новини']</text:p>
      <text:p text:style-name="P4">
Type: Article</text:p>
      <!--METADATA-->
      <text:p text:style-name="P4">
<draw:frame draw:style-name="fr1" draw:name="Image294" text:anchor-type="as-char" svg:width="6.9236in" svg:height="3.956343in" draw:z-index="0">
<draw:image xlink:href="../Images/yкринформ/2023-05-21T01-46-00-03-00/630_360_1643734510-373.jpg" xlink:type="simple" xlink:show="embed" xlink:actuate="onLoad" draw:mime-type="image/jpeg"/>
</draw:frame>
 Спеціальнакомісія МКІП у межах перевірки Києво-Печерської лаври з'ясувала, що протягом2007-2013 років на різні роботи в монастирі з державного бюджету булоскеровано близько 85 млн грн.</text:p>
      <text:p text:style-name="P4">
Про це в ефірі телемарафону «Єдині новини» сказав міністр культури таінформаційної політики Олександр Ткаченко, коментуючи питання щодо закінченняперевірки спеціальною комісією МКІП останніх двох корпусів Києво-Печерськоїлаври, повідомляє кореспондент Укрінформу.</text:p>
      <text:p text:style-name="P4">
"Їм потрібно завершити. Там є ще новобудови, які потрібно перевірити ізрозуміти, що з ними в подальшому робити. Певні висновки є, будемо говоритипро них окремо, коли прийде час – незабаром. Але під час перевірки відкрилисяцікаві факти. З 2007-го по 2013 роки, коли представники однієї з релігійнихорганізацій (яка, власне, знаходилась чи ще знаходиться на території НижньоїЛаври), казали, що вони збирали кошти, що це давали благодійники і віряни. Алеце не так, з 2007-го по 2013 роки 85 мільйонів гривень від держави (це й зачасів Януковича) було передано на всілякі роботи. Ми зараз з'ясовуємо на якісаме: на будівництво нових будинків чи дійсно на збереження спадщини", -розповів Ткаченко.</text:p>
      <text:p text:style-name="P4">
<text:span text:style-name="T4">
Читайте також:</text:span>
 <text:a xlink:type="simple" xlink:href="https://www.ukrinform.ua/rubric-society/3708739-tkacenko-pro-niznu-lavru-predstavnikam-upc-mp-oficijno-vidpravlali-list-pro-rozirvanna-dogovoru.html" text:style-name="Internet_20_link" text:visited-style-name="Visited_20_Internet_20_Link">
 <text:span text:style-name="T4">
Лавру</text:span>
 </text:a>
</text:p>
      <text:p text:style-name="P4">
Він нагадав, що за тодішнім курсом долара - це понад $10 мільйонів, які віддержави пішли в <text:a xlink:type="simple" xlink:href="https://www.ukrinform.ua/tag-budzet" text:style-name="Internet_20_link" text:visited-style-name="Visited_20_Internet_20_Link">
 </text:a>
 монастиря.</text:p>
      <text:p text:style-name="P4">
"Тому всі ці розмови, мовляв, ми самі власним коштом це зробили, невідповідають дійсності", - наголосив міністр.</text:p>
      <text:p text:style-name="P4">
Як повідомляв Укрінформ, Національний заповідник "Києво-Печерська лавра"оголосив про розірвання договору оренди з Українською православною церквоюМосковського патріархату з 29 березня 2023 року.</text:p>
      <text:p text:style-name="P4">
Source: <text:a xlink:type="simple" xlink:href="https://www.ukrinform.ua/rubric-society/3712028-na-roboti-u-lavri-za-20072013-roki-z-derzbudzetu-vidilili-85-miljoniv-tkacenko.html" text:style-name="Internet_20_link" text:visited-style-name="Visited_20_Internet_20_Link">
https://www.ukrinform.ua/rubric-society/3712028-na-roboti-u-lavri-za-20072013-roki-z-derzbudzetu-vidilili-85-miljoniv-tkacenko.html</text:a>
</text:p>
      <!--NEWS-->
      <text:h text:style-name="P10" text:outline-level="1">
<text:span text:style-name="T4">
Блінкен закликав владу Білорусі негайно звільнити всіх політв'язнів</text:span>
</text:h>
      <text:p text:style-name="P4">
Authors: Ukrinform (Person)</text:p>
      <text:p text:style-name="P4">
Publisher: Укринформ (Organization)</text:p>
      <text:p text:style-name="P4">
Published Time: 2023-05-21T02:14:00+03:00</text:p>
      <text:p text:style-name="P4">
Modified Time: 2023-05-21T02:14:00+03:00</text:p>
      <text:p text:style-name="P4">
Description: Керівник Державного департаменту США Ентоні Блінкен закликав владу Білорусі негайно звільнити всіх політичних в'язнів. — Укрінформ.</text:p>
      <text:p text:style-name="P4">
Images: ['<text:a xlink:type="simple" xlink:href="https://static.ukrinform.com/photos/2022_03/thumb_files/630_360_1647551091-634.jpg" text:style-name="Internet_20_link" text:visited-style-name="Visited_20_Internet_20_Link">
630_360_16475...</text:a>
']</text:p>
      <text:p text:style-name="P4">
Tags: ['Білорусь', 'США', 'Держдеп', 'Блінкен']</text:p>
      <text:p text:style-name="P4">
Type: Article</text:p>
      <!--METADATA-->
      <text:p text:style-name="P4">
<draw:frame draw:style-name="fr1" draw:name="Image295" text:anchor-type="as-char" svg:width="6.9236in" svg:height="3.956343in" draw:z-index="0">
<draw:image xlink:href="../Images/yкринформ/2023-05-21T02-14-00-03-00/630_360_1647551091-634.jpg" xlink:type="simple" xlink:show="embed" xlink:actuate="onLoad" draw:mime-type="image/jpeg"/>
</draw:frame>
 КерівникДержавного департаменту США Ентоні Блінкен закликав владу Білорусі негайнозвільнити всіх політичних в'язнів.</text:p>
      <text:p text:style-name="P4">
Про це Блінкен написав у <text:a xlink:type="simple" xlink:href="https://twitter.com/SecBlinken/status/1659912166860791808" text:style-name="Internet_20_link" text:visited-style-name="Visited_20_Internet_20_Link">
</text:a>
, передає Укрінформ.</text:p>
      <text:p text:style-name="P4">
"Напередодні Дня солідарності з політичними в’язнями Білорусі ми засуджуємозатримання понад 1500 в’язнів, яких утримує режим Лукашенка. Ми закликаємо доїх негайного, безумовного звільнення та підтримуємо прагнення народу Білорусідо демократичного майбутнього", - зазначив очільник зовнішньополітичноговідомства США.</text:p>
      <text:p text:style-name="Quotations">

<text:p text:style-name="P4">
On the eve of the Day of Solidarity with Political Prisoners in Belarus, we&gt;
 condemn the detention of over 1,500 prisoners held by the Lukashenka regime.&gt;
 We call for their immediate, unconditional release and support the&gt;
 Belarusian people’s pursuit of a democratic future.&gt;
&gt;
 — Secretary Antony Blinken (@SecBlinken) <text:a xlink:type="simple" xlink:href="https://twitter.com/SecBlinken/status/1659912166860791808" text:style-name="Internet_20_link" text:visited-style-name="Visited_20_Internet_20_Link">
&gt;
 </text:a>
</text:p>

</text:p>
      <text:p text:style-name="P4">
У заяві, оприлюдненій <text:a xlink:type="simple" xlink:href="https://www.state.gov/over-1500-political-prisoners-in-belarus/" text:style-name="Internet_20_link" text:visited-style-name="Visited_20_Internet_20_Link">
 </text:a>
 , Блінкен нагадав, що ці чоловіки та жінки були заарештовані таув’язнені за реалізацію своїх прав людини та основних свобод у боротьбі забілоруську демократію, за протести проти фальсифікації виборів або за протидіювійні Росії проти України.</text:p>
      <text:p text:style-name="P4">
Керівник Держдепартаменту вказав, що США підтримують народ Білорусі, якийпрагне майбутнього, заснованого на верховенстві права, повазі до прав людинита підзвітного, демократично обраного уряду.</text:p>
      <text:p text:style-name="P4">
<text:span text:style-name="T4">
Читайте також:</text:span>
 <text:a xlink:type="simple" xlink:href="https://www.ukrinform.ua/rubric-world/3685610-u-bilorusi-zatrimali-kilkoh-advokativ-aki-zahisaut-politvazniv.html" text:style-name="Internet_20_link" text:visited-style-name="Visited_20_Internet_20_Link">
 <text:span text:style-name="T4">
політв</text:span>
 <text:span text:style-name="T4">
язні</text:span>
 </text:a>
</text:p>
      <text:p text:style-name="P4">
"Ми підтверджуємо наше рішуче прагнення до негайного та безумовного звільненнявсіх політичних в’язнів, утримуваних режимом Лукашенка, і ми закликаємоБілорусь виконати свої міжнародно-правові зобов’язання, а також своїзобов’язання як держави-учасниці Організації з безпеки та співробітництва. вЄвропі поважати права людини та основні свободи", - Наголосив Блінкен.</text:p>
      <text:p text:style-name="P4">
Нагадаємо, 21 травня відзначається білоруською демократичною спільнотою якДень солідарності з політв'язнями. Саме цього дня 2021 року у шкловськійколонії №17 за нез'ясованих обставин помер політв'язень Вітольд Ашурок.</text:p>
      <text:p text:style-name="P4">
Очікується, що 21 травня білоруси проведуть акції по всьому світу з метоюпривернути увагу до того, що діється у країні.</text:p>
      <text:p text:style-name="P4">
Source: <text:a xlink:type="simple" xlink:href="https://www.ukrinform.ua/rubric-world/3712037-blinken-zaklikav-vladu-bilorusi-negajno-zvilniti-vsih-politvazniv.html" text:style-name="Internet_20_link" text:visited-style-name="Visited_20_Internet_20_Link">
https://www.ukrinform.ua/rubric-world/3712037-blinken-zaklikav-vladu-bilorusi-negajno-zvilniti-vsih-politvazniv.html</text:a>
</text:p>
      <!--NEWS-->
      <text:h text:style-name="P10" text:outline-level="1">
<text:span text:style-name="T4">
Кількість загиблих від повені в Італії зросла до 14</text:span>
</text:h>
      <text:p text:style-name="P4">
Authors: Ukrinform (Person)</text:p>
      <text:p text:style-name="P4">
Publisher: Укринформ (Organization)</text:p>
      <text:p text:style-name="P4">
Published Time: 2023-05-21T02:43:00+03:00</text:p>
      <text:p text:style-name="P4">
Modified Time: 2023-05-21T02:43:00+03:00</text:p>
      <text:p text:style-name="P4">
Description: Унаслідок катастрофічної повені у північному регіоні Італії Емілія-Романья загинули 14 осіб. — Укрінформ.</text:p>
      <text:p text:style-name="P4">
Images: ['<text:a xlink:type="simple" xlink:href="https://static.ukrinform.com/photos/2023_05/thumb_files/630_360_1684626572-376.jpg" text:style-name="Internet_20_link" text:visited-style-name="Visited_20_Internet_20_Link">
630_360_16846...</text:a>
', '<text:a xlink:type="simple" xlink:href="https://static.ukrinform.com/photos/2023_05/1684626572-369.jpg" text:style-name="Internet_20_link" text:visited-style-name="Visited_20_Internet_20_Link">
1684626572-36...</text:a>
', '<text:a xlink:type="simple" xlink:href="https://static.ukrinform.com/photos/2023_05/1684626573-506.jpg" text:style-name="Internet_20_link" text:visited-style-name="Visited_20_Internet_20_Link">
1684626573-50...</text:a>
', '<text:a xlink:type="simple" xlink:href="https://static.ukrinform.com/photos/2023_05/1684626573-432.jpg" text:style-name="Internet_20_link" text:visited-style-name="Visited_20_Internet_20_Link">
1684626573-43...</text:a>
']</text:p>
      <text:p text:style-name="P4">
Tags: ['Італія', 'Повінь', 'Стихія', 'Загибель']</text:p>
      <text:p text:style-name="P4">
Type: Article</text:p>
      <!--METADATA-->
      <text:p text:style-name="P4">
<draw:frame draw:style-name="fr1" draw:name="Image296" text:anchor-type="as-char" svg:width="6.9236in" svg:height="3.956343in" draw:z-index="0">
<draw:image xlink:href="../Images/yкринформ/2023-05-21T02-43-00-03-00/630_360_1684626572-376.jpg" xlink:type="simple" xlink:show="embed" xlink:actuate="onLoad" draw:mime-type="image/jpeg"/>
</draw:frame>
 Унаслідоккатастрофічної повені у північному регіоні Італії Емілія-Романья загинули 14осіб.</text:p>
      <text:p text:style-name="P4">
Про це повідомляє <text:a xlink:type="simple" xlink:href="https://www.bbc.com/ukrainian/news-65655917" text:style-name="Internet_20_link" text:visited-style-name="Visited_20_Internet_20_Link">
 </text:a>
 , передаєУкрінформ.</text:p>
      <text:p text:style-name="P4">
Влада міста Равенна закликає людей по змозі уникати поїздок, оскільки рівеньнебезпеки досі залишається найвищим - червоним. Мер Массімо Ізола назвавкатастрофічною ситуацію в навколишніх селищах, які лежать на пагорбах. Таміснує велика небезпека зсувів, а рятувальникам украй важко дістатися цихрайонів.</text:p>
      <text:p text:style-name="P4">
<draw:frame draw:style-name="fr1" draw:name="Image297" text:anchor-type="as-char" svg:width="6.9236in" svg:height="3.894525in" draw:z-index="0">
<draw:image xlink:href="../Images/yкринформ/2023-05-21T02-43-00-03-00/1684626572-369.jpg" xlink:type="simple" xlink:show="embed" xlink:actuate="onLoad" draw:mime-type="image/jpeg"/>
</draw:frame>
</text:p>
      <text:p text:style-name="P4">
У регіоні евакуйовано 15 тисяч осіб. Близько половини з них мусять ночувати вготелях чи поспішно облаштованих спортивних залах.</text:p>
      <text:p text:style-name="P4">
<draw:frame draw:style-name="fr1" draw:name="Image298" text:anchor-type="as-char" svg:width="6.9236in" svg:height="3.894525in" draw:z-index="0">
<draw:image xlink:href="../Images/yкринформ/2023-05-21T02-43-00-03-00/1684626573-506.jpg" xlink:type="simple" xlink:show="embed" xlink:actuate="onLoad" draw:mime-type="image/jpeg"/>
</draw:frame>
</text:p>
      <text:p text:style-name="P4">
«Там, де вода трохи спала, люди починають наводити лад у будинках, хоча багатожителів досі не можуть вийти на вулицю через високий рівень води», - ідеться вповідомленні.</text:p>
      <text:p text:style-name="P4">
<draw:frame draw:style-name="fr1" draw:name="Image299" text:anchor-type="as-char" svg:width="6.9236in" svg:height="3.894525in" draw:z-index="0">
<draw:image xlink:href="../Images/yкринформ/2023-05-21T02-43-00-03-00/1684626573-432.jpg" xlink:type="simple" xlink:show="embed" xlink:actuate="onLoad" draw:mime-type="image/jpeg"/>
</draw:frame>
</text:p>
      <text:p text:style-name="P4">
<text:span text:style-name="T4">
Читайте також:</text:span>
 <text:a xlink:type="simple" xlink:href="https://www.ukrinform.ua/rubric-world/3711957-meloni-zavcasno-poide-z-samitu-g7-cerez-poveni-v-italii.html" text:style-name="Internet_20_link" text:visited-style-name="Visited_20_Internet_20_Link">
 <text:span text:style-name="T4">
повені</text:span>
 </text:a>
</text:p>
      <text:p text:style-name="P4">
Як зазначається, за 36 годин на півночі Італії випала піврічна норма опадів,збитки від <text:a xlink:type="simple" xlink:href="https://www.ukrinform.ua/tag-stihia" text:style-name="Internet_20_link" text:visited-style-name="Visited_20_Internet_20_Link">
 </text:a>
 оцінюються в мільярдиєвро.</text:p>
      <text:p text:style-name="P4">
Раніше повідомлялося, що внаслідок <text:a xlink:type="simple" xlink:href="https://www.ukrinform.ua/rubric-world/3711175-kilkist-zagiblih-v-italii-vid-najsilnisoi-za-ostanne-stolitta-poveni-zrosla-do-13.html" text:style-name="Internet_20_link" text:visited-style-name="Visited_20_Internet_20_Link">
 </text:a>
 чимало людей з обмеженими можливостями не можутьзалишити своїх домівок.</text:p>
      <text:p text:style-name="P4">
<text:span text:style-name="T5">
Фото: Getty Images</text:span>
</text:p>
      <text:p text:style-name="P4">
Source: <text:a xlink:type="simple" xlink:href="https://www.ukrinform.ua/rubric-world/3712039-kilkist-zagiblih-vid-poveni-v-italii-zrosla-do-14.html" text:style-name="Internet_20_link" text:visited-style-name="Visited_20_Internet_20_Link">
https://www.ukrinform.ua/rubric-world/3712039-kilkist-zagiblih-vid-poveni-v-italii-zrosla-do-14.html</text:a>
</text:p>
      <!--NEWS-->
      <text:h text:style-name="P10" text:outline-level="1">
<text:span text:style-name="T4">
На кордоні з Румунією затримали росіянина, який незаконно перебуває в Україні</text:span>
</text:h>
      <text:p text:style-name="P4">
Authors: Ukrinform (Person)</text:p>
      <text:p text:style-name="P4">
Publisher: Укринформ (Organization)</text:p>
      <text:p text:style-name="P4">
Published Time: 2023-05-21T03:01:00+03:00</text:p>
      <text:p text:style-name="P4">
Modified Time: 2023-05-21T03:01:00+03:00</text:p>
      <text:p text:style-name="P4">
Description: У Закарпатській області на контрольному посту біля кордону з Румунією прикордонники затримали росіянина, який порушив правила перебування в Україні. — Укрінформ.</text:p>
      <text:p text:style-name="P4">
Images: ['<text:a xlink:type="simple" xlink:href="https://static.ukrinform.com/photos/2021_07/thumb_files/630_360_1626604972-168.jpg" text:style-name="Internet_20_link" text:visited-style-name="Visited_20_Internet_20_Link">
630_360_16266...</text:a>
', '<text:a xlink:type="simple" xlink:href="https://static.ukrinform.com/photos/2023_05/1684627423-773.jpeg" text:style-name="Internet_20_link" text:visited-style-name="Visited_20_Internet_20_Link">
1684627423-77...</text:a>
']</text:p>
      <text:p text:style-name="P4">
Tags: ['Прикордонники', 'Румунія', 'Кордон', 'Затримання']</text:p>
      <text:p text:style-name="P4">
Type: Article</text:p>
      <!--METADATA-->
      <text:p text:style-name="P4">
<draw:frame draw:style-name="fr1" draw:name="Image300" text:anchor-type="as-char" svg:width="6.9236in" svg:height="3.956343in" draw:z-index="0">
<draw:image xlink:href="../Images/yкринформ/2023-05-21T03-01-00-03-00/630_360_1626604972-168.jpg" xlink:type="simple" xlink:show="embed" xlink:actuate="onLoad" draw:mime-type="image/jpeg"/>
</draw:frame>
 УЗакарпатській області на контрольному посту біля кордону з Румунієюприкордонники затримали росіянина, який порушив правила перебування в Україні.</text:p>
      <text:p text:style-name="P4">
Як передає Укрінформ, про це повідомила <text:a xlink:type="simple" xlink:href="http://dpsu.gov.ua/ua/news/rosiyanina-yakiy-pislya-vidbuvannya-pokarannya-v-ukraini-porushiv-pravila-perebuvannya-viyavili-prikordonniki-na-zakarpatti/" text:style-name="Internet_20_link" text:visited-style-name="Visited_20_Internet_20_Link">
</text:a>
 .</text:p>
      <text:p text:style-name="P4">
Чоловік був затриманий у межах проведення спеціальної операції "Захід – 2023".</text:p>
      <text:p text:style-name="P4">
Мети свого перебування в українському прикордонні 33-річний порушник пояснитине зміг. Крім довідки про звільнення, виданої однією з установ Державноїкримінально-виконавчої служби України, жодних документів він не мав.</text:p>
      <text:p text:style-name="P4">
<draw:frame draw:style-name="fr1" draw:name="Image301" text:anchor-type="as-char" svg:width="6.9236in" svg:height="9.231467in" draw:z-index="0">
<draw:image xlink:href="../Images/yкринформ/2023-05-21T03-01-00-03-00/1684627423-773.jpeg" xlink:type="simple" xlink:show="embed" xlink:actuate="onLoad" draw:mime-type="image/jpeg"/>
</draw:frame>
</text:p>
      <text:p text:style-name="P4">
Установлено, що затриманий народився у Санкт-Петербурзі та має російськегромадянство. З 2019 року чоловік відбував покарання у виправній колоніїХаркова за ст. 162 (Порушення недоторканності житла) та ч. 3 ст. 185(Крадіжка) Кримінального кодексу.</text:p>
      <text:p text:style-name="P4">
Того ж року суд призначив росіянину додаткове покарання за ст. 391 КК (Зліснанепокора вимогам адміністрації установи виконання покарань). За сукупністювироків чоловік був засуджений на три роки і сім місяців позбавлення волі.</text:p>
      <text:p text:style-name="P4">
<text:span text:style-name="T4">
Читайте також:</text:span>
 <text:a xlink:type="simple" xlink:href="https://www.ukrinform.ua/rubric-regions/3684506-na-zakarpatti-zatrimali-colovikiv-u-gidrokostumah-aki-hotili-vtekti-do-rumunii.html" text:style-name="Internet_20_link" text:visited-style-name="Visited_20_Internet_20_Link">
 </text:a>
</text:p>
      <text:p text:style-name="P4">
Після відбуття покарання у січні 2023 року громадянин РФ залишився в Україні.</text:p>
      <text:p text:style-name="P4">
Прикордонники склали на росіянина протокол за ч. 1 ст. 203 Кодексу проадміністративні правопорушення. Порушник переданий співробітникам міграційноїслужби.</text:p>
      <text:p text:style-name="P4">
Як повідомляв Укрінформ, у межах спеціальної операції "Захід-2023" до охоронизахідного <text:a xlink:type="simple" xlink:href="https://www.ukrinform.ua/tag-kordon" text:style-name="Internet_20_link" text:visited-style-name="Visited_20_Internet_20_Link">
 </text:a>
 України додатково залучатьпонад пів тисячі правоохоронців.</text:p>
      <text:p text:style-name="P4">
<text:span text:style-name="T5">
Фото: ДПСУ</text:span>
</text:p>
      <text:p text:style-name="P4">
Source: <text:a xlink:type="simple" xlink:href="https://www.ukrinform.ua/rubric-regions/3712040-na-kordoni-z-rumunieu-zatrimali-rosianina-akij-nezakonno-perebuvae-v-ukraini.html" text:style-name="Internet_20_link" text:visited-style-name="Visited_20_Internet_20_Link">
https://www.ukrinform.ua/rubric-regions/3712040-na-kordoni-z-rumunieu-zatrimali-rosianina-akij-nezakonno-perebuvae-v-ukraini.html</text:a>
</text:p>
      <!--NEWS-->
      <text:h text:style-name="P10" text:outline-level="1">
<text:span text:style-name="T4">
Викрито ще 12 проросійських інтернет-агітаторів</text:span>
</text:h>
      <text:p text:style-name="P4">
Author: ['АРМІЯINFORM']</text:p>
      <text:p text:style-name="P4">
Time: 2023-05-21T96:00:00-04:00</text:p>
      <text:p text:style-name="P4">
Description: Служба безпеки України нейтралізувала підривну діяльність ще 12 проросійських агітато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2738f4f622db6ed17cdf078251a7f80.jpeg" text:style-name="Internet_20_link" text:visited-style-name="Visited_20_Internet_20_Link">
e2738f4f622db6ed17cdf078251a7f80.jpeg</text:a>
']</text:p>
      <text:p text:style-name="P4">
Tags: ['STOPRUSSIA', 'КОЛОБОРАНТИ', 'СБУ']</text:p>
      <text:p text:style-name="P4">
Category: News</text:p>
      <!--METADATA-->
      <text:p text:style-name="P4">
<draw:frame draw:style-name="fr1" draw:name="Image302" text:anchor-type="as-char" svg:width="6.9236in" svg:height="4.615733in" draw:z-index="0">
<draw:image xlink:href="../Images/AРМІЯINFORM/2023-05-21T96-00-00-04-00/e2738f4f622db6ed17cdf078251a7f80.jpeg" xlink:type="simple" xlink:show="embed" xlink:actuate="onLoad" draw:mime-type="image/jpeg"/>
</draw:frame>
</text:p>
      <text:p text:style-name="P4">
Служба безпеки України нейтралізувала підривну діяльність ще 12 проросійськихагітаторів, які поширювали антиукраїнський контент в інтернеті.</text:p>
      <text:p text:style-name="P4">
Так, <text:span text:style-name="T4">
на Полтавщині:</text:span>
</text:p>
      <text:p text:style-name="P4">
За матеріалами СБУ 8 років тюрми загрожує двом ворожим пропагандистам.</text:p>
      <text:p text:style-name="P4">
Один з них — працівник місцевого підприємства критичної інфраструктури, якийпрославляв повномасштабне вторгнення в Україну.</text:p>
      <text:p text:style-name="P4">
Інший фігурант «просував» в інтернеті ідею встановлення в українських містахпам’ятників Кадирову.</text:p>
      <text:p text:style-name="P4">
У <text:span text:style-name="T4">
Дніпропетровській області:</text:span>
</text:p>
      <text:p text:style-name="P4">
викрито колишнього місцевого комерсанта, що героїзував бойовиків ПВК «Вагнер»та виправдовував їхню участь у штурмі українських міст на сході України.</text:p>
      <text:p text:style-name="P4">
Деструктивні «гасла» він поширював через інтернет, а також під час спілкуваннязі знайомими.</text:p>
      <text:p text:style-name="P4">
<text:span text:style-name="T4">
На Донеччині:</text:span>
</text:p>
      <text:p text:style-name="P4">
нейтралізовано цілий «осередок» проросійських інтернет-агітаторів. До ньоговходило 4 мешканців регіону, які вихваляли бойовиків терористичних організацій«л/днр», задіяних на східному фронті.</text:p>
      <text:p text:style-name="P4">
<text:span text:style-name="T4">
У Кіровоградській області:</text:span>
</text:p>
      <text:p text:style-name="P4">
затримано мешканця Онуфрієвського району. У своїх дописах в соцмережі«Одноклассники» він називав «незаконною» деокупацію Херсона.</text:p>
      <text:p text:style-name="P4">
<text:span text:style-name="T4">
У Чернігівській області:</text:span>
</text:p>
      <text:p text:style-name="P4">
повідомлено про підозру ще двом ворожим агітаторам. На власних акаунтах усоцмережах вони розміщували пропагандистські дописи, які підхоплювалиросійські інтернет-групи.</text:p>
      <text:p text:style-name="P4">
Встановлено, що син однієї з фігуранток є російським військовим, з яким вонаперебувала на постійному зв’язку.</text:p>
      <text:p text:style-name="P4">
<text:span text:style-name="T4">
На Рівненщині:</text:span>
</text:p>
      <text:p text:style-name="P4">
задокументовано підривну діяльність двох громадянок рф, що мають посвідки напостійне проживання в Україні.</text:p>
      <text:p text:style-name="P4">
У заборонених соцмережах вони дискредитували українських захисників тасхвалювали злочини російських окупантів з Бурятії проти цивільного населення.</text:p>
      <text:p text:style-name="P4">
За всіма викритими фактами тривають слідчі дії для встановлення всіх обставинзлочинів і притягнення винних до відповідальності,<text:a xlink:type="simple" xlink:href="https://ssu.gov.ua/novyny/sbu-vykryla-shche-12-internetahitatoriv-rf-sered-nykh-ideolohy-vstanovlennia-v-ukraini-pamiatnykiv-kadyrovu" text:style-name="Internet_20_link" text:visited-style-name="Visited_20_Internet_20_Link">
повідомляє</text:a>
 офіційний сайт СБУ.</text:p>
      <text:p text:style-name="P4">
Комплексні заходи проводили співробітники СБУ в Дніпропетровській,Кіровоградській, Чернігівській, Полтавській, Рівненській, Донецькій таЛуганській областях спільно з Національною поліцією за процесуальногокерівництва органів прокуратури.</text:p>
      <text:p text:style-name="P4">
Source: <text:a xlink:type="simple" xlink:href="https://armyinform.com.ua/2023/05/21/sbu-vykryla-shhe-12-prorosijskyh-internet-agitatoriv/" text:style-name="Internet_20_link" text:visited-style-name="Visited_20_Internet_20_Link">
https://armyinform.com.ua/2023/05/21/sbu-vykryla-shhe-12-prorosijskyh-internet-agitatoriv/</text:a>
</text:p>
      <!--NEWS-->
      <text:h text:style-name="P10" text:outline-level="1">
<text:span text:style-name="T4">
Командування Об’єднаних Сил показало щоденну роботу наших артилеристів</text:span>
</text:h>
      <text:p text:style-name="P4">
Author: ['АРМІЯINFORM']</text:p>
      <text:p text:style-name="P4">
Time: 2023-05-21T97:00:00-04:00</text:p>
      <text:p text:style-name="P4">
Description: Про це йдеться у повідомленні на Facebook-сторінці командування Об’єднаних Сил З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8293397_246370754713112_7598494497122639517_n.jpg" text:style-name="Internet_20_link" text:visited-style-name="Visited_20_Internet_20_Link">
348293397_246370754713112_7598494497122639517_n.jpg</text:a>
', '<text:a xlink:type="simple" xlink:href="https://armyinform.com.ua/wp-content/uploads/2023/05/348337698_787675192974340_6001411078677498988_n-150x150.jpg" text:style-name="Internet_20_link" text:visited-style-name="Visited_20_Internet_20_Link">
348337698_787675192974340_6001411078677498988_n-150x150.jpg</text:a>
', '<text:a xlink:type="simple" xlink:href="https://armyinform.com.ua/wp-content/uploads/2023/05/348435717_1447622512658315_1938809302573123550_n-150x150.jpg" text:style-name="Internet_20_link" text:visited-style-name="Visited_20_Internet_20_Link">
348435717_1447622512658315_1938809302573123550_n-150x150.jpg</text:a>
', '<text:a xlink:type="simple" xlink:href="https://armyinform.com.ua/wp-content/uploads/2023/05/348577668_631373631848091_4007575290597131582_n-150x150.jpg" text:style-name="Internet_20_link" text:visited-style-name="Visited_20_Internet_20_Link">
348577668_631373631848091_4007575290597131582_n-150x150.jpg</text:a>
']</text:p>
      <text:p text:style-name="P4">
Tags: ['STOPRUSSIA', 'АГРЕСІЯ РФ']</text:p>
      <text:p text:style-name="P4">
Category: News</text:p>
      <!--METADATA-->
      <text:p text:style-name="P4">
<draw:frame draw:style-name="fr1" draw:name="Image303" text:anchor-type="as-char" svg:width="6.9236in" svg:height="6.9236in" draw:z-index="0">
<draw:image xlink:href="../Images/AРМІЯINFORM/2023-05-21T97-00-00-04-00/348293397_246370754713112_7598494497122639517_n.jpg" xlink:type="simple" xlink:show="embed" xlink:actuate="onLoad" draw:mime-type="image/jpeg"/>
</draw:frame>
</text:p>
      <text:p text:style-name="P4">
Про це<text:a xlink:type="simple" xlink:href="https://www.facebook.com/JointForcesCommandAFU/posts/pfbid0oJxZWPM9r5QXSAHnqWEyaXBLJQj48PA1qThYekKe7D6cFK9DBzyM5SX1PWfi9AmCl" text:style-name="Internet_20_link" text:visited-style-name="Visited_20_Internet_20_Link">
йдеться</text:a>
у повідомленні на Facebook-сторінці командування Об’єднаних Сил ЗС України:</text:p>
      <text:p text:style-name="P4">
«Щоденна робота артилеристів окремої артилерійської бригади.</text:p>
      <text:p text:style-name="P4">
Разом переможемо!».</text:p>
      <text:p text:style-name="P4">
<text:a xlink:type="simple" xlink:href="https://armyinform.com.ua/wp-content/uploads/2023/05/348337698_787675192974340_6001411078677498988_n.jpg" text:style-name="Internet_20_link" text:visited-style-name="Visited_20_Internet_20_Link">
<draw:frame draw:style-name="fr1" draw:name="Image304" text:anchor-type="as-char" svg:width="6.9236in" svg:height="6.9236in" draw:z-index="0">
<draw:image xlink:href="../Images/AРМІЯINFORM/2023-05-21T97-00-00-04-00/348337698_787675192974340_6001411078677498988_n-150x150.jpg" xlink:type="simple" xlink:show="embed" xlink:actuate="onLoad" draw:mime-type="image/jpeg"/>
</draw:frame>
</text:a>
</text:p>
      <text:p text:style-name="P4">
<text:a xlink:type="simple" xlink:href="https://armyinform.com.ua/wp-content/uploads/2023/05/348435717_1447622512658315_1938809302573123550_n.jpg" text:style-name="Internet_20_link" text:visited-style-name="Visited_20_Internet_20_Link">
<draw:frame draw:style-name="fr1" draw:name="Image305" text:anchor-type="as-char" svg:width="6.9236in" svg:height="6.9236in" draw:z-index="0">
<draw:image xlink:href="../Images/AРМІЯINFORM/2023-05-21T97-00-00-04-00/348435717_1447622512658315_1938809302573123550_n-150x150.jpg" xlink:type="simple" xlink:show="embed" xlink:actuate="onLoad" draw:mime-type="image/jpeg"/>
</draw:frame>
</text:a>
</text:p>
      <text:p text:style-name="P4">
<text:a xlink:type="simple" xlink:href="https://armyinform.com.ua/wp-content/uploads/2023/05/348577668_631373631848091_4007575290597131582_n.jpg" text:style-name="Internet_20_link" text:visited-style-name="Visited_20_Internet_20_Link">
<draw:frame draw:style-name="fr1" draw:name="Image306" text:anchor-type="as-char" svg:width="6.9236in" svg:height="6.9236in" draw:z-index="0">
<draw:image xlink:href="../Images/AРМІЯINFORM/2023-05-21T97-00-00-04-00/348577668_631373631848091_4007575290597131582_n-150x150.jpg" xlink:type="simple" xlink:show="embed" xlink:actuate="onLoad" draw:mime-type="image/jpeg"/>
</draw:frame>
</text:a>
</text:p>
      <text:p text:style-name="P4">
Source: <text:a xlink:type="simple" xlink:href="https://armyinform.com.ua/2023/05/21/komanduvannya-obyednanyh-syl-pokazalo-shhodennu-robotu-nashyh-artylerystiv/" text:style-name="Internet_20_link" text:visited-style-name="Visited_20_Internet_20_Link">
https://armyinform.com.ua/2023/05/21/komanduvannya-obyednanyh-syl-pokazalo-shhodennu-robotu-nashyh-artylerystiv/</text:a>
</text:p>
      <!--NEWS-->
      <text:h text:style-name="P10" text:outline-level="1">
<text:span text:style-name="T4">
Що робити, якщо близька людина зникла безвісти</text:span>
</text:h>
      <text:p text:style-name="P4">
Author: ['АРМІЯINFORM']</text:p>
      <text:p text:style-name="P4">
Time: 2023-05-21T98:00:00-04:00</text:p>
      <text:p text:style-name="P4">
Description: Про це йдеться на Facebook-сторінці Міністерства з питань реінтеграції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23992_1247546455888223_7452590308207034089_n.jpg" text:style-name="Internet_20_link" text:visited-style-name="Visited_20_Internet_20_Link">
347223992_1247546455888223_7452590308207034089_n.jpg</text:a>
']</text:p>
      <text:p text:style-name="P4">
Tags: ['STOPRUSSIA', 'АГРЕСІЯ РФ']</text:p>
      <text:p text:style-name="P4">
Category: News</text:p>
      <!--METADATA-->
      <text:p text:style-name="P4">
<draw:frame draw:style-name="fr1" draw:name="Image307" text:anchor-type="as-char" svg:width="6.9236in" svg:height="4.824884in" draw:z-index="0">
<draw:image xlink:href="../Images/AРМІЯINFORM/2023-05-21T98-00-00-04-00/347223992_1247546455888223_7452590308207034089_n.jpg" xlink:type="simple" xlink:show="embed" xlink:actuate="onLoad" draw:mime-type="image/jpeg"/>
</draw:frame>
</text:p>
      <text:p text:style-name="P4">
Про це<text:a xlink:type="simple" xlink:href="https://www.facebook.com/MReintegration/posts/pfbid02kKXni6HnKjjPpvxezVR6vVfUnjv8rbJew6rMnnoDd2uEKnhSoDSjyooRrXCBf9P8l" text:style-name="Internet_20_link" text:visited-style-name="Visited_20_Internet_20_Link">
йдеться</text:a>
на Facebook-сторінці Міністерства з питань реінтеграції тимчасово окупованихтериторій України:</text:p>
      <text:p text:style-name="P4">
«Офіс Уповноваженого зі зниклих безвісти нагадує, як варто діяти у разі втратизв’язку з рідними під час бойових дій.</text:p>
      <text:p text:style-name="P4">
▪️У такому випадку необхідно повідомити про зникнення людини державниморганам, які займаються їх розшуком. Зокрема, звернутися:</text:p>
      <text:p text:style-name="P4">
• до відділення Національної поліції з відповідною заявою і здати ДНК-матеріали;</text:p>
      <text:p text:style-name="P4">
• до Національного інформаційного бюро на цілодобову гарячу лінію за номером16-48 (для дзвінків з-за кордону +38 (044) 287-81-65) або через чат-боти уTelegram чи Viber;</text:p>
      <text:p text:style-name="P4">
• на гарячу лінію Уповноваженого зі зниклих безвісти: 0 800 339 247. У вихідніможете надсилати повідомлення у Viber і Telegram на номер: (095) 896-04-21.</text:p>
      <text:p text:style-name="P4">
▪️Якщо ваша близька людина — військовослужбовець, також варто звернутися до:</text:p>
      <text:p text:style-name="P4">
• командування військової частини, де особа проходила службу, із запитом щодонадання результатів службового розслідування;</text:p>
      <text:p text:style-name="P4">
• територіального центру комплектування та соціальної підтримки, з якого особубуло призвано на військову службу, щодо надання інформації.</text:p>
      <text:p text:style-name="P4">
Крім того, можна звернутися до Міжнародного Комітету Червоного Хреста заномером: 0 800 300 155».</text:p>
      <text:p text:style-name="P4">
Source: <text:a xlink:type="simple" xlink:href="https://armyinform.com.ua/2023/05/21/shho-robyty-yakshho-blyzka-lyudyna-znykla-bezvisty/" text:style-name="Internet_20_link" text:visited-style-name="Visited_20_Internet_20_Link">
https://armyinform.com.ua/2023/05/21/shho-robyty-yakshho-blyzka-lyudyna-znykla-bezvisty/</text:a>
</text:p>
      <!--NEWS-->
      <text:h text:style-name="P10" text:outline-level="1">
<text:span text:style-name="T4">
Як морпіхи нищать окупантів</text:span>
</text:h>
      <text:p text:style-name="P4">
Author: ['АРМІЯINFORM']</text:p>
      <text:p text:style-name="P4">
Time: 2023-05-21T99:00:00-04:00</text:p>
      <text:p text:style-name="P4">
Description: Про це йдеться на Facebook-сторінці морської піхоти ВМС ЗСУ:    «Вони справжні с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 <text:a xlink:type="simple" xlink:href="https://www.facebook.com/watch/" text:style-name="Internet_20_link" text:visited-style-name="Visited_20_Internet_20_Link">
йдеться</text:a>
 наFacebook-сторінці морської піхоти ВМС ЗСУ:</text:p>
      <text:p text:style-name="P4">
«Вони справжні сини України, морські піхотинці козацького роду! Після перемогинад російськими окупантами їм не соромно буде дивитись своїм дітям в очі,розповідаючи, як пліч опліч зі своїми побратимами відстояли майбутнє нашоїкраїни. А поки, вони докладають чимало зусиль за ради перемоги, ризикуючисвоїм життям щодня!».</text:p>
      <text:p text:style-name="P4">
Source: <text:a xlink:type="simple" xlink:href="https://armyinform.com.ua/2023/05/21/morpihy-pokazaly-yak-nyshhat-okupantiv/" text:style-name="Internet_20_link" text:visited-style-name="Visited_20_Internet_20_Link">
https://armyinform.com.ua/2023/05/21/morpihy-pokazaly-yak-nyshhat-okupantiv/</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